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215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4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46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>
            <text:p>Electorate</text:p>
          </table:table-cell>
          <table:table-cell/>
          <table:table-cell office:value-type="string">
            <text:p>Elec pts</text:p>
          </table:table-cell>
          <table:table-cell office:value-type="float" office:value="2012">
            <text:p>2012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table:style-name="ce3" office:value-type="string">
            <text:p>Outst pts</text:p>
          </table:table-cell>
          <table:table-cell table:style-name="Default" office:value-type="float" office:value="2012">
            <text:p>2012</text:p>
          </table:table-cell>
          <table:table-cell table:style-name="Default" office:value-type="float" office:value="2014">
            <text:p>2014</text:p>
          </table:table-cell>
          <table:table-cell table:style-name="Default" office:value-type="float" office:value="2015">
            <text:p>2015</text:p>
          </table:table-cell>
          <table:table-cell office:value-type="string">
            <text:p>CTF pts</text:p>
          </table:table-cell>
          <table:table-cell table:style-name="Default" office:value-type="string">
            <text:p><text:s/></text:p>
          </table:table-cell>
          <table:table-cell/>
          <table:table-cell office:value-type="string">
            <text:p>pdf kB</text:p>
          </table:table-cell>
          <table:table-cell office:value-type="string">
            <text:p>Filesize pts</text:p>
          </table:table-cell>
          <table:table-cell office:value-type="string">
            <text:p>Points</text:p>
          </table:table-cell>
          <table:table-cell office:value-type="string">
            <text:p>Rank</text:p>
          </table:table-cell>
          <table:table-cell/>
          <table:table-cell table:formula="of:=ROUND(AVERAGE([.M2:.M408])+1.96*STDEV([.M2:.M408]))" office:value-type="float" office:value="5826">
            <text:p>5826</text:p>
          </table:table-cell>
          <table:table-cell/>
        </table:table-row>
        <table:table-row table:style-name="ro1">
          <table:table-cell office:value-type="string">
            <text:p>Neath Port Talbot</text:p>
          </table:table-cell>
          <table:table-cell office:value-type="float" office:value="105500">
            <text:p>105500</text:p>
          </table:table-cell>
          <table:table-cell table:formula="of:=IF(SUM([.E2:.G2])&gt;0;[.B2];0)" office:value-type="float" office:value="105500">
            <text:p>105500</text:p>
          </table:table-cell>
          <table:table-cell table:style-name="ce3" table:formula="of:=[.C2]/[.C$410]" office:value-type="float" office:value="4.71612836137204">
            <text:p>4.7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2.9854306943724">
            <text:p>32.99</text:p>
          </table:table-cell>
          <table:table-cell table:style-name="ce1" table:formula="of:=IF([.E2]&gt;0;1;0)" office:value-type="float" office:value="1">
            <text:p>1</text:p>
          </table:table-cell>
          <table:table-cell table:style-name="ce1" table:formula="of:=IF([.F2]&gt;0;1;0)" office:value-type="float" office:value="0">
            <text:p>0</text:p>
          </table:table-cell>
          <table:table-cell table:style-name="ce1" table:formula="of:=IF([.G2]&gt;0;1;0)" office:value-type="float" office:value="0">
            <text:p>0</text:p>
          </table:table-cell>
          <table:table-cell table:style-name="ce3" table:formula="of:=[.I2]*[.I$411]+[.J2]*[.J$411]+[.K2]*[.K$411]" office:value-type="float" office:value="61.8419835448786">
            <text:p>61.84</text:p>
          </table:table-cell>
          <table:table-cell table:style-name="Default" office:value-type="float" office:value="149">
            <text:p>149</text:p>
          </table:table-cell>
          <table:table-cell/>
          <table:table-cell table:formula="of:=[.M2]+[.N2]" office:value-type="float" office:value="149">
            <text:p>149</text:p>
          </table:table-cell>
          <table:table-cell table:style-name="ce3" table:formula="of:=[.O2]/[.O$410]" office:value-type="float" office:value="0.22314593875184">
            <text:p>0.22</text:p>
          </table:table-cell>
          <table:table-cell table:formula="of:=[.D2]+[.H2]+[.L2]+[.P2]" office:value-type="float" office:value="99.7666885393749">
            <text:p>99.77</text:p>
          </table:table-cell>
          <table:table-cell table:formula="of:=RANK([.Q2];[.Q$2:.Q$408]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owys</text:p>
          </table:table-cell>
          <table:table-cell office:value-type="float" office:value="101804">
            <text:p>101804</text:p>
          </table:table-cell>
          <table:table-cell table:formula="of:=IF(SUM([.E3:.G3])&gt;0;[.B3];0)" office:value-type="float" office:value="101804">
            <text:p>101804</text:p>
          </table:table-cell>
          <table:table-cell table:style-name="ce3" table:formula="of:=[.C3]/[.C$410]" office:value-type="float" office:value="4.55090740948928">
            <text:p>4.5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2.9854306943724">
            <text:p>32.99</text:p>
          </table:table-cell>
          <table:table-cell table:style-name="ce1" table:formula="of:=IF([.E3]&gt;0;1;0)" office:value-type="float" office:value="1">
            <text:p>1</text:p>
          </table:table-cell>
          <table:table-cell table:style-name="ce1" table:formula="of:=IF([.F3]&gt;0;1;0)" office:value-type="float" office:value="0">
            <text:p>0</text:p>
          </table:table-cell>
          <table:table-cell table:style-name="ce1" table:formula="of:=IF([.G3]&gt;0;1;0)" office:value-type="float" office:value="0">
            <text:p>0</text:p>
          </table:table-cell>
          <table:table-cell table:style-name="ce3" table:formula="of:=[.I3]*[.I$411]+[.J3]*[.J$411]+[.K3]*[.K$411]" office:value-type="float" office:value="61.8419835448786">
            <text:p>61.84</text:p>
          </table:table-cell>
          <table:table-cell table:style-name="Default" office:value-type="float" office:value="100">
            <text:p>100</text:p>
          </table:table-cell>
          <table:table-cell/>
          <table:table-cell table:formula="of:=[.M3]+[.N3]" office:value-type="float" office:value="100">
            <text:p>100</text:p>
          </table:table-cell>
          <table:table-cell table:style-name="ce3" table:formula="of:=[.O3]/[.O$410]" office:value-type="float" office:value="0.149762375001235">
            <text:p>0.15</text:p>
          </table:table-cell>
          <table:table-cell table:formula="of:=[.D3]+[.H3]+[.L3]+[.P3]" office:value-type="float" office:value="99.5280840237415">
            <text:p>99.53</text:p>
          </table:table-cell>
          <table:table-cell table:formula="of:=RANK([.Q3];[.Q$2:.Q$408];0)" office:value-type="float" office:value="2">
            <text:p>2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>
            <text:p>Wrexham</text:p>
          </table:table-cell>
          <table:table-cell office:value-type="float" office:value="101962">
            <text:p>101962</text:p>
          </table:table-cell>
          <table:table-cell table:formula="of:=IF(SUM([.E4:.G4])&gt;0;[.B4];0)" office:value-type="float" office:value="101962">
            <text:p>101962</text:p>
          </table:table-cell>
          <table:table-cell table:style-name="ce3" table:formula="of:=[.C4]/[.C$410]" office:value-type="float" office:value="4.55797042637172">
            <text:p>4.5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2.9854306943724">
            <text:p>32.99</text:p>
          </table:table-cell>
          <table:table-cell table:style-name="ce1" table:formula="of:=IF([.E4]&gt;0;1;0)" office:value-type="float" office:value="1">
            <text:p>1</text:p>
          </table:table-cell>
          <table:table-cell table:style-name="ce1" table:formula="of:=IF([.F4]&gt;0;1;0)" office:value-type="float" office:value="0">
            <text:p>0</text:p>
          </table:table-cell>
          <table:table-cell table:style-name="ce1" table:formula="of:=IF([.G4]&gt;0;1;0)" office:value-type="float" office:value="0">
            <text:p>0</text:p>
          </table:table-cell>
          <table:table-cell table:style-name="ce3" table:formula="of:=[.I4]*[.I$411]+[.J4]*[.J$411]+[.K4]*[.K$411]" office:value-type="float" office:value="61.8419835448786">
            <text:p>61.84</text:p>
          </table:table-cell>
          <table:table-cell table:style-name="Default" office:value-type="float" office:value="62">
            <text:p>62</text:p>
          </table:table-cell>
          <table:table-cell/>
          <table:table-cell table:formula="of:=[.M4]+[.N4]" office:value-type="float" office:value="62">
            <text:p>62</text:p>
          </table:table-cell>
          <table:table-cell table:style-name="ce3" table:formula="of:=[.O4]/[.O$410]" office:value-type="float" office:value="0.0928526725007657">
            <text:p>0.09</text:p>
          </table:table-cell>
          <table:table-cell table:formula="of:=[.D4]+[.H4]+[.L4]+[.P4]" office:value-type="float" office:value="99.4782373381235">
            <text:p>99.48</text:p>
          </table:table-cell>
          <table:table-cell table:formula="of:=RANK([.Q4];[.Q$2:.Q$408];0)" office:value-type="float" office:value="3">
            <text:p>3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Vale of Glamorgan</text:p>
          </table:table-cell>
          <table:table-cell office:value-type="float" office:value="93231">
            <text:p>93231</text:p>
          </table:table-cell>
          <table:table-cell table:formula="of:=IF(SUM([.E5:.G5])&gt;0;[.B5];0)" office:value-type="float" office:value="93231">
            <text:p>93231</text:p>
          </table:table-cell>
          <table:table-cell table:style-name="ce3" table:formula="of:=[.C5]/[.C$410]" office:value-type="float" office:value="4.16767168965949">
            <text:p>4.1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2.9854306943724">
            <text:p>32.99</text:p>
          </table:table-cell>
          <table:table-cell table:style-name="ce1" table:formula="of:=IF([.E5]&gt;0;1;0)" office:value-type="float" office:value="1">
            <text:p>1</text:p>
          </table:table-cell>
          <table:table-cell table:style-name="ce1" table:formula="of:=IF([.F5]&gt;0;1;0)" office:value-type="float" office:value="0">
            <text:p>0</text:p>
          </table:table-cell>
          <table:table-cell table:style-name="ce1" table:formula="of:=IF([.G5]&gt;0;1;0)" office:value-type="float" office:value="0">
            <text:p>0</text:p>
          </table:table-cell>
          <table:table-cell table:style-name="ce3" table:formula="of:=[.I5]*[.I$411]+[.J5]*[.J$411]+[.K5]*[.K$411]" office:value-type="float" office:value="61.8419835448786">
            <text:p>61.84</text:p>
          </table:table-cell>
          <table:table-cell table:style-name="Default" office:value-type="float" office:value="109">
            <text:p>109</text:p>
          </table:table-cell>
          <table:table-cell/>
          <table:table-cell table:formula="of:=[.M5]+[.N5]" office:value-type="float" office:value="109">
            <text:p>109</text:p>
          </table:table-cell>
          <table:table-cell table:style-name="ce3" table:formula="of:=[.O5]/[.O$410]" office:value-type="float" office:value="0.163240988751346">
            <text:p>0.16</text:p>
          </table:table-cell>
          <table:table-cell table:formula="of:=[.D5]+[.H5]+[.L5]+[.P5]" office:value-type="float" office:value="99.1583269176619">
            <text:p>99.16</text:p>
          </table:table-cell>
          <table:table-cell table:formula="of:=RANK([.Q5];[.Q$2:.Q$408];0)" office:value-type="float" office:value="4">
            <text:p>4</text:p>
          </table:table-cell>
          <table:table-cell office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>
            <text:p>Angus</text:p>
          </table:table-cell>
          <table:table-cell office:value-type="float" office:value="91055">
            <text:p>91055</text:p>
          </table:table-cell>
          <table:table-cell table:formula="of:=IF(SUM([.E6:.G6])&gt;0;[.B6];0)" office:value-type="float" office:value="91055">
            <text:p>91055</text:p>
          </table:table-cell>
          <table:table-cell table:style-name="ce3" table:formula="of:=[.C6]/[.C$410]" office:value-type="float" office:value="4.07039874829129">
            <text:p>4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2.9854306943724">
            <text:p>32.99</text:p>
          </table:table-cell>
          <table:table-cell table:style-name="ce1" table:formula="of:=IF([.E6]&gt;0;1;0)" office:value-type="float" office:value="1">
            <text:p>1</text:p>
          </table:table-cell>
          <table:table-cell table:style-name="ce1" table:formula="of:=IF([.F6]&gt;0;1;0)" office:value-type="float" office:value="0">
            <text:p>0</text:p>
          </table:table-cell>
          <table:table-cell table:style-name="ce1" table:formula="of:=IF([.G6]&gt;0;1;0)" office:value-type="float" office:value="0">
            <text:p>0</text:p>
          </table:table-cell>
          <table:table-cell table:style-name="ce3" table:formula="of:=[.I6]*[.I$411]+[.J6]*[.J$411]+[.K6]*[.K$411]" office:value-type="float" office:value="61.8419835448786">
            <text:p>61.84</text:p>
          </table:table-cell>
          <table:table-cell table:style-name="Default" office:value-type="float" office:value="54">
            <text:p>54</text:p>
          </table:table-cell>
          <table:table-cell/>
          <table:table-cell table:formula="of:=[.M6]+[.N6]" office:value-type="float" office:value="54">
            <text:p>54</text:p>
          </table:table-cell>
          <table:table-cell table:style-name="ce3" table:formula="of:=[.O6]/[.O$410]" office:value-type="float" office:value="0.0808716825006669">
            <text:p>0.08</text:p>
          </table:table-cell>
          <table:table-cell table:formula="of:=[.D6]+[.H6]+[.L6]+[.P6]" office:value-type="float" office:value="98.978684670043">
            <text:p>98.98</text:p>
          </table:table-cell>
          <table:table-cell table:formula="of:=RANK([.Q6];[.Q$2:.Q$408];0)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South Ayrshire</text:p>
          </table:table-cell>
          <table:table-cell office:value-type="float" office:value="90947">
            <text:p>90947</text:p>
          </table:table-cell>
          <table:table-cell table:formula="of:=IF(SUM([.E7:.G7])&gt;0;[.B7];0)" office:value-type="float" office:value="90947">
            <text:p>90947</text:p>
          </table:table-cell>
          <table:table-cell table:style-name="ce3" table:formula="of:=[.C7]/[.C$410]" office:value-type="float" office:value="4.06557086333368">
            <text:p>4.0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2.9854306943724">
            <text:p>32.99</text:p>
          </table:table-cell>
          <table:table-cell table:style-name="ce1" table:formula="of:=IF([.E7]&gt;0;1;0)" office:value-type="float" office:value="1">
            <text:p>1</text:p>
          </table:table-cell>
          <table:table-cell table:style-name="ce1" table:formula="of:=IF([.F7]&gt;0;1;0)" office:value-type="float" office:value="0">
            <text:p>0</text:p>
          </table:table-cell>
          <table:table-cell table:style-name="ce1" table:formula="of:=IF([.G7]&gt;0;1;0)" office:value-type="float" office:value="0">
            <text:p>0</text:p>
          </table:table-cell>
          <table:table-cell table:style-name="ce3" table:formula="of:=[.I7]*[.I$411]+[.J7]*[.J$411]+[.K7]*[.K$411]" office:value-type="float" office:value="61.8419835448786">
            <text:p>61.84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7]+[.N7]" office:value-type="float" office:value="43">
            <text:p>43</text:p>
          </table:table-cell>
          <table:table-cell table:style-name="ce3" table:formula="of:=[.O7]/[.O$410]" office:value-type="float" office:value="0.0643978212505311">
            <text:p>0.06</text:p>
          </table:table-cell>
          <table:table-cell table:formula="of:=[.D7]+[.H7]+[.L7]+[.P7]" office:value-type="float" office:value="98.9573829238352">
            <text:p>98.96</text:p>
          </table:table-cell>
          <table:table-cell table:formula="of:=RANK([.Q7];[.Q$2:.Q$408];0)" office:value-type="float" office:value="6">
            <text:p>6</text:p>
          </table:table-cell>
          <table:table-cell office:value-type="string">
            <text:p>Day</text:p>
          </table:table-cell>
          <table:table-cell table:number-columns-repeated="2"/>
        </table:table-row>
        <table:table-row table:style-name="ro1">
          <table:table-cell office:value-type="string">
            <text:p>Scottish Borders</text:p>
          </table:table-cell>
          <table:table-cell office:value-type="float" office:value="90823">
            <text:p>90823</text:p>
          </table:table-cell>
          <table:table-cell table:formula="of:=IF(SUM([.E8:.G8])&gt;0;[.B8];0)" office:value-type="float" office:value="90823">
            <text:p>90823</text:p>
          </table:table-cell>
          <table:table-cell table:style-name="ce3" table:formula="of:=[.C8]/[.C$410]" office:value-type="float" office:value="4.06002773616012">
            <text:p>4.0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2.9854306943724">
            <text:p>32.99</text:p>
          </table:table-cell>
          <table:table-cell table:style-name="ce1" table:formula="of:=IF([.E8]&gt;0;1;0)" office:value-type="float" office:value="1">
            <text:p>1</text:p>
          </table:table-cell>
          <table:table-cell table:style-name="ce1" table:formula="of:=IF([.F8]&gt;0;1;0)" office:value-type="float" office:value="0">
            <text:p>0</text:p>
          </table:table-cell>
          <table:table-cell table:style-name="ce1" table:formula="of:=IF([.G8]&gt;0;1;0)" office:value-type="float" office:value="0">
            <text:p>0</text:p>
          </table:table-cell>
          <table:table-cell table:style-name="ce3" table:formula="of:=[.I8]*[.I$411]+[.J8]*[.J$411]+[.K8]*[.K$411]" office:value-type="float" office:value="61.8419835448786">
            <text:p>61.84</text:p>
          </table:table-cell>
          <table:table-cell table:style-name="Default" office:value-type="float" office:value="23">
            <text:p>23</text:p>
          </table:table-cell>
          <table:table-cell/>
          <table:table-cell table:formula="of:=[.M8]+[.N8]" office:value-type="float" office:value="23">
            <text:p>23</text:p>
          </table:table-cell>
          <table:table-cell table:style-name="ce3" table:formula="of:=[.O8]/[.O$410]" office:value-type="float" office:value="0.034445346250284">
            <text:p>0.03</text:p>
          </table:table-cell>
          <table:table-cell table:formula="of:=[.D8]+[.H8]+[.L8]+[.P8]" office:value-type="float" office:value="98.9218873216614">
            <text:p>98.92</text:p>
          </table:table-cell>
          <table:table-cell table:formula="of:=RANK([.Q8];[.Q$2:.Q$408];0)" office:value-type="float" office:value="7">
            <text:p>7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East Dunbartonshire</text:p>
          </table:table-cell>
          <table:table-cell office:value-type="float" office:value="84522">
            <text:p>84522</text:p>
          </table:table-cell>
          <table:table-cell table:formula="of:=IF(SUM([.E9:.G9])&gt;0;[.B9];0)" office:value-type="float" office:value="84522">
            <text:p>84522</text:p>
          </table:table-cell>
          <table:table-cell table:style-name="ce3" table:formula="of:=[.C9]/[.C$410]" office:value-type="float" office:value="3.77835641099419">
            <text:p>3.7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2.9854306943724">
            <text:p>32.99</text:p>
          </table:table-cell>
          <table:table-cell table:style-name="ce1" table:formula="of:=IF([.E9]&gt;0;1;0)" office:value-type="float" office:value="1">
            <text:p>1</text:p>
          </table:table-cell>
          <table:table-cell table:style-name="ce1" table:formula="of:=IF([.F9]&gt;0;1;0)" office:value-type="float" office:value="0">
            <text:p>0</text:p>
          </table:table-cell>
          <table:table-cell table:style-name="ce1" table:formula="of:=IF([.G9]&gt;0;1;0)" office:value-type="float" office:value="0">
            <text:p>0</text:p>
          </table:table-cell>
          <table:table-cell table:style-name="ce3" table:formula="of:=[.I9]*[.I$411]+[.J9]*[.J$411]+[.K9]*[.K$411]" office:value-type="float" office:value="61.8419835448786">
            <text:p>61.84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9]+[.N9]" office:value-type="float" office:value="17">
            <text:p>17</text:p>
          </table:table-cell>
          <table:table-cell table:style-name="ce3" table:formula="of:=[.O9]/[.O$410]" office:value-type="float" office:value="0.02545960375021">
            <text:p>0.03</text:p>
          </table:table-cell>
          <table:table-cell table:formula="of:=[.D9]+[.H9]+[.L9]+[.P9]" office:value-type="float" office:value="98.6312302539954">
            <text:p>98.63</text:p>
          </table:table-cell>
          <table:table-cell table:formula="of:=RANK([.Q9];[.Q$2:.Q$408];0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E Lothian</text:p>
          </table:table-cell>
          <table:table-cell office:value-type="float" office:value="80095">
            <text:p>80095</text:p>
          </table:table-cell>
          <table:table-cell table:formula="of:=IF(SUM([.E10:.G10])&gt;0;[.B10];0)" office:value-type="float" office:value="80095">
            <text:p>80095</text:p>
          </table:table-cell>
          <table:table-cell table:style-name="ce3" table:formula="of:=[.C10]/[.C$410]" office:value-type="float" office:value="3.58045783037055">
            <text:p>3.5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2.9854306943724">
            <text:p>32.99</text:p>
          </table:table-cell>
          <table:table-cell table:style-name="ce1" table:formula="of:=IF([.E10]&gt;0;1;0)" office:value-type="float" office:value="1">
            <text:p>1</text:p>
          </table:table-cell>
          <table:table-cell table:style-name="ce1" table:formula="of:=IF([.F10]&gt;0;1;0)" office:value-type="float" office:value="0">
            <text:p>0</text:p>
          </table:table-cell>
          <table:table-cell table:style-name="ce1" table:formula="of:=IF([.G10]&gt;0;1;0)" office:value-type="float" office:value="0">
            <text:p>0</text:p>
          </table:table-cell>
          <table:table-cell table:style-name="ce3" table:formula="of:=[.I10]*[.I$411]+[.J10]*[.J$411]+[.K10]*[.K$411]" office:value-type="float" office:value="61.8419835448786">
            <text:p>61.84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10]+[.N10]" office:value-type="float" office:value="17">
            <text:p>17</text:p>
          </table:table-cell>
          <table:table-cell table:style-name="ce3" table:formula="of:=[.O10]/[.O$410]" office:value-type="float" office:value="0.02545960375021">
            <text:p>0.03</text:p>
          </table:table-cell>
          <table:table-cell table:formula="of:=[.D10]+[.H10]+[.L10]+[.P10]" office:value-type="float" office:value="98.4333316733718">
            <text:p>98.43</text:p>
          </table:table-cell>
          <table:table-cell table:formula="of:=RANK([.Q10];[.Q$2:.Q$408];0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Midlothian</text:p>
          </table:table-cell>
          <table:table-cell office:value-type="float" office:value="68224">
            <text:p>68224</text:p>
          </table:table-cell>
          <table:table-cell table:formula="of:=IF(SUM([.E11:.G11])&gt;0;[.B11];0)" office:value-type="float" office:value="68224">
            <text:p>68224</text:p>
          </table:table-cell>
          <table:table-cell table:style-name="ce3" table:formula="of:=[.C11]/[.C$410]" office:value-type="float" office:value="3.04979280877958">
            <text:p>3.0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2.9854306943724">
            <text:p>32.99</text:p>
          </table:table-cell>
          <table:table-cell table:style-name="ce1" table:formula="of:=IF([.E11]&gt;0;1;0)" office:value-type="float" office:value="1">
            <text:p>1</text:p>
          </table:table-cell>
          <table:table-cell table:style-name="ce1" table:formula="of:=IF([.F11]&gt;0;1;0)" office:value-type="float" office:value="0">
            <text:p>0</text:p>
          </table:table-cell>
          <table:table-cell table:style-name="ce1" table:formula="of:=IF([.G11]&gt;0;1;0)" office:value-type="float" office:value="0">
            <text:p>0</text:p>
          </table:table-cell>
          <table:table-cell table:style-name="ce3" table:formula="of:=[.I11]*[.I$411]+[.J11]*[.J$411]+[.K11]*[.K$411]" office:value-type="float" office:value="61.8419835448786">
            <text:p>61.84</text:p>
          </table:table-cell>
          <table:table-cell table:style-name="Default" office:value-type="float" office:value="272">
            <text:p>272</text:p>
          </table:table-cell>
          <table:table-cell/>
          <table:table-cell table:formula="of:=[.M11]+[.N11]" office:value-type="float" office:value="272">
            <text:p>272</text:p>
          </table:table-cell>
          <table:table-cell table:style-name="ce3" table:formula="of:=[.O11]/[.O$410]" office:value-type="float" office:value="0.407353660003359">
            <text:p>0.41</text:p>
          </table:table-cell>
          <table:table-cell table:formula="of:=[.D11]+[.H11]+[.L11]+[.P11]" office:value-type="float" office:value="98.284560708034">
            <text:p>98.28</text:p>
          </table:table-cell>
          <table:table-cell table:formula="of:=RANK([.Q11];[.Q$2:.Q$408];0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East Renfrewshire</text:p>
          </table:table-cell>
          <table:table-cell office:value-type="float" office:value="69351">
            <text:p>69351</text:p>
          </table:table-cell>
          <table:table-cell table:formula="of:=IF(SUM([.E12:.G12])&gt;0;[.B12];0)" office:value-type="float" office:value="69351">
            <text:p>69351</text:p>
          </table:table-cell>
          <table:table-cell table:style-name="ce3" table:formula="of:=[.C12]/[.C$410]" office:value-type="float" office:value="3.10017268236505">
            <text:p>3.1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2.9854306943724">
            <text:p>32.99</text:p>
          </table:table-cell>
          <table:table-cell table:style-name="ce1" table:formula="of:=IF([.E12]&gt;0;1;0)" office:value-type="float" office:value="1">
            <text:p>1</text:p>
          </table:table-cell>
          <table:table-cell table:style-name="ce1" table:formula="of:=IF([.F12]&gt;0;1;0)" office:value-type="float" office:value="0">
            <text:p>0</text:p>
          </table:table-cell>
          <table:table-cell table:style-name="ce1" table:formula="of:=IF([.G12]&gt;0;1;0)" office:value-type="float" office:value="0">
            <text:p>0</text:p>
          </table:table-cell>
          <table:table-cell table:style-name="ce3" table:formula="of:=[.I12]*[.I$411]+[.J12]*[.J$411]+[.K12]*[.K$411]" office:value-type="float" office:value="61.8419835448786">
            <text:p>61.84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12]+[.N12]" office:value-type="float" office:value="43">
            <text:p>43</text:p>
          </table:table-cell>
          <table:table-cell table:style-name="ce3" table:formula="of:=[.O12]/[.O$410]" office:value-type="float" office:value="0.0643978212505311">
            <text:p>0.06</text:p>
          </table:table-cell>
          <table:table-cell table:formula="of:=[.D12]+[.H12]+[.L12]+[.P12]" office:value-type="float" office:value="97.9919847428666">
            <text:p>97.99</text:p>
          </table:table-cell>
          <table:table-cell table:formula="of:=RANK([.Q12];[.Q$2:.Q$408];0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West Dunbartonshire</text:p>
          </table:table-cell>
          <table:table-cell office:value-type="float" office:value="69351">
            <text:p>69351</text:p>
          </table:table-cell>
          <table:table-cell table:formula="of:=IF(SUM([.E13:.G13])&gt;0;[.B13];0)" office:value-type="float" office:value="69351">
            <text:p>69351</text:p>
          </table:table-cell>
          <table:table-cell table:style-name="ce3" table:formula="of:=[.C13]/[.C$410]" office:value-type="float" office:value="3.10017268236505">
            <text:p>3.1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2.9854306943724">
            <text:p>32.99</text:p>
          </table:table-cell>
          <table:table-cell table:style-name="ce1" table:formula="of:=IF([.E13]&gt;0;1;0)" office:value-type="float" office:value="1">
            <text:p>1</text:p>
          </table:table-cell>
          <table:table-cell table:style-name="ce1" table:formula="of:=IF([.F13]&gt;0;1;0)" office:value-type="float" office:value="0">
            <text:p>0</text:p>
          </table:table-cell>
          <table:table-cell table:style-name="ce1" table:formula="of:=IF([.G13]&gt;0;1;0)" office:value-type="float" office:value="0">
            <text:p>0</text:p>
          </table:table-cell>
          <table:table-cell table:style-name="ce3" table:formula="of:=[.I13]*[.I$411]+[.J13]*[.J$411]+[.K13]*[.K$411]" office:value-type="float" office:value="61.8419835448786">
            <text:p>61.84</text:p>
          </table:table-cell>
          <table:table-cell table:style-name="Default" office:value-type="float" office:value="40">
            <text:p>40</text:p>
          </table:table-cell>
          <table:table-cell/>
          <table:table-cell table:formula="of:=[.M13]+[.N13]" office:value-type="float" office:value="40">
            <text:p>40</text:p>
          </table:table-cell>
          <table:table-cell table:style-name="ce3" table:formula="of:=[.O13]/[.O$410]" office:value-type="float" office:value="0.059904950000494">
            <text:p>0.06</text:p>
          </table:table-cell>
          <table:table-cell table:formula="of:=[.D13]+[.H13]+[.L13]+[.P13]" office:value-type="float" office:value="97.9874918716166">
            <text:p>97.99</text:p>
          </table:table-cell>
          <table:table-cell table:formula="of:=RANK([.Q13];[.Q$2:.Q$408];0)" office:value-type="float" office:value="12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Argyll &amp; Bute</text:p>
          </table:table-cell>
          <table:table-cell office:value-type="float" office:value="69524">
            <text:p>69524</text:p>
          </table:table-cell>
          <table:table-cell table:formula="of:=IF(SUM([.E14:.G14])&gt;0;[.B14];0)" office:value-type="float" office:value="69524">
            <text:p>69524</text:p>
          </table:table-cell>
          <table:table-cell table:style-name="ce3" table:formula="of:=[.C14]/[.C$410]" office:value-type="float" office:value="3.10790623882493">
            <text:p>3.1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2.9854306943724">
            <text:p>32.99</text:p>
          </table:table-cell>
          <table:table-cell table:style-name="ce1" table:formula="of:=IF([.E14]&gt;0;1;0)" office:value-type="float" office:value="1">
            <text:p>1</text:p>
          </table:table-cell>
          <table:table-cell table:style-name="ce1" table:formula="of:=IF([.F14]&gt;0;1;0)" office:value-type="float" office:value="0">
            <text:p>0</text:p>
          </table:table-cell>
          <table:table-cell table:style-name="ce1" table:formula="of:=IF([.G14]&gt;0;1;0)" office:value-type="float" office:value="0">
            <text:p>0</text:p>
          </table:table-cell>
          <table:table-cell table:style-name="ce3" table:formula="of:=[.I14]*[.I$411]+[.J14]*[.J$411]+[.K14]*[.K$411]" office:value-type="float" office:value="61.8419835448786">
            <text:p>61.84</text:p>
          </table:table-cell>
          <table:table-cell table:style-name="Default" office:value-type="float" office:value="31">
            <text:p>31</text:p>
          </table:table-cell>
          <table:table-cell/>
          <table:table-cell table:formula="of:=[.M14]+[.N14]" office:value-type="float" office:value="31">
            <text:p>31</text:p>
          </table:table-cell>
          <table:table-cell table:style-name="ce3" table:formula="of:=[.O14]/[.O$410]" office:value-type="float" office:value="0.0464263362503829">
            <text:p>0.05</text:p>
          </table:table-cell>
          <table:table-cell table:formula="of:=[.D14]+[.H14]+[.L14]+[.P14]" office:value-type="float" office:value="97.9817468143263">
            <text:p>97.98</text:p>
          </table:table-cell>
          <table:table-cell table:formula="of:=RANK([.Q14];[.Q$2:.Q$408];0)" office:value-type="float" office:value="13">
            <text:p>13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Inverclyde</text:p>
          </table:table-cell>
          <table:table-cell office:value-type="float" office:value="58249">
            <text:p>58249</text:p>
          </table:table-cell>
          <table:table-cell table:formula="of:=IF(SUM([.E15:.G15])&gt;0;[.B15];0)" office:value-type="float" office:value="58249">
            <text:p>58249</text:p>
          </table:table-cell>
          <table:table-cell table:style-name="ce3" table:formula="of:=[.C15]/[.C$410]" office:value-type="float" office:value="2.60388398977782">
            <text:p>2.6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5]*[.S$15]+[.F15]*[.S$19]+[.G15]*[.S$21]" office:value-type="float" office:value="32.9854306943724">
            <text:p>32.99</text:p>
          </table:table-cell>
          <table:table-cell table:style-name="ce1" table:formula="of:=IF([.E15]&gt;0;1;0)" office:value-type="float" office:value="1">
            <text:p>1</text:p>
          </table:table-cell>
          <table:table-cell table:style-name="ce1" table:formula="of:=IF([.F15]&gt;0;1;0)" office:value-type="float" office:value="0">
            <text:p>0</text:p>
          </table:table-cell>
          <table:table-cell table:style-name="ce1" table:formula="of:=IF([.G15]&gt;0;1;0)" office:value-type="float" office:value="0">
            <text:p>0</text:p>
          </table:table-cell>
          <table:table-cell table:style-name="ce3" table:formula="of:=[.I15]*[.I$411]+[.J15]*[.J$411]+[.K15]*[.K$411]" office:value-type="float" office:value="61.8419835448786">
            <text:p>61.84</text:p>
          </table:table-cell>
          <table:table-cell table:style-name="Default" office:value-type="float" office:value="183">
            <text:p>183</text:p>
          </table:table-cell>
          <table:table-cell/>
          <table:table-cell table:formula="of:=[.M15]+[.N15]" office:value-type="float" office:value="183">
            <text:p>183</text:p>
          </table:table-cell>
          <table:table-cell table:style-name="ce3" table:formula="of:=[.O15]/[.O$410]" office:value-type="float" office:value="0.27406514625226">
            <text:p>0.27</text:p>
          </table:table-cell>
          <table:table-cell table:formula="of:=[.D15]+[.H15]+[.L15]+[.P15]" office:value-type="float" office:value="97.7053633752811">
            <text:p>97.71</text:p>
          </table:table-cell>
          <table:table-cell table:formula="of:=RANK([.Q15];[.Q$2:.Q$408];0)" office:value-type="float" office:value="14">
            <text:p>14</text:p>
          </table:table-cell>
          <table:table-cell table:style-name="ce3" table:formula="of:=EXP(([.S6]-5)/12+([.S8]-1)/365.2425+3)" office:value-type="float" office:value="32.9854306943724">
            <text:p>32.99</text:p>
          </table:table-cell>
          <table:table-cell table:number-columns-repeated="2"/>
        </table:table-row>
        <table:table-row table:style-name="ro1">
          <table:table-cell office:value-type="string">
            <text:p>Merthyr Tydfil</text:p>
          </table:table-cell>
          <table:table-cell office:value-type="float" office:value="43872">
            <text:p>43872</text:p>
          </table:table-cell>
          <table:table-cell table:formula="of:=IF(SUM([.E16:.G16])&gt;0;[.B16];0)" office:value-type="float" office:value="43872">
            <text:p>43872</text:p>
          </table:table-cell>
          <table:table-cell table:style-name="ce3" table:formula="of:=[.C16]/[.C$410]" office:value-type="float" office:value="1.96119415611483">
            <text:p>1.9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6]*[.S$15]+[.F16]*[.S$19]+[.G16]*[.S$21]" office:value-type="float" office:value="32.9854306943724">
            <text:p>32.99</text:p>
          </table:table-cell>
          <table:table-cell table:style-name="ce1" table:formula="of:=IF([.E16]&gt;0;1;0)" office:value-type="float" office:value="1">
            <text:p>1</text:p>
          </table:table-cell>
          <table:table-cell table:style-name="ce1" table:formula="of:=IF([.F16]&gt;0;1;0)" office:value-type="float" office:value="0">
            <text:p>0</text:p>
          </table:table-cell>
          <table:table-cell table:style-name="ce1" table:formula="of:=IF([.G16]&gt;0;1;0)" office:value-type="float" office:value="0">
            <text:p>0</text:p>
          </table:table-cell>
          <table:table-cell table:style-name="ce3" table:formula="of:=[.I16]*[.I$411]+[.J16]*[.J$411]+[.K16]*[.K$411]" office:value-type="float" office:value="61.8419835448786">
            <text:p>61.84</text:p>
          </table:table-cell>
          <table:table-cell table:style-name="Default" office:value-type="float" office:value="383">
            <text:p>383</text:p>
          </table:table-cell>
          <table:table-cell/>
          <table:table-cell table:formula="of:=[.M16]+[.N16]" office:value-type="float" office:value="383">
            <text:p>383</text:p>
          </table:table-cell>
          <table:table-cell table:style-name="ce3" table:formula="of:=[.O16]/[.O$410]" office:value-type="float" office:value="0.57358989625473">
            <text:p>0.57</text:p>
          </table:table-cell>
          <table:table-cell table:formula="of:=[.D16]+[.H16]+[.L16]+[.P16]" office:value-type="float" office:value="97.3621982916206">
            <text:p>97.36</text:p>
          </table:table-cell>
          <table:table-cell table:formula="of:=RANK([.Q16];[.Q$2:.Q$408];0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Ceredigion</text:p>
          </table:table-cell>
          <table:table-cell office:value-type="float" office:value="50260">
            <text:p>50260</text:p>
          </table:table-cell>
          <table:table-cell table:formula="of:=IF(SUM([.E17:.G17])&gt;0;[.B17];0)" office:value-type="float" office:value="50260">
            <text:p>50260</text:p>
          </table:table-cell>
          <table:table-cell table:style-name="ce3" table:formula="of:=[.C17]/[.C$410]" office:value-type="float" office:value="2.24675461082994">
            <text:p>2.2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7]*[.S$15]+[.F17]*[.S$19]+[.G17]*[.S$21]" office:value-type="float" office:value="32.9854306943724">
            <text:p>32.99</text:p>
          </table:table-cell>
          <table:table-cell table:style-name="ce1" table:formula="of:=IF([.E17]&gt;0;1;0)" office:value-type="float" office:value="1">
            <text:p>1</text:p>
          </table:table-cell>
          <table:table-cell table:style-name="ce1" table:formula="of:=IF([.F17]&gt;0;1;0)" office:value-type="float" office:value="0">
            <text:p>0</text:p>
          </table:table-cell>
          <table:table-cell table:style-name="ce1" table:formula="of:=IF([.G17]&gt;0;1;0)" office:value-type="float" office:value="0">
            <text:p>0</text:p>
          </table:table-cell>
          <table:table-cell table:style-name="ce3" table:formula="of:=[.I17]*[.I$411]+[.J17]*[.J$411]+[.K17]*[.K$411]" office:value-type="float" office:value="61.8419835448786">
            <text:p>61.84</text:p>
          </table:table-cell>
          <table:table-cell table:style-name="Default" office:value-type="float" office:value="63">
            <text:p>63</text:p>
          </table:table-cell>
          <table:table-cell/>
          <table:table-cell table:formula="of:=[.M17]+[.N17]" office:value-type="float" office:value="63">
            <text:p>63</text:p>
          </table:table-cell>
          <table:table-cell table:style-name="ce3" table:formula="of:=[.O17]/[.O$410]" office:value-type="float" office:value="0.0943502962507781">
            <text:p>0.09</text:p>
          </table:table-cell>
          <table:table-cell table:formula="of:=[.D17]+[.H17]+[.L17]+[.P17]" office:value-type="float" office:value="97.1685191463317">
            <text:p>97.17</text:p>
          </table:table-cell>
          <table:table-cell table:formula="of:=RANK([.Q17];[.Q$2:.Q$408];0)" office:value-type="float" office:value="16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Clackmannanshire</text:p>
          </table:table-cell>
          <table:table-cell office:value-type="float" office:value="37763">
            <text:p>37763</text:p>
          </table:table-cell>
          <table:table-cell table:formula="of:=IF(SUM([.E18:.G18])&gt;0;[.B18];0)" office:value-type="float" office:value="37763">
            <text:p>37763</text:p>
          </table:table-cell>
          <table:table-cell table:style-name="ce3" table:formula="of:=[.C18]/[.C$410]" office:value-type="float" office:value="1.68810573754021">
            <text:p>1.6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8]*[.S$15]+[.F18]*[.S$19]+[.G18]*[.S$21]" office:value-type="float" office:value="32.9854306943724">
            <text:p>32.99</text:p>
          </table:table-cell>
          <table:table-cell table:style-name="ce1" table:formula="of:=IF([.E18]&gt;0;1;0)" office:value-type="float" office:value="1">
            <text:p>1</text:p>
          </table:table-cell>
          <table:table-cell table:style-name="ce1" table:formula="of:=IF([.F18]&gt;0;1;0)" office:value-type="float" office:value="0">
            <text:p>0</text:p>
          </table:table-cell>
          <table:table-cell table:style-name="ce1" table:formula="of:=IF([.G18]&gt;0;1;0)" office:value-type="float" office:value="0">
            <text:p>0</text:p>
          </table:table-cell>
          <table:table-cell table:style-name="ce3" table:formula="of:=[.I18]*[.I$411]+[.J18]*[.J$411]+[.K18]*[.K$411]" office:value-type="float" office:value="61.8419835448786">
            <text:p>61.84</text:p>
          </table:table-cell>
          <table:table-cell table:style-name="Default" office:value-type="float" office:value="15">
            <text:p>15</text:p>
          </table:table-cell>
          <table:table-cell/>
          <table:table-cell table:formula="of:=[.M18]+[.N18]" office:value-type="float" office:value="15">
            <text:p>15</text:p>
          </table:table-cell>
          <table:table-cell table:style-name="ce3" table:formula="of:=[.O18]/[.O$410]" office:value-type="float" office:value="0.0224643562501852">
            <text:p>0.02</text:p>
          </table:table-cell>
          <table:table-cell table:formula="of:=[.D18]+[.H18]+[.L18]+[.P18]" office:value-type="float" office:value="96.5379843330414">
            <text:p>96.54</text:p>
          </table:table-cell>
          <table:table-cell table:formula="of:=RANK([.Q18];[.Q$2:.Q$408];0)" office:value-type="float" office:value="17">
            <text:p>17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string">
            <text:p>Shetland</text:p>
          </table:table-cell>
          <table:table-cell office:value-type="float" office:value="18071">
            <text:p>18071</text:p>
          </table:table-cell>
          <table:table-cell table:formula="of:=IF(SUM([.E19:.G19])&gt;0;[.B19];0)" office:value-type="float" office:value="18071">
            <text:p>18071</text:p>
          </table:table-cell>
          <table:table-cell table:style-name="ce3" table:formula="of:=[.C19]/[.C$410]" office:value-type="float" office:value="0.807821380268759">
            <text:p>0.8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9]*[.S$15]+[.F19]*[.S$19]+[.G19]*[.S$21]" office:value-type="float" office:value="32.9854306943724">
            <text:p>32.99</text:p>
          </table:table-cell>
          <table:table-cell table:style-name="ce1" table:formula="of:=IF([.E19]&gt;0;1;0)" office:value-type="float" office:value="1">
            <text:p>1</text:p>
          </table:table-cell>
          <table:table-cell table:style-name="ce1" table:formula="of:=IF([.F19]&gt;0;1;0)" office:value-type="float" office:value="0">
            <text:p>0</text:p>
          </table:table-cell>
          <table:table-cell table:style-name="ce1" table:formula="of:=IF([.G19]&gt;0;1;0)" office:value-type="float" office:value="0">
            <text:p>0</text:p>
          </table:table-cell>
          <table:table-cell table:style-name="ce3" table:formula="of:=[.I19]*[.I$411]+[.J19]*[.J$411]+[.K19]*[.K$411]" office:value-type="float" office:value="61.8419835448786">
            <text:p>61.84</text:p>
          </table:table-cell>
          <table:table-cell table:style-name="Default" office:value-type="float" office:value="20">
            <text:p>20</text:p>
          </table:table-cell>
          <table:table-cell/>
          <table:table-cell table:formula="of:=[.M19]+[.N19]" office:value-type="float" office:value="20">
            <text:p>20</text:p>
          </table:table-cell>
          <table:table-cell table:style-name="ce3" table:formula="of:=[.O19]/[.O$410]" office:value-type="float" office:value="0.029952475000247">
            <text:p>0.03</text:p>
          </table:table-cell>
          <table:table-cell table:formula="of:=[.D19]+[.H19]+[.L19]+[.P19]" office:value-type="float" office:value="95.66518809452">
            <text:p>95.67</text:p>
          </table:table-cell>
          <table:table-cell table:formula="of:=RANK([.Q19];[.Q$2:.Q$408];0)" office:value-type="float" office:value="18">
            <text:p>18</text:p>
          </table:table-cell>
          <table:table-cell table:style-name="ce3" table:formula="of:=EXP(([.S6]-5)/12+([.S8]-1)/365.2425+1)" office:value-type="float" office:value="4.46409260570454">
            <text:p>4.46</text:p>
          </table:table-cell>
          <table:table-cell table:number-columns-repeated="2"/>
        </table:table-row>
        <table:table-row table:style-name="ro1">
          <table:table-cell office:value-type="string">
            <text:p>Orkney</text:p>
          </table:table-cell>
          <table:table-cell office:value-type="float" office:value="16956">
            <text:p>16956</text:p>
          </table:table-cell>
          <table:table-cell table:formula="of:=IF(SUM([.E20:.G20])&gt;0;[.B20];0)" office:value-type="float" office:value="16956">
            <text:p>16956</text:p>
          </table:table-cell>
          <table:table-cell table:style-name="ce3" table:formula="of:=[.C20]/[.C$410]" office:value-type="float" office:value="0.757977938345254">
            <text:p>0.7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0]*[.S$15]+[.F20]*[.S$19]+[.G20]*[.S$21]" office:value-type="float" office:value="32.9854306943724">
            <text:p>32.99</text:p>
          </table:table-cell>
          <table:table-cell table:style-name="ce1" table:formula="of:=IF([.E20]&gt;0;1;0)" office:value-type="float" office:value="1">
            <text:p>1</text:p>
          </table:table-cell>
          <table:table-cell table:style-name="ce1" table:formula="of:=IF([.F20]&gt;0;1;0)" office:value-type="float" office:value="0">
            <text:p>0</text:p>
          </table:table-cell>
          <table:table-cell table:style-name="ce1" table:formula="of:=IF([.G20]&gt;0;1;0)" office:value-type="float" office:value="0">
            <text:p>0</text:p>
          </table:table-cell>
          <table:table-cell table:style-name="ce3" table:formula="of:=[.I20]*[.I$411]+[.J20]*[.J$411]+[.K20]*[.K$411]" office:value-type="float" office:value="61.8419835448786">
            <text:p>61.84</text:p>
          </table:table-cell>
          <table:table-cell table:style-name="Default" office:value-type="float" office:value="12">
            <text:p>12</text:p>
          </table:table-cell>
          <table:table-cell/>
          <table:table-cell table:formula="of:=[.M20]+[.N20]" office:value-type="float" office:value="12">
            <text:p>12</text:p>
          </table:table-cell>
          <table:table-cell table:style-name="ce3" table:formula="of:=[.O20]/[.O$410]" office:value-type="float" office:value="0.0179714850001482">
            <text:p>0.02</text:p>
          </table:table-cell>
          <table:table-cell table:formula="of:=[.D20]+[.H20]+[.L20]+[.P20]" office:value-type="float" office:value="95.6033636625964">
            <text:p>95.60</text:p>
          </table:table-cell>
          <table:table-cell table:formula="of:=RANK([.Q20];[.Q$2:.Q$408];0)" office:value-type="float" office:value="19">
            <text:p>19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Birmingham</text:p>
          </table:table-cell>
          <table:table-cell office:value-type="float" office:value="728732">
            <text:p>728732</text:p>
          </table:table-cell>
          <table:table-cell table:formula="of:=IF(SUM([.E21:.G21])&gt;0;[.B21];0)" office:value-type="float" office:value="728732">
            <text:p>728732</text:p>
          </table:table-cell>
          <table:table-cell table:style-name="ce3" table:formula="of:=[.C21]/[.C$410]" office:value-type="float" office:value="32.5762431567713">
            <text:p>3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]*[.S$15]+[.F21]*[.S$19]+[.G21]*[.S$21]" office:value-type="float" office:value="1.64224789312416">
            <text:p>1.64</text:p>
          </table:table-cell>
          <table:table-cell table:style-name="ce1" table:formula="of:=IF([.E21]&gt;0;1;0)" office:value-type="float" office:value="0">
            <text:p>0</text:p>
          </table:table-cell>
          <table:table-cell table:style-name="ce1" table:formula="of:=IF([.F21]&gt;0;1;0)" office:value-type="float" office:value="0">
            <text:p>0</text:p>
          </table:table-cell>
          <table:table-cell table:style-name="ce1" table:formula="of:=IF([.G21]&gt;0;1;0)" office:value-type="float" office:value="1">
            <text:p>1</text:p>
          </table:table-cell>
          <table:table-cell table:style-name="ce3" table:formula="of:=[.I21]*[.I$411]+[.J21]*[.J$411]+[.K21]*[.K$411]" office:value-type="float" office:value="0.227625253666578">
            <text:p>0.23</text:p>
          </table:table-cell>
          <table:table-cell table:style-name="ce6" office:value-type="float" office:value="82">
            <text:p>82</text:p>
          </table:table-cell>
          <table:table-cell/>
          <table:table-cell table:formula="of:=[.M21]+[.N21]" office:value-type="float" office:value="82">
            <text:p>82</text:p>
          </table:table-cell>
          <table:table-cell table:style-name="ce3" table:formula="of:=[.O21]/[.O$410]" office:value-type="float" office:value="0.122805147501013">
            <text:p>0.12</text:p>
          </table:table-cell>
          <table:table-cell table:formula="of:=[.D21]+[.H21]+[.L21]+[.P21]" office:value-type="float" office:value="34.568921451063">
            <text:p>34.57</text:p>
          </table:table-cell>
          <table:table-cell table:formula="of:=RANK([.Q21];[.Q$2:.Q$408];0)" office:value-type="float" office:value="20">
            <text:p>20</text:p>
          </table:table-cell>
          <table:table-cell table:style-name="ce3" table:formula="of:=EXP(([.S6]-5)/12+([.S8]-1)/365.2425+0)" office:value-type="float" office:value="1.64224789312416">
            <text:p>1.64</text:p>
          </table:table-cell>
          <table:table-cell table:number-columns-repeated="2"/>
        </table:table-row>
        <table:table-row table:style-name="ro1">
          <table:table-cell office:value-type="string">
            <text:p>Bournemouth</text:p>
          </table:table-cell>
          <table:table-cell office:value-type="float" office:value="136802">
            <text:p>136802</text:p>
          </table:table-cell>
          <table:table-cell table:formula="of:=IF(SUM([.E22:.G22])&gt;0;[.B22];0)" office:value-type="float" office:value="136802">
            <text:p>136802</text:p>
          </table:table-cell>
          <table:table-cell table:style-name="ce3" table:formula="of:=[.C22]/[.C$410]" office:value-type="float" office:value="6.1154103515869">
            <text:p>6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]*[.S$15]+[.F22]*[.S$19]+[.G22]*[.S$21]" office:value-type="float" office:value="1.64224789312416">
            <text:p>1.64</text:p>
          </table:table-cell>
          <table:table-cell table:style-name="ce1" table:formula="of:=IF([.E22]&gt;0;1;0)" office:value-type="float" office:value="0">
            <text:p>0</text:p>
          </table:table-cell>
          <table:table-cell table:style-name="ce1" table:formula="of:=IF([.F22]&gt;0;1;0)" office:value-type="float" office:value="0">
            <text:p>0</text:p>
          </table:table-cell>
          <table:table-cell table:style-name="ce1" table:formula="of:=IF([.G22]&gt;0;1;0)" office:value-type="float" office:value="1">
            <text:p>1</text:p>
          </table:table-cell>
          <table:table-cell table:style-name="ce3" table:formula="of:=[.I22]*[.I$411]+[.J22]*[.J$411]+[.K22]*[.K$411]" office:value-type="float" office:value="0.227625253666578">
            <text:p>0.23</text:p>
          </table:table-cell>
          <table:table-cell table:style-name="ce4" office:value-type="float" office:value="2171">
            <text:p>2171</text:p>
          </table:table-cell>
          <table:table-cell table:formula="of:=[.$T$1]*2" office:value-type="float" office:value="11652">
            <text:p>11652</text:p>
          </table:table-cell>
          <table:table-cell table:formula="of:=[.M22]+[.N22]" office:value-type="float" office:value="13823">
            <text:p>13823</text:p>
          </table:table-cell>
          <table:table-cell table:style-name="ce3" table:formula="of:=[.O22]/[.O$410]" office:value-type="float" office:value="20.7016530964207">
            <text:p>20.70</text:p>
          </table:table-cell>
          <table:table-cell table:formula="of:=[.D22]+[.H22]+[.L22]+[.P22]" office:value-type="float" office:value="28.6869365947983">
            <text:p>28.69</text:p>
          </table:table-cell>
          <table:table-cell table:formula="of:=RANK([.Q22];[.Q$2:.Q$408];0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St Helens</text:p>
          </table:table-cell>
          <table:table-cell office:value-type="float" office:value="135224">
            <text:p>135224</text:p>
          </table:table-cell>
          <table:table-cell table:formula="of:=IF(SUM([.E23:.G23])&gt;0;[.B23];0)" office:value-type="float" office:value="135224">
            <text:p>135224</text:p>
          </table:table-cell>
          <table:table-cell table:style-name="ce3" table:formula="of:=[.C23]/[.C$410]" office:value-type="float" office:value="6.04486958803955">
            <text:p>6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]*[.S$15]+[.F23]*[.S$19]+[.G23]*[.S$21]" office:value-type="float" office:value="1.64224789312416">
            <text:p>1.64</text:p>
          </table:table-cell>
          <table:table-cell table:style-name="ce1" table:formula="of:=IF([.E23]&gt;0;1;0)" office:value-type="float" office:value="0">
            <text:p>0</text:p>
          </table:table-cell>
          <table:table-cell table:style-name="ce1" table:formula="of:=IF([.F23]&gt;0;1;0)" office:value-type="float" office:value="0">
            <text:p>0</text:p>
          </table:table-cell>
          <table:table-cell table:style-name="ce1" table:formula="of:=IF([.G23]&gt;0;1;0)" office:value-type="float" office:value="1">
            <text:p>1</text:p>
          </table:table-cell>
          <table:table-cell table:style-name="ce3" table:formula="of:=[.I23]*[.I$411]+[.J23]*[.J$411]+[.K23]*[.K$411]" office:value-type="float" office:value="0.227625253666578">
            <text:p>0.23</text:p>
          </table:table-cell>
          <table:table-cell table:style-name="ce6" office:value-type="float" office:value="6811">
            <text:p>6811</text:p>
          </table:table-cell>
          <table:table-cell table:formula="of:=[.$T$1]" office:value-type="float" office:value="5826">
            <text:p>5826</text:p>
          </table:table-cell>
          <table:table-cell table:formula="of:=[.M23]+[.N23]" office:value-type="float" office:value="12637">
            <text:p>12637</text:p>
          </table:table-cell>
          <table:table-cell table:style-name="ce3" table:formula="of:=[.O23]/[.O$410]" office:value-type="float" office:value="18.9254713289061">
            <text:p>18.93</text:p>
          </table:table-cell>
          <table:table-cell table:formula="of:=[.D23]+[.H23]+[.L23]+[.P23]" office:value-type="float" office:value="26.8402140637364">
            <text:p>26.84</text:p>
          </table:table-cell>
          <table:table-cell table:formula="of:=RANK([.Q23];[.Q$2:.Q$408];0)" office:value-type="float" office:value="22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Leeds</text:p>
          </table:table-cell>
          <table:table-cell office:value-type="float" office:value="533385">
            <text:p>533385</text:p>
          </table:table-cell>
          <table:table-cell table:formula="of:=IF(SUM([.E24:.G24])&gt;0;[.B24];0)" office:value-type="float" office:value="533385">
            <text:p>533385</text:p>
          </table:table-cell>
          <table:table-cell table:style-name="ce3" table:formula="of:=[.C24]/[.C$410]" office:value-type="float" office:value="23.8437168344116">
            <text:p>2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]*[.S$15]+[.F24]*[.S$19]+[.G24]*[.S$21]" office:value-type="float" office:value="1.64224789312416">
            <text:p>1.64</text:p>
          </table:table-cell>
          <table:table-cell table:style-name="ce1" table:formula="of:=IF([.E24]&gt;0;1;0)" office:value-type="float" office:value="0">
            <text:p>0</text:p>
          </table:table-cell>
          <table:table-cell table:style-name="ce1" table:formula="of:=IF([.F24]&gt;0;1;0)" office:value-type="float" office:value="0">
            <text:p>0</text:p>
          </table:table-cell>
          <table:table-cell table:style-name="ce1" table:formula="of:=IF([.G24]&gt;0;1;0)" office:value-type="float" office:value="1">
            <text:p>1</text:p>
          </table:table-cell>
          <table:table-cell table:style-name="ce3" table:formula="of:=[.I24]*[.I$411]+[.J24]*[.J$411]+[.K24]*[.K$411]" office:value-type="float" office:value="0.227625253666578">
            <text:p>0.23</text:p>
          </table:table-cell>
          <table:table-cell table:style-name="ce4" office:value-type="float" office:value="651">
            <text:p>651</text:p>
          </table:table-cell>
          <table:table-cell/>
          <table:table-cell table:formula="of:=[.M24]+[.N24]" office:value-type="float" office:value="651">
            <text:p>651</text:p>
          </table:table-cell>
          <table:table-cell table:style-name="ce3" table:formula="of:=[.O24]/[.O$410]" office:value-type="float" office:value="0.97495306125804">
            <text:p>0.97</text:p>
          </table:table-cell>
          <table:table-cell table:formula="of:=[.D24]+[.H24]+[.L24]+[.P24]" office:value-type="float" office:value="26.6885430424604">
            <text:p>26.69</text:p>
          </table:table-cell>
          <table:table-cell table:formula="of:=RANK([.Q24];[.Q$2:.Q$408];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Gwynedd</text:p>
          </table:table-cell>
          <table:table-cell office:value-type="float" office:value="81655">
            <text:p>81655</text:p>
          </table:table-cell>
          <table:table-cell table:formula="of:=IF(SUM([.E25:.G25])&gt;0;[.B25];0)" office:value-type="float" office:value="0">
            <text:p>0</text:p>
          </table:table-cell>
          <table:table-cell table:style-name="ce3" table:formula="of:=[.C25]/[.C$410]" office:value-type="float" office:value="0">
            <text:p>0.00</text:p>
          </table:table-cell>
          <table:table-cell table:number-columns-repeated="3"/>
          <table:table-cell table:style-name="ce3" table:formula="of:=[.E25]*[.S$15]+[.F25]*[.S$19]+[.G25]*[.S$21]" office:value-type="float" office:value="0">
            <text:p>0.00</text:p>
          </table:table-cell>
          <table:table-cell table:style-name="ce1" table:formula="of:=IF([.E25]&gt;0;1;0)" office:value-type="float" office:value="0">
            <text:p>0</text:p>
          </table:table-cell>
          <table:table-cell table:style-name="ce1" table:formula="of:=IF([.F25]&gt;0;1;0)" office:value-type="float" office:value="0">
            <text:p>0</text:p>
          </table:table-cell>
          <table:table-cell table:style-name="ce1" table:formula="of:=IF([.G25]&gt;0;1;0)" office:value-type="float" office:value="0">
            <text:p>0</text:p>
          </table:table-cell>
          <table:table-cell table:style-name="ce3" table:formula="of:=[.I25]*[.I$411]+[.J25]*[.J$411]+[.K25]*[.K$411]" office:value-type="float" office:value="0">
            <text:p>0.00</text:p>
          </table:table-cell>
          <table:table-cell table:style-name="Default"/>
          <table:table-cell table:formula="of:=[.$T$1]*3" office:value-type="float" office:value="17478">
            <text:p>17478</text:p>
          </table:table-cell>
          <table:table-cell table:formula="of:=[.M25]+[.N25]" office:value-type="float" office:value="17478">
            <text:p>17478</text:p>
          </table:table-cell>
          <table:table-cell table:style-name="ce3" table:formula="of:=[.O25]/[.O$410]" office:value-type="float" office:value="26.1754679027158">
            <text:p>26.18</text:p>
          </table:table-cell>
          <table:table-cell table:formula="of:=[.D25]+[.H25]+[.L25]+[.P25]" office:value-type="float" office:value="26.1754679027158">
            <text:p>26.18</text:p>
          </table:table-cell>
          <table:table-cell table:formula="of:=RANK([.Q25];[.Q$2:.Q$408];0)" office:value-type="float" office:value="24">
            <text:p>24</text:p>
          </table:table-cell>
          <table:table-cell table:style-name="ce3" table:formula="of:=[.S15]+[.S17]+[.S19]+[.S21]+[.S23]" office:value-type="float" office:value="39.0917711932011">
            <text:p>39.09</text:p>
          </table:table-cell>
          <table:table-cell table:number-columns-repeated="2"/>
        </table:table-row>
        <table:table-row table:style-name="ro1">
          <table:table-cell office:value-type="string">
            <text:p>Bristol</text:p>
          </table:table-cell>
          <table:table-cell office:value-type="float" office:value="318957">
            <text:p>318957</text:p>
          </table:table-cell>
          <table:table-cell table:formula="of:=IF(SUM([.E26:.G26])&gt;0;[.B26];0)" office:value-type="float" office:value="318957">
            <text:p>318957</text:p>
          </table:table-cell>
          <table:table-cell table:style-name="ce3" table:formula="of:=[.C26]/[.C$410]" office:value-type="float" office:value="14.2582194669018">
            <text:p>14.2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6]*[.S$15]+[.F26]*[.S$19]+[.G26]*[.S$21]" office:value-type="float" office:value="6.1063404988287">
            <text:p>6.11</text:p>
          </table:table-cell>
          <table:table-cell table:style-name="ce1" table:formula="of:=IF([.E26]&gt;0;1;0)" office:value-type="float" office:value="0">
            <text:p>0</text:p>
          </table:table-cell>
          <table:table-cell table:style-name="ce1" table:formula="of:=IF([.F26]&gt;0;1;0)" office:value-type="float" office:value="1">
            <text:p>1</text:p>
          </table:table-cell>
          <table:table-cell table:style-name="ce1" table:formula="of:=IF([.G26]&gt;0;1;0)" office:value-type="float" office:value="1">
            <text:p>1</text:p>
          </table:table-cell>
          <table:table-cell table:style-name="ce3" table:formula="of:=[.I26]*[.I$411]+[.J26]*[.J$411]+[.K26]*[.K$411]" office:value-type="float" office:value="2.29280245912426">
            <text:p>2.29</text:p>
          </table:table-cell>
          <table:table-cell table:style-name="ce4" table:formula="of:=174+623" office:value-type="float" office:value="797">
            <text:p>797</text:p>
          </table:table-cell>
          <table:table-cell/>
          <table:table-cell table:formula="of:=[.M26]+[.N26]" office:value-type="float" office:value="797">
            <text:p>797</text:p>
          </table:table-cell>
          <table:table-cell table:style-name="ce3" table:formula="of:=[.O26]/[.O$410]" office:value-type="float" office:value="1.19360612875984">
            <text:p>1.19</text:p>
          </table:table-cell>
          <table:table-cell table:formula="of:=[.D26]+[.H26]+[.L26]+[.P26]" office:value-type="float" office:value="23.8509685536146">
            <text:p>23.85</text:p>
          </table:table-cell>
          <table:table-cell table:formula="of:=RANK([.Q26];[.Q$2:.Q$408];0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Tunbridge Wells</text:p>
          </table:table-cell>
          <table:table-cell office:value-type="float" office:value="80292">
            <text:p>80292</text:p>
          </table:table-cell>
          <table:table-cell table:formula="of:=IF(SUM([.E27:.G27])&gt;0;[.B27];0)" office:value-type="float" office:value="80292">
            <text:p>80292</text:p>
          </table:table-cell>
          <table:table-cell table:style-name="ce3" table:formula="of:=[.C27]/[.C$410]" office:value-type="float" office:value="3.58926425015435">
            <text:p>3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7]*[.S$15]+[.F27]*[.S$19]+[.G27]*[.S$21]" office:value-type="float" office:value="6.1063404988287">
            <text:p>6.11</text:p>
          </table:table-cell>
          <table:table-cell table:style-name="ce1" table:formula="of:=IF([.E27]&gt;0;1;0)" office:value-type="float" office:value="0">
            <text:p>0</text:p>
          </table:table-cell>
          <table:table-cell table:style-name="ce1" table:formula="of:=IF([.F27]&gt;0;1;0)" office:value-type="float" office:value="1">
            <text:p>1</text:p>
          </table:table-cell>
          <table:table-cell table:style-name="ce1" table:formula="of:=IF([.G27]&gt;0;1;0)" office:value-type="float" office:value="1">
            <text:p>1</text:p>
          </table:table-cell>
          <table:table-cell table:style-name="ce3" table:formula="of:=[.I27]*[.I$411]+[.J27]*[.J$411]+[.K27]*[.K$411]" office:value-type="float" office:value="2.29280245912426">
            <text:p>2.29</text:p>
          </table:table-cell>
          <table:table-cell table:style-name="ce6" table:formula="of:=178+6609" office:value-type="float" office:value="6787">
            <text:p>6787</text:p>
          </table:table-cell>
          <table:table-cell/>
          <table:table-cell table:formula="of:=[.M27]+[.N27]" office:value-type="float" office:value="6787">
            <text:p>6787</text:p>
          </table:table-cell>
          <table:table-cell table:style-name="ce3" table:formula="of:=[.O27]/[.O$410]" office:value-type="float" office:value="10.1643723913338">
            <text:p>10.16</text:p>
          </table:table-cell>
          <table:table-cell table:formula="of:=[.D27]+[.H27]+[.L27]+[.P27]" office:value-type="float" office:value="22.1527795994411">
            <text:p>22.15</text:p>
          </table:table-cell>
          <table:table-cell table:formula="of:=RANK([.Q27];[.Q$2:.Q$408];0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NE Lincs</text:p>
          </table:table-cell>
          <table:table-cell office:value-type="float" office:value="110958">
            <text:p>110958</text:p>
          </table:table-cell>
          <table:table-cell table:formula="of:=IF(SUM([.E28:.G28])&gt;0;[.B28];0)" office:value-type="float" office:value="110958">
            <text:p>110958</text:p>
          </table:table-cell>
          <table:table-cell table:style-name="ce3" table:formula="of:=[.C28]/[.C$410]" office:value-type="float" office:value="4.96011536228549">
            <text:p>4.9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8]*[.S$15]+[.F28]*[.S$19]+[.G28]*[.S$21]" office:value-type="float" office:value="6.1063404988287">
            <text:p>6.11</text:p>
          </table:table-cell>
          <table:table-cell table:style-name="ce1" table:formula="of:=IF([.E28]&gt;0;1;0)" office:value-type="float" office:value="0">
            <text:p>0</text:p>
          </table:table-cell>
          <table:table-cell table:style-name="ce1" table:formula="of:=IF([.F28]&gt;0;1;0)" office:value-type="float" office:value="1">
            <text:p>1</text:p>
          </table:table-cell>
          <table:table-cell table:style-name="ce1" table:formula="of:=IF([.G28]&gt;0;1;0)" office:value-type="float" office:value="1">
            <text:p>1</text:p>
          </table:table-cell>
          <table:table-cell table:style-name="ce3" table:formula="of:=[.I28]*[.I$411]+[.J28]*[.J$411]+[.K28]*[.K$411]" office:value-type="float" office:value="2.29280245912426">
            <text:p>2.29</text:p>
          </table:table-cell>
          <table:table-cell table:style-name="ce6" table:formula="of:=18+20" office:value-type="float" office:value="38">
            <text:p>38</text:p>
          </table:table-cell>
          <table:table-cell table:formula="of:=[.$T$1]" office:value-type="float" office:value="5826">
            <text:p>5826</text:p>
          </table:table-cell>
          <table:table-cell table:formula="of:=[.M28]+[.N28]" office:value-type="float" office:value="5864">
            <text:p>5864</text:p>
          </table:table-cell>
          <table:table-cell table:style-name="ce3" table:formula="of:=[.O28]/[.O$410]" office:value-type="float" office:value="8.78206567007242">
            <text:p>8.78</text:p>
          </table:table-cell>
          <table:table-cell table:formula="of:=[.D28]+[.H28]+[.L28]+[.P28]" office:value-type="float" office:value="22.1413239903109">
            <text:p>22.14</text:p>
          </table:table-cell>
          <table:table-cell table:formula="of:=RANK([.Q28];[.Q$2:.Q$408];0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Sheffield</text:p>
          </table:table-cell>
          <table:table-cell office:value-type="float" office:value="392741">
            <text:p>392741</text:p>
          </table:table-cell>
          <table:table-cell table:formula="of:=IF(SUM([.E29:.G29])&gt;0;[.B29];0)" office:value-type="float" office:value="392741">
            <text:p>392741</text:p>
          </table:table-cell>
          <table:table-cell table:style-name="ce3" table:formula="of:=[.C29]/[.C$410]" office:value-type="float" office:value="17.5565589457215">
            <text:p>17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]*[.S$15]+[.F29]*[.S$19]+[.G29]*[.S$21]" office:value-type="float" office:value="1.64224789312416">
            <text:p>1.64</text:p>
          </table:table-cell>
          <table:table-cell table:style-name="ce1" table:formula="of:=IF([.E29]&gt;0;1;0)" office:value-type="float" office:value="0">
            <text:p>0</text:p>
          </table:table-cell>
          <table:table-cell table:style-name="ce1" table:formula="of:=IF([.F29]&gt;0;1;0)" office:value-type="float" office:value="0">
            <text:p>0</text:p>
          </table:table-cell>
          <table:table-cell table:style-name="ce1" table:formula="of:=IF([.G29]&gt;0;1;0)" office:value-type="float" office:value="1">
            <text:p>1</text:p>
          </table:table-cell>
          <table:table-cell table:style-name="ce3" table:formula="of:=[.I29]*[.I$411]+[.J29]*[.J$411]+[.K29]*[.K$411]" office:value-type="float" office:value="0.227625253666578">
            <text:p>0.23</text:p>
          </table:table-cell>
          <table:table-cell table:style-name="ce4" office:value-type="float" office:value="1059">
            <text:p>1059</text:p>
          </table:table-cell>
          <table:table-cell/>
          <table:table-cell table:formula="of:=[.M29]+[.N29]" office:value-type="float" office:value="1059">
            <text:p>1059</text:p>
          </table:table-cell>
          <table:table-cell table:style-name="ce3" table:formula="of:=[.O29]/[.O$410]" office:value-type="float" office:value="1.58598355126308">
            <text:p>1.59</text:p>
          </table:table-cell>
          <table:table-cell table:formula="of:=[.D29]+[.H29]+[.L29]+[.P29]" office:value-type="float" office:value="21.0124156437753">
            <text:p>21.01</text:p>
          </table:table-cell>
          <table:table-cell table:formula="of:=RANK([.Q29];[.Q$2:.Q$408];0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Welwyn Hatfield</text:p>
          </table:table-cell>
          <table:table-cell office:value-type="float" office:value="78849">
            <text:p>78849</text:p>
          </table:table-cell>
          <table:table-cell table:formula="of:=IF(SUM([.E30:.G30])&gt;0;[.B30];0)" office:value-type="float" office:value="78849">
            <text:p>78849</text:p>
          </table:table-cell>
          <table:table-cell table:style-name="ce3" table:formula="of:=[.C30]/[.C$410]" office:value-type="float" office:value="3.52475834280402">
            <text:p>3.5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0]*[.S$15]+[.F30]*[.S$19]+[.G30]*[.S$21]" office:value-type="float" office:value="6.1063404988287">
            <text:p>6.11</text:p>
          </table:table-cell>
          <table:table-cell table:style-name="ce1" table:formula="of:=IF([.E30]&gt;0;1;0)" office:value-type="float" office:value="0">
            <text:p>0</text:p>
          </table:table-cell>
          <table:table-cell table:style-name="ce1" table:formula="of:=IF([.F30]&gt;0;1;0)" office:value-type="float" office:value="1">
            <text:p>1</text:p>
          </table:table-cell>
          <table:table-cell table:style-name="ce1" table:formula="of:=IF([.G30]&gt;0;1;0)" office:value-type="float" office:value="1">
            <text:p>1</text:p>
          </table:table-cell>
          <table:table-cell table:style-name="ce3" table:formula="of:=[.I30]*[.I$411]+[.J30]*[.J$411]+[.K30]*[.K$411]" office:value-type="float" office:value="2.29280245912426">
            <text:p>2.29</text:p>
          </table:table-cell>
          <table:table-cell table:style-name="ce6" table:formula="of:=52+91" office:value-type="float" office:value="143">
            <text:p>143</text:p>
          </table:table-cell>
          <table:table-cell table:formula="of:=[.$T$1]" office:value-type="float" office:value="5826">
            <text:p>5826</text:p>
          </table:table-cell>
          <table:table-cell table:formula="of:=[.M30]+[.N30]" office:value-type="float" office:value="5969">
            <text:p>5969</text:p>
          </table:table-cell>
          <table:table-cell table:style-name="ce3" table:formula="of:=[.O30]/[.O$410]" office:value-type="float" office:value="8.93931616382372">
            <text:p>8.94</text:p>
          </table:table-cell>
          <table:table-cell table:formula="of:=[.D30]+[.H30]+[.L30]+[.P30]" office:value-type="float" office:value="20.8632174645807">
            <text:p>20.86</text:p>
          </table:table-cell>
          <table:table-cell table:formula="of:=RANK([.Q30];[.Q$2:.Q$408];0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Harborough</text:p>
          </table:table-cell>
          <table:table-cell office:value-type="float" office:value="66128">
            <text:p>66128</text:p>
          </table:table-cell>
          <table:table-cell table:formula="of:=IF(SUM([.E31:.G31])&gt;0;[.B31];0)" office:value-type="float" office:value="66128">
            <text:p>66128</text:p>
          </table:table-cell>
          <table:table-cell table:style-name="ce3" table:formula="of:=[.C31]/[.C$410]" office:value-type="float" office:value="2.95609607849109">
            <text:p>2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]*[.S$15]+[.F31]*[.S$19]+[.G31]*[.S$21]" office:value-type="float" office:value="1.64224789312416">
            <text:p>1.64</text:p>
          </table:table-cell>
          <table:table-cell table:style-name="ce1" table:formula="of:=IF([.E31]&gt;0;1;0)" office:value-type="float" office:value="0">
            <text:p>0</text:p>
          </table:table-cell>
          <table:table-cell table:style-name="ce1" table:formula="of:=IF([.F31]&gt;0;1;0)" office:value-type="float" office:value="0">
            <text:p>0</text:p>
          </table:table-cell>
          <table:table-cell table:style-name="ce1" table:formula="of:=IF([.G31]&gt;0;1;0)" office:value-type="float" office:value="1">
            <text:p>1</text:p>
          </table:table-cell>
          <table:table-cell table:style-name="ce3" table:formula="of:=[.I31]*[.I$411]+[.J31]*[.J$411]+[.K31]*[.K$411]" office:value-type="float" office:value="0.227625253666578">
            <text:p>0.23</text:p>
          </table:table-cell>
          <table:table-cell table:style-name="ce7" office:value-type="float" office:value="4742">
            <text:p>4742</text:p>
          </table:table-cell>
          <table:table-cell table:formula="of:=[.$T$1]" office:value-type="float" office:value="5826">
            <text:p>5826</text:p>
          </table:table-cell>
          <table:table-cell table:formula="of:=[.M31]+[.N31]" office:value-type="float" office:value="10568">
            <text:p>10568</text:p>
          </table:table-cell>
          <table:table-cell table:style-name="ce3" table:formula="of:=[.O31]/[.O$410]" office:value-type="float" office:value="15.8268877901305">
            <text:p>15.83</text:p>
          </table:table-cell>
          <table:table-cell table:formula="of:=[.D31]+[.H31]+[.L31]+[.P31]" office:value-type="float" office:value="20.6528570154123">
            <text:p>20.65</text:p>
          </table:table-cell>
          <table:table-cell table:formula="of:=RANK([.Q31];[.Q$2:.Q$408];0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Rochford</text:p>
          </table:table-cell>
          <table:table-cell office:value-type="float" office:value="65864">
            <text:p>65864</text:p>
          </table:table-cell>
          <table:table-cell table:formula="of:=IF(SUM([.E32:.G32])&gt;0;[.B32];0)" office:value-type="float" office:value="65864">
            <text:p>65864</text:p>
          </table:table-cell>
          <table:table-cell table:style-name="ce3" table:formula="of:=[.C32]/[.C$410]" office:value-type="float" office:value="2.94429458192804">
            <text:p>2.9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2]*[.S$15]+[.F32]*[.S$19]+[.G32]*[.S$21]" office:value-type="float" office:value="6.1063404988287">
            <text:p>6.11</text:p>
          </table:table-cell>
          <table:table-cell table:style-name="ce1" table:formula="of:=IF([.E32]&gt;0;1;0)" office:value-type="float" office:value="0">
            <text:p>0</text:p>
          </table:table-cell>
          <table:table-cell table:style-name="ce1" table:formula="of:=IF([.F32]&gt;0;1;0)" office:value-type="float" office:value="1">
            <text:p>1</text:p>
          </table:table-cell>
          <table:table-cell table:style-name="ce1" table:formula="of:=IF([.G32]&gt;0;1;0)" office:value-type="float" office:value="1">
            <text:p>1</text:p>
          </table:table-cell>
          <table:table-cell table:style-name="ce3" table:formula="of:=[.I32]*[.I$411]+[.J32]*[.J$411]+[.K32]*[.K$411]" office:value-type="float" office:value="2.29280245912426">
            <text:p>2.29</text:p>
          </table:table-cell>
          <table:table-cell table:style-name="ce6" table:formula="of:=169+165" office:value-type="float" office:value="334">
            <text:p>334</text:p>
          </table:table-cell>
          <table:table-cell table:formula="of:=[.$T$1]" office:value-type="float" office:value="5826">
            <text:p>5826</text:p>
          </table:table-cell>
          <table:table-cell table:formula="of:=[.M32]+[.N32]" office:value-type="float" office:value="6160">
            <text:p>6160</text:p>
          </table:table-cell>
          <table:table-cell table:style-name="ce3" table:formula="of:=[.O32]/[.O$410]" office:value-type="float" office:value="9.22536230007608">
            <text:p>9.23</text:p>
          </table:table-cell>
          <table:table-cell table:formula="of:=[.D32]+[.H32]+[.L32]+[.P32]" office:value-type="float" office:value="20.5687998399571">
            <text:p>20.57</text:p>
          </table:table-cell>
          <table:table-cell table:formula="of:=RANK([.Q32];[.Q$2:.Q$408];0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Manchester</text:p>
          </table:table-cell>
          <table:table-cell office:value-type="float" office:value="368265">
            <text:p>368265</text:p>
          </table:table-cell>
          <table:table-cell table:formula="of:=IF(SUM([.E33:.G33])&gt;0;[.B33];0)" office:value-type="float" office:value="368265">
            <text:p>368265</text:p>
          </table:table-cell>
          <table:table-cell table:style-name="ce3" table:formula="of:=[.C33]/[.C$410]" office:value-type="float" office:value="16.4624171658832">
            <text:p>16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3]*[.S$15]+[.F33]*[.S$19]+[.G33]*[.S$21]" office:value-type="float" office:value="1.64224789312416">
            <text:p>1.64</text:p>
          </table:table-cell>
          <table:table-cell table:style-name="ce1" table:formula="of:=IF([.E33]&gt;0;1;0)" office:value-type="float" office:value="0">
            <text:p>0</text:p>
          </table:table-cell>
          <table:table-cell table:style-name="ce1" table:formula="of:=IF([.F33]&gt;0;1;0)" office:value-type="float" office:value="0">
            <text:p>0</text:p>
          </table:table-cell>
          <table:table-cell table:style-name="ce1" table:formula="of:=IF([.G33]&gt;0;1;0)" office:value-type="float" office:value="1">
            <text:p>1</text:p>
          </table:table-cell>
          <table:table-cell table:style-name="ce3" table:formula="of:=[.I33]*[.I$411]+[.J33]*[.J$411]+[.K33]*[.K$411]" office:value-type="float" office:value="0.227625253666578">
            <text:p>0.23</text:p>
          </table:table-cell>
          <table:table-cell table:style-name="ce4" office:value-type="float" office:value="1356">
            <text:p>1356</text:p>
          </table:table-cell>
          <table:table-cell/>
          <table:table-cell table:formula="of:=[.M33]+[.N33]" office:value-type="float" office:value="1356">
            <text:p>1356</text:p>
          </table:table-cell>
          <table:table-cell table:style-name="ce3" table:formula="of:=[.O33]/[.O$410]" office:value-type="float" office:value="2.03077780501675">
            <text:p>2.03</text:p>
          </table:table-cell>
          <table:table-cell table:formula="of:=[.D33]+[.H33]+[.L33]+[.P33]" office:value-type="float" office:value="20.3630681176906">
            <text:p>20.36</text:p>
          </table:table-cell>
          <table:table-cell table:formula="of:=RANK([.Q33];[.Q$2:.Q$408];0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Maidstone</text:p>
          </table:table-cell>
          <table:table-cell office:value-type="float" office:value="112999">
            <text:p>112999</text:p>
          </table:table-cell>
          <table:table-cell table:formula="of:=IF(SUM([.E34:.G34])&gt;0;[.B34];0)" office:value-type="float" office:value="112999">
            <text:p>112999</text:p>
          </table:table-cell>
          <table:table-cell table:style-name="ce3" table:formula="of:=[.C34]/[.C$410]" office:value-type="float" office:value="5.05135344745667">
            <text:p>5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4]*[.S$15]+[.F34]*[.S$19]+[.G34]*[.S$21]" office:value-type="float" office:value="1.64224789312416">
            <text:p>1.64</text:p>
          </table:table-cell>
          <table:table-cell table:style-name="ce1" table:formula="of:=IF([.E34]&gt;0;1;0)" office:value-type="float" office:value="0">
            <text:p>0</text:p>
          </table:table-cell>
          <table:table-cell table:style-name="ce1" table:formula="of:=IF([.F34]&gt;0;1;0)" office:value-type="float" office:value="0">
            <text:p>0</text:p>
          </table:table-cell>
          <table:table-cell table:style-name="ce1" table:formula="of:=IF([.G34]&gt;0;1;0)" office:value-type="float" office:value="1">
            <text:p>1</text:p>
          </table:table-cell>
          <table:table-cell table:style-name="ce3" table:formula="of:=[.I34]*[.I$411]+[.J34]*[.J$411]+[.K34]*[.K$411]" office:value-type="float" office:value="0.227625253666578">
            <text:p>0.23</text:p>
          </table:table-cell>
          <table:table-cell table:style-name="ce6" office:value-type="float" office:value="8799">
            <text:p>8799</text:p>
          </table:table-cell>
          <table:table-cell/>
          <table:table-cell table:formula="of:=[.M34]+[.N34]" office:value-type="float" office:value="8799">
            <text:p>8799</text:p>
          </table:table-cell>
          <table:table-cell table:style-name="ce3" table:formula="of:=[.O34]/[.O$410]" office:value-type="float" office:value="13.1775913763587">
            <text:p>13.18</text:p>
          </table:table-cell>
          <table:table-cell table:formula="of:=[.D34]+[.H34]+[.L34]+[.P34]" office:value-type="float" office:value="20.0988179706061">
            <text:p>20.10</text:p>
          </table:table-cell>
          <table:table-cell table:formula="of:=RANK([.Q34];[.Q$2:.Q$408];0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Hunts</text:p>
          </table:table-cell>
          <table:table-cell office:value-type="float" office:value="128358">
            <text:p>128358</text:p>
          </table:table-cell>
          <table:table-cell table:formula="of:=IF(SUM([.E35:.G35])&gt;0;[.B35];0)" office:value-type="float" office:value="128358">
            <text:p>128358</text:p>
          </table:table-cell>
          <table:table-cell table:style-name="ce3" table:formula="of:=[.C35]/[.C$410]" office:value-type="float" office:value="5.73794127212315">
            <text:p>5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5]*[.S$15]+[.F35]*[.S$19]+[.G35]*[.S$21]" office:value-type="float" office:value="1.64224789312416">
            <text:p>1.64</text:p>
          </table:table-cell>
          <table:table-cell table:style-name="ce1" table:formula="of:=IF([.E35]&gt;0;1;0)" office:value-type="float" office:value="0">
            <text:p>0</text:p>
          </table:table-cell>
          <table:table-cell table:style-name="ce1" table:formula="of:=IF([.F35]&gt;0;1;0)" office:value-type="float" office:value="0">
            <text:p>0</text:p>
          </table:table-cell>
          <table:table-cell table:style-name="ce1" table:formula="of:=IF([.G35]&gt;0;1;0)" office:value-type="float" office:value="1">
            <text:p>1</text:p>
          </table:table-cell>
          <table:table-cell table:style-name="ce3" table:formula="of:=[.I35]*[.I$411]+[.J35]*[.J$411]+[.K35]*[.K$411]" office:value-type="float" office:value="0.227625253666578">
            <text:p>0.23</text:p>
          </table:table-cell>
          <table:table-cell table:style-name="ce4" office:value-type="float" office:value="2276">
            <text:p>2276</text:p>
          </table:table-cell>
          <table:table-cell table:formula="of:=[.$T$1]" office:value-type="float" office:value="5826">
            <text:p>5826</text:p>
          </table:table-cell>
          <table:table-cell table:formula="of:=[.M35]+[.N35]" office:value-type="float" office:value="8102">
            <text:p>8102</text:p>
          </table:table-cell>
          <table:table-cell table:style-name="ce3" table:formula="of:=[.O35]/[.O$410]" office:value-type="float" office:value="12.1337476226001">
            <text:p>12.13</text:p>
          </table:table-cell>
          <table:table-cell table:formula="of:=[.D35]+[.H35]+[.L35]+[.P35]" office:value-type="float" office:value="19.7415620415139">
            <text:p>19.74</text:p>
          </table:table-cell>
          <table:table-cell table:formula="of:=RANK([.Q35];[.Q$2:.Q$408];0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Stockport</text:p>
          </table:table-cell>
          <table:table-cell office:value-type="float" office:value="223065">
            <text:p>223065</text:p>
          </table:table-cell>
          <table:table-cell table:formula="of:=IF(SUM([.E36:.G36])&gt;0;[.B36];0)" office:value-type="float" office:value="223065">
            <text:p>223065</text:p>
          </table:table-cell>
          <table:table-cell table:style-name="ce3" table:formula="of:=[.C36]/[.C$410]" office:value-type="float" office:value="9.97159405620336">
            <text:p>9.9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6]*[.S$15]+[.F36]*[.S$19]+[.G36]*[.S$21]" office:value-type="float" office:value="6.1063404988287">
            <text:p>6.11</text:p>
          </table:table-cell>
          <table:table-cell table:style-name="ce1" table:formula="of:=IF([.E36]&gt;0;1;0)" office:value-type="float" office:value="0">
            <text:p>0</text:p>
          </table:table-cell>
          <table:table-cell table:style-name="ce1" table:formula="of:=IF([.F36]&gt;0;1;0)" office:value-type="float" office:value="1">
            <text:p>1</text:p>
          </table:table-cell>
          <table:table-cell table:style-name="ce1" table:formula="of:=IF([.G36]&gt;0;1;0)" office:value-type="float" office:value="1">
            <text:p>1</text:p>
          </table:table-cell>
          <table:table-cell table:style-name="ce3" table:formula="of:=[.I36]*[.I$411]+[.J36]*[.J$411]+[.K36]*[.K$411]" office:value-type="float" office:value="2.29280245912426">
            <text:p>2.29</text:p>
          </table:table-cell>
          <table:table-cell table:style-name="ce4" table:formula="of:=174+637" office:value-type="float" office:value="811">
            <text:p>811</text:p>
          </table:table-cell>
          <table:table-cell/>
          <table:table-cell table:formula="of:=[.M36]+[.N36]" office:value-type="float" office:value="811">
            <text:p>811</text:p>
          </table:table-cell>
          <table:table-cell table:style-name="ce3" table:formula="of:=[.O36]/[.O$410]" office:value-type="float" office:value="1.21457286126002">
            <text:p>1.21</text:p>
          </table:table-cell>
          <table:table-cell table:formula="of:=[.D36]+[.H36]+[.L36]+[.P36]" office:value-type="float" office:value="19.5853098754163">
            <text:p>19.59</text:p>
          </table:table-cell>
          <table:table-cell table:formula="of:=RANK([.Q36];[.Q$2:.Q$408];0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Ashford</text:p>
          </table:table-cell>
          <table:table-cell office:value-type="float" office:value="90152">
            <text:p>90152</text:p>
          </table:table-cell>
          <table:table-cell table:formula="of:=IF(SUM([.E37:.G37])&gt;0;[.B37];0)" office:value-type="float" office:value="90152">
            <text:p>90152</text:p>
          </table:table-cell>
          <table:table-cell table:style-name="ce3" table:formula="of:=[.C37]/[.C$410]" office:value-type="float" office:value="4.03003226572903">
            <text:p>4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7]*[.S$15]+[.F37]*[.S$19]+[.G37]*[.S$21]" office:value-type="float" office:value="1.64224789312416">
            <text:p>1.64</text:p>
          </table:table-cell>
          <table:table-cell table:style-name="ce1" table:formula="of:=IF([.E37]&gt;0;1;0)" office:value-type="float" office:value="0">
            <text:p>0</text:p>
          </table:table-cell>
          <table:table-cell table:style-name="ce1" table:formula="of:=IF([.F37]&gt;0;1;0)" office:value-type="float" office:value="0">
            <text:p>0</text:p>
          </table:table-cell>
          <table:table-cell table:style-name="ce1" table:formula="of:=IF([.G37]&gt;0;1;0)" office:value-type="float" office:value="1">
            <text:p>1</text:p>
          </table:table-cell>
          <table:table-cell table:style-name="ce3" table:formula="of:=[.I37]*[.I$411]+[.J37]*[.J$411]+[.K37]*[.K$411]" office:value-type="float" office:value="0.227625253666578">
            <text:p>0.23</text:p>
          </table:table-cell>
          <table:table-cell table:style-name="ce4" office:value-type="float" office:value="3260">
            <text:p>3260</text:p>
          </table:table-cell>
          <table:table-cell table:formula="of:=[.$T$1]" office:value-type="float" office:value="5826">
            <text:p>5826</text:p>
          </table:table-cell>
          <table:table-cell table:formula="of:=[.M37]+[.N37]" office:value-type="float" office:value="9086">
            <text:p>9086</text:p>
          </table:table-cell>
          <table:table-cell table:style-name="ce3" table:formula="of:=[.O37]/[.O$410]" office:value-type="float" office:value="13.6074093926122">
            <text:p>13.61</text:p>
          </table:table-cell>
          <table:table-cell table:formula="of:=[.D37]+[.H37]+[.L37]+[.P37]" office:value-type="float" office:value="19.507314805132">
            <text:p>19.51</text:p>
          </table:table-cell>
          <table:table-cell table:formula="of:=RANK([.Q37];[.Q$2:.Q$408];0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Ashfield</text:p>
          </table:table-cell>
          <table:table-cell office:value-type="float" office:value="90609">
            <text:p>90609</text:p>
          </table:table-cell>
          <table:table-cell table:formula="of:=IF(SUM([.E38:.G38])&gt;0;[.B38];0)" office:value-type="float" office:value="90609">
            <text:p>90609</text:p>
          </table:table-cell>
          <table:table-cell table:style-name="ce3" table:formula="of:=[.C38]/[.C$410]" office:value-type="float" office:value="4.05046137152189">
            <text:p>4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8]*[.S$15]+[.F38]*[.S$19]+[.G38]*[.S$21]" office:value-type="float" office:value="1.64224789312416">
            <text:p>1.64</text:p>
          </table:table-cell>
          <table:table-cell table:style-name="ce1" table:formula="of:=IF([.E38]&gt;0;1;0)" office:value-type="float" office:value="0">
            <text:p>0</text:p>
          </table:table-cell>
          <table:table-cell table:style-name="ce1" table:formula="of:=IF([.F38]&gt;0;1;0)" office:value-type="float" office:value="0">
            <text:p>0</text:p>
          </table:table-cell>
          <table:table-cell table:style-name="ce1" table:formula="of:=IF([.G38]&gt;0;1;0)" office:value-type="float" office:value="1">
            <text:p>1</text:p>
          </table:table-cell>
          <table:table-cell table:style-name="ce3" table:formula="of:=[.I38]*[.I$411]+[.J38]*[.J$411]+[.K38]*[.K$411]" office:value-type="float" office:value="0.227625253666578">
            <text:p>0.23</text:p>
          </table:table-cell>
          <table:table-cell table:style-name="ce7" office:value-type="float" office:value="3241">
            <text:p>3241</text:p>
          </table:table-cell>
          <table:table-cell table:formula="of:=[.$T$1]" office:value-type="float" office:value="5826">
            <text:p>5826</text:p>
          </table:table-cell>
          <table:table-cell table:formula="of:=[.M38]+[.N38]" office:value-type="float" office:value="9067">
            <text:p>9067</text:p>
          </table:table-cell>
          <table:table-cell table:style-name="ce3" table:formula="of:=[.O38]/[.O$410]" office:value-type="float" office:value="13.578954541362">
            <text:p>13.58</text:p>
          </table:table-cell>
          <table:table-cell table:formula="of:=[.D38]+[.H38]+[.L38]+[.P38]" office:value-type="float" office:value="19.4992890596746">
            <text:p>19.50</text:p>
          </table:table-cell>
          <table:table-cell table:formula="of:=RANK([.Q38];[.Q$2:.Q$408];0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Bradford</text:p>
          </table:table-cell>
          <table:table-cell office:value-type="float" office:value="333475">
            <text:p>333475</text:p>
          </table:table-cell>
          <table:table-cell table:formula="of:=IF(SUM([.E39:.G39])&gt;0;[.B39];0)" office:value-type="float" office:value="333475">
            <text:p>333475</text:p>
          </table:table-cell>
          <table:table-cell table:style-name="ce3" table:formula="of:=[.C39]/[.C$410]" office:value-type="float" office:value="14.9072123725928">
            <text:p>14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9]*[.S$15]+[.F39]*[.S$19]+[.G39]*[.S$21]" office:value-type="float" office:value="1.64224789312416">
            <text:p>1.64</text:p>
          </table:table-cell>
          <table:table-cell table:style-name="ce1" table:formula="of:=IF([.E39]&gt;0;1;0)" office:value-type="float" office:value="0">
            <text:p>0</text:p>
          </table:table-cell>
          <table:table-cell table:style-name="ce1" table:formula="of:=IF([.F39]&gt;0;1;0)" office:value-type="float" office:value="0">
            <text:p>0</text:p>
          </table:table-cell>
          <table:table-cell table:style-name="ce1" table:formula="of:=IF([.G39]&gt;0;1;0)" office:value-type="float" office:value="1">
            <text:p>1</text:p>
          </table:table-cell>
          <table:table-cell table:style-name="ce3" table:formula="of:=[.I39]*[.I$411]+[.J39]*[.J$411]+[.K39]*[.K$411]" office:value-type="float" office:value="0.227625253666578">
            <text:p>0.23</text:p>
          </table:table-cell>
          <table:table-cell table:style-name="ce4" office:value-type="float" office:value="1415">
            <text:p>1415</text:p>
          </table:table-cell>
          <table:table-cell/>
          <table:table-cell table:formula="of:=[.M39]+[.N39]" office:value-type="float" office:value="1415">
            <text:p>1415</text:p>
          </table:table-cell>
          <table:table-cell table:style-name="ce3" table:formula="of:=[.O39]/[.O$410]" office:value-type="float" office:value="2.11913760626748">
            <text:p>2.12</text:p>
          </table:table-cell>
          <table:table-cell table:formula="of:=[.D39]+[.H39]+[.L39]+[.P39]" office:value-type="float" office:value="18.896223125651">
            <text:p>18.90</text:p>
          </table:table-cell>
          <table:table-cell table:formula="of:=RANK([.Q39];[.Q$2:.Q$408];0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Wolverhampton</text:p>
          </table:table-cell>
          <table:table-cell office:value-type="float" office:value="178637">
            <text:p>178637</text:p>
          </table:table-cell>
          <table:table-cell table:formula="of:=IF(SUM([.E40:.G40])&gt;0;[.B40];0)" office:value-type="float" office:value="178637">
            <text:p>178637</text:p>
          </table:table-cell>
          <table:table-cell table:style-name="ce3" table:formula="of:=[.C40]/[.C$410]" office:value-type="float" office:value="7.98554523308452">
            <text:p>7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0]*[.S$15]+[.F40]*[.S$19]+[.G40]*[.S$21]" office:value-type="float" office:value="1.64224789312416">
            <text:p>1.64</text:p>
          </table:table-cell>
          <table:table-cell table:style-name="ce1" table:formula="of:=IF([.E40]&gt;0;1;0)" office:value-type="float" office:value="0">
            <text:p>0</text:p>
          </table:table-cell>
          <table:table-cell table:style-name="ce1" table:formula="of:=IF([.F40]&gt;0;1;0)" office:value-type="float" office:value="0">
            <text:p>0</text:p>
          </table:table-cell>
          <table:table-cell table:style-name="ce1" table:formula="of:=IF([.G40]&gt;0;1;0)" office:value-type="float" office:value="1">
            <text:p>1</text:p>
          </table:table-cell>
          <table:table-cell table:style-name="ce3" table:formula="of:=[.I40]*[.I$411]+[.J40]*[.J$411]+[.K40]*[.K$411]" office:value-type="float" office:value="0.227625253666578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6">
            <text:p>5826</text:p>
          </table:table-cell>
          <table:table-cell table:formula="of:=[.M40]+[.N40]" office:value-type="float" office:value="5876">
            <text:p>5876</text:p>
          </table:table-cell>
          <table:table-cell table:style-name="ce3" table:formula="of:=[.O40]/[.O$410]" office:value-type="float" office:value="8.80003715507257">
            <text:p>8.80</text:p>
          </table:table-cell>
          <table:table-cell table:formula="of:=[.D40]+[.H40]+[.L40]+[.P40]" office:value-type="float" office:value="18.6554555349478">
            <text:p>18.66</text:p>
          </table:table-cell>
          <table:table-cell table:formula="of:=RANK([.Q40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Aylesbury Vale</text:p>
          </table:table-cell>
          <table:table-cell office:value-type="float" office:value="135888">
            <text:p>135888</text:p>
          </table:table-cell>
          <table:table-cell table:formula="of:=IF(SUM([.E41:.G41])&gt;0;[.B41];0)" office:value-type="float" office:value="135888">
            <text:p>135888</text:p>
          </table:table-cell>
          <table:table-cell table:style-name="ce3" table:formula="of:=[.C41]/[.C$410]" office:value-type="float" office:value="6.07455214000117">
            <text:p>6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1]*[.S$15]+[.F41]*[.S$19]+[.G41]*[.S$21]" office:value-type="float" office:value="1.64224789312416">
            <text:p>1.64</text:p>
          </table:table-cell>
          <table:table-cell table:style-name="ce1" table:formula="of:=IF([.E41]&gt;0;1;0)" office:value-type="float" office:value="0">
            <text:p>0</text:p>
          </table:table-cell>
          <table:table-cell table:style-name="ce1" table:formula="of:=IF([.F41]&gt;0;1;0)" office:value-type="float" office:value="0">
            <text:p>0</text:p>
          </table:table-cell>
          <table:table-cell table:style-name="ce1" table:formula="of:=IF([.G41]&gt;0;1;0)" office:value-type="float" office:value="1">
            <text:p>1</text:p>
          </table:table-cell>
          <table:table-cell table:style-name="ce3" table:formula="of:=[.I41]*[.I$411]+[.J41]*[.J$411]+[.K41]*[.K$411]" office:value-type="float" office:value="0.227625253666578">
            <text:p>0.23</text:p>
          </table:table-cell>
          <table:table-cell table:style-name="ce6" office:value-type="float" office:value="1114">
            <text:p>1114</text:p>
          </table:table-cell>
          <table:table-cell table:formula="of:=[.$T$1]" office:value-type="float" office:value="5826">
            <text:p>5826</text:p>
          </table:table-cell>
          <table:table-cell table:formula="of:=[.M41]+[.N41]" office:value-type="float" office:value="6940">
            <text:p>6940</text:p>
          </table:table-cell>
          <table:table-cell table:style-name="ce3" table:formula="of:=[.O41]/[.O$410]" office:value-type="float" office:value="10.3935088250857">
            <text:p>10.39</text:p>
          </table:table-cell>
          <table:table-cell table:formula="of:=[.D41]+[.H41]+[.L41]+[.P41]" office:value-type="float" office:value="18.3379341118776">
            <text:p>18.34</text:p>
          </table:table-cell>
          <table:table-cell table:formula="of:=RANK([.Q41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Plymouth</text:p>
          </table:table-cell>
          <table:table-cell office:value-type="float" office:value="174301">
            <text:p>174301</text:p>
          </table:table-cell>
          <table:table-cell table:formula="of:=IF(SUM([.E42:.G42])&gt;0;[.B42];0)" office:value-type="float" office:value="174301">
            <text:p>174301</text:p>
          </table:table-cell>
          <table:table-cell table:style-name="ce3" table:formula="of:=[.C42]/[.C$410]" office:value-type="float" office:value="7.79171459256406">
            <text:p>7.7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2]*[.S$15]+[.F42]*[.S$19]+[.G42]*[.S$21]" office:value-type="float" office:value="6.1063404988287">
            <text:p>6.11</text:p>
          </table:table-cell>
          <table:table-cell table:style-name="ce1" table:formula="of:=IF([.E42]&gt;0;1;0)" office:value-type="float" office:value="0">
            <text:p>0</text:p>
          </table:table-cell>
          <table:table-cell table:style-name="ce1" table:formula="of:=IF([.F42]&gt;0;1;0)" office:value-type="float" office:value="1">
            <text:p>1</text:p>
          </table:table-cell>
          <table:table-cell table:style-name="ce1" table:formula="of:=IF([.G42]&gt;0;1;0)" office:value-type="float" office:value="1">
            <text:p>1</text:p>
          </table:table-cell>
          <table:table-cell table:style-name="ce3" table:formula="of:=[.I42]*[.I$411]+[.J42]*[.J$411]+[.K42]*[.K$411]" office:value-type="float" office:value="2.29280245912426">
            <text:p>2.29</text:p>
          </table:table-cell>
          <table:table-cell table:style-name="ce4" table:formula="of:=83+1272" office:value-type="float" office:value="1355">
            <text:p>1355</text:p>
          </table:table-cell>
          <table:table-cell/>
          <table:table-cell table:formula="of:=[.M42]+[.N42]" office:value-type="float" office:value="1355">
            <text:p>1355</text:p>
          </table:table-cell>
          <table:table-cell table:style-name="ce3" table:formula="of:=[.O42]/[.O$410]" office:value-type="float" office:value="2.02928018126673">
            <text:p>2.03</text:p>
          </table:table-cell>
          <table:table-cell table:formula="of:=[.D42]+[.H42]+[.L42]+[.P42]" office:value-type="float" office:value="18.2201377317838">
            <text:p>18.22</text:p>
          </table:table-cell>
          <table:table-cell table:formula="of:=RANK([.Q42];[.Q$2:.Q$408];0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Hull</text:p>
          </table:table-cell>
          <table:table-cell office:value-type="float" office:value="180740">
            <text:p>180740</text:p>
          </table:table-cell>
          <table:table-cell table:formula="of:=IF(SUM([.E43:.G43])&gt;0;[.B43];0)" office:value-type="float" office:value="180740">
            <text:p>180740</text:p>
          </table:table-cell>
          <table:table-cell table:style-name="ce3" table:formula="of:=[.C43]/[.C$410]" office:value-type="float" office:value="8.07955488184249">
            <text:p>8.0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3]*[.S$15]+[.F43]*[.S$19]+[.G43]*[.S$21]" office:value-type="float" office:value="6.1063404988287">
            <text:p>6.11</text:p>
          </table:table-cell>
          <table:table-cell table:style-name="ce1" table:formula="of:=IF([.E43]&gt;0;1;0)" office:value-type="float" office:value="0">
            <text:p>0</text:p>
          </table:table-cell>
          <table:table-cell table:style-name="ce1" table:formula="of:=IF([.F43]&gt;0;1;0)" office:value-type="float" office:value="1">
            <text:p>1</text:p>
          </table:table-cell>
          <table:table-cell table:style-name="ce1" table:formula="of:=IF([.G43]&gt;0;1;0)" office:value-type="float" office:value="1">
            <text:p>1</text:p>
          </table:table-cell>
          <table:table-cell table:style-name="ce3" table:formula="of:=[.I43]*[.I$411]+[.J43]*[.J$411]+[.K43]*[.K$411]" office:value-type="float" office:value="2.29280245912426">
            <text:p>2.29</text:p>
          </table:table-cell>
          <table:table-cell table:style-name="ce4" table:formula="of:=174+658" office:value-type="float" office:value="832">
            <text:p>832</text:p>
          </table:table-cell>
          <table:table-cell/>
          <table:table-cell table:formula="of:=[.M43]+[.N43]" office:value-type="float" office:value="832">
            <text:p>832</text:p>
          </table:table-cell>
          <table:table-cell table:style-name="ce3" table:formula="of:=[.O43]/[.O$410]" office:value-type="float" office:value="1.24602296001028">
            <text:p>1.25</text:p>
          </table:table-cell>
          <table:table-cell table:formula="of:=[.D43]+[.H43]+[.L43]+[.P43]" office:value-type="float" office:value="17.7247207998057">
            <text:p>17.72</text:p>
          </table:table-cell>
          <table:table-cell table:formula="of:=RANK([.Q43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Liverpool</text:p>
          </table:table-cell>
          <table:table-cell office:value-type="float" office:value="305705">
            <text:p>305705</text:p>
          </table:table-cell>
          <table:table-cell table:formula="of:=IF(SUM([.E44:.G44])&gt;0;[.B44];0)" office:value-type="float" office:value="305705">
            <text:p>305705</text:p>
          </table:table-cell>
          <table:table-cell table:style-name="ce3" table:formula="of:=[.C44]/[.C$410]" office:value-type="float" office:value="13.6658201015473">
            <text:p>1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4]*[.S$15]+[.F44]*[.S$19]+[.G44]*[.S$21]" office:value-type="float" office:value="1.64224789312416">
            <text:p>1.64</text:p>
          </table:table-cell>
          <table:table-cell table:style-name="ce1" table:formula="of:=IF([.E44]&gt;0;1;0)" office:value-type="float" office:value="0">
            <text:p>0</text:p>
          </table:table-cell>
          <table:table-cell table:style-name="ce1" table:formula="of:=IF([.F44]&gt;0;1;0)" office:value-type="float" office:value="0">
            <text:p>0</text:p>
          </table:table-cell>
          <table:table-cell table:style-name="ce1" table:formula="of:=IF([.G44]&gt;0;1;0)" office:value-type="float" office:value="1">
            <text:p>1</text:p>
          </table:table-cell>
          <table:table-cell table:style-name="ce3" table:formula="of:=[.I44]*[.I$411]+[.J44]*[.J$411]+[.K44]*[.K$411]" office:value-type="float" office:value="0.227625253666578">
            <text:p>0.23</text:p>
          </table:table-cell>
          <table:table-cell table:style-name="ce4" office:value-type="float" office:value="1451">
            <text:p>1451</text:p>
          </table:table-cell>
          <table:table-cell/>
          <table:table-cell table:formula="of:=[.M44]+[.N44]" office:value-type="float" office:value="1451">
            <text:p>1451</text:p>
          </table:table-cell>
          <table:table-cell table:style-name="ce3" table:formula="of:=[.O44]/[.O$410]" office:value-type="float" office:value="2.17305206126792">
            <text:p>2.17</text:p>
          </table:table-cell>
          <table:table-cell table:formula="of:=[.D44]+[.H44]+[.L44]+[.P44]" office:value-type="float" office:value="17.7087453096059">
            <text:p>17.71</text:p>
          </table:table-cell>
          <table:table-cell table:formula="of:=RANK([.Q44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Aberdeenshire</text:p>
          </table:table-cell>
          <table:table-cell office:value-type="float" office:value="201439">
            <text:p>201439</text:p>
          </table:table-cell>
          <table:table-cell table:formula="of:=IF(SUM([.E45:.G45])&gt;0;[.B45];0)" office:value-type="float" office:value="0">
            <text:p>0</text:p>
          </table:table-cell>
          <table:table-cell table:style-name="ce3" table:formula="of:=[.C45]/[.C$410]" office:value-type="float" office:value="0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>
            <text:p>0.00</text:p>
          </table:table-cell>
          <table:table-cell table:style-name="ce1" table:formula="of:=IF([.E45]&gt;0;1;0)" office:value-type="float" office:value="0">
            <text:p>0</text:p>
          </table:table-cell>
          <table:table-cell table:style-name="ce1" table:formula="of:=IF([.F45]&gt;0;1;0)" office:value-type="float" office:value="0">
            <text:p>0</text:p>
          </table:table-cell>
          <table:table-cell table:style-name="ce1" table:formula="of:=IF([.G45]&gt;0;1;0)" office:value-type="float" office:value="0">
            <text:p>0</text:p>
          </table:table-cell>
          <table:table-cell table:style-name="ce3" table:formula="of:=[.I45]*[.I$411]+[.J45]*[.J$411]+[.K45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5]+[.N45]" office:value-type="float" office:value="11652">
            <text:p>11652</text:p>
          </table:table-cell>
          <table:table-cell table:style-name="ce3" table:formula="of:=[.O45]/[.O$410]" office:value-type="float" office:value="17.4503119351439">
            <text:p>17.45</text:p>
          </table:table-cell>
          <table:table-cell table:formula="of:=[.D45]+[.H45]+[.L45]+[.P45]" office:value-type="float" office:value="17.4503119351439">
            <text:p>17.45</text:p>
          </table:table-cell>
          <table:table-cell table:formula="of:=RANK([.Q45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Norfolk CC</text:p>
          </table:table-cell>
          <table:table-cell office:value-type="float" office:value="659188">
            <text:p>659188</text:p>
          </table:table-cell>
          <table:table-cell table:formula="of:=IF(SUM([.E46:.G46])&gt;0;[.B46];0)" office:value-type="float" office:value="0">
            <text:p>0</text:p>
          </table:table-cell>
          <table:table-cell table:style-name="ce3" table:formula="of:=[.C46]/[.C$410]" office:value-type="float" office:value="0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>
            <text:p>0.00</text:p>
          </table:table-cell>
          <table:table-cell table:style-name="ce1" table:formula="of:=IF([.E46]&gt;0;1;0)" office:value-type="float" office:value="0">
            <text:p>0</text:p>
          </table:table-cell>
          <table:table-cell table:style-name="ce1" table:formula="of:=IF([.F46]&gt;0;1;0)" office:value-type="float" office:value="0">
            <text:p>0</text:p>
          </table:table-cell>
          <table:table-cell table:style-name="ce1" table:formula="of:=IF([.G46]&gt;0;1;0)" office:value-type="float" office:value="0">
            <text:p>0</text:p>
          </table:table-cell>
          <table:table-cell table:style-name="ce3" table:formula="of:=[.I46]*[.I$411]+[.J46]*[.J$411]+[.K46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6]+[.N46]" office:value-type="float" office:value="11652">
            <text:p>11652</text:p>
          </table:table-cell>
          <table:table-cell table:style-name="ce3" table:formula="of:=[.O46]/[.O$410]" office:value-type="float" office:value="17.4503119351439">
            <text:p>17.45</text:p>
          </table:table-cell>
          <table:table-cell table:formula="of:=[.D46]+[.H46]+[.L46]+[.P46]" office:value-type="float" office:value="17.4503119351439">
            <text:p>17.45</text:p>
          </table:table-cell>
          <table:table-cell table:formula="of:=RANK([.Q46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Fife</text:p>
          </table:table-cell>
          <table:table-cell office:value-type="float" office:value="288520">
            <text:p>288520</text:p>
          </table:table-cell>
          <table:table-cell table:formula="of:=IF(SUM([.E47:.G47])&gt;0;[.B47];0)" office:value-type="float" office:value="0">
            <text:p>0</text:p>
          </table:table-cell>
          <table:table-cell table:style-name="ce3" table:formula="of:=[.C47]/[.C$410]" office:value-type="float" office:value="0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>
            <text:p>0.00</text:p>
          </table:table-cell>
          <table:table-cell table:style-name="ce1" table:formula="of:=IF([.E47]&gt;0;1;0)" office:value-type="float" office:value="0">
            <text:p>0</text:p>
          </table:table-cell>
          <table:table-cell table:style-name="ce1" table:formula="of:=IF([.F47]&gt;0;1;0)" office:value-type="float" office:value="0">
            <text:p>0</text:p>
          </table:table-cell>
          <table:table-cell table:style-name="ce1" table:formula="of:=IF([.G47]&gt;0;1;0)" office:value-type="float" office:value="0">
            <text:p>0</text:p>
          </table:table-cell>
          <table:table-cell table:style-name="ce3" table:formula="of:=[.I47]*[.I$411]+[.J47]*[.J$411]+[.K47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7]+[.N47]" office:value-type="float" office:value="11652">
            <text:p>11652</text:p>
          </table:table-cell>
          <table:table-cell table:style-name="ce3" table:formula="of:=[.O47]/[.O$410]" office:value-type="float" office:value="17.4503119351439">
            <text:p>17.45</text:p>
          </table:table-cell>
          <table:table-cell table:formula="of:=[.D47]+[.H47]+[.L47]+[.P47]" office:value-type="float" office:value="17.4503119351439">
            <text:p>17.45</text:p>
          </table:table-cell>
          <table:table-cell table:formula="of:=RANK([.Q47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South Lanarkshire</text:p>
          </table:table-cell>
          <table:table-cell office:value-type="float" office:value="252833">
            <text:p>252833</text:p>
          </table:table-cell>
          <table:table-cell table:formula="of:=IF(SUM([.E48:.G48])&gt;0;[.B48];0)" office:value-type="float" office:value="0">
            <text:p>0</text:p>
          </table:table-cell>
          <table:table-cell table:style-name="ce3" table:formula="of:=[.C48]/[.C$410]" office:value-type="float" office:value="0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>
            <text:p>0.00</text:p>
          </table:table-cell>
          <table:table-cell table:style-name="ce1" table:formula="of:=IF([.E48]&gt;0;1;0)" office:value-type="float" office:value="0">
            <text:p>0</text:p>
          </table:table-cell>
          <table:table-cell table:style-name="ce1" table:formula="of:=IF([.F48]&gt;0;1;0)" office:value-type="float" office:value="0">
            <text:p>0</text:p>
          </table:table-cell>
          <table:table-cell table:style-name="ce1" table:formula="of:=IF([.G48]&gt;0;1;0)" office:value-type="float" office:value="0">
            <text:p>0</text:p>
          </table:table-cell>
          <table:table-cell table:style-name="ce3" table:formula="of:=[.I48]*[.I$411]+[.J48]*[.J$411]+[.K48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8]+[.N48]" office:value-type="float" office:value="11652">
            <text:p>11652</text:p>
          </table:table-cell>
          <table:table-cell table:style-name="ce3" table:formula="of:=[.O48]/[.O$410]" office:value-type="float" office:value="17.4503119351439">
            <text:p>17.45</text:p>
          </table:table-cell>
          <table:table-cell table:formula="of:=[.D48]+[.H48]+[.L48]+[.P48]" office:value-type="float" office:value="17.4503119351439">
            <text:p>17.45</text:p>
          </table:table-cell>
          <table:table-cell table:formula="of:=RANK([.Q48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Shropshire</text:p>
          </table:table-cell>
          <table:table-cell office:value-type="float" office:value="230587">
            <text:p>230587</text:p>
          </table:table-cell>
          <table:table-cell table:formula="of:=IF(SUM([.E49:.G49])&gt;0;[.B49];0)" office:value-type="float" office:value="0">
            <text:p>0</text:p>
          </table:table-cell>
          <table:table-cell table:style-name="ce3" table:formula="of:=[.C49]/[.C$410]" office:value-type="float" office:value="0">
            <text:p>0.00</text:p>
          </table:table-cell>
          <table:table-cell table:number-columns-repeated="3"/>
          <table:table-cell table:style-name="ce3" table:formula="of:=[.E49]*[.S$15]+[.F49]*[.S$19]+[.G49]*[.S$21]" office:value-type="float" office:value="0">
            <text:p>0.00</text:p>
          </table:table-cell>
          <table:table-cell table:style-name="ce1" table:formula="of:=IF([.E49]&gt;0;1;0)" office:value-type="float" office:value="0">
            <text:p>0</text:p>
          </table:table-cell>
          <table:table-cell table:style-name="ce1" table:formula="of:=IF([.F49]&gt;0;1;0)" office:value-type="float" office:value="0">
            <text:p>0</text:p>
          </table:table-cell>
          <table:table-cell table:style-name="ce1" table:formula="of:=IF([.G49]&gt;0;1;0)" office:value-type="float" office:value="0">
            <text:p>0</text:p>
          </table:table-cell>
          <table:table-cell table:style-name="ce3" table:formula="of:=[.I49]*[.I$411]+[.J49]*[.J$411]+[.K49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49]+[.N49]" office:value-type="float" office:value="11652">
            <text:p>11652</text:p>
          </table:table-cell>
          <table:table-cell table:style-name="ce3" table:formula="of:=[.O49]/[.O$410]" office:value-type="float" office:value="17.4503119351439">
            <text:p>17.45</text:p>
          </table:table-cell>
          <table:table-cell table:formula="of:=[.D49]+[.H49]+[.L49]+[.P49]" office:value-type="float" office:value="17.4503119351439">
            <text:p>17.45</text:p>
          </table:table-cell>
          <table:table-cell table:formula="of:=RANK([.Q49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Conwy</text:p>
          </table:table-cell>
          <table:table-cell office:value-type="float" office:value="92176">
            <text:p>92176</text:p>
          </table:table-cell>
          <table:table-cell table:formula="of:=IF(SUM([.E50:.G50])&gt;0;[.B50];0)" office:value-type="float" office:value="0">
            <text:p>0</text:p>
          </table:table-cell>
          <table:table-cell table:style-name="ce3" table:formula="of:=[.C50]/[.C$410]" office:value-type="float" office:value="0">
            <text:p>0.00</text:p>
          </table:table-cell>
          <table:table-cell table:number-columns-repeated="3"/>
          <table:table-cell table:style-name="ce3" table:formula="of:=[.E50]*[.S$15]+[.F50]*[.S$19]+[.G50]*[.S$21]" office:value-type="float" office:value="0">
            <text:p>0.00</text:p>
          </table:table-cell>
          <table:table-cell table:style-name="ce1" table:formula="of:=IF([.E50]&gt;0;1;0)" office:value-type="float" office:value="0">
            <text:p>0</text:p>
          </table:table-cell>
          <table:table-cell table:style-name="ce1" table:formula="of:=IF([.F50]&gt;0;1;0)" office:value-type="float" office:value="0">
            <text:p>0</text:p>
          </table:table-cell>
          <table:table-cell table:style-name="ce1" table:formula="of:=IF([.G50]&gt;0;1;0)" office:value-type="float" office:value="0">
            <text:p>0</text:p>
          </table:table-cell>
          <table:table-cell table:style-name="ce3" table:formula="of:=[.I50]*[.I$411]+[.J50]*[.J$411]+[.K50]*[.K$411]" office:value-type="float" office:value="0">
            <text:p>0.00</text:p>
          </table:table-cell>
          <table:table-cell table:style-name="Default"/>
          <table:table-cell table:formula="of:=[.$T$1]*2" office:value-type="float" office:value="11652">
            <text:p>11652</text:p>
          </table:table-cell>
          <table:table-cell table:formula="of:=[.M50]+[.N50]" office:value-type="float" office:value="11652">
            <text:p>11652</text:p>
          </table:table-cell>
          <table:table-cell table:style-name="ce3" table:formula="of:=[.O50]/[.O$410]" office:value-type="float" office:value="17.4503119351439">
            <text:p>17.45</text:p>
          </table:table-cell>
          <table:table-cell table:formula="of:=[.D50]+[.H50]+[.L50]+[.P50]" office:value-type="float" office:value="17.4503119351439">
            <text:p>17.45</text:p>
          </table:table-cell>
          <table:table-cell table:formula="of:=RANK([.Q50];[.Q$2:.Q$408];0)"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string">
            <text:p>Derby</text:p>
          </table:table-cell>
          <table:table-cell office:value-type="float" office:value="173518">
            <text:p>173518</text:p>
          </table:table-cell>
          <table:table-cell table:formula="of:=IF(SUM([.E51:.G51])&gt;0;[.B51];0)" office:value-type="float" office:value="173518">
            <text:p>173518</text:p>
          </table:table-cell>
          <table:table-cell table:style-name="ce3" table:formula="of:=[.C51]/[.C$410]" office:value-type="float" office:value="7.75671242662136">
            <text:p>7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1]*[.S$15]+[.F51]*[.S$19]+[.G51]*[.S$21]" office:value-type="float" office:value="6.1063404988287">
            <text:p>6.11</text:p>
          </table:table-cell>
          <table:table-cell table:style-name="ce1" table:formula="of:=IF([.E51]&gt;0;1;0)" office:value-type="float" office:value="0">
            <text:p>0</text:p>
          </table:table-cell>
          <table:table-cell table:style-name="ce1" table:formula="of:=IF([.F51]&gt;0;1;0)" office:value-type="float" office:value="1">
            <text:p>1</text:p>
          </table:table-cell>
          <table:table-cell table:style-name="ce1" table:formula="of:=IF([.G51]&gt;0;1;0)" office:value-type="float" office:value="1">
            <text:p>1</text:p>
          </table:table-cell>
          <table:table-cell table:style-name="ce3" table:formula="of:=[.I51]*[.I$411]+[.J51]*[.J$411]+[.K51]*[.K$411]" office:value-type="float" office:value="2.29280245912426">
            <text:p>2.29</text:p>
          </table:table-cell>
          <table:table-cell table:style-name="ce8" table:formula="of:=174+672" office:value-type="float" office:value="846">
            <text:p>846</text:p>
          </table:table-cell>
          <table:table-cell/>
          <table:table-cell table:formula="of:=[.M51]+[.N51]" office:value-type="float" office:value="846">
            <text:p>846</text:p>
          </table:table-cell>
          <table:table-cell table:style-name="ce3" table:formula="of:=[.O51]/[.O$410]" office:value-type="float" office:value="1.26698969251045">
            <text:p>1.27</text:p>
          </table:table-cell>
          <table:table-cell table:formula="of:=[.D51]+[.H51]+[.L51]+[.P51]" office:value-type="float" office:value="17.4228450770848">
            <text:p>17.42</text:p>
          </table:table-cell>
          <table:table-cell table:formula="of:=RANK([.Q51];[.Q$2:.Q$408];0)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Bromley</text:p>
          </table:table-cell>
          <table:table-cell office:value-type="float" office:value="237662">
            <text:p>237662</text:p>
          </table:table-cell>
          <table:table-cell table:formula="of:=IF(SUM([.E52:.G52])&gt;0;[.B52];0)" office:value-type="float" office:value="237662">
            <text:p>237662</text:p>
          </table:table-cell>
          <table:table-cell table:style-name="ce3" table:formula="of:=[.C52]/[.C$410]" office:value-type="float" office:value="10.6241184703356">
            <text:p>10.6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2]*[.S$15]+[.F52]*[.S$19]+[.G52]*[.S$21]" office:value-type="float" office:value="4.46409260570454">
            <text:p>4.46</text:p>
          </table:table-cell>
          <table:table-cell table:style-name="ce1" table:formula="of:=IF([.E52]&gt;0;1;0)" office:value-type="float" office:value="0">
            <text:p>0</text:p>
          </table:table-cell>
          <table:table-cell table:style-name="ce1" table:formula="of:=IF([.F52]&gt;0;1;0)" office:value-type="float" office:value="1">
            <text:p>1</text:p>
          </table:table-cell>
          <table:table-cell table:style-name="ce1" table:formula="of:=IF([.G52]&gt;0;1;0)" office:value-type="float" office:value="0">
            <text:p>0</text:p>
          </table:table-cell>
          <table:table-cell table:style-name="ce3" table:formula="of:=[.I52]*[.I$411]+[.J52]*[.J$411]+[.K52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52]+[.N52]" office:value-type="float" office:value="174">
            <text:p>174</text:p>
          </table:table-cell>
          <table:table-cell table:style-name="ce3" table:formula="of:=[.O52]/[.O$410]" office:value-type="float" office:value="0.260586532502149">
            <text:p>0.26</text:p>
          </table:table-cell>
          <table:table-cell table:formula="of:=[.D52]+[.H52]+[.L52]+[.P52]" office:value-type="float" office:value="17.4139748139999">
            <text:p>17.41</text:p>
          </table:table-cell>
          <table:table-cell table:formula="of:=RANK([.Q52];[.Q$2:.Q$408];0)"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Southampton</text:p>
          </table:table-cell>
          <table:table-cell office:value-type="float" office:value="164907">
            <text:p>164907</text:p>
          </table:table-cell>
          <table:table-cell table:formula="of:=IF(SUM([.E53:.G53])&gt;0;[.B53];0)" office:value-type="float" office:value="164907">
            <text:p>164907</text:p>
          </table:table-cell>
          <table:table-cell table:style-name="ce3" table:formula="of:=[.C53]/[.C$410]" office:value-type="float" office:value="7.37177800652871">
            <text:p>7.3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3]*[.S$15]+[.F53]*[.S$19]+[.G53]*[.S$21]" office:value-type="float" office:value="6.1063404988287">
            <text:p>6.11</text:p>
          </table:table-cell>
          <table:table-cell table:style-name="ce1" table:formula="of:=IF([.E53]&gt;0;1;0)" office:value-type="float" office:value="0">
            <text:p>0</text:p>
          </table:table-cell>
          <table:table-cell table:style-name="ce1" table:formula="of:=IF([.F53]&gt;0;1;0)" office:value-type="float" office:value="1">
            <text:p>1</text:p>
          </table:table-cell>
          <table:table-cell table:style-name="ce1" table:formula="of:=IF([.G53]&gt;0;1;0)" office:value-type="float" office:value="1">
            <text:p>1</text:p>
          </table:table-cell>
          <table:table-cell table:style-name="ce3" table:formula="of:=[.I53]*[.I$411]+[.J53]*[.J$411]+[.K53]*[.K$411]" office:value-type="float" office:value="2.29280245912426">
            <text:p>2.29</text:p>
          </table:table-cell>
          <table:table-cell table:style-name="ce4" table:formula="of:=174+687" office:value-type="float" office:value="861">
            <text:p>861</text:p>
          </table:table-cell>
          <table:table-cell/>
          <table:table-cell table:formula="of:=[.M53]+[.N53]" office:value-type="float" office:value="861">
            <text:p>861</text:p>
          </table:table-cell>
          <table:table-cell table:style-name="ce3" table:formula="of:=[.O53]/[.O$410]" office:value-type="float" office:value="1.28945404876063">
            <text:p>1.29</text:p>
          </table:table-cell>
          <table:table-cell table:formula="of:=[.D53]+[.H53]+[.L53]+[.P53]" office:value-type="float" office:value="17.0603750132423">
            <text:p>17.06</text:p>
          </table:table-cell>
          <table:table-cell table:formula="of:=RANK([.Q53];[.Q$2:.Q$408];0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Peterborough</text:p>
          </table:table-cell>
          <table:table-cell office:value-type="float" office:value="135307">
            <text:p>135307</text:p>
          </table:table-cell>
          <table:table-cell table:formula="of:=IF(SUM([.E54:.G54])&gt;0;[.B54];0)" office:value-type="float" office:value="135307">
            <text:p>135307</text:p>
          </table:table-cell>
          <table:table-cell table:style-name="ce3" table:formula="of:=[.C54]/[.C$410]" office:value-type="float" office:value="6.04857990703475">
            <text:p>6.0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4]*[.S$15]+[.F54]*[.S$19]+[.G54]*[.S$21]" office:value-type="float" office:value="6.1063404988287">
            <text:p>6.11</text:p>
          </table:table-cell>
          <table:table-cell table:style-name="ce1" table:formula="of:=IF([.E54]&gt;0;1;0)" office:value-type="float" office:value="0">
            <text:p>0</text:p>
          </table:table-cell>
          <table:table-cell table:style-name="ce1" table:formula="of:=IF([.F54]&gt;0;1;0)" office:value-type="float" office:value="1">
            <text:p>1</text:p>
          </table:table-cell>
          <table:table-cell table:style-name="ce1" table:formula="of:=IF([.G54]&gt;0;1;0)" office:value-type="float" office:value="1">
            <text:p>1</text:p>
          </table:table-cell>
          <table:table-cell table:style-name="ce3" table:formula="of:=[.I54]*[.I$411]+[.J54]*[.J$411]+[.K54]*[.K$411]" office:value-type="float" office:value="2.29280245912426">
            <text:p>2.29</text:p>
          </table:table-cell>
          <table:table-cell table:style-name="ce6" table:formula="of:=5+1729" office:value-type="float" office:value="1734">
            <text:p>1734</text:p>
          </table:table-cell>
          <table:table-cell/>
          <table:table-cell table:formula="of:=[.M54]+[.N54]" office:value-type="float" office:value="1734">
            <text:p>1734</text:p>
          </table:table-cell>
          <table:table-cell table:style-name="ce3" table:formula="of:=[.O54]/[.O$410]" office:value-type="float" office:value="2.59687958252141">
            <text:p>2.60</text:p>
          </table:table-cell>
          <table:table-cell table:formula="of:=[.D54]+[.H54]+[.L54]+[.P54]" office:value-type="float" office:value="17.0446024475091">
            <text:p>17.04</text:p>
          </table:table-cell>
          <table:table-cell table:formula="of:=RANK([.Q54];[.Q$2:.Q$408];0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Swindon</text:p>
          </table:table-cell>
          <table:table-cell office:value-type="float" office:value="160978">
            <text:p>160978</text:p>
          </table:table-cell>
          <table:table-cell table:formula="of:=IF(SUM([.E55:.G55])&gt;0;[.B55];0)" office:value-type="float" office:value="160978">
            <text:p>160978</text:p>
          </table:table-cell>
          <table:table-cell table:style-name="ce3" table:formula="of:=[.C55]/[.C$410]" office:value-type="float" office:value="7.19614133987629">
            <text:p>7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5]*[.S$15]+[.F55]*[.S$19]+[.G55]*[.S$21]" office:value-type="float" office:value="6.1063404988287">
            <text:p>6.11</text:p>
          </table:table-cell>
          <table:table-cell table:style-name="ce1" table:formula="of:=IF([.E55]&gt;0;1;0)" office:value-type="float" office:value="0">
            <text:p>0</text:p>
          </table:table-cell>
          <table:table-cell table:style-name="ce1" table:formula="of:=IF([.F55]&gt;0;1;0)" office:value-type="float" office:value="1">
            <text:p>1</text:p>
          </table:table-cell>
          <table:table-cell table:style-name="ce1" table:formula="of:=IF([.G55]&gt;0;1;0)" office:value-type="float" office:value="1">
            <text:p>1</text:p>
          </table:table-cell>
          <table:table-cell table:style-name="ce3" table:formula="of:=[.I55]*[.I$411]+[.J55]*[.J$411]+[.K55]*[.K$411]" office:value-type="float" office:value="2.29280245912426">
            <text:p>2.29</text:p>
          </table:table-cell>
          <table:table-cell table:style-name="ce4" table:formula="of:=174+702" office:value-type="float" office:value="876">
            <text:p>876</text:p>
          </table:table-cell>
          <table:table-cell/>
          <table:table-cell table:formula="of:=[.M55]+[.N55]" office:value-type="float" office:value="876">
            <text:p>876</text:p>
          </table:table-cell>
          <table:table-cell table:style-name="ce3" table:formula="of:=[.O55]/[.O$410]" office:value-type="float" office:value="1.31191840501082">
            <text:p>1.31</text:p>
          </table:table-cell>
          <table:table-cell table:formula="of:=[.D55]+[.H55]+[.L55]+[.P55]" office:value-type="float" office:value="16.9072027028401">
            <text:p>16.91</text:p>
          </table:table-cell>
          <table:table-cell table:formula="of:=RANK([.Q55];[.Q$2:.Q$408];0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Wandsworth</text:p>
          </table:table-cell>
          <table:table-cell office:value-type="float" office:value="223228">
            <text:p>223228</text:p>
          </table:table-cell>
          <table:table-cell table:formula="of:=IF(SUM([.E56:.G56])&gt;0;[.B56];0)" office:value-type="float" office:value="223228">
            <text:p>223228</text:p>
          </table:table-cell>
          <table:table-cell table:style-name="ce3" table:formula="of:=[.C56]/[.C$410]" office:value-type="float" office:value="9.97888058627827">
            <text:p>9.9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6]*[.S$15]+[.F56]*[.S$19]+[.G56]*[.S$21]" office:value-type="float" office:value="4.46409260570454">
            <text:p>4.46</text:p>
          </table:table-cell>
          <table:table-cell table:style-name="ce1" table:formula="of:=IF([.E56]&gt;0;1;0)" office:value-type="float" office:value="0">
            <text:p>0</text:p>
          </table:table-cell>
          <table:table-cell table:style-name="ce1" table:formula="of:=IF([.F56]&gt;0;1;0)" office:value-type="float" office:value="1">
            <text:p>1</text:p>
          </table:table-cell>
          <table:table-cell table:style-name="ce1" table:formula="of:=IF([.G56]&gt;0;1;0)" office:value-type="float" office:value="0">
            <text:p>0</text:p>
          </table:table-cell>
          <table:table-cell table:style-name="ce3" table:formula="of:=[.I56]*[.I$411]+[.J56]*[.J$411]+[.K56]*[.K$411]" office:value-type="float" office:value="2.06517720545768">
            <text:p>2.07</text:p>
          </table:table-cell>
          <table:table-cell table:style-name="Default" office:value-type="float" office:value="210">
            <text:p>210</text:p>
          </table:table-cell>
          <table:table-cell/>
          <table:table-cell table:formula="of:=[.M56]+[.N56]" office:value-type="float" office:value="210">
            <text:p>210</text:p>
          </table:table-cell>
          <table:table-cell table:style-name="ce3" table:formula="of:=[.O56]/[.O$410]" office:value-type="float" office:value="0.314500987502593">
            <text:p>0.31</text:p>
          </table:table-cell>
          <table:table-cell table:formula="of:=[.D56]+[.H56]+[.L56]+[.P56]" office:value-type="float" office:value="16.8226513849431">
            <text:p>16.82</text:p>
          </table:table-cell>
          <table:table-cell table:formula="of:=RANK([.Q56];[.Q$2:.Q$408];0)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Cheshire East</text:p>
          </table:table-cell>
          <table:table-cell office:value-type="float" office:value="272909">
            <text:p>272909</text:p>
          </table:table-cell>
          <table:table-cell table:formula="of:=IF(SUM([.E57:.G57])&gt;0;[.B57];0)" office:value-type="float" office:value="272909">
            <text:p>272909</text:p>
          </table:table-cell>
          <table:table-cell table:style-name="ce3" table:formula="of:=[.C57]/[.C$410]" office:value-type="float" office:value="12.1997523694188">
            <text:p>12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7]*[.S$15]+[.F57]*[.S$19]+[.G57]*[.S$21]" office:value-type="float" office:value="1.64224789312416">
            <text:p>1.64</text:p>
          </table:table-cell>
          <table:table-cell table:style-name="ce1" table:formula="of:=IF([.E57]&gt;0;1;0)" office:value-type="float" office:value="0">
            <text:p>0</text:p>
          </table:table-cell>
          <table:table-cell table:style-name="ce1" table:formula="of:=IF([.F57]&gt;0;1;0)" office:value-type="float" office:value="0">
            <text:p>0</text:p>
          </table:table-cell>
          <table:table-cell table:style-name="ce1" table:formula="of:=IF([.G57]&gt;0;1;0)" office:value-type="float" office:value="1">
            <text:p>1</text:p>
          </table:table-cell>
          <table:table-cell table:style-name="ce3" table:formula="of:=[.I57]*[.I$411]+[.J57]*[.J$411]+[.K57]*[.K$411]" office:value-type="float" office:value="0.227625253666578">
            <text:p>0.23</text:p>
          </table:table-cell>
          <table:table-cell table:style-name="ce6" office:value-type="float" office:value="1710">
            <text:p>1710</text:p>
          </table:table-cell>
          <table:table-cell/>
          <table:table-cell table:formula="of:=[.M57]+[.N57]" office:value-type="float" office:value="1710">
            <text:p>1710</text:p>
          </table:table-cell>
          <table:table-cell table:style-name="ce3" table:formula="of:=[.O57]/[.O$410]" office:value-type="float" office:value="2.56093661252112">
            <text:p>2.56</text:p>
          </table:table-cell>
          <table:table-cell table:formula="of:=[.D57]+[.H57]+[.L57]+[.P57]" office:value-type="float" office:value="16.6305621287306">
            <text:p>16.63</text:p>
          </table:table-cell>
          <table:table-cell table:formula="of:=RANK([.Q57];[.Q$2:.Q$408];0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Southend-on-Sea</text:p>
          </table:table-cell>
          <table:table-cell office:value-type="float" office:value="127297">
            <text:p>127297</text:p>
          </table:table-cell>
          <table:table-cell table:formula="of:=IF(SUM([.E58:.G58])&gt;0;[.B58];0)" office:value-type="float" office:value="127297">
            <text:p>127297</text:p>
          </table:table-cell>
          <table:table-cell table:style-name="ce3" table:formula="of:=[.C58]/[.C$410]" office:value-type="float" office:value="5.69051177267845">
            <text:p>5.6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8]*[.S$15]+[.F58]*[.S$19]+[.G58]*[.S$21]" office:value-type="float" office:value="6.1063404988287">
            <text:p>6.11</text:p>
          </table:table-cell>
          <table:table-cell table:style-name="ce1" table:formula="of:=IF([.E58]&gt;0;1;0)" office:value-type="float" office:value="0">
            <text:p>0</text:p>
          </table:table-cell>
          <table:table-cell table:style-name="ce1" table:formula="of:=IF([.F58]&gt;0;1;0)" office:value-type="float" office:value="1">
            <text:p>1</text:p>
          </table:table-cell>
          <table:table-cell table:style-name="ce1" table:formula="of:=IF([.G58]&gt;0;1;0)" office:value-type="float" office:value="1">
            <text:p>1</text:p>
          </table:table-cell>
          <table:table-cell table:style-name="ce3" table:formula="of:=[.I58]*[.I$411]+[.J58]*[.J$411]+[.K58]*[.K$411]" office:value-type="float" office:value="2.29280245912426">
            <text:p>2.29</text:p>
          </table:table-cell>
          <table:table-cell table:style-name="ce4" table:formula="of:=48+1549" office:value-type="float" office:value="1597">
            <text:p>1597</text:p>
          </table:table-cell>
          <table:table-cell/>
          <table:table-cell table:formula="of:=[.M58]+[.N58]" office:value-type="float" office:value="1597">
            <text:p>1597</text:p>
          </table:table-cell>
          <table:table-cell table:style-name="ce3" table:formula="of:=[.O58]/[.O$410]" office:value-type="float" office:value="2.39170512876972">
            <text:p>2.39</text:p>
          </table:table-cell>
          <table:table-cell table:formula="of:=[.D58]+[.H58]+[.L58]+[.P58]" office:value-type="float" office:value="16.4813598594011">
            <text:p>16.48</text:p>
          </table:table-cell>
          <table:table-cell table:formula="of:=RANK([.Q58];[.Q$2:.Q$408];0)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string">
            <text:p>Thanet</text:p>
          </table:table-cell>
          <table:table-cell office:value-type="float" office:value="97321">
            <text:p>97321</text:p>
          </table:table-cell>
          <table:table-cell table:formula="of:=IF(SUM([.E59:.G59])&gt;0;[.B59];0)" office:value-type="float" office:value="97321">
            <text:p>97321</text:p>
          </table:table-cell>
          <table:table-cell table:style-name="ce3" table:formula="of:=[.C59]/[.C$410]" office:value-type="float" office:value="4.35050548110984">
            <text:p>4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9]*[.S$15]+[.F59]*[.S$19]+[.G59]*[.S$21]" office:value-type="float" office:value="1.64224789312416">
            <text:p>1.64</text:p>
          </table:table-cell>
          <table:table-cell table:style-name="ce1" table:formula="of:=IF([.E59]&gt;0;1;0)" office:value-type="float" office:value="0">
            <text:p>0</text:p>
          </table:table-cell>
          <table:table-cell table:style-name="ce1" table:formula="of:=IF([.F59]&gt;0;1;0)" office:value-type="float" office:value="0">
            <text:p>0</text:p>
          </table:table-cell>
          <table:table-cell table:style-name="ce1" table:formula="of:=IF([.G59]&gt;0;1;0)" office:value-type="float" office:value="1">
            <text:p>1</text:p>
          </table:table-cell>
          <table:table-cell table:style-name="ce3" table:formula="of:=[.I59]*[.I$411]+[.J59]*[.J$411]+[.K59]*[.K$411]" office:value-type="float" office:value="0.227625253666578">
            <text:p>0.23</text:p>
          </table:table-cell>
          <table:table-cell table:style-name="ce6" office:value-type="float" office:value="923">
            <text:p>923</text:p>
          </table:table-cell>
          <table:table-cell table:formula="of:=[.$T$1]" office:value-type="float" office:value="5826">
            <text:p>5826</text:p>
          </table:table-cell>
          <table:table-cell table:formula="of:=[.M59]+[.N59]" office:value-type="float" office:value="6749">
            <text:p>6749</text:p>
          </table:table-cell>
          <table:table-cell table:style-name="ce3" table:formula="of:=[.O59]/[.O$410]" office:value-type="float" office:value="10.1074626888333">
            <text:p>10.11</text:p>
          </table:table-cell>
          <table:table-cell table:formula="of:=[.D59]+[.H59]+[.L59]+[.P59]" office:value-type="float" office:value="16.3278413167339">
            <text:p>16.33</text:p>
          </table:table-cell>
          <table:table-cell table:formula="of:=RANK([.Q59];[.Q$2:.Q$408];0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Portsmouth</text:p>
          </table:table-cell>
          <table:table-cell office:value-type="float" office:value="147085">
            <text:p>147085</text:p>
          </table:table-cell>
          <table:table-cell table:formula="of:=IF(SUM([.E60:.G60])&gt;0;[.B60];0)" office:value-type="float" office:value="147085">
            <text:p>147085</text:p>
          </table:table-cell>
          <table:table-cell table:style-name="ce3" table:formula="of:=[.C60]/[.C$410]" office:value-type="float" office:value="6.57508758324556">
            <text:p>6.5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0]*[.S$15]+[.F60]*[.S$19]+[.G60]*[.S$21]" office:value-type="float" office:value="6.1063404988287">
            <text:p>6.11</text:p>
          </table:table-cell>
          <table:table-cell table:style-name="ce1" table:formula="of:=IF([.E60]&gt;0;1;0)" office:value-type="float" office:value="0">
            <text:p>0</text:p>
          </table:table-cell>
          <table:table-cell table:style-name="ce1" table:formula="of:=IF([.F60]&gt;0;1;0)" office:value-type="float" office:value="1">
            <text:p>1</text:p>
          </table:table-cell>
          <table:table-cell table:style-name="ce1" table:formula="of:=IF([.G60]&gt;0;1;0)" office:value-type="float" office:value="1">
            <text:p>1</text:p>
          </table:table-cell>
          <table:table-cell table:style-name="ce3" table:formula="of:=[.I60]*[.I$411]+[.J60]*[.J$411]+[.K60]*[.K$411]" office:value-type="float" office:value="2.29280245912426">
            <text:p>2.29</text:p>
          </table:table-cell>
          <table:table-cell table:style-name="ce4" table:formula="of:=174+716" office:value-type="float" office:value="890">
            <text:p>890</text:p>
          </table:table-cell>
          <table:table-cell/>
          <table:table-cell table:formula="of:=[.M60]+[.N60]" office:value-type="float" office:value="890">
            <text:p>890</text:p>
          </table:table-cell>
          <table:table-cell table:style-name="ce3" table:formula="of:=[.O60]/[.O$410]" office:value-type="float" office:value="1.33288513751099">
            <text:p>1.33</text:p>
          </table:table-cell>
          <table:table-cell table:formula="of:=[.D60]+[.H60]+[.L60]+[.P60]" office:value-type="float" office:value="16.3071156787095">
            <text:p>16.31</text:p>
          </table:table-cell>
          <table:table-cell table:formula="of:=RANK([.Q60];[.Q$2:.Q$408];0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Guildford</text:p>
          </table:table-cell>
          <table:table-cell office:value-type="float" office:value="100408">
            <text:p>100408</text:p>
          </table:table-cell>
          <table:table-cell table:formula="of:=IF(SUM([.E61:.G61])&gt;0;[.B61];0)" office:value-type="float" office:value="100408">
            <text:p>100408</text:p>
          </table:table-cell>
          <table:table-cell table:style-name="ce3" table:formula="of:=[.C61]/[.C$410]" office:value-type="float" office:value="4.48850252614828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1]*[.S$15]+[.F61]*[.S$19]+[.G61]*[.S$21]" office:value-type="float" office:value="1.64224789312416">
            <text:p>1.64</text:p>
          </table:table-cell>
          <table:table-cell table:style-name="ce1" table:formula="of:=IF([.E61]&gt;0;1;0)" office:value-type="float" office:value="0">
            <text:p>0</text:p>
          </table:table-cell>
          <table:table-cell table:style-name="ce1" table:formula="of:=IF([.F61]&gt;0;1;0)" office:value-type="float" office:value="0">
            <text:p>0</text:p>
          </table:table-cell>
          <table:table-cell table:style-name="ce1" table:formula="of:=IF([.G61]&gt;0;1;0)" office:value-type="float" office:value="1">
            <text:p>1</text:p>
          </table:table-cell>
          <table:table-cell table:style-name="ce3" table:formula="of:=[.I61]*[.I$411]+[.J61]*[.J$411]+[.K61]*[.K$411]" office:value-type="float" office:value="0.227625253666578">
            <text:p>0.23</text:p>
          </table:table-cell>
          <table:table-cell table:style-name="ce6" office:value-type="float" office:value="815">
            <text:p>815</text:p>
          </table:table-cell>
          <table:table-cell table:formula="of:=[.$T$1]" office:value-type="float" office:value="5826">
            <text:p>5826</text:p>
          </table:table-cell>
          <table:table-cell table:formula="of:=[.M61]+[.N61]" office:value-type="float" office:value="6641">
            <text:p>6641</text:p>
          </table:table-cell>
          <table:table-cell table:style-name="ce3" table:formula="of:=[.O61]/[.O$410]" office:value-type="float" office:value="9.94571932383202">
            <text:p>9.95</text:p>
          </table:table-cell>
          <table:table-cell table:formula="of:=[.D61]+[.H61]+[.L61]+[.P61]" office:value-type="float" office:value="16.304094996771">
            <text:p>16.30</text:p>
          </table:table-cell>
          <table:table-cell table:formula="of:=RANK([.Q61];[.Q$2:.Q$408];0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Copeland</text:p>
          </table:table-cell>
          <table:table-cell office:value-type="float" office:value="53932">
            <text:p>53932</text:p>
          </table:table-cell>
          <table:table-cell table:formula="of:=IF(SUM([.E62:.G62])&gt;0;[.B62];0)" office:value-type="float" office:value="53932">
            <text:p>53932</text:p>
          </table:table-cell>
          <table:table-cell table:style-name="ce3" table:formula="of:=[.C62]/[.C$410]" office:value-type="float" office:value="2.41090269938879">
            <text:p>2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2]*[.S$15]+[.F62]*[.S$19]+[.G62]*[.S$21]" office:value-type="float" office:value="1.64224789312416">
            <text:p>1.64</text:p>
          </table:table-cell>
          <table:table-cell table:style-name="ce1" table:formula="of:=IF([.E62]&gt;0;1;0)" office:value-type="float" office:value="0">
            <text:p>0</text:p>
          </table:table-cell>
          <table:table-cell table:style-name="ce1" table:formula="of:=IF([.F62]&gt;0;1;0)" office:value-type="float" office:value="0">
            <text:p>0</text:p>
          </table:table-cell>
          <table:table-cell table:style-name="ce1" table:formula="of:=IF([.G62]&gt;0;1;0)" office:value-type="float" office:value="1">
            <text:p>1</text:p>
          </table:table-cell>
          <table:table-cell table:style-name="ce3" table:formula="of:=[.I62]*[.I$411]+[.J62]*[.J$411]+[.K62]*[.K$411]" office:value-type="float" office:value="0.227625253666578">
            <text:p>0.23</text:p>
          </table:table-cell>
          <table:table-cell table:style-name="ce6" office:value-type="float" office:value="7992">
            <text:p>7992</text:p>
          </table:table-cell>
          <table:table-cell/>
          <table:table-cell table:formula="of:=[.M62]+[.N62]" office:value-type="float" office:value="7992">
            <text:p>7992</text:p>
          </table:table-cell>
          <table:table-cell table:style-name="ce3" table:formula="of:=[.O62]/[.O$410]" office:value-type="float" office:value="11.9690090100987">
            <text:p>11.97</text:p>
          </table:table-cell>
          <table:table-cell table:formula="of:=[.D62]+[.H62]+[.L62]+[.P62]" office:value-type="float" office:value="16.2497848562782">
            <text:p>16.25</text:p>
          </table:table-cell>
          <table:table-cell table:formula="of:=RANK([.Q62];[.Q$2:.Q$408];0)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Calderdale</text:p>
          </table:table-cell>
          <table:table-cell office:value-type="float" office:value="144776">
            <text:p>144776</text:p>
          </table:table-cell>
          <table:table-cell table:formula="of:=IF(SUM([.E63:.G63])&gt;0;[.B63];0)" office:value-type="float" office:value="144776">
            <text:p>144776</text:p>
          </table:table-cell>
          <table:table-cell table:style-name="ce3" table:formula="of:=[.C63]/[.C$410]" office:value-type="float" office:value="6.47186919095733">
            <text:p>6.4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3]*[.S$15]+[.F63]*[.S$19]+[.G63]*[.S$21]" office:value-type="float" office:value="6.1063404988287">
            <text:p>6.11</text:p>
          </table:table-cell>
          <table:table-cell table:style-name="ce1" table:formula="of:=IF([.E63]&gt;0;1;0)" office:value-type="float" office:value="0">
            <text:p>0</text:p>
          </table:table-cell>
          <table:table-cell table:style-name="ce1" table:formula="of:=IF([.F63]&gt;0;1;0)" office:value-type="float" office:value="1">
            <text:p>1</text:p>
          </table:table-cell>
          <table:table-cell table:style-name="ce1" table:formula="of:=IF([.G63]&gt;0;1;0)" office:value-type="float" office:value="1">
            <text:p>1</text:p>
          </table:table-cell>
          <table:table-cell table:style-name="ce3" table:formula="of:=[.I63]*[.I$411]+[.J63]*[.J$411]+[.K63]*[.K$411]" office:value-type="float" office:value="2.29280245912426">
            <text:p>2.29</text:p>
          </table:table-cell>
          <table:table-cell table:style-name="ce4" table:formula="of:=174+732" office:value-type="float" office:value="906">
            <text:p>906</text:p>
          </table:table-cell>
          <table:table-cell/>
          <table:table-cell table:formula="of:=[.M63]+[.N63]" office:value-type="float" office:value="906">
            <text:p>906</text:p>
          </table:table-cell>
          <table:table-cell table:style-name="ce3" table:formula="of:=[.O63]/[.O$410]" office:value-type="float" office:value="1.35684711751119">
            <text:p>1.36</text:p>
          </table:table-cell>
          <table:table-cell table:formula="of:=[.D63]+[.H63]+[.L63]+[.P63]" office:value-type="float" office:value="16.2278592664215">
            <text:p>16.23</text:p>
          </table:table-cell>
          <table:table-cell table:formula="of:=RANK([.Q63];[.Q$2:.Q$408];0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East Riding</text:p>
          </table:table-cell>
          <table:table-cell office:value-type="float" office:value="264183">
            <text:p>264183</text:p>
          </table:table-cell>
          <table:table-cell table:formula="of:=IF(SUM([.E64:.G64])&gt;0;[.B64];0)" office:value-type="float" office:value="264183">
            <text:p>264183</text:p>
          </table:table-cell>
          <table:table-cell table:style-name="ce3" table:formula="of:=[.C64]/[.C$410]" office:value-type="float" office:value="11.8096771458991">
            <text:p>11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4]*[.S$15]+[.F64]*[.S$19]+[.G64]*[.S$21]" office:value-type="float" office:value="1.64224789312416">
            <text:p>1.64</text:p>
          </table:table-cell>
          <table:table-cell table:style-name="ce1" table:formula="of:=IF([.E64]&gt;0;1;0)" office:value-type="float" office:value="0">
            <text:p>0</text:p>
          </table:table-cell>
          <table:table-cell table:style-name="ce1" table:formula="of:=IF([.F64]&gt;0;1;0)" office:value-type="float" office:value="0">
            <text:p>0</text:p>
          </table:table-cell>
          <table:table-cell table:style-name="ce1" table:formula="of:=IF([.G64]&gt;0;1;0)" office:value-type="float" office:value="1">
            <text:p>1</text:p>
          </table:table-cell>
          <table:table-cell table:style-name="ce3" table:formula="of:=[.I64]*[.I$411]+[.J64]*[.J$411]+[.K64]*[.K$411]" office:value-type="float" office:value="0.227625253666578">
            <text:p>0.23</text:p>
          </table:table-cell>
          <table:table-cell table:style-name="ce4" office:value-type="float" office:value="1604">
            <text:p>1604</text:p>
          </table:table-cell>
          <table:table-cell/>
          <table:table-cell table:formula="of:=[.M64]+[.N64]" office:value-type="float" office:value="1604">
            <text:p>1604</text:p>
          </table:table-cell>
          <table:table-cell table:style-name="ce3" table:formula="of:=[.O64]/[.O$410]" office:value-type="float" office:value="2.40218849501981">
            <text:p>2.40</text:p>
          </table:table-cell>
          <table:table-cell table:formula="of:=[.D64]+[.H64]+[.L64]+[.P64]" office:value-type="float" office:value="16.0817387877096">
            <text:p>16.08</text:p>
          </table:table-cell>
          <table:table-cell table:formula="of:=RANK([.Q64];[.Q$2:.Q$408];0)"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Cheshire West and Chester</text:p>
          </table:table-cell>
          <table:table-cell office:value-type="float" office:value="260668">
            <text:p>260668</text:p>
          </table:table-cell>
          <table:table-cell table:formula="of:=IF(SUM([.E65:.G65])&gt;0;[.B65];0)" office:value-type="float" office:value="260668">
            <text:p>260668</text:p>
          </table:table-cell>
          <table:table-cell table:style-name="ce3" table:formula="of:=[.C65]/[.C$410]" office:value-type="float" office:value="11.6525473715841">
            <text:p>11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5]*[.S$15]+[.F65]*[.S$19]+[.G65]*[.S$21]" office:value-type="float" office:value="1.64224789312416">
            <text:p>1.64</text:p>
          </table:table-cell>
          <table:table-cell table:style-name="ce1" table:formula="of:=IF([.E65]&gt;0;1;0)" office:value-type="float" office:value="0">
            <text:p>0</text:p>
          </table:table-cell>
          <table:table-cell table:style-name="ce1" table:formula="of:=IF([.F65]&gt;0;1;0)" office:value-type="float" office:value="0">
            <text:p>0</text:p>
          </table:table-cell>
          <table:table-cell table:style-name="ce1" table:formula="of:=IF([.G65]&gt;0;1;0)" office:value-type="float" office:value="1">
            <text:p>1</text:p>
          </table:table-cell>
          <table:table-cell table:style-name="ce3" table:formula="of:=[.I65]*[.I$411]+[.J65]*[.J$411]+[.K65]*[.K$411]" office:value-type="float" office:value="0.227625253666578">
            <text:p>0.23</text:p>
          </table:table-cell>
          <table:table-cell table:style-name="ce4" office:value-type="float" office:value="1619">
            <text:p>1619</text:p>
          </table:table-cell>
          <table:table-cell/>
          <table:table-cell table:formula="of:=[.M65]+[.N65]" office:value-type="float" office:value="1619">
            <text:p>1619</text:p>
          </table:table-cell>
          <table:table-cell table:style-name="ce3" table:formula="of:=[.O65]/[.O$410]" office:value-type="float" office:value="2.42465285126999">
            <text:p>2.42</text:p>
          </table:table-cell>
          <table:table-cell table:formula="of:=[.D65]+[.H65]+[.L65]+[.P65]" office:value-type="float" office:value="15.9470733696449">
            <text:p>15.95</text:p>
          </table:table-cell>
          <table:table-cell table:formula="of:=RANK([.Q65];[.Q$2:.Q$408];0)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Southwark</text:p>
          </table:table-cell>
          <table:table-cell office:value-type="float" office:value="201324">
            <text:p>201324</text:p>
          </table:table-cell>
          <table:table-cell table:formula="of:=IF(SUM([.E66:.G66])&gt;0;[.B66];0)" office:value-type="float" office:value="201324">
            <text:p>201324</text:p>
          </table:table-cell>
          <table:table-cell table:style-name="ce3" table:formula="of:=[.C66]/[.C$410]" office:value-type="float" office:value="8.99971399265274">
            <text:p>9.0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6]*[.S$15]+[.F66]*[.S$19]+[.G66]*[.S$21]" office:value-type="float" office:value="4.46409260570454">
            <text:p>4.46</text:p>
          </table:table-cell>
          <table:table-cell table:style-name="ce1" table:formula="of:=IF([.E66]&gt;0;1;0)" office:value-type="float" office:value="0">
            <text:p>0</text:p>
          </table:table-cell>
          <table:table-cell table:style-name="ce1" table:formula="of:=IF([.F66]&gt;0;1;0)" office:value-type="float" office:value="1">
            <text:p>1</text:p>
          </table:table-cell>
          <table:table-cell table:style-name="ce1" table:formula="of:=IF([.G66]&gt;0;1;0)" office:value-type="float" office:value="0">
            <text:p>0</text:p>
          </table:table-cell>
          <table:table-cell table:style-name="ce3" table:formula="of:=[.I66]*[.I$411]+[.J66]*[.J$411]+[.K66]*[.K$411]" office:value-type="float" office:value="2.06517720545768">
            <text:p>2.07</text:p>
          </table:table-cell>
          <table:table-cell table:style-name="Default" office:value-type="float" office:value="208">
            <text:p>208</text:p>
          </table:table-cell>
          <table:table-cell/>
          <table:table-cell table:formula="of:=[.M66]+[.N66]" office:value-type="float" office:value="208">
            <text:p>208</text:p>
          </table:table-cell>
          <table:table-cell table:style-name="ce3" table:formula="of:=[.O66]/[.O$410]" office:value-type="float" office:value="0.311505740002569">
            <text:p>0.31</text:p>
          </table:table-cell>
          <table:table-cell table:formula="of:=[.D66]+[.H66]+[.L66]+[.P66]" office:value-type="float" office:value="15.8404895438175">
            <text:p>15.84</text:p>
          </table:table-cell>
          <table:table-cell table:formula="of:=RANK([.Q66];[.Q$2:.Q$408];0)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Basildon</text:p>
          </table:table-cell>
          <table:table-cell office:value-type="float" office:value="134101">
            <text:p>134101</text:p>
          </table:table-cell>
          <table:table-cell table:formula="of:=IF(SUM([.E67:.G67])&gt;0;[.B67];0)" office:value-type="float" office:value="134101">
            <text:p>134101</text:p>
          </table:table-cell>
          <table:table-cell table:style-name="ce3" table:formula="of:=[.C67]/[.C$410]" office:value-type="float" office:value="5.99466852500808">
            <text:p>5.9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7]*[.S$15]+[.F67]*[.S$19]+[.G67]*[.S$21]" office:value-type="float" office:value="6.1063404988287">
            <text:p>6.11</text:p>
          </table:table-cell>
          <table:table-cell table:style-name="ce1" table:formula="of:=IF([.E67]&gt;0;1;0)" office:value-type="float" office:value="0">
            <text:p>0</text:p>
          </table:table-cell>
          <table:table-cell table:style-name="ce1" table:formula="of:=IF([.F67]&gt;0;1;0)" office:value-type="float" office:value="1">
            <text:p>1</text:p>
          </table:table-cell>
          <table:table-cell table:style-name="ce1" table:formula="of:=IF([.G67]&gt;0;1;0)" office:value-type="float" office:value="1">
            <text:p>1</text:p>
          </table:table-cell>
          <table:table-cell table:style-name="ce3" table:formula="of:=[.I67]*[.I$411]+[.J67]*[.J$411]+[.K67]*[.K$411]" office:value-type="float" office:value="2.29280245912426">
            <text:p>2.29</text:p>
          </table:table-cell>
          <table:table-cell table:style-name="ce4" table:formula="of:=174+762" office:value-type="float" office:value="936">
            <text:p>936</text:p>
          </table:table-cell>
          <table:table-cell/>
          <table:table-cell table:formula="of:=[.M67]+[.N67]" office:value-type="float" office:value="936">
            <text:p>936</text:p>
          </table:table-cell>
          <table:table-cell table:style-name="ce3" table:formula="of:=[.O67]/[.O$410]" office:value-type="float" office:value="1.40177583001156">
            <text:p>1.40</text:p>
          </table:table-cell>
          <table:table-cell table:formula="of:=[.D67]+[.H67]+[.L67]+[.P67]" office:value-type="float" office:value="15.7955873129726">
            <text:p>15.80</text:p>
          </table:table-cell>
          <table:table-cell table:formula="of:=RANK([.Q67];[.Q$2:.Q$408];0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Basingstoke &amp; Deane</text:p>
          </table:table-cell>
          <table:table-cell office:value-type="float" office:value="131143">
            <text:p>131143</text:p>
          </table:table-cell>
          <table:table-cell table:formula="of:=IF(SUM([.E68:.G68])&gt;0;[.B68];0)" office:value-type="float" office:value="131143">
            <text:p>131143</text:p>
          </table:table-cell>
          <table:table-cell table:style-name="ce3" table:formula="of:=[.C68]/[.C$410]" office:value-type="float" office:value="5.86243812033567">
            <text:p>5.8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8]*[.S$15]+[.F68]*[.S$19]+[.G68]*[.S$21]" office:value-type="float" office:value="6.1063404988287">
            <text:p>6.11</text:p>
          </table:table-cell>
          <table:table-cell table:style-name="ce1" table:formula="of:=IF([.E68]&gt;0;1;0)" office:value-type="float" office:value="0">
            <text:p>0</text:p>
          </table:table-cell>
          <table:table-cell table:style-name="ce1" table:formula="of:=IF([.F68]&gt;0;1;0)" office:value-type="float" office:value="1">
            <text:p>1</text:p>
          </table:table-cell>
          <table:table-cell table:style-name="ce1" table:formula="of:=IF([.G68]&gt;0;1;0)" office:value-type="float" office:value="1">
            <text:p>1</text:p>
          </table:table-cell>
          <table:table-cell table:style-name="ce3" table:formula="of:=[.I68]*[.I$411]+[.J68]*[.J$411]+[.K68]*[.K$411]" office:value-type="float" office:value="2.29280245912426">
            <text:p>2.29</text:p>
          </table:table-cell>
          <table:table-cell table:style-name="ce4" table:formula="of:=174+778" office:value-type="float" office:value="952">
            <text:p>952</text:p>
          </table:table-cell>
          <table:table-cell/>
          <table:table-cell table:formula="of:=[.M68]+[.N68]" office:value-type="float" office:value="952">
            <text:p>952</text:p>
          </table:table-cell>
          <table:table-cell table:style-name="ce3" table:formula="of:=[.O68]/[.O$410]" office:value-type="float" office:value="1.42573781001176">
            <text:p>1.43</text:p>
          </table:table-cell>
          <table:table-cell table:formula="of:=[.D68]+[.H68]+[.L68]+[.P68]" office:value-type="float" office:value="15.6873188883004">
            <text:p>15.69</text:p>
          </table:table-cell>
          <table:table-cell table:formula="of:=RANK([.Q68];[.Q$2:.Q$408];0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Reading</text:p>
          </table:table-cell>
          <table:table-cell office:value-type="float" office:value="106710">
            <text:p>106710</text:p>
          </table:table-cell>
          <table:table-cell table:formula="of:=IF(SUM([.E69:.G69])&gt;0;[.B69];0)" office:value-type="float" office:value="106710">
            <text:p>106710</text:p>
          </table:table-cell>
          <table:table-cell table:style-name="ce3" table:formula="of:=[.C69]/[.C$410]" office:value-type="float" office:value="4.77021855395271">
            <text:p>4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9]*[.S$15]+[.F69]*[.S$19]+[.G69]*[.S$21]" office:value-type="float" office:value="6.1063404988287">
            <text:p>6.11</text:p>
          </table:table-cell>
          <table:table-cell table:style-name="ce1" table:formula="of:=IF([.E69]&gt;0;1;0)" office:value-type="float" office:value="0">
            <text:p>0</text:p>
          </table:table-cell>
          <table:table-cell table:style-name="ce1" table:formula="of:=IF([.F69]&gt;0;1;0)" office:value-type="float" office:value="1">
            <text:p>1</text:p>
          </table:table-cell>
          <table:table-cell table:style-name="ce1" table:formula="of:=IF([.G69]&gt;0;1;0)" office:value-type="float" office:value="1">
            <text:p>1</text:p>
          </table:table-cell>
          <table:table-cell table:style-name="ce3" table:formula="of:=[.I69]*[.I$411]+[.J69]*[.J$411]+[.K69]*[.K$411]" office:value-type="float" office:value="2.29280245912426">
            <text:p>2.29</text:p>
          </table:table-cell>
          <table:table-cell table:style-name="ce4" table:formula="of:=34+1634" office:value-type="float" office:value="1668">
            <text:p>1668</text:p>
          </table:table-cell>
          <table:table-cell/>
          <table:table-cell table:formula="of:=[.M69]+[.N69]" office:value-type="float" office:value="1668">
            <text:p>1668</text:p>
          </table:table-cell>
          <table:table-cell table:style-name="ce3" table:formula="of:=[.O69]/[.O$410]" office:value-type="float" office:value="2.4980364150206">
            <text:p>2.50</text:p>
          </table:table-cell>
          <table:table-cell table:formula="of:=[.D69]+[.H69]+[.L69]+[.P69]" office:value-type="float" office:value="15.6673979269263">
            <text:p>15.67</text:p>
          </table:table-cell>
          <table:table-cell table:formula="of:=RANK([.Q69];[.Q$2:.Q$408];0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Torbay</text:p>
          </table:table-cell>
          <table:table-cell office:value-type="float" office:value="104808">
            <text:p>104808</text:p>
          </table:table-cell>
          <table:table-cell table:formula="of:=IF(SUM([.E70:.G70])&gt;0;[.B70];0)" office:value-type="float" office:value="104808">
            <text:p>104808</text:p>
          </table:table-cell>
          <table:table-cell table:style-name="ce3" table:formula="of:=[.C70]/[.C$410]" office:value-type="float" office:value="4.68519413553252">
            <text:p>4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0]*[.S$15]+[.F70]*[.S$19]+[.G70]*[.S$21]" office:value-type="float" office:value="1.64224789312416">
            <text:p>1.64</text:p>
          </table:table-cell>
          <table:table-cell table:style-name="ce1" table:formula="of:=IF([.E70]&gt;0;1;0)" office:value-type="float" office:value="0">
            <text:p>0</text:p>
          </table:table-cell>
          <table:table-cell table:style-name="ce1" table:formula="of:=IF([.F70]&gt;0;1;0)" office:value-type="float" office:value="0">
            <text:p>0</text:p>
          </table:table-cell>
          <table:table-cell table:style-name="ce1" table:formula="of:=IF([.G70]&gt;0;1;0)" office:value-type="float" office:value="1">
            <text:p>1</text:p>
          </table:table-cell>
          <table:table-cell table:style-name="ce3" table:formula="of:=[.I70]*[.I$411]+[.J70]*[.J$411]+[.K70]*[.K$411]" office:value-type="float" office:value="0.227625253666578">
            <text:p>0.23</text:p>
          </table:table-cell>
          <table:table-cell table:style-name="ce6" office:value-type="float" office:value="77">
            <text:p>77</text:p>
          </table:table-cell>
          <table:table-cell table:formula="of:=[.$T$1]" office:value-type="float" office:value="5826">
            <text:p>5826</text:p>
          </table:table-cell>
          <table:table-cell table:formula="of:=[.M70]+[.N70]" office:value-type="float" office:value="5903">
            <text:p>5903</text:p>
          </table:table-cell>
          <table:table-cell table:style-name="ce3" table:formula="of:=[.O70]/[.O$410]" office:value-type="float" office:value="8.8404729963229">
            <text:p>8.84</text:p>
          </table:table-cell>
          <table:table-cell table:formula="of:=[.D70]+[.H70]+[.L70]+[.P70]" office:value-type="float" office:value="15.3955402786462">
            <text:p>15.40</text:p>
          </table:table-cell>
          <table:table-cell table:formula="of:=RANK([.Q70];[.Q$2:.Q$408];0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E Herts</text:p>
          </table:table-cell>
          <table:table-cell office:value-type="float" office:value="102947">
            <text:p>102947</text:p>
          </table:table-cell>
          <table:table-cell table:formula="of:=IF(SUM([.E71:.G71])&gt;0;[.B71];0)" office:value-type="float" office:value="102947">
            <text:p>102947</text:p>
          </table:table-cell>
          <table:table-cell table:style-name="ce3" table:formula="of:=[.C71]/[.C$410]" office:value-type="float" office:value="4.60200252529069">
            <text:p>4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1]*[.S$15]+[.F71]*[.S$19]+[.G71]*[.S$21]" office:value-type="float" office:value="1.64224789312416">
            <text:p>1.64</text:p>
          </table:table-cell>
          <table:table-cell table:style-name="ce1" table:formula="of:=IF([.E71]&gt;0;1;0)" office:value-type="float" office:value="0">
            <text:p>0</text:p>
          </table:table-cell>
          <table:table-cell table:style-name="ce1" table:formula="of:=IF([.F71]&gt;0;1;0)" office:value-type="float" office:value="0">
            <text:p>0</text:p>
          </table:table-cell>
          <table:table-cell table:style-name="ce1" table:formula="of:=IF([.G71]&gt;0;1;0)" office:value-type="float" office:value="1">
            <text:p>1</text:p>
          </table:table-cell>
          <table:table-cell table:style-name="ce3" table:formula="of:=[.I71]*[.I$411]+[.J71]*[.J$411]+[.K71]*[.K$411]" office:value-type="float" office:value="0.227625253666578">
            <text:p>0.23</text:p>
          </table:table-cell>
          <table:table-cell table:style-name="ce6" office:value-type="float" office:value="90">
            <text:p>90</text:p>
          </table:table-cell>
          <table:table-cell table:formula="of:=[.$T$1]" office:value-type="float" office:value="5826">
            <text:p>5826</text:p>
          </table:table-cell>
          <table:table-cell table:formula="of:=[.M71]+[.N71]" office:value-type="float" office:value="5916">
            <text:p>5916</text:p>
          </table:table-cell>
          <table:table-cell table:style-name="ce3" table:formula="of:=[.O71]/[.O$410]" office:value-type="float" office:value="8.85994210507306">
            <text:p>8.86</text:p>
          </table:table-cell>
          <table:table-cell table:formula="of:=[.D71]+[.H71]+[.L71]+[.P71]" office:value-type="float" office:value="15.3318177771545">
            <text:p>15.33</text:p>
          </table:table-cell>
          <table:table-cell table:formula="of:=RANK([.Q71];[.Q$2:.Q$408];0)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Lewisham</text:p>
          </table:table-cell>
          <table:table-cell office:value-type="float" office:value="189978">
            <text:p>189978</text:p>
          </table:table-cell>
          <table:table-cell table:formula="of:=IF(SUM([.E72:.G72])&gt;0;[.B72];0)" office:value-type="float" office:value="189978">
            <text:p>189978</text:p>
          </table:table-cell>
          <table:table-cell table:style-name="ce3" table:formula="of:=[.C72]/[.C$410]" office:value-type="float" office:value="8.49251785627239">
            <text:p>8.4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2]*[.S$15]+[.F72]*[.S$19]+[.G72]*[.S$21]" office:value-type="float" office:value="4.46409260570454">
            <text:p>4.46</text:p>
          </table:table-cell>
          <table:table-cell table:style-name="ce1" table:formula="of:=IF([.E72]&gt;0;1;0)" office:value-type="float" office:value="0">
            <text:p>0</text:p>
          </table:table-cell>
          <table:table-cell table:style-name="ce1" table:formula="of:=IF([.F72]&gt;0;1;0)" office:value-type="float" office:value="1">
            <text:p>1</text:p>
          </table:table-cell>
          <table:table-cell table:style-name="ce1" table:formula="of:=IF([.G72]&gt;0;1;0)" office:value-type="float" office:value="0">
            <text:p>0</text:p>
          </table:table-cell>
          <table:table-cell table:style-name="ce3" table:formula="of:=[.I72]*[.I$411]+[.J72]*[.J$411]+[.K72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2]+[.N72]" office:value-type="float" office:value="174">
            <text:p>174</text:p>
          </table:table-cell>
          <table:table-cell table:style-name="ce3" table:formula="of:=[.O72]/[.O$410]" office:value-type="float" office:value="0.260586532502149">
            <text:p>0.26</text:p>
          </table:table-cell>
          <table:table-cell table:formula="of:=[.D72]+[.H72]+[.L72]+[.P72]" office:value-type="float" office:value="15.2823741999368">
            <text:p>15.28</text:p>
          </table:table-cell>
          <table:table-cell table:formula="of:=RANK([.Q72];[.Q$2:.Q$408];0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N Herts</text:p>
          </table:table-cell>
          <table:table-cell office:value-type="float" office:value="98767">
            <text:p>98767</text:p>
          </table:table-cell>
          <table:table-cell table:formula="of:=IF(SUM([.E73:.G73])&gt;0;[.B73];0)" office:value-type="float" office:value="98767">
            <text:p>98767</text:p>
          </table:table-cell>
          <table:table-cell table:style-name="ce3" table:formula="of:=[.C73]/[.C$410]" office:value-type="float" office:value="4.41514549637566">
            <text:p>4.4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3]*[.S$15]+[.F73]*[.S$19]+[.G73]*[.S$21]" office:value-type="float" office:value="6.1063404988287">
            <text:p>6.11</text:p>
          </table:table-cell>
          <table:table-cell table:style-name="ce1" table:formula="of:=IF([.E73]&gt;0;1;0)" office:value-type="float" office:value="0">
            <text:p>0</text:p>
          </table:table-cell>
          <table:table-cell table:style-name="ce1" table:formula="of:=IF([.F73]&gt;0;1;0)" office:value-type="float" office:value="1">
            <text:p>1</text:p>
          </table:table-cell>
          <table:table-cell table:style-name="ce1" table:formula="of:=IF([.G73]&gt;0;1;0)" office:value-type="float" office:value="1">
            <text:p>1</text:p>
          </table:table-cell>
          <table:table-cell table:style-name="ce3" table:formula="of:=[.I73]*[.I$411]+[.J73]*[.J$411]+[.K73]*[.K$411]" office:value-type="float" office:value="2.29280245912426">
            <text:p>2.29</text:p>
          </table:table-cell>
          <table:table-cell table:style-name="ce4" table:formula="of:=66+1568" office:value-type="float" office:value="1634">
            <text:p>1634</text:p>
          </table:table-cell>
          <table:table-cell/>
          <table:table-cell table:formula="of:=[.M73]+[.N73]" office:value-type="float" office:value="1634">
            <text:p>1634</text:p>
          </table:table-cell>
          <table:table-cell table:style-name="ce3" table:formula="of:=[.O73]/[.O$410]" office:value-type="float" office:value="2.44711720752018">
            <text:p>2.45</text:p>
          </table:table-cell>
          <table:table-cell table:formula="of:=[.D73]+[.H73]+[.L73]+[.P73]" office:value-type="float" office:value="15.2614056618488">
            <text:p>15.26</text:p>
          </table:table-cell>
          <table:table-cell table:formula="of:=RANK([.Q73];[.Q$2:.Q$408];0)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Wokingham</text:p>
          </table:table-cell>
          <table:table-cell office:value-type="float" office:value="119809">
            <text:p>119809</text:p>
          </table:table-cell>
          <table:table-cell table:formula="of:=IF(SUM([.E74:.G74])&gt;0;[.B74];0)" office:value-type="float" office:value="119809">
            <text:p>119809</text:p>
          </table:table-cell>
          <table:table-cell table:style-name="ce3" table:formula="of:=[.C74]/[.C$410]" office:value-type="float" office:value="5.35577841561728">
            <text:p>5.3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4]*[.S$15]+[.F74]*[.S$19]+[.G74]*[.S$21]" office:value-type="float" office:value="6.1063404988287">
            <text:p>6.11</text:p>
          </table:table-cell>
          <table:table-cell table:style-name="ce1" table:formula="of:=IF([.E74]&gt;0;1;0)" office:value-type="float" office:value="0">
            <text:p>0</text:p>
          </table:table-cell>
          <table:table-cell table:style-name="ce1" table:formula="of:=IF([.F74]&gt;0;1;0)" office:value-type="float" office:value="1">
            <text:p>1</text:p>
          </table:table-cell>
          <table:table-cell table:style-name="ce1" table:formula="of:=IF([.G74]&gt;0;1;0)" office:value-type="float" office:value="1">
            <text:p>1</text:p>
          </table:table-cell>
          <table:table-cell table:style-name="ce3" table:formula="of:=[.I74]*[.I$411]+[.J74]*[.J$411]+[.K74]*[.K$411]" office:value-type="float" office:value="2.29280245912426">
            <text:p>2.29</text:p>
          </table:table-cell>
          <table:table-cell table:style-name="ce4" table:formula="of:=174+811" office:value-type="float" office:value="985">
            <text:p>985</text:p>
          </table:table-cell>
          <table:table-cell/>
          <table:table-cell table:formula="of:=[.M74]+[.N74]" office:value-type="float" office:value="985">
            <text:p>985</text:p>
          </table:table-cell>
          <table:table-cell table:style-name="ce3" table:formula="of:=[.O74]/[.O$410]" office:value-type="float" office:value="1.47515939376216">
            <text:p>1.48</text:p>
          </table:table-cell>
          <table:table-cell table:formula="of:=[.D74]+[.H74]+[.L74]+[.P74]" office:value-type="float" office:value="15.2300807673324">
            <text:p>15.23</text:p>
          </table:table-cell>
          <table:table-cell table:formula="of:=RANK([.Q74];[.Q$2:.Q$408];0)"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string">
            <text:p>Lancaster</text:p>
          </table:table-cell>
          <table:table-cell office:value-type="float" office:value="101367">
            <text:p>101367</text:p>
          </table:table-cell>
          <table:table-cell table:formula="of:=IF(SUM([.E75:.G75])&gt;0;[.B75];0)" office:value-type="float" office:value="101367">
            <text:p>101367</text:p>
          </table:table-cell>
          <table:table-cell table:style-name="ce3" table:formula="of:=[.C75]/[.C$410]" office:value-type="float" office:value="4.53137235646635">
            <text:p>4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5]*[.S$15]+[.F75]*[.S$19]+[.G75]*[.S$21]" office:value-type="float" office:value="1.64224789312416">
            <text:p>1.64</text:p>
          </table:table-cell>
          <table:table-cell table:style-name="ce1" table:formula="of:=IF([.E75]&gt;0;1;0)" office:value-type="float" office:value="0">
            <text:p>0</text:p>
          </table:table-cell>
          <table:table-cell table:style-name="ce1" table:formula="of:=IF([.F75]&gt;0;1;0)" office:value-type="float" office:value="0">
            <text:p>0</text:p>
          </table:table-cell>
          <table:table-cell table:style-name="ce1" table:formula="of:=IF([.G75]&gt;0;1;0)" office:value-type="float" office:value="1">
            <text:p>1</text:p>
          </table:table-cell>
          <table:table-cell table:style-name="ce3" table:formula="of:=[.I75]*[.I$411]+[.J75]*[.J$411]+[.K75]*[.K$411]" office:value-type="float" office:value="0.227625253666578">
            <text:p>0.23</text:p>
          </table:table-cell>
          <table:table-cell table:style-name="ce6" office:value-type="float" office:value="44">
            <text:p>44</text:p>
          </table:table-cell>
          <table:table-cell table:formula="of:=[.$T$1]" office:value-type="float" office:value="5826">
            <text:p>5826</text:p>
          </table:table-cell>
          <table:table-cell table:formula="of:=[.M75]+[.N75]" office:value-type="float" office:value="5870">
            <text:p>5870</text:p>
          </table:table-cell>
          <table:table-cell table:style-name="ce3" table:formula="of:=[.O75]/[.O$410]" office:value-type="float" office:value="8.7910514125725">
            <text:p>8.79</text:p>
          </table:table-cell>
          <table:table-cell table:formula="of:=[.D75]+[.H75]+[.L75]+[.P75]" office:value-type="float" office:value="15.1922969158296">
            <text:p>15.19</text:p>
          </table:table-cell>
          <table:table-cell table:formula="of:=RANK([.Q75];[.Q$2:.Q$408];0)"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Newcastle-under-Lyme</text:p>
          </table:table-cell>
          <table:table-cell office:value-type="float" office:value="94457">
            <text:p>94457</text:p>
          </table:table-cell>
          <table:table-cell table:formula="of:=IF(SUM([.E76:.G76])&gt;0;[.B76];0)" office:value-type="float" office:value="94457">
            <text:p>94457</text:p>
          </table:table-cell>
          <table:table-cell table:style-name="ce3" table:formula="of:=[.C76]/[.C$410]" office:value-type="float" office:value="4.2224771244561">
            <text:p>4.2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6]*[.S$15]+[.F76]*[.S$19]+[.G76]*[.S$21]" office:value-type="float" office:value="6.1063404988287">
            <text:p>6.11</text:p>
          </table:table-cell>
          <table:table-cell table:style-name="ce1" table:formula="of:=IF([.E76]&gt;0;1;0)" office:value-type="float" office:value="0">
            <text:p>0</text:p>
          </table:table-cell>
          <table:table-cell table:style-name="ce1" table:formula="of:=IF([.F76]&gt;0;1;0)" office:value-type="float" office:value="1">
            <text:p>1</text:p>
          </table:table-cell>
          <table:table-cell table:style-name="ce1" table:formula="of:=IF([.G76]&gt;0;1;0)" office:value-type="float" office:value="1">
            <text:p>1</text:p>
          </table:table-cell>
          <table:table-cell table:style-name="ce3" table:formula="of:=[.I76]*[.I$411]+[.J76]*[.J$411]+[.K76]*[.K$411]" office:value-type="float" office:value="2.29280245912426">
            <text:p>2.29</text:p>
          </table:table-cell>
          <table:table-cell table:style-name="ce4" table:formula="of:=39+1675" office:value-type="float" office:value="1714">
            <text:p>1714</text:p>
          </table:table-cell>
          <table:table-cell/>
          <table:table-cell table:formula="of:=[.M76]+[.N76]" office:value-type="float" office:value="1714">
            <text:p>1714</text:p>
          </table:table-cell>
          <table:table-cell table:style-name="ce3" table:formula="of:=[.O76]/[.O$410]" office:value-type="float" office:value="2.56692710752117">
            <text:p>2.57</text:p>
          </table:table-cell>
          <table:table-cell table:formula="of:=[.D76]+[.H76]+[.L76]+[.P76]" office:value-type="float" office:value="15.1885471899302">
            <text:p>15.19</text:p>
          </table:table-cell>
          <table:table-cell table:formula="of:=RANK([.Q76];[.Q$2:.Q$408];0)"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Fylde</text:p>
          </table:table-cell>
          <table:table-cell office:value-type="float" office:value="59928">
            <text:p>59928</text:p>
          </table:table-cell>
          <table:table-cell table:formula="of:=IF(SUM([.E77:.G77])&gt;0;[.B77];0)" office:value-type="float" office:value="59928">
            <text:p>59928</text:p>
          </table:table-cell>
          <table:table-cell table:style-name="ce3" table:formula="of:=[.C77]/[.C$410]" office:value-type="float" office:value="2.6789397198133">
            <text:p>2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7]*[.S$15]+[.F77]*[.S$19]+[.G77]*[.S$21]" office:value-type="float" office:value="1.64224789312416">
            <text:p>1.64</text:p>
          </table:table-cell>
          <table:table-cell table:style-name="ce1" table:formula="of:=IF([.E77]&gt;0;1;0)" office:value-type="float" office:value="0">
            <text:p>0</text:p>
          </table:table-cell>
          <table:table-cell table:style-name="ce1" table:formula="of:=IF([.F77]&gt;0;1;0)" office:value-type="float" office:value="0">
            <text:p>0</text:p>
          </table:table-cell>
          <table:table-cell table:style-name="ce1" table:formula="of:=IF([.G77]&gt;0;1;0)" office:value-type="float" office:value="1">
            <text:p>1</text:p>
          </table:table-cell>
          <table:table-cell table:style-name="ce3" table:formula="of:=[.I77]*[.I$411]+[.J77]*[.J$411]+[.K77]*[.K$411]" office:value-type="float" office:value="0.227625253666578">
            <text:p>0.23</text:p>
          </table:table-cell>
          <table:table-cell table:style-name="ce6" office:value-type="float" office:value="1076">
            <text:p>1076</text:p>
          </table:table-cell>
          <table:table-cell table:formula="of:=[.$T$1]" office:value-type="float" office:value="5826">
            <text:p>5826</text:p>
          </table:table-cell>
          <table:table-cell table:formula="of:=[.M77]+[.N77]" office:value-type="float" office:value="6902">
            <text:p>6902</text:p>
          </table:table-cell>
          <table:table-cell table:style-name="ce3" table:formula="of:=[.O77]/[.O$410]" office:value-type="float" office:value="10.3365991225852">
            <text:p>10.34</text:p>
          </table:table-cell>
          <table:table-cell table:formula="of:=[.D77]+[.H77]+[.L77]+[.P77]" office:value-type="float" office:value="14.8854119891893">
            <text:p>14.89</text:p>
          </table:table-cell>
          <table:table-cell table:formula="of:=RANK([.Q77];[.Q$2:.Q$408];0)"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string">
            <text:p>Gloucester</text:p>
          </table:table-cell>
          <table:table-cell office:value-type="float" office:value="92669">
            <text:p>92669</text:p>
          </table:table-cell>
          <table:table-cell table:formula="of:=IF(SUM([.E78:.G78])&gt;0;[.B78];0)" office:value-type="float" office:value="92669">
            <text:p>92669</text:p>
          </table:table-cell>
          <table:table-cell table:style-name="ce3" table:formula="of:=[.C78]/[.C$410]" office:value-type="float" office:value="4.14254880682451">
            <text:p>4.1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8]*[.S$15]+[.F78]*[.S$19]+[.G78]*[.S$21]" office:value-type="float" office:value="6.1063404988287">
            <text:p>6.11</text:p>
          </table:table-cell>
          <table:table-cell table:style-name="ce1" table:formula="of:=IF([.E78]&gt;0;1;0)" office:value-type="float" office:value="0">
            <text:p>0</text:p>
          </table:table-cell>
          <table:table-cell table:style-name="ce1" table:formula="of:=IF([.F78]&gt;0;1;0)" office:value-type="float" office:value="1">
            <text:p>1</text:p>
          </table:table-cell>
          <table:table-cell table:style-name="ce1" table:formula="of:=IF([.G78]&gt;0;1;0)" office:value-type="float" office:value="1">
            <text:p>1</text:p>
          </table:table-cell>
          <table:table-cell table:style-name="ce3" table:formula="of:=[.I78]*[.I$411]+[.J78]*[.J$411]+[.K78]*[.K$411]" office:value-type="float" office:value="2.29280245912426">
            <text:p>2.29</text:p>
          </table:table-cell>
          <table:table-cell table:style-name="ce4" table:formula="of:=150+1290" office:value-type="float" office:value="1440">
            <text:p>1440</text:p>
          </table:table-cell>
          <table:table-cell/>
          <table:table-cell table:formula="of:=[.M78]+[.N78]" office:value-type="float" office:value="1440">
            <text:p>1440</text:p>
          </table:table-cell>
          <table:table-cell table:style-name="ce3" table:formula="of:=[.O78]/[.O$410]" office:value-type="float" office:value="2.15657820001778">
            <text:p>2.16</text:p>
          </table:table-cell>
          <table:table-cell table:formula="of:=[.D78]+[.H78]+[.L78]+[.P78]" office:value-type="float" office:value="14.6982699647953">
            <text:p>14.70</text:p>
          </table:table-cell>
          <table:table-cell table:formula="of:=RANK([.Q78];[.Q$2:.Q$408];0)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St Albans</text:p>
          </table:table-cell>
          <table:table-cell office:value-type="float" office:value="106777">
            <text:p>106777</text:p>
          </table:table-cell>
          <table:table-cell table:formula="of:=IF(SUM([.E79:.G79])&gt;0;[.B79];0)" office:value-type="float" office:value="106777">
            <text:p>106777</text:p>
          </table:table-cell>
          <table:table-cell table:style-name="ce3" table:formula="of:=[.C79]/[.C$410]" office:value-type="float" office:value="4.77321363073196">
            <text:p>4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9]*[.S$15]+[.F79]*[.S$19]+[.G79]*[.S$21]" office:value-type="float" office:value="6.1063404988287">
            <text:p>6.11</text:p>
          </table:table-cell>
          <table:table-cell table:style-name="ce1" table:formula="of:=IF([.E79]&gt;0;1;0)" office:value-type="float" office:value="0">
            <text:p>0</text:p>
          </table:table-cell>
          <table:table-cell table:style-name="ce1" table:formula="of:=IF([.F79]&gt;0;1;0)" office:value-type="float" office:value="1">
            <text:p>1</text:p>
          </table:table-cell>
          <table:table-cell table:style-name="ce1" table:formula="of:=IF([.G79]&gt;0;1;0)" office:value-type="float" office:value="1">
            <text:p>1</text:p>
          </table:table-cell>
          <table:table-cell table:style-name="ce3" table:formula="of:=[.I79]*[.I$411]+[.J79]*[.J$411]+[.K79]*[.K$411]" office:value-type="float" office:value="2.29280245912426">
            <text:p>2.29</text:p>
          </table:table-cell>
          <table:table-cell table:style-name="ce4" table:formula="of:=174+827" office:value-type="float" office:value="1001">
            <text:p>1001</text:p>
          </table:table-cell>
          <table:table-cell/>
          <table:table-cell table:formula="of:=[.M79]+[.N79]" office:value-type="float" office:value="1001">
            <text:p>1001</text:p>
          </table:table-cell>
          <table:table-cell table:style-name="ce3" table:formula="of:=[.O79]/[.O$410]" office:value-type="float" office:value="1.49912137376236">
            <text:p>1.50</text:p>
          </table:table-cell>
          <table:table-cell table:formula="of:=[.D79]+[.H79]+[.L79]+[.P79]" office:value-type="float" office:value="14.6714779624473">
            <text:p>14.67</text:p>
          </table:table-cell>
          <table:table-cell table:formula="of:=RANK([.Q79];[.Q$2:.Q$408];0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Bexley</text:p>
          </table:table-cell>
          <table:table-cell office:value-type="float" office:value="176168">
            <text:p>176168</text:p>
          </table:table-cell>
          <table:table-cell table:formula="of:=IF(SUM([.E80:.G80])&gt;0;[.B80];0)" office:value-type="float" office:value="176168">
            <text:p>176168</text:p>
          </table:table-cell>
          <table:table-cell table:style-name="ce3" table:formula="of:=[.C80]/[.C$410]" office:value-type="float" office:value="7.87517441863687">
            <text:p>7.8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80]*[.S$15]+[.F80]*[.S$19]+[.G80]*[.S$21]" office:value-type="float" office:value="4.46409260570454">
            <text:p>4.46</text:p>
          </table:table-cell>
          <table:table-cell table:style-name="ce1" table:formula="of:=IF([.E80]&gt;0;1;0)" office:value-type="float" office:value="0">
            <text:p>0</text:p>
          </table:table-cell>
          <table:table-cell table:style-name="ce1" table:formula="of:=IF([.F80]&gt;0;1;0)" office:value-type="float" office:value="1">
            <text:p>1</text:p>
          </table:table-cell>
          <table:table-cell table:style-name="ce1" table:formula="of:=IF([.G80]&gt;0;1;0)" office:value-type="float" office:value="0">
            <text:p>0</text:p>
          </table:table-cell>
          <table:table-cell table:style-name="ce3" table:formula="of:=[.I80]*[.I$411]+[.J80]*[.J$411]+[.K80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80]+[.N80]" office:value-type="float" office:value="174">
            <text:p>174</text:p>
          </table:table-cell>
          <table:table-cell table:style-name="ce3" table:formula="of:=[.O80]/[.O$410]" office:value-type="float" office:value="0.260586532502149">
            <text:p>0.26</text:p>
          </table:table-cell>
          <table:table-cell table:formula="of:=[.D80]+[.H80]+[.L80]+[.P80]" office:value-type="float" office:value="14.6650307623012">
            <text:p>14.67</text:p>
          </table:table-cell>
          <table:table-cell table:formula="of:=RANK([.Q80];[.Q$2:.Q$408];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Reigate and Banstead</text:p>
          </table:table-cell>
          <table:table-cell office:value-type="float" office:value="104182">
            <text:p>104182</text:p>
          </table:table-cell>
          <table:table-cell table:formula="of:=IF(SUM([.E81:.G81])&gt;0;[.B81];0)" office:value-type="float" office:value="104182">
            <text:p>104182</text:p>
          </table:table-cell>
          <table:table-cell table:style-name="ce3" table:formula="of:=[.C81]/[.C$410]" office:value-type="float" office:value="4.65721028383376">
            <text:p>4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1]*[.S$15]+[.F81]*[.S$19]+[.G81]*[.S$21]" office:value-type="float" office:value="6.1063404988287">
            <text:p>6.11</text:p>
          </table:table-cell>
          <table:table-cell table:style-name="ce1" table:formula="of:=IF([.E81]&gt;0;1;0)" office:value-type="float" office:value="0">
            <text:p>0</text:p>
          </table:table-cell>
          <table:table-cell table:style-name="ce1" table:formula="of:=IF([.F81]&gt;0;1;0)" office:value-type="float" office:value="1">
            <text:p>1</text:p>
          </table:table-cell>
          <table:table-cell table:style-name="ce1" table:formula="of:=IF([.G81]&gt;0;1;0)" office:value-type="float" office:value="1">
            <text:p>1</text:p>
          </table:table-cell>
          <table:table-cell table:style-name="ce3" table:formula="of:=[.I81]*[.I$411]+[.J81]*[.J$411]+[.K81]*[.K$411]" office:value-type="float" office:value="2.29280245912426">
            <text:p>2.29</text:p>
          </table:table-cell>
          <table:table-cell table:style-name="ce4" table:formula="of:=174+843" office:value-type="float" office:value="1017">
            <text:p>1017</text:p>
          </table:table-cell>
          <table:table-cell/>
          <table:table-cell table:formula="of:=[.M81]+[.N81]" office:value-type="float" office:value="1017">
            <text:p>1017</text:p>
          </table:table-cell>
          <table:table-cell table:style-name="ce3" table:formula="of:=[.O81]/[.O$410]" office:value-type="float" office:value="1.52308335376256">
            <text:p>1.52</text:p>
          </table:table-cell>
          <table:table-cell table:formula="of:=[.D81]+[.H81]+[.L81]+[.P81]" office:value-type="float" office:value="14.5794365955493">
            <text:p>14.58</text:p>
          </table:table-cell>
          <table:table-cell table:formula="of:=RANK([.Q81];[.Q$2:.Q$408];0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Greenwich</text:p>
          </table:table-cell>
          <table:table-cell office:value-type="float" office:value="176301">
            <text:p>176301</text:p>
          </table:table-cell>
          <table:table-cell table:formula="of:=IF(SUM([.E82:.G82])&gt;0;[.B82];0)" office:value-type="float" office:value="176301">
            <text:p>176301</text:p>
          </table:table-cell>
          <table:table-cell table:style-name="ce3" table:formula="of:=[.C82]/[.C$410]" office:value-type="float" office:value="7.88111986955689">
            <text:p>7.8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82]*[.S$15]+[.F82]*[.S$19]+[.G82]*[.S$21]" office:value-type="float" office:value="4.46409260570454">
            <text:p>4.46</text:p>
          </table:table-cell>
          <table:table-cell table:style-name="ce1" table:formula="of:=IF([.E82]&gt;0;1;0)" office:value-type="float" office:value="0">
            <text:p>0</text:p>
          </table:table-cell>
          <table:table-cell table:style-name="ce1" table:formula="of:=IF([.F82]&gt;0;1;0)" office:value-type="float" office:value="1">
            <text:p>1</text:p>
          </table:table-cell>
          <table:table-cell table:style-name="ce1" table:formula="of:=IF([.G82]&gt;0;1;0)" office:value-type="float" office:value="0">
            <text:p>0</text:p>
          </table:table-cell>
          <table:table-cell table:style-name="ce3" table:formula="of:=[.I82]*[.I$411]+[.J82]*[.J$411]+[.K82]*[.K$411]" office:value-type="float" office:value="2.06517720545768">
            <text:p>2.07</text:p>
          </table:table-cell>
          <table:table-cell table:style-name="Default" office:value-type="float" office:value="106">
            <text:p>106</text:p>
          </table:table-cell>
          <table:table-cell/>
          <table:table-cell table:formula="of:=[.M82]+[.N82]" office:value-type="float" office:value="106">
            <text:p>106</text:p>
          </table:table-cell>
          <table:table-cell table:style-name="ce3" table:formula="of:=[.O82]/[.O$410]" office:value-type="float" office:value="0.158748117501309">
            <text:p>0.16</text:p>
          </table:table-cell>
          <table:table-cell table:formula="of:=[.D82]+[.H82]+[.L82]+[.P82]" office:value-type="float" office:value="14.5691377982204">
            <text:p>14.57</text:p>
          </table:table-cell>
          <table:table-cell table:formula="of:=RANK([.Q82];[.Q$2:.Q$408];0)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Leicester</text:p>
          </table:table-cell>
          <table:table-cell office:value-type="float" office:value="223534">
            <text:p>223534</text:p>
          </table:table-cell>
          <table:table-cell table:formula="of:=IF(SUM([.E83:.G83])&gt;0;[.B83];0)" office:value-type="float" office:value="223534">
            <text:p>223534</text:p>
          </table:table-cell>
          <table:table-cell table:style-name="ce3" table:formula="of:=[.C83]/[.C$410]" office:value-type="float" office:value="9.99255959365818">
            <text:p>9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3]*[.S$15]+[.F83]*[.S$19]+[.G83]*[.S$21]" office:value-type="float" office:value="1.64224789312416">
            <text:p>1.64</text:p>
          </table:table-cell>
          <table:table-cell table:style-name="ce1" table:formula="of:=IF([.E83]&gt;0;1;0)" office:value-type="float" office:value="0">
            <text:p>0</text:p>
          </table:table-cell>
          <table:table-cell table:style-name="ce1" table:formula="of:=IF([.F83]&gt;0;1;0)" office:value-type="float" office:value="0">
            <text:p>0</text:p>
          </table:table-cell>
          <table:table-cell table:style-name="ce1" table:formula="of:=IF([.G83]&gt;0;1;0)" office:value-type="float" office:value="1">
            <text:p>1</text:p>
          </table:table-cell>
          <table:table-cell table:style-name="ce3" table:formula="of:=[.I83]*[.I$411]+[.J83]*[.J$411]+[.K83]*[.K$411]" office:value-type="float" office:value="0.227625253666578">
            <text:p>0.23</text:p>
          </table:table-cell>
          <table:table-cell table:style-name="ce8" office:value-type="float" office:value="1736">
            <text:p>1736</text:p>
          </table:table-cell>
          <table:table-cell/>
          <table:table-cell table:formula="of:=[.M83]+[.N83]" office:value-type="float" office:value="1736">
            <text:p>1736</text:p>
          </table:table-cell>
          <table:table-cell table:style-name="ce3" table:formula="of:=[.O83]/[.O$410]" office:value-type="float" office:value="2.59987483002144">
            <text:p>2.60</text:p>
          </table:table-cell>
          <table:table-cell table:formula="of:=[.D83]+[.H83]+[.L83]+[.P83]" office:value-type="float" office:value="14.4623075704704">
            <text:p>14.46</text:p>
          </table:table-cell>
          <table:table-cell table:formula="of:=RANK([.Q83];[.Q$2:.Q$408];0)"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Slough</text:p>
          </table:table-cell>
          <table:table-cell office:value-type="float" office:value="98586">
            <text:p>98586</text:p>
          </table:table-cell>
          <table:table-cell table:formula="of:=IF(SUM([.E84:.G84])&gt;0;[.B84];0)" office:value-type="float" office:value="98586">
            <text:p>98586</text:p>
          </table:table-cell>
          <table:table-cell table:style-name="ce3" table:formula="of:=[.C84]/[.C$410]" office:value-type="float" office:value="4.40705431880781">
            <text:p>4.4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4]*[.S$15]+[.F84]*[.S$19]+[.G84]*[.S$21]" office:value-type="float" office:value="6.1063404988287">
            <text:p>6.11</text:p>
          </table:table-cell>
          <table:table-cell table:style-name="ce1" table:formula="of:=IF([.E84]&gt;0;1;0)" office:value-type="float" office:value="0">
            <text:p>0</text:p>
          </table:table-cell>
          <table:table-cell table:style-name="ce1" table:formula="of:=IF([.F84]&gt;0;1;0)" office:value-type="float" office:value="1">
            <text:p>1</text:p>
          </table:table-cell>
          <table:table-cell table:style-name="ce1" table:formula="of:=IF([.G84]&gt;0;1;0)" office:value-type="float" office:value="1">
            <text:p>1</text:p>
          </table:table-cell>
          <table:table-cell table:style-name="ce3" table:formula="of:=[.I84]*[.I$411]+[.J84]*[.J$411]+[.K84]*[.K$411]" office:value-type="float" office:value="2.29280245912426">
            <text:p>2.29</text:p>
          </table:table-cell>
          <table:table-cell table:style-name="ce4" table:formula="of:=174+894" office:value-type="float" office:value="1068">
            <text:p>1068</text:p>
          </table:table-cell>
          <table:table-cell/>
          <table:table-cell table:formula="of:=[.M84]+[.N84]" office:value-type="float" office:value="1068">
            <text:p>1068</text:p>
          </table:table-cell>
          <table:table-cell table:style-name="ce3" table:formula="of:=[.O84]/[.O$410]" office:value-type="float" office:value="1.59946216501319">
            <text:p>1.60</text:p>
          </table:table-cell>
          <table:table-cell table:formula="of:=[.D84]+[.H84]+[.L84]+[.P84]" office:value-type="float" office:value="14.405659441774">
            <text:p>14.41</text:p>
          </table:table-cell>
          <table:table-cell table:formula="of:=RANK([.Q84];[.Q$2:.Q$408];0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Epping Forest</text:p>
          </table:table-cell>
          <table:table-cell office:value-type="float" office:value="99540">
            <text:p>99540</text:p>
          </table:table-cell>
          <table:table-cell table:formula="of:=IF(SUM([.E85:.G85])&gt;0;[.B85];0)" office:value-type="float" office:value="99540">
            <text:p>99540</text:p>
          </table:table-cell>
          <table:table-cell table:style-name="ce3" table:formula="of:=[.C85]/[.C$410]" office:value-type="float" office:value="4.44970063593339">
            <text:p>4.4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5]*[.S$15]+[.F85]*[.S$19]+[.G85]*[.S$21]" office:value-type="float" office:value="6.1063404988287">
            <text:p>6.11</text:p>
          </table:table-cell>
          <table:table-cell table:style-name="ce1" table:formula="of:=IF([.E85]&gt;0;1;0)" office:value-type="float" office:value="0">
            <text:p>0</text:p>
          </table:table-cell>
          <table:table-cell table:style-name="ce1" table:formula="of:=IF([.F85]&gt;0;1;0)" office:value-type="float" office:value="1">
            <text:p>1</text:p>
          </table:table-cell>
          <table:table-cell table:style-name="ce1" table:formula="of:=IF([.G85]&gt;0;1;0)" office:value-type="float" office:value="1">
            <text:p>1</text:p>
          </table:table-cell>
          <table:table-cell table:style-name="ce3" table:formula="of:=[.I85]*[.I$411]+[.J85]*[.J$411]+[.K85]*[.K$411]" office:value-type="float" office:value="2.29280245912426">
            <text:p>2.29</text:p>
          </table:table-cell>
          <table:table-cell table:style-name="ce4" table:formula="of:=444+594" office:value-type="float" office:value="1038">
            <text:p>1038</text:p>
          </table:table-cell>
          <table:table-cell/>
          <table:table-cell table:formula="of:=[.M85]+[.N85]" office:value-type="float" office:value="1038">
            <text:p>1038</text:p>
          </table:table-cell>
          <table:table-cell table:style-name="ce3" table:formula="of:=[.O85]/[.O$410]" office:value-type="float" office:value="1.55453345251282">
            <text:p>1.55</text:p>
          </table:table-cell>
          <table:table-cell table:formula="of:=[.D85]+[.H85]+[.L85]+[.P85]" office:value-type="float" office:value="14.4033770463992">
            <text:p>14.40</text:p>
          </table:table-cell>
          <table:table-cell table:formula="of:=RANK([.Q85];[.Q$2:.Q$408];0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Preston</text:p>
          </table:table-cell>
          <table:table-cell office:value-type="float" office:value="95703">
            <text:p>95703</text:p>
          </table:table-cell>
          <table:table-cell table:formula="of:=IF(SUM([.E86:.G86])&gt;0;[.B86];0)" office:value-type="float" office:value="95703">
            <text:p>95703</text:p>
          </table:table-cell>
          <table:table-cell table:style-name="ce3" table:formula="of:=[.C86]/[.C$410]" office:value-type="float" office:value="4.27817661202264">
            <text:p>4.2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6]*[.S$15]+[.F86]*[.S$19]+[.G86]*[.S$21]" office:value-type="float" office:value="6.1063404988287">
            <text:p>6.11</text:p>
          </table:table-cell>
          <table:table-cell table:style-name="ce1" table:formula="of:=IF([.E86]&gt;0;1;0)" office:value-type="float" office:value="0">
            <text:p>0</text:p>
          </table:table-cell>
          <table:table-cell table:style-name="ce1" table:formula="of:=IF([.F86]&gt;0;1;0)" office:value-type="float" office:value="1">
            <text:p>1</text:p>
          </table:table-cell>
          <table:table-cell table:style-name="ce1" table:formula="of:=IF([.G86]&gt;0;1;0)" office:value-type="float" office:value="1">
            <text:p>1</text:p>
          </table:table-cell>
          <table:table-cell table:style-name="ce3" table:formula="of:=[.I86]*[.I$411]+[.J86]*[.J$411]+[.K86]*[.K$411]" office:value-type="float" office:value="2.29280245912426">
            <text:p>2.29</text:p>
          </table:table-cell>
          <table:table-cell table:style-name="ce4" table:formula="of:=174+947" office:value-type="float" office:value="1121">
            <text:p>1121</text:p>
          </table:table-cell>
          <table:table-cell/>
          <table:table-cell table:formula="of:=[.M86]+[.N86]" office:value-type="float" office:value="1121">
            <text:p>1121</text:p>
          </table:table-cell>
          <table:table-cell table:style-name="ce3" table:formula="of:=[.O86]/[.O$410]" office:value-type="float" office:value="1.67883622376384">
            <text:p>1.68</text:p>
          </table:table-cell>
          <table:table-cell table:formula="of:=[.D86]+[.H86]+[.L86]+[.P86]" office:value-type="float" office:value="14.3561557937394">
            <text:p>14.36</text:p>
          </table:table-cell>
          <table:table-cell table:formula="of:=RANK([.Q86];[.Q$2:.Q$408];0)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Stratford-on-Avon</text:p>
          </table:table-cell>
          <table:table-cell office:value-type="float" office:value="97285">
            <text:p>97285</text:p>
          </table:table-cell>
          <table:table-cell table:formula="of:=IF(SUM([.E87:.G87])&gt;0;[.B87];0)" office:value-type="float" office:value="97285">
            <text:p>97285</text:p>
          </table:table-cell>
          <table:table-cell table:style-name="ce3" table:formula="of:=[.C87]/[.C$410]" office:value-type="float" office:value="4.34889618612397">
            <text:p>4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7]*[.S$15]+[.F87]*[.S$19]+[.G87]*[.S$21]" office:value-type="float" office:value="6.1063404988287">
            <text:p>6.11</text:p>
          </table:table-cell>
          <table:table-cell table:style-name="ce1" table:formula="of:=IF([.E87]&gt;0;1;0)" office:value-type="float" office:value="0">
            <text:p>0</text:p>
          </table:table-cell>
          <table:table-cell table:style-name="ce1" table:formula="of:=IF([.F87]&gt;0;1;0)" office:value-type="float" office:value="1">
            <text:p>1</text:p>
          </table:table-cell>
          <table:table-cell table:style-name="ce1" table:formula="of:=IF([.G87]&gt;0;1;0)" office:value-type="float" office:value="1">
            <text:p>1</text:p>
          </table:table-cell>
          <table:table-cell table:style-name="ce3" table:formula="of:=[.I87]*[.I$411]+[.J87]*[.J$411]+[.K87]*[.K$411]" office:value-type="float" office:value="2.29280245912426">
            <text:p>2.29</text:p>
          </table:table-cell>
          <table:table-cell table:style-name="ce4" table:formula="of:=181+877" office:value-type="float" office:value="1058">
            <text:p>1058</text:p>
          </table:table-cell>
          <table:table-cell/>
          <table:table-cell table:formula="of:=[.M87]+[.N87]" office:value-type="float" office:value="1058">
            <text:p>1058</text:p>
          </table:table-cell>
          <table:table-cell table:style-name="ce3" table:formula="of:=[.O87]/[.O$410]" office:value-type="float" office:value="1.58448592751307">
            <text:p>1.58</text:p>
          </table:table-cell>
          <table:table-cell table:formula="of:=[.D87]+[.H87]+[.L87]+[.P87]" office:value-type="float" office:value="14.33252507159">
            <text:p>14.33</text:p>
          </table:table-cell>
          <table:table-cell table:formula="of:=RANK([.Q87];[.Q$2:.Q$408];0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Havant</text:p>
          </table:table-cell>
          <table:table-cell office:value-type="float" office:value="93927">
            <text:p>93927</text:p>
          </table:table-cell>
          <table:table-cell table:formula="of:=IF(SUM([.E88:.G88])&gt;0;[.B88];0)" office:value-type="float" office:value="93927">
            <text:p>93927</text:p>
          </table:table-cell>
          <table:table-cell table:style-name="ce3" table:formula="of:=[.C88]/[.C$410]" office:value-type="float" office:value="4.198784726053">
            <text:p>4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8]*[.S$15]+[.F88]*[.S$19]+[.G88]*[.S$21]" office:value-type="float" office:value="6.1063404988287">
            <text:p>6.11</text:p>
          </table:table-cell>
          <table:table-cell table:style-name="ce1" table:formula="of:=IF([.E88]&gt;0;1;0)" office:value-type="float" office:value="0">
            <text:p>0</text:p>
          </table:table-cell>
          <table:table-cell table:style-name="ce1" table:formula="of:=IF([.F88]&gt;0;1;0)" office:value-type="float" office:value="1">
            <text:p>1</text:p>
          </table:table-cell>
          <table:table-cell table:style-name="ce1" table:formula="of:=IF([.G88]&gt;0;1;0)" office:value-type="float" office:value="1">
            <text:p>1</text:p>
          </table:table-cell>
          <table:table-cell table:style-name="ce3" table:formula="of:=[.I88]*[.I$411]+[.J88]*[.J$411]+[.K88]*[.K$411]" office:value-type="float" office:value="2.29280245912426">
            <text:p>2.29</text:p>
          </table:table-cell>
          <table:table-cell table:style-name="ce4" table:formula="of:=174+965" office:value-type="float" office:value="1139">
            <text:p>1139</text:p>
          </table:table-cell>
          <table:table-cell/>
          <table:table-cell table:formula="of:=[.M88]+[.N88]" office:value-type="float" office:value="1139">
            <text:p>1139</text:p>
          </table:table-cell>
          <table:table-cell table:style-name="ce3" table:formula="of:=[.O88]/[.O$410]" office:value-type="float" office:value="1.70579345126407">
            <text:p>1.71</text:p>
          </table:table-cell>
          <table:table-cell table:formula="of:=[.D88]+[.H88]+[.L88]+[.P88]" office:value-type="float" office:value="14.30372113527">
            <text:p>14.30</text:p>
          </table:table-cell>
          <table:table-cell table:formula="of:=RANK([.Q88];[.Q$2:.Q$408];0)"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Lincoln</text:p>
          </table:table-cell>
          <table:table-cell office:value-type="float" office:value="62836">
            <text:p>62836</text:p>
          </table:table-cell>
          <table:table-cell table:formula="of:=IF(SUM([.E89:.G89])&gt;0;[.B89];0)" office:value-type="float" office:value="62836">
            <text:p>62836</text:p>
          </table:table-cell>
          <table:table-cell table:style-name="ce3" table:formula="of:=[.C89]/[.C$410]" office:value-type="float" office:value="2.80893499256089">
            <text:p>2.8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9]*[.S$15]+[.F89]*[.S$19]+[.G89]*[.S$21]" office:value-type="float" office:value="6.1063404988287">
            <text:p>6.11</text:p>
          </table:table-cell>
          <table:table-cell table:style-name="ce1" table:formula="of:=IF([.E89]&gt;0;1;0)" office:value-type="float" office:value="0">
            <text:p>0</text:p>
          </table:table-cell>
          <table:table-cell table:style-name="ce1" table:formula="of:=IF([.F89]&gt;0;1;0)" office:value-type="float" office:value="1">
            <text:p>1</text:p>
          </table:table-cell>
          <table:table-cell table:style-name="ce1" table:formula="of:=IF([.G89]&gt;0;1;0)" office:value-type="float" office:value="1">
            <text:p>1</text:p>
          </table:table-cell>
          <table:table-cell table:style-name="ce3" table:formula="of:=[.I89]*[.I$411]+[.J89]*[.J$411]+[.K89]*[.K$411]" office:value-type="float" office:value="2.29280245912426">
            <text:p>2.29</text:p>
          </table:table-cell>
          <table:table-cell table:style-name="ce8" table:formula="of:=6+2013" office:value-type="float" office:value="2019">
            <text:p>2019</text:p>
          </table:table-cell>
          <table:table-cell/>
          <table:table-cell table:formula="of:=[.M89]+[.N89]" office:value-type="float" office:value="2019">
            <text:p>2019</text:p>
          </table:table-cell>
          <table:table-cell table:style-name="ce3" table:formula="of:=[.O89]/[.O$410]" office:value-type="float" office:value="3.02370235127493">
            <text:p>3.02</text:p>
          </table:table-cell>
          <table:table-cell table:formula="of:=[.D89]+[.H89]+[.L89]+[.P89]" office:value-type="float" office:value="14.2317803017888">
            <text:p>14.23</text:p>
          </table:table-cell>
          <table:table-cell table:formula="of:=RANK([.Q89];[.Q$2:.Q$408];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Winchester</text:p>
          </table:table-cell>
          <table:table-cell office:value-type="float" office:value="91031">
            <text:p>91031</text:p>
          </table:table-cell>
          <table:table-cell table:formula="of:=IF(SUM([.E90:.G90])&gt;0;[.B90];0)" office:value-type="float" office:value="91031">
            <text:p>91031</text:p>
          </table:table-cell>
          <table:table-cell table:style-name="ce3" table:formula="of:=[.C90]/[.C$410]" office:value-type="float" office:value="4.06932588496738">
            <text:p>4.0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0]*[.S$15]+[.F90]*[.S$19]+[.G90]*[.S$21]" office:value-type="float" office:value="6.1063404988287">
            <text:p>6.11</text:p>
          </table:table-cell>
          <table:table-cell table:style-name="ce1" table:formula="of:=IF([.E90]&gt;0;1;0)" office:value-type="float" office:value="0">
            <text:p>0</text:p>
          </table:table-cell>
          <table:table-cell table:style-name="ce1" table:formula="of:=IF([.F90]&gt;0;1;0)" office:value-type="float" office:value="1">
            <text:p>1</text:p>
          </table:table-cell>
          <table:table-cell table:style-name="ce1" table:formula="of:=IF([.G90]&gt;0;1;0)" office:value-type="float" office:value="1">
            <text:p>1</text:p>
          </table:table-cell>
          <table:table-cell table:style-name="ce3" table:formula="of:=[.I90]*[.I$411]+[.J90]*[.J$411]+[.K90]*[.K$411]" office:value-type="float" office:value="2.29280245912426">
            <text:p>2.29</text:p>
          </table:table-cell>
          <table:table-cell table:style-name="ce4" table:formula="of:=174+983" office:value-type="float" office:value="1157">
            <text:p>1157</text:p>
          </table:table-cell>
          <table:table-cell/>
          <table:table-cell table:formula="of:=[.M90]+[.N90]" office:value-type="float" office:value="1157">
            <text:p>1157</text:p>
          </table:table-cell>
          <table:table-cell table:style-name="ce3" table:formula="of:=[.O90]/[.O$410]" office:value-type="float" office:value="1.73275067876429">
            <text:p>1.73</text:p>
          </table:table-cell>
          <table:table-cell table:formula="of:=[.D90]+[.H90]+[.L90]+[.P90]" office:value-type="float" office:value="14.2012195216846">
            <text:p>14.20</text:p>
          </table:table-cell>
          <table:table-cell table:formula="of:=RANK([.Q90];[.Q$2:.Q$408];0)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string">
            <text:p>Harlow</text:p>
          </table:table-cell>
          <table:table-cell office:value-type="float" office:value="61742">
            <text:p>61742</text:p>
          </table:table-cell>
          <table:table-cell table:formula="of:=IF(SUM([.E91:.G91])&gt;0;[.B91];0)" office:value-type="float" office:value="61742">
            <text:p>61742</text:p>
          </table:table-cell>
          <table:table-cell table:style-name="ce3" table:formula="of:=[.C91]/[.C$410]" office:value-type="float" office:value="2.76003030604581">
            <text:p>2.7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1]*[.S$15]+[.F91]*[.S$19]+[.G91]*[.S$21]" office:value-type="float" office:value="6.1063404988287">
            <text:p>6.11</text:p>
          </table:table-cell>
          <table:table-cell table:style-name="ce1" table:formula="of:=IF([.E91]&gt;0;1;0)" office:value-type="float" office:value="0">
            <text:p>0</text:p>
          </table:table-cell>
          <table:table-cell table:style-name="ce1" table:formula="of:=IF([.F91]&gt;0;1;0)" office:value-type="float" office:value="1">
            <text:p>1</text:p>
          </table:table-cell>
          <table:table-cell table:style-name="ce1" table:formula="of:=IF([.G91]&gt;0;1;0)" office:value-type="float" office:value="1">
            <text:p>1</text:p>
          </table:table-cell>
          <table:table-cell table:style-name="ce3" table:formula="of:=[.I91]*[.I$411]+[.J91]*[.J$411]+[.K91]*[.K$411]" office:value-type="float" office:value="2.29280245912426">
            <text:p>2.29</text:p>
          </table:table-cell>
          <table:table-cell table:style-name="ce4" table:formula="of:=24+1908" office:value-type="float" office:value="1932">
            <text:p>1932</text:p>
          </table:table-cell>
          <table:table-cell/>
          <table:table-cell table:formula="of:=[.M91]+[.N91]" office:value-type="float" office:value="1932">
            <text:p>1932</text:p>
          </table:table-cell>
          <table:table-cell table:style-name="ce3" table:formula="of:=[.O91]/[.O$410]" office:value-type="float" office:value="2.89340908502386">
            <text:p>2.89</text:p>
          </table:table-cell>
          <table:table-cell table:formula="of:=[.D91]+[.H91]+[.L91]+[.P91]" office:value-type="float" office:value="14.0525823490226">
            <text:p>14.05</text:p>
          </table:table-cell>
          <table:table-cell table:formula="of:=RANK([.Q91];[.Q$2:.Q$408];0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string">
            <text:p>Spelthorne</text:p>
          </table:table-cell>
          <table:table-cell office:value-type="float" office:value="73420">
            <text:p>73420</text:p>
          </table:table-cell>
          <table:table-cell table:formula="of:=IF(SUM([.E92:.G92])&gt;0;[.B92];0)" office:value-type="float" office:value="73420">
            <text:p>73420</text:p>
          </table:table-cell>
          <table:table-cell table:style-name="ce3" table:formula="of:=[.C92]/[.C$410]" office:value-type="float" office:value="3.28206771840697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2]*[.S$15]+[.F92]*[.S$19]+[.G92]*[.S$21]" office:value-type="float" office:value="1.64224789312416">
            <text:p>1.64</text:p>
          </table:table-cell>
          <table:table-cell table:style-name="ce1" table:formula="of:=IF([.E92]&gt;0;1;0)" office:value-type="float" office:value="0">
            <text:p>0</text:p>
          </table:table-cell>
          <table:table-cell table:style-name="ce1" table:formula="of:=IF([.F92]&gt;0;1;0)" office:value-type="float" office:value="0">
            <text:p>0</text:p>
          </table:table-cell>
          <table:table-cell table:style-name="ce1" table:formula="of:=IF([.G92]&gt;0;1;0)" office:value-type="float" office:value="1">
            <text:p>1</text:p>
          </table:table-cell>
          <table:table-cell table:style-name="ce3" table:formula="of:=[.I92]*[.I$411]+[.J92]*[.J$411]+[.K92]*[.K$411]" office:value-type="float" office:value="0.227625253666578">
            <text:p>0.23</text:p>
          </table:table-cell>
          <table:table-cell table:style-name="ce6" office:value-type="float" office:value="37">
            <text:p>37</text:p>
          </table:table-cell>
          <table:table-cell table:formula="of:=[.$T$1]" office:value-type="float" office:value="5826">
            <text:p>5826</text:p>
          </table:table-cell>
          <table:table-cell table:formula="of:=[.M92]+[.N92]" office:value-type="float" office:value="5863">
            <text:p>5863</text:p>
          </table:table-cell>
          <table:table-cell table:style-name="ce3" table:formula="of:=[.O92]/[.O$410]" office:value-type="float" office:value="8.78056804632241">
            <text:p>8.78</text:p>
          </table:table-cell>
          <table:table-cell table:formula="of:=[.D92]+[.H92]+[.L92]+[.P92]" office:value-type="float" office:value="13.9325089115201">
            <text:p>13.93</text:p>
          </table:table-cell>
          <table:table-cell table:formula="of:=RANK([.Q92];[.Q$2:.Q$408];0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Colchester</text:p>
          </table:table-cell>
          <table:table-cell office:value-type="float" office:value="119851">
            <text:p>119851</text:p>
          </table:table-cell>
          <table:table-cell table:formula="of:=IF(SUM([.E93:.G93])&gt;0;[.B93];0)" office:value-type="float" office:value="119851">
            <text:p>119851</text:p>
          </table:table-cell>
          <table:table-cell table:style-name="ce3" table:formula="of:=[.C93]/[.C$410]" office:value-type="float" office:value="5.35765592643413">
            <text:p>5.3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3]*[.S$15]+[.F93]*[.S$19]+[.G93]*[.S$21]" office:value-type="float" office:value="6.1063404988287">
            <text:p>6.11</text:p>
          </table:table-cell>
          <table:table-cell table:style-name="ce1" table:formula="of:=IF([.E93]&gt;0;1;0)" office:value-type="float" office:value="0">
            <text:p>0</text:p>
          </table:table-cell>
          <table:table-cell table:style-name="ce1" table:formula="of:=IF([.F93]&gt;0;1;0)" office:value-type="float" office:value="1">
            <text:p>1</text:p>
          </table:table-cell>
          <table:table-cell table:style-name="ce1" table:formula="of:=IF([.G93]&gt;0;1;0)" office:value-type="float" office:value="1">
            <text:p>1</text:p>
          </table:table-cell>
          <table:table-cell table:style-name="ce3" table:formula="of:=[.I93]*[.I$411]+[.J93]*[.J$411]+[.K93]*[.K$411]" office:value-type="float" office:value="2.29280245912426">
            <text:p>2.29</text:p>
          </table:table-cell>
          <table:table-cell table:style-name="ce6" table:formula="of:=59+44" office:value-type="float" office:value="103">
            <text:p>103</text:p>
          </table:table-cell>
          <table:table-cell/>
          <table:table-cell table:formula="of:=[.M93]+[.N93]" office:value-type="float" office:value="103">
            <text:p>103</text:p>
          </table:table-cell>
          <table:table-cell table:style-name="ce3" table:formula="of:=[.O93]/[.O$410]" office:value-type="float" office:value="0.154255246251272">
            <text:p>0.15</text:p>
          </table:table-cell>
          <table:table-cell table:formula="of:=[.D93]+[.H93]+[.L93]+[.P93]" office:value-type="float" office:value="13.9110541306384">
            <text:p>13.91</text:p>
          </table:table-cell>
          <table:table-cell table:formula="of:=RANK([.Q93];[.Q$2:.Q$408];0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Rushmoor</text:p>
          </table:table-cell>
          <table:table-cell office:value-type="float" office:value="65356">
            <text:p>65356</text:p>
          </table:table-cell>
          <table:table-cell table:formula="of:=IF(SUM([.E94:.G94])&gt;0;[.B94];0)" office:value-type="float" office:value="65356">
            <text:p>65356</text:p>
          </table:table-cell>
          <table:table-cell table:style-name="ce3" table:formula="of:=[.C94]/[.C$410]" office:value-type="float" office:value="2.92158564157186">
            <text:p>2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4]*[.S$15]+[.F94]*[.S$19]+[.G94]*[.S$21]" office:value-type="float" office:value="6.1063404988287">
            <text:p>6.11</text:p>
          </table:table-cell>
          <table:table-cell table:style-name="ce1" table:formula="of:=IF([.E94]&gt;0;1;0)" office:value-type="float" office:value="0">
            <text:p>0</text:p>
          </table:table-cell>
          <table:table-cell table:style-name="ce1" table:formula="of:=IF([.F94]&gt;0;1;0)" office:value-type="float" office:value="1">
            <text:p>1</text:p>
          </table:table-cell>
          <table:table-cell table:style-name="ce1" table:formula="of:=IF([.G94]&gt;0;1;0)" office:value-type="float" office:value="1">
            <text:p>1</text:p>
          </table:table-cell>
          <table:table-cell table:style-name="ce3" table:formula="of:=[.I94]*[.I$411]+[.J94]*[.J$411]+[.K94]*[.K$411]" office:value-type="float" office:value="2.29280245912426">
            <text:p>2.29</text:p>
          </table:table-cell>
          <table:table-cell table:style-name="ce4" table:formula="of:=63+1654" office:value-type="float" office:value="1717">
            <text:p>1717</text:p>
          </table:table-cell>
          <table:table-cell/>
          <table:table-cell table:formula="of:=[.M94]+[.N94]" office:value-type="float" office:value="1717">
            <text:p>1717</text:p>
          </table:table-cell>
          <table:table-cell table:style-name="ce3" table:formula="of:=[.O94]/[.O$410]" office:value-type="float" office:value="2.5714199787712">
            <text:p>2.57</text:p>
          </table:table-cell>
          <table:table-cell table:formula="of:=[.D94]+[.H94]+[.L94]+[.P94]" office:value-type="float" office:value="13.892148578296">
            <text:p>13.89</text:p>
          </table:table-cell>
          <table:table-cell table:formula="of:=RANK([.Q94];[.Q$2:.Q$408];0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W Lancs</text:p>
          </table:table-cell>
          <table:table-cell office:value-type="float" office:value="83072">
            <text:p>83072</text:p>
          </table:table-cell>
          <table:table-cell table:formula="of:=IF(SUM([.E95:.G95])&gt;0;[.B95];0)" office:value-type="float" office:value="83072">
            <text:p>83072</text:p>
          </table:table-cell>
          <table:table-cell table:style-name="ce3" table:formula="of:=[.C95]/[.C$410]" office:value-type="float" office:value="3.71353758517439">
            <text:p>3.7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5]*[.S$15]+[.F95]*[.S$19]+[.G95]*[.S$21]" office:value-type="float" office:value="6.1063404988287">
            <text:p>6.11</text:p>
          </table:table-cell>
          <table:table-cell table:style-name="ce1" table:formula="of:=IF([.E95]&gt;0;1;0)" office:value-type="float" office:value="0">
            <text:p>0</text:p>
          </table:table-cell>
          <table:table-cell table:style-name="ce1" table:formula="of:=IF([.F95]&gt;0;1;0)" office:value-type="float" office:value="1">
            <text:p>1</text:p>
          </table:table-cell>
          <table:table-cell table:style-name="ce1" table:formula="of:=IF([.G95]&gt;0;1;0)" office:value-type="float" office:value="1">
            <text:p>1</text:p>
          </table:table-cell>
          <table:table-cell table:style-name="ce3" table:formula="of:=[.I95]*[.I$411]+[.J95]*[.J$411]+[.K95]*[.K$411]" office:value-type="float" office:value="2.29280245912426">
            <text:p>2.29</text:p>
          </table:table-cell>
          <table:table-cell table:style-name="ce4" table:formula="of:=174+1002" office:value-type="float" office:value="1176">
            <text:p>1176</text:p>
          </table:table-cell>
          <table:table-cell/>
          <table:table-cell table:formula="of:=[.M95]+[.N95]" office:value-type="float" office:value="1176">
            <text:p>1176</text:p>
          </table:table-cell>
          <table:table-cell table:style-name="ce3" table:formula="of:=[.O95]/[.O$410]" office:value-type="float" office:value="1.76120553001452">
            <text:p>1.76</text:p>
          </table:table-cell>
          <table:table-cell table:formula="of:=[.D95]+[.H95]+[.L95]+[.P95]" office:value-type="float" office:value="13.8738860731419">
            <text:p>13.87</text:p>
          </table:table-cell>
          <table:table-cell table:formula="of:=RANK([.Q95];[.Q$2:.Q$408];0)"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Watford</text:p>
          </table:table-cell>
          <table:table-cell office:value-type="float" office:value="69216">
            <text:p>69216</text:p>
          </table:table-cell>
          <table:table-cell table:formula="of:=IF(SUM([.E96:.G96])&gt;0;[.B96];0)" office:value-type="float" office:value="69216">
            <text:p>69216</text:p>
          </table:table-cell>
          <table:table-cell table:style-name="ce3" table:formula="of:=[.C96]/[.C$410]" office:value-type="float" office:value="3.09413782616803">
            <text:p>3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6]*[.S$15]+[.F96]*[.S$19]+[.G96]*[.S$21]" office:value-type="float" office:value="6.1063404988287">
            <text:p>6.11</text:p>
          </table:table-cell>
          <table:table-cell table:style-name="ce1" table:formula="of:=IF([.E96]&gt;0;1;0)" office:value-type="float" office:value="0">
            <text:p>0</text:p>
          </table:table-cell>
          <table:table-cell table:style-name="ce1" table:formula="of:=IF([.F96]&gt;0;1;0)" office:value-type="float" office:value="1">
            <text:p>1</text:p>
          </table:table-cell>
          <table:table-cell table:style-name="ce1" table:formula="of:=IF([.G96]&gt;0;1;0)" office:value-type="float" office:value="1">
            <text:p>1</text:p>
          </table:table-cell>
          <table:table-cell table:style-name="ce3" table:formula="of:=[.I96]*[.I$411]+[.J96]*[.J$411]+[.K96]*[.K$411]" office:value-type="float" office:value="2.29280245912426">
            <text:p>2.29</text:p>
          </table:table-cell>
          <table:table-cell table:style-name="ce4" table:formula="of:=107+1465" office:value-type="float" office:value="1572">
            <text:p>1572</text:p>
          </table:table-cell>
          <table:table-cell/>
          <table:table-cell table:formula="of:=[.M96]+[.N96]" office:value-type="float" office:value="1572">
            <text:p>1572</text:p>
          </table:table-cell>
          <table:table-cell table:style-name="ce3" table:formula="of:=[.O96]/[.O$410]" office:value-type="float" office:value="2.35426453501941">
            <text:p>2.35</text:p>
          </table:table-cell>
          <table:table-cell table:formula="of:=[.D96]+[.H96]+[.L96]+[.P96]" office:value-type="float" office:value="13.8475453191404">
            <text:p>13.85</text:p>
          </table:table-cell>
          <table:table-cell table:formula="of:=RANK([.Q96];[.Q$2:.Q$408];0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Haringey</text:p>
          </table:table-cell>
          <table:table-cell office:value-type="float" office:value="159360">
            <text:p>159360</text:p>
          </table:table-cell>
          <table:table-cell table:formula="of:=IF(SUM([.E97:.G97])&gt;0;[.B97];0)" office:value-type="float" office:value="159360">
            <text:p>159360</text:p>
          </table:table-cell>
          <table:table-cell table:style-name="ce3" table:formula="of:=[.C97]/[.C$410]" office:value-type="float" office:value="7.12381247078908">
            <text:p>7.1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97]*[.S$15]+[.F97]*[.S$19]+[.G97]*[.S$21]" office:value-type="float" office:value="4.46409260570454">
            <text:p>4.46</text:p>
          </table:table-cell>
          <table:table-cell table:style-name="ce1" table:formula="of:=IF([.E97]&gt;0;1;0)" office:value-type="float" office:value="0">
            <text:p>0</text:p>
          </table:table-cell>
          <table:table-cell table:style-name="ce1" table:formula="of:=IF([.F97]&gt;0;1;0)" office:value-type="float" office:value="1">
            <text:p>1</text:p>
          </table:table-cell>
          <table:table-cell table:style-name="ce1" table:formula="of:=IF([.G97]&gt;0;1;0)" office:value-type="float" office:value="0">
            <text:p>0</text:p>
          </table:table-cell>
          <table:table-cell table:style-name="ce3" table:formula="of:=[.I97]*[.I$411]+[.J97]*[.J$411]+[.K97]*[.K$411]" office:value-type="float" office:value="2.06517720545768">
            <text:p>2.07</text:p>
          </table:table-cell>
          <table:table-cell table:style-name="Default" office:value-type="float" office:value="118">
            <text:p>118</text:p>
          </table:table-cell>
          <table:table-cell/>
          <table:table-cell table:formula="of:=[.M97]+[.N97]" office:value-type="float" office:value="118">
            <text:p>118</text:p>
          </table:table-cell>
          <table:table-cell table:style-name="ce3" table:formula="of:=[.O97]/[.O$410]" office:value-type="float" office:value="0.176719602501457">
            <text:p>0.18</text:p>
          </table:table-cell>
          <table:table-cell table:formula="of:=[.D97]+[.H97]+[.L97]+[.P97]" office:value-type="float" office:value="13.8298018844528">
            <text:p>13.83</text:p>
          </table:table-cell>
          <table:table-cell table:formula="of:=RANK([.Q97];[.Q$2:.Q$408];0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Castle Point</text:p>
          </table:table-cell>
          <table:table-cell office:value-type="float" office:value="67725">
            <text:p>67725</text:p>
          </table:table-cell>
          <table:table-cell table:formula="of:=IF(SUM([.E98:.G98])&gt;0;[.B98];0)" office:value-type="float" office:value="67725">
            <text:p>67725</text:p>
          </table:table-cell>
          <table:table-cell table:style-name="ce3" table:formula="of:=[.C98]/[.C$410]" office:value-type="float" office:value="3.02748619216987">
            <text:p>3.0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8]*[.S$15]+[.F98]*[.S$19]+[.G98]*[.S$21]" office:value-type="float" office:value="6.1063404988287">
            <text:p>6.11</text:p>
          </table:table-cell>
          <table:table-cell table:style-name="ce1" table:formula="of:=IF([.E98]&gt;0;1;0)" office:value-type="float" office:value="0">
            <text:p>0</text:p>
          </table:table-cell>
          <table:table-cell table:style-name="ce1" table:formula="of:=IF([.F98]&gt;0;1;0)" office:value-type="float" office:value="1">
            <text:p>1</text:p>
          </table:table-cell>
          <table:table-cell table:style-name="ce1" table:formula="of:=IF([.G98]&gt;0;1;0)" office:value-type="float" office:value="1">
            <text:p>1</text:p>
          </table:table-cell>
          <table:table-cell table:style-name="ce3" table:formula="of:=[.I98]*[.I$411]+[.J98]*[.J$411]+[.K98]*[.K$411]" office:value-type="float" office:value="2.29280245912426">
            <text:p>2.29</text:p>
          </table:table-cell>
          <table:table-cell table:style-name="ce4" table:formula="of:=105+1486" office:value-type="float" office:value="1591">
            <text:p>1591</text:p>
          </table:table-cell>
          <table:table-cell/>
          <table:table-cell table:formula="of:=[.M98]+[.N98]" office:value-type="float" office:value="1591">
            <text:p>1591</text:p>
          </table:table-cell>
          <table:table-cell table:style-name="ce3" table:formula="of:=[.O98]/[.O$410]" office:value-type="float" office:value="2.38271938626965">
            <text:p>2.38</text:p>
          </table:table-cell>
          <table:table-cell table:formula="of:=[.D98]+[.H98]+[.L98]+[.P98]" office:value-type="float" office:value="13.8093485363925">
            <text:p>13.81</text:p>
          </table:table-cell>
          <table:table-cell table:formula="of:=RANK([.Q98];[.Q$2:.Q$408];0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South Gloucestershire</text:p>
          </table:table-cell>
          <table:table-cell office:value-type="float" office:value="206256">
            <text:p>206256</text:p>
          </table:table-cell>
          <table:table-cell table:formula="of:=IF(SUM([.E99:.G99])&gt;0;[.B99];0)" office:value-type="float" office:value="206256">
            <text:p>206256</text:p>
          </table:table-cell>
          <table:table-cell table:style-name="ce3" table:formula="of:=[.C99]/[.C$410]" office:value-type="float" office:value="9.22018740571708">
            <text:p>9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99]*[.S$15]+[.F99]*[.S$19]+[.G99]*[.S$21]" office:value-type="float" office:value="1.64224789312416">
            <text:p>1.64</text:p>
          </table:table-cell>
          <table:table-cell table:style-name="ce1" table:formula="of:=IF([.E99]&gt;0;1;0)" office:value-type="float" office:value="0">
            <text:p>0</text:p>
          </table:table-cell>
          <table:table-cell table:style-name="ce1" table:formula="of:=IF([.F99]&gt;0;1;0)" office:value-type="float" office:value="0">
            <text:p>0</text:p>
          </table:table-cell>
          <table:table-cell table:style-name="ce1" table:formula="of:=IF([.G99]&gt;0;1;0)" office:value-type="float" office:value="1">
            <text:p>1</text:p>
          </table:table-cell>
          <table:table-cell table:style-name="ce3" table:formula="of:=[.I99]*[.I$411]+[.J99]*[.J$411]+[.K99]*[.K$411]" office:value-type="float" office:value="0.227625253666578">
            <text:p>0.23</text:p>
          </table:table-cell>
          <table:table-cell table:style-name="ce4" office:value-type="float" office:value="1793">
            <text:p>1793</text:p>
          </table:table-cell>
          <table:table-cell/>
          <table:table-cell table:formula="of:=[.M99]+[.N99]" office:value-type="float" office:value="1793">
            <text:p>1793</text:p>
          </table:table-cell>
          <table:table-cell table:style-name="ce3" table:formula="of:=[.O99]/[.O$410]" office:value-type="float" office:value="2.68523938377214">
            <text:p>2.69</text:p>
          </table:table-cell>
          <table:table-cell table:formula="of:=[.D99]+[.H99]+[.L99]+[.P99]" office:value-type="float" office:value="13.77529993628">
            <text:p>13.78</text:p>
          </table:table-cell>
          <table:table-cell table:formula="of:=RANK([.Q99];[.Q$2:.Q$408];0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Pendle</text:p>
          </table:table-cell>
          <table:table-cell office:value-type="float" office:value="65829">
            <text:p>65829</text:p>
          </table:table-cell>
          <table:table-cell table:formula="of:=IF(SUM([.E100:.G100])&gt;0;[.B100];0)" office:value-type="float" office:value="65829">
            <text:p>65829</text:p>
          </table:table-cell>
          <table:table-cell table:style-name="ce3" table:formula="of:=[.C100]/[.C$410]" office:value-type="float" office:value="2.94272998958066">
            <text:p>2.9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0]*[.S$15]+[.F100]*[.S$19]+[.G100]*[.S$21]" office:value-type="float" office:value="6.1063404988287">
            <text:p>6.11</text:p>
          </table:table-cell>
          <table:table-cell table:style-name="ce1" table:formula="of:=IF([.E100]&gt;0;1;0)" office:value-type="float" office:value="0">
            <text:p>0</text:p>
          </table:table-cell>
          <table:table-cell table:style-name="ce1" table:formula="of:=IF([.F100]&gt;0;1;0)" office:value-type="float" office:value="1">
            <text:p>1</text:p>
          </table:table-cell>
          <table:table-cell table:style-name="ce1" table:formula="of:=IF([.G100]&gt;0;1;0)" office:value-type="float" office:value="1">
            <text:p>1</text:p>
          </table:table-cell>
          <table:table-cell table:style-name="ce3" table:formula="of:=[.I100]*[.I$411]+[.J100]*[.J$411]+[.K100]*[.K$411]" office:value-type="float" office:value="2.29280245912426">
            <text:p>2.29</text:p>
          </table:table-cell>
          <table:table-cell table:style-name="ce4" table:formula="of:=106+1507" office:value-type="float" office:value="1613">
            <text:p>1613</text:p>
          </table:table-cell>
          <table:table-cell/>
          <table:table-cell table:formula="of:=[.M100]+[.N100]" office:value-type="float" office:value="1613">
            <text:p>1613</text:p>
          </table:table-cell>
          <table:table-cell table:style-name="ce3" table:formula="of:=[.O100]/[.O$410]" office:value-type="float" office:value="2.41566710876992">
            <text:p>2.42</text:p>
          </table:table-cell>
          <table:table-cell table:formula="of:=[.D100]+[.H100]+[.L100]+[.P100]" office:value-type="float" office:value="13.7575400563035">
            <text:p>13.76</text:p>
          </table:table-cell>
          <table:table-cell table:formula="of:=RANK([.Q100];[.Q$2:.Q$408];0)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Daventry</text:p>
          </table:table-cell>
          <table:table-cell office:value-type="float" office:value="60480">
            <text:p>60480</text:p>
          </table:table-cell>
          <table:table-cell table:formula="of:=IF(SUM([.E101:.G101])&gt;0;[.B101];0)" office:value-type="float" office:value="60480">
            <text:p>60480</text:p>
          </table:table-cell>
          <table:table-cell table:style-name="ce3" table:formula="of:=[.C101]/[.C$410]" office:value-type="float" office:value="2.70361557626333">
            <text:p>2.7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1]*[.S$15]+[.F101]*[.S$19]+[.G101]*[.S$21]" office:value-type="float" office:value="6.1063404988287">
            <text:p>6.11</text:p>
          </table:table-cell>
          <table:table-cell table:style-name="ce1" table:formula="of:=IF([.E101]&gt;0;1;0)" office:value-type="float" office:value="0">
            <text:p>0</text:p>
          </table:table-cell>
          <table:table-cell table:style-name="ce1" table:formula="of:=IF([.F101]&gt;0;1;0)" office:value-type="float" office:value="1">
            <text:p>1</text:p>
          </table:table-cell>
          <table:table-cell table:style-name="ce1" table:formula="of:=IF([.G101]&gt;0;1;0)" office:value-type="float" office:value="1">
            <text:p>1</text:p>
          </table:table-cell>
          <table:table-cell table:style-name="ce3" table:formula="of:=[.I101]*[.I$411]+[.J101]*[.J$411]+[.K101]*[.K$411]" office:value-type="float" office:value="2.29280245912426">
            <text:p>2.29</text:p>
          </table:table-cell>
          <table:table-cell table:style-name="ce8" table:formula="of:=64+1695" office:value-type="float" office:value="1759">
            <text:p>1759</text:p>
          </table:table-cell>
          <table:table-cell/>
          <table:table-cell table:formula="of:=[.M101]+[.N101]" office:value-type="float" office:value="1759">
            <text:p>1759</text:p>
          </table:table-cell>
          <table:table-cell table:style-name="ce3" table:formula="of:=[.O101]/[.O$410]" office:value-type="float" office:value="2.63432017627172">
            <text:p>2.63</text:p>
          </table:table-cell>
          <table:table-cell table:formula="of:=[.D101]+[.H101]+[.L101]+[.P101]" office:value-type="float" office:value="13.737078710488">
            <text:p>13.74</text:p>
          </table:table-cell>
          <table:table-cell table:formula="of:=RANK([.Q101];[.Q$2:.Q$408]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C Beds</text:p>
          </table:table-cell>
          <table:table-cell office:value-type="float" office:value="204085">
            <text:p>204085</text:p>
          </table:table-cell>
          <table:table-cell table:formula="of:=IF(SUM([.E102:.G102])&gt;0;[.B102];0)" office:value-type="float" office:value="204085">
            <text:p>204085</text:p>
          </table:table-cell>
          <table:table-cell table:style-name="ce3" table:formula="of:=[.C102]/[.C$410]" office:value-type="float" office:value="9.12313797754135">
            <text:p>9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2]*[.S$15]+[.F102]*[.S$19]+[.G102]*[.S$21]" office:value-type="float" office:value="1.64224789312416">
            <text:p>1.64</text:p>
          </table:table-cell>
          <table:table-cell table:style-name="ce1" table:formula="of:=IF([.E102]&gt;0;1;0)" office:value-type="float" office:value="0">
            <text:p>0</text:p>
          </table:table-cell>
          <table:table-cell table:style-name="ce1" table:formula="of:=IF([.F102]&gt;0;1;0)" office:value-type="float" office:value="0">
            <text:p>0</text:p>
          </table:table-cell>
          <table:table-cell table:style-name="ce1" table:formula="of:=IF([.G102]&gt;0;1;0)" office:value-type="float" office:value="1">
            <text:p>1</text:p>
          </table:table-cell>
          <table:table-cell table:style-name="ce3" table:formula="of:=[.I102]*[.I$411]+[.J102]*[.J$411]+[.K102]*[.K$411]" office:value-type="float" office:value="0.227625253666578">
            <text:p>0.23</text:p>
          </table:table-cell>
          <table:table-cell table:style-name="ce4" office:value-type="float" office:value="1809">
            <text:p>1809</text:p>
          </table:table-cell>
          <table:table-cell/>
          <table:table-cell table:formula="of:=[.M102]+[.N102]" office:value-type="float" office:value="1809">
            <text:p>1809</text:p>
          </table:table-cell>
          <table:table-cell table:style-name="ce3" table:formula="of:=[.O102]/[.O$410]" office:value-type="float" office:value="2.70920136377234">
            <text:p>2.71</text:p>
          </table:table-cell>
          <table:table-cell table:formula="of:=[.D102]+[.H102]+[.L102]+[.P102]" office:value-type="float" office:value="13.7022124881044">
            <text:p>13.70</text:p>
          </table:table-cell>
          <table:table-cell table:formula="of:=RANK([.Q102];[.Q$2:.Q$408];0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Hertsmere</text:p>
          </table:table-cell>
          <table:table-cell office:value-type="float" office:value="76073">
            <text:p>76073</text:p>
          </table:table-cell>
          <table:table-cell table:formula="of:=IF(SUM([.E103:.G103])&gt;0;[.B103];0)" office:value-type="float" office:value="76073">
            <text:p>76073</text:p>
          </table:table-cell>
          <table:table-cell table:style-name="ce3" table:formula="of:=[.C103]/[.C$410]" office:value-type="float" office:value="3.40066381833796">
            <text:p>3.4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3]*[.S$15]+[.F103]*[.S$19]+[.G103]*[.S$21]" office:value-type="float" office:value="6.1063404988287">
            <text:p>6.11</text:p>
          </table:table-cell>
          <table:table-cell table:style-name="ce1" table:formula="of:=IF([.E103]&gt;0;1;0)" office:value-type="float" office:value="0">
            <text:p>0</text:p>
          </table:table-cell>
          <table:table-cell table:style-name="ce1" table:formula="of:=IF([.F103]&gt;0;1;0)" office:value-type="float" office:value="1">
            <text:p>1</text:p>
          </table:table-cell>
          <table:table-cell table:style-name="ce1" table:formula="of:=IF([.G103]&gt;0;1;0)" office:value-type="float" office:value="1">
            <text:p>1</text:p>
          </table:table-cell>
          <table:table-cell table:style-name="ce3" table:formula="of:=[.I103]*[.I$411]+[.J103]*[.J$411]+[.K103]*[.K$411]" office:value-type="float" office:value="2.29280245912426">
            <text:p>2.29</text:p>
          </table:table-cell>
          <table:table-cell table:style-name="ce4" table:formula="of:=174+1089" office:value-type="float" office:value="1263">
            <text:p>1263</text:p>
          </table:table-cell>
          <table:table-cell/>
          <table:table-cell table:formula="of:=[.M103]+[.N103]" office:value-type="float" office:value="1263">
            <text:p>1263</text:p>
          </table:table-cell>
          <table:table-cell table:style-name="ce3" table:formula="of:=[.O103]/[.O$410]" office:value-type="float" office:value="1.8914987962656">
            <text:p>1.89</text:p>
          </table:table-cell>
          <table:table-cell table:formula="of:=[.D103]+[.H103]+[.L103]+[.P103]" office:value-type="float" office:value="13.6913055725565">
            <text:p>13.69</text:p>
          </table:table-cell>
          <table:table-cell table:formula="of:=RANK([.Q103];[.Q$2:.Q$408];0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Sefton</text:p>
          </table:table-cell>
          <table:table-cell office:value-type="float" office:value="201960">
            <text:p>201960</text:p>
          </table:table-cell>
          <table:table-cell table:formula="of:=IF(SUM([.E104:.G104])&gt;0;[.B104];0)" office:value-type="float" office:value="201960">
            <text:p>201960</text:p>
          </table:table-cell>
          <table:table-cell table:style-name="ce3" table:formula="of:=[.C104]/[.C$410]" office:value-type="float" office:value="9.02814487073647">
            <text:p>9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4]*[.S$15]+[.F104]*[.S$19]+[.G104]*[.S$21]" office:value-type="float" office:value="1.64224789312416">
            <text:p>1.64</text:p>
          </table:table-cell>
          <table:table-cell table:style-name="ce1" table:formula="of:=IF([.E104]&gt;0;1;0)" office:value-type="float" office:value="0">
            <text:p>0</text:p>
          </table:table-cell>
          <table:table-cell table:style-name="ce1" table:formula="of:=IF([.F104]&gt;0;1;0)" office:value-type="float" office:value="0">
            <text:p>0</text:p>
          </table:table-cell>
          <table:table-cell table:style-name="ce1" table:formula="of:=IF([.G104]&gt;0;1;0)" office:value-type="float" office:value="1">
            <text:p>1</text:p>
          </table:table-cell>
          <table:table-cell table:style-name="ce3" table:formula="of:=[.I104]*[.I$411]+[.J104]*[.J$411]+[.K104]*[.K$411]" office:value-type="float" office:value="0.227625253666578">
            <text:p>0.23</text:p>
          </table:table-cell>
          <table:table-cell table:style-name="ce4" office:value-type="float" office:value="1826">
            <text:p>1826</text:p>
          </table:table-cell>
          <table:table-cell/>
          <table:table-cell table:formula="of:=[.M104]+[.N104]" office:value-type="float" office:value="1826">
            <text:p>1826</text:p>
          </table:table-cell>
          <table:table-cell table:style-name="ce3" table:formula="of:=[.O104]/[.O$410]" office:value-type="float" office:value="2.73466096752255">
            <text:p>2.73</text:p>
          </table:table-cell>
          <table:table-cell table:formula="of:=[.D104]+[.H104]+[.L104]+[.P104]" office:value-type="float" office:value="13.6326789850498">
            <text:p>13.63</text:p>
          </table:table-cell>
          <table:table-cell table:formula="of:=RANK([.Q104];[.Q$2:.Q$408];0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Worcester</text:p>
          </table:table-cell>
          <table:table-cell office:value-type="float" office:value="73977">
            <text:p>73977</text:p>
          </table:table-cell>
          <table:table-cell table:formula="of:=IF(SUM([.E105:.G105])&gt;0;[.B105];0)" office:value-type="float" office:value="73977">
            <text:p>73977</text:p>
          </table:table-cell>
          <table:table-cell table:style-name="ce3" table:formula="of:=[.C105]/[.C$410]" office:value-type="float" office:value="3.30696708804947">
            <text:p>3.3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5]*[.S$15]+[.F105]*[.S$19]+[.G105]*[.S$21]" office:value-type="float" office:value="6.1063404988287">
            <text:p>6.11</text:p>
          </table:table-cell>
          <table:table-cell table:style-name="ce1" table:formula="of:=IF([.E105]&gt;0;1;0)" office:value-type="float" office:value="0">
            <text:p>0</text:p>
          </table:table-cell>
          <table:table-cell table:style-name="ce1" table:formula="of:=IF([.F105]&gt;0;1;0)" office:value-type="float" office:value="1">
            <text:p>1</text:p>
          </table:table-cell>
          <table:table-cell table:style-name="ce1" table:formula="of:=IF([.G105]&gt;0;1;0)" office:value-type="float" office:value="1">
            <text:p>1</text:p>
          </table:table-cell>
          <table:table-cell table:style-name="ce3" table:formula="of:=[.I105]*[.I$411]+[.J105]*[.J$411]+[.K105]*[.K$411]" office:value-type="float" office:value="2.29280245912426">
            <text:p>2.29</text:p>
          </table:table-cell>
          <table:table-cell table:style-name="ce4" table:formula="of:=174+1108" office:value-type="float" office:value="1282">
            <text:p>1282</text:p>
          </table:table-cell>
          <table:table-cell/>
          <table:table-cell table:formula="of:=[.M105]+[.N105]" office:value-type="float" office:value="1282">
            <text:p>1282</text:p>
          </table:table-cell>
          <table:table-cell table:style-name="ce3" table:formula="of:=[.O105]/[.O$410]" office:value-type="float" office:value="1.91995364751583">
            <text:p>1.92</text:p>
          </table:table-cell>
          <table:table-cell table:formula="of:=[.D105]+[.H105]+[.L105]+[.P105]" office:value-type="float" office:value="13.6260636935183">
            <text:p>13.63</text:p>
          </table:table-cell>
          <table:table-cell table:formula="of:=RANK([.Q105];[.Q$2:.Q$408];0)"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string">
            <text:p>Thurrock</text:p>
          </table:table-cell>
          <table:table-cell office:value-type="float" office:value="112238">
            <text:p>112238</text:p>
          </table:table-cell>
          <table:table-cell table:formula="of:=IF(SUM([.E106:.G106])&gt;0;[.B106];0)" office:value-type="float" office:value="112238">
            <text:p>112238</text:p>
          </table:table-cell>
          <table:table-cell table:style-name="ce3" table:formula="of:=[.C106]/[.C$410]" office:value-type="float" office:value="5.0173347395609">
            <text:p>5.0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6]*[.S$15]+[.F106]*[.S$19]+[.G106]*[.S$21]" office:value-type="float" office:value="6.1063404988287">
            <text:p>6.11</text:p>
          </table:table-cell>
          <table:table-cell table:style-name="ce1" table:formula="of:=IF([.E106]&gt;0;1;0)" office:value-type="float" office:value="0">
            <text:p>0</text:p>
          </table:table-cell>
          <table:table-cell table:style-name="ce1" table:formula="of:=IF([.F106]&gt;0;1;0)" office:value-type="float" office:value="1">
            <text:p>1</text:p>
          </table:table-cell>
          <table:table-cell table:style-name="ce1" table:formula="of:=IF([.G106]&gt;0;1;0)" office:value-type="float" office:value="1">
            <text:p>1</text:p>
          </table:table-cell>
          <table:table-cell table:style-name="ce3" table:formula="of:=[.I106]*[.I$411]+[.J106]*[.J$411]+[.K106]*[.K$411]" office:value-type="float" office:value="2.29280245912426">
            <text:p>2.29</text:p>
          </table:table-cell>
          <table:table-cell table:style-name="ce6" table:formula="of:=49+79" office:value-type="float" office:value="128">
            <text:p>128</text:p>
          </table:table-cell>
          <table:table-cell/>
          <table:table-cell table:formula="of:=[.M106]+[.N106]" office:value-type="float" office:value="128">
            <text:p>128</text:p>
          </table:table-cell>
          <table:table-cell table:style-name="ce3" table:formula="of:=[.O106]/[.O$410]" office:value-type="float" office:value="0.191695840001581">
            <text:p>0.19</text:p>
          </table:table-cell>
          <table:table-cell table:formula="of:=[.D106]+[.H106]+[.L106]+[.P106]" office:value-type="float" office:value="13.6081735375154">
            <text:p>13.61</text:p>
          </table:table-cell>
          <table:table-cell table:formula="of:=RANK([.Q106];[.Q$2:.Q$408];0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Richmond upon Thames</text:p>
          </table:table-cell>
          <table:table-cell office:value-type="float" office:value="134686">
            <text:p>134686</text:p>
          </table:table-cell>
          <table:table-cell table:formula="of:=IF(SUM([.E107:.G107])&gt;0;[.B107];0)" office:value-type="float" office:value="134686">
            <text:p>134686</text:p>
          </table:table-cell>
          <table:table-cell table:style-name="ce3" table:formula="of:=[.C107]/[.C$410]" office:value-type="float" office:value="6.02081956852848">
            <text:p>6.0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7]*[.S$15]+[.F107]*[.S$19]+[.G107]*[.S$21]" office:value-type="float" office:value="4.46409260570454">
            <text:p>4.46</text:p>
          </table:table-cell>
          <table:table-cell table:style-name="ce1" table:formula="of:=IF([.E107]&gt;0;1;0)" office:value-type="float" office:value="0">
            <text:p>0</text:p>
          </table:table-cell>
          <table:table-cell table:style-name="ce1" table:formula="of:=IF([.F107]&gt;0;1;0)" office:value-type="float" office:value="1">
            <text:p>1</text:p>
          </table:table-cell>
          <table:table-cell table:style-name="ce1" table:formula="of:=IF([.G107]&gt;0;1;0)" office:value-type="float" office:value="0">
            <text:p>0</text:p>
          </table:table-cell>
          <table:table-cell table:style-name="ce3" table:formula="of:=[.I107]*[.I$411]+[.J107]*[.J$411]+[.K107]*[.K$411]" office:value-type="float" office:value="2.06517720545768">
            <text:p>2.07</text:p>
          </table:table-cell>
          <table:table-cell table:style-name="Default" office:value-type="float" office:value="660">
            <text:p>660</text:p>
          </table:table-cell>
          <table:table-cell/>
          <table:table-cell table:formula="of:=[.M107]+[.N107]" office:value-type="float" office:value="660">
            <text:p>660</text:p>
          </table:table-cell>
          <table:table-cell table:style-name="ce3" table:formula="of:=[.O107]/[.O$410]" office:value-type="float" office:value="0.988431675008151">
            <text:p>0.99</text:p>
          </table:table-cell>
          <table:table-cell table:formula="of:=[.D107]+[.H107]+[.L107]+[.P107]" office:value-type="float" office:value="13.5385210546989">
            <text:p>13.54</text:p>
          </table:table-cell>
          <table:table-cell table:formula="of:=RANK([.Q107];[.Q$2:.Q$408];0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string">
            <text:p>Broxbourne</text:p>
          </table:table-cell>
          <table:table-cell office:value-type="float" office:value="71227">
            <text:p>71227</text:p>
          </table:table-cell>
          <table:table-cell table:formula="of:=IF(SUM([.E108:.G108])&gt;0;[.B108];0)" office:value-type="float" office:value="71227">
            <text:p>71227</text:p>
          </table:table-cell>
          <table:table-cell table:style-name="ce3" table:formula="of:=[.C108]/[.C$410]" office:value-type="float" office:value="3.18403483218432">
            <text:p>3.1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8]*[.S$15]+[.F108]*[.S$19]+[.G108]*[.S$21]" office:value-type="float" office:value="6.1063404988287">
            <text:p>6.11</text:p>
          </table:table-cell>
          <table:table-cell table:style-name="ce1" table:formula="of:=IF([.E108]&gt;0;1;0)" office:value-type="float" office:value="0">
            <text:p>0</text:p>
          </table:table-cell>
          <table:table-cell table:style-name="ce1" table:formula="of:=IF([.F108]&gt;0;1;0)" office:value-type="float" office:value="1">
            <text:p>1</text:p>
          </table:table-cell>
          <table:table-cell table:style-name="ce1" table:formula="of:=IF([.G108]&gt;0;1;0)" office:value-type="float" office:value="1">
            <text:p>1</text:p>
          </table:table-cell>
          <table:table-cell table:style-name="ce3" table:formula="of:=[.I108]*[.I$411]+[.J108]*[.J$411]+[.K108]*[.K$411]" office:value-type="float" office:value="2.29280245912426">
            <text:p>2.29</text:p>
          </table:table-cell>
          <table:table-cell table:style-name="ce4" table:formula="of:=174+1128" office:value-type="float" office:value="1302">
            <text:p>1302</text:p>
          </table:table-cell>
          <table:table-cell/>
          <table:table-cell table:formula="of:=[.M108]+[.N108]" office:value-type="float" office:value="1302">
            <text:p>1302</text:p>
          </table:table-cell>
          <table:table-cell table:style-name="ce3" table:formula="of:=[.O108]/[.O$410]" office:value-type="float" office:value="1.94990612251608">
            <text:p>1.95</text:p>
          </table:table-cell>
          <table:table-cell table:formula="of:=[.D108]+[.H108]+[.L108]+[.P108]" office:value-type="float" office:value="13.5330839126534">
            <text:p>13.53</text:p>
          </table:table-cell>
          <table:table-cell table:formula="of:=RANK([.Q108];[.Q$2:.Q$408];0)"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string">
            <text:p>Hart</text:p>
          </table:table-cell>
          <table:table-cell office:value-type="float" office:value="70440">
            <text:p>70440</text:p>
          </table:table-cell>
          <table:table-cell table:formula="of:=IF(SUM([.E109:.G109])&gt;0;[.B109];0)" office:value-type="float" office:value="70440">
            <text:p>70440</text:p>
          </table:table-cell>
          <table:table-cell table:style-name="ce3" table:formula="of:=[.C109]/[.C$410]" office:value-type="float" office:value="3.14885385568764">
            <text:p>3.1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9]*[.S$15]+[.F109]*[.S$19]+[.G109]*[.S$21]" office:value-type="float" office:value="6.1063404988287">
            <text:p>6.11</text:p>
          </table:table-cell>
          <table:table-cell table:style-name="ce1" table:formula="of:=IF([.E109]&gt;0;1;0)" office:value-type="float" office:value="0">
            <text:p>0</text:p>
          </table:table-cell>
          <table:table-cell table:style-name="ce1" table:formula="of:=IF([.F109]&gt;0;1;0)" office:value-type="float" office:value="1">
            <text:p>1</text:p>
          </table:table-cell>
          <table:table-cell table:style-name="ce1" table:formula="of:=IF([.G109]&gt;0;1;0)" office:value-type="float" office:value="1">
            <text:p>1</text:p>
          </table:table-cell>
          <table:table-cell table:style-name="ce3" table:formula="of:=[.I109]*[.I$411]+[.J109]*[.J$411]+[.K109]*[.K$411]" office:value-type="float" office:value="2.29280245912426">
            <text:p>2.29</text:p>
          </table:table-cell>
          <table:table-cell table:style-name="ce4" table:formula="of:=174+1148" office:value-type="float" office:value="1322">
            <text:p>1322</text:p>
          </table:table-cell>
          <table:table-cell/>
          <table:table-cell table:formula="of:=[.M109]+[.N109]" office:value-type="float" office:value="1322">
            <text:p>1322</text:p>
          </table:table-cell>
          <table:table-cell table:style-name="ce3" table:formula="of:=[.O109]/[.O$410]" office:value-type="float" office:value="1.97985859751633">
            <text:p>1.98</text:p>
          </table:table-cell>
          <table:table-cell table:formula="of:=[.D109]+[.H109]+[.L109]+[.P109]" office:value-type="float" office:value="13.5278554111569">
            <text:p>13.53</text:p>
          </table:table-cell>
          <table:table-cell table:formula="of:=RANK([.Q109];[.Q$2:.Q$408];0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string">
            <text:p>Hartlepool</text:p>
          </table:table-cell>
          <table:table-cell office:value-type="float" office:value="69225">
            <text:p>69225</text:p>
          </table:table-cell>
          <table:table-cell table:formula="of:=IF(SUM([.E110:.G110])&gt;0;[.B110];0)" office:value-type="float" office:value="69225">
            <text:p>69225</text:p>
          </table:table-cell>
          <table:table-cell table:style-name="ce3" table:formula="of:=[.C110]/[.C$410]" office:value-type="float" office:value="3.0945401499145">
            <text:p>3.0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0]*[.S$15]+[.F110]*[.S$19]+[.G110]*[.S$21]" office:value-type="float" office:value="6.1063404988287">
            <text:p>6.11</text:p>
          </table:table-cell>
          <table:table-cell table:style-name="ce1" table:formula="of:=IF([.E110]&gt;0;1;0)" office:value-type="float" office:value="0">
            <text:p>0</text:p>
          </table:table-cell>
          <table:table-cell table:style-name="ce1" table:formula="of:=IF([.F110]&gt;0;1;0)" office:value-type="float" office:value="1">
            <text:p>1</text:p>
          </table:table-cell>
          <table:table-cell table:style-name="ce1" table:formula="of:=IF([.G110]&gt;0;1;0)" office:value-type="float" office:value="1">
            <text:p>1</text:p>
          </table:table-cell>
          <table:table-cell table:style-name="ce3" table:formula="of:=[.I110]*[.I$411]+[.J110]*[.J$411]+[.K110]*[.K$411]" office:value-type="float" office:value="2.29280245912426">
            <text:p>2.29</text:p>
          </table:table-cell>
          <table:table-cell table:style-name="ce4" table:formula="of:=174+1168" office:value-type="float" office:value="1342">
            <text:p>1342</text:p>
          </table:table-cell>
          <table:table-cell/>
          <table:table-cell table:formula="of:=[.M110]+[.N110]" office:value-type="float" office:value="1342">
            <text:p>1342</text:p>
          </table:table-cell>
          <table:table-cell table:style-name="ce3" table:formula="of:=[.O110]/[.O$410]" office:value-type="float" office:value="2.00981107251657">
            <text:p>2.01</text:p>
          </table:table-cell>
          <table:table-cell table:formula="of:=[.D110]+[.H110]+[.L110]+[.P110]" office:value-type="float" office:value="13.503494180384">
            <text:p>13.50</text:p>
          </table:table-cell>
          <table:table-cell table:formula="of:=RANK([.Q110];[.Q$2:.Q$408];0)"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string">
            <text:p>Islington</text:p>
          </table:table-cell>
          <table:table-cell office:value-type="float" office:value="150114">
            <text:p>150114</text:p>
          </table:table-cell>
          <table:table-cell table:formula="of:=IF(SUM([.E111:.G111])&gt;0;[.B111];0)" office:value-type="float" office:value="150114">
            <text:p>150114</text:p>
          </table:table-cell>
          <table:table-cell table:style-name="ce3" table:formula="of:=[.C111]/[.C$410]" office:value-type="float" office:value="6.71049187525121">
            <text:p>6.7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1]*[.S$15]+[.F111]*[.S$19]+[.G111]*[.S$21]" office:value-type="float" office:value="4.46409260570454">
            <text:p>4.46</text:p>
          </table:table-cell>
          <table:table-cell table:style-name="ce1" table:formula="of:=IF([.E111]&gt;0;1;0)" office:value-type="float" office:value="0">
            <text:p>0</text:p>
          </table:table-cell>
          <table:table-cell table:style-name="ce1" table:formula="of:=IF([.F111]&gt;0;1;0)" office:value-type="float" office:value="1">
            <text:p>1</text:p>
          </table:table-cell>
          <table:table-cell table:style-name="ce1" table:formula="of:=IF([.G111]&gt;0;1;0)" office:value-type="float" office:value="0">
            <text:p>0</text:p>
          </table:table-cell>
          <table:table-cell table:style-name="ce3" table:formula="of:=[.I111]*[.I$411]+[.J111]*[.J$411]+[.K111]*[.K$411]" office:value-type="float" office:value="2.06517720545768">
            <text:p>2.0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111]+[.N111]" office:value-type="float" office:value="174">
            <text:p>174</text:p>
          </table:table-cell>
          <table:table-cell table:style-name="ce3" table:formula="of:=[.O111]/[.O$410]" office:value-type="float" office:value="0.260586532502149">
            <text:p>0.26</text:p>
          </table:table-cell>
          <table:table-cell table:formula="of:=[.D111]+[.H111]+[.L111]+[.P111]" office:value-type="float" office:value="13.5003482189156">
            <text:p>13.50</text:p>
          </table:table-cell>
          <table:table-cell table:formula="of:=RANK([.Q111];[.Q$2:.Q$408];0)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Rotherham</text:p>
          </table:table-cell>
          <table:table-cell office:value-type="float" office:value="197888">
            <text:p>197888</text:p>
          </table:table-cell>
          <table:table-cell table:formula="of:=IF(SUM([.E112:.G112])&gt;0;[.B112];0)" office:value-type="float" office:value="197888">
            <text:p>197888</text:p>
          </table:table-cell>
          <table:table-cell table:style-name="ce3" table:formula="of:=[.C112]/[.C$410]" office:value-type="float" office:value="8.84611572677905">
            <text:p>8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2]*[.S$15]+[.F112]*[.S$19]+[.G112]*[.S$21]" office:value-type="float" office:value="1.64224789312416">
            <text:p>1.64</text:p>
          </table:table-cell>
          <table:table-cell table:style-name="ce1" table:formula="of:=IF([.E112]&gt;0;1;0)" office:value-type="float" office:value="0">
            <text:p>0</text:p>
          </table:table-cell>
          <table:table-cell table:style-name="ce1" table:formula="of:=IF([.F112]&gt;0;1;0)" office:value-type="float" office:value="0">
            <text:p>0</text:p>
          </table:table-cell>
          <table:table-cell table:style-name="ce1" table:formula="of:=IF([.G112]&gt;0;1;0)" office:value-type="float" office:value="1">
            <text:p>1</text:p>
          </table:table-cell>
          <table:table-cell table:style-name="ce3" table:formula="of:=[.I112]*[.I$411]+[.J112]*[.J$411]+[.K112]*[.K$411]" office:value-type="float" office:value="0.227625253666578">
            <text:p>0.23</text:p>
          </table:table-cell>
          <table:table-cell table:style-name="ce4" office:value-type="float" office:value="1842">
            <text:p>1842</text:p>
          </table:table-cell>
          <table:table-cell/>
          <table:table-cell table:formula="of:=[.M112]+[.N112]" office:value-type="float" office:value="1842">
            <text:p>1842</text:p>
          </table:table-cell>
          <table:table-cell table:style-name="ce3" table:formula="of:=[.O112]/[.O$410]" office:value-type="float" office:value="2.75862294752275">
            <text:p>2.76</text:p>
          </table:table-cell>
          <table:table-cell table:formula="of:=[.D112]+[.H112]+[.L112]+[.P112]" office:value-type="float" office:value="13.4746118210925">
            <text:p>13.47</text:p>
          </table:table-cell>
          <table:table-cell table:formula="of:=RANK([.Q112];[.Q$2:.Q$408];0)"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string">
            <text:p>Three Rivers</text:p>
          </table:table-cell>
          <table:table-cell office:value-type="float" office:value="67346">
            <text:p>67346</text:p>
          </table:table-cell>
          <table:table-cell table:formula="of:=IF(SUM([.E113:.G113])&gt;0;[.B113];0)" office:value-type="float" office:value="67346">
            <text:p>67346</text:p>
          </table:table-cell>
          <table:table-cell table:style-name="ce3" table:formula="of:=[.C113]/[.C$410]" office:value-type="float" office:value="3.01054389217973">
            <text:p>3.0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3]*[.S$15]+[.F113]*[.S$19]+[.G113]*[.S$21]" office:value-type="float" office:value="6.1063404988287">
            <text:p>6.11</text:p>
          </table:table-cell>
          <table:table-cell table:style-name="ce1" table:formula="of:=IF([.E113]&gt;0;1;0)" office:value-type="float" office:value="0">
            <text:p>0</text:p>
          </table:table-cell>
          <table:table-cell table:style-name="ce1" table:formula="of:=IF([.F113]&gt;0;1;0)" office:value-type="float" office:value="1">
            <text:p>1</text:p>
          </table:table-cell>
          <table:table-cell table:style-name="ce1" table:formula="of:=IF([.G113]&gt;0;1;0)" office:value-type="float" office:value="1">
            <text:p>1</text:p>
          </table:table-cell>
          <table:table-cell table:style-name="ce3" table:formula="of:=[.I113]*[.I$411]+[.J113]*[.J$411]+[.K113]*[.K$411]" office:value-type="float" office:value="2.29280245912426">
            <text:p>2.29</text:p>
          </table:table-cell>
          <table:table-cell table:style-name="ce4" table:formula="of:=174+1189" office:value-type="float" office:value="1363">
            <text:p>1363</text:p>
          </table:table-cell>
          <table:table-cell/>
          <table:table-cell table:formula="of:=[.M113]+[.N113]" office:value-type="float" office:value="1363">
            <text:p>1363</text:p>
          </table:table-cell>
          <table:table-cell table:style-name="ce3" table:formula="of:=[.O113]/[.O$410]" office:value-type="float" office:value="2.04126117126683">
            <text:p>2.04</text:p>
          </table:table-cell>
          <table:table-cell table:formula="of:=[.D113]+[.H113]+[.L113]+[.P113]" office:value-type="float" office:value="13.4509480213995">
            <text:p>13.45</text:p>
          </table:table-cell>
          <table:table-cell table:formula="of:=RANK([.Q113];[.Q$2:.Q$408];0)"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string">
            <text:p>Rossendale</text:p>
          </table:table-cell>
          <table:table-cell office:value-type="float" office:value="52551">
            <text:p>52551</text:p>
          </table:table-cell>
          <table:table-cell table:formula="of:=IF(SUM([.E114:.G114])&gt;0;[.B114];0)" office:value-type="float" office:value="52551">
            <text:p>52551</text:p>
          </table:table-cell>
          <table:table-cell table:style-name="ce3" table:formula="of:=[.C114]/[.C$410]" office:value-type="float" office:value="2.34916835562523">
            <text:p>2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4]*[.S$15]+[.F114]*[.S$19]+[.G114]*[.S$21]" office:value-type="float" office:value="6.1063404988287">
            <text:p>6.11</text:p>
          </table:table-cell>
          <table:table-cell table:style-name="ce1" table:formula="of:=IF([.E114]&gt;0;1;0)" office:value-type="float" office:value="0">
            <text:p>0</text:p>
          </table:table-cell>
          <table:table-cell table:style-name="ce1" table:formula="of:=IF([.F114]&gt;0;1;0)" office:value-type="float" office:value="1">
            <text:p>1</text:p>
          </table:table-cell>
          <table:table-cell table:style-name="ce1" table:formula="of:=IF([.G114]&gt;0;1;0)" office:value-type="float" office:value="1">
            <text:p>1</text:p>
          </table:table-cell>
          <table:table-cell table:style-name="ce3" table:formula="of:=[.I114]*[.I$411]+[.J114]*[.J$411]+[.K114]*[.K$411]" office:value-type="float" office:value="2.29280245912426">
            <text:p>2.29</text:p>
          </table:table-cell>
          <table:table-cell table:style-name="ce4" table:formula="of:=50+1742" office:value-type="float" office:value="1792">
            <text:p>1792</text:p>
          </table:table-cell>
          <table:table-cell/>
          <table:table-cell table:formula="of:=[.M114]+[.N114]" office:value-type="float" office:value="1792">
            <text:p>1792</text:p>
          </table:table-cell>
          <table:table-cell table:style-name="ce3" table:formula="of:=[.O114]/[.O$410]" office:value-type="float" office:value="2.68374176002213">
            <text:p>2.68</text:p>
          </table:table-cell>
          <table:table-cell table:formula="of:=[.D114]+[.H114]+[.L114]+[.P114]" office:value-type="float" office:value="13.4320530736003">
            <text:p>13.43</text:p>
          </table:table-cell>
          <table:table-cell table:formula="of:=RANK([.Q114];[.Q$2:.Q$408];0)"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string">
            <text:p>Runnymede</text:p>
          </table:table-cell>
          <table:table-cell office:value-type="float" office:value="58937">
            <text:p>58937</text:p>
          </table:table-cell>
          <table:table-cell table:formula="of:=IF(SUM([.E115:.G115])&gt;0;[.B115];0)" office:value-type="float" office:value="58937">
            <text:p>58937</text:p>
          </table:table-cell>
          <table:table-cell table:style-name="ce3" table:formula="of:=[.C115]/[.C$410]" office:value-type="float" office:value="2.63463940506335">
            <text:p>2.6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5]*[.S$15]+[.F115]*[.S$19]+[.G115]*[.S$21]" office:value-type="float" office:value="6.1063404988287">
            <text:p>6.11</text:p>
          </table:table-cell>
          <table:table-cell table:style-name="ce1" table:formula="of:=IF([.E115]&gt;0;1;0)" office:value-type="float" office:value="0">
            <text:p>0</text:p>
          </table:table-cell>
          <table:table-cell table:style-name="ce1" table:formula="of:=IF([.F115]&gt;0;1;0)" office:value-type="float" office:value="1">
            <text:p>1</text:p>
          </table:table-cell>
          <table:table-cell table:style-name="ce1" table:formula="of:=IF([.G115]&gt;0;1;0)" office:value-type="float" office:value="1">
            <text:p>1</text:p>
          </table:table-cell>
          <table:table-cell table:style-name="ce3" table:formula="of:=[.I115]*[.I$411]+[.J115]*[.J$411]+[.K115]*[.K$411]" office:value-type="float" office:value="2.29280245912426">
            <text:p>2.29</text:p>
          </table:table-cell>
          <table:table-cell table:style-name="ce4" table:formula="of:=144+1429" office:value-type="float" office:value="1573">
            <text:p>1573</text:p>
          </table:table-cell>
          <table:table-cell/>
          <table:table-cell table:formula="of:=[.M115]+[.N115]" office:value-type="float" office:value="1573">
            <text:p>1573</text:p>
          </table:table-cell>
          <table:table-cell table:style-name="ce3" table:formula="of:=[.O115]/[.O$410]" office:value-type="float" office:value="2.35576215876943">
            <text:p>2.36</text:p>
          </table:table-cell>
          <table:table-cell table:formula="of:=[.D115]+[.H115]+[.L115]+[.P115]" office:value-type="float" office:value="13.3895445217857">
            <text:p>13.39</text:p>
          </table:table-cell>
          <table:table-cell table:formula="of:=RANK([.Q115];[.Q$2:.Q$408];0)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string">
            <text:p>Burnley</text:p>
          </table:table-cell>
          <table:table-cell office:value-type="float" office:value="64566">
            <text:p>64566</text:p>
          </table:table-cell>
          <table:table-cell table:formula="of:=IF(SUM([.E116:.G116])&gt;0;[.B116];0)" office:value-type="float" office:value="64566">
            <text:p>64566</text:p>
          </table:table-cell>
          <table:table-cell table:style-name="ce3" table:formula="of:=[.C116]/[.C$410]" office:value-type="float" office:value="2.88627055715969">
            <text:p>2.8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6]*[.S$15]+[.F116]*[.S$19]+[.G116]*[.S$21]" office:value-type="float" office:value="6.1063404988287">
            <text:p>6.11</text:p>
          </table:table-cell>
          <table:table-cell table:style-name="ce1" table:formula="of:=IF([.E116]&gt;0;1;0)" office:value-type="float" office:value="0">
            <text:p>0</text:p>
          </table:table-cell>
          <table:table-cell table:style-name="ce1" table:formula="of:=IF([.F116]&gt;0;1;0)" office:value-type="float" office:value="1">
            <text:p>1</text:p>
          </table:table-cell>
          <table:table-cell table:style-name="ce1" table:formula="of:=IF([.G116]&gt;0;1;0)" office:value-type="float" office:value="1">
            <text:p>1</text:p>
          </table:table-cell>
          <table:table-cell table:style-name="ce3" table:formula="of:=[.I116]*[.I$411]+[.J116]*[.J$411]+[.K116]*[.K$411]" office:value-type="float" office:value="2.29280245912426">
            <text:p>2.29</text:p>
          </table:table-cell>
          <table:table-cell table:style-name="ce4" table:formula="of:=174+1210" office:value-type="float" office:value="1384">
            <text:p>1384</text:p>
          </table:table-cell>
          <table:table-cell/>
          <table:table-cell table:formula="of:=[.M116]+[.N116]" office:value-type="float" office:value="1384">
            <text:p>1384</text:p>
          </table:table-cell>
          <table:table-cell table:style-name="ce3" table:formula="of:=[.O116]/[.O$410]" office:value-type="float" office:value="2.07271127001709">
            <text:p>2.07</text:p>
          </table:table-cell>
          <table:table-cell table:formula="of:=[.D116]+[.H116]+[.L116]+[.P116]" office:value-type="float" office:value="13.3581247851297">
            <text:p>13.36</text:p>
          </table:table-cell>
          <table:table-cell table:formula="of:=RANK([.Q116];[.Q$2:.Q$408];0)"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Stevenage</text:p>
          </table:table-cell>
          <table:table-cell office:value-type="float" office:value="63415">
            <text:p>63415</text:p>
          </table:table-cell>
          <table:table-cell table:formula="of:=IF(SUM([.E117:.G117])&gt;0;[.B117];0)" office:value-type="float" office:value="63415">
            <text:p>63415</text:p>
          </table:table-cell>
          <table:table-cell table:style-name="ce3" table:formula="of:=[.C117]/[.C$410]" office:value-type="float" office:value="2.83481782025031">
            <text:p>2.8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7]*[.S$15]+[.F117]*[.S$19]+[.G117]*[.S$21]" office:value-type="float" office:value="6.1063404988287">
            <text:p>6.11</text:p>
          </table:table-cell>
          <table:table-cell table:style-name="ce1" table:formula="of:=IF([.E117]&gt;0;1;0)" office:value-type="float" office:value="0">
            <text:p>0</text:p>
          </table:table-cell>
          <table:table-cell table:style-name="ce1" table:formula="of:=IF([.F117]&gt;0;1;0)" office:value-type="float" office:value="1">
            <text:p>1</text:p>
          </table:table-cell>
          <table:table-cell table:style-name="ce1" table:formula="of:=IF([.G117]&gt;0;1;0)" office:value-type="float" office:value="1">
            <text:p>1</text:p>
          </table:table-cell>
          <table:table-cell table:style-name="ce3" table:formula="of:=[.I117]*[.I$411]+[.J117]*[.J$411]+[.K117]*[.K$411]" office:value-type="float" office:value="2.29280245912426">
            <text:p>2.29</text:p>
          </table:table-cell>
          <table:table-cell table:style-name="ce4" table:formula="of:=174+1231" office:value-type="float" office:value="1405">
            <text:p>1405</text:p>
          </table:table-cell>
          <table:table-cell/>
          <table:table-cell table:formula="of:=[.M117]+[.N117]" office:value-type="float" office:value="1405">
            <text:p>1405</text:p>
          </table:table-cell>
          <table:table-cell table:style-name="ce3" table:formula="of:=[.O117]/[.O$410]" office:value-type="float" office:value="2.10416136876735">
            <text:p>2.10</text:p>
          </table:table-cell>
          <table:table-cell table:formula="of:=[.D117]+[.H117]+[.L117]+[.P117]" office:value-type="float" office:value="13.3381221469706">
            <text:p>13.34</text:p>
          </table:table-cell>
          <table:table-cell table:formula="of:=RANK([.Q117];[.Q$2:.Q$408];0)"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string">
            <text:p>Merton</text:p>
          </table:table-cell>
          <table:table-cell office:value-type="float" office:value="146420">
            <text:p>146420</text:p>
          </table:table-cell>
          <table:table-cell table:formula="of:=IF(SUM([.E118:.G118])&gt;0;[.B118];0)" office:value-type="float" office:value="146420">
            <text:p>146420</text:p>
          </table:table-cell>
          <table:table-cell table:style-name="ce3" table:formula="of:=[.C118]/[.C$410]" office:value-type="float" office:value="6.54536032864544">
            <text:p>6.5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8]*[.S$15]+[.F118]*[.S$19]+[.G118]*[.S$21]" office:value-type="float" office:value="4.46409260570454">
            <text:p>4.46</text:p>
          </table:table-cell>
          <table:table-cell table:style-name="ce1" table:formula="of:=IF([.E118]&gt;0;1;0)" office:value-type="float" office:value="0">
            <text:p>0</text:p>
          </table:table-cell>
          <table:table-cell table:style-name="ce1" table:formula="of:=IF([.F118]&gt;0;1;0)" office:value-type="float" office:value="1">
            <text:p>1</text:p>
          </table:table-cell>
          <table:table-cell table:style-name="ce1" table:formula="of:=IF([.G118]&gt;0;1;0)" office:value-type="float" office:value="0">
            <text:p>0</text:p>
          </table:table-cell>
          <table:table-cell table:style-name="ce3" table:formula="of:=[.I118]*[.I$411]+[.J118]*[.J$411]+[.K118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18]+[.N118]" office:value-type="float" office:value="174">
            <text:p>174</text:p>
          </table:table-cell>
          <table:table-cell table:style-name="ce3" table:formula="of:=[.O118]/[.O$410]" office:value-type="float" office:value="0.260586532502149">
            <text:p>0.26</text:p>
          </table:table-cell>
          <table:table-cell table:formula="of:=[.D118]+[.H118]+[.L118]+[.P118]" office:value-type="float" office:value="13.3352166723098">
            <text:p>13.34</text:p>
          </table:table-cell>
          <table:table-cell table:formula="of:=RANK([.Q118];[.Q$2:.Q$408];0)"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Malvern Hills</text:p>
          </table:table-cell>
          <table:table-cell office:value-type="float" office:value="59215">
            <text:p>59215</text:p>
          </table:table-cell>
          <table:table-cell table:formula="of:=IF(SUM([.E119:.G119])&gt;0;[.B119];0)" office:value-type="float" office:value="59215">
            <text:p>59215</text:p>
          </table:table-cell>
          <table:table-cell table:style-name="ce3" table:formula="of:=[.C119]/[.C$410]" office:value-type="float" office:value="2.64706673856536">
            <text:p>2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9]*[.S$15]+[.F119]*[.S$19]+[.G119]*[.S$21]" office:value-type="float" office:value="1.64224789312416">
            <text:p>1.64</text:p>
          </table:table-cell>
          <table:table-cell table:style-name="ce1" table:formula="of:=IF([.E119]&gt;0;1;0)" office:value-type="float" office:value="0">
            <text:p>0</text:p>
          </table:table-cell>
          <table:table-cell table:style-name="ce1" table:formula="of:=IF([.F119]&gt;0;1;0)" office:value-type="float" office:value="0">
            <text:p>0</text:p>
          </table:table-cell>
          <table:table-cell table:style-name="ce1" table:formula="of:=IF([.G119]&gt;0;1;0)" office:value-type="float" office:value="1">
            <text:p>1</text:p>
          </table:table-cell>
          <table:table-cell table:style-name="ce3" table:formula="of:=[.I119]*[.I$411]+[.J119]*[.J$411]+[.K119]*[.K$411]" office:value-type="float" office:value="0.227625253666578">
            <text:p>0.23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26">
            <text:p>5826</text:p>
          </table:table-cell>
          <table:table-cell table:formula="of:=[.M119]+[.N119]" office:value-type="float" office:value="5876">
            <text:p>5876</text:p>
          </table:table-cell>
          <table:table-cell table:style-name="ce3" table:formula="of:=[.O119]/[.O$410]" office:value-type="float" office:value="8.80003715507257">
            <text:p>8.80</text:p>
          </table:table-cell>
          <table:table-cell table:formula="of:=[.D119]+[.H119]+[.L119]+[.P119]" office:value-type="float" office:value="13.3169770404287">
            <text:p>13.32</text:p>
          </table:table-cell>
          <table:table-cell table:formula="of:=RANK([.Q119];[.Q$2:.Q$408];0)"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string">
            <text:p>Sutton</text:p>
          </table:table-cell>
          <table:table-cell office:value-type="float" office:value="146830">
            <text:p>146830</text:p>
          </table:table-cell>
          <table:table-cell table:formula="of:=IF(SUM([.E120:.G120])&gt;0;[.B120];0)" office:value-type="float" office:value="146830">
            <text:p>146830</text:p>
          </table:table-cell>
          <table:table-cell table:style-name="ce3" table:formula="of:=[.C120]/[.C$410]" office:value-type="float" office:value="6.56368841042897">
            <text:p>6.5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0]*[.S$15]+[.F120]*[.S$19]+[.G120]*[.S$21]" office:value-type="float" office:value="4.46409260570454">
            <text:p>4.46</text:p>
          </table:table-cell>
          <table:table-cell table:style-name="ce1" table:formula="of:=IF([.E120]&gt;0;1;0)" office:value-type="float" office:value="0">
            <text:p>0</text:p>
          </table:table-cell>
          <table:table-cell table:style-name="ce1" table:formula="of:=IF([.F120]&gt;0;1;0)" office:value-type="float" office:value="1">
            <text:p>1</text:p>
          </table:table-cell>
          <table:table-cell table:style-name="ce1" table:formula="of:=IF([.G120]&gt;0;1;0)" office:value-type="float" office:value="0">
            <text:p>0</text:p>
          </table:table-cell>
          <table:table-cell table:style-name="ce3" table:formula="of:=[.I120]*[.I$411]+[.J120]*[.J$411]+[.K120]*[.K$411]" office:value-type="float" office:value="2.06517720545768">
            <text:p>2.07</text:p>
          </table:table-cell>
          <table:table-cell table:style-name="Default" office:value-type="float" office:value="110">
            <text:p>110</text:p>
          </table:table-cell>
          <table:table-cell/>
          <table:table-cell table:formula="of:=[.M120]+[.N120]" office:value-type="float" office:value="110">
            <text:p>110</text:p>
          </table:table-cell>
          <table:table-cell table:style-name="ce3" table:formula="of:=[.O120]/[.O$410]" office:value-type="float" office:value="0.164738612501358">
            <text:p>0.16</text:p>
          </table:table-cell>
          <table:table-cell table:formula="of:=[.D120]+[.H120]+[.L120]+[.P120]" office:value-type="float" office:value="13.2576968340926">
            <text:p>13.26</text:p>
          </table:table-cell>
          <table:table-cell table:formula="of:=RANK([.Q120];[.Q$2:.Q$408];0)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string">
            <text:p>Elmbridge</text:p>
          </table:table-cell>
          <table:table-cell office:value-type="float" office:value="97987">
            <text:p>97987</text:p>
          </table:table-cell>
          <table:table-cell table:formula="of:=IF(SUM([.E121:.G121])&gt;0;[.B121];0)" office:value-type="float" office:value="97987">
            <text:p>97987</text:p>
          </table:table-cell>
          <table:table-cell table:style-name="ce3" table:formula="of:=[.C121]/[.C$410]" office:value-type="float" office:value="4.38027743834846">
            <text:p>4.3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1]*[.S$15]+[.F121]*[.S$19]+[.G121]*[.S$21]" office:value-type="float" office:value="6.1063404988287">
            <text:p>6.11</text:p>
          </table:table-cell>
          <table:table-cell table:style-name="ce1" table:formula="of:=IF([.E121]&gt;0;1;0)" office:value-type="float" office:value="0">
            <text:p>0</text:p>
          </table:table-cell>
          <table:table-cell table:style-name="ce1" table:formula="of:=IF([.F121]&gt;0;1;0)" office:value-type="float" office:value="1">
            <text:p>1</text:p>
          </table:table-cell>
          <table:table-cell table:style-name="ce1" table:formula="of:=IF([.G121]&gt;0;1;0)" office:value-type="float" office:value="1">
            <text:p>1</text:p>
          </table:table-cell>
          <table:table-cell table:style-name="ce3" table:formula="of:=[.I121]*[.I$411]+[.J121]*[.J$411]+[.K121]*[.K$411]" office:value-type="float" office:value="2.29280245912426">
            <text:p>2.29</text:p>
          </table:table-cell>
          <table:table-cell table:style-name="ce6" table:formula="of:=289+19" office:value-type="float" office:value="308">
            <text:p>308</text:p>
          </table:table-cell>
          <table:table-cell/>
          <table:table-cell table:formula="of:=[.M121]+[.N121]" office:value-type="float" office:value="308">
            <text:p>308</text:p>
          </table:table-cell>
          <table:table-cell table:style-name="ce3" table:formula="of:=[.O121]/[.O$410]" office:value-type="float" office:value="0.461268115003804">
            <text:p>0.46</text:p>
          </table:table-cell>
          <table:table-cell table:formula="of:=[.D121]+[.H121]+[.L121]+[.P121]" office:value-type="float" office:value="13.2406885113052">
            <text:p>13.24</text:p>
          </table:table-cell>
          <table:table-cell table:formula="of:=RANK([.Q121];[.Q$2:.Q$408];0)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Brighton and Hove</text:p>
          </table:table-cell>
          <table:table-cell office:value-type="float" office:value="192060">
            <text:p>192060</text:p>
          </table:table-cell>
          <table:table-cell table:formula="of:=IF(SUM([.E122:.G122])&gt;0;[.B122];0)" office:value-type="float" office:value="192060">
            <text:p>192060</text:p>
          </table:table-cell>
          <table:table-cell table:style-name="ce3" table:formula="of:=[.C122]/[.C$410]" office:value-type="float" office:value="8.58558874962193">
            <text:p>8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2]*[.S$15]+[.F122]*[.S$19]+[.G122]*[.S$21]" office:value-type="float" office:value="1.64224789312416">
            <text:p>1.64</text:p>
          </table:table-cell>
          <table:table-cell table:style-name="ce1" table:formula="of:=IF([.E122]&gt;0;1;0)" office:value-type="float" office:value="0">
            <text:p>0</text:p>
          </table:table-cell>
          <table:table-cell table:style-name="ce1" table:formula="of:=IF([.F122]&gt;0;1;0)" office:value-type="float" office:value="0">
            <text:p>0</text:p>
          </table:table-cell>
          <table:table-cell table:style-name="ce1" table:formula="of:=IF([.G122]&gt;0;1;0)" office:value-type="float" office:value="1">
            <text:p>1</text:p>
          </table:table-cell>
          <table:table-cell table:style-name="ce3" table:formula="of:=[.I122]*[.I$411]+[.J122]*[.J$411]+[.K122]*[.K$411]" office:value-type="float" office:value="0.227625253666578">
            <text:p>0.23</text:p>
          </table:table-cell>
          <table:table-cell table:style-name="ce4" office:value-type="float" office:value="1859">
            <text:p>1859</text:p>
          </table:table-cell>
          <table:table-cell/>
          <table:table-cell table:formula="of:=[.M122]+[.N122]" office:value-type="float" office:value="1859">
            <text:p>1859</text:p>
          </table:table-cell>
          <table:table-cell table:style-name="ce3" table:formula="of:=[.O122]/[.O$410]" office:value-type="float" office:value="2.78408255127296">
            <text:p>2.78</text:p>
          </table:table-cell>
          <table:table-cell table:formula="of:=[.D122]+[.H122]+[.L122]+[.P122]" office:value-type="float" office:value="13.2395444476856">
            <text:p>13.24</text:p>
          </table:table-cell>
          <table:table-cell table:formula="of:=RANK([.Q122];[.Q$2:.Q$408];0)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Medway</text:p>
          </table:table-cell>
          <table:table-cell office:value-type="float" office:value="191455">
            <text:p>191455</text:p>
          </table:table-cell>
          <table:table-cell table:formula="of:=IF(SUM([.E123:.G123])&gt;0;[.B123];0)" office:value-type="float" office:value="191455">
            <text:p>191455</text:p>
          </table:table-cell>
          <table:table-cell table:style-name="ce3" table:formula="of:=[.C123]/[.C$410]" office:value-type="float" office:value="8.5585436533316">
            <text:p>8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3]*[.S$15]+[.F123]*[.S$19]+[.G123]*[.S$21]" office:value-type="float" office:value="1.64224789312416">
            <text:p>1.64</text:p>
          </table:table-cell>
          <table:table-cell table:style-name="ce1" table:formula="of:=IF([.E123]&gt;0;1;0)" office:value-type="float" office:value="0">
            <text:p>0</text:p>
          </table:table-cell>
          <table:table-cell table:style-name="ce1" table:formula="of:=IF([.F123]&gt;0;1;0)" office:value-type="float" office:value="0">
            <text:p>0</text:p>
          </table:table-cell>
          <table:table-cell table:style-name="ce1" table:formula="of:=IF([.G123]&gt;0;1;0)" office:value-type="float" office:value="1">
            <text:p>1</text:p>
          </table:table-cell>
          <table:table-cell table:style-name="ce3" table:formula="of:=[.I123]*[.I$411]+[.J123]*[.J$411]+[.K123]*[.K$411]" office:value-type="float" office:value="0.227625253666578">
            <text:p>0.23</text:p>
          </table:table-cell>
          <table:table-cell table:style-name="ce4" office:value-type="float" office:value="1875">
            <text:p>1875</text:p>
          </table:table-cell>
          <table:table-cell/>
          <table:table-cell table:formula="of:=[.M123]+[.N123]" office:value-type="float" office:value="1875">
            <text:p>1875</text:p>
          </table:table-cell>
          <table:table-cell table:style-name="ce3" table:formula="of:=[.O123]/[.O$410]" office:value-type="float" office:value="2.80804453127316">
            <text:p>2.81</text:p>
          </table:table-cell>
          <table:table-cell table:formula="of:=[.D123]+[.H123]+[.L123]+[.P123]" office:value-type="float" office:value="13.2364613313955">
            <text:p>13.24</text:p>
          </table:table-cell>
          <table:table-cell table:formula="of:=RANK([.Q123];[.Q$2:.Q$408];0)"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string">
            <text:p>Nottingham</text:p>
          </table:table-cell>
          <table:table-cell office:value-type="float" office:value="190852">
            <text:p>190852</text:p>
          </table:table-cell>
          <table:table-cell table:formula="of:=IF(SUM([.E124:.G124])&gt;0;[.B124];0)" office:value-type="float" office:value="190852">
            <text:p>190852</text:p>
          </table:table-cell>
          <table:table-cell table:style-name="ce3" table:formula="of:=[.C124]/[.C$410]" office:value-type="float" office:value="8.53158796231826">
            <text:p>8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4]*[.S$15]+[.F124]*[.S$19]+[.G124]*[.S$21]" office:value-type="float" office:value="1.64224789312416">
            <text:p>1.64</text:p>
          </table:table-cell>
          <table:table-cell table:style-name="ce1" table:formula="of:=IF([.E124]&gt;0;1;0)" office:value-type="float" office:value="0">
            <text:p>0</text:p>
          </table:table-cell>
          <table:table-cell table:style-name="ce1" table:formula="of:=IF([.F124]&gt;0;1;0)" office:value-type="float" office:value="0">
            <text:p>0</text:p>
          </table:table-cell>
          <table:table-cell table:style-name="ce1" table:formula="of:=IF([.G124]&gt;0;1;0)" office:value-type="float" office:value="1">
            <text:p>1</text:p>
          </table:table-cell>
          <table:table-cell table:style-name="ce3" table:formula="of:=[.I124]*[.I$411]+[.J124]*[.J$411]+[.K124]*[.K$411]" office:value-type="float" office:value="0.227625253666578">
            <text:p>0.23</text:p>
          </table:table-cell>
          <table:table-cell table:style-name="ce8" office:value-type="float" office:value="1892">
            <text:p>1892</text:p>
          </table:table-cell>
          <table:table-cell/>
          <table:table-cell table:formula="of:=[.M124]+[.N124]" office:value-type="float" office:value="1892">
            <text:p>1892</text:p>
          </table:table-cell>
          <table:table-cell table:style-name="ce3" table:formula="of:=[.O124]/[.O$410]" office:value-type="float" office:value="2.83350413502337">
            <text:p>2.83</text:p>
          </table:table-cell>
          <table:table-cell table:formula="of:=[.D124]+[.H124]+[.L124]+[.P124]" office:value-type="float" office:value="13.2349652441324">
            <text:p>13.23</text:p>
          </table:table-cell>
          <table:table-cell table:formula="of:=RANK([.Q124];[.Q$2:.Q$408];0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string">
            <text:p>Camden</text:p>
          </table:table-cell>
          <table:table-cell office:value-type="float" office:value="145884">
            <text:p>145884</text:p>
          </table:table-cell>
          <table:table-cell table:formula="of:=IF(SUM([.E125:.G125])&gt;0;[.B125];0)" office:value-type="float" office:value="145884">
            <text:p>145884</text:p>
          </table:table-cell>
          <table:table-cell table:style-name="ce3" table:formula="of:=[.C125]/[.C$410]" office:value-type="float" office:value="6.52139971441136">
            <text:p>6.5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5]*[.S$15]+[.F125]*[.S$19]+[.G125]*[.S$21]" office:value-type="float" office:value="4.46409260570454">
            <text:p>4.46</text:p>
          </table:table-cell>
          <table:table-cell table:style-name="ce1" table:formula="of:=IF([.E125]&gt;0;1;0)" office:value-type="float" office:value="0">
            <text:p>0</text:p>
          </table:table-cell>
          <table:table-cell table:style-name="ce1" table:formula="of:=IF([.F125]&gt;0;1;0)" office:value-type="float" office:value="1">
            <text:p>1</text:p>
          </table:table-cell>
          <table:table-cell table:style-name="ce1" table:formula="of:=IF([.G125]&gt;0;1;0)" office:value-type="float" office:value="0">
            <text:p>0</text:p>
          </table:table-cell>
          <table:table-cell table:style-name="ce3" table:formula="of:=[.I125]*[.I$411]+[.J125]*[.J$411]+[.K125]*[.K$411]" office:value-type="float" office:value="2.06517720545768">
            <text:p>2.07</text:p>
          </table:table-cell>
          <table:table-cell table:style-name="Default" office:value-type="float" office:value="66">
            <text:p>66</text:p>
          </table:table-cell>
          <table:table-cell/>
          <table:table-cell table:formula="of:=[.M125]+[.N125]" office:value-type="float" office:value="66">
            <text:p>66</text:p>
          </table:table-cell>
          <table:table-cell table:style-name="ce3" table:formula="of:=[.O125]/[.O$410]" office:value-type="float" office:value="0.0988431675008151">
            <text:p>0.10</text:p>
          </table:table-cell>
          <table:table-cell table:formula="of:=[.D125]+[.H125]+[.L125]+[.P125]" office:value-type="float" office:value="13.1495126930744">
            <text:p>13.15</text:p>
          </table:table-cell>
          <table:table-cell table:formula="of:=RANK([.Q125];[.Q$2:.Q$408];0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string">
            <text:p>Stoke-on-Trent</text:p>
          </table:table-cell>
          <table:table-cell office:value-type="float" office:value="185994">
            <text:p>185994</text:p>
          </table:table-cell>
          <table:table-cell table:formula="of:=IF(SUM([.E126:.G126])&gt;0;[.B126];0)" office:value-type="float" office:value="185994">
            <text:p>185994</text:p>
          </table:table-cell>
          <table:table-cell table:style-name="ce3" table:formula="of:=[.C126]/[.C$410]" office:value-type="float" office:value="8.31442254450267">
            <text:p>8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6]*[.S$15]+[.F126]*[.S$19]+[.G126]*[.S$21]" office:value-type="float" office:value="1.64224789312416">
            <text:p>1.64</text:p>
          </table:table-cell>
          <table:table-cell table:style-name="ce1" table:formula="of:=IF([.E126]&gt;0;1;0)" office:value-type="float" office:value="0">
            <text:p>0</text:p>
          </table:table-cell>
          <table:table-cell table:style-name="ce1" table:formula="of:=IF([.F126]&gt;0;1;0)" office:value-type="float" office:value="0">
            <text:p>0</text:p>
          </table:table-cell>
          <table:table-cell table:style-name="ce1" table:formula="of:=IF([.G126]&gt;0;1;0)" office:value-type="float" office:value="1">
            <text:p>1</text:p>
          </table:table-cell>
          <table:table-cell table:style-name="ce3" table:formula="of:=[.I126]*[.I$411]+[.J126]*[.J$411]+[.K126]*[.K$411]" office:value-type="float" office:value="0.227625253666578">
            <text:p>0.23</text:p>
          </table:table-cell>
          <table:table-cell table:style-name="ce4" office:value-type="float" office:value="1929">
            <text:p>1929</text:p>
          </table:table-cell>
          <table:table-cell/>
          <table:table-cell table:formula="of:=[.M126]+[.N126]" office:value-type="float" office:value="1929">
            <text:p>1929</text:p>
          </table:table-cell>
          <table:table-cell table:style-name="ce3" table:formula="of:=[.O126]/[.O$410]" office:value-type="float" office:value="2.88891621377382">
            <text:p>2.89</text:p>
          </table:table-cell>
          <table:table-cell table:formula="of:=[.D126]+[.H126]+[.L126]+[.P126]" office:value-type="float" office:value="13.0732119050672">
            <text:p>13.07</text:p>
          </table:table-cell>
          <table:table-cell table:formula="of:=RANK([.Q126];[.Q$2:.Q$408];0)"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Blackburn with Darwen</text:p>
          </table:table-cell>
          <table:table-cell office:value-type="float" office:value="104166">
            <text:p>104166</text:p>
          </table:table-cell>
          <table:table-cell table:formula="of:=IF(SUM([.E127:.G127])&gt;0;[.B127];0)" office:value-type="float" office:value="104166">
            <text:p>104166</text:p>
          </table:table-cell>
          <table:table-cell table:style-name="ce3" table:formula="of:=[.C127]/[.C$410]" office:value-type="float" office:value="4.65649504161782">
            <text:p>4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7]*[.S$15]+[.F127]*[.S$19]+[.G127]*[.S$21]" office:value-type="float" office:value="6.1063404988287">
            <text:p>6.11</text:p>
          </table:table-cell>
          <table:table-cell table:style-name="ce1" table:formula="of:=IF([.E127]&gt;0;1;0)" office:value-type="float" office:value="0">
            <text:p>0</text:p>
          </table:table-cell>
          <table:table-cell table:style-name="ce1" table:formula="of:=IF([.F127]&gt;0;1;0)" office:value-type="float" office:value="1">
            <text:p>1</text:p>
          </table:table-cell>
          <table:table-cell table:style-name="ce1" table:formula="of:=IF([.G127]&gt;0;1;0)" office:value-type="float" office:value="1">
            <text:p>1</text:p>
          </table:table-cell>
          <table:table-cell table:style-name="ce3" table:formula="of:=[.I127]*[.I$411]+[.J127]*[.J$411]+[.K127]*[.K$411]" office:value-type="float" office:value="2.29280245912426">
            <text:p>2.29</text:p>
          </table:table-cell>
          <table:table-cell table:style-name="ce6" table:formula="of:=5+5" office:value-type="float" office:value="10">
            <text:p>10</text:p>
          </table:table-cell>
          <table:table-cell/>
          <table:table-cell table:formula="of:=[.M127]+[.N127]" office:value-type="float" office:value="10">
            <text:p>10</text:p>
          </table:table-cell>
          <table:table-cell table:style-name="ce3" table:formula="of:=[.O127]/[.O$410]" office:value-type="float" office:value="0.0149762375001235">
            <text:p>0.01</text:p>
          </table:table-cell>
          <table:table-cell table:formula="of:=[.D127]+[.H127]+[.L127]+[.P127]" office:value-type="float" office:value="13.0706142370709">
            <text:p>13.07</text:p>
          </table:table-cell>
          <table:table-cell table:formula="of:=RANK([.Q127];[.Q$2:.Q$408];0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string">
            <text:p>Newcastle upon Tyne</text:p>
          </table:table-cell>
          <table:table-cell office:value-type="float" office:value="184401">
            <text:p>184401</text:p>
          </table:table-cell>
          <table:table-cell table:formula="of:=IF(SUM([.E128:.G128])&gt;0;[.B128];0)" office:value-type="float" office:value="184401">
            <text:p>184401</text:p>
          </table:table-cell>
          <table:table-cell table:style-name="ce3" table:formula="of:=[.C128]/[.C$410]" office:value-type="float" office:value="8.24321124137787">
            <text:p>8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8]*[.S$15]+[.F128]*[.S$19]+[.G128]*[.S$21]" office:value-type="float" office:value="1.64224789312416">
            <text:p>1.64</text:p>
          </table:table-cell>
          <table:table-cell table:style-name="ce1" table:formula="of:=IF([.E128]&gt;0;1;0)" office:value-type="float" office:value="0">
            <text:p>0</text:p>
          </table:table-cell>
          <table:table-cell table:style-name="ce1" table:formula="of:=IF([.F128]&gt;0;1;0)" office:value-type="float" office:value="0">
            <text:p>0</text:p>
          </table:table-cell>
          <table:table-cell table:style-name="ce1" table:formula="of:=IF([.G128]&gt;0;1;0)" office:value-type="float" office:value="1">
            <text:p>1</text:p>
          </table:table-cell>
          <table:table-cell table:style-name="ce3" table:formula="of:=[.I128]*[.I$411]+[.J128]*[.J$411]+[.K128]*[.K$411]" office:value-type="float" office:value="0.227625253666578">
            <text:p>0.23</text:p>
          </table:table-cell>
          <table:table-cell table:style-name="ce4" office:value-type="float" office:value="1946">
            <text:p>1946</text:p>
          </table:table-cell>
          <table:table-cell/>
          <table:table-cell table:formula="of:=[.M128]+[.N128]" office:value-type="float" office:value="1946">
            <text:p>1946</text:p>
          </table:table-cell>
          <table:table-cell table:style-name="ce3" table:formula="of:=[.O128]/[.O$410]" office:value-type="float" office:value="2.91437581752403">
            <text:p>2.91</text:p>
          </table:table-cell>
          <table:table-cell table:formula="of:=[.D128]+[.H128]+[.L128]+[.P128]" office:value-type="float" office:value="13.0274602056926">
            <text:p>13.03</text:p>
          </table:table-cell>
          <table:table-cell table:formula="of:=RANK([.Q128];[.Q$2:.Q$408];0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string">
            <text:p>Milton Keynes</text:p>
          </table:table-cell>
          <table:table-cell office:value-type="float" office:value="181934">
            <text:p>181934</text:p>
          </table:table-cell>
          <table:table-cell table:formula="of:=IF(SUM([.E129:.G129])&gt;0;[.B129];0)" office:value-type="float" office:value="181934">
            <text:p>181934</text:p>
          </table:table-cell>
          <table:table-cell table:style-name="ce3" table:formula="of:=[.C129]/[.C$410]" office:value-type="float" office:value="8.13292983220721">
            <text:p>8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9]*[.S$15]+[.F129]*[.S$19]+[.G129]*[.S$21]" office:value-type="float" office:value="1.64224789312416">
            <text:p>1.64</text:p>
          </table:table-cell>
          <table:table-cell table:style-name="ce1" table:formula="of:=IF([.E129]&gt;0;1;0)" office:value-type="float" office:value="0">
            <text:p>0</text:p>
          </table:table-cell>
          <table:table-cell table:style-name="ce1" table:formula="of:=IF([.F129]&gt;0;1;0)" office:value-type="float" office:value="0">
            <text:p>0</text:p>
          </table:table-cell>
          <table:table-cell table:style-name="ce1" table:formula="of:=IF([.G129]&gt;0;1;0)" office:value-type="float" office:value="1">
            <text:p>1</text:p>
          </table:table-cell>
          <table:table-cell table:style-name="ce3" table:formula="of:=[.I129]*[.I$411]+[.J129]*[.J$411]+[.K129]*[.K$411]" office:value-type="float" office:value="0.227625253666578">
            <text:p>0.23</text:p>
          </table:table-cell>
          <table:table-cell table:style-name="ce4" office:value-type="float" office:value="1963">
            <text:p>1963</text:p>
          </table:table-cell>
          <table:table-cell/>
          <table:table-cell table:formula="of:=[.M129]+[.N129]" office:value-type="float" office:value="1963">
            <text:p>1963</text:p>
          </table:table-cell>
          <table:table-cell table:style-name="ce3" table:formula="of:=[.O129]/[.O$410]" office:value-type="float" office:value="2.93983542127424">
            <text:p>2.94</text:p>
          </table:table-cell>
          <table:table-cell table:formula="of:=[.D129]+[.H129]+[.L129]+[.P129]" office:value-type="float" office:value="12.9426384002722">
            <text:p>12.94</text:p>
          </table:table-cell>
          <table:table-cell table:formula="of:=RANK([.Q129];[.Q$2:.Q$408];0)"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string">
            <text:p>Eastleigh</text:p>
          </table:table-cell>
          <table:table-cell office:value-type="float" office:value="97027">
            <text:p>97027</text:p>
          </table:table-cell>
          <table:table-cell table:formula="of:=IF(SUM([.E130:.G130])&gt;0;[.B130];0)" office:value-type="float" office:value="97027">
            <text:p>97027</text:p>
          </table:table-cell>
          <table:table-cell table:style-name="ce3" table:formula="of:=[.C130]/[.C$410]" office:value-type="float" office:value="4.33736290539189">
            <text:p>4.3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0]*[.S$15]+[.F130]*[.S$19]+[.G130]*[.S$21]" office:value-type="float" office:value="6.1063404988287">
            <text:p>6.11</text:p>
          </table:table-cell>
          <table:table-cell table:style-name="ce1" table:formula="of:=IF([.E130]&gt;0;1;0)" office:value-type="float" office:value="0">
            <text:p>0</text:p>
          </table:table-cell>
          <table:table-cell table:style-name="ce1" table:formula="of:=IF([.F130]&gt;0;1;0)" office:value-type="float" office:value="1">
            <text:p>1</text:p>
          </table:table-cell>
          <table:table-cell table:style-name="ce1" table:formula="of:=IF([.G130]&gt;0;1;0)" office:value-type="float" office:value="1">
            <text:p>1</text:p>
          </table:table-cell>
          <table:table-cell table:style-name="ce3" table:formula="of:=[.I130]*[.I$411]+[.J130]*[.J$411]+[.K130]*[.K$411]" office:value-type="float" office:value="2.29280245912426">
            <text:p>2.29</text:p>
          </table:table-cell>
          <table:table-cell table:style-name="ce6" table:formula="of:=6+5" office:value-type="float" office:value="11">
            <text:p>11</text:p>
          </table:table-cell>
          <table:table-cell/>
          <table:table-cell table:formula="of:=[.M130]+[.N130]" office:value-type="float" office:value="11">
            <text:p>11</text:p>
          </table:table-cell>
          <table:table-cell table:style-name="ce3" table:formula="of:=[.O130]/[.O$410]" office:value-type="float" office:value="0.0164738612501358">
            <text:p>0.02</text:p>
          </table:table-cell>
          <table:table-cell table:formula="of:=[.D130]+[.H130]+[.L130]+[.P130]" office:value-type="float" office:value="12.752979724595">
            <text:p>12.75</text:p>
          </table:table-cell>
          <table:table-cell table:formula="of:=RANK([.Q130];[.Q$2:.Q$408];0)"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string">
            <text:p>Hammersmith and Fulham</text:p>
          </table:table-cell>
          <table:table-cell office:value-type="float" office:value="126962">
            <text:p>126962</text:p>
          </table:table-cell>
          <table:table-cell table:formula="of:=IF(SUM([.E131:.G131])&gt;0;[.B131];0)" office:value-type="float" office:value="126962">
            <text:p>126962</text:p>
          </table:table-cell>
          <table:table-cell table:style-name="ce3" table:formula="of:=[.C131]/[.C$410]" office:value-type="float" office:value="5.67553638878215">
            <text:p>5.6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1]*[.S$15]+[.F131]*[.S$19]+[.G131]*[.S$21]" office:value-type="float" office:value="4.46409260570454">
            <text:p>4.46</text:p>
          </table:table-cell>
          <table:table-cell table:style-name="ce1" table:formula="of:=IF([.E131]&gt;0;1;0)" office:value-type="float" office:value="0">
            <text:p>0</text:p>
          </table:table-cell>
          <table:table-cell table:style-name="ce1" table:formula="of:=IF([.F131]&gt;0;1;0)" office:value-type="float" office:value="1">
            <text:p>1</text:p>
          </table:table-cell>
          <table:table-cell table:style-name="ce1" table:formula="of:=IF([.G131]&gt;0;1;0)" office:value-type="float" office:value="0">
            <text:p>0</text:p>
          </table:table-cell>
          <table:table-cell table:style-name="ce3" table:formula="of:=[.I131]*[.I$411]+[.J131]*[.J$411]+[.K131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1]+[.N131]" office:value-type="float" office:value="174">
            <text:p>174</text:p>
          </table:table-cell>
          <table:table-cell table:style-name="ce3" table:formula="of:=[.O131]/[.O$410]" office:value-type="float" office:value="0.260586532502149">
            <text:p>0.26</text:p>
          </table:table-cell>
          <table:table-cell table:formula="of:=[.D131]+[.H131]+[.L131]+[.P131]" office:value-type="float" office:value="12.4653927324465">
            <text:p>12.47</text:p>
          </table:table-cell>
          <table:table-cell table:formula="of:=RANK([.Q131];[.Q$2:.Q$408];0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Exeter</text:p>
          </table:table-cell>
          <table:table-cell office:value-type="float" office:value="86673">
            <text:p>86673</text:p>
          </table:table-cell>
          <table:table-cell table:formula="of:=IF(SUM([.E132:.G132])&gt;0;[.B132];0)" office:value-type="float" office:value="86673">
            <text:p>86673</text:p>
          </table:table-cell>
          <table:table-cell table:style-name="ce3" table:formula="of:=[.C132]/[.C$410]" office:value-type="float" office:value="3.87451178639999">
            <text:p>3.8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2]*[.S$15]+[.F132]*[.S$19]+[.G132]*[.S$21]" office:value-type="float" office:value="6.1063404988287">
            <text:p>6.11</text:p>
          </table:table-cell>
          <table:table-cell table:style-name="ce1" table:formula="of:=IF([.E132]&gt;0;1;0)" office:value-type="float" office:value="0">
            <text:p>0</text:p>
          </table:table-cell>
          <table:table-cell table:style-name="ce1" table:formula="of:=IF([.F132]&gt;0;1;0)" office:value-type="float" office:value="1">
            <text:p>1</text:p>
          </table:table-cell>
          <table:table-cell table:style-name="ce1" table:formula="of:=IF([.G132]&gt;0;1;0)" office:value-type="float" office:value="1">
            <text:p>1</text:p>
          </table:table-cell>
          <table:table-cell table:style-name="ce3" table:formula="of:=[.I132]*[.I$411]+[.J132]*[.J$411]+[.K132]*[.K$411]" office:value-type="float" office:value="2.29280245912426">
            <text:p>2.29</text:p>
          </table:table-cell>
          <table:table-cell table:style-name="ce6" table:formula="of:=30+35" office:value-type="float" office:value="65">
            <text:p>65</text:p>
          </table:table-cell>
          <table:table-cell/>
          <table:table-cell table:formula="of:=[.M132]+[.N132]" office:value-type="float" office:value="65">
            <text:p>65</text:p>
          </table:table-cell>
          <table:table-cell table:style-name="ce3" table:formula="of:=[.O132]/[.O$410]" office:value-type="float" office:value="0.0973455437508027">
            <text:p>0.10</text:p>
          </table:table-cell>
          <table:table-cell table:formula="of:=[.D132]+[.H132]+[.L132]+[.P132]" office:value-type="float" office:value="12.3710002881038">
            <text:p>12.37</text:p>
          </table:table-cell>
          <table:table-cell table:formula="of:=RANK([.Q132];[.Q$2:.Q$408];0)"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string">
            <text:p>Purbeck</text:p>
          </table:table-cell>
          <table:table-cell office:value-type="float" office:value="35665">
            <text:p>35665</text:p>
          </table:table-cell>
          <table:table-cell table:formula="of:=IF(SUM([.E133:.G133])&gt;0;[.B133];0)" office:value-type="float" office:value="35665">
            <text:p>35665</text:p>
          </table:table-cell>
          <table:table-cell table:style-name="ce3" table:formula="of:=[.C133]/[.C$410]" office:value-type="float" office:value="1.59431960197473">
            <text:p>1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3]*[.S$15]+[.F133]*[.S$19]+[.G133]*[.S$21]" office:value-type="float" office:value="6.1063404988287">
            <text:p>6.11</text:p>
          </table:table-cell>
          <table:table-cell table:style-name="ce1" table:formula="of:=IF([.E133]&gt;0;1;0)" office:value-type="float" office:value="0">
            <text:p>0</text:p>
          </table:table-cell>
          <table:table-cell table:style-name="ce1" table:formula="of:=IF([.F133]&gt;0;1;0)" office:value-type="float" office:value="1">
            <text:p>1</text:p>
          </table:table-cell>
          <table:table-cell table:style-name="ce1" table:formula="of:=IF([.G133]&gt;0;1;0)" office:value-type="float" office:value="1">
            <text:p>1</text:p>
          </table:table-cell>
          <table:table-cell table:style-name="ce3" table:formula="of:=[.I133]*[.I$411]+[.J133]*[.J$411]+[.K133]*[.K$411]" office:value-type="float" office:value="2.29280245912426">
            <text:p>2.29</text:p>
          </table:table-cell>
          <table:table-cell table:style-name="ce4" table:formula="of:=174+1392" office:value-type="float" office:value="1566">
            <text:p>1566</text:p>
          </table:table-cell>
          <table:table-cell/>
          <table:table-cell table:formula="of:=[.M133]+[.N133]" office:value-type="float" office:value="1566">
            <text:p>1566</text:p>
          </table:table-cell>
          <table:table-cell table:style-name="ce3" table:formula="of:=[.O133]/[.O$410]" office:value-type="float" office:value="2.34527879251934">
            <text:p>2.35</text:p>
          </table:table-cell>
          <table:table-cell table:formula="of:=[.D133]+[.H133]+[.L133]+[.P133]" office:value-type="float" office:value="12.338741352447">
            <text:p>12.34</text:p>
          </table:table-cell>
          <table:table-cell table:formula="of:=RANK([.Q133];[.Q$2:.Q$408];0)"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string">
            <text:p>Westminster</text:p>
          </table:table-cell>
          <table:table-cell office:value-type="float" office:value="127407">
            <text:p>127407</text:p>
          </table:table-cell>
          <table:table-cell table:formula="of:=IF(SUM([.E134:.G134])&gt;0;[.B134];0)" office:value-type="float" office:value="127407">
            <text:p>127407</text:p>
          </table:table-cell>
          <table:table-cell table:style-name="ce3" table:formula="of:=[.C134]/[.C$410]" office:value-type="float" office:value="5.69542906291306">
            <text:p>5.7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4]*[.S$15]+[.F134]*[.S$19]+[.G134]*[.S$21]" office:value-type="float" office:value="4.46409260570454">
            <text:p>4.46</text:p>
          </table:table-cell>
          <table:table-cell table:style-name="ce1" table:formula="of:=IF([.E134]&gt;0;1;0)" office:value-type="float" office:value="0">
            <text:p>0</text:p>
          </table:table-cell>
          <table:table-cell table:style-name="ce1" table:formula="of:=IF([.F134]&gt;0;1;0)" office:value-type="float" office:value="1">
            <text:p>1</text:p>
          </table:table-cell>
          <table:table-cell table:style-name="ce1" table:formula="of:=IF([.G134]&gt;0;1;0)" office:value-type="float" office:value="0">
            <text:p>0</text:p>
          </table:table-cell>
          <table:table-cell table:style-name="ce3" table:formula="of:=[.I134]*[.I$411]+[.J134]*[.J$411]+[.K134]*[.K$411]" office:value-type="float" office:value="2.06517720545768">
            <text:p>2.07</text:p>
          </table:table-cell>
          <table:table-cell table:style-name="Default" office:value-type="float" office:value="75">
            <text:p>75</text:p>
          </table:table-cell>
          <table:table-cell/>
          <table:table-cell table:formula="of:=[.M134]+[.N134]" office:value-type="float" office:value="75">
            <text:p>75</text:p>
          </table:table-cell>
          <table:table-cell table:style-name="ce3" table:formula="of:=[.O134]/[.O$410]" office:value-type="float" office:value="0.112321781250926">
            <text:p>0.11</text:p>
          </table:table-cell>
          <table:table-cell table:formula="of:=[.D134]+[.H134]+[.L134]+[.P134]" office:value-type="float" office:value="12.3370206553262">
            <text:p>12.34</text:p>
          </table:table-cell>
          <table:table-cell table:formula="of:=RANK([.Q134];[.Q$2:.Q$408];0)"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string">
            <text:p>Wyre Forest</text:p>
          </table:table-cell>
          <table:table-cell office:value-type="float" office:value="78159">
            <text:p>78159</text:p>
          </table:table-cell>
          <table:table-cell table:formula="of:=IF(SUM([.E135:.G135])&gt;0;[.B135];0)" office:value-type="float" office:value="78159">
            <text:p>78159</text:p>
          </table:table-cell>
          <table:table-cell table:style-name="ce3" table:formula="of:=[.C135]/[.C$410]" office:value-type="float" office:value="3.49391352224149">
            <text:p>3.49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table:formula="of:=[.E135]*[.S$15]+[.F135]*[.S$19]+[.G135]*[.S$21]" office:value-type="float" office:value="6.1063404988287">
            <text:p>6.11</text:p>
          </table:table-cell>
          <table:table-cell table:style-name="ce1" table:formula="of:=IF([.E135]&gt;0;1;0)" office:value-type="float" office:value="0">
            <text:p>0</text:p>
          </table:table-cell>
          <table:table-cell table:style-name="ce1" table:formula="of:=IF([.F135]&gt;0;1;0)" office:value-type="float" office:value="1">
            <text:p>1</text:p>
          </table:table-cell>
          <table:table-cell table:style-name="ce1" table:formula="of:=IF([.G135]&gt;0;1;0)" office:value-type="float" office:value="1">
            <text:p>1</text:p>
          </table:table-cell>
          <table:table-cell table:style-name="ce3" table:formula="of:=[.I135]*[.I$411]+[.J135]*[.J$411]+[.K135]*[.K$411]" office:value-type="float" office:value="2.29280245912426">
            <text:p>2.29</text:p>
          </table:table-cell>
          <table:table-cell table:style-name="ce6" table:formula="of:=135+135" office:value-type="float" office:value="270">
            <text:p>270</text:p>
          </table:table-cell>
          <table:table-cell/>
          <table:table-cell table:formula="of:=[.M135]+[.N135]" office:value-type="float" office:value="270">
            <text:p>270</text:p>
          </table:table-cell>
          <table:table-cell table:style-name="ce3" table:formula="of:=[.O135]/[.O$410]" office:value-type="float" office:value="0.404358412503334">
            <text:p>0.40</text:p>
          </table:table-cell>
          <table:table-cell table:formula="of:=[.D135]+[.H135]+[.L135]+[.P135]" office:value-type="float" office:value="12.2974148926978">
            <text:p>12.30</text:p>
          </table:table-cell>
          <table:table-cell table:formula="of:=RANK([.Q135];[.Q$2:.Q$408];0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string">
            <text:p>Barking and Dagenham</text:p>
          </table:table-cell>
          <table:table-cell office:value-type="float" office:value="122889">
            <text:p>122889</text:p>
          </table:table-cell>
          <table:table-cell table:formula="of:=IF(SUM([.E136:.G136])&gt;0;[.B136];0)" office:value-type="float" office:value="122889">
            <text:p>122889</text:p>
          </table:table-cell>
          <table:table-cell table:style-name="ce3" table:formula="of:=[.C136]/[.C$410]" office:value-type="float" office:value="5.49346254218624">
            <text:p>5.4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6]*[.S$15]+[.F136]*[.S$19]+[.G136]*[.S$21]" office:value-type="float" office:value="4.46409260570454">
            <text:p>4.46</text:p>
          </table:table-cell>
          <table:table-cell table:style-name="ce1" table:formula="of:=IF([.E136]&gt;0;1;0)" office:value-type="float" office:value="0">
            <text:p>0</text:p>
          </table:table-cell>
          <table:table-cell table:style-name="ce1" table:formula="of:=IF([.F136]&gt;0;1;0)" office:value-type="float" office:value="1">
            <text:p>1</text:p>
          </table:table-cell>
          <table:table-cell table:style-name="ce1" table:formula="of:=IF([.G136]&gt;0;1;0)" office:value-type="float" office:value="0">
            <text:p>0</text:p>
          </table:table-cell>
          <table:table-cell table:style-name="ce3" table:formula="of:=[.I136]*[.I$411]+[.J136]*[.J$411]+[.K136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6]+[.N136]" office:value-type="float" office:value="174">
            <text:p>174</text:p>
          </table:table-cell>
          <table:table-cell table:style-name="ce3" table:formula="of:=[.O136]/[.O$410]" office:value-type="float" office:value="0.260586532502149">
            <text:p>0.26</text:p>
          </table:table-cell>
          <table:table-cell table:formula="of:=[.D136]+[.H136]+[.L136]+[.P136]" office:value-type="float" office:value="12.2833188858506">
            <text:p>12.28</text:p>
          </table:table-cell>
          <table:table-cell table:formula="of:=RANK([.Q136];[.Q$2:.Q$408];0)"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string">
            <text:p>Hyndburn</text:p>
          </table:table-cell>
          <table:table-cell office:value-type="float" office:value="59690">
            <text:p>59690</text:p>
          </table:table-cell>
          <table:table-cell table:formula="of:=IF(SUM([.E137:.G137])&gt;0;[.B137];0)" office:value-type="float" office:value="59690">
            <text:p>59690</text:p>
          </table:table-cell>
          <table:table-cell table:style-name="ce3" table:formula="of:=[.C137]/[.C$410]" office:value-type="float" office:value="2.66830049185116">
            <text:p>2.6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7]*[.S$15]+[.F137]*[.S$19]+[.G137]*[.S$21]" office:value-type="float" office:value="6.1063404988287">
            <text:p>6.11</text:p>
          </table:table-cell>
          <table:table-cell table:style-name="ce1" table:formula="of:=IF([.E137]&gt;0;1;0)" office:value-type="float" office:value="0">
            <text:p>0</text:p>
          </table:table-cell>
          <table:table-cell table:style-name="ce1" table:formula="of:=IF([.F137]&gt;0;1;0)" office:value-type="float" office:value="1">
            <text:p>1</text:p>
          </table:table-cell>
          <table:table-cell table:style-name="ce1" table:formula="of:=IF([.G137]&gt;0;1;0)" office:value-type="float" office:value="1">
            <text:p>1</text:p>
          </table:table-cell>
          <table:table-cell table:style-name="ce3" table:formula="of:=[.I137]*[.I$411]+[.J137]*[.J$411]+[.K137]*[.K$411]" office:value-type="float" office:value="2.29280245912426">
            <text:p>2.29</text:p>
          </table:table-cell>
          <table:table-cell table:style-name="ce6" table:formula="of:=394+415" office:value-type="float" office:value="809">
            <text:p>809</text:p>
          </table:table-cell>
          <table:table-cell/>
          <table:table-cell table:formula="of:=[.M137]+[.N137]" office:value-type="float" office:value="809">
            <text:p>809</text:p>
          </table:table-cell>
          <table:table-cell table:style-name="ce3" table:formula="of:=[.O137]/[.O$410]" office:value-type="float" office:value="1.21157761375999">
            <text:p>1.21</text:p>
          </table:table-cell>
          <table:table-cell table:formula="of:=[.D137]+[.H137]+[.L137]+[.P137]" office:value-type="float" office:value="12.2790210635641">
            <text:p>12.28</text:p>
          </table:table-cell>
          <table:table-cell table:formula="of:=RANK([.Q137];[.Q$2:.Q$408];0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Rochdale</text:p>
          </table:table-cell>
          <table:table-cell office:value-type="float" office:value="160445">
            <text:p>160445</text:p>
          </table:table-cell>
          <table:table-cell table:formula="of:=IF(SUM([.E138:.G138])&gt;0;[.B138];0)" office:value-type="float" office:value="160445">
            <text:p>160445</text:p>
          </table:table-cell>
          <table:table-cell table:style-name="ce3" table:formula="of:=[.C138]/[.C$410]" office:value-type="float" office:value="7.1723148335577">
            <text:p>7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8]*[.S$15]+[.F138]*[.S$19]+[.G138]*[.S$21]" office:value-type="float" office:value="1.64224789312416">
            <text:p>1.64</text:p>
          </table:table-cell>
          <table:table-cell table:style-name="ce1" table:formula="of:=IF([.E138]&gt;0;1;0)" office:value-type="float" office:value="0">
            <text:p>0</text:p>
          </table:table-cell>
          <table:table-cell table:style-name="ce1" table:formula="of:=IF([.F138]&gt;0;1;0)" office:value-type="float" office:value="0">
            <text:p>0</text:p>
          </table:table-cell>
          <table:table-cell table:style-name="ce1" table:formula="of:=IF([.G138]&gt;0;1;0)" office:value-type="float" office:value="1">
            <text:p>1</text:p>
          </table:table-cell>
          <table:table-cell table:style-name="ce3" table:formula="of:=[.I138]*[.I$411]+[.J138]*[.J$411]+[.K138]*[.K$411]" office:value-type="float" office:value="0.227625253666578">
            <text:p>0.23</text:p>
          </table:table-cell>
          <table:table-cell table:style-name="ce4" office:value-type="float" office:value="2034">
            <text:p>2034</text:p>
          </table:table-cell>
          <table:table-cell/>
          <table:table-cell table:formula="of:=[.M138]+[.N138]" office:value-type="float" office:value="2034">
            <text:p>2034</text:p>
          </table:table-cell>
          <table:table-cell table:style-name="ce3" table:formula="of:=[.O138]/[.O$410]" office:value-type="float" office:value="3.04616670752512">
            <text:p>3.05</text:p>
          </table:table-cell>
          <table:table-cell table:formula="of:=[.D138]+[.H138]+[.L138]+[.P138]" office:value-type="float" office:value="12.0883546878736">
            <text:p>12.09</text:p>
          </table:table-cell>
          <table:table-cell table:formula="of:=RANK([.Q138];[.Q$2:.Q$408];0)"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string">
            <text:p>N Somerset</text:p>
          </table:table-cell>
          <table:table-cell office:value-type="float" office:value="159494">
            <text:p>159494</text:p>
          </table:table-cell>
          <table:table-cell table:formula="of:=IF(SUM([.E139:.G139])&gt;0;[.B139];0)" office:value-type="float" office:value="159494">
            <text:p>159494</text:p>
          </table:table-cell>
          <table:table-cell table:style-name="ce3" table:formula="of:=[.C139]/[.C$410]" office:value-type="float" office:value="7.1298026243476">
            <text:p>7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9]*[.S$15]+[.F139]*[.S$19]+[.G139]*[.S$21]" office:value-type="float" office:value="1.64224789312416">
            <text:p>1.64</text:p>
          </table:table-cell>
          <table:table-cell table:style-name="ce1" table:formula="of:=IF([.E139]&gt;0;1;0)" office:value-type="float" office:value="0">
            <text:p>0</text:p>
          </table:table-cell>
          <table:table-cell table:style-name="ce1" table:formula="of:=IF([.F139]&gt;0;1;0)" office:value-type="float" office:value="0">
            <text:p>0</text:p>
          </table:table-cell>
          <table:table-cell table:style-name="ce1" table:formula="of:=IF([.G139]&gt;0;1;0)" office:value-type="float" office:value="1">
            <text:p>1</text:p>
          </table:table-cell>
          <table:table-cell table:style-name="ce3" table:formula="of:=[.I139]*[.I$411]+[.J139]*[.J$411]+[.K139]*[.K$411]" office:value-type="float" office:value="0.227625253666578">
            <text:p>0.23</text:p>
          </table:table-cell>
          <table:table-cell table:style-name="ce4" office:value-type="float" office:value="2051">
            <text:p>2051</text:p>
          </table:table-cell>
          <table:table-cell/>
          <table:table-cell table:formula="of:=[.M139]+[.N139]" office:value-type="float" office:value="2051">
            <text:p>2051</text:p>
          </table:table-cell>
          <table:table-cell table:style-name="ce3" table:formula="of:=[.O139]/[.O$410]" office:value-type="float" office:value="3.07162631127533">
            <text:p>3.07</text:p>
          </table:table-cell>
          <table:table-cell table:formula="of:=[.D139]+[.H139]+[.L139]+[.P139]" office:value-type="float" office:value="12.0713020824137">
            <text:p>12.07</text:p>
          </table:table-cell>
          <table:table-cell table:formula="of:=RANK([.Q139];[.Q$2:.Q$408];0)"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string">
            <text:p>Chorley</text:p>
          </table:table-cell>
          <table:table-cell office:value-type="float" office:value="81418">
            <text:p>81418</text:p>
          </table:table-cell>
          <table:table-cell table:formula="of:=IF(SUM([.E140:.G140])&gt;0;[.B140];0)" office:value-type="float" office:value="81418">
            <text:p>81418</text:p>
          </table:table-cell>
          <table:table-cell table:style-name="ce3" table:formula="of:=[.C140]/[.C$410]" office:value-type="float" office:value="3.63959942110131">
            <text:p>3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40]*[.S$15]+[.F140]*[.S$19]+[.G140]*[.S$21]" office:value-type="float" office:value="6.1063404988287">
            <text:p>6.11</text:p>
          </table:table-cell>
          <table:table-cell table:style-name="ce1" table:formula="of:=IF([.E140]&gt;0;1;0)" office:value-type="float" office:value="0">
            <text:p>0</text:p>
          </table:table-cell>
          <table:table-cell table:style-name="ce1" table:formula="of:=IF([.F140]&gt;0;1;0)" office:value-type="float" office:value="1">
            <text:p>1</text:p>
          </table:table-cell>
          <table:table-cell table:style-name="ce1" table:formula="of:=IF([.G140]&gt;0;1;0)" office:value-type="float" office:value="1">
            <text:p>1</text:p>
          </table:table-cell>
          <table:table-cell table:style-name="ce3" table:formula="of:=[.I140]*[.I$411]+[.J140]*[.J$411]+[.K140]*[.K$411]" office:value-type="float" office:value="2.29280245912426">
            <text:p>2.29</text:p>
          </table:table-cell>
          <table:table-cell table:style-name="ce6" table:formula="of:=4+3" office:value-type="float" office:value="7">
            <text:p>7</text:p>
          </table:table-cell>
          <table:table-cell/>
          <table:table-cell table:formula="of:=[.M140]+[.N140]" office:value-type="float" office:value="7">
            <text:p>7</text:p>
          </table:table-cell>
          <table:table-cell table:style-name="ce3" table:formula="of:=[.O140]/[.O$410]" office:value-type="float" office:value="0.0104833662500865">
            <text:p>0.01</text:p>
          </table:table-cell>
          <table:table-cell table:formula="of:=[.D140]+[.H140]+[.L140]+[.P140]" office:value-type="float" office:value="12.0492257453044">
            <text:p>12.05</text:p>
          </table:table-cell>
          <table:table-cell table:formula="of:=RANK([.Q140];[.Q$2:.Q$408];0)"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string">
            <text:p>Solihull</text:p>
          </table:table-cell>
          <table:table-cell office:value-type="float" office:value="158042">
            <text:p>158042</text:p>
          </table:table-cell>
          <table:table-cell table:formula="of:=IF(SUM([.E141:.G141])&gt;0;[.B141];0)" office:value-type="float" office:value="158042">
            <text:p>158042</text:p>
          </table:table-cell>
          <table:table-cell table:style-name="ce3" table:formula="of:=[.C141]/[.C$410]" office:value-type="float" office:value="7.06489439325081">
            <text:p>7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1]*[.S$15]+[.F141]*[.S$19]+[.G141]*[.S$21]" office:value-type="float" office:value="1.64224789312416">
            <text:p>1.64</text:p>
          </table:table-cell>
          <table:table-cell table:style-name="ce1" table:formula="of:=IF([.E141]&gt;0;1;0)" office:value-type="float" office:value="0">
            <text:p>0</text:p>
          </table:table-cell>
          <table:table-cell table:style-name="ce1" table:formula="of:=IF([.F141]&gt;0;1;0)" office:value-type="float" office:value="0">
            <text:p>0</text:p>
          </table:table-cell>
          <table:table-cell table:style-name="ce1" table:formula="of:=IF([.G141]&gt;0;1;0)" office:value-type="float" office:value="1">
            <text:p>1</text:p>
          </table:table-cell>
          <table:table-cell table:style-name="ce3" table:formula="of:=[.I141]*[.I$411]+[.J141]*[.J$411]+[.K141]*[.K$411]" office:value-type="float" office:value="0.227625253666578">
            <text:p>0.23</text:p>
          </table:table-cell>
          <table:table-cell table:style-name="ce4" office:value-type="float" office:value="2068">
            <text:p>2068</text:p>
          </table:table-cell>
          <table:table-cell/>
          <table:table-cell table:formula="of:=[.M141]+[.N141]" office:value-type="float" office:value="2068">
            <text:p>2068</text:p>
          </table:table-cell>
          <table:table-cell table:style-name="ce3" table:formula="of:=[.O141]/[.O$410]" office:value-type="float" office:value="3.09708591502554">
            <text:p>3.10</text:p>
          </table:table-cell>
          <table:table-cell table:formula="of:=[.D141]+[.H141]+[.L141]+[.P141]" office:value-type="float" office:value="12.0318534550671">
            <text:p>12.03</text:p>
          </table:table-cell>
          <table:table-cell table:formula="of:=RANK([.Q141];[.Q$2:.Q$408];0)"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Forest of Dean</text:p>
          </table:table-cell>
          <table:table-cell office:value-type="float" office:value="65930">
            <text:p>65930</text:p>
          </table:table-cell>
          <table:table-cell table:formula="of:=IF(SUM([.E142:.G142])&gt;0;[.B142];0)" office:value-type="float" office:value="65930">
            <text:p>65930</text:p>
          </table:table-cell>
          <table:table-cell table:style-name="ce3" table:formula="of:=[.C142]/[.C$410]" office:value-type="float" office:value="2.9472449560688">
            <text:p>2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2]*[.S$15]+[.F142]*[.S$19]+[.G142]*[.S$21]" office:value-type="float" office:value="1.64224789312416">
            <text:p>1.64</text:p>
          </table:table-cell>
          <table:table-cell table:style-name="ce1" table:formula="of:=IF([.E142]&gt;0;1;0)" office:value-type="float" office:value="0">
            <text:p>0</text:p>
          </table:table-cell>
          <table:table-cell table:style-name="ce1" table:formula="of:=IF([.F142]&gt;0;1;0)" office:value-type="float" office:value="0">
            <text:p>0</text:p>
          </table:table-cell>
          <table:table-cell table:style-name="ce1" table:formula="of:=IF([.G142]&gt;0;1;0)" office:value-type="float" office:value="1">
            <text:p>1</text:p>
          </table:table-cell>
          <table:table-cell table:style-name="ce3" table:formula="of:=[.I142]*[.I$411]+[.J142]*[.J$411]+[.K142]*[.K$411]" office:value-type="float" office:value="0.227625253666578">
            <text:p>0.23</text:p>
          </table:table-cell>
          <table:table-cell table:style-name="ce4" office:value-type="float" office:value="4764">
            <text:p>4764</text:p>
          </table:table-cell>
          <table:table-cell/>
          <table:table-cell table:formula="of:=[.M142]+[.N142]" office:value-type="float" office:value="4764">
            <text:p>4764</text:p>
          </table:table-cell>
          <table:table-cell table:style-name="ce3" table:formula="of:=[.O142]/[.O$410]" office:value-type="float" office:value="7.13467954505884">
            <text:p>7.13</text:p>
          </table:table-cell>
          <table:table-cell table:formula="of:=[.D142]+[.H142]+[.L142]+[.P142]" office:value-type="float" office:value="11.9517976479184">
            <text:p>11.95</text:p>
          </table:table-cell>
          <table:table-cell table:formula="of:=RANK([.Q142];[.Q$2:.Q$408];0)"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string">
            <text:p>Redditch</text:p>
          </table:table-cell>
          <table:table-cell office:value-type="float" office:value="62864">
            <text:p>62864</text:p>
          </table:table-cell>
          <table:table-cell table:formula="of:=IF(SUM([.E143:.G143])&gt;0;[.B143];0)" office:value-type="float" office:value="62864">
            <text:p>62864</text:p>
          </table:table-cell>
          <table:table-cell table:style-name="ce3" table:formula="of:=[.C143]/[.C$410]" office:value-type="float" office:value="2.81018666643879">
            <text:p>2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3]*[.S$15]+[.F143]*[.S$19]+[.G143]*[.S$21]" office:value-type="float" office:value="1.64224789312416">
            <text:p>1.64</text:p>
          </table:table-cell>
          <table:table-cell table:style-name="ce1" table:formula="of:=IF([.E143]&gt;0;1;0)" office:value-type="float" office:value="0">
            <text:p>0</text:p>
          </table:table-cell>
          <table:table-cell table:style-name="ce1" table:formula="of:=IF([.F143]&gt;0;1;0)" office:value-type="float" office:value="0">
            <text:p>0</text:p>
          </table:table-cell>
          <table:table-cell table:style-name="ce1" table:formula="of:=IF([.G143]&gt;0;1;0)" office:value-type="float" office:value="1">
            <text:p>1</text:p>
          </table:table-cell>
          <table:table-cell table:style-name="ce3" table:formula="of:=[.I143]*[.I$411]+[.J143]*[.J$411]+[.K143]*[.K$411]" office:value-type="float" office:value="0.227625253666578">
            <text:p>0.23</text:p>
          </table:table-cell>
          <table:table-cell table:style-name="ce4" office:value-type="float" office:value="4851">
            <text:p>4851</text:p>
          </table:table-cell>
          <table:table-cell/>
          <table:table-cell table:formula="of:=[.M143]+[.N143]" office:value-type="float" office:value="4851">
            <text:p>4851</text:p>
          </table:table-cell>
          <table:table-cell table:style-name="ce3" table:formula="of:=[.O143]/[.O$410]" office:value-type="float" office:value="7.26497281130991">
            <text:p>7.26</text:p>
          </table:table-cell>
          <table:table-cell table:formula="of:=[.D143]+[.H143]+[.L143]+[.P143]" office:value-type="float" office:value="11.9450326245394">
            <text:p>11.95</text:p>
          </table:table-cell>
          <table:table-cell table:formula="of:=RANK([.Q143];[.Q$2:.Q$408];0)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string">
            <text:p>E Cambs</text:p>
          </table:table-cell>
          <table:table-cell office:value-type="float" office:value="63016">
            <text:p>63016</text:p>
          </table:table-cell>
          <table:table-cell table:formula="of:=IF(SUM([.E144:.G144])&gt;0;[.B144];0)" office:value-type="float" office:value="63016">
            <text:p>63016</text:p>
          </table:table-cell>
          <table:table-cell table:style-name="ce3" table:formula="of:=[.C144]/[.C$410]" office:value-type="float" office:value="2.81698146749024">
            <text:p>2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4]*[.S$15]+[.F144]*[.S$19]+[.G144]*[.S$21]" office:value-type="float" office:value="1.64224789312416">
            <text:p>1.64</text:p>
          </table:table-cell>
          <table:table-cell table:style-name="ce1" table:formula="of:=IF([.E144]&gt;0;1;0)" office:value-type="float" office:value="0">
            <text:p>0</text:p>
          </table:table-cell>
          <table:table-cell table:style-name="ce1" table:formula="of:=IF([.F144]&gt;0;1;0)" office:value-type="float" office:value="0">
            <text:p>0</text:p>
          </table:table-cell>
          <table:table-cell table:style-name="ce1" table:formula="of:=IF([.G144]&gt;0;1;0)" office:value-type="float" office:value="1">
            <text:p>1</text:p>
          </table:table-cell>
          <table:table-cell table:style-name="ce3" table:formula="of:=[.I144]*[.I$411]+[.J144]*[.J$411]+[.K144]*[.K$411]" office:value-type="float" office:value="0.227625253666578">
            <text:p>0.23</text:p>
          </table:table-cell>
          <table:table-cell table:style-name="ce4" office:value-type="float" office:value="4829">
            <text:p>4829</text:p>
          </table:table-cell>
          <table:table-cell/>
          <table:table-cell table:formula="of:=[.M144]+[.N144]" office:value-type="float" office:value="4829">
            <text:p>4829</text:p>
          </table:table-cell>
          <table:table-cell table:style-name="ce3" table:formula="of:=[.O144]/[.O$410]" office:value-type="float" office:value="7.23202508880964">
            <text:p>7.23</text:p>
          </table:table-cell>
          <table:table-cell table:formula="of:=[.D144]+[.H144]+[.L144]+[.P144]" office:value-type="float" office:value="11.9188797030906">
            <text:p>11.92</text:p>
          </table:table-cell>
          <table:table-cell table:formula="of:=RANK([.Q144];[.Q$2:.Q$408];0)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string">
            <text:p>Surrey Heath</text:p>
          </table:table-cell>
          <table:table-cell office:value-type="float" office:value="64416">
            <text:p>64416</text:p>
          </table:table-cell>
          <table:table-cell table:formula="of:=IF(SUM([.E145:.G145])&gt;0;[.B145];0)" office:value-type="float" office:value="64416">
            <text:p>64416</text:p>
          </table:table-cell>
          <table:table-cell table:style-name="ce3" table:formula="of:=[.C145]/[.C$410]" office:value-type="float" office:value="2.87956516138523">
            <text:p>2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5]*[.S$15]+[.F145]*[.S$19]+[.G145]*[.S$21]" office:value-type="float" office:value="1.64224789312416">
            <text:p>1.64</text:p>
          </table:table-cell>
          <table:table-cell table:style-name="ce1" table:formula="of:=IF([.E145]&gt;0;1;0)" office:value-type="float" office:value="0">
            <text:p>0</text:p>
          </table:table-cell>
          <table:table-cell table:style-name="ce1" table:formula="of:=IF([.F145]&gt;0;1;0)" office:value-type="float" office:value="0">
            <text:p>0</text:p>
          </table:table-cell>
          <table:table-cell table:style-name="ce1" table:formula="of:=IF([.G145]&gt;0;1;0)" office:value-type="float" office:value="1">
            <text:p>1</text:p>
          </table:table-cell>
          <table:table-cell table:style-name="ce3" table:formula="of:=[.I145]*[.I$411]+[.J145]*[.J$411]+[.K145]*[.K$411]" office:value-type="float" office:value="0.227625253666578">
            <text:p>0.23</text:p>
          </table:table-cell>
          <table:table-cell table:style-name="ce4" office:value-type="float" office:value="4786">
            <text:p>4786</text:p>
          </table:table-cell>
          <table:table-cell/>
          <table:table-cell table:formula="of:=[.M145]+[.N145]" office:value-type="float" office:value="4786">
            <text:p>4786</text:p>
          </table:table-cell>
          <table:table-cell table:style-name="ce3" table:formula="of:=[.O145]/[.O$410]" office:value-type="float" office:value="7.16762726755911">
            <text:p>7.17</text:p>
          </table:table-cell>
          <table:table-cell table:formula="of:=[.D145]+[.H145]+[.L145]+[.P145]" office:value-type="float" office:value="11.9170655757351">
            <text:p>11.92</text:p>
          </table:table-cell>
          <table:table-cell table:formula="of:=RANK([.Q145];[.Q$2:.Q$408];0)"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string">
            <text:p>Wellingborough</text:p>
          </table:table-cell>
          <table:table-cell office:value-type="float" office:value="55638">
            <text:p>55638</text:p>
          </table:table-cell>
          <table:table-cell table:formula="of:=IF(SUM([.E146:.G146])&gt;0;[.B146];0)" office:value-type="float" office:value="55638">
            <text:p>55638</text:p>
          </table:table-cell>
          <table:table-cell table:style-name="ce3" table:formula="of:=[.C146]/[.C$410]" office:value-type="float" office:value="2.48716540066367">
            <text:p>2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6]*[.S$15]+[.F146]*[.S$19]+[.G146]*[.S$21]" office:value-type="float" office:value="1.64224789312416">
            <text:p>1.64</text:p>
          </table:table-cell>
          <table:table-cell table:style-name="ce1" table:formula="of:=IF([.E146]&gt;0;1;0)" office:value-type="float" office:value="0">
            <text:p>0</text:p>
          </table:table-cell>
          <table:table-cell table:style-name="ce1" table:formula="of:=IF([.F146]&gt;0;1;0)" office:value-type="float" office:value="0">
            <text:p>0</text:p>
          </table:table-cell>
          <table:table-cell table:style-name="ce1" table:formula="of:=IF([.G146]&gt;0;1;0)" office:value-type="float" office:value="1">
            <text:p>1</text:p>
          </table:table-cell>
          <table:table-cell table:style-name="ce3" table:formula="of:=[.I146]*[.I$411]+[.J146]*[.J$411]+[.K146]*[.K$411]" office:value-type="float" office:value="0.227625253666578">
            <text:p>0.23</text:p>
          </table:table-cell>
          <table:table-cell table:style-name="ce8" office:value-type="float" office:value="5048">
            <text:p>5048</text:p>
          </table:table-cell>
          <table:table-cell/>
          <table:table-cell table:formula="of:=[.M146]+[.N146]" office:value-type="float" office:value="5048">
            <text:p>5048</text:p>
          </table:table-cell>
          <table:table-cell table:style-name="ce3" table:formula="of:=[.O146]/[.O$410]" office:value-type="float" office:value="7.56000469006234">
            <text:p>7.56</text:p>
          </table:table-cell>
          <table:table-cell table:formula="of:=[.D146]+[.H146]+[.L146]+[.P146]" office:value-type="float" office:value="11.9170432375168">
            <text:p>11.92</text:p>
          </table:table-cell>
          <table:table-cell table:formula="of:=RANK([.Q146];[.Q$2:.Q$408];0)"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string">
            <text:p>Uttlesford</text:p>
          </table:table-cell>
          <table:table-cell office:value-type="float" office:value="63471">
            <text:p>63471</text:p>
          </table:table-cell>
          <table:table-cell table:formula="of:=IF(SUM([.E147:.G147])&gt;0;[.B147];0)" office:value-type="float" office:value="63471">
            <text:p>63471</text:p>
          </table:table-cell>
          <table:table-cell table:style-name="ce3" table:formula="of:=[.C147]/[.C$410]" office:value-type="float" office:value="2.83732116800611">
            <text:p>2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7]*[.S$15]+[.F147]*[.S$19]+[.G147]*[.S$21]" office:value-type="float" office:value="1.64224789312416">
            <text:p>1.64</text:p>
          </table:table-cell>
          <table:table-cell table:style-name="ce1" table:formula="of:=IF([.E147]&gt;0;1;0)" office:value-type="float" office:value="0">
            <text:p>0</text:p>
          </table:table-cell>
          <table:table-cell table:style-name="ce1" table:formula="of:=IF([.F147]&gt;0;1;0)" office:value-type="float" office:value="0">
            <text:p>0</text:p>
          </table:table-cell>
          <table:table-cell table:style-name="ce1" table:formula="of:=IF([.G147]&gt;0;1;0)" office:value-type="float" office:value="1">
            <text:p>1</text:p>
          </table:table-cell>
          <table:table-cell table:style-name="ce3" table:formula="of:=[.I147]*[.I$411]+[.J147]*[.J$411]+[.K147]*[.K$411]" office:value-type="float" office:value="0.227625253666578">
            <text:p>0.23</text:p>
          </table:table-cell>
          <table:table-cell table:style-name="ce4" office:value-type="float" office:value="4807">
            <text:p>4807</text:p>
          </table:table-cell>
          <table:table-cell/>
          <table:table-cell table:formula="of:=[.M147]+[.N147]" office:value-type="float" office:value="4807">
            <text:p>4807</text:p>
          </table:table-cell>
          <table:table-cell table:style-name="ce3" table:formula="of:=[.O147]/[.O$410]" office:value-type="float" office:value="7.19907736630937">
            <text:p>7.20</text:p>
          </table:table-cell>
          <table:table-cell table:formula="of:=[.D147]+[.H147]+[.L147]+[.P147]" office:value-type="float" office:value="11.9062716811062">
            <text:p>11.91</text:p>
          </table:table-cell>
          <table:table-cell table:formula="of:=RANK([.Q147];[.Q$2:.Q$408];0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string">
            <text:p>Tandridge</text:p>
          </table:table-cell>
          <table:table-cell office:value-type="float" office:value="61210">
            <text:p>61210</text:p>
          </table:table-cell>
          <table:table-cell table:formula="of:=IF(SUM([.E148:.G148])&gt;0;[.B148];0)" office:value-type="float" office:value="61210">
            <text:p>61210</text:p>
          </table:table-cell>
          <table:table-cell table:style-name="ce3" table:formula="of:=[.C148]/[.C$410]" office:value-type="float" office:value="2.73624850236571">
            <text:p>2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8]*[.S$15]+[.F148]*[.S$19]+[.G148]*[.S$21]" office:value-type="float" office:value="1.64224789312416">
            <text:p>1.64</text:p>
          </table:table-cell>
          <table:table-cell table:style-name="ce1" table:formula="of:=IF([.E148]&gt;0;1;0)" office:value-type="float" office:value="0">
            <text:p>0</text:p>
          </table:table-cell>
          <table:table-cell table:style-name="ce1" table:formula="of:=IF([.F148]&gt;0;1;0)" office:value-type="float" office:value="0">
            <text:p>0</text:p>
          </table:table-cell>
          <table:table-cell table:style-name="ce1" table:formula="of:=IF([.G148]&gt;0;1;0)" office:value-type="float" office:value="1">
            <text:p>1</text:p>
          </table:table-cell>
          <table:table-cell table:style-name="ce3" table:formula="of:=[.I148]*[.I$411]+[.J148]*[.J$411]+[.K148]*[.K$411]" office:value-type="float" office:value="0.227625253666578">
            <text:p>0.23</text:p>
          </table:table-cell>
          <table:table-cell table:style-name="ce4" office:value-type="float" office:value="4873">
            <text:p>4873</text:p>
          </table:table-cell>
          <table:table-cell/>
          <table:table-cell table:formula="of:=[.M148]+[.N148]" office:value-type="float" office:value="4873">
            <text:p>4873</text:p>
          </table:table-cell>
          <table:table-cell table:style-name="ce3" table:formula="of:=[.O148]/[.O$410]" office:value-type="float" office:value="7.29792053381018">
            <text:p>7.30</text:p>
          </table:table-cell>
          <table:table-cell table:formula="of:=[.D148]+[.H148]+[.L148]+[.P148]" office:value-type="float" office:value="11.9040421829666">
            <text:p>11.90</text:p>
          </table:table-cell>
          <table:table-cell table:formula="of:=RANK([.Q148];[.Q$2:.Q$408];0)"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string">
            <text:p>M Devon</text:p>
          </table:table-cell>
          <table:table-cell office:value-type="float" office:value="59746">
            <text:p>59746</text:p>
          </table:table-cell>
          <table:table-cell table:formula="of:=IF(SUM([.E149:.G149])&gt;0;[.B149];0)" office:value-type="float" office:value="59746">
            <text:p>59746</text:p>
          </table:table-cell>
          <table:table-cell table:style-name="ce3" table:formula="of:=[.C149]/[.C$410]" office:value-type="float" office:value="2.67080383960696">
            <text:p>2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9]*[.S$15]+[.F149]*[.S$19]+[.G149]*[.S$21]" office:value-type="float" office:value="1.64224789312416">
            <text:p>1.64</text:p>
          </table:table-cell>
          <table:table-cell table:style-name="ce1" table:formula="of:=IF([.E149]&gt;0;1;0)" office:value-type="float" office:value="0">
            <text:p>0</text:p>
          </table:table-cell>
          <table:table-cell table:style-name="ce1" table:formula="of:=IF([.F149]&gt;0;1;0)" office:value-type="float" office:value="0">
            <text:p>0</text:p>
          </table:table-cell>
          <table:table-cell table:style-name="ce1" table:formula="of:=IF([.G149]&gt;0;1;0)" office:value-type="float" office:value="1">
            <text:p>1</text:p>
          </table:table-cell>
          <table:table-cell table:style-name="ce3" table:formula="of:=[.I149]*[.I$411]+[.J149]*[.J$411]+[.K149]*[.K$411]" office:value-type="float" office:value="0.227625253666578">
            <text:p>0.23</text:p>
          </table:table-cell>
          <table:table-cell table:style-name="ce4" office:value-type="float" office:value="4916">
            <text:p>4916</text:p>
          </table:table-cell>
          <table:table-cell/>
          <table:table-cell table:formula="of:=[.M149]+[.N149]" office:value-type="float" office:value="4916">
            <text:p>4916</text:p>
          </table:table-cell>
          <table:table-cell table:style-name="ce3" table:formula="of:=[.O149]/[.O$410]" office:value-type="float" office:value="7.36231835506071">
            <text:p>7.36</text:p>
          </table:table-cell>
          <table:table-cell table:formula="of:=[.D149]+[.H149]+[.L149]+[.P149]" office:value-type="float" office:value="11.9029953414584">
            <text:p>11.90</text:p>
          </table:table-cell>
          <table:table-cell table:formula="of:=RANK([.Q149];[.Q$2:.Q$408];0)"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string">
            <text:p>Derbyshire Dales</text:p>
          </table:table-cell>
          <table:table-cell office:value-type="float" office:value="56710">
            <text:p>56710</text:p>
          </table:table-cell>
          <table:table-cell table:formula="of:=IF(SUM([.E150:.G150])&gt;0;[.B150];0)" office:value-type="float" office:value="56710">
            <text:p>56710</text:p>
          </table:table-cell>
          <table:table-cell table:style-name="ce3" table:formula="of:=[.C150]/[.C$410]" office:value-type="float" office:value="2.53508662913183">
            <text:p>2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0]*[.S$15]+[.F150]*[.S$19]+[.G150]*[.S$21]" office:value-type="float" office:value="1.64224789312416">
            <text:p>1.64</text:p>
          </table:table-cell>
          <table:table-cell table:style-name="ce1" table:formula="of:=IF([.E150]&gt;0;1;0)" office:value-type="float" office:value="0">
            <text:p>0</text:p>
          </table:table-cell>
          <table:table-cell table:style-name="ce1" table:formula="of:=IF([.F150]&gt;0;1;0)" office:value-type="float" office:value="0">
            <text:p>0</text:p>
          </table:table-cell>
          <table:table-cell table:style-name="ce1" table:formula="of:=IF([.G150]&gt;0;1;0)" office:value-type="float" office:value="1">
            <text:p>1</text:p>
          </table:table-cell>
          <table:table-cell table:style-name="ce3" table:formula="of:=[.I150]*[.I$411]+[.J150]*[.J$411]+[.K150]*[.K$411]" office:value-type="float" office:value="0.227625253666578">
            <text:p>0.23</text:p>
          </table:table-cell>
          <table:table-cell table:style-name="ce8" office:value-type="float" office:value="5004">
            <text:p>5004</text:p>
          </table:table-cell>
          <table:table-cell/>
          <table:table-cell table:formula="of:=[.M150]+[.N150]" office:value-type="float" office:value="5004">
            <text:p>5004</text:p>
          </table:table-cell>
          <table:table-cell table:style-name="ce3" table:formula="of:=[.O150]/[.O$410]" office:value-type="float" office:value="7.4941092450618">
            <text:p>7.49</text:p>
          </table:table-cell>
          <table:table-cell table:formula="of:=[.D150]+[.H150]+[.L150]+[.P150]" office:value-type="float" office:value="11.8990690209844">
            <text:p>11.90</text:p>
          </table:table-cell>
          <table:table-cell table:formula="of:=RANK([.Q150];[.Q$2:.Q$408];0)"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string">
            <text:p>Tewkesbury</text:p>
          </table:table-cell>
          <table:table-cell office:value-type="float" office:value="66170">
            <text:p>66170</text:p>
          </table:table-cell>
          <table:table-cell table:formula="of:=IF(SUM([.E151:.G151])&gt;0;[.B151];0)" office:value-type="float" office:value="66170">
            <text:p>66170</text:p>
          </table:table-cell>
          <table:table-cell table:style-name="ce3" table:formula="of:=[.C151]/[.C$410]" office:value-type="float" office:value="2.95797358930794">
            <text:p>2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1]*[.S$15]+[.F151]*[.S$19]+[.G151]*[.S$21]" office:value-type="float" office:value="1.64224789312416">
            <text:p>1.64</text:p>
          </table:table-cell>
          <table:table-cell table:style-name="ce1" table:formula="of:=IF([.E151]&gt;0;1;0)" office:value-type="float" office:value="0">
            <text:p>0</text:p>
          </table:table-cell>
          <table:table-cell table:style-name="ce1" table:formula="of:=IF([.F151]&gt;0;1;0)" office:value-type="float" office:value="0">
            <text:p>0</text:p>
          </table:table-cell>
          <table:table-cell table:style-name="ce1" table:formula="of:=IF([.G151]&gt;0;1;0)" office:value-type="float" office:value="1">
            <text:p>1</text:p>
          </table:table-cell>
          <table:table-cell table:style-name="ce3" table:formula="of:=[.I151]*[.I$411]+[.J151]*[.J$411]+[.K151]*[.K$411]" office:value-type="float" office:value="0.227625253666578">
            <text:p>0.23</text:p>
          </table:table-cell>
          <table:table-cell table:style-name="ce4" office:value-type="float" office:value="4721">
            <text:p>4721</text:p>
          </table:table-cell>
          <table:table-cell/>
          <table:table-cell table:formula="of:=[.M151]+[.N151]" office:value-type="float" office:value="4721">
            <text:p>4721</text:p>
          </table:table-cell>
          <table:table-cell table:style-name="ce3" table:formula="of:=[.O151]/[.O$410]" office:value-type="float" office:value="7.0702817238083">
            <text:p>7.07</text:p>
          </table:table-cell>
          <table:table-cell table:formula="of:=[.D151]+[.H151]+[.L151]+[.P151]" office:value-type="float" office:value="11.898128459907">
            <text:p>11.90</text:p>
          </table:table-cell>
          <table:table-cell table:formula="of:=RANK([.Q151];[.Q$2:.Q$408];0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Torridge</text:p>
          </table:table-cell>
          <table:table-cell office:value-type="float" office:value="51444">
            <text:p>51444</text:p>
          </table:table-cell>
          <table:table-cell table:formula="of:=IF(SUM([.E152:.G152])&gt;0;[.B152];0)" office:value-type="float" office:value="51444">
            <text:p>51444</text:p>
          </table:table-cell>
          <table:table-cell table:style-name="ce3" table:formula="of:=[.C152]/[.C$410]" office:value-type="float" office:value="2.2996825348097">
            <text:p>2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2]*[.S$15]+[.F152]*[.S$19]+[.G152]*[.S$21]" office:value-type="float" office:value="1.64224789312416">
            <text:p>1.64</text:p>
          </table:table-cell>
          <table:table-cell table:style-name="ce1" table:formula="of:=IF([.E152]&gt;0;1;0)" office:value-type="float" office:value="0">
            <text:p>0</text:p>
          </table:table-cell>
          <table:table-cell table:style-name="ce1" table:formula="of:=IF([.F152]&gt;0;1;0)" office:value-type="float" office:value="0">
            <text:p>0</text:p>
          </table:table-cell>
          <table:table-cell table:style-name="ce1" table:formula="of:=IF([.G152]&gt;0;1;0)" office:value-type="float" office:value="1">
            <text:p>1</text:p>
          </table:table-cell>
          <table:table-cell table:style-name="ce3" table:formula="of:=[.I152]*[.I$411]+[.J152]*[.J$411]+[.K152]*[.K$411]" office:value-type="float" office:value="0.227625253666578">
            <text:p>0.23</text:p>
          </table:table-cell>
          <table:table-cell table:style-name="ce4" office:value-type="float" office:value="5159">
            <text:p>5159</text:p>
          </table:table-cell>
          <table:table-cell/>
          <table:table-cell table:formula="of:=[.M152]+[.N152]" office:value-type="float" office:value="5159">
            <text:p>5159</text:p>
          </table:table-cell>
          <table:table-cell table:style-name="ce3" table:formula="of:=[.O152]/[.O$410]" office:value-type="float" office:value="7.72624092631371">
            <text:p>7.73</text:p>
          </table:table-cell>
          <table:table-cell table:formula="of:=[.D152]+[.H152]+[.L152]+[.P152]" office:value-type="float" office:value="11.8957966079141">
            <text:p>11.90</text:p>
          </table:table-cell>
          <table:table-cell table:formula="of:=RANK([.Q152];[.Q$2:.Q$408];0)"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string">
            <text:p>North Dorset</text:p>
          </table:table-cell>
          <table:table-cell office:value-type="float" office:value="52121">
            <text:p>52121</text:p>
          </table:table-cell>
          <table:table-cell table:formula="of:=IF(SUM([.E153:.G153])&gt;0;[.B153];0)" office:value-type="float" office:value="52121">
            <text:p>52121</text:p>
          </table:table-cell>
          <table:table-cell table:style-name="ce3" table:formula="of:=[.C153]/[.C$410]" office:value-type="float" office:value="2.32994622107177">
            <text:p>2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3]*[.S$15]+[.F153]*[.S$19]+[.G153]*[.S$21]" office:value-type="float" office:value="1.64224789312416">
            <text:p>1.64</text:p>
          </table:table-cell>
          <table:table-cell table:style-name="ce1" table:formula="of:=IF([.E153]&gt;0;1;0)" office:value-type="float" office:value="0">
            <text:p>0</text:p>
          </table:table-cell>
          <table:table-cell table:style-name="ce1" table:formula="of:=IF([.F153]&gt;0;1;0)" office:value-type="float" office:value="0">
            <text:p>0</text:p>
          </table:table-cell>
          <table:table-cell table:style-name="ce1" table:formula="of:=IF([.G153]&gt;0;1;0)" office:value-type="float" office:value="1">
            <text:p>1</text:p>
          </table:table-cell>
          <table:table-cell table:style-name="ce3" table:formula="of:=[.I153]*[.I$411]+[.J153]*[.J$411]+[.K153]*[.K$411]" office:value-type="float" office:value="0.227625253666578">
            <text:p>0.23</text:p>
          </table:table-cell>
          <table:table-cell table:style-name="ce4" office:value-type="float" office:value="5137">
            <text:p>5137</text:p>
          </table:table-cell>
          <table:table-cell/>
          <table:table-cell table:formula="of:=[.M153]+[.N153]" office:value-type="float" office:value="5137">
            <text:p>5137</text:p>
          </table:table-cell>
          <table:table-cell table:style-name="ce3" table:formula="of:=[.O153]/[.O$410]" office:value-type="float" office:value="7.69329320381344">
            <text:p>7.69</text:p>
          </table:table-cell>
          <table:table-cell table:formula="of:=[.D153]+[.H153]+[.L153]+[.P153]" office:value-type="float" office:value="11.893112571676">
            <text:p>11.89</text:p>
          </table:table-cell>
          <table:table-cell table:formula="of:=RANK([.Q153];[.Q$2:.Q$408];0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string">
            <text:p>Tamworth</text:p>
          </table:table-cell>
          <table:table-cell office:value-type="float" office:value="57187">
            <text:p>57187</text:p>
          </table:table-cell>
          <table:table-cell table:formula="of:=IF(SUM([.E154:.G154])&gt;0;[.B154];0)" office:value-type="float" office:value="57187">
            <text:p>57187</text:p>
          </table:table-cell>
          <table:table-cell table:style-name="ce3" table:formula="of:=[.C154]/[.C$410]" office:value-type="float" office:value="2.55640978769462">
            <text:p>2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4]*[.S$15]+[.F154]*[.S$19]+[.G154]*[.S$21]" office:value-type="float" office:value="1.64224789312416">
            <text:p>1.64</text:p>
          </table:table-cell>
          <table:table-cell table:style-name="ce1" table:formula="of:=IF([.E154]&gt;0;1;0)" office:value-type="float" office:value="0">
            <text:p>0</text:p>
          </table:table-cell>
          <table:table-cell table:style-name="ce1" table:formula="of:=IF([.F154]&gt;0;1;0)" office:value-type="float" office:value="0">
            <text:p>0</text:p>
          </table:table-cell>
          <table:table-cell table:style-name="ce1" table:formula="of:=IF([.G154]&gt;0;1;0)" office:value-type="float" office:value="1">
            <text:p>1</text:p>
          </table:table-cell>
          <table:table-cell table:style-name="ce3" table:formula="of:=[.I154]*[.I$411]+[.J154]*[.J$411]+[.K154]*[.K$411]" office:value-type="float" office:value="0.227625253666578">
            <text:p>0.23</text:p>
          </table:table-cell>
          <table:table-cell table:style-name="ce4" office:value-type="float" office:value="4982">
            <text:p>4982</text:p>
          </table:table-cell>
          <table:table-cell/>
          <table:table-cell table:formula="of:=[.M154]+[.N154]" office:value-type="float" office:value="4982">
            <text:p>4982</text:p>
          </table:table-cell>
          <table:table-cell table:style-name="ce3" table:formula="of:=[.O154]/[.O$410]" office:value-type="float" office:value="7.46116152256153">
            <text:p>7.46</text:p>
          </table:table-cell>
          <table:table-cell table:formula="of:=[.D154]+[.H154]+[.L154]+[.P154]" office:value-type="float" office:value="11.8874444570469">
            <text:p>11.89</text:p>
          </table:table-cell>
          <table:table-cell table:formula="of:=RANK([.Q154];[.Q$2:.Q$408];0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string">
            <text:p>S Northants</text:p>
          </table:table-cell>
          <table:table-cell office:value-type="float" office:value="66495">
            <text:p>66495</text:p>
          </table:table-cell>
          <table:table-cell table:formula="of:=IF(SUM([.E155:.G155])&gt;0;[.B155];0)" office:value-type="float" office:value="66495">
            <text:p>66495</text:p>
          </table:table-cell>
          <table:table-cell table:style-name="ce3" table:formula="of:=[.C155]/[.C$410]" office:value-type="float" office:value="2.97250194681928">
            <text:p>2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5]*[.S$15]+[.F155]*[.S$19]+[.G155]*[.S$21]" office:value-type="float" office:value="1.64224789312416">
            <text:p>1.64</text:p>
          </table:table-cell>
          <table:table-cell table:style-name="ce1" table:formula="of:=IF([.E155]&gt;0;1;0)" office:value-type="float" office:value="0">
            <text:p>0</text:p>
          </table:table-cell>
          <table:table-cell table:style-name="ce1" table:formula="of:=IF([.F155]&gt;0;1;0)" office:value-type="float" office:value="0">
            <text:p>0</text:p>
          </table:table-cell>
          <table:table-cell table:style-name="ce1" table:formula="of:=IF([.G155]&gt;0;1;0)" office:value-type="float" office:value="1">
            <text:p>1</text:p>
          </table:table-cell>
          <table:table-cell table:style-name="ce3" table:formula="of:=[.I155]*[.I$411]+[.J155]*[.J$411]+[.K155]*[.K$411]" office:value-type="float" office:value="0.227625253666578">
            <text:p>0.23</text:p>
          </table:table-cell>
          <table:table-cell table:style-name="ce8" office:value-type="float" office:value="4699">
            <text:p>4699</text:p>
          </table:table-cell>
          <table:table-cell/>
          <table:table-cell table:formula="of:=[.M155]+[.N155]" office:value-type="float" office:value="4699">
            <text:p>4699</text:p>
          </table:table-cell>
          <table:table-cell table:style-name="ce3" table:formula="of:=[.O155]/[.O$410]" office:value-type="float" office:value="7.03733400130803">
            <text:p>7.04</text:p>
          </table:table-cell>
          <table:table-cell table:formula="of:=[.D155]+[.H155]+[.L155]+[.P155]" office:value-type="float" office:value="11.879709094918">
            <text:p>11.88</text:p>
          </table:table-cell>
          <table:table-cell table:formula="of:=RANK([.Q155];[.Q$2:.Q$408];0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string">
            <text:p>Bolsover</text:p>
          </table:table-cell>
          <table:table-cell office:value-type="float" office:value="57725">
            <text:p>57725</text:p>
          </table:table-cell>
          <table:table-cell table:formula="of:=IF(SUM([.E156:.G156])&gt;0;[.B156];0)" office:value-type="float" office:value="57725">
            <text:p>57725</text:p>
          </table:table-cell>
          <table:table-cell table:style-name="ce3" table:formula="of:=[.C156]/[.C$410]" office:value-type="float" office:value="2.5804598072057">
            <text:p>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6]*[.S$15]+[.F156]*[.S$19]+[.G156]*[.S$21]" office:value-type="float" office:value="1.64224789312416">
            <text:p>1.64</text:p>
          </table:table-cell>
          <table:table-cell table:style-name="ce1" table:formula="of:=IF([.E156]&gt;0;1;0)" office:value-type="float" office:value="0">
            <text:p>0</text:p>
          </table:table-cell>
          <table:table-cell table:style-name="ce1" table:formula="of:=IF([.F156]&gt;0;1;0)" office:value-type="float" office:value="0">
            <text:p>0</text:p>
          </table:table-cell>
          <table:table-cell table:style-name="ce1" table:formula="of:=IF([.G156]&gt;0;1;0)" office:value-type="float" office:value="1">
            <text:p>1</text:p>
          </table:table-cell>
          <table:table-cell table:style-name="ce3" table:formula="of:=[.I156]*[.I$411]+[.J156]*[.J$411]+[.K156]*[.K$411]" office:value-type="float" office:value="0.227625253666578">
            <text:p>0.23</text:p>
          </table:table-cell>
          <table:table-cell table:style-name="ce7" office:value-type="float" office:value="4960">
            <text:p>4960</text:p>
          </table:table-cell>
          <table:table-cell/>
          <table:table-cell table:formula="of:=[.M156]+[.N156]" office:value-type="float" office:value="4960">
            <text:p>4960</text:p>
          </table:table-cell>
          <table:table-cell table:style-name="ce3" table:formula="of:=[.O156]/[.O$410]" office:value-type="float" office:value="7.42821380006126">
            <text:p>7.43</text:p>
          </table:table-cell>
          <table:table-cell table:formula="of:=[.D156]+[.H156]+[.L156]+[.P156]" office:value-type="float" office:value="11.8785467540577">
            <text:p>11.88</text:p>
          </table:table-cell>
          <table:table-cell table:formula="of:=RANK([.Q156];[.Q$2:.Q$408];0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S Bucks</text:p>
          </table:table-cell>
          <table:table-cell office:value-type="float" office:value="53089">
            <text:p>53089</text:p>
          </table:table-cell>
          <table:table-cell table:formula="of:=IF(SUM([.E157:.G157])&gt;0;[.B157];0)" office:value-type="float" office:value="53089">
            <text:p>53089</text:p>
          </table:table-cell>
          <table:table-cell table:style-name="ce3" table:formula="of:=[.C157]/[.C$410]" office:value-type="float" office:value="2.37321837513631">
            <text:p>2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7]*[.S$15]+[.F157]*[.S$19]+[.G157]*[.S$21]" office:value-type="float" office:value="1.64224789312416">
            <text:p>1.64</text:p>
          </table:table-cell>
          <table:table-cell table:style-name="ce1" table:formula="of:=IF([.E157]&gt;0;1;0)" office:value-type="float" office:value="0">
            <text:p>0</text:p>
          </table:table-cell>
          <table:table-cell table:style-name="ce1" table:formula="of:=IF([.F157]&gt;0;1;0)" office:value-type="float" office:value="0">
            <text:p>0</text:p>
          </table:table-cell>
          <table:table-cell table:style-name="ce1" table:formula="of:=IF([.G157]&gt;0;1;0)" office:value-type="float" office:value="1">
            <text:p>1</text:p>
          </table:table-cell>
          <table:table-cell table:style-name="ce3" table:formula="of:=[.I157]*[.I$411]+[.J157]*[.J$411]+[.K157]*[.K$411]" office:value-type="float" office:value="0.227625253666578">
            <text:p>0.23</text:p>
          </table:table-cell>
          <table:table-cell table:style-name="ce4" office:value-type="float" office:value="5092">
            <text:p>5092</text:p>
          </table:table-cell>
          <table:table-cell/>
          <table:table-cell table:formula="of:=[.M157]+[.N157]" office:value-type="float" office:value="5092">
            <text:p>5092</text:p>
          </table:table-cell>
          <table:table-cell table:style-name="ce3" table:formula="of:=[.O157]/[.O$410]" office:value-type="float" office:value="7.62590013506289">
            <text:p>7.63</text:p>
          </table:table-cell>
          <table:table-cell table:formula="of:=[.D157]+[.H157]+[.L157]+[.P157]" office:value-type="float" office:value="11.8689916569899">
            <text:p>11.87</text:p>
          </table:table-cell>
          <table:table-cell table:formula="of:=RANK([.Q157];[.Q$2:.Q$408];0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string">
            <text:p>Selby</text:p>
          </table:table-cell>
          <table:table-cell office:value-type="float" office:value="66934">
            <text:p>66934</text:p>
          </table:table-cell>
          <table:table-cell table:formula="of:=IF(SUM([.E158:.G158])&gt;0;[.B158];0)" office:value-type="float" office:value="66934">
            <text:p>66934</text:p>
          </table:table-cell>
          <table:table-cell table:style-name="ce3" table:formula="of:=[.C158]/[.C$410]" office:value-type="float" office:value="2.9921264051192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8]*[.S$15]+[.F158]*[.S$19]+[.G158]*[.S$21]" office:value-type="float" office:value="1.64224789312416">
            <text:p>1.64</text:p>
          </table:table-cell>
          <table:table-cell table:style-name="ce1" table:formula="of:=IF([.E158]&gt;0;1;0)" office:value-type="float" office:value="0">
            <text:p>0</text:p>
          </table:table-cell>
          <table:table-cell table:style-name="ce1" table:formula="of:=IF([.F158]&gt;0;1;0)" office:value-type="float" office:value="0">
            <text:p>0</text:p>
          </table:table-cell>
          <table:table-cell table:style-name="ce1" table:formula="of:=IF([.G158]&gt;0;1;0)" office:value-type="float" office:value="1">
            <text:p>1</text:p>
          </table:table-cell>
          <table:table-cell table:style-name="ce3" table:formula="of:=[.I158]*[.I$411]+[.J158]*[.J$411]+[.K158]*[.K$411]" office:value-type="float" office:value="0.227625253666578">
            <text:p>0.23</text:p>
          </table:table-cell>
          <table:table-cell table:style-name="ce4" office:value-type="float" office:value="4677">
            <text:p>4677</text:p>
          </table:table-cell>
          <table:table-cell/>
          <table:table-cell table:formula="of:=[.M158]+[.N158]" office:value-type="float" office:value="4677">
            <text:p>4677</text:p>
          </table:table-cell>
          <table:table-cell table:style-name="ce3" table:formula="of:=[.O158]/[.O$410]" office:value-type="float" office:value="7.00438627880776">
            <text:p>7.00</text:p>
          </table:table-cell>
          <table:table-cell table:formula="of:=[.D158]+[.H158]+[.L158]+[.P158]" office:value-type="float" office:value="11.8663858307177">
            <text:p>11.87</text:p>
          </table:table-cell>
          <table:table-cell table:formula="of:=RANK([.Q158];[.Q$2:.Q$408];0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string">
            <text:p>Boston</text:p>
          </table:table-cell>
          <table:table-cell office:value-type="float" office:value="45972">
            <text:p>45972</text:p>
          </table:table-cell>
          <table:table-cell table:formula="of:=IF(SUM([.E159:.G159])&gt;0;[.B159];0)" office:value-type="float" office:value="45972">
            <text:p>45972</text:p>
          </table:table-cell>
          <table:table-cell table:style-name="ce3" table:formula="of:=[.C159]/[.C$410]" office:value-type="float" office:value="2.0550696969573">
            <text:p>2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9]*[.S$15]+[.F159]*[.S$19]+[.G159]*[.S$21]" office:value-type="float" office:value="1.64224789312416">
            <text:p>1.64</text:p>
          </table:table-cell>
          <table:table-cell table:style-name="ce1" table:formula="of:=IF([.E159]&gt;0;1;0)" office:value-type="float" office:value="0">
            <text:p>0</text:p>
          </table:table-cell>
          <table:table-cell table:style-name="ce1" table:formula="of:=IF([.F159]&gt;0;1;0)" office:value-type="float" office:value="0">
            <text:p>0</text:p>
          </table:table-cell>
          <table:table-cell table:style-name="ce1" table:formula="of:=IF([.G159]&gt;0;1;0)" office:value-type="float" office:value="1">
            <text:p>1</text:p>
          </table:table-cell>
          <table:table-cell table:style-name="ce3" table:formula="of:=[.I159]*[.I$411]+[.J159]*[.J$411]+[.K159]*[.K$411]" office:value-type="float" office:value="0.227625253666578">
            <text:p>0.23</text:p>
          </table:table-cell>
          <table:table-cell table:style-name="ce8" office:value-type="float" office:value="5292">
            <text:p>5292</text:p>
          </table:table-cell>
          <table:table-cell/>
          <table:table-cell table:formula="of:=[.M159]+[.N159]" office:value-type="float" office:value="5292">
            <text:p>5292</text:p>
          </table:table-cell>
          <table:table-cell table:style-name="ce3" table:formula="of:=[.O159]/[.O$410]" office:value-type="float" office:value="7.92542488506536">
            <text:p>7.93</text:p>
          </table:table-cell>
          <table:table-cell table:formula="of:=[.D159]+[.H159]+[.L159]+[.P159]" office:value-type="float" office:value="11.8503677288134">
            <text:p>11.85</text:p>
          </table:table-cell>
          <table:table-cell table:formula="of:=RANK([.Q159];[.Q$2:.Q$408];0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string">
            <text:p>N Warks</text:p>
          </table:table-cell>
          <table:table-cell office:value-type="float" office:value="48842">
            <text:p>48842</text:p>
          </table:table-cell>
          <table:table-cell table:formula="of:=IF(SUM([.E160:.G160])&gt;0;[.B160];0)" office:value-type="float" office:value="48842">
            <text:p>48842</text:p>
          </table:table-cell>
          <table:table-cell table:style-name="ce3" table:formula="of:=[.C160]/[.C$410]" office:value-type="float" office:value="2.18336626944202">
            <text:p>2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0]*[.S$15]+[.F160]*[.S$19]+[.G160]*[.S$21]" office:value-type="float" office:value="1.64224789312416">
            <text:p>1.64</text:p>
          </table:table-cell>
          <table:table-cell table:style-name="ce1" table:formula="of:=IF([.E160]&gt;0;1;0)" office:value-type="float" office:value="0">
            <text:p>0</text:p>
          </table:table-cell>
          <table:table-cell table:style-name="ce1" table:formula="of:=IF([.F160]&gt;0;1;0)" office:value-type="float" office:value="0">
            <text:p>0</text:p>
          </table:table-cell>
          <table:table-cell table:style-name="ce1" table:formula="of:=IF([.G160]&gt;0;1;0)" office:value-type="float" office:value="1">
            <text:p>1</text:p>
          </table:table-cell>
          <table:table-cell table:style-name="ce3" table:formula="of:=[.I160]*[.I$411]+[.J160]*[.J$411]+[.K160]*[.K$411]" office:value-type="float" office:value="0.227625253666578">
            <text:p>0.23</text:p>
          </table:table-cell>
          <table:table-cell table:style-name="ce4" office:value-type="float" office:value="5203">
            <text:p>5203</text:p>
          </table:table-cell>
          <table:table-cell/>
          <table:table-cell table:formula="of:=[.M160]+[.N160]" office:value-type="float" office:value="5203">
            <text:p>5203</text:p>
          </table:table-cell>
          <table:table-cell table:style-name="ce3" table:formula="of:=[.O160]/[.O$410]" office:value-type="float" office:value="7.79213637131426">
            <text:p>7.79</text:p>
          </table:table-cell>
          <table:table-cell table:formula="of:=[.D160]+[.H160]+[.L160]+[.P160]" office:value-type="float" office:value="11.845375787547">
            <text:p>11.85</text:p>
          </table:table-cell>
          <table:table-cell table:formula="of:=RANK([.Q160];[.Q$2:.Q$408];0)"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string">
            <text:p>E Northants</text:p>
          </table:table-cell>
          <table:table-cell office:value-type="float" office:value="67075">
            <text:p>67075</text:p>
          </table:table-cell>
          <table:table-cell table:formula="of:=IF(SUM([.E161:.G161])&gt;0;[.B161];0)" office:value-type="float" office:value="67075">
            <text:p>67075</text:p>
          </table:table-cell>
          <table:table-cell table:style-name="ce3" table:formula="of:=[.C161]/[.C$410]" office:value-type="float" office:value="2.9984294771472">
            <text:p>3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1]*[.S$15]+[.F161]*[.S$19]+[.G161]*[.S$21]" office:value-type="float" office:value="1.64224789312416">
            <text:p>1.64</text:p>
          </table:table-cell>
          <table:table-cell table:style-name="ce1" table:formula="of:=IF([.E161]&gt;0;1;0)" office:value-type="float" office:value="0">
            <text:p>0</text:p>
          </table:table-cell>
          <table:table-cell table:style-name="ce1" table:formula="of:=IF([.F161]&gt;0;1;0)" office:value-type="float" office:value="0">
            <text:p>0</text:p>
          </table:table-cell>
          <table:table-cell table:style-name="ce1" table:formula="of:=IF([.G161]&gt;0;1;0)" office:value-type="float" office:value="1">
            <text:p>1</text:p>
          </table:table-cell>
          <table:table-cell table:style-name="ce3" table:formula="of:=[.I161]*[.I$411]+[.J161]*[.J$411]+[.K161]*[.K$411]" office:value-type="float" office:value="0.227625253666578">
            <text:p>0.23</text:p>
          </table:table-cell>
          <table:table-cell table:style-name="ce8" office:value-type="float" office:value="4656">
            <text:p>4656</text:p>
          </table:table-cell>
          <table:table-cell/>
          <table:table-cell table:formula="of:=[.M161]+[.N161]" office:value-type="float" office:value="4656">
            <text:p>4656</text:p>
          </table:table-cell>
          <table:table-cell table:style-name="ce3" table:formula="of:=[.O161]/[.O$410]" office:value-type="float" office:value="6.9729361800575">
            <text:p>6.97</text:p>
          </table:table-cell>
          <table:table-cell table:formula="of:=[.D161]+[.H161]+[.L161]+[.P161]" office:value-type="float" office:value="11.8412388039954">
            <text:p>11.84</text:p>
          </table:table-cell>
          <table:table-cell table:formula="of:=RANK([.Q161];[.Q$2:.Q$408];0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Ribble Valley</text:p>
          </table:table-cell>
          <table:table-cell office:value-type="float" office:value="46358">
            <text:p>46358</text:p>
          </table:table-cell>
          <table:table-cell table:formula="of:=IF(SUM([.E162:.G162])&gt;0;[.B162];0)" office:value-type="float" office:value="46358">
            <text:p>46358</text:p>
          </table:table-cell>
          <table:table-cell table:style-name="ce3" table:formula="of:=[.C162]/[.C$410]" office:value-type="float" office:value="2.07232491541692">
            <text:p>2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2]*[.S$15]+[.F162]*[.S$19]+[.G162]*[.S$21]" office:value-type="float" office:value="1.64224789312416">
            <text:p>1.64</text:p>
          </table:table-cell>
          <table:table-cell table:style-name="ce1" table:formula="of:=IF([.E162]&gt;0;1;0)" office:value-type="float" office:value="0">
            <text:p>0</text:p>
          </table:table-cell>
          <table:table-cell table:style-name="ce1" table:formula="of:=IF([.F162]&gt;0;1;0)" office:value-type="float" office:value="0">
            <text:p>0</text:p>
          </table:table-cell>
          <table:table-cell table:style-name="ce1" table:formula="of:=IF([.G162]&gt;0;1;0)" office:value-type="float" office:value="1">
            <text:p>1</text:p>
          </table:table-cell>
          <table:table-cell table:style-name="ce3" table:formula="of:=[.I162]*[.I$411]+[.J162]*[.J$411]+[.K162]*[.K$411]" office:value-type="float" office:value="0.227625253666578">
            <text:p>0.23</text:p>
          </table:table-cell>
          <table:table-cell table:style-name="ce4" office:value-type="float" office:value="5270">
            <text:p>5270</text:p>
          </table:table-cell>
          <table:table-cell/>
          <table:table-cell table:formula="of:=[.M162]+[.N162]" office:value-type="float" office:value="5270">
            <text:p>5270</text:p>
          </table:table-cell>
          <table:table-cell table:style-name="ce3" table:formula="of:=[.O162]/[.O$410]" office:value-type="float" office:value="7.89247716256508">
            <text:p>7.89</text:p>
          </table:table-cell>
          <table:table-cell table:formula="of:=[.D162]+[.H162]+[.L162]+[.P162]" office:value-type="float" office:value="11.8346752247727">
            <text:p>11.83</text:p>
          </table:table-cell>
          <table:table-cell table:formula="of:=RANK([.Q162];[.Q$2:.Q$408];0)"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string">
            <text:p>Mole Valley</text:p>
          </table:table-cell>
          <table:table-cell office:value-type="float" office:value="67302">
            <text:p>67302</text:p>
          </table:table-cell>
          <table:table-cell table:formula="of:=IF(SUM([.E163:.G163])&gt;0;[.B163];0)" office:value-type="float" office:value="67302">
            <text:p>67302</text:p>
          </table:table-cell>
          <table:table-cell table:style-name="ce3" table:formula="of:=[.C163]/[.C$410]" office:value-type="float" office:value="3.00857697608589">
            <text:p>3.0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63]*[.S$15]+[.F163]*[.S$19]+[.G163]*[.S$21]" office:value-type="float" office:value="1.64224789312416">
            <text:p>1.64</text:p>
          </table:table-cell>
          <table:table-cell table:style-name="ce1" table:formula="of:=IF([.E163]&gt;0;1;0)" office:value-type="float" office:value="0">
            <text:p>0</text:p>
          </table:table-cell>
          <table:table-cell table:style-name="ce1" table:formula="of:=IF([.F163]&gt;0;1;0)" office:value-type="float" office:value="0">
            <text:p>0</text:p>
          </table:table-cell>
          <table:table-cell table:style-name="ce1" table:formula="of:=IF([.G163]&gt;0;1;0)" office:value-type="float" office:value="1">
            <text:p>1</text:p>
          </table:table-cell>
          <table:table-cell table:style-name="ce3" table:formula="of:=[.I163]*[.I$411]+[.J163]*[.J$411]+[.K163]*[.K$411]" office:value-type="float" office:value="0.227625253666578">
            <text:p>0.23</text:p>
          </table:table-cell>
          <table:table-cell table:style-name="ce4" office:value-type="float" office:value="4634">
            <text:p>4634</text:p>
          </table:table-cell>
          <table:table-cell/>
          <table:table-cell table:formula="of:=[.M163]+[.N163]" office:value-type="float" office:value="4634">
            <text:p>4634</text:p>
          </table:table-cell>
          <table:table-cell table:style-name="ce3" table:formula="of:=[.O163]/[.O$410]" office:value-type="float" office:value="6.93998845755723">
            <text:p>6.94</text:p>
          </table:table-cell>
          <table:table-cell table:formula="of:=[.D163]+[.H163]+[.L163]+[.P163]" office:value-type="float" office:value="11.8184385804339">
            <text:p>11.82</text:p>
          </table:table-cell>
          <table:table-cell table:formula="of:=RANK([.Q163];[.Q$2:.Q$408];0)"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string">
            <text:p>Corby</text:p>
          </table:table-cell>
          <table:table-cell office:value-type="float" office:value="46714">
            <text:p>46714</text:p>
          </table:table-cell>
          <table:table-cell table:formula="of:=IF(SUM([.E164:.G164])&gt;0;[.B164];0)" office:value-type="float" office:value="46714">
            <text:p>46714</text:p>
          </table:table-cell>
          <table:table-cell table:style-name="ce3" table:formula="of:=[.C164]/[.C$410]" office:value-type="float" office:value="2.08823905472164">
            <text:p>2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4]*[.S$15]+[.F164]*[.S$19]+[.G164]*[.S$21]" office:value-type="float" office:value="1.64224789312416">
            <text:p>1.64</text:p>
          </table:table-cell>
          <table:table-cell table:style-name="ce1" table:formula="of:=IF([.E164]&gt;0;1;0)" office:value-type="float" office:value="0">
            <text:p>0</text:p>
          </table:table-cell>
          <table:table-cell table:style-name="ce1" table:formula="of:=IF([.F164]&gt;0;1;0)" office:value-type="float" office:value="0">
            <text:p>0</text:p>
          </table:table-cell>
          <table:table-cell table:style-name="ce1" table:formula="of:=IF([.G164]&gt;0;1;0)" office:value-type="float" office:value="1">
            <text:p>1</text:p>
          </table:table-cell>
          <table:table-cell table:style-name="ce3" table:formula="of:=[.I164]*[.I$411]+[.J164]*[.J$411]+[.K164]*[.K$411]" office:value-type="float" office:value="0.227625253666578">
            <text:p>0.23</text:p>
          </table:table-cell>
          <table:table-cell table:style-name="ce8" office:value-type="float" office:value="5248">
            <text:p>5248</text:p>
          </table:table-cell>
          <table:table-cell/>
          <table:table-cell table:formula="of:=[.M164]+[.N164]" office:value-type="float" office:value="5248">
            <text:p>5248</text:p>
          </table:table-cell>
          <table:table-cell table:style-name="ce3" table:formula="of:=[.O164]/[.O$410]" office:value-type="float" office:value="7.85952944006481">
            <text:p>7.86</text:p>
          </table:table-cell>
          <table:table-cell table:formula="of:=[.D164]+[.H164]+[.L164]+[.P164]" office:value-type="float" office:value="11.8176416415772">
            <text:p>11.82</text:p>
          </table:table-cell>
          <table:table-cell table:formula="of:=RANK([.Q164];[.Q$2:.Q$408];0)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string">
            <text:p>Hambleton</text:p>
          </table:table-cell>
          <table:table-cell office:value-type="float" office:value="69348">
            <text:p>69348</text:p>
          </table:table-cell>
          <table:table-cell table:formula="of:=IF(SUM([.E165:.G165])&gt;0;[.B165];0)" office:value-type="float" office:value="69348">
            <text:p>69348</text:p>
          </table:table-cell>
          <table:table-cell table:style-name="ce3" table:formula="of:=[.C165]/[.C$410]" office:value-type="float" office:value="3.10003857444956">
            <text:p>3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5]*[.S$15]+[.F165]*[.S$19]+[.G165]*[.S$21]" office:value-type="float" office:value="1.64224789312416">
            <text:p>1.64</text:p>
          </table:table-cell>
          <table:table-cell table:style-name="ce1" table:formula="of:=IF([.E165]&gt;0;1;0)" office:value-type="float" office:value="0">
            <text:p>0</text:p>
          </table:table-cell>
          <table:table-cell table:style-name="ce1" table:formula="of:=IF([.F165]&gt;0;1;0)" office:value-type="float" office:value="0">
            <text:p>0</text:p>
          </table:table-cell>
          <table:table-cell table:style-name="ce1" table:formula="of:=IF([.G165]&gt;0;1;0)" office:value-type="float" office:value="1">
            <text:p>1</text:p>
          </table:table-cell>
          <table:table-cell table:style-name="ce3" table:formula="of:=[.I165]*[.I$411]+[.J165]*[.J$411]+[.K165]*[.K$411]" office:value-type="float" office:value="0.227625253666578">
            <text:p>0.23</text:p>
          </table:table-cell>
          <table:table-cell table:style-name="ce4" office:value-type="float" office:value="4570">
            <text:p>4570</text:p>
          </table:table-cell>
          <table:table-cell/>
          <table:table-cell table:formula="of:=[.M165]+[.N165]" office:value-type="float" office:value="4570">
            <text:p>4570</text:p>
          </table:table-cell>
          <table:table-cell table:style-name="ce3" table:formula="of:=[.O165]/[.O$410]" office:value-type="float" office:value="6.84414053755644">
            <text:p>6.84</text:p>
          </table:table-cell>
          <table:table-cell table:formula="of:=[.D165]+[.H165]+[.L165]+[.P165]" office:value-type="float" office:value="11.8140522587967">
            <text:p>11.81</text:p>
          </table:table-cell>
          <table:table-cell table:formula="of:=RANK([.Q165];[.Q$2:.Q$408];0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string">
            <text:p>Oadby and Wigston</text:p>
          </table:table-cell>
          <table:table-cell office:value-type="float" office:value="42822">
            <text:p>42822</text:p>
          </table:table-cell>
          <table:table-cell table:formula="of:=IF(SUM([.E166:.G166])&gt;0;[.B166];0)" office:value-type="float" office:value="42822">
            <text:p>42822</text:p>
          </table:table-cell>
          <table:table-cell table:style-name="ce3" table:formula="of:=[.C166]/[.C$410]" office:value-type="float" office:value="1.91425638569359">
            <text:p>1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6]*[.S$15]+[.F166]*[.S$19]+[.G166]*[.S$21]" office:value-type="float" office:value="1.64224789312416">
            <text:p>1.64</text:p>
          </table:table-cell>
          <table:table-cell table:style-name="ce1" table:formula="of:=IF([.E166]&gt;0;1;0)" office:value-type="float" office:value="0">
            <text:p>0</text:p>
          </table:table-cell>
          <table:table-cell table:style-name="ce1" table:formula="of:=IF([.F166]&gt;0;1;0)" office:value-type="float" office:value="0">
            <text:p>0</text:p>
          </table:table-cell>
          <table:table-cell table:style-name="ce1" table:formula="of:=IF([.G166]&gt;0;1;0)" office:value-type="float" office:value="1">
            <text:p>1</text:p>
          </table:table-cell>
          <table:table-cell table:style-name="ce3" table:formula="of:=[.I166]*[.I$411]+[.J166]*[.J$411]+[.K166]*[.K$411]" office:value-type="float" office:value="0.227625253666578">
            <text:p>0.23</text:p>
          </table:table-cell>
          <table:table-cell table:style-name="ce8" office:value-type="float" office:value="5359">
            <text:p>5359</text:p>
          </table:table-cell>
          <table:table-cell/>
          <table:table-cell table:formula="of:=[.M166]+[.N166]" office:value-type="float" office:value="5359">
            <text:p>5359</text:p>
          </table:table-cell>
          <table:table-cell table:style-name="ce3" table:formula="of:=[.O166]/[.O$410]" office:value-type="float" office:value="8.02576567631618">
            <text:p>8.03</text:p>
          </table:table-cell>
          <table:table-cell table:formula="of:=[.D166]+[.H166]+[.L166]+[.P166]" office:value-type="float" office:value="11.8098952088005">
            <text:p>11.81</text:p>
          </table:table-cell>
          <table:table-cell table:formula="of:=RANK([.Q166];[.Q$2:.Q$408];0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Maldon</text:p>
          </table:table-cell>
          <table:table-cell office:value-type="float" office:value="47268">
            <text:p>47268</text:p>
          </table:table-cell>
          <table:table-cell table:formula="of:=IF(SUM([.E167:.G167])&gt;0;[.B167];0)" office:value-type="float" office:value="47268">
            <text:p>47268</text:p>
          </table:table-cell>
          <table:table-cell table:style-name="ce3" table:formula="of:=[.C167]/[.C$410]" office:value-type="float" office:value="2.11300431644866">
            <text:p>2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7]*[.S$15]+[.F167]*[.S$19]+[.G167]*[.S$21]" office:value-type="float" office:value="1.64224789312416">
            <text:p>1.64</text:p>
          </table:table-cell>
          <table:table-cell table:style-name="ce1" table:formula="of:=IF([.E167]&gt;0;1;0)" office:value-type="float" office:value="0">
            <text:p>0</text:p>
          </table:table-cell>
          <table:table-cell table:style-name="ce1" table:formula="of:=IF([.F167]&gt;0;1;0)" office:value-type="float" office:value="0">
            <text:p>0</text:p>
          </table:table-cell>
          <table:table-cell table:style-name="ce1" table:formula="of:=IF([.G167]&gt;0;1;0)" office:value-type="float" office:value="1">
            <text:p>1</text:p>
          </table:table-cell>
          <table:table-cell table:style-name="ce3" table:formula="of:=[.I167]*[.I$411]+[.J167]*[.J$411]+[.K167]*[.K$411]" office:value-type="float" office:value="0.227625253666578">
            <text:p>0.23</text:p>
          </table:table-cell>
          <table:table-cell table:style-name="ce4" office:value-type="float" office:value="5225">
            <text:p>5225</text:p>
          </table:table-cell>
          <table:table-cell/>
          <table:table-cell table:formula="of:=[.M167]+[.N167]" office:value-type="float" office:value="5225">
            <text:p>5225</text:p>
          </table:table-cell>
          <table:table-cell table:style-name="ce3" table:formula="of:=[.O167]/[.O$410]" office:value-type="float" office:value="7.82508409381453">
            <text:p>7.83</text:p>
          </table:table-cell>
          <table:table-cell table:formula="of:=[.D167]+[.H167]+[.L167]+[.P167]" office:value-type="float" office:value="11.8079615570539">
            <text:p>11.81</text:p>
          </table:table-cell>
          <table:table-cell table:formula="of:=RANK([.Q167];[.Q$2:.Q$408];0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string">
            <text:p>Cotswold</text:p>
          </table:table-cell>
          <table:table-cell office:value-type="float" office:value="67658">
            <text:p>67658</text:p>
          </table:table-cell>
          <table:table-cell table:formula="of:=IF(SUM([.E168:.G168])&gt;0;[.B168];0)" office:value-type="float" office:value="67658">
            <text:p>67658</text:p>
          </table:table-cell>
          <table:table-cell table:style-name="ce3" table:formula="of:=[.C168]/[.C$410]" office:value-type="float" office:value="3.02449111539061">
            <text:p>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8]*[.S$15]+[.F168]*[.S$19]+[.G168]*[.S$21]" office:value-type="float" office:value="1.64224789312416">
            <text:p>1.64</text:p>
          </table:table-cell>
          <table:table-cell table:style-name="ce1" table:formula="of:=IF([.E168]&gt;0;1;0)" office:value-type="float" office:value="0">
            <text:p>0</text:p>
          </table:table-cell>
          <table:table-cell table:style-name="ce1" table:formula="of:=IF([.F168]&gt;0;1;0)" office:value-type="float" office:value="0">
            <text:p>0</text:p>
          </table:table-cell>
          <table:table-cell table:style-name="ce1" table:formula="of:=IF([.G168]&gt;0;1;0)" office:value-type="float" office:value="1">
            <text:p>1</text:p>
          </table:table-cell>
          <table:table-cell table:style-name="ce3" table:formula="of:=[.I168]*[.I$411]+[.J168]*[.J$411]+[.K168]*[.K$411]" office:value-type="float" office:value="0.227625253666578">
            <text:p>0.23</text:p>
          </table:table-cell>
          <table:table-cell table:style-name="ce4" office:value-type="float" office:value="4613">
            <text:p>4613</text:p>
          </table:table-cell>
          <table:table-cell/>
          <table:table-cell table:formula="of:=[.M168]+[.N168]" office:value-type="float" office:value="4613">
            <text:p>4613</text:p>
          </table:table-cell>
          <table:table-cell table:style-name="ce3" table:formula="of:=[.O168]/[.O$410]" office:value-type="float" office:value="6.90853835880697">
            <text:p>6.91</text:p>
          </table:table-cell>
          <table:table-cell table:formula="of:=[.D168]+[.H168]+[.L168]+[.P168]" office:value-type="float" office:value="11.8029026209883">
            <text:p>11.80</text:p>
          </table:table-cell>
          <table:table-cell table:formula="of:=RANK([.Q168];[.Q$2:.Q$408];0)"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string">
            <text:p>Ryedale</text:p>
          </table:table-cell>
          <table:table-cell office:value-type="float" office:value="41044">
            <text:p>41044</text:p>
          </table:table-cell>
          <table:table-cell table:formula="of:=IF(SUM([.E169:.G169])&gt;0;[.B169];0)" office:value-type="float" office:value="41044">
            <text:p>41044</text:p>
          </table:table-cell>
          <table:table-cell table:style-name="ce3" table:formula="of:=[.C169]/[.C$410]" office:value-type="float" office:value="1.83477509444696">
            <text:p>1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9]*[.S$15]+[.F169]*[.S$19]+[.G169]*[.S$21]" office:value-type="float" office:value="1.64224789312416">
            <text:p>1.64</text:p>
          </table:table-cell>
          <table:table-cell table:style-name="ce1" table:formula="of:=IF([.E169]&gt;0;1;0)" office:value-type="float" office:value="0">
            <text:p>0</text:p>
          </table:table-cell>
          <table:table-cell table:style-name="ce1" table:formula="of:=IF([.F169]&gt;0;1;0)" office:value-type="float" office:value="0">
            <text:p>0</text:p>
          </table:table-cell>
          <table:table-cell table:style-name="ce1" table:formula="of:=IF([.G169]&gt;0;1;0)" office:value-type="float" office:value="1">
            <text:p>1</text:p>
          </table:table-cell>
          <table:table-cell table:style-name="ce3" table:formula="of:=[.I169]*[.I$411]+[.J169]*[.J$411]+[.K169]*[.K$411]" office:value-type="float" office:value="0.227625253666578">
            <text:p>0.23</text:p>
          </table:table-cell>
          <table:table-cell table:style-name="ce4" office:value-type="float" office:value="5404">
            <text:p>5404</text:p>
          </table:table-cell>
          <table:table-cell/>
          <table:table-cell table:formula="of:=[.M169]+[.N169]" office:value-type="float" office:value="5404">
            <text:p>5404</text:p>
          </table:table-cell>
          <table:table-cell table:style-name="ce3" table:formula="of:=[.O169]/[.O$410]" office:value-type="float" office:value="8.09315874506674">
            <text:p>8.09</text:p>
          </table:table-cell>
          <table:table-cell table:formula="of:=[.D169]+[.H169]+[.L169]+[.P169]" office:value-type="float" office:value="11.7978069863044">
            <text:p>11.80</text:p>
          </table:table-cell>
          <table:table-cell table:formula="of:=RANK([.Q169];[.Q$2:.Q$408];0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string">
            <text:p>S Holland</text:p>
          </table:table-cell>
          <table:table-cell office:value-type="float" office:value="69539">
            <text:p>69539</text:p>
          </table:table-cell>
          <table:table-cell table:formula="of:=IF(SUM([.E170:.G170])&gt;0;[.B170];0)" office:value-type="float" office:value="69539">
            <text:p>69539</text:p>
          </table:table-cell>
          <table:table-cell table:style-name="ce3" table:formula="of:=[.C170]/[.C$410]" office:value-type="float" office:value="3.10857677840237">
            <text:p>3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0]*[.S$15]+[.F170]*[.S$19]+[.G170]*[.S$21]" office:value-type="float" office:value="1.64224789312416">
            <text:p>1.64</text:p>
          </table:table-cell>
          <table:table-cell table:style-name="ce1" table:formula="of:=IF([.E170]&gt;0;1;0)" office:value-type="float" office:value="0">
            <text:p>0</text:p>
          </table:table-cell>
          <table:table-cell table:style-name="ce1" table:formula="of:=IF([.F170]&gt;0;1;0)" office:value-type="float" office:value="0">
            <text:p>0</text:p>
          </table:table-cell>
          <table:table-cell table:style-name="ce1" table:formula="of:=IF([.G170]&gt;0;1;0)" office:value-type="float" office:value="1">
            <text:p>1</text:p>
          </table:table-cell>
          <table:table-cell table:style-name="ce3" table:formula="of:=[.I170]*[.I$411]+[.J170]*[.J$411]+[.K170]*[.K$411]" office:value-type="float" office:value="0.227625253666578">
            <text:p>0.23</text:p>
          </table:table-cell>
          <table:table-cell table:style-name="ce8" office:value-type="float" office:value="4549">
            <text:p>4549</text:p>
          </table:table-cell>
          <table:table-cell/>
          <table:table-cell table:formula="of:=[.M170]+[.N170]" office:value-type="float" office:value="4549">
            <text:p>4549</text:p>
          </table:table-cell>
          <table:table-cell table:style-name="ce3" table:formula="of:=[.O170]/[.O$410]" office:value-type="float" office:value="6.81269043880618">
            <text:p>6.81</text:p>
          </table:table-cell>
          <table:table-cell table:formula="of:=[.D170]+[.H170]+[.L170]+[.P170]" office:value-type="float" office:value="11.7911403639993">
            <text:p>11.79</text:p>
          </table:table-cell>
          <table:table-cell table:formula="of:=RANK([.Q170];[.Q$2:.Q$408];0)"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string">
            <text:p>Craven</text:p>
          </table:table-cell>
          <table:table-cell office:value-type="float" office:value="43682">
            <text:p>43682</text:p>
          </table:table-cell>
          <table:table-cell table:formula="of:=IF(SUM([.E171:.G171])&gt;0;[.B171];0)" office:value-type="float" office:value="43682">
            <text:p>43682</text:p>
          </table:table-cell>
          <table:table-cell table:style-name="ce3" table:formula="of:=[.C171]/[.C$410]" office:value-type="float" office:value="1.95270065480051">
            <text:p>1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1]*[.S$15]+[.F171]*[.S$19]+[.G171]*[.S$21]" office:value-type="float" office:value="1.64224789312416">
            <text:p>1.64</text:p>
          </table:table-cell>
          <table:table-cell table:style-name="ce1" table:formula="of:=IF([.E171]&gt;0;1;0)" office:value-type="float" office:value="0">
            <text:p>0</text:p>
          </table:table-cell>
          <table:table-cell table:style-name="ce1" table:formula="of:=IF([.F171]&gt;0;1;0)" office:value-type="float" office:value="0">
            <text:p>0</text:p>
          </table:table-cell>
          <table:table-cell table:style-name="ce1" table:formula="of:=IF([.G171]&gt;0;1;0)" office:value-type="float" office:value="1">
            <text:p>1</text:p>
          </table:table-cell>
          <table:table-cell table:style-name="ce3" table:formula="of:=[.I171]*[.I$411]+[.J171]*[.J$411]+[.K171]*[.K$411]" office:value-type="float" office:value="0.227625253666578">
            <text:p>0.23</text:p>
          </table:table-cell>
          <table:table-cell table:style-name="ce4" office:value-type="float" office:value="5315">
            <text:p>5315</text:p>
          </table:table-cell>
          <table:table-cell/>
          <table:table-cell table:formula="of:=[.M171]+[.N171]" office:value-type="float" office:value="5315">
            <text:p>5315</text:p>
          </table:table-cell>
          <table:table-cell table:style-name="ce3" table:formula="of:=[.O171]/[.O$410]" office:value-type="float" office:value="7.95987023131564">
            <text:p>7.96</text:p>
          </table:table-cell>
          <table:table-cell table:formula="of:=[.D171]+[.H171]+[.L171]+[.P171]" office:value-type="float" office:value="11.7824440329069">
            <text:p>11.78</text:p>
          </table:table-cell>
          <table:table-cell table:formula="of:=RANK([.Q171];[.Q$2:.Q$408];0)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W Devon</text:p>
          </table:table-cell>
          <table:table-cell office:value-type="float" office:value="42862">
            <text:p>42862</text:p>
          </table:table-cell>
          <table:table-cell table:formula="of:=IF(SUM([.E172:.G172])&gt;0;[.B172];0)" office:value-type="float" office:value="42862">
            <text:p>42862</text:p>
          </table:table-cell>
          <table:table-cell table:style-name="ce3" table:formula="of:=[.C172]/[.C$410]" office:value-type="float" office:value="1.91604449123344">
            <text:p>1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2]*[.S$15]+[.F172]*[.S$19]+[.G172]*[.S$21]" office:value-type="float" office:value="1.64224789312416">
            <text:p>1.64</text:p>
          </table:table-cell>
          <table:table-cell table:style-name="ce1" table:formula="of:=IF([.E172]&gt;0;1;0)" office:value-type="float" office:value="0">
            <text:p>0</text:p>
          </table:table-cell>
          <table:table-cell table:style-name="ce1" table:formula="of:=IF([.F172]&gt;0;1;0)" office:value-type="float" office:value="0">
            <text:p>0</text:p>
          </table:table-cell>
          <table:table-cell table:style-name="ce1" table:formula="of:=IF([.G172]&gt;0;1;0)" office:value-type="float" office:value="1">
            <text:p>1</text:p>
          </table:table-cell>
          <table:table-cell table:style-name="ce3" table:formula="of:=[.I172]*[.I$411]+[.J172]*[.J$411]+[.K172]*[.K$411]" office:value-type="float" office:value="0.227625253666578">
            <text:p>0.23</text:p>
          </table:table-cell>
          <table:table-cell table:style-name="ce4" office:value-type="float" office:value="5337">
            <text:p>5337</text:p>
          </table:table-cell>
          <table:table-cell/>
          <table:table-cell table:formula="of:=[.M172]+[.N172]" office:value-type="float" office:value="5337">
            <text:p>5337</text:p>
          </table:table-cell>
          <table:table-cell table:style-name="ce3" table:formula="of:=[.O172]/[.O$410]" office:value-type="float" office:value="7.99281795381591">
            <text:p>7.99</text:p>
          </table:table-cell>
          <table:table-cell table:formula="of:=[.D172]+[.H172]+[.L172]+[.P172]" office:value-type="float" office:value="11.7787355918401">
            <text:p>11.78</text:p>
          </table:table-cell>
          <table:table-cell table:formula="of:=RANK([.Q172];[.Q$2:.Q$408];0)"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string">
            <text:p>Melton</text:p>
          </table:table-cell>
          <table:table-cell office:value-type="float" office:value="38206">
            <text:p>38206</text:p>
          </table:table-cell>
          <table:table-cell table:formula="of:=IF(SUM([.E173:.G173])&gt;0;[.B173];0)" office:value-type="float" office:value="38206">
            <text:p>38206</text:p>
          </table:table-cell>
          <table:table-cell table:style-name="ce3" table:formula="of:=[.C173]/[.C$410]" office:value-type="float" office:value="1.70790900639412">
            <text:p>1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3]*[.S$15]+[.F173]*[.S$19]+[.G173]*[.S$21]" office:value-type="float" office:value="1.64224789312416">
            <text:p>1.64</text:p>
          </table:table-cell>
          <table:table-cell table:style-name="ce1" table:formula="of:=IF([.E173]&gt;0;1;0)" office:value-type="float" office:value="0">
            <text:p>0</text:p>
          </table:table-cell>
          <table:table-cell table:style-name="ce1" table:formula="of:=IF([.F173]&gt;0;1;0)" office:value-type="float" office:value="0">
            <text:p>0</text:p>
          </table:table-cell>
          <table:table-cell table:style-name="ce1" table:formula="of:=IF([.G173]&gt;0;1;0)" office:value-type="float" office:value="1">
            <text:p>1</text:p>
          </table:table-cell>
          <table:table-cell table:style-name="ce3" table:formula="of:=[.I173]*[.I$411]+[.J173]*[.J$411]+[.K173]*[.K$411]" office:value-type="float" office:value="0.227625253666578">
            <text:p>0.23</text:p>
          </table:table-cell>
          <table:table-cell table:style-name="ce8" office:value-type="float" office:value="5472">
            <text:p>5472</text:p>
          </table:table-cell>
          <table:table-cell/>
          <table:table-cell table:formula="of:=[.M173]+[.N173]" office:value-type="float" office:value="5472">
            <text:p>5472</text:p>
          </table:table-cell>
          <table:table-cell table:style-name="ce3" table:formula="of:=[.O173]/[.O$410]" office:value-type="float" office:value="8.19499716006758">
            <text:p>8.19</text:p>
          </table:table-cell>
          <table:table-cell table:formula="of:=[.D173]+[.H173]+[.L173]+[.P173]" office:value-type="float" office:value="11.7727793132524">
            <text:p>11.77</text:p>
          </table:table-cell>
          <table:table-cell table:formula="of:=RANK([.Q173];[.Q$2:.Q$408];0)"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string">
            <text:p>Babergh</text:p>
          </table:table-cell>
          <table:table-cell office:value-type="float" office:value="69855">
            <text:p>69855</text:p>
          </table:table-cell>
          <table:table-cell table:formula="of:=IF(SUM([.E174:.G174])&gt;0;[.B174];0)" office:value-type="float" office:value="69855">
            <text:p>69855</text:p>
          </table:table-cell>
          <table:table-cell table:style-name="ce3" table:formula="of:=[.C174]/[.C$410]" office:value-type="float" office:value="3.12270281216724">
            <text:p>3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4]*[.S$15]+[.F174]*[.S$19]+[.G174]*[.S$21]" office:value-type="float" office:value="1.64224789312416">
            <text:p>1.64</text:p>
          </table:table-cell>
          <table:table-cell table:style-name="ce1" table:formula="of:=IF([.E174]&gt;0;1;0)" office:value-type="float" office:value="0">
            <text:p>0</text:p>
          </table:table-cell>
          <table:table-cell table:style-name="ce1" table:formula="of:=IF([.F174]&gt;0;1;0)" office:value-type="float" office:value="0">
            <text:p>0</text:p>
          </table:table-cell>
          <table:table-cell table:style-name="ce1" table:formula="of:=IF([.G174]&gt;0;1;0)" office:value-type="float" office:value="1">
            <text:p>1</text:p>
          </table:table-cell>
          <table:table-cell table:style-name="ce3" table:formula="of:=[.I174]*[.I$411]+[.J174]*[.J$411]+[.K174]*[.K$411]" office:value-type="float" office:value="0.227625253666578">
            <text:p>0.23</text:p>
          </table:table-cell>
          <table:table-cell table:style-name="ce4" office:value-type="float" office:value="4527">
            <text:p>4527</text:p>
          </table:table-cell>
          <table:table-cell/>
          <table:table-cell table:formula="of:=[.M174]+[.N174]" office:value-type="float" office:value="4527">
            <text:p>4527</text:p>
          </table:table-cell>
          <table:table-cell table:style-name="ce3" table:formula="of:=[.O174]/[.O$410]" office:value-type="float" office:value="6.77974271630591">
            <text:p>6.78</text:p>
          </table:table-cell>
          <table:table-cell table:formula="of:=[.D174]+[.H174]+[.L174]+[.P174]" office:value-type="float" office:value="11.7723186752639">
            <text:p>11.77</text:p>
          </table:table-cell>
          <table:table-cell table:formula="of:=RANK([.Q174];[.Q$2:.Q$408];0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string">
            <text:p>East Dorset</text:p>
          </table:table-cell>
          <table:table-cell office:value-type="float" office:value="70486">
            <text:p>70486</text:p>
          </table:table-cell>
          <table:table-cell table:formula="of:=IF(SUM([.E175:.G175])&gt;0;[.B175];0)" office:value-type="float" office:value="70486">
            <text:p>70486</text:p>
          </table:table-cell>
          <table:table-cell table:style-name="ce3" table:formula="of:=[.C175]/[.C$410]" office:value-type="float" office:value="3.15091017705848">
            <text:p>3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5]*[.S$15]+[.F175]*[.S$19]+[.G175]*[.S$21]" office:value-type="float" office:value="1.64224789312416">
            <text:p>1.64</text:p>
          </table:table-cell>
          <table:table-cell table:style-name="ce1" table:formula="of:=IF([.E175]&gt;0;1;0)" office:value-type="float" office:value="0">
            <text:p>0</text:p>
          </table:table-cell>
          <table:table-cell table:style-name="ce1" table:formula="of:=IF([.F175]&gt;0;1;0)" office:value-type="float" office:value="0">
            <text:p>0</text:p>
          </table:table-cell>
          <table:table-cell table:style-name="ce1" table:formula="of:=IF([.G175]&gt;0;1;0)" office:value-type="float" office:value="1">
            <text:p>1</text:p>
          </table:table-cell>
          <table:table-cell table:style-name="ce3" table:formula="of:=[.I175]*[.I$411]+[.J175]*[.J$411]+[.K175]*[.K$411]" office:value-type="float" office:value="0.227625253666578">
            <text:p>0.23</text:p>
          </table:table-cell>
          <table:table-cell table:style-name="ce4" office:value-type="float" office:value="4506">
            <text:p>4506</text:p>
          </table:table-cell>
          <table:table-cell/>
          <table:table-cell table:formula="of:=[.M175]+[.N175]" office:value-type="float" office:value="4506">
            <text:p>4506</text:p>
          </table:table-cell>
          <table:table-cell table:style-name="ce3" table:formula="of:=[.O175]/[.O$410]" office:value-type="float" office:value="6.74829261755565">
            <text:p>6.75</text:p>
          </table:table-cell>
          <table:table-cell table:formula="of:=[.D175]+[.H175]+[.L175]+[.P175]" office:value-type="float" office:value="11.7690759414049">
            <text:p>11.77</text:p>
          </table:table-cell>
          <table:table-cell table:formula="of:=RANK([.Q175];[.Q$2:.Q$408];0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string">
            <text:p>Forest Heath</text:p>
          </table:table-cell>
          <table:table-cell office:value-type="float" office:value="39412">
            <text:p>39412</text:p>
          </table:table-cell>
          <table:table-cell table:formula="of:=IF(SUM([.E176:.G176])&gt;0;[.B176];0)" office:value-type="float" office:value="39412">
            <text:p>39412</text:p>
          </table:table-cell>
          <table:table-cell table:style-name="ce3" table:formula="of:=[.C176]/[.C$410]" office:value-type="float" office:value="1.7618203884208">
            <text:p>1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6]*[.S$15]+[.F176]*[.S$19]+[.G176]*[.S$21]" office:value-type="float" office:value="1.64224789312416">
            <text:p>1.64</text:p>
          </table:table-cell>
          <table:table-cell table:style-name="ce1" table:formula="of:=IF([.E176]&gt;0;1;0)" office:value-type="float" office:value="0">
            <text:p>0</text:p>
          </table:table-cell>
          <table:table-cell table:style-name="ce1" table:formula="of:=IF([.F176]&gt;0;1;0)" office:value-type="float" office:value="0">
            <text:p>0</text:p>
          </table:table-cell>
          <table:table-cell table:style-name="ce1" table:formula="of:=IF([.G176]&gt;0;1;0)" office:value-type="float" office:value="1">
            <text:p>1</text:p>
          </table:table-cell>
          <table:table-cell table:style-name="ce3" table:formula="of:=[.I176]*[.I$411]+[.J176]*[.J$411]+[.K176]*[.K$411]" office:value-type="float" office:value="0.227625253666578">
            <text:p>0.23</text:p>
          </table:table-cell>
          <table:table-cell table:style-name="ce4" office:value-type="float" office:value="5427">
            <text:p>5427</text:p>
          </table:table-cell>
          <table:table-cell/>
          <table:table-cell table:formula="of:=[.M176]+[.N176]" office:value-type="float" office:value="5427">
            <text:p>5427</text:p>
          </table:table-cell>
          <table:table-cell table:style-name="ce3" table:formula="of:=[.O176]/[.O$410]" office:value-type="float" office:value="8.12760409131702">
            <text:p>8.13</text:p>
          </table:table-cell>
          <table:table-cell table:formula="of:=[.D176]+[.H176]+[.L176]+[.P176]" office:value-type="float" office:value="11.7592976265286">
            <text:p>11.76</text:p>
          </table:table-cell>
          <table:table-cell table:formula="of:=RANK([.Q176];[.Q$2:.Q$408];0)"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string">
            <text:p>Christchurch</text:p>
          </table:table-cell>
          <table:table-cell office:value-type="float" office:value="38597">
            <text:p>38597</text:p>
          </table:table-cell>
          <table:table-cell table:formula="of:=IF(SUM([.E177:.G177])&gt;0;[.B177];0)" office:value-type="float" office:value="38597">
            <text:p>38597</text:p>
          </table:table-cell>
          <table:table-cell table:style-name="ce3" table:formula="of:=[.C177]/[.C$410]" office:value-type="float" office:value="1.72538773804622">
            <text:p>1.73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7]*[.S$15]+[.F177]*[.S$19]+[.G177]*[.S$21]" office:value-type="float" office:value="1.64224789312416">
            <text:p>1.64</text:p>
          </table:table-cell>
          <table:table-cell table:style-name="ce1" table:formula="of:=IF([.E177]&gt;0;1;0)" office:value-type="float" office:value="0">
            <text:p>0</text:p>
          </table:table-cell>
          <table:table-cell table:style-name="ce1" table:formula="of:=IF([.F177]&gt;0;1;0)" office:value-type="float" office:value="0">
            <text:p>0</text:p>
          </table:table-cell>
          <table:table-cell table:style-name="ce1" table:formula="of:=IF([.G177]&gt;0;1;0)" office:value-type="float" office:value="1">
            <text:p>1</text:p>
          </table:table-cell>
          <table:table-cell table:style-name="ce3" table:formula="of:=[.I177]*[.I$411]+[.J177]*[.J$411]+[.K177]*[.K$411]" office:value-type="float" office:value="0.227625253666578">
            <text:p>0.23</text:p>
          </table:table-cell>
          <table:table-cell table:style-name="ce4" office:value-type="float" office:value="5449">
            <text:p>5449</text:p>
          </table:table-cell>
          <table:table-cell/>
          <table:table-cell table:formula="of:=[.M177]+[.N177]" office:value-type="float" office:value="5449">
            <text:p>5449</text:p>
          </table:table-cell>
          <table:table-cell table:style-name="ce3" table:formula="of:=[.O177]/[.O$410]" office:value-type="float" office:value="8.16055181381729">
            <text:p>8.16</text:p>
          </table:table-cell>
          <table:table-cell table:formula="of:=[.D177]+[.H177]+[.L177]+[.P177]" office:value-type="float" office:value="11.7558126986543">
            <text:p>11.76</text:p>
          </table:table-cell>
          <table:table-cell table:formula="of:=RANK([.Q177];[.Q$2:.Q$408];0)"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string">
            <text:p>Northampton</text:p>
          </table:table-cell>
          <table:table-cell office:value-type="float" office:value="150420">
            <text:p>150420</text:p>
          </table:table-cell>
          <table:table-cell table:formula="of:=IF(SUM([.E178:.G178])&gt;0;[.B178];0)" office:value-type="float" office:value="150420">
            <text:p>150420</text:p>
          </table:table-cell>
          <table:table-cell table:style-name="ce3" table:formula="of:=[.C178]/[.C$410]" office:value-type="float" office:value="6.72417088263111">
            <text:p>6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8]*[.S$15]+[.F178]*[.S$19]+[.G178]*[.S$21]" office:value-type="float" office:value="1.64224789312416">
            <text:p>1.64</text:p>
          </table:table-cell>
          <table:table-cell table:style-name="ce1" table:formula="of:=IF([.E178]&gt;0;1;0)" office:value-type="float" office:value="0">
            <text:p>0</text:p>
          </table:table-cell>
          <table:table-cell table:style-name="ce1" table:formula="of:=IF([.F178]&gt;0;1;0)" office:value-type="float" office:value="0">
            <text:p>0</text:p>
          </table:table-cell>
          <table:table-cell table:style-name="ce1" table:formula="of:=IF([.G178]&gt;0;1;0)" office:value-type="float" office:value="1">
            <text:p>1</text:p>
          </table:table-cell>
          <table:table-cell table:style-name="ce3" table:formula="of:=[.I178]*[.I$411]+[.J178]*[.J$411]+[.K178]*[.K$411]" office:value-type="float" office:value="0.227625253666578">
            <text:p>0.23</text:p>
          </table:table-cell>
          <table:table-cell table:style-name="ce8" office:value-type="float" office:value="2085">
            <text:p>2085</text:p>
          </table:table-cell>
          <table:table-cell/>
          <table:table-cell table:formula="of:=[.M178]+[.N178]" office:value-type="float" office:value="2085">
            <text:p>2085</text:p>
          </table:table-cell>
          <table:table-cell table:style-name="ce3" table:formula="of:=[.O178]/[.O$410]" office:value-type="float" office:value="3.12254551877575">
            <text:p>3.12</text:p>
          </table:table-cell>
          <table:table-cell table:formula="of:=[.D178]+[.H178]+[.L178]+[.P178]" office:value-type="float" office:value="11.7165895481976">
            <text:p>11.72</text:p>
          </table:table-cell>
          <table:table-cell table:formula="of:=RANK([.Q178];[.Q$2:.Q$408];0)"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string">
            <text:p>NW Leics</text:p>
          </table:table-cell>
          <table:table-cell office:value-type="float" office:value="71170">
            <text:p>71170</text:p>
          </table:table-cell>
          <table:table-cell table:formula="of:=IF(SUM([.E179:.G179])&gt;0;[.B179];0)" office:value-type="float" office:value="71170">
            <text:p>71170</text:p>
          </table:table-cell>
          <table:table-cell table:style-name="ce3" table:formula="of:=[.C179]/[.C$410]" office:value-type="float" office:value="3.18148678179003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9]*[.S$15]+[.F179]*[.S$19]+[.G179]*[.S$21]" office:value-type="float" office:value="1.64224789312416">
            <text:p>1.64</text:p>
          </table:table-cell>
          <table:table-cell table:style-name="ce1" table:formula="of:=IF([.E179]&gt;0;1;0)" office:value-type="float" office:value="0">
            <text:p>0</text:p>
          </table:table-cell>
          <table:table-cell table:style-name="ce1" table:formula="of:=IF([.F179]&gt;0;1;0)" office:value-type="float" office:value="0">
            <text:p>0</text:p>
          </table:table-cell>
          <table:table-cell table:style-name="ce1" table:formula="of:=IF([.G179]&gt;0;1;0)" office:value-type="float" office:value="1">
            <text:p>1</text:p>
          </table:table-cell>
          <table:table-cell table:style-name="ce3" table:formula="of:=[.I179]*[.I$411]+[.J179]*[.J$411]+[.K179]*[.K$411]" office:value-type="float" office:value="0.227625253666578">
            <text:p>0.23</text:p>
          </table:table-cell>
          <table:table-cell table:style-name="ce8" office:value-type="float" office:value="4421">
            <text:p>4421</text:p>
          </table:table-cell>
          <table:table-cell/>
          <table:table-cell table:formula="of:=[.M179]+[.N179]" office:value-type="float" office:value="4421">
            <text:p>4421</text:p>
          </table:table-cell>
          <table:table-cell table:style-name="ce3" table:formula="of:=[.O179]/[.O$410]" office:value-type="float" office:value="6.6209945988046">
            <text:p>6.62</text:p>
          </table:table-cell>
          <table:table-cell table:formula="of:=[.D179]+[.H179]+[.L179]+[.P179]" office:value-type="float" office:value="11.6723545273854">
            <text:p>11.67</text:p>
          </table:table-cell>
          <table:table-cell table:formula="of:=RANK([.Q179];[.Q$2:.Q$408];0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string">
            <text:p>High Peak</text:p>
          </table:table-cell>
          <table:table-cell office:value-type="float" office:value="71790">
            <text:p>71790</text:p>
          </table:table-cell>
          <table:table-cell table:formula="of:=IF(SUM([.E180:.G180])&gt;0;[.B180];0)" office:value-type="float" office:value="71790">
            <text:p>71790</text:p>
          </table:table-cell>
          <table:table-cell table:style-name="ce3" table:formula="of:=[.C180]/[.C$410]" office:value-type="float" office:value="3.20920241765781">
            <text:p>3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0]*[.S$15]+[.F180]*[.S$19]+[.G180]*[.S$21]" office:value-type="float" office:value="1.64224789312416">
            <text:p>1.64</text:p>
          </table:table-cell>
          <table:table-cell table:style-name="ce1" table:formula="of:=IF([.E180]&gt;0;1;0)" office:value-type="float" office:value="0">
            <text:p>0</text:p>
          </table:table-cell>
          <table:table-cell table:style-name="ce1" table:formula="of:=IF([.F180]&gt;0;1;0)" office:value-type="float" office:value="0">
            <text:p>0</text:p>
          </table:table-cell>
          <table:table-cell table:style-name="ce1" table:formula="of:=IF([.G180]&gt;0;1;0)" office:value-type="float" office:value="1">
            <text:p>1</text:p>
          </table:table-cell>
          <table:table-cell table:style-name="ce3" table:formula="of:=[.I180]*[.I$411]+[.J180]*[.J$411]+[.K180]*[.K$411]" office:value-type="float" office:value="0.227625253666578">
            <text:p>0.23</text:p>
          </table:table-cell>
          <table:table-cell table:style-name="ce4" office:value-type="float" office:value="4400">
            <text:p>4400</text:p>
          </table:table-cell>
          <table:table-cell/>
          <table:table-cell table:formula="of:=[.M180]+[.N180]" office:value-type="float" office:value="4400">
            <text:p>4400</text:p>
          </table:table-cell>
          <table:table-cell table:style-name="ce3" table:formula="of:=[.O180]/[.O$410]" office:value-type="float" office:value="6.58954450005434">
            <text:p>6.59</text:p>
          </table:table-cell>
          <table:table-cell table:formula="of:=[.D180]+[.H180]+[.L180]+[.P180]" office:value-type="float" office:value="11.6686200645029">
            <text:p>11.67</text:p>
          </table:table-cell>
          <table:table-cell table:formula="of:=RANK([.Q180];[.Q$2:.Q$408];0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string">
            <text:p>Kettering</text:p>
          </table:table-cell>
          <table:table-cell office:value-type="float" office:value="71812">
            <text:p>71812</text:p>
          </table:table-cell>
          <table:table-cell table:formula="of:=IF(SUM([.E181:.G181])&gt;0;[.B181];0)" office:value-type="float" office:value="71812">
            <text:p>71812</text:p>
          </table:table-cell>
          <table:table-cell table:style-name="ce3" table:formula="of:=[.C181]/[.C$410]" office:value-type="float" office:value="3.21018587570473">
            <text:p>3.2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81]*[.S$15]+[.F181]*[.S$19]+[.G181]*[.S$21]" office:value-type="float" office:value="1.64224789312416">
            <text:p>1.64</text:p>
          </table:table-cell>
          <table:table-cell table:style-name="ce1" table:formula="of:=IF([.E181]&gt;0;1;0)" office:value-type="float" office:value="0">
            <text:p>0</text:p>
          </table:table-cell>
          <table:table-cell table:style-name="ce1" table:formula="of:=IF([.F181]&gt;0;1;0)" office:value-type="float" office:value="0">
            <text:p>0</text:p>
          </table:table-cell>
          <table:table-cell table:style-name="ce1" table:formula="of:=IF([.G181]&gt;0;1;0)" office:value-type="float" office:value="1">
            <text:p>1</text:p>
          </table:table-cell>
          <table:table-cell table:style-name="ce3" table:formula="of:=[.I181]*[.I$411]+[.J181]*[.J$411]+[.K181]*[.K$411]" office:value-type="float" office:value="0.227625253666578">
            <text:p>0.23</text:p>
          </table:table-cell>
          <table:table-cell table:style-name="ce8" office:value-type="float" office:value="4378">
            <text:p>4378</text:p>
          </table:table-cell>
          <table:table-cell/>
          <table:table-cell table:formula="of:=[.M181]+[.N181]" office:value-type="float" office:value="4378">
            <text:p>4378</text:p>
          </table:table-cell>
          <table:table-cell table:style-name="ce3" table:formula="of:=[.O181]/[.O$410]" office:value-type="float" office:value="6.55659677755407">
            <text:p>6.56</text:p>
          </table:table-cell>
          <table:table-cell table:formula="of:=[.D181]+[.H181]+[.L181]+[.P181]" office:value-type="float" office:value="11.6366558000495">
            <text:p>11.64</text:p>
          </table:table-cell>
          <table:table-cell table:formula="of:=RANK([.Q181];[.Q$2:.Q$408];0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string">
            <text:p>W Lindsey</text:p>
          </table:table-cell>
          <table:table-cell office:value-type="float" office:value="72362">
            <text:p>72362</text:p>
          </table:table-cell>
          <table:table-cell table:formula="of:=IF(SUM([.E182:.G182])&gt;0;[.B182];0)" office:value-type="float" office:value="72362">
            <text:p>72362</text:p>
          </table:table-cell>
          <table:table-cell table:style-name="ce3" table:formula="of:=[.C182]/[.C$410]" office:value-type="float" office:value="3.2347723268777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2]*[.S$15]+[.F182]*[.S$19]+[.G182]*[.S$21]" office:value-type="float" office:value="1.64224789312416">
            <text:p>1.64</text:p>
          </table:table-cell>
          <table:table-cell table:style-name="ce1" table:formula="of:=IF([.E182]&gt;0;1;0)" office:value-type="float" office:value="0">
            <text:p>0</text:p>
          </table:table-cell>
          <table:table-cell table:style-name="ce1" table:formula="of:=IF([.F182]&gt;0;1;0)" office:value-type="float" office:value="0">
            <text:p>0</text:p>
          </table:table-cell>
          <table:table-cell table:style-name="ce1" table:formula="of:=IF([.G182]&gt;0;1;0)" office:value-type="float" office:value="1">
            <text:p>1</text:p>
          </table:table-cell>
          <table:table-cell table:style-name="ce3" table:formula="of:=[.I182]*[.I$411]+[.J182]*[.J$411]+[.K182]*[.K$411]" office:value-type="float" office:value="0.227625253666578">
            <text:p>0.23</text:p>
          </table:table-cell>
          <table:table-cell table:style-name="ce8" office:value-type="float" office:value="4336">
            <text:p>4336</text:p>
          </table:table-cell>
          <table:table-cell/>
          <table:table-cell table:formula="of:=[.M182]+[.N182]" office:value-type="float" office:value="4336">
            <text:p>4336</text:p>
          </table:table-cell>
          <table:table-cell table:style-name="ce3" table:formula="of:=[.O182]/[.O$410]" office:value-type="float" office:value="6.49369658005355">
            <text:p>6.49</text:p>
          </table:table-cell>
          <table:table-cell table:formula="of:=[.D182]+[.H182]+[.L182]+[.P182]" office:value-type="float" office:value="11.598342053722">
            <text:p>11.60</text:p>
          </table:table-cell>
          <table:table-cell table:formula="of:=RANK([.Q182];[.Q$2:.Q$408];0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string">
            <text:p>Bromsgrove</text:p>
          </table:table-cell>
          <table:table-cell office:value-type="float" office:value="72647">
            <text:p>72647</text:p>
          </table:table-cell>
          <table:table-cell table:formula="of:=IF(SUM([.E183:.G183])&gt;0;[.B183];0)" office:value-type="float" office:value="72647">
            <text:p>72647</text:p>
          </table:table-cell>
          <table:table-cell table:style-name="ce3" table:formula="of:=[.C183]/[.C$410]" office:value-type="float" office:value="3.24751257884924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3]*[.S$15]+[.F183]*[.S$19]+[.G183]*[.S$21]" office:value-type="float" office:value="1.64224789312416">
            <text:p>1.64</text:p>
          </table:table-cell>
          <table:table-cell table:style-name="ce1" table:formula="of:=IF([.E183]&gt;0;1;0)" office:value-type="float" office:value="0">
            <text:p>0</text:p>
          </table:table-cell>
          <table:table-cell table:style-name="ce1" table:formula="of:=IF([.F183]&gt;0;1;0)" office:value-type="float" office:value="0">
            <text:p>0</text:p>
          </table:table-cell>
          <table:table-cell table:style-name="ce1" table:formula="of:=IF([.G183]&gt;0;1;0)" office:value-type="float" office:value="1">
            <text:p>1</text:p>
          </table:table-cell>
          <table:table-cell table:style-name="ce3" table:formula="of:=[.I183]*[.I$411]+[.J183]*[.J$411]+[.K183]*[.K$411]" office:value-type="float" office:value="0.227625253666578">
            <text:p>0.23</text:p>
          </table:table-cell>
          <table:table-cell table:style-name="ce4" office:value-type="float" office:value="4315">
            <text:p>4315</text:p>
          </table:table-cell>
          <table:table-cell/>
          <table:table-cell table:formula="of:=[.M183]+[.N183]" office:value-type="float" office:value="4315">
            <text:p>4315</text:p>
          </table:table-cell>
          <table:table-cell table:style-name="ce3" table:formula="of:=[.O183]/[.O$410]" office:value-type="float" office:value="6.46224648130329">
            <text:p>6.46</text:p>
          </table:table-cell>
          <table:table-cell table:formula="of:=[.D183]+[.H183]+[.L183]+[.P183]" office:value-type="float" office:value="11.5796322069433">
            <text:p>11.58</text:p>
          </table:table-cell>
          <table:table-cell table:formula="of:=RANK([.Q183];[.Q$2:.Q$408];0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string">
            <text:p>York</text:p>
          </table:table-cell>
          <table:table-cell office:value-type="float" office:value="146322">
            <text:p>146322</text:p>
          </table:table-cell>
          <table:table-cell table:formula="of:=IF(SUM([.E184:.G184])&gt;0;[.B184];0)" office:value-type="float" office:value="146322">
            <text:p>146322</text:p>
          </table:table-cell>
          <table:table-cell table:style-name="ce3" table:formula="of:=[.C184]/[.C$410]" office:value-type="float" office:value="6.54097947007279">
            <text:p>6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4]*[.S$15]+[.F184]*[.S$19]+[.G184]*[.S$21]" office:value-type="float" office:value="1.64224789312416">
            <text:p>1.64</text:p>
          </table:table-cell>
          <table:table-cell table:style-name="ce1" table:formula="of:=IF([.E184]&gt;0;1;0)" office:value-type="float" office:value="0">
            <text:p>0</text:p>
          </table:table-cell>
          <table:table-cell table:style-name="ce1" table:formula="of:=IF([.F184]&gt;0;1;0)" office:value-type="float" office:value="0">
            <text:p>0</text:p>
          </table:table-cell>
          <table:table-cell table:style-name="ce1" table:formula="of:=IF([.G184]&gt;0;1;0)" office:value-type="float" office:value="1">
            <text:p>1</text:p>
          </table:table-cell>
          <table:table-cell table:style-name="ce3" table:formula="of:=[.I184]*[.I$411]+[.J184]*[.J$411]+[.K184]*[.K$411]" office:value-type="float" office:value="0.227625253666578">
            <text:p>0.23</text:p>
          </table:table-cell>
          <table:table-cell table:style-name="ce4" office:value-type="float" office:value="2102">
            <text:p>2102</text:p>
          </table:table-cell>
          <table:table-cell/>
          <table:table-cell table:formula="of:=[.M184]+[.N184]" office:value-type="float" office:value="2102">
            <text:p>2102</text:p>
          </table:table-cell>
          <table:table-cell table:style-name="ce3" table:formula="of:=[.O184]/[.O$410]" office:value-type="float" office:value="3.14800512252596">
            <text:p>3.15</text:p>
          </table:table-cell>
          <table:table-cell table:formula="of:=[.D184]+[.H184]+[.L184]+[.P184]" office:value-type="float" office:value="11.5588577393895">
            <text:p>11.56</text:p>
          </table:table-cell>
          <table:table-cell table:formula="of:=RANK([.Q184];[.Q$2:.Q$408];0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string">
            <text:p>Dartford</text:p>
          </table:table-cell>
          <table:table-cell office:value-type="float" office:value="72774">
            <text:p>72774</text:p>
          </table:table-cell>
          <table:table-cell table:formula="of:=IF(SUM([.E185:.G185])&gt;0;[.B185];0)" office:value-type="float" office:value="72774">
            <text:p>72774</text:p>
          </table:table-cell>
          <table:table-cell table:style-name="ce3" table:formula="of:=[.C185]/[.C$410]" office:value-type="float" office:value="3.25318981393828">
            <text:p>3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5]*[.S$15]+[.F185]*[.S$19]+[.G185]*[.S$21]" office:value-type="float" office:value="1.64224789312416">
            <text:p>1.64</text:p>
          </table:table-cell>
          <table:table-cell table:style-name="ce1" table:formula="of:=IF([.E185]&gt;0;1;0)" office:value-type="float" office:value="0">
            <text:p>0</text:p>
          </table:table-cell>
          <table:table-cell table:style-name="ce1" table:formula="of:=IF([.F185]&gt;0;1;0)" office:value-type="float" office:value="0">
            <text:p>0</text:p>
          </table:table-cell>
          <table:table-cell table:style-name="ce1" table:formula="of:=IF([.G185]&gt;0;1;0)" office:value-type="float" office:value="1">
            <text:p>1</text:p>
          </table:table-cell>
          <table:table-cell table:style-name="ce3" table:formula="of:=[.I185]*[.I$411]+[.J185]*[.J$411]+[.K185]*[.K$411]" office:value-type="float" office:value="0.227625253666578">
            <text:p>0.23</text:p>
          </table:table-cell>
          <table:table-cell table:style-name="ce4" office:value-type="float" office:value="4294">
            <text:p>4294</text:p>
          </table:table-cell>
          <table:table-cell/>
          <table:table-cell table:formula="of:=[.M185]+[.N185]" office:value-type="float" office:value="4294">
            <text:p>4294</text:p>
          </table:table-cell>
          <table:table-cell table:style-name="ce3" table:formula="of:=[.O185]/[.O$410]" office:value-type="float" office:value="6.43079638255303">
            <text:p>6.43</text:p>
          </table:table-cell>
          <table:table-cell table:formula="of:=[.D185]+[.H185]+[.L185]+[.P185]" office:value-type="float" office:value="11.553859343282">
            <text:p>11.55</text:p>
          </table:table-cell>
          <table:table-cell table:formula="of:=RANK([.Q185];[.Q$2:.Q$408];0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string">
            <text:p>Gravesham</text:p>
          </table:table-cell>
          <table:table-cell office:value-type="float" office:value="72848">
            <text:p>72848</text:p>
          </table:table-cell>
          <table:table-cell table:formula="of:=IF(SUM([.E186:.G186])&gt;0;[.B186];0)" office:value-type="float" office:value="72848">
            <text:p>72848</text:p>
          </table:table-cell>
          <table:table-cell table:style-name="ce3" table:formula="of:=[.C186]/[.C$410]" office:value-type="float" office:value="3.25649780918702">
            <text:p>3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6]*[.S$15]+[.F186]*[.S$19]+[.G186]*[.S$21]" office:value-type="float" office:value="1.64224789312416">
            <text:p>1.64</text:p>
          </table:table-cell>
          <table:table-cell table:style-name="ce1" table:formula="of:=IF([.E186]&gt;0;1;0)" office:value-type="float" office:value="0">
            <text:p>0</text:p>
          </table:table-cell>
          <table:table-cell table:style-name="ce1" table:formula="of:=IF([.F186]&gt;0;1;0)" office:value-type="float" office:value="0">
            <text:p>0</text:p>
          </table:table-cell>
          <table:table-cell table:style-name="ce1" table:formula="of:=IF([.G186]&gt;0;1;0)" office:value-type="float" office:value="1">
            <text:p>1</text:p>
          </table:table-cell>
          <table:table-cell table:style-name="ce3" table:formula="of:=[.I186]*[.I$411]+[.J186]*[.J$411]+[.K186]*[.K$411]" office:value-type="float" office:value="0.227625253666578">
            <text:p>0.23</text:p>
          </table:table-cell>
          <table:table-cell table:style-name="ce4" office:value-type="float" office:value="4273">
            <text:p>4273</text:p>
          </table:table-cell>
          <table:table-cell/>
          <table:table-cell table:formula="of:=[.M186]+[.N186]" office:value-type="float" office:value="4273">
            <text:p>4273</text:p>
          </table:table-cell>
          <table:table-cell table:style-name="ce3" table:formula="of:=[.O186]/[.O$410]" office:value-type="float" office:value="6.39934628380277">
            <text:p>6.40</text:p>
          </table:table-cell>
          <table:table-cell table:formula="of:=[.D186]+[.H186]+[.L186]+[.P186]" office:value-type="float" office:value="11.5257172397805">
            <text:p>11.53</text:p>
          </table:table-cell>
          <table:table-cell table:formula="of:=RANK([.Q186];[.Q$2:.Q$408];0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string">
            <text:p>Eastbourne</text:p>
          </table:table-cell>
          <table:table-cell office:value-type="float" office:value="73086">
            <text:p>73086</text:p>
          </table:table-cell>
          <table:table-cell table:formula="of:=IF(SUM([.E187:.G187])&gt;0;[.B187];0)" office:value-type="float" office:value="73086">
            <text:p>73086</text:p>
          </table:table-cell>
          <table:table-cell table:style-name="ce3" table:formula="of:=[.C187]/[.C$410]" office:value-type="float" office:value="3.26713703714916">
            <text:p>3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7]*[.S$15]+[.F187]*[.S$19]+[.G187]*[.S$21]" office:value-type="float" office:value="1.64224789312416">
            <text:p>1.64</text:p>
          </table:table-cell>
          <table:table-cell table:style-name="ce1" table:formula="of:=IF([.E187]&gt;0;1;0)" office:value-type="float" office:value="0">
            <text:p>0</text:p>
          </table:table-cell>
          <table:table-cell table:style-name="ce1" table:formula="of:=IF([.F187]&gt;0;1;0)" office:value-type="float" office:value="0">
            <text:p>0</text:p>
          </table:table-cell>
          <table:table-cell table:style-name="ce1" table:formula="of:=IF([.G187]&gt;0;1;0)" office:value-type="float" office:value="1">
            <text:p>1</text:p>
          </table:table-cell>
          <table:table-cell table:style-name="ce3" table:formula="of:=[.I187]*[.I$411]+[.J187]*[.J$411]+[.K187]*[.K$411]" office:value-type="float" office:value="0.227625253666578">
            <text:p>0.23</text:p>
          </table:table-cell>
          <table:table-cell table:style-name="ce4" office:value-type="float" office:value="4252">
            <text:p>4252</text:p>
          </table:table-cell>
          <table:table-cell/>
          <table:table-cell table:formula="of:=[.M187]+[.N187]" office:value-type="float" office:value="4252">
            <text:p>4252</text:p>
          </table:table-cell>
          <table:table-cell table:style-name="ce3" table:formula="of:=[.O187]/[.O$410]" office:value-type="float" office:value="6.36789618505251">
            <text:p>6.37</text:p>
          </table:table-cell>
          <table:table-cell table:formula="of:=[.D187]+[.H187]+[.L187]+[.P187]" office:value-type="float" office:value="11.5049063689924">
            <text:p>11.50</text:p>
          </table:table-cell>
          <table:table-cell table:formula="of:=RANK([.Q187];[.Q$2:.Q$408];0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string">
            <text:p>Blaby</text:p>
          </table:table-cell>
          <table:table-cell office:value-type="float" office:value="73275">
            <text:p>73275</text:p>
          </table:table-cell>
          <table:table-cell table:formula="of:=IF(SUM([.E188:.G188])&gt;0;[.B188];0)" office:value-type="float" office:value="73275">
            <text:p>73275</text:p>
          </table:table-cell>
          <table:table-cell table:style-name="ce3" table:formula="of:=[.C188]/[.C$410]" office:value-type="float" office:value="3.27558583582499">
            <text:p>3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8]*[.S$15]+[.F188]*[.S$19]+[.G188]*[.S$21]" office:value-type="float" office:value="1.64224789312416">
            <text:p>1.64</text:p>
          </table:table-cell>
          <table:table-cell table:style-name="ce1" table:formula="of:=IF([.E188]&gt;0;1;0)" office:value-type="float" office:value="0">
            <text:p>0</text:p>
          </table:table-cell>
          <table:table-cell table:style-name="ce1" table:formula="of:=IF([.F188]&gt;0;1;0)" office:value-type="float" office:value="0">
            <text:p>0</text:p>
          </table:table-cell>
          <table:table-cell table:style-name="ce1" table:formula="of:=IF([.G188]&gt;0;1;0)" office:value-type="float" office:value="1">
            <text:p>1</text:p>
          </table:table-cell>
          <table:table-cell table:style-name="ce3" table:formula="of:=[.I188]*[.I$411]+[.J188]*[.J$411]+[.K188]*[.K$411]" office:value-type="float" office:value="0.227625253666578">
            <text:p>0.23</text:p>
          </table:table-cell>
          <table:table-cell table:style-name="ce8" office:value-type="float" office:value="4231">
            <text:p>4231</text:p>
          </table:table-cell>
          <table:table-cell/>
          <table:table-cell table:formula="of:=[.M188]+[.N188]" office:value-type="float" office:value="4231">
            <text:p>4231</text:p>
          </table:table-cell>
          <table:table-cell table:style-name="ce3" table:formula="of:=[.O188]/[.O$410]" office:value-type="float" office:value="6.33644608630225">
            <text:p>6.34</text:p>
          </table:table-cell>
          <table:table-cell table:formula="of:=[.D188]+[.H188]+[.L188]+[.P188]" office:value-type="float" office:value="11.481905068918">
            <text:p>11.48</text:p>
          </table:table-cell>
          <table:table-cell table:formula="of:=RANK([.Q188];[.Q$2:.Q$408];0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string">
            <text:p>Rutland</text:p>
          </table:table-cell>
          <table:table-cell office:value-type="float" office:value="29347">
            <text:p>29347</text:p>
          </table:table-cell>
          <table:table-cell table:formula="of:=IF(SUM([.E189:.G189])&gt;0;[.B189];0)" office:value-type="float" office:value="29347">
            <text:p>29347</text:p>
          </table:table-cell>
          <table:table-cell table:style-name="ce3" table:formula="of:=[.C189]/[.C$410]" office:value-type="float" office:value="1.31188833195436">
            <text:p>1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9]*[.S$15]+[.F189]*[.S$19]+[.G189]*[.S$21]" office:value-type="float" office:value="1.64224789312416">
            <text:p>1.64</text:p>
          </table:table-cell>
          <table:table-cell table:style-name="ce1" table:formula="of:=IF([.E189]&gt;0;1;0)" office:value-type="float" office:value="0">
            <text:p>0</text:p>
          </table:table-cell>
          <table:table-cell table:style-name="ce1" table:formula="of:=IF([.F189]&gt;0;1;0)" office:value-type="float" office:value="0">
            <text:p>0</text:p>
          </table:table-cell>
          <table:table-cell table:style-name="ce1" table:formula="of:=IF([.G189]&gt;0;1;0)" office:value-type="float" office:value="1">
            <text:p>1</text:p>
          </table:table-cell>
          <table:table-cell table:style-name="ce3" table:formula="of:=[.I189]*[.I$411]+[.J189]*[.J$411]+[.K189]*[.K$411]" office:value-type="float" office:value="0.227625253666578">
            <text:p>0.23</text:p>
          </table:table-cell>
          <table:table-cell table:style-name="ce8" office:value-type="float" office:value="5517">
            <text:p>5517</text:p>
          </table:table-cell>
          <table:table-cell/>
          <table:table-cell table:formula="of:=[.M189]+[.N189]" office:value-type="float" office:value="5517">
            <text:p>5517</text:p>
          </table:table-cell>
          <table:table-cell table:style-name="ce3" table:formula="of:=[.O189]/[.O$410]" office:value-type="float" office:value="8.26239022881813">
            <text:p>8.26</text:p>
          </table:table-cell>
          <table:table-cell table:formula="of:=[.D189]+[.H189]+[.L189]+[.P189]" office:value-type="float" office:value="11.4441517075632">
            <text:p>11.44</text:p>
          </table:table-cell>
          <table:table-cell table:formula="of:=RANK([.Q189];[.Q$2:.Q$408];0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string">
            <text:p>S Derbys</text:p>
          </table:table-cell>
          <table:table-cell office:value-type="float" office:value="73579">
            <text:p>73579</text:p>
          </table:table-cell>
          <table:table-cell table:formula="of:=IF(SUM([.E190:.G190])&gt;0;[.B190];0)" office:value-type="float" office:value="73579">
            <text:p>73579</text:p>
          </table:table-cell>
          <table:table-cell table:style-name="ce3" table:formula="of:=[.C190]/[.C$410]" office:value-type="float" office:value="3.2891754379279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0]*[.S$15]+[.F190]*[.S$19]+[.G190]*[.S$21]" office:value-type="float" office:value="1.64224789312416">
            <text:p>1.64</text:p>
          </table:table-cell>
          <table:table-cell table:style-name="ce1" table:formula="of:=IF([.E190]&gt;0;1;0)" office:value-type="float" office:value="0">
            <text:p>0</text:p>
          </table:table-cell>
          <table:table-cell table:style-name="ce1" table:formula="of:=IF([.F190]&gt;0;1;0)" office:value-type="float" office:value="0">
            <text:p>0</text:p>
          </table:table-cell>
          <table:table-cell table:style-name="ce1" table:formula="of:=IF([.G190]&gt;0;1;0)" office:value-type="float" office:value="1">
            <text:p>1</text:p>
          </table:table-cell>
          <table:table-cell table:style-name="ce3" table:formula="of:=[.I190]*[.I$411]+[.J190]*[.J$411]+[.K190]*[.K$411]" office:value-type="float" office:value="0.227625253666578">
            <text:p>0.23</text:p>
          </table:table-cell>
          <table:table-cell table:style-name="ce4" office:value-type="float" office:value="4189">
            <text:p>4189</text:p>
          </table:table-cell>
          <table:table-cell/>
          <table:table-cell table:formula="of:=[.M190]+[.N190]" office:value-type="float" office:value="4189">
            <text:p>4189</text:p>
          </table:table-cell>
          <table:table-cell table:style-name="ce3" table:formula="of:=[.O190]/[.O$410]" office:value-type="float" office:value="6.27354588880173">
            <text:p>6.27</text:p>
          </table:table-cell>
          <table:table-cell table:formula="of:=[.D190]+[.H190]+[.L190]+[.P190]" office:value-type="float" office:value="11.4325944735204">
            <text:p>11.43</text:p>
          </table:table-cell>
          <table:table-cell table:formula="of:=RANK([.Q190];[.Q$2:.Q$408];0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string">
            <text:p>New Forest</text:p>
          </table:table-cell>
          <table:table-cell office:value-type="float" office:value="142392">
            <text:p>142392</text:p>
          </table:table-cell>
          <table:table-cell table:formula="of:=IF(SUM([.E191:.G191])&gt;0;[.B191];0)" office:value-type="float" office:value="142392">
            <text:p>142392</text:p>
          </table:table-cell>
          <table:table-cell table:style-name="ce3" table:formula="of:=[.C191]/[.C$410]" office:value-type="float" office:value="6.36529810078187">
            <text:p>6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1]*[.S$15]+[.F191]*[.S$19]+[.G191]*[.S$21]" office:value-type="float" office:value="1.64224789312416">
            <text:p>1.64</text:p>
          </table:table-cell>
          <table:table-cell table:style-name="ce1" table:formula="of:=IF([.E191]&gt;0;1;0)" office:value-type="float" office:value="0">
            <text:p>0</text:p>
          </table:table-cell>
          <table:table-cell table:style-name="ce1" table:formula="of:=IF([.F191]&gt;0;1;0)" office:value-type="float" office:value="0">
            <text:p>0</text:p>
          </table:table-cell>
          <table:table-cell table:style-name="ce1" table:formula="of:=IF([.G191]&gt;0;1;0)" office:value-type="float" office:value="1">
            <text:p>1</text:p>
          </table:table-cell>
          <table:table-cell table:style-name="ce3" table:formula="of:=[.I191]*[.I$411]+[.J191]*[.J$411]+[.K191]*[.K$411]" office:value-type="float" office:value="0.227625253666578">
            <text:p>0.23</text:p>
          </table:table-cell>
          <table:table-cell table:style-name="ce4" office:value-type="float" office:value="2119">
            <text:p>2119</text:p>
          </table:table-cell>
          <table:table-cell/>
          <table:table-cell table:formula="of:=[.M191]+[.N191]" office:value-type="float" office:value="2119">
            <text:p>2119</text:p>
          </table:table-cell>
          <table:table-cell table:style-name="ce3" table:formula="of:=[.O191]/[.O$410]" office:value-type="float" office:value="3.17346472627617">
            <text:p>3.17</text:p>
          </table:table-cell>
          <table:table-cell table:formula="of:=[.D191]+[.H191]+[.L191]+[.P191]" office:value-type="float" office:value="11.4086359738488">
            <text:p>11.41</text:p>
          </table:table-cell>
          <table:table-cell table:formula="of:=RANK([.Q191];[.Q$2:.Q$408];0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W Somerset</text:p>
          </table:table-cell>
          <table:table-cell office:value-type="float" office:value="27458">
            <text:p>27458</text:p>
          </table:table-cell>
          <table:table-cell table:formula="of:=IF(SUM([.E192:.G192])&gt;0;[.B192];0)" office:value-type="float" office:value="27458">
            <text:p>27458</text:p>
          </table:table-cell>
          <table:table-cell table:style-name="ce3" table:formula="of:=[.C192]/[.C$410]" office:value-type="float" office:value="1.22744504783463">
            <text:p>1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2]*[.S$15]+[.F192]*[.S$19]+[.G192]*[.S$21]" office:value-type="float" office:value="1.64224789312416">
            <text:p>1.64</text:p>
          </table:table-cell>
          <table:table-cell table:style-name="ce1" table:formula="of:=IF([.E192]&gt;0;1;0)" office:value-type="float" office:value="0">
            <text:p>0</text:p>
          </table:table-cell>
          <table:table-cell table:style-name="ce1" table:formula="of:=IF([.F192]&gt;0;1;0)" office:value-type="float" office:value="0">
            <text:p>0</text:p>
          </table:table-cell>
          <table:table-cell table:style-name="ce1" table:formula="of:=IF([.G192]&gt;0;1;0)" office:value-type="float" office:value="1">
            <text:p>1</text:p>
          </table:table-cell>
          <table:table-cell table:style-name="ce3" table:formula="of:=[.I192]*[.I$411]+[.J192]*[.J$411]+[.K192]*[.K$411]" office:value-type="float" office:value="0.227625253666578">
            <text:p>0.23</text:p>
          </table:table-cell>
          <table:table-cell table:style-name="ce4" office:value-type="float" office:value="5540">
            <text:p>5540</text:p>
          </table:table-cell>
          <table:table-cell/>
          <table:table-cell table:formula="of:=[.M192]+[.N192]" office:value-type="float" office:value="5540">
            <text:p>5540</text:p>
          </table:table-cell>
          <table:table-cell table:style-name="ce3" table:formula="of:=[.O192]/[.O$410]" office:value-type="float" office:value="8.29683557506842">
            <text:p>8.30</text:p>
          </table:table-cell>
          <table:table-cell table:formula="of:=[.D192]+[.H192]+[.L192]+[.P192]" office:value-type="float" office:value="11.3941537696938">
            <text:p>11.39</text:p>
          </table:table-cell>
          <table:table-cell table:formula="of:=RANK([.Q192];[.Q$2:.Q$408];0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string">
            <text:p>Rugby</text:p>
          </table:table-cell>
          <table:table-cell office:value-type="float" office:value="77353">
            <text:p>77353</text:p>
          </table:table-cell>
          <table:table-cell table:formula="of:=IF(SUM([.E193:.G193])&gt;0;[.B193];0)" office:value-type="float" office:value="77353">
            <text:p>77353</text:p>
          </table:table-cell>
          <table:table-cell table:style-name="ce3" table:formula="of:=[.C193]/[.C$410]" office:value-type="float" office:value="3.45788319561338">
            <text:p>3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3]*[.S$15]+[.F193]*[.S$19]+[.G193]*[.S$21]" office:value-type="float" office:value="1.64224789312416">
            <text:p>1.64</text:p>
          </table:table-cell>
          <table:table-cell table:style-name="ce1" table:formula="of:=IF([.E193]&gt;0;1;0)" office:value-type="float" office:value="0">
            <text:p>0</text:p>
          </table:table-cell>
          <table:table-cell table:style-name="ce1" table:formula="of:=IF([.F193]&gt;0;1;0)" office:value-type="float" office:value="0">
            <text:p>0</text:p>
          </table:table-cell>
          <table:table-cell table:style-name="ce1" table:formula="of:=IF([.G193]&gt;0;1;0)" office:value-type="float" office:value="1">
            <text:p>1</text:p>
          </table:table-cell>
          <table:table-cell table:style-name="ce3" table:formula="of:=[.I193]*[.I$411]+[.J193]*[.J$411]+[.K193]*[.K$411]" office:value-type="float" office:value="0.227625253666578">
            <text:p>0.23</text:p>
          </table:table-cell>
          <table:table-cell table:style-name="ce4" office:value-type="float" office:value="4044">
            <text:p>4044</text:p>
          </table:table-cell>
          <table:table-cell/>
          <table:table-cell table:formula="of:=[.M193]+[.N193]" office:value-type="float" office:value="4044">
            <text:p>4044</text:p>
          </table:table-cell>
          <table:table-cell table:style-name="ce3" table:formula="of:=[.O193]/[.O$410]" office:value-type="float" office:value="6.05639044504994">
            <text:p>6.06</text:p>
          </table:table-cell>
          <table:table-cell table:formula="of:=[.D193]+[.H193]+[.L193]+[.P193]" office:value-type="float" office:value="11.3841467874541">
            <text:p>11.38</text:p>
          </table:table-cell>
          <table:table-cell table:formula="of:=RANK([.Q193];[.Q$2:.Q$408];0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string">
            <text:p>Lewes</text:p>
          </table:table-cell>
          <table:table-cell office:value-type="float" office:value="73889">
            <text:p>73889</text:p>
          </table:table-cell>
          <table:table-cell table:formula="of:=IF(SUM([.E194:.G194])&gt;0;[.B194];0)" office:value-type="float" office:value="73889">
            <text:p>73889</text:p>
          </table:table-cell>
          <table:table-cell table:style-name="ce3" table:formula="of:=[.C194]/[.C$410]" office:value-type="float" office:value="3.30303325586179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4]*[.S$15]+[.F194]*[.S$19]+[.G194]*[.S$21]" office:value-type="float" office:value="1.64224789312416">
            <text:p>1.64</text:p>
          </table:table-cell>
          <table:table-cell table:style-name="ce1" table:formula="of:=IF([.E194]&gt;0;1;0)" office:value-type="float" office:value="0">
            <text:p>0</text:p>
          </table:table-cell>
          <table:table-cell table:style-name="ce1" table:formula="of:=IF([.F194]&gt;0;1;0)" office:value-type="float" office:value="0">
            <text:p>0</text:p>
          </table:table-cell>
          <table:table-cell table:style-name="ce1" table:formula="of:=IF([.G194]&gt;0;1;0)" office:value-type="float" office:value="1">
            <text:p>1</text:p>
          </table:table-cell>
          <table:table-cell table:style-name="ce3" table:formula="of:=[.I194]*[.I$411]+[.J194]*[.J$411]+[.K194]*[.K$411]" office:value-type="float" office:value="0.227625253666578">
            <text:p>0.23</text:p>
          </table:table-cell>
          <table:table-cell table:style-name="ce4" office:value-type="float" office:value="4147">
            <text:p>4147</text:p>
          </table:table-cell>
          <table:table-cell/>
          <table:table-cell table:formula="of:=[.M194]+[.N194]" office:value-type="float" office:value="4147">
            <text:p>4147</text:p>
          </table:table-cell>
          <table:table-cell table:style-name="ce3" table:formula="of:=[.O194]/[.O$410]" office:value-type="float" office:value="6.21064569130122">
            <text:p>6.21</text:p>
          </table:table-cell>
          <table:table-cell table:formula="of:=[.D194]+[.H194]+[.L194]+[.P194]" office:value-type="float" office:value="11.3835520939537">
            <text:p>11.38</text:p>
          </table:table-cell>
          <table:table-cell table:formula="of:=RANK([.Q194];[.Q$2:.Q$408];0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string">
            <text:p>Mid Suffolk</text:p>
          </table:table-cell>
          <table:table-cell office:value-type="float" office:value="76636">
            <text:p>76636</text:p>
          </table:table-cell>
          <table:table-cell table:formula="of:=IF(SUM([.E195:.G195])&gt;0;[.B195];0)" office:value-type="float" office:value="76636">
            <text:p>76636</text:p>
          </table:table-cell>
          <table:table-cell table:style-name="ce3" table:formula="of:=[.C195]/[.C$410]" office:value-type="float" office:value="3.42583140381145">
            <text:p>3.4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5]*[.S$15]+[.F195]*[.S$19]+[.G195]*[.S$21]" office:value-type="float" office:value="1.64224789312416">
            <text:p>1.64</text:p>
          </table:table-cell>
          <table:table-cell table:style-name="ce1" table:formula="of:=IF([.E195]&gt;0;1;0)" office:value-type="float" office:value="0">
            <text:p>0</text:p>
          </table:table-cell>
          <table:table-cell table:style-name="ce1" table:formula="of:=IF([.F195]&gt;0;1;0)" office:value-type="float" office:value="0">
            <text:p>0</text:p>
          </table:table-cell>
          <table:table-cell table:style-name="ce1" table:formula="of:=IF([.G195]&gt;0;1;0)" office:value-type="float" office:value="1">
            <text:p>1</text:p>
          </table:table-cell>
          <table:table-cell table:style-name="ce3" table:formula="of:=[.I195]*[.I$411]+[.J195]*[.J$411]+[.K195]*[.K$411]" office:value-type="float" office:value="0.227625253666578">
            <text:p>0.23</text:p>
          </table:table-cell>
          <table:table-cell table:style-name="ce4" office:value-type="float" office:value="4064">
            <text:p>4064</text:p>
          </table:table-cell>
          <table:table-cell/>
          <table:table-cell table:formula="of:=[.M195]+[.N195]" office:value-type="float" office:value="4064">
            <text:p>4064</text:p>
          </table:table-cell>
          <table:table-cell table:style-name="ce3" table:formula="of:=[.O195]/[.O$410]" office:value-type="float" office:value="6.08634292005019">
            <text:p>6.09</text:p>
          </table:table-cell>
          <table:table-cell table:formula="of:=[.D195]+[.H195]+[.L195]+[.P195]" office:value-type="float" office:value="11.3820474706524">
            <text:p>11.38</text:p>
          </table:table-cell>
          <table:table-cell table:formula="of:=RANK([.Q195];[.Q$2:.Q$408];0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string">
            <text:p>Crawley</text:p>
          </table:table-cell>
          <table:table-cell office:value-type="float" office:value="77698">
            <text:p>77698</text:p>
          </table:table-cell>
          <table:table-cell table:formula="of:=IF(SUM([.E196:.G196])&gt;0;[.B196];0)" office:value-type="float" office:value="77698">
            <text:p>77698</text:p>
          </table:table-cell>
          <table:table-cell table:style-name="ce3" table:formula="of:=[.C196]/[.C$410]" office:value-type="float" office:value="3.47330560589464">
            <text:p>3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6]*[.S$15]+[.F196]*[.S$19]+[.G196]*[.S$21]" office:value-type="float" office:value="1.64224789312416">
            <text:p>1.64</text:p>
          </table:table-cell>
          <table:table-cell table:style-name="ce1" table:formula="of:=IF([.E196]&gt;0;1;0)" office:value-type="float" office:value="0">
            <text:p>0</text:p>
          </table:table-cell>
          <table:table-cell table:style-name="ce1" table:formula="of:=IF([.F196]&gt;0;1;0)" office:value-type="float" office:value="0">
            <text:p>0</text:p>
          </table:table-cell>
          <table:table-cell table:style-name="ce1" table:formula="of:=IF([.G196]&gt;0;1;0)" office:value-type="float" office:value="1">
            <text:p>1</text:p>
          </table:table-cell>
          <table:table-cell table:style-name="ce3" table:formula="of:=[.I196]*[.I$411]+[.J196]*[.J$411]+[.K196]*[.K$411]" office:value-type="float" office:value="0.227625253666578">
            <text:p>0.23</text:p>
          </table:table-cell>
          <table:table-cell table:style-name="ce4" office:value-type="float" office:value="4023">
            <text:p>4023</text:p>
          </table:table-cell>
          <table:table-cell/>
          <table:table-cell table:formula="of:=[.M196]+[.N196]" office:value-type="float" office:value="4023">
            <text:p>4023</text:p>
          </table:table-cell>
          <table:table-cell table:style-name="ce3" table:formula="of:=[.O196]/[.O$410]" office:value-type="float" office:value="6.02494034629968">
            <text:p>6.02</text:p>
          </table:table-cell>
          <table:table-cell table:formula="of:=[.D196]+[.H196]+[.L196]+[.P196]" office:value-type="float" office:value="11.3681190989851">
            <text:p>11.37</text:p>
          </table:table-cell>
          <table:table-cell table:formula="of:=RANK([.Q196];[.Q$2:.Q$408];0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string">
            <text:p>Chiltern</text:p>
          </table:table-cell>
          <table:table-cell office:value-type="float" office:value="73893">
            <text:p>73893</text:p>
          </table:table-cell>
          <table:table-cell table:formula="of:=IF(SUM([.E197:.G197])&gt;0;[.B197];0)" office:value-type="float" office:value="73893">
            <text:p>73893</text:p>
          </table:table-cell>
          <table:table-cell table:style-name="ce3" table:formula="of:=[.C197]/[.C$410]" office:value-type="float" office:value="3.30321206641577">
            <text:p>3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7]*[.S$15]+[.F197]*[.S$19]+[.G197]*[.S$21]" office:value-type="float" office:value="1.64224789312416">
            <text:p>1.64</text:p>
          </table:table-cell>
          <table:table-cell table:style-name="ce1" table:formula="of:=IF([.E197]&gt;0;1;0)" office:value-type="float" office:value="0">
            <text:p>0</text:p>
          </table:table-cell>
          <table:table-cell table:style-name="ce1" table:formula="of:=IF([.F197]&gt;0;1;0)" office:value-type="float" office:value="0">
            <text:p>0</text:p>
          </table:table-cell>
          <table:table-cell table:style-name="ce1" table:formula="of:=IF([.G197]&gt;0;1;0)" office:value-type="float" office:value="1">
            <text:p>1</text:p>
          </table:table-cell>
          <table:table-cell table:style-name="ce3" table:formula="of:=[.I197]*[.I$411]+[.J197]*[.J$411]+[.K197]*[.K$411]" office:value-type="float" office:value="0.227625253666578">
            <text:p>0.23</text:p>
          </table:table-cell>
          <table:table-cell table:style-name="ce4" office:value-type="float" office:value="4127">
            <text:p>4127</text:p>
          </table:table-cell>
          <table:table-cell/>
          <table:table-cell table:formula="of:=[.M197]+[.N197]" office:value-type="float" office:value="4127">
            <text:p>4127</text:p>
          </table:table-cell>
          <table:table-cell table:style-name="ce3" table:formula="of:=[.O197]/[.O$410]" office:value-type="float" office:value="6.18069321630097">
            <text:p>6.18</text:p>
          </table:table-cell>
          <table:table-cell table:formula="of:=[.D197]+[.H197]+[.L197]+[.P197]" office:value-type="float" office:value="11.3537784295075">
            <text:p>11.35</text:p>
          </table:table-cell>
          <table:table-cell table:formula="of:=RANK([.Q197];[.Q$2:.Q$408];0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string">
            <text:p>NE Derbys</text:p>
          </table:table-cell>
          <table:table-cell office:value-type="float" office:value="77977">
            <text:p>77977</text:p>
          </table:table-cell>
          <table:table-cell table:formula="of:=IF(SUM([.E198:.G198])&gt;0;[.B198];0)" office:value-type="float" office:value="77977">
            <text:p>77977</text:p>
          </table:table-cell>
          <table:table-cell table:style-name="ce3" table:formula="of:=[.C198]/[.C$410]" office:value-type="float" office:value="3.48577764203514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8]*[.S$15]+[.F198]*[.S$19]+[.G198]*[.S$21]" office:value-type="float" office:value="1.64224789312416">
            <text:p>1.64</text:p>
          </table:table-cell>
          <table:table-cell table:style-name="ce1" table:formula="of:=IF([.E198]&gt;0;1;0)" office:value-type="float" office:value="0">
            <text:p>0</text:p>
          </table:table-cell>
          <table:table-cell table:style-name="ce1" table:formula="of:=IF([.F198]&gt;0;1;0)" office:value-type="float" office:value="0">
            <text:p>0</text:p>
          </table:table-cell>
          <table:table-cell table:style-name="ce1" table:formula="of:=IF([.G198]&gt;0;1;0)" office:value-type="float" office:value="1">
            <text:p>1</text:p>
          </table:table-cell>
          <table:table-cell table:style-name="ce3" table:formula="of:=[.I198]*[.I$411]+[.J198]*[.J$411]+[.K198]*[.K$411]" office:value-type="float" office:value="0.227625253666578">
            <text:p>0.23</text:p>
          </table:table-cell>
          <table:table-cell table:style-name="ce4" office:value-type="float" office:value="4002">
            <text:p>4002</text:p>
          </table:table-cell>
          <table:table-cell/>
          <table:table-cell table:formula="of:=[.M198]+[.N198]" office:value-type="float" office:value="4002">
            <text:p>4002</text:p>
          </table:table-cell>
          <table:table-cell table:style-name="ce3" table:formula="of:=[.O198]/[.O$410]" office:value-type="float" office:value="5.99349024754943">
            <text:p>5.99</text:p>
          </table:table-cell>
          <table:table-cell table:formula="of:=[.D198]+[.H198]+[.L198]+[.P198]" office:value-type="float" office:value="11.3491410363753">
            <text:p>11.35</text:p>
          </table:table-cell>
          <table:table-cell table:formula="of:=RANK([.Q198];[.Q$2:.Q$408];0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string">
            <text:p>N Devon</text:p>
          </table:table-cell>
          <table:table-cell office:value-type="float" office:value="74015">
            <text:p>74015</text:p>
          </table:table-cell>
          <table:table-cell table:formula="of:=IF(SUM([.E199:.G199])&gt;0;[.B199];0)" office:value-type="float" office:value="74015">
            <text:p>74015</text:p>
          </table:table-cell>
          <table:table-cell table:style-name="ce3" table:formula="of:=[.C199]/[.C$410]" office:value-type="float" office:value="3.30866578831234">
            <text:p>3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9]*[.S$15]+[.F199]*[.S$19]+[.G199]*[.S$21]" office:value-type="float" office:value="1.64224789312416">
            <text:p>1.64</text:p>
          </table:table-cell>
          <table:table-cell table:style-name="ce1" table:formula="of:=IF([.E199]&gt;0;1;0)" office:value-type="float" office:value="0">
            <text:p>0</text:p>
          </table:table-cell>
          <table:table-cell table:style-name="ce1" table:formula="of:=IF([.F199]&gt;0;1;0)" office:value-type="float" office:value="0">
            <text:p>0</text:p>
          </table:table-cell>
          <table:table-cell table:style-name="ce1" table:formula="of:=IF([.G199]&gt;0;1;0)" office:value-type="float" office:value="1">
            <text:p>1</text:p>
          </table:table-cell>
          <table:table-cell table:style-name="ce3" table:formula="of:=[.I199]*[.I$411]+[.J199]*[.J$411]+[.K199]*[.K$411]" office:value-type="float" office:value="0.227625253666578">
            <text:p>0.23</text:p>
          </table:table-cell>
          <table:table-cell table:style-name="ce4" office:value-type="float" office:value="4106">
            <text:p>4106</text:p>
          </table:table-cell>
          <table:table-cell/>
          <table:table-cell table:formula="of:=[.M199]+[.N199]" office:value-type="float" office:value="4106">
            <text:p>4106</text:p>
          </table:table-cell>
          <table:table-cell table:style-name="ce3" table:formula="of:=[.O199]/[.O$410]" office:value-type="float" office:value="6.14924311755071">
            <text:p>6.15</text:p>
          </table:table-cell>
          <table:table-cell table:formula="of:=[.D199]+[.H199]+[.L199]+[.P199]" office:value-type="float" office:value="11.3277820526538">
            <text:p>11.33</text:p>
          </table:table-cell>
          <table:table-cell table:formula="of:=RANK([.Q199];[.Q$2:.Q$408];0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string">
            <text:p>Darlington</text:p>
          </table:table-cell>
          <table:table-cell office:value-type="float" office:value="78058">
            <text:p>78058</text:p>
          </table:table-cell>
          <table:table-cell table:formula="of:=IF(SUM([.E200:.G200])&gt;0;[.B200];0)" office:value-type="float" office:value="78058">
            <text:p>78058</text:p>
          </table:table-cell>
          <table:table-cell table:style-name="ce3" table:formula="of:=[.C200]/[.C$410]" office:value-type="float" office:value="3.48939855575335">
            <text:p>3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0]*[.S$15]+[.F200]*[.S$19]+[.G200]*[.S$21]" office:value-type="float" office:value="1.64224789312416">
            <text:p>1.64</text:p>
          </table:table-cell>
          <table:table-cell table:style-name="ce1" table:formula="of:=IF([.E200]&gt;0;1;0)" office:value-type="float" office:value="0">
            <text:p>0</text:p>
          </table:table-cell>
          <table:table-cell table:style-name="ce1" table:formula="of:=IF([.F200]&gt;0;1;0)" office:value-type="float" office:value="0">
            <text:p>0</text:p>
          </table:table-cell>
          <table:table-cell table:style-name="ce1" table:formula="of:=IF([.G200]&gt;0;1;0)" office:value-type="float" office:value="1">
            <text:p>1</text:p>
          </table:table-cell>
          <table:table-cell table:style-name="ce3" table:formula="of:=[.I200]*[.I$411]+[.J200]*[.J$411]+[.K200]*[.K$411]" office:value-type="float" office:value="0.227625253666578">
            <text:p>0.23</text:p>
          </table:table-cell>
          <table:table-cell table:style-name="ce4" office:value-type="float" office:value="3982">
            <text:p>3982</text:p>
          </table:table-cell>
          <table:table-cell/>
          <table:table-cell table:formula="of:=[.M200]+[.N200]" office:value-type="float" office:value="3982">
            <text:p>3982</text:p>
          </table:table-cell>
          <table:table-cell table:style-name="ce3" table:formula="of:=[.O200]/[.O$410]" office:value-type="float" office:value="5.96353777254918">
            <text:p>5.96</text:p>
          </table:table-cell>
          <table:table-cell table:formula="of:=[.D200]+[.H200]+[.L200]+[.P200]" office:value-type="float" office:value="11.3228094750933">
            <text:p>11.32</text:p>
          </table:table-cell>
          <table:table-cell table:formula="of:=RANK([.Q200];[.Q$2:.Q$408];0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string">
            <text:p>Cannock Chase</text:p>
          </table:table-cell>
          <table:table-cell office:value-type="float" office:value="74543">
            <text:p>74543</text:p>
          </table:table-cell>
          <table:table-cell table:formula="of:=IF(SUM([.E201:.G201])&gt;0;[.B201];0)" office:value-type="float" office:value="74543">
            <text:p>74543</text:p>
          </table:table-cell>
          <table:table-cell table:style-name="ce3" table:formula="of:=[.C201]/[.C$410]" office:value-type="float" office:value="3.33226878143844">
            <text:p>3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1]*[.S$15]+[.F201]*[.S$19]+[.G201]*[.S$21]" office:value-type="float" office:value="1.64224789312416">
            <text:p>1.64</text:p>
          </table:table-cell>
          <table:table-cell table:style-name="ce1" table:formula="of:=IF([.E201]&gt;0;1;0)" office:value-type="float" office:value="0">
            <text:p>0</text:p>
          </table:table-cell>
          <table:table-cell table:style-name="ce1" table:formula="of:=IF([.F201]&gt;0;1;0)" office:value-type="float" office:value="0">
            <text:p>0</text:p>
          </table:table-cell>
          <table:table-cell table:style-name="ce1" table:formula="of:=IF([.G201]&gt;0;1;0)" office:value-type="float" office:value="1">
            <text:p>1</text:p>
          </table:table-cell>
          <table:table-cell table:style-name="ce3" table:formula="of:=[.I201]*[.I$411]+[.J201]*[.J$411]+[.K201]*[.K$411]" office:value-type="float" office:value="0.227625253666578">
            <text:p>0.23</text:p>
          </table:table-cell>
          <table:table-cell table:style-name="ce4" office:value-type="float" office:value="4085">
            <text:p>4085</text:p>
          </table:table-cell>
          <table:table-cell/>
          <table:table-cell table:formula="of:=[.M201]+[.N201]" office:value-type="float" office:value="4085">
            <text:p>4085</text:p>
          </table:table-cell>
          <table:table-cell table:style-name="ce3" table:formula="of:=[.O201]/[.O$410]" office:value-type="float" office:value="6.11779301880045">
            <text:p>6.12</text:p>
          </table:table-cell>
          <table:table-cell table:formula="of:=[.D201]+[.H201]+[.L201]+[.P201]" office:value-type="float" office:value="11.3199349470296">
            <text:p>11.32</text:p>
          </table:table-cell>
          <table:table-cell table:formula="of:=RANK([.Q201];[.Q$2:.Q$408];0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Chesterfield</text:p>
          </table:table-cell>
          <table:table-cell office:value-type="float" office:value="78385">
            <text:p>78385</text:p>
          </table:table-cell>
          <table:table-cell table:formula="of:=IF(SUM([.E202:.G202])&gt;0;[.B202];0)" office:value-type="float" office:value="78385">
            <text:p>78385</text:p>
          </table:table-cell>
          <table:table-cell table:style-name="ce3" table:formula="of:=[.C202]/[.C$410]" office:value-type="float" office:value="3.50401631854168">
            <text:p>3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2]*[.S$15]+[.F202]*[.S$19]+[.G202]*[.S$21]" office:value-type="float" office:value="1.64224789312416">
            <text:p>1.64</text:p>
          </table:table-cell>
          <table:table-cell table:style-name="ce1" table:formula="of:=IF([.E202]&gt;0;1;0)" office:value-type="float" office:value="0">
            <text:p>0</text:p>
          </table:table-cell>
          <table:table-cell table:style-name="ce1" table:formula="of:=IF([.F202]&gt;0;1;0)" office:value-type="float" office:value="0">
            <text:p>0</text:p>
          </table:table-cell>
          <table:table-cell table:style-name="ce1" table:formula="of:=IF([.G202]&gt;0;1;0)" office:value-type="float" office:value="1">
            <text:p>1</text:p>
          </table:table-cell>
          <table:table-cell table:style-name="ce3" table:formula="of:=[.I202]*[.I$411]+[.J202]*[.J$411]+[.K202]*[.K$411]" office:value-type="float" office:value="0.227625253666578">
            <text:p>0.23</text:p>
          </table:table-cell>
          <table:table-cell table:style-name="ce8" office:value-type="float" office:value="3961">
            <text:p>3961</text:p>
          </table:table-cell>
          <table:table-cell/>
          <table:table-cell table:formula="of:=[.M202]+[.N202]" office:value-type="float" office:value="3961">
            <text:p>3961</text:p>
          </table:table-cell>
          <table:table-cell table:style-name="ce3" table:formula="of:=[.O202]/[.O$410]" office:value-type="float" office:value="5.93208767379892">
            <text:p>5.93</text:p>
          </table:table-cell>
          <table:table-cell table:formula="of:=[.D202]+[.H202]+[.L202]+[.P202]" office:value-type="float" office:value="11.3059771391313">
            <text:p>11.31</text:p>
          </table:table-cell>
          <table:table-cell table:formula="of:=RANK([.Q202];[.Q$2:.Q$408];0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string">
            <text:p>Stockton-on-Tees</text:p>
          </table:table-cell>
          <table:table-cell office:value-type="float" office:value="139435">
            <text:p>139435</text:p>
          </table:table-cell>
          <table:table-cell table:formula="of:=IF(SUM([.E203:.G203])&gt;0;[.B203];0)" office:value-type="float" office:value="139435">
            <text:p>139435</text:p>
          </table:table-cell>
          <table:table-cell table:style-name="ce3" table:formula="of:=[.C203]/[.C$410]" office:value-type="float" office:value="6.23311239874797">
            <text:p>6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3]*[.S$15]+[.F203]*[.S$19]+[.G203]*[.S$21]" office:value-type="float" office:value="1.64224789312416">
            <text:p>1.64</text:p>
          </table:table-cell>
          <table:table-cell table:style-name="ce1" table:formula="of:=IF([.E203]&gt;0;1;0)" office:value-type="float" office:value="0">
            <text:p>0</text:p>
          </table:table-cell>
          <table:table-cell table:style-name="ce1" table:formula="of:=IF([.F203]&gt;0;1;0)" office:value-type="float" office:value="0">
            <text:p>0</text:p>
          </table:table-cell>
          <table:table-cell table:style-name="ce1" table:formula="of:=IF([.G203]&gt;0;1;0)" office:value-type="float" office:value="1">
            <text:p>1</text:p>
          </table:table-cell>
          <table:table-cell table:style-name="ce3" table:formula="of:=[.I203]*[.I$411]+[.J203]*[.J$411]+[.K203]*[.K$411]" office:value-type="float" office:value="0.227625253666578">
            <text:p>0.23</text:p>
          </table:table-cell>
          <table:table-cell table:style-name="ce4" office:value-type="float" office:value="2137">
            <text:p>2137</text:p>
          </table:table-cell>
          <table:table-cell/>
          <table:table-cell table:formula="of:=[.M203]+[.N203]" office:value-type="float" office:value="2137">
            <text:p>2137</text:p>
          </table:table-cell>
          <table:table-cell table:style-name="ce3" table:formula="of:=[.O203]/[.O$410]" office:value-type="float" office:value="3.20042195377639">
            <text:p>3.20</text:p>
          </table:table-cell>
          <table:table-cell table:formula="of:=[.D203]+[.H203]+[.L203]+[.P203]" office:value-type="float" office:value="11.3034074993151">
            <text:p>11.30</text:p>
          </table:table-cell>
          <table:table-cell table:formula="of:=RANK([.Q203];[.Q$2:.Q$408];0)" office:value-type="float" office:value="202">
            <text:p>202</text:p>
          </table:table-cell>
          <table:table-cell table:number-columns-repeated="3"/>
        </table:table-row>
        <table:table-row table:style-name="ro1">
          <table:table-cell office:value-type="string">
            <text:p>Staffs Moorlands</text:p>
          </table:table-cell>
          <table:table-cell office:value-type="float" office:value="78703">
            <text:p>78703</text:p>
          </table:table-cell>
          <table:table-cell table:formula="of:=IF(SUM([.E204:.G204])&gt;0;[.B204];0)" office:value-type="float" office:value="78703">
            <text:p>78703</text:p>
          </table:table-cell>
          <table:table-cell table:style-name="ce3" table:formula="of:=[.C204]/[.C$410]" office:value-type="float" office:value="3.51823175758354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4]*[.S$15]+[.F204]*[.S$19]+[.G204]*[.S$21]" office:value-type="float" office:value="1.64224789312416">
            <text:p>1.64</text:p>
          </table:table-cell>
          <table:table-cell table:style-name="ce1" table:formula="of:=IF([.E204]&gt;0;1;0)" office:value-type="float" office:value="0">
            <text:p>0</text:p>
          </table:table-cell>
          <table:table-cell table:style-name="ce1" table:formula="of:=IF([.F204]&gt;0;1;0)" office:value-type="float" office:value="0">
            <text:p>0</text:p>
          </table:table-cell>
          <table:table-cell table:style-name="ce1" table:formula="of:=IF([.G204]&gt;0;1;0)" office:value-type="float" office:value="1">
            <text:p>1</text:p>
          </table:table-cell>
          <table:table-cell table:style-name="ce3" table:formula="of:=[.I204]*[.I$411]+[.J204]*[.J$411]+[.K204]*[.K$411]" office:value-type="float" office:value="0.227625253666578">
            <text:p>0.23</text:p>
          </table:table-cell>
          <table:table-cell table:style-name="ce4" office:value-type="float" office:value="3920">
            <text:p>3920</text:p>
          </table:table-cell>
          <table:table-cell/>
          <table:table-cell table:formula="of:=[.M204]+[.N204]" office:value-type="float" office:value="3920">
            <text:p>3920</text:p>
          </table:table-cell>
          <table:table-cell table:style-name="ce3" table:formula="of:=[.O204]/[.O$410]" office:value-type="float" office:value="5.87068510004841">
            <text:p>5.87</text:p>
          </table:table-cell>
          <table:table-cell table:formula="of:=[.D204]+[.H204]+[.L204]+[.P204]" office:value-type="float" office:value="11.2587900044227">
            <text:p>11.26</text:p>
          </table:table-cell>
          <table:table-cell table:formula="of:=RANK([.Q204];[.Q$2:.Q$408];0)" office:value-type="float" office:value="203">
            <text:p>203</text:p>
          </table:table-cell>
          <table:table-cell table:number-columns-repeated="3"/>
        </table:table-row>
        <table:table-row table:style-name="ro1">
          <table:table-cell office:value-type="string">
            <text:p>Brentwood</text:p>
          </table:table-cell>
          <table:table-cell office:value-type="float" office:value="59164">
            <text:p>59164</text:p>
          </table:table-cell>
          <table:table-cell table:formula="of:=IF(SUM([.E205:.G205])&gt;0;[.B205];0)" office:value-type="float" office:value="59164">
            <text:p>59164</text:p>
          </table:table-cell>
          <table:table-cell table:style-name="ce3" table:formula="of:=[.C205]/[.C$410]" office:value-type="float" office:value="2.64478690400204">
            <text:p>2.6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05]*[.S$15]+[.F205]*[.S$19]+[.G205]*[.S$21]" office:value-type="float" office:value="6.1063404988287">
            <text:p>6.11</text:p>
          </table:table-cell>
          <table:table-cell table:style-name="ce1" table:formula="of:=IF([.E205]&gt;0;1;0)" office:value-type="float" office:value="0">
            <text:p>0</text:p>
          </table:table-cell>
          <table:table-cell table:style-name="ce1" table:formula="of:=IF([.F205]&gt;0;1;0)" office:value-type="float" office:value="1">
            <text:p>1</text:p>
          </table:table-cell>
          <table:table-cell table:style-name="ce1" table:formula="of:=IF([.G205]&gt;0;1;0)" office:value-type="float" office:value="1">
            <text:p>1</text:p>
          </table:table-cell>
          <table:table-cell table:style-name="ce3" table:formula="of:=[.I205]*[.I$411]+[.J205]*[.J$411]+[.K205]*[.K$411]" office:value-type="float" office:value="2.29280245912426">
            <text:p>2.29</text:p>
          </table:table-cell>
          <table:table-cell table:style-name="ce6" table:formula="of:=67+62" office:value-type="float" office:value="129">
            <text:p>129</text:p>
          </table:table-cell>
          <table:table-cell/>
          <table:table-cell table:formula="of:=[.M205]+[.N205]" office:value-type="float" office:value="129">
            <text:p>129</text:p>
          </table:table-cell>
          <table:table-cell table:style-name="ce3" table:formula="of:=[.O205]/[.O$410]" office:value-type="float" office:value="0.193193463751593">
            <text:p>0.19</text:p>
          </table:table-cell>
          <table:table-cell table:formula="of:=[.D205]+[.H205]+[.L205]+[.P205]" office:value-type="float" office:value="11.2371233257066">
            <text:p>11.24</text:p>
          </table:table-cell>
          <table:table-cell table:formula="of:=RANK([.Q205];[.Q$2:.Q$408];0)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string">
            <text:p>Herefordshire</text:p>
          </table:table-cell>
          <table:table-cell office:value-type="float" office:value="137308">
            <text:p>137308</text:p>
          </table:table-cell>
          <table:table-cell table:formula="of:=IF(SUM([.E206:.G206])&gt;0;[.B206];0)" office:value-type="float" office:value="137308">
            <text:p>137308</text:p>
          </table:table-cell>
          <table:table-cell table:style-name="ce3" table:formula="of:=[.C206]/[.C$410]" office:value-type="float" office:value="6.13802988666609">
            <text:p>6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6]*[.S$15]+[.F206]*[.S$19]+[.G206]*[.S$21]" office:value-type="float" office:value="1.64224789312416">
            <text:p>1.64</text:p>
          </table:table-cell>
          <table:table-cell table:style-name="ce1" table:formula="of:=IF([.E206]&gt;0;1;0)" office:value-type="float" office:value="0">
            <text:p>0</text:p>
          </table:table-cell>
          <table:table-cell table:style-name="ce1" table:formula="of:=IF([.F206]&gt;0;1;0)" office:value-type="float" office:value="0">
            <text:p>0</text:p>
          </table:table-cell>
          <table:table-cell table:style-name="ce1" table:formula="of:=IF([.G206]&gt;0;1;0)" office:value-type="float" office:value="1">
            <text:p>1</text:p>
          </table:table-cell>
          <table:table-cell table:style-name="ce3" table:formula="of:=[.I206]*[.I$411]+[.J206]*[.J$411]+[.K206]*[.K$411]" office:value-type="float" office:value="0.227625253666578">
            <text:p>0.23</text:p>
          </table:table-cell>
          <table:table-cell table:style-name="ce4" office:value-type="float" office:value="2154">
            <text:p>2154</text:p>
          </table:table-cell>
          <table:table-cell/>
          <table:table-cell table:formula="of:=[.M206]+[.N206]" office:value-type="float" office:value="2154">
            <text:p>2154</text:p>
          </table:table-cell>
          <table:table-cell table:style-name="ce3" table:formula="of:=[.O206]/[.O$410]" office:value-type="float" office:value="3.2258815575266">
            <text:p>3.23</text:p>
          </table:table-cell>
          <table:table-cell table:formula="of:=[.D206]+[.H206]+[.L206]+[.P206]" office:value-type="float" office:value="11.2337845909834">
            <text:p>11.23</text:p>
          </table:table-cell>
          <table:table-cell table:formula="of:=RANK([.Q206];[.Q$2:.Q$408];0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Worthing</text:p>
          </table:table-cell>
          <table:table-cell office:value-type="float" office:value="78808">
            <text:p>78808</text:p>
          </table:table-cell>
          <table:table-cell table:formula="of:=IF(SUM([.E207:.G207])&gt;0;[.B207];0)" office:value-type="float" office:value="78808">
            <text:p>78808</text:p>
          </table:table-cell>
          <table:table-cell table:style-name="ce3" table:formula="of:=[.C207]/[.C$410]" office:value-type="float" office:value="3.52292553462567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7]*[.S$15]+[.F207]*[.S$19]+[.G207]*[.S$21]" office:value-type="float" office:value="1.64224789312416">
            <text:p>1.64</text:p>
          </table:table-cell>
          <table:table-cell table:style-name="ce1" table:formula="of:=IF([.E207]&gt;0;1;0)" office:value-type="float" office:value="0">
            <text:p>0</text:p>
          </table:table-cell>
          <table:table-cell table:style-name="ce1" table:formula="of:=IF([.F207]&gt;0;1;0)" office:value-type="float" office:value="0">
            <text:p>0</text:p>
          </table:table-cell>
          <table:table-cell table:style-name="ce1" table:formula="of:=IF([.G207]&gt;0;1;0)" office:value-type="float" office:value="1">
            <text:p>1</text:p>
          </table:table-cell>
          <table:table-cell table:style-name="ce3" table:formula="of:=[.I207]*[.I$411]+[.J207]*[.J$411]+[.K207]*[.K$411]" office:value-type="float" office:value="0.227625253666578">
            <text:p>0.23</text:p>
          </table:table-cell>
          <table:table-cell table:style-name="ce4" office:value-type="float" office:value="3899">
            <text:p>3899</text:p>
          </table:table-cell>
          <table:table-cell/>
          <table:table-cell table:formula="of:=[.M207]+[.N207]" office:value-type="float" office:value="3899">
            <text:p>3899</text:p>
          </table:table-cell>
          <table:table-cell table:style-name="ce3" table:formula="of:=[.O207]/[.O$410]" office:value-type="float" office:value="5.83923500129815">
            <text:p>5.84</text:p>
          </table:table-cell>
          <table:table-cell table:formula="of:=[.D207]+[.H207]+[.L207]+[.P207]" office:value-type="float" office:value="11.2320336827146">
            <text:p>11.23</text:p>
          </table:table-cell>
          <table:table-cell table:formula="of:=RANK([.Q207];[.Q$2:.Q$408];0)" office:value-type="float" office:value="206">
            <text:p>206</text:p>
          </table:table-cell>
          <table:table-cell table:number-columns-repeated="3"/>
        </table:table-row>
        <table:table-row table:style-name="ro1">
          <table:table-cell office:value-type="string">
            <text:p>Luton</text:p>
          </table:table-cell>
          <table:table-cell office:value-type="float" office:value="134822">
            <text:p>134822</text:p>
          </table:table-cell>
          <table:table-cell table:formula="of:=IF(SUM([.E208:.G208])&gt;0;[.B208];0)" office:value-type="float" office:value="134822">
            <text:p>134822</text:p>
          </table:table-cell>
          <table:table-cell table:style-name="ce3" table:formula="of:=[.C208]/[.C$410]" office:value-type="float" office:value="6.02689912736399">
            <text:p>6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8]*[.S$15]+[.F208]*[.S$19]+[.G208]*[.S$21]" office:value-type="float" office:value="1.64224789312416">
            <text:p>1.64</text:p>
          </table:table-cell>
          <table:table-cell table:style-name="ce1" table:formula="of:=IF([.E208]&gt;0;1;0)" office:value-type="float" office:value="0">
            <text:p>0</text:p>
          </table:table-cell>
          <table:table-cell table:style-name="ce1" table:formula="of:=IF([.F208]&gt;0;1;0)" office:value-type="float" office:value="0">
            <text:p>0</text:p>
          </table:table-cell>
          <table:table-cell table:style-name="ce1" table:formula="of:=IF([.G208]&gt;0;1;0)" office:value-type="float" office:value="1">
            <text:p>1</text:p>
          </table:table-cell>
          <table:table-cell table:style-name="ce3" table:formula="of:=[.I208]*[.I$411]+[.J208]*[.J$411]+[.K208]*[.K$411]" office:value-type="float" office:value="0.227625253666578">
            <text:p>0.23</text:p>
          </table:table-cell>
          <table:table-cell table:style-name="ce4" office:value-type="float" office:value="2224">
            <text:p>2224</text:p>
          </table:table-cell>
          <table:table-cell/>
          <table:table-cell table:formula="of:=[.M208]+[.N208]" office:value-type="float" office:value="2224">
            <text:p>2224</text:p>
          </table:table-cell>
          <table:table-cell table:style-name="ce3" table:formula="of:=[.O208]/[.O$410]" office:value-type="float" office:value="3.33071522002747">
            <text:p>3.33</text:p>
          </table:table-cell>
          <table:table-cell table:formula="of:=[.D208]+[.H208]+[.L208]+[.P208]" office:value-type="float" office:value="11.2274874941822">
            <text:p>11.23</text:p>
          </table:table-cell>
          <table:table-cell table:formula="of:=RANK([.Q208];[.Q$2:.Q$408];0)" office:value-type="float" office:value="207">
            <text:p>207</text:p>
          </table:table-cell>
          <table:table-cell table:number-columns-repeated="3"/>
        </table:table-row>
        <table:table-row table:style-name="ro1">
          <table:table-cell office:value-type="string">
            <text:p>Shepway</text:p>
          </table:table-cell>
          <table:table-cell office:value-type="float" office:value="79319">
            <text:p>79319</text:p>
          </table:table-cell>
          <table:table-cell table:formula="of:=IF(SUM([.E209:.G209])&gt;0;[.B209];0)" office:value-type="float" office:value="79319">
            <text:p>79319</text:p>
          </table:table-cell>
          <table:table-cell table:style-name="ce3" table:formula="of:=[.C209]/[.C$410]" office:value-type="float" office:value="3.54576858289733">
            <text:p>3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9]*[.S$15]+[.F209]*[.S$19]+[.G209]*[.S$21]" office:value-type="float" office:value="1.64224789312416">
            <text:p>1.64</text:p>
          </table:table-cell>
          <table:table-cell table:style-name="ce1" table:formula="of:=IF([.E209]&gt;0;1;0)" office:value-type="float" office:value="0">
            <text:p>0</text:p>
          </table:table-cell>
          <table:table-cell table:style-name="ce1" table:formula="of:=IF([.F209]&gt;0;1;0)" office:value-type="float" office:value="0">
            <text:p>0</text:p>
          </table:table-cell>
          <table:table-cell table:style-name="ce1" table:formula="of:=IF([.G209]&gt;0;1;0)" office:value-type="float" office:value="1">
            <text:p>1</text:p>
          </table:table-cell>
          <table:table-cell table:style-name="ce3" table:formula="of:=[.I209]*[.I$411]+[.J209]*[.J$411]+[.K209]*[.K$411]" office:value-type="float" office:value="0.227625253666578">
            <text:p>0.23</text:p>
          </table:table-cell>
          <table:table-cell table:style-name="ce4" office:value-type="float" office:value="3879">
            <text:p>3879</text:p>
          </table:table-cell>
          <table:table-cell/>
          <table:table-cell table:formula="of:=[.M209]+[.N209]" office:value-type="float" office:value="3879">
            <text:p>3879</text:p>
          </table:table-cell>
          <table:table-cell table:style-name="ce3" table:formula="of:=[.O209]/[.O$410]" office:value-type="float" office:value="5.80928252629791">
            <text:p>5.81</text:p>
          </table:table-cell>
          <table:table-cell table:formula="of:=[.D209]+[.H209]+[.L209]+[.P209]" office:value-type="float" office:value="11.224924255986">
            <text:p>11.22</text:p>
          </table:table-cell>
          <table:table-cell table:formula="of:=RANK([.Q209];[.Q$2:.Q$408];0)" office:value-type="float" office:value="208">
            <text:p>208</text:p>
          </table:table-cell>
          <table:table-cell table:number-columns-repeated="3"/>
        </table:table-row>
        <table:table-row table:style-name="ro1">
          <table:table-cell office:value-type="string">
            <text:p>Taunton Deane</text:p>
          </table:table-cell>
          <table:table-cell office:value-type="float" office:value="79811">
            <text:p>79811</text:p>
          </table:table-cell>
          <table:table-cell table:formula="of:=IF(SUM([.E210:.G210])&gt;0;[.B210];0)" office:value-type="float" office:value="79811">
            <text:p>79811</text:p>
          </table:table-cell>
          <table:table-cell table:style-name="ce3" table:formula="of:=[.C210]/[.C$410]" office:value-type="float" office:value="3.56776228103757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0]*[.S$15]+[.F210]*[.S$19]+[.G210]*[.S$21]" office:value-type="float" office:value="1.64224789312416">
            <text:p>1.64</text:p>
          </table:table-cell>
          <table:table-cell table:style-name="ce1" table:formula="of:=IF([.E210]&gt;0;1;0)" office:value-type="float" office:value="0">
            <text:p>0</text:p>
          </table:table-cell>
          <table:table-cell table:style-name="ce1" table:formula="of:=IF([.F210]&gt;0;1;0)" office:value-type="float" office:value="0">
            <text:p>0</text:p>
          </table:table-cell>
          <table:table-cell table:style-name="ce1" table:formula="of:=IF([.G210]&gt;0;1;0)" office:value-type="float" office:value="1">
            <text:p>1</text:p>
          </table:table-cell>
          <table:table-cell table:style-name="ce3" table:formula="of:=[.I210]*[.I$411]+[.J210]*[.J$411]+[.K210]*[.K$411]" office:value-type="float" office:value="0.227625253666578">
            <text:p>0.23</text:p>
          </table:table-cell>
          <table:table-cell table:style-name="ce4" office:value-type="float" office:value="3859">
            <text:p>3859</text:p>
          </table:table-cell>
          <table:table-cell/>
          <table:table-cell table:formula="of:=[.M210]+[.N210]" office:value-type="float" office:value="3859">
            <text:p>3859</text:p>
          </table:table-cell>
          <table:table-cell table:style-name="ce3" table:formula="of:=[.O210]/[.O$410]" office:value-type="float" office:value="5.77933005129766">
            <text:p>5.78</text:p>
          </table:table-cell>
          <table:table-cell table:formula="of:=[.D210]+[.H210]+[.L210]+[.P210]" office:value-type="float" office:value="11.216965479126">
            <text:p>11.22</text:p>
          </table:table-cell>
          <table:table-cell table:formula="of:=RANK([.Q210];[.Q$2:.Q$408];0)" office:value-type="float" office:value="209">
            <text:p>209</text:p>
          </table:table-cell>
          <table:table-cell table:number-columns-repeated="3"/>
        </table:table-row>
        <table:table-row table:style-name="ro1">
          <table:table-cell office:value-type="string">
            <text:p>S Lakeland</text:p>
          </table:table-cell>
          <table:table-cell office:value-type="float" office:value="81337">
            <text:p>81337</text:p>
          </table:table-cell>
          <table:table-cell table:formula="of:=IF(SUM([.E211:.G211])&gt;0;[.B211];0)" office:value-type="float" office:value="81337">
            <text:p>81337</text:p>
          </table:table-cell>
          <table:table-cell table:style-name="ce3" table:formula="of:=[.C211]/[.C$410]" office:value-type="float" office:value="3.6359785073831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1]*[.S$15]+[.F211]*[.S$19]+[.G211]*[.S$21]" office:value-type="float" office:value="1.64224789312416">
            <text:p>1.64</text:p>
          </table:table-cell>
          <table:table-cell table:style-name="ce1" table:formula="of:=IF([.E211]&gt;0;1;0)" office:value-type="float" office:value="0">
            <text:p>0</text:p>
          </table:table-cell>
          <table:table-cell table:style-name="ce1" table:formula="of:=IF([.F211]&gt;0;1;0)" office:value-type="float" office:value="0">
            <text:p>0</text:p>
          </table:table-cell>
          <table:table-cell table:style-name="ce1" table:formula="of:=IF([.G211]&gt;0;1;0)" office:value-type="float" office:value="1">
            <text:p>1</text:p>
          </table:table-cell>
          <table:table-cell table:style-name="ce3" table:formula="of:=[.I211]*[.I$411]+[.J211]*[.J$411]+[.K211]*[.K$411]" office:value-type="float" office:value="0.227625253666578">
            <text:p>0.23</text:p>
          </table:table-cell>
          <table:table-cell table:style-name="ce4" office:value-type="float" office:value="3797">
            <text:p>3797</text:p>
          </table:table-cell>
          <table:table-cell/>
          <table:table-cell table:formula="of:=[.M211]+[.N211]" office:value-type="float" office:value="3797">
            <text:p>3797</text:p>
          </table:table-cell>
          <table:table-cell table:style-name="ce3" table:formula="of:=[.O211]/[.O$410]" office:value-type="float" office:value="5.68647737879689">
            <text:p>5.69</text:p>
          </table:table-cell>
          <table:table-cell table:formula="of:=[.D211]+[.H211]+[.L211]+[.P211]" office:value-type="float" office:value="11.1923290329707">
            <text:p>11.19</text:p>
          </table:table-cell>
          <table:table-cell table:formula="of:=RANK([.Q211];[.Q$2:.Q$408];0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Mansfield</text:p>
          </table:table-cell>
          <table:table-cell office:value-type="float" office:value="79890">
            <text:p>79890</text:p>
          </table:table-cell>
          <table:table-cell table:formula="of:=IF(SUM([.E212:.G212])&gt;0;[.B212];0)" office:value-type="float" office:value="79890">
            <text:p>79890</text:p>
          </table:table-cell>
          <table:table-cell table:style-name="ce3" table:formula="of:=[.C212]/[.C$410]" office:value-type="float" office:value="3.57129378947879">
            <text:p>3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2]*[.S$15]+[.F212]*[.S$19]+[.G212]*[.S$21]" office:value-type="float" office:value="1.64224789312416">
            <text:p>1.64</text:p>
          </table:table-cell>
          <table:table-cell table:style-name="ce1" table:formula="of:=IF([.E212]&gt;0;1;0)" office:value-type="float" office:value="0">
            <text:p>0</text:p>
          </table:table-cell>
          <table:table-cell table:style-name="ce1" table:formula="of:=IF([.F212]&gt;0;1;0)" office:value-type="float" office:value="0">
            <text:p>0</text:p>
          </table:table-cell>
          <table:table-cell table:style-name="ce1" table:formula="of:=IF([.G212]&gt;0;1;0)" office:value-type="float" office:value="1">
            <text:p>1</text:p>
          </table:table-cell>
          <table:table-cell table:style-name="ce3" table:formula="of:=[.I212]*[.I$411]+[.J212]*[.J$411]+[.K212]*[.K$411]" office:value-type="float" office:value="0.227625253666578">
            <text:p>0.23</text:p>
          </table:table-cell>
          <table:table-cell table:style-name="ce8" office:value-type="float" office:value="3838">
            <text:p>3838</text:p>
          </table:table-cell>
          <table:table-cell/>
          <table:table-cell table:formula="of:=[.M212]+[.N212]" office:value-type="float" office:value="3838">
            <text:p>3838</text:p>
          </table:table-cell>
          <table:table-cell table:style-name="ce3" table:formula="of:=[.O212]/[.O$410]" office:value-type="float" office:value="5.7478799525474">
            <text:p>5.75</text:p>
          </table:table-cell>
          <table:table-cell table:formula="of:=[.D212]+[.H212]+[.L212]+[.P212]" office:value-type="float" office:value="11.1890468888169">
            <text:p>11.19</text:p>
          </table:table-cell>
          <table:table-cell table:formula="of:=RANK([.Q212];[.Q$2:.Q$408];0)" office:value-type="float" office:value="211">
            <text:p>211</text:p>
          </table:table-cell>
          <table:table-cell table:number-columns-repeated="3"/>
        </table:table-row>
        <table:table-row table:style-name="ro1">
          <table:table-cell office:value-type="string">
            <text:p>Lichfield</text:p>
          </table:table-cell>
          <table:table-cell office:value-type="float" office:value="80500">
            <text:p>80500</text:p>
          </table:table-cell>
          <table:table-cell table:formula="of:=IF(SUM([.E213:.G213])&gt;0;[.B213];0)" office:value-type="float" office:value="80500">
            <text:p>80500</text:p>
          </table:table-cell>
          <table:table-cell table:style-name="ce3" table:formula="of:=[.C213]/[.C$410]" office:value-type="float" office:value="3.5985623989616">
            <text:p>3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3]*[.S$15]+[.F213]*[.S$19]+[.G213]*[.S$21]" office:value-type="float" office:value="1.64224789312416">
            <text:p>1.64</text:p>
          </table:table-cell>
          <table:table-cell table:style-name="ce1" table:formula="of:=IF([.E213]&gt;0;1;0)" office:value-type="float" office:value="0">
            <text:p>0</text:p>
          </table:table-cell>
          <table:table-cell table:style-name="ce1" table:formula="of:=IF([.F213]&gt;0;1;0)" office:value-type="float" office:value="0">
            <text:p>0</text:p>
          </table:table-cell>
          <table:table-cell table:style-name="ce1" table:formula="of:=IF([.G213]&gt;0;1;0)" office:value-type="float" office:value="1">
            <text:p>1</text:p>
          </table:table-cell>
          <table:table-cell table:style-name="ce3" table:formula="of:=[.I213]*[.I$411]+[.J213]*[.J$411]+[.K213]*[.K$411]" office:value-type="float" office:value="0.227625253666578">
            <text:p>0.23</text:p>
          </table:table-cell>
          <table:table-cell table:style-name="ce4" office:value-type="float" office:value="3818">
            <text:p>3818</text:p>
          </table:table-cell>
          <table:table-cell/>
          <table:table-cell table:formula="of:=[.M213]+[.N213]" office:value-type="float" office:value="3818">
            <text:p>3818</text:p>
          </table:table-cell>
          <table:table-cell table:style-name="ce3" table:formula="of:=[.O213]/[.O$410]" office:value-type="float" office:value="5.71792747754715">
            <text:p>5.72</text:p>
          </table:table-cell>
          <table:table-cell table:formula="of:=[.D213]+[.H213]+[.L213]+[.P213]" office:value-type="float" office:value="11.1863630232995">
            <text:p>11.19</text:p>
          </table:table-cell>
          <table:table-cell table:formula="of:=RANK([.Q213];[.Q$2:.Q$408];0)" office:value-type="float" office:value="212">
            <text:p>212</text:p>
          </table:table-cell>
          <table:table-cell table:number-columns-repeated="3"/>
        </table:table-row>
        <table:table-row table:style-name="ro1">
          <table:table-cell office:value-type="string">
            <text:p>West Dorset</text:p>
          </table:table-cell>
          <table:table-cell office:value-type="float" office:value="81416">
            <text:p>81416</text:p>
          </table:table-cell>
          <table:table-cell table:formula="of:=IF(SUM([.E214:.G214])&gt;0;[.B214];0)" office:value-type="float" office:value="81416">
            <text:p>81416</text:p>
          </table:table-cell>
          <table:table-cell table:style-name="ce3" table:formula="of:=[.C214]/[.C$410]" office:value-type="float" office:value="3.63951001582432">
            <text:p>3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4]*[.S$15]+[.F214]*[.S$19]+[.G214]*[.S$21]" office:value-type="float" office:value="1.64224789312416">
            <text:p>1.64</text:p>
          </table:table-cell>
          <table:table-cell table:style-name="ce1" table:formula="of:=IF([.E214]&gt;0;1;0)" office:value-type="float" office:value="0">
            <text:p>0</text:p>
          </table:table-cell>
          <table:table-cell table:style-name="ce1" table:formula="of:=IF([.F214]&gt;0;1;0)" office:value-type="float" office:value="0">
            <text:p>0</text:p>
          </table:table-cell>
          <table:table-cell table:style-name="ce1" table:formula="of:=IF([.G214]&gt;0;1;0)" office:value-type="float" office:value="1">
            <text:p>1</text:p>
          </table:table-cell>
          <table:table-cell table:style-name="ce3" table:formula="of:=[.I214]*[.I$411]+[.J214]*[.J$411]+[.K214]*[.K$411]" office:value-type="float" office:value="0.227625253666578">
            <text:p>0.23</text:p>
          </table:table-cell>
          <table:table-cell table:style-name="ce4" office:value-type="float" office:value="3777">
            <text:p>3777</text:p>
          </table:table-cell>
          <table:table-cell/>
          <table:table-cell table:formula="of:=[.M214]+[.N214]" office:value-type="float" office:value="3777">
            <text:p>3777</text:p>
          </table:table-cell>
          <table:table-cell table:style-name="ce3" table:formula="of:=[.O214]/[.O$410]" office:value-type="float" office:value="5.65652490379665">
            <text:p>5.66</text:p>
          </table:table-cell>
          <table:table-cell table:formula="of:=[.D214]+[.H214]+[.L214]+[.P214]" office:value-type="float" office:value="11.1659080664117">
            <text:p>11.17</text:p>
          </table:table-cell>
          <table:table-cell table:formula="of:=RANK([.Q214];[.Q$2:.Q$408];0)" office:value-type="float" office:value="213">
            <text:p>213</text:p>
          </table:table-cell>
          <table:table-cell table:number-columns-repeated="3"/>
        </table:table-row>
        <table:table-row table:style-name="ro1">
          <table:table-cell office:value-type="string">
            <text:p>St Edmundsbury</text:p>
          </table:table-cell>
          <table:table-cell office:value-type="float" office:value="81783">
            <text:p>81783</text:p>
          </table:table-cell>
          <table:table-cell table:formula="of:=IF(SUM([.E215:.G215])&gt;0;[.B215];0)" office:value-type="float" office:value="81783">
            <text:p>81783</text:p>
          </table:table-cell>
          <table:table-cell table:style-name="ce3" table:formula="of:=[.C215]/[.C$410]" office:value-type="float" office:value="3.65591588415251">
            <text:p>3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5]*[.S$15]+[.F215]*[.S$19]+[.G215]*[.S$21]" office:value-type="float" office:value="1.64224789312416">
            <text:p>1.64</text:p>
          </table:table-cell>
          <table:table-cell table:style-name="ce1" table:formula="of:=IF([.E215]&gt;0;1;0)" office:value-type="float" office:value="0">
            <text:p>0</text:p>
          </table:table-cell>
          <table:table-cell table:style-name="ce1" table:formula="of:=IF([.F215]&gt;0;1;0)" office:value-type="float" office:value="0">
            <text:p>0</text:p>
          </table:table-cell>
          <table:table-cell table:style-name="ce1" table:formula="of:=IF([.G215]&gt;0;1;0)" office:value-type="float" office:value="1">
            <text:p>1</text:p>
          </table:table-cell>
          <table:table-cell table:style-name="ce3" table:formula="of:=[.I215]*[.I$411]+[.J215]*[.J$411]+[.K215]*[.K$411]" office:value-type="float" office:value="0.227625253666578">
            <text:p>0.23</text:p>
          </table:table-cell>
          <table:table-cell table:style-name="ce4" office:value-type="float" office:value="3757">
            <text:p>3757</text:p>
          </table:table-cell>
          <table:table-cell/>
          <table:table-cell table:formula="of:=[.M215]+[.N215]" office:value-type="float" office:value="3757">
            <text:p>3757</text:p>
          </table:table-cell>
          <table:table-cell table:style-name="ce3" table:formula="of:=[.O215]/[.O$410]" office:value-type="float" office:value="5.6265724287964">
            <text:p>5.63</text:p>
          </table:table-cell>
          <table:table-cell table:formula="of:=[.D215]+[.H215]+[.L215]+[.P215]" office:value-type="float" office:value="11.1523614597396">
            <text:p>11.15</text:p>
          </table:table-cell>
          <table:table-cell table:formula="of:=RANK([.Q215];[.Q$2:.Q$408];0)" office:value-type="float" office:value="214">
            <text:p>214</text:p>
          </table:table-cell>
          <table:table-cell table:number-columns-repeated="3"/>
        </table:table-row>
        <table:table-row table:style-name="ro1">
          <table:table-cell office:value-type="string">
            <text:p>Kensington and Chelsea</text:p>
          </table:table-cell>
          <table:table-cell office:value-type="float" office:value="100710">
            <text:p>100710</text:p>
          </table:table-cell>
          <table:table-cell table:formula="of:=IF(SUM([.E216:.G216])&gt;0;[.B216];0)" office:value-type="float" office:value="100710">
            <text:p>100710</text:p>
          </table:table-cell>
          <table:table-cell table:style-name="ce3" table:formula="of:=[.C216]/[.C$410]" office:value-type="float" office:value="4.5020027229742">
            <text:p>4.5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16]*[.S$15]+[.F216]*[.S$19]+[.G216]*[.S$21]" office:value-type="float" office:value="4.46409260570454">
            <text:p>4.46</text:p>
          </table:table-cell>
          <table:table-cell table:style-name="ce1" table:formula="of:=IF([.E216]&gt;0;1;0)" office:value-type="float" office:value="0">
            <text:p>0</text:p>
          </table:table-cell>
          <table:table-cell table:style-name="ce1" table:formula="of:=IF([.F216]&gt;0;1;0)" office:value-type="float" office:value="1">
            <text:p>1</text:p>
          </table:table-cell>
          <table:table-cell table:style-name="ce1" table:formula="of:=IF([.G216]&gt;0;1;0)" office:value-type="float" office:value="0">
            <text:p>0</text:p>
          </table:table-cell>
          <table:table-cell table:style-name="ce3" table:formula="of:=[.I216]*[.I$411]+[.J216]*[.J$411]+[.K216]*[.K$411]" office:value-type="float" office:value="2.06517720545768">
            <text:p>2.07</text:p>
          </table:table-cell>
          <table:table-cell table:style-name="Default" office:value-type="float" office:value="76">
            <text:p>76</text:p>
          </table:table-cell>
          <table:table-cell/>
          <table:table-cell table:formula="of:=[.M216]+[.N216]" office:value-type="float" office:value="76">
            <text:p>76</text:p>
          </table:table-cell>
          <table:table-cell table:style-name="ce3" table:formula="of:=[.O216]/[.O$410]" office:value-type="float" office:value="0.113819405000939">
            <text:p>0.11</text:p>
          </table:table-cell>
          <table:table-cell table:formula="of:=[.D216]+[.H216]+[.L216]+[.P216]" office:value-type="float" office:value="11.1450919391374">
            <text:p>11.15</text:p>
          </table:table-cell>
          <table:table-cell table:formula="of:=RANK([.Q216];[.Q$2:.Q$408];0)" office:value-type="float" office:value="215">
            <text:p>215</text:p>
          </table:table-cell>
          <table:table-cell table:number-columns-repeated="3"/>
        </table:table-row>
        <table:table-row table:style-name="ro1">
          <table:table-cell office:value-type="string">
            <text:p>Broxtowe</text:p>
          </table:table-cell>
          <table:table-cell office:value-type="float" office:value="81994">
            <text:p>81994</text:p>
          </table:table-cell>
          <table:table-cell table:formula="of:=IF(SUM([.E217:.G217])&gt;0;[.B217];0)" office:value-type="float" office:value="81994">
            <text:p>81994</text:p>
          </table:table-cell>
          <table:table-cell table:style-name="ce3" table:formula="of:=[.C217]/[.C$410]" office:value-type="float" office:value="3.66534814087525">
            <text:p>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7]*[.S$15]+[.F217]*[.S$19]+[.G217]*[.S$21]" office:value-type="float" office:value="1.64224789312416">
            <text:p>1.64</text:p>
          </table:table-cell>
          <table:table-cell table:style-name="ce1" table:formula="of:=IF([.E217]&gt;0;1;0)" office:value-type="float" office:value="0">
            <text:p>0</text:p>
          </table:table-cell>
          <table:table-cell table:style-name="ce1" table:formula="of:=IF([.F217]&gt;0;1;0)" office:value-type="float" office:value="0">
            <text:p>0</text:p>
          </table:table-cell>
          <table:table-cell table:style-name="ce1" table:formula="of:=IF([.G217]&gt;0;1;0)" office:value-type="float" office:value="1">
            <text:p>1</text:p>
          </table:table-cell>
          <table:table-cell table:style-name="ce3" table:formula="of:=[.I217]*[.I$411]+[.J217]*[.J$411]+[.K217]*[.K$411]" office:value-type="float" office:value="0.227625253666578">
            <text:p>0.23</text:p>
          </table:table-cell>
          <table:table-cell table:style-name="ce8" office:value-type="float" office:value="3737">
            <text:p>3737</text:p>
          </table:table-cell>
          <table:table-cell/>
          <table:table-cell table:formula="of:=[.M217]+[.N217]" office:value-type="float" office:value="3737">
            <text:p>3737</text:p>
          </table:table-cell>
          <table:table-cell table:style-name="ce3" table:formula="of:=[.O217]/[.O$410]" office:value-type="float" office:value="5.59661995379615">
            <text:p>5.60</text:p>
          </table:table-cell>
          <table:table-cell table:formula="of:=[.D217]+[.H217]+[.L217]+[.P217]" office:value-type="float" office:value="11.1318412414621">
            <text:p>11.13</text:p>
          </table:table-cell>
          <table:table-cell table:formula="of:=RANK([.Q217];[.Q$2:.Q$408];0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string">
            <text:p>Wyre</text:p>
          </table:table-cell>
          <table:table-cell office:value-type="float" office:value="82276">
            <text:p>82276</text:p>
          </table:table-cell>
          <table:table-cell table:formula="of:=IF(SUM([.E218:.G218])&gt;0;[.B218];0)" office:value-type="float" office:value="82276">
            <text:p>82276</text:p>
          </table:table-cell>
          <table:table-cell table:style-name="ce3" table:formula="of:=[.C218]/[.C$410]" office:value-type="float" office:value="3.67795428493124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8]*[.S$15]+[.F218]*[.S$19]+[.G218]*[.S$21]" office:value-type="float" office:value="1.64224789312416">
            <text:p>1.64</text:p>
          </table:table-cell>
          <table:table-cell table:style-name="ce1" table:formula="of:=IF([.E218]&gt;0;1;0)" office:value-type="float" office:value="0">
            <text:p>0</text:p>
          </table:table-cell>
          <table:table-cell table:style-name="ce1" table:formula="of:=IF([.F218]&gt;0;1;0)" office:value-type="float" office:value="0">
            <text:p>0</text:p>
          </table:table-cell>
          <table:table-cell table:style-name="ce1" table:formula="of:=IF([.G218]&gt;0;1;0)" office:value-type="float" office:value="1">
            <text:p>1</text:p>
          </table:table-cell>
          <table:table-cell table:style-name="ce3" table:formula="of:=[.I218]*[.I$411]+[.J218]*[.J$411]+[.K218]*[.K$411]" office:value-type="float" office:value="0.227625253666578">
            <text:p>0.23</text:p>
          </table:table-cell>
          <table:table-cell table:style-name="ce4" office:value-type="float" office:value="3696">
            <text:p>3696</text:p>
          </table:table-cell>
          <table:table-cell/>
          <table:table-cell table:formula="of:=[.M218]+[.N218]" office:value-type="float" office:value="3696">
            <text:p>3696</text:p>
          </table:table-cell>
          <table:table-cell table:style-name="ce3" table:formula="of:=[.O218]/[.O$410]" office:value-type="float" office:value="5.53521738004565">
            <text:p>5.54</text:p>
          </table:table-cell>
          <table:table-cell table:formula="of:=[.D218]+[.H218]+[.L218]+[.P218]" office:value-type="float" office:value="11.0830448117676">
            <text:p>11.08</text:p>
          </table:table-cell>
          <table:table-cell table:formula="of:=RANK([.Q218];[.Q$2:.Q$408];0)" office:value-type="float" office:value="217">
            <text:p>217</text:p>
          </table:table-cell>
          <table:table-cell table:number-columns-repeated="3"/>
        </table:table-row>
        <table:table-row table:style-name="ro1">
          <table:table-cell office:value-type="string">
            <text:p>Scarborough</text:p>
          </table:table-cell>
          <table:table-cell office:value-type="float" office:value="83132">
            <text:p>83132</text:p>
          </table:table-cell>
          <table:table-cell table:formula="of:=IF(SUM([.E219:.G219])&gt;0;[.B219];0)" office:value-type="float" office:value="83132">
            <text:p>83132</text:p>
          </table:table-cell>
          <table:table-cell table:style-name="ce3" table:formula="of:=[.C219]/[.C$410]" office:value-type="float" office:value="3.71621974348417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9]*[.S$15]+[.F219]*[.S$19]+[.G219]*[.S$21]" office:value-type="float" office:value="1.64224789312416">
            <text:p>1.64</text:p>
          </table:table-cell>
          <table:table-cell table:style-name="ce1" table:formula="of:=IF([.E219]&gt;0;1;0)" office:value-type="float" office:value="0">
            <text:p>0</text:p>
          </table:table-cell>
          <table:table-cell table:style-name="ce1" table:formula="of:=IF([.F219]&gt;0;1;0)" office:value-type="float" office:value="0">
            <text:p>0</text:p>
          </table:table-cell>
          <table:table-cell table:style-name="ce1" table:formula="of:=IF([.G219]&gt;0;1;0)" office:value-type="float" office:value="1">
            <text:p>1</text:p>
          </table:table-cell>
          <table:table-cell table:style-name="ce3" table:formula="of:=[.I219]*[.I$411]+[.J219]*[.J$411]+[.K219]*[.K$411]" office:value-type="float" office:value="0.227625253666578">
            <text:p>0.23</text:p>
          </table:table-cell>
          <table:table-cell table:style-name="ce4" office:value-type="float" office:value="3656">
            <text:p>3656</text:p>
          </table:table-cell>
          <table:table-cell/>
          <table:table-cell table:formula="of:=[.M219]+[.N219]" office:value-type="float" office:value="3656">
            <text:p>3656</text:p>
          </table:table-cell>
          <table:table-cell table:style-name="ce3" table:formula="of:=[.O219]/[.O$410]" office:value-type="float" office:value="5.47531243004515">
            <text:p>5.48</text:p>
          </table:table-cell>
          <table:table-cell table:formula="of:=[.D219]+[.H219]+[.L219]+[.P219]" office:value-type="float" office:value="11.0614053203201">
            <text:p>11.06</text:p>
          </table:table-cell>
          <table:table-cell table:formula="of:=RANK([.Q219];[.Q$2:.Q$408];0)" office:value-type="float" office:value="218">
            <text:p>218</text:p>
          </table:table-cell>
          <table:table-cell table:number-columns-repeated="3"/>
        </table:table-row>
        <table:table-row table:style-name="ro1">
          <table:table-cell office:value-type="string">
            <text:p>Chelmsford</text:p>
          </table:table-cell>
          <table:table-cell office:value-type="float" office:value="130244">
            <text:p>130244</text:p>
          </table:table-cell>
          <table:table-cell table:formula="of:=IF(SUM([.E220:.G220])&gt;0;[.B220];0)" office:value-type="float" office:value="130244">
            <text:p>130244</text:p>
          </table:table-cell>
          <table:table-cell table:style-name="ce3" table:formula="of:=[.C220]/[.C$410]" office:value-type="float" office:value="5.82225044832739">
            <text:p>5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0]*[.S$15]+[.F220]*[.S$19]+[.G220]*[.S$21]" office:value-type="float" office:value="1.64224789312416">
            <text:p>1.64</text:p>
          </table:table-cell>
          <table:table-cell table:style-name="ce1" table:formula="of:=IF([.E220]&gt;0;1;0)" office:value-type="float" office:value="0">
            <text:p>0</text:p>
          </table:table-cell>
          <table:table-cell table:style-name="ce1" table:formula="of:=IF([.F220]&gt;0;1;0)" office:value-type="float" office:value="0">
            <text:p>0</text:p>
          </table:table-cell>
          <table:table-cell table:style-name="ce1" table:formula="of:=IF([.G220]&gt;0;1;0)" office:value-type="float" office:value="1">
            <text:p>1</text:p>
          </table:table-cell>
          <table:table-cell table:style-name="ce3" table:formula="of:=[.I220]*[.I$411]+[.J220]*[.J$411]+[.K220]*[.K$411]" office:value-type="float" office:value="0.227625253666578">
            <text:p>0.23</text:p>
          </table:table-cell>
          <table:table-cell table:style-name="ce4" office:value-type="float" office:value="2241">
            <text:p>2241</text:p>
          </table:table-cell>
          <table:table-cell/>
          <table:table-cell table:formula="of:=[.M220]+[.N220]" office:value-type="float" office:value="2241">
            <text:p>2241</text:p>
          </table:table-cell>
          <table:table-cell table:style-name="ce3" table:formula="of:=[.O220]/[.O$410]" office:value-type="float" office:value="3.35617482377768">
            <text:p>3.36</text:p>
          </table:table-cell>
          <table:table-cell table:formula="of:=[.D220]+[.H220]+[.L220]+[.P220]" office:value-type="float" office:value="11.0482984188958">
            <text:p>11.05</text:p>
          </table:table-cell>
          <table:table-cell table:formula="of:=RANK([.Q220];[.Q$2:.Q$408];0)" office:value-type="float" office:value="219">
            <text:p>219</text:p>
          </table:table-cell>
          <table:table-cell table:number-columns-repeated="3"/>
        </table:table-row>
        <table:table-row table:style-name="ro1">
          <table:table-cell office:value-type="string">
            <text:p>Carlisle</text:p>
          </table:table-cell>
          <table:table-cell office:value-type="float" office:value="83309">
            <text:p>83309</text:p>
          </table:table-cell>
          <table:table-cell table:formula="of:=IF(SUM([.E221:.G221])&gt;0;[.B221];0)" office:value-type="float" office:value="83309">
            <text:p>83309</text:p>
          </table:table-cell>
          <table:table-cell table:style-name="ce3" table:formula="of:=[.C221]/[.C$410]" office:value-type="float" office:value="3.72413211049804">
            <text:p>3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1]*[.S$15]+[.F221]*[.S$19]+[.G221]*[.S$21]" office:value-type="float" office:value="1.64224789312416">
            <text:p>1.64</text:p>
          </table:table-cell>
          <table:table-cell table:style-name="ce1" table:formula="of:=IF([.E221]&gt;0;1;0)" office:value-type="float" office:value="0">
            <text:p>0</text:p>
          </table:table-cell>
          <table:table-cell table:style-name="ce1" table:formula="of:=IF([.F221]&gt;0;1;0)" office:value-type="float" office:value="0">
            <text:p>0</text:p>
          </table:table-cell>
          <table:table-cell table:style-name="ce1" table:formula="of:=IF([.G221]&gt;0;1;0)" office:value-type="float" office:value="1">
            <text:p>1</text:p>
          </table:table-cell>
          <table:table-cell table:style-name="ce3" table:formula="of:=[.I221]*[.I$411]+[.J221]*[.J$411]+[.K221]*[.K$411]" office:value-type="float" office:value="0.227625253666578">
            <text:p>0.23</text:p>
          </table:table-cell>
          <table:table-cell table:style-name="ce4" office:value-type="float" office:value="3636">
            <text:p>3636</text:p>
          </table:table-cell>
          <table:table-cell/>
          <table:table-cell table:formula="of:=[.M221]+[.N221]" office:value-type="float" office:value="3636">
            <text:p>3636</text:p>
          </table:table-cell>
          <table:table-cell table:style-name="ce3" table:formula="of:=[.O221]/[.O$410]" office:value-type="float" office:value="5.4453599550449">
            <text:p>5.45</text:p>
          </table:table-cell>
          <table:table-cell table:formula="of:=[.D221]+[.H221]+[.L221]+[.P221]" office:value-type="float" office:value="11.0393652123337">
            <text:p>11.04</text:p>
          </table:table-cell>
          <table:table-cell table:formula="of:=RANK([.Q221];[.Q$2:.Q$408];0)"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string">
            <text:p>Bath and NE Somerset</text:p>
          </table:table-cell>
          <table:table-cell office:value-type="float" office:value="128237">
            <text:p>128237</text:p>
          </table:table-cell>
          <table:table-cell table:formula="of:=IF(SUM([.E222:.G222])&gt;0;[.B222];0)" office:value-type="float" office:value="128237">
            <text:p>128237</text:p>
          </table:table-cell>
          <table:table-cell table:style-name="ce3" table:formula="of:=[.C222]/[.C$410]" office:value-type="float" office:value="5.73253225286508">
            <text:p>5.7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2]*[.S$15]+[.F222]*[.S$19]+[.G222]*[.S$21]" office:value-type="float" office:value="1.64224789312416">
            <text:p>1.64</text:p>
          </table:table-cell>
          <table:table-cell table:style-name="ce1" table:formula="of:=IF([.E222]&gt;0;1;0)" office:value-type="float" office:value="0">
            <text:p>0</text:p>
          </table:table-cell>
          <table:table-cell table:style-name="ce1" table:formula="of:=IF([.F222]&gt;0;1;0)" office:value-type="float" office:value="0">
            <text:p>0</text:p>
          </table:table-cell>
          <table:table-cell table:style-name="ce1" table:formula="of:=IF([.G222]&gt;0;1;0)" office:value-type="float" office:value="1">
            <text:p>1</text:p>
          </table:table-cell>
          <table:table-cell table:style-name="ce3" table:formula="of:=[.I222]*[.I$411]+[.J222]*[.J$411]+[.K222]*[.K$411]" office:value-type="float" office:value="0.227625253666578">
            <text:p>0.23</text:p>
          </table:table-cell>
          <table:table-cell table:style-name="ce4" office:value-type="float" office:value="2294">
            <text:p>2294</text:p>
          </table:table-cell>
          <table:table-cell/>
          <table:table-cell table:formula="of:=[.M222]+[.N222]" office:value-type="float" office:value="2294">
            <text:p>2294</text:p>
          </table:table-cell>
          <table:table-cell table:style-name="ce3" table:formula="of:=[.O222]/[.O$410]" office:value-type="float" office:value="3.43554888252833">
            <text:p>3.44</text:p>
          </table:table-cell>
          <table:table-cell table:formula="of:=[.D222]+[.H222]+[.L222]+[.P222]" office:value-type="float" office:value="11.0379542821841">
            <text:p>11.04</text:p>
          </table:table-cell>
          <table:table-cell table:formula="of:=RANK([.Q222];[.Q$2:.Q$408];0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string">
            <text:p>Bassetlaw</text:p>
          </table:table-cell>
          <table:table-cell office:value-type="float" office:value="84465">
            <text:p>84465</text:p>
          </table:table-cell>
          <table:table-cell table:formula="of:=IF(SUM([.E223:.G223])&gt;0;[.B223];0)" office:value-type="float" office:value="84465">
            <text:p>84465</text:p>
          </table:table-cell>
          <table:table-cell table:style-name="ce3" table:formula="of:=[.C223]/[.C$410]" office:value-type="float" office:value="3.7758083605999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3]*[.S$15]+[.F223]*[.S$19]+[.G223]*[.S$21]" office:value-type="float" office:value="1.64224789312416">
            <text:p>1.64</text:p>
          </table:table-cell>
          <table:table-cell table:style-name="ce1" table:formula="of:=IF([.E223]&gt;0;1;0)" office:value-type="float" office:value="0">
            <text:p>0</text:p>
          </table:table-cell>
          <table:table-cell table:style-name="ce1" table:formula="of:=IF([.F223]&gt;0;1;0)" office:value-type="float" office:value="0">
            <text:p>0</text:p>
          </table:table-cell>
          <table:table-cell table:style-name="ce1" table:formula="of:=IF([.G223]&gt;0;1;0)" office:value-type="float" office:value="1">
            <text:p>1</text:p>
          </table:table-cell>
          <table:table-cell table:style-name="ce3" table:formula="of:=[.I223]*[.I$411]+[.J223]*[.J$411]+[.K223]*[.K$411]" office:value-type="float" office:value="0.227625253666578">
            <text:p>0.23</text:p>
          </table:table-cell>
          <table:table-cell table:style-name="ce8" office:value-type="float" office:value="3596">
            <text:p>3596</text:p>
          </table:table-cell>
          <table:table-cell/>
          <table:table-cell table:formula="of:=[.M223]+[.N223]" office:value-type="float" office:value="3596">
            <text:p>3596</text:p>
          </table:table-cell>
          <table:table-cell table:style-name="ce3" table:formula="of:=[.O223]/[.O$410]" office:value-type="float" office:value="5.38545500504441">
            <text:p>5.39</text:p>
          </table:table-cell>
          <table:table-cell table:formula="of:=[.D223]+[.H223]+[.L223]+[.P223]" office:value-type="float" office:value="11.031136512435">
            <text:p>11.03</text:p>
          </table:table-cell>
          <table:table-cell table:formula="of:=RANK([.Q223];[.Q$2:.Q$408];0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Charnwood</text:p>
          </table:table-cell>
          <table:table-cell office:value-type="float" office:value="127146">
            <text:p>127146</text:p>
          </table:table-cell>
          <table:table-cell table:formula="of:=IF(SUM([.E224:.G224])&gt;0;[.B224];0)" office:value-type="float" office:value="127146">
            <text:p>127146</text:p>
          </table:table-cell>
          <table:table-cell table:style-name="ce3" table:formula="of:=[.C224]/[.C$410]" office:value-type="float" office:value="5.68376167426549">
            <text:p>5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4]*[.S$15]+[.F224]*[.S$19]+[.G224]*[.S$21]" office:value-type="float" office:value="1.64224789312416">
            <text:p>1.64</text:p>
          </table:table-cell>
          <table:table-cell table:style-name="ce1" table:formula="of:=IF([.E224]&gt;0;1;0)" office:value-type="float" office:value="0">
            <text:p>0</text:p>
          </table:table-cell>
          <table:table-cell table:style-name="ce1" table:formula="of:=IF([.F224]&gt;0;1;0)" office:value-type="float" office:value="0">
            <text:p>0</text:p>
          </table:table-cell>
          <table:table-cell table:style-name="ce1" table:formula="of:=IF([.G224]&gt;0;1;0)" office:value-type="float" office:value="1">
            <text:p>1</text:p>
          </table:table-cell>
          <table:table-cell table:style-name="ce3" table:formula="of:=[.I224]*[.I$411]+[.J224]*[.J$411]+[.K224]*[.K$411]" office:value-type="float" office:value="0.227625253666578">
            <text:p>0.23</text:p>
          </table:table-cell>
          <table:table-cell table:style-name="ce8" office:value-type="float" office:value="2312">
            <text:p>2312</text:p>
          </table:table-cell>
          <table:table-cell/>
          <table:table-cell table:formula="of:=[.M224]+[.N224]" office:value-type="float" office:value="2312">
            <text:p>2312</text:p>
          </table:table-cell>
          <table:table-cell table:style-name="ce3" table:formula="of:=[.O224]/[.O$410]" office:value-type="float" office:value="3.46250611002855">
            <text:p>3.46</text:p>
          </table:table-cell>
          <table:table-cell table:formula="of:=[.D224]+[.H224]+[.L224]+[.P224]" office:value-type="float" office:value="11.0161409310848">
            <text:p>11.02</text:p>
          </table:table-cell>
          <table:table-cell table:formula="of:=RANK([.Q224];[.Q$2:.Q$408];0)"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string">
            <text:p>Wycombe</text:p>
          </table:table-cell>
          <table:table-cell office:value-type="float" office:value="126544">
            <text:p>126544</text:p>
          </table:table-cell>
          <table:table-cell table:formula="of:=IF(SUM([.E225:.G225])&gt;0;[.B225];0)" office:value-type="float" office:value="126544">
            <text:p>126544</text:p>
          </table:table-cell>
          <table:table-cell table:style-name="ce3" table:formula="of:=[.C225]/[.C$410]" office:value-type="float" office:value="5.65685068589065">
            <text:p>5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5]*[.S$15]+[.F225]*[.S$19]+[.G225]*[.S$21]" office:value-type="float" office:value="1.64224789312416">
            <text:p>1.64</text:p>
          </table:table-cell>
          <table:table-cell table:style-name="ce1" table:formula="of:=IF([.E225]&gt;0;1;0)" office:value-type="float" office:value="0">
            <text:p>0</text:p>
          </table:table-cell>
          <table:table-cell table:style-name="ce1" table:formula="of:=IF([.F225]&gt;0;1;0)" office:value-type="float" office:value="0">
            <text:p>0</text:p>
          </table:table-cell>
          <table:table-cell table:style-name="ce1" table:formula="of:=IF([.G225]&gt;0;1;0)" office:value-type="float" office:value="1">
            <text:p>1</text:p>
          </table:table-cell>
          <table:table-cell table:style-name="ce3" table:formula="of:=[.I225]*[.I$411]+[.J225]*[.J$411]+[.K225]*[.K$411]" office:value-type="float" office:value="0.227625253666578">
            <text:p>0.23</text:p>
          </table:table-cell>
          <table:table-cell table:style-name="ce4" office:value-type="float" office:value="2329">
            <text:p>2329</text:p>
          </table:table-cell>
          <table:table-cell/>
          <table:table-cell table:formula="of:=[.M225]+[.N225]" office:value-type="float" office:value="2329">
            <text:p>2329</text:p>
          </table:table-cell>
          <table:table-cell table:style-name="ce3" table:formula="of:=[.O225]/[.O$410]" office:value-type="float" office:value="3.48796571377876">
            <text:p>3.49</text:p>
          </table:table-cell>
          <table:table-cell table:formula="of:=[.D225]+[.H225]+[.L225]+[.P225]" office:value-type="float" office:value="11.0146895464601">
            <text:p>11.01</text:p>
          </table:table-cell>
          <table:table-cell table:formula="of:=RANK([.Q225];[.Q$2:.Q$408];0)" office:value-type="float" office:value="224">
            <text:p>224</text:p>
          </table:table-cell>
          <table:table-cell table:number-columns-repeated="3"/>
        </table:table-row>
        <table:table-row table:style-name="ro1">
          <table:table-cell office:value-type="string">
            <text:p>Bracknell Forest</text:p>
          </table:table-cell>
          <table:table-cell office:value-type="float" office:value="84588">
            <text:p>84588</text:p>
          </table:table-cell>
          <table:table-cell table:formula="of:=IF(SUM([.E226:.G226])&gt;0;[.B226];0)" office:value-type="float" office:value="84588">
            <text:p>84588</text:p>
          </table:table-cell>
          <table:table-cell table:style-name="ce3" table:formula="of:=[.C226]/[.C$410]" office:value-type="float" office:value="3.78130678513496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6]*[.S$15]+[.F226]*[.S$19]+[.G226]*[.S$21]" office:value-type="float" office:value="1.64224789312416">
            <text:p>1.64</text:p>
          </table:table-cell>
          <table:table-cell table:style-name="ce1" table:formula="of:=IF([.E226]&gt;0;1;0)" office:value-type="float" office:value="0">
            <text:p>0</text:p>
          </table:table-cell>
          <table:table-cell table:style-name="ce1" table:formula="of:=IF([.F226]&gt;0;1;0)" office:value-type="float" office:value="0">
            <text:p>0</text:p>
          </table:table-cell>
          <table:table-cell table:style-name="ce1" table:formula="of:=IF([.G226]&gt;0;1;0)" office:value-type="float" office:value="1">
            <text:p>1</text:p>
          </table:table-cell>
          <table:table-cell table:style-name="ce3" table:formula="of:=[.I226]*[.I$411]+[.J226]*[.J$411]+[.K226]*[.K$411]" office:value-type="float" office:value="0.227625253666578">
            <text:p>0.23</text:p>
          </table:table-cell>
          <table:table-cell table:style-name="ce4" office:value-type="float" office:value="3576">
            <text:p>3576</text:p>
          </table:table-cell>
          <table:table-cell/>
          <table:table-cell table:formula="of:=[.M226]+[.N226]" office:value-type="float" office:value="3576">
            <text:p>3576</text:p>
          </table:table-cell>
          <table:table-cell table:style-name="ce3" table:formula="of:=[.O226]/[.O$410]" office:value-type="float" office:value="5.35550253004416">
            <text:p>5.36</text:p>
          </table:table-cell>
          <table:table-cell table:formula="of:=[.D226]+[.H226]+[.L226]+[.P226]" office:value-type="float" office:value="11.0066824619699">
            <text:p>11.01</text:p>
          </table:table-cell>
          <table:table-cell table:formula="of:=RANK([.Q226];[.Q$2:.Q$408];0)"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S Somerset</text:p>
          </table:table-cell>
          <table:table-cell office:value-type="float" office:value="128602">
            <text:p>128602</text:p>
          </table:table-cell>
          <table:table-cell table:formula="of:=IF(SUM([.E227:.G227])&gt;0;[.B227];0)" office:value-type="float" office:value="128602">
            <text:p>128602</text:p>
          </table:table-cell>
          <table:table-cell table:style-name="ce3" table:formula="of:=[.C227]/[.C$410]" office:value-type="float" office:value="5.74884871591628">
            <text:p>5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7]*[.S$15]+[.F227]*[.S$19]+[.G227]*[.S$21]" office:value-type="float" office:value="1.64224789312416">
            <text:p>1.64</text:p>
          </table:table-cell>
          <table:table-cell table:style-name="ce1" table:formula="of:=IF([.E227]&gt;0;1;0)" office:value-type="float" office:value="0">
            <text:p>0</text:p>
          </table:table-cell>
          <table:table-cell table:style-name="ce1" table:formula="of:=IF([.F227]&gt;0;1;0)" office:value-type="float" office:value="0">
            <text:p>0</text:p>
          </table:table-cell>
          <table:table-cell table:style-name="ce1" table:formula="of:=IF([.G227]&gt;0;1;0)" office:value-type="float" office:value="1">
            <text:p>1</text:p>
          </table:table-cell>
          <table:table-cell table:style-name="ce3" table:formula="of:=[.I227]*[.I$411]+[.J227]*[.J$411]+[.K227]*[.K$411]" office:value-type="float" office:value="0.227625253666578">
            <text:p>0.23</text:p>
          </table:table-cell>
          <table:table-cell table:style-name="ce4" office:value-type="float" office:value="2259">
            <text:p>2259</text:p>
          </table:table-cell>
          <table:table-cell/>
          <table:table-cell table:formula="of:=[.M227]+[.N227]" office:value-type="float" office:value="2259">
            <text:p>2259</text:p>
          </table:table-cell>
          <table:table-cell table:style-name="ce3" table:formula="of:=[.O227]/[.O$410]" office:value-type="float" office:value="3.3831320512779">
            <text:p>3.38</text:p>
          </table:table-cell>
          <table:table-cell table:formula="of:=[.D227]+[.H227]+[.L227]+[.P227]" office:value-type="float" office:value="11.0018539139849">
            <text:p>11.00</text:p>
          </table:table-cell>
          <table:table-cell table:formula="of:=RANK([.Q227];[.Q$2:.Q$408];0)" office:value-type="float" office:value="226">
            <text:p>226</text:p>
          </table:table-cell>
          <table:table-cell table:number-columns-repeated="3"/>
        </table:table-row>
        <table:table-row table:style-name="ro1">
          <table:table-cell office:value-type="string">
            <text:p>S Ribble</text:p>
          </table:table-cell>
          <table:table-cell office:value-type="float" office:value="84696">
            <text:p>84696</text:p>
          </table:table-cell>
          <table:table-cell table:formula="of:=IF(SUM([.E228:.G228])&gt;0;[.B228];0)" office:value-type="float" office:value="84696">
            <text:p>84696</text:p>
          </table:table-cell>
          <table:table-cell table:style-name="ce3" table:formula="of:=[.C228]/[.C$410]" office:value-type="float" office:value="3.78613467009257">
            <text:p>3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8]*[.S$15]+[.F228]*[.S$19]+[.G228]*[.S$21]" office:value-type="float" office:value="1.64224789312416">
            <text:p>1.64</text:p>
          </table:table-cell>
          <table:table-cell table:style-name="ce1" table:formula="of:=IF([.E228]&gt;0;1;0)" office:value-type="float" office:value="0">
            <text:p>0</text:p>
          </table:table-cell>
          <table:table-cell table:style-name="ce1" table:formula="of:=IF([.F228]&gt;0;1;0)" office:value-type="float" office:value="0">
            <text:p>0</text:p>
          </table:table-cell>
          <table:table-cell table:style-name="ce1" table:formula="of:=IF([.G228]&gt;0;1;0)" office:value-type="float" office:value="1">
            <text:p>1</text:p>
          </table:table-cell>
          <table:table-cell table:style-name="ce3" table:formula="of:=[.I228]*[.I$411]+[.J228]*[.J$411]+[.K228]*[.K$411]" office:value-type="float" office:value="0.227625253666578">
            <text:p>0.23</text:p>
          </table:table-cell>
          <table:table-cell table:style-name="ce4" office:value-type="float" office:value="3556">
            <text:p>3556</text:p>
          </table:table-cell>
          <table:table-cell/>
          <table:table-cell table:formula="of:=[.M228]+[.N228]" office:value-type="float" office:value="3556">
            <text:p>3556</text:p>
          </table:table-cell>
          <table:table-cell table:style-name="ce3" table:formula="of:=[.O228]/[.O$410]" office:value-type="float" office:value="5.32555005504392">
            <text:p>5.33</text:p>
          </table:table-cell>
          <table:table-cell table:formula="of:=[.D228]+[.H228]+[.L228]+[.P228]" office:value-type="float" office:value="10.9815578719272">
            <text:p>10.98</text:p>
          </table:table-cell>
          <table:table-cell table:formula="of:=RANK([.Q228];[.Q$2:.Q$408];0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Hinckley and Bosworth</text:p>
          </table:table-cell>
          <table:table-cell office:value-type="float" office:value="84897">
            <text:p>84897</text:p>
          </table:table-cell>
          <table:table-cell table:formula="of:=IF(SUM([.E229:.G229])&gt;0;[.B229];0)" office:value-type="float" office:value="84897">
            <text:p>84897</text:p>
          </table:table-cell>
          <table:table-cell table:style-name="ce3" table:formula="of:=[.C229]/[.C$410]" office:value-type="float" office:value="3.79511990043035">
            <text:p>3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9]*[.S$15]+[.F229]*[.S$19]+[.G229]*[.S$21]" office:value-type="float" office:value="1.64224789312416">
            <text:p>1.64</text:p>
          </table:table-cell>
          <table:table-cell table:style-name="ce1" table:formula="of:=IF([.E229]&gt;0;1;0)" office:value-type="float" office:value="0">
            <text:p>0</text:p>
          </table:table-cell>
          <table:table-cell table:style-name="ce1" table:formula="of:=IF([.F229]&gt;0;1;0)" office:value-type="float" office:value="0">
            <text:p>0</text:p>
          </table:table-cell>
          <table:table-cell table:style-name="ce1" table:formula="of:=IF([.G229]&gt;0;1;0)" office:value-type="float" office:value="1">
            <text:p>1</text:p>
          </table:table-cell>
          <table:table-cell table:style-name="ce3" table:formula="of:=[.I229]*[.I$411]+[.J229]*[.J$411]+[.K229]*[.K$411]" office:value-type="float" office:value="0.227625253666578">
            <text:p>0.23</text:p>
          </table:table-cell>
          <table:table-cell table:style-name="ce8" office:value-type="float" office:value="3536">
            <text:p>3536</text:p>
          </table:table-cell>
          <table:table-cell/>
          <table:table-cell table:formula="of:=[.M229]+[.N229]" office:value-type="float" office:value="3536">
            <text:p>3536</text:p>
          </table:table-cell>
          <table:table-cell table:style-name="ce3" table:formula="of:=[.O229]/[.O$410]" office:value-type="float" office:value="5.29559758004367">
            <text:p>5.30</text:p>
          </table:table-cell>
          <table:table-cell table:formula="of:=[.D229]+[.H229]+[.L229]+[.P229]" office:value-type="float" office:value="10.9605906272648">
            <text:p>10.96</text:p>
          </table:table-cell>
          <table:table-cell table:formula="of:=RANK([.Q229];[.Q$2:.Q$408];0)"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N Lincs</text:p>
          </table:table-cell>
          <table:table-cell office:value-type="float" office:value="124626">
            <text:p>124626</text:p>
          </table:table-cell>
          <table:table-cell table:formula="of:=IF(SUM([.E230:.G230])&gt;0;[.B230];0)" office:value-type="float" office:value="124626">
            <text:p>124626</text:p>
          </table:table-cell>
          <table:table-cell table:style-name="ce3" table:formula="of:=[.C230]/[.C$410]" office:value-type="float" office:value="5.57111102525452">
            <text:p>5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0]*[.S$15]+[.F230]*[.S$19]+[.G230]*[.S$21]" office:value-type="float" office:value="1.64224789312416">
            <text:p>1.64</text:p>
          </table:table-cell>
          <table:table-cell table:style-name="ce1" table:formula="of:=IF([.E230]&gt;0;1;0)" office:value-type="float" office:value="0">
            <text:p>0</text:p>
          </table:table-cell>
          <table:table-cell table:style-name="ce1" table:formula="of:=IF([.F230]&gt;0;1;0)" office:value-type="float" office:value="0">
            <text:p>0</text:p>
          </table:table-cell>
          <table:table-cell table:style-name="ce1" table:formula="of:=IF([.G230]&gt;0;1;0)" office:value-type="float" office:value="1">
            <text:p>1</text:p>
          </table:table-cell>
          <table:table-cell table:style-name="ce3" table:formula="of:=[.I230]*[.I$411]+[.J230]*[.J$411]+[.K230]*[.K$411]" office:value-type="float" office:value="0.227625253666578">
            <text:p>0.23</text:p>
          </table:table-cell>
          <table:table-cell table:style-name="ce4" office:value-type="float" office:value="2347">
            <text:p>2347</text:p>
          </table:table-cell>
          <table:table-cell/>
          <table:table-cell table:formula="of:=[.M230]+[.N230]" office:value-type="float" office:value="2347">
            <text:p>2347</text:p>
          </table:table-cell>
          <table:table-cell table:style-name="ce3" table:formula="of:=[.O230]/[.O$410]" office:value-type="float" office:value="3.51492294127899">
            <text:p>3.51</text:p>
          </table:table-cell>
          <table:table-cell table:formula="of:=[.D230]+[.H230]+[.L230]+[.P230]" office:value-type="float" office:value="10.9559071133242">
            <text:p>10.96</text:p>
          </table:table-cell>
          <table:table-cell table:formula="of:=RANK([.Q230];[.Q$2:.Q$408];0)" office:value-type="float" office:value="229">
            <text:p>229</text:p>
          </table:table-cell>
          <table:table-cell table:number-columns-repeated="3"/>
        </table:table-row>
        <table:table-row table:style-name="ro1">
          <table:table-cell office:value-type="string">
            <text:p>Dover</text:p>
          </table:table-cell>
          <table:table-cell office:value-type="float" office:value="85122">
            <text:p>85122</text:p>
          </table:table-cell>
          <table:table-cell table:formula="of:=IF(SUM([.E231:.G231])&gt;0;[.B231];0)" office:value-type="float" office:value="85122">
            <text:p>85122</text:p>
          </table:table-cell>
          <table:table-cell table:style-name="ce3" table:formula="of:=[.C231]/[.C$410]" office:value-type="float" office:value="3.80517799409205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1]*[.S$15]+[.F231]*[.S$19]+[.G231]*[.S$21]" office:value-type="float" office:value="1.64224789312416">
            <text:p>1.64</text:p>
          </table:table-cell>
          <table:table-cell table:style-name="ce1" table:formula="of:=IF([.E231]&gt;0;1;0)" office:value-type="float" office:value="0">
            <text:p>0</text:p>
          </table:table-cell>
          <table:table-cell table:style-name="ce1" table:formula="of:=IF([.F231]&gt;0;1;0)" office:value-type="float" office:value="0">
            <text:p>0</text:p>
          </table:table-cell>
          <table:table-cell table:style-name="ce1" table:formula="of:=IF([.G231]&gt;0;1;0)" office:value-type="float" office:value="1">
            <text:p>1</text:p>
          </table:table-cell>
          <table:table-cell table:style-name="ce3" table:formula="of:=[.I231]*[.I$411]+[.J231]*[.J$411]+[.K231]*[.K$411]" office:value-type="float" office:value="0.227625253666578">
            <text:p>0.23</text:p>
          </table:table-cell>
          <table:table-cell table:style-name="ce4" office:value-type="float" office:value="3516">
            <text:p>3516</text:p>
          </table:table-cell>
          <table:table-cell/>
          <table:table-cell table:formula="of:=[.M231]+[.N231]" office:value-type="float" office:value="3516">
            <text:p>3516</text:p>
          </table:table-cell>
          <table:table-cell table:style-name="ce3" table:formula="of:=[.O231]/[.O$410]" office:value-type="float" office:value="5.26564510504342">
            <text:p>5.27</text:p>
          </table:table-cell>
          <table:table-cell table:formula="of:=[.D231]+[.H231]+[.L231]+[.P231]" office:value-type="float" office:value="10.9406962459262">
            <text:p>10.94</text:p>
          </table:table-cell>
          <table:table-cell table:formula="of:=RANK([.Q231];[.Q$2:.Q$408];0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string">
            <text:p>Newark and Sherwood</text:p>
          </table:table-cell>
          <table:table-cell office:value-type="float" office:value="85188">
            <text:p>85188</text:p>
          </table:table-cell>
          <table:table-cell table:formula="of:=IF(SUM([.E232:.G232])&gt;0;[.B232];0)" office:value-type="float" office:value="85188">
            <text:p>85188</text:p>
          </table:table-cell>
          <table:table-cell table:style-name="ce3" table:formula="of:=[.C232]/[.C$410]" office:value-type="float" office:value="3.80812836823281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2]*[.S$15]+[.F232]*[.S$19]+[.G232]*[.S$21]" office:value-type="float" office:value="1.64224789312416">
            <text:p>1.64</text:p>
          </table:table-cell>
          <table:table-cell table:style-name="ce1" table:formula="of:=IF([.E232]&gt;0;1;0)" office:value-type="float" office:value="0">
            <text:p>0</text:p>
          </table:table-cell>
          <table:table-cell table:style-name="ce1" table:formula="of:=IF([.F232]&gt;0;1;0)" office:value-type="float" office:value="0">
            <text:p>0</text:p>
          </table:table-cell>
          <table:table-cell table:style-name="ce1" table:formula="of:=IF([.G232]&gt;0;1;0)" office:value-type="float" office:value="1">
            <text:p>1</text:p>
          </table:table-cell>
          <table:table-cell table:style-name="ce3" table:formula="of:=[.I232]*[.I$411]+[.J232]*[.J$411]+[.K232]*[.K$411]" office:value-type="float" office:value="0.227625253666578">
            <text:p>0.23</text:p>
          </table:table-cell>
          <table:table-cell table:style-name="ce8" office:value-type="float" office:value="3496">
            <text:p>3496</text:p>
          </table:table-cell>
          <table:table-cell/>
          <table:table-cell table:formula="of:=[.M232]+[.N232]" office:value-type="float" office:value="3496">
            <text:p>3496</text:p>
          </table:table-cell>
          <table:table-cell table:style-name="ce3" table:formula="of:=[.O232]/[.O$410]" office:value-type="float" office:value="5.23569263004318">
            <text:p>5.24</text:p>
          </table:table-cell>
          <table:table-cell table:formula="of:=[.D232]+[.H232]+[.L232]+[.P232]" office:value-type="float" office:value="10.9136941450667">
            <text:p>10.91</text:p>
          </table:table-cell>
          <table:table-cell table:formula="of:=RANK([.Q232];[.Q$2:.Q$408];0)"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string">
            <text:p>Telford and Wrekin</text:p>
          </table:table-cell>
          <table:table-cell office:value-type="float" office:value="122466">
            <text:p>122466</text:p>
          </table:table-cell>
          <table:table-cell table:formula="of:=IF(SUM([.E233:.G233])&gt;0;[.B233];0)" office:value-type="float" office:value="122466">
            <text:p>122466</text:p>
          </table:table-cell>
          <table:table-cell table:style-name="ce3" table:formula="of:=[.C233]/[.C$410]" office:value-type="float" office:value="5.47455332610226">
            <text:p>5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3]*[.S$15]+[.F233]*[.S$19]+[.G233]*[.S$21]" office:value-type="float" office:value="1.64224789312416">
            <text:p>1.64</text:p>
          </table:table-cell>
          <table:table-cell table:style-name="ce1" table:formula="of:=IF([.E233]&gt;0;1;0)" office:value-type="float" office:value="0">
            <text:p>0</text:p>
          </table:table-cell>
          <table:table-cell table:style-name="ce1" table:formula="of:=IF([.F233]&gt;0;1;0)" office:value-type="float" office:value="0">
            <text:p>0</text:p>
          </table:table-cell>
          <table:table-cell table:style-name="ce1" table:formula="of:=IF([.G233]&gt;0;1;0)" office:value-type="float" office:value="1">
            <text:p>1</text:p>
          </table:table-cell>
          <table:table-cell table:style-name="ce3" table:formula="of:=[.I233]*[.I$411]+[.J233]*[.J$411]+[.K233]*[.K$411]" office:value-type="float" office:value="0.227625253666578">
            <text:p>0.23</text:p>
          </table:table-cell>
          <table:table-cell table:style-name="ce4" office:value-type="float" office:value="2383">
            <text:p>2383</text:p>
          </table:table-cell>
          <table:table-cell/>
          <table:table-cell table:formula="of:=[.M233]+[.N233]" office:value-type="float" office:value="2383">
            <text:p>2383</text:p>
          </table:table-cell>
          <table:table-cell table:style-name="ce3" table:formula="of:=[.O233]/[.O$410]" office:value-type="float" office:value="3.56883739627943">
            <text:p>3.57</text:p>
          </table:table-cell>
          <table:table-cell table:formula="of:=[.D233]+[.H233]+[.L233]+[.P233]" office:value-type="float" office:value="10.9132638691724">
            <text:p>10.91</text:p>
          </table:table-cell>
          <table:table-cell table:formula="of:=RANK([.Q233];[.Q$2:.Q$408];0)" office:value-type="float" office:value="232">
            <text:p>232</text:p>
          </table:table-cell>
          <table:table-cell table:number-columns-repeated="3"/>
        </table:table-row>
        <table:table-row table:style-name="ro1">
          <table:table-cell office:value-type="string">
            <text:p>Bedford</text:p>
          </table:table-cell>
          <table:table-cell office:value-type="float" office:value="122616">
            <text:p>122616</text:p>
          </table:table-cell>
          <table:table-cell table:formula="of:=IF(SUM([.E234:.G234])&gt;0;[.B234];0)" office:value-type="float" office:value="122616">
            <text:p>122616</text:p>
          </table:table-cell>
          <table:table-cell table:style-name="ce3" table:formula="of:=[.C234]/[.C$410]" office:value-type="float" office:value="5.48125872187672">
            <text:p>5.4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4]*[.S$15]+[.F234]*[.S$19]+[.G234]*[.S$21]" office:value-type="float" office:value="1.64224789312416">
            <text:p>1.64</text:p>
          </table:table-cell>
          <table:table-cell table:style-name="ce1" table:formula="of:=IF([.E234]&gt;0;1;0)" office:value-type="float" office:value="0">
            <text:p>0</text:p>
          </table:table-cell>
          <table:table-cell table:style-name="ce1" table:formula="of:=IF([.F234]&gt;0;1;0)" office:value-type="float" office:value="0">
            <text:p>0</text:p>
          </table:table-cell>
          <table:table-cell table:style-name="ce1" table:formula="of:=IF([.G234]&gt;0;1;0)" office:value-type="float" office:value="1">
            <text:p>1</text:p>
          </table:table-cell>
          <table:table-cell table:style-name="ce3" table:formula="of:=[.I234]*[.I$411]+[.J234]*[.J$411]+[.K234]*[.K$411]" office:value-type="float" office:value="0.227625253666578">
            <text:p>0.23</text:p>
          </table:table-cell>
          <table:table-cell table:style-name="ce4" office:value-type="float" office:value="2365">
            <text:p>2365</text:p>
          </table:table-cell>
          <table:table-cell/>
          <table:table-cell table:formula="of:=[.M234]+[.N234]" office:value-type="float" office:value="2365">
            <text:p>2365</text:p>
          </table:table-cell>
          <table:table-cell table:style-name="ce3" table:formula="of:=[.O234]/[.O$410]" office:value-type="float" office:value="3.54188016877921">
            <text:p>3.54</text:p>
          </table:table-cell>
          <table:table-cell table:formula="of:=[.D234]+[.H234]+[.L234]+[.P234]" office:value-type="float" office:value="10.8930120374467">
            <text:p>10.89</text:p>
          </table:table-cell>
          <table:table-cell table:formula="of:=RANK([.Q234];[.Q$2:.Q$408];0)" office:value-type="float" office:value="233">
            <text:p>233</text:p>
          </table:table-cell>
          <table:table-cell table:number-columns-repeated="3"/>
        </table:table-row>
        <table:table-row table:style-name="ro1">
          <table:table-cell office:value-type="string">
            <text:p>Rushcliffe</text:p>
          </table:table-cell>
          <table:table-cell office:value-type="float" office:value="85203">
            <text:p>85203</text:p>
          </table:table-cell>
          <table:table-cell table:formula="of:=IF(SUM([.E235:.G235])&gt;0;[.B235];0)" office:value-type="float" office:value="85203">
            <text:p>85203</text:p>
          </table:table-cell>
          <table:table-cell table:style-name="ce3" table:formula="of:=[.C235]/[.C$410]" office:value-type="float" office:value="3.80879890781025">
            <text:p>3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5]*[.S$15]+[.F235]*[.S$19]+[.G235]*[.S$21]" office:value-type="float" office:value="1.64224789312416">
            <text:p>1.64</text:p>
          </table:table-cell>
          <table:table-cell table:style-name="ce1" table:formula="of:=IF([.E235]&gt;0;1;0)" office:value-type="float" office:value="0">
            <text:p>0</text:p>
          </table:table-cell>
          <table:table-cell table:style-name="ce1" table:formula="of:=IF([.F235]&gt;0;1;0)" office:value-type="float" office:value="0">
            <text:p>0</text:p>
          </table:table-cell>
          <table:table-cell table:style-name="ce1" table:formula="of:=IF([.G235]&gt;0;1;0)" office:value-type="float" office:value="1">
            <text:p>1</text:p>
          </table:table-cell>
          <table:table-cell table:style-name="ce3" table:formula="of:=[.I235]*[.I$411]+[.J235]*[.J$411]+[.K235]*[.K$411]" office:value-type="float" office:value="0.227625253666578">
            <text:p>0.23</text:p>
          </table:table-cell>
          <table:table-cell table:style-name="ce8" office:value-type="float" office:value="3476">
            <text:p>3476</text:p>
          </table:table-cell>
          <table:table-cell/>
          <table:table-cell table:formula="of:=[.M235]+[.N235]" office:value-type="float" office:value="3476">
            <text:p>3476</text:p>
          </table:table-cell>
          <table:table-cell table:style-name="ce3" table:formula="of:=[.O235]/[.O$410]" office:value-type="float" office:value="5.20574015504293">
            <text:p>5.21</text:p>
          </table:table-cell>
          <table:table-cell table:formula="of:=[.D235]+[.H235]+[.L235]+[.P235]" office:value-type="float" office:value="10.8844122096439">
            <text:p>10.88</text:p>
          </table:table-cell>
          <table:table-cell table:formula="of:=RANK([.Q235];[.Q$2:.Q$408];0)" office:value-type="float" office:value="234">
            <text:p>234</text:p>
          </table:table-cell>
          <table:table-cell table:number-columns-repeated="3"/>
        </table:table-row>
        <table:table-row table:style-name="ro1">
          <table:table-cell office:value-type="string">
            <text:p>Mendip</text:p>
          </table:table-cell>
          <table:table-cell office:value-type="float" office:value="85833">
            <text:p>85833</text:p>
          </table:table-cell>
          <table:table-cell table:formula="of:=IF(SUM([.E236:.G236])&gt;0;[.B236];0)" office:value-type="float" office:value="85833">
            <text:p>85833</text:p>
          </table:table-cell>
          <table:table-cell table:style-name="ce3" table:formula="of:=[.C236]/[.C$410]" office:value-type="float" office:value="3.836961570063">
            <text:p>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6]*[.S$15]+[.F236]*[.S$19]+[.G236]*[.S$21]" office:value-type="float" office:value="1.64224789312416">
            <text:p>1.64</text:p>
          </table:table-cell>
          <table:table-cell table:style-name="ce1" table:formula="of:=IF([.E236]&gt;0;1;0)" office:value-type="float" office:value="0">
            <text:p>0</text:p>
          </table:table-cell>
          <table:table-cell table:style-name="ce1" table:formula="of:=IF([.F236]&gt;0;1;0)" office:value-type="float" office:value="0">
            <text:p>0</text:p>
          </table:table-cell>
          <table:table-cell table:style-name="ce1" table:formula="of:=IF([.G236]&gt;0;1;0)" office:value-type="float" office:value="1">
            <text:p>1</text:p>
          </table:table-cell>
          <table:table-cell table:style-name="ce3" table:formula="of:=[.I236]*[.I$411]+[.J236]*[.J$411]+[.K236]*[.K$411]" office:value-type="float" office:value="0.227625253666578">
            <text:p>0.23</text:p>
          </table:table-cell>
          <table:table-cell table:style-name="ce4" office:value-type="float" office:value="3456">
            <text:p>3456</text:p>
          </table:table-cell>
          <table:table-cell/>
          <table:table-cell table:formula="of:=[.M236]+[.N236]" office:value-type="float" office:value="3456">
            <text:p>3456</text:p>
          </table:table-cell>
          <table:table-cell table:style-name="ce3" table:formula="of:=[.O236]/[.O$410]" office:value-type="float" office:value="5.17578768004268">
            <text:p>5.18</text:p>
          </table:table-cell>
          <table:table-cell table:formula="of:=[.D236]+[.H236]+[.L236]+[.P236]" office:value-type="float" office:value="10.8826223968964">
            <text:p>10.88</text:p>
          </table:table-cell>
          <table:table-cell table:formula="of:=RANK([.Q236];[.Q$2:.Q$408];0)"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string">
            <text:p>Gedling</text:p>
          </table:table-cell>
          <table:table-cell office:value-type="float" office:value="86920">
            <text:p>86920</text:p>
          </table:table-cell>
          <table:table-cell table:formula="of:=IF(SUM([.E237:.G237])&gt;0;[.B237];0)" office:value-type="float" office:value="86920">
            <text:p>86920</text:p>
          </table:table-cell>
          <table:table-cell table:style-name="ce3" table:formula="of:=[.C237]/[.C$410]" office:value-type="float" office:value="3.8855533381086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7]*[.S$15]+[.F237]*[.S$19]+[.G237]*[.S$21]" office:value-type="float" office:value="1.64224789312416">
            <text:p>1.64</text:p>
          </table:table-cell>
          <table:table-cell table:style-name="ce1" table:formula="of:=IF([.E237]&gt;0;1;0)" office:value-type="float" office:value="0">
            <text:p>0</text:p>
          </table:table-cell>
          <table:table-cell table:style-name="ce1" table:formula="of:=IF([.F237]&gt;0;1;0)" office:value-type="float" office:value="0">
            <text:p>0</text:p>
          </table:table-cell>
          <table:table-cell table:style-name="ce1" table:formula="of:=IF([.G237]&gt;0;1;0)" office:value-type="float" office:value="1">
            <text:p>1</text:p>
          </table:table-cell>
          <table:table-cell table:style-name="ce3" table:formula="of:=[.I237]*[.I$411]+[.J237]*[.J$411]+[.K237]*[.K$411]" office:value-type="float" office:value="0.227625253666578">
            <text:p>0.23</text:p>
          </table:table-cell>
          <table:table-cell table:style-name="ce8" office:value-type="float" office:value="3417">
            <text:p>3417</text:p>
          </table:table-cell>
          <table:table-cell/>
          <table:table-cell table:formula="of:=[.M237]+[.N237]" office:value-type="float" office:value="3417">
            <text:p>3417</text:p>
          </table:table-cell>
          <table:table-cell table:style-name="ce3" table:formula="of:=[.O237]/[.O$410]" office:value-type="float" office:value="5.1173803537922">
            <text:p>5.12</text:p>
          </table:table-cell>
          <table:table-cell table:formula="of:=[.D237]+[.H237]+[.L237]+[.P237]" office:value-type="float" office:value="10.8728068386915">
            <text:p>10.87</text:p>
          </table:table-cell>
          <table:table-cell table:formula="of:=RANK([.Q237];[.Q$2:.Q$408];0)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string">
            <text:p>Sedgemoor</text:p>
          </table:table-cell>
          <table:table-cell office:value-type="float" office:value="88644">
            <text:p>88644</text:p>
          </table:table-cell>
          <table:table-cell table:formula="of:=IF(SUM([.E238:.G238])&gt;0;[.B238];0)" office:value-type="float" office:value="88644">
            <text:p>88644</text:p>
          </table:table-cell>
          <table:table-cell table:style-name="ce3" table:formula="of:=[.C238]/[.C$410]" office:value-type="float" office:value="3.96262068687643">
            <text:p>3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8]*[.S$15]+[.F238]*[.S$19]+[.G238]*[.S$21]" office:value-type="float" office:value="1.64224789312416">
            <text:p>1.64</text:p>
          </table:table-cell>
          <table:table-cell table:style-name="ce1" table:formula="of:=IF([.E238]&gt;0;1;0)" office:value-type="float" office:value="0">
            <text:p>0</text:p>
          </table:table-cell>
          <table:table-cell table:style-name="ce1" table:formula="of:=IF([.F238]&gt;0;1;0)" office:value-type="float" office:value="0">
            <text:p>0</text:p>
          </table:table-cell>
          <table:table-cell table:style-name="ce1" table:formula="of:=IF([.G238]&gt;0;1;0)" office:value-type="float" office:value="1">
            <text:p>1</text:p>
          </table:table-cell>
          <table:table-cell table:style-name="ce3" table:formula="of:=[.I238]*[.I$411]+[.J238]*[.J$411]+[.K238]*[.K$411]" office:value-type="float" office:value="0.227625253666578">
            <text:p>0.23</text:p>
          </table:table-cell>
          <table:table-cell table:style-name="ce4" office:value-type="float" office:value="3358">
            <text:p>3358</text:p>
          </table:table-cell>
          <table:table-cell/>
          <table:table-cell table:formula="of:=[.M238]+[.N238]" office:value-type="float" office:value="3358">
            <text:p>3358</text:p>
          </table:table-cell>
          <table:table-cell table:style-name="ce3" table:formula="of:=[.O238]/[.O$410]" office:value-type="float" office:value="5.02902055254147">
            <text:p>5.03</text:p>
          </table:table-cell>
          <table:table-cell table:formula="of:=[.D238]+[.H238]+[.L238]+[.P238]" office:value-type="float" office:value="10.8615143862086">
            <text:p>10.86</text:p>
          </table:table-cell>
          <table:table-cell table:formula="of:=RANK([.Q238];[.Q$2:.Q$408];0)" office:value-type="float" office:value="237">
            <text:p>237</text:p>
          </table:table-cell>
          <table:table-cell table:number-columns-repeated="3"/>
        </table:table-row>
        <table:table-row table:style-name="ro1">
          <table:table-cell office:value-type="string">
            <text:p>Erewash</text:p>
          </table:table-cell>
          <table:table-cell office:value-type="float" office:value="85895">
            <text:p>85895</text:p>
          </table:table-cell>
          <table:table-cell table:formula="of:=IF(SUM([.E239:.G239])&gt;0;[.B239];0)" office:value-type="float" office:value="85895">
            <text:p>85895</text:p>
          </table:table-cell>
          <table:table-cell table:style-name="ce3" table:formula="of:=[.C239]/[.C$410]" office:value-type="float" office:value="3.83973313364978">
            <text:p>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9]*[.S$15]+[.F239]*[.S$19]+[.G239]*[.S$21]" office:value-type="float" office:value="1.64224789312416">
            <text:p>1.64</text:p>
          </table:table-cell>
          <table:table-cell table:style-name="ce1" table:formula="of:=IF([.E239]&gt;0;1;0)" office:value-type="float" office:value="0">
            <text:p>0</text:p>
          </table:table-cell>
          <table:table-cell table:style-name="ce1" table:formula="of:=IF([.F239]&gt;0;1;0)" office:value-type="float" office:value="0">
            <text:p>0</text:p>
          </table:table-cell>
          <table:table-cell table:style-name="ce1" table:formula="of:=IF([.G239]&gt;0;1;0)" office:value-type="float" office:value="1">
            <text:p>1</text:p>
          </table:table-cell>
          <table:table-cell table:style-name="ce3" table:formula="of:=[.I239]*[.I$411]+[.J239]*[.J$411]+[.K239]*[.K$411]" office:value-type="float" office:value="0.227625253666578">
            <text:p>0.23</text:p>
          </table:table-cell>
          <table:table-cell table:style-name="ce4" office:value-type="float" office:value="3437">
            <text:p>3437</text:p>
          </table:table-cell>
          <table:table-cell/>
          <table:table-cell table:formula="of:=[.M239]+[.N239]" office:value-type="float" office:value="3437">
            <text:p>3437</text:p>
          </table:table-cell>
          <table:table-cell table:style-name="ce3" table:formula="of:=[.O239]/[.O$410]" office:value-type="float" office:value="5.14733282879245">
            <text:p>5.15</text:p>
          </table:table-cell>
          <table:table-cell table:formula="of:=[.D239]+[.H239]+[.L239]+[.P239]" office:value-type="float" office:value="10.856939109233">
            <text:p>10.86</text:p>
          </table:table-cell>
          <table:table-cell table:formula="of:=RANK([.Q239];[.Q$2:.Q$408];0)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string">
            <text:p>Tonbridge and Malling</text:p>
          </table:table-cell>
          <table:table-cell office:value-type="float" office:value="89803">
            <text:p>89803</text:p>
          </table:table-cell>
          <table:table-cell table:formula="of:=IF(SUM([.E240:.G240])&gt;0;[.B240];0)" office:value-type="float" office:value="89803">
            <text:p>89803</text:p>
          </table:table-cell>
          <table:table-cell table:style-name="ce3" table:formula="of:=[.C240]/[.C$410]" office:value-type="float" office:value="4.01443104489378">
            <text:p>4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0]*[.S$15]+[.F240]*[.S$19]+[.G240]*[.S$21]" office:value-type="float" office:value="1.64224789312416">
            <text:p>1.64</text:p>
          </table:table-cell>
          <table:table-cell table:style-name="ce1" table:formula="of:=IF([.E240]&gt;0;1;0)" office:value-type="float" office:value="0">
            <text:p>0</text:p>
          </table:table-cell>
          <table:table-cell table:style-name="ce1" table:formula="of:=IF([.F240]&gt;0;1;0)" office:value-type="float" office:value="0">
            <text:p>0</text:p>
          </table:table-cell>
          <table:table-cell table:style-name="ce1" table:formula="of:=IF([.G240]&gt;0;1;0)" office:value-type="float" office:value="1">
            <text:p>1</text:p>
          </table:table-cell>
          <table:table-cell table:style-name="ce3" table:formula="of:=[.I240]*[.I$411]+[.J240]*[.J$411]+[.K240]*[.K$411]" office:value-type="float" office:value="0.227625253666578">
            <text:p>0.23</text:p>
          </table:table-cell>
          <table:table-cell table:style-name="ce4" office:value-type="float" office:value="3319">
            <text:p>3319</text:p>
          </table:table-cell>
          <table:table-cell/>
          <table:table-cell table:formula="of:=[.M240]+[.N240]" office:value-type="float" office:value="3319">
            <text:p>3319</text:p>
          </table:table-cell>
          <table:table-cell table:style-name="ce3" table:formula="of:=[.O240]/[.O$410]" office:value-type="float" office:value="4.97061322629099">
            <text:p>4.97</text:p>
          </table:table-cell>
          <table:table-cell table:formula="of:=[.D240]+[.H240]+[.L240]+[.P240]" office:value-type="float" office:value="10.8549174179755">
            <text:p>10.85</text:p>
          </table:table-cell>
          <table:table-cell table:formula="of:=RANK([.Q240];[.Q$2:.Q$408];0)" office:value-type="float" office:value="239">
            <text:p>239</text:p>
          </table:table-cell>
          <table:table-cell table:number-columns-repeated="3"/>
        </table:table-row>
        <table:table-row table:style-name="ro1">
          <table:table-cell office:value-type="string">
            <text:p>E Staffs</text:p>
          </table:table-cell>
          <table:table-cell office:value-type="float" office:value="87092">
            <text:p>87092</text:p>
          </table:table-cell>
          <table:table-cell table:formula="of:=IF(SUM([.E241:.G241])&gt;0;[.B241];0)" office:value-type="float" office:value="87092">
            <text:p>87092</text:p>
          </table:table-cell>
          <table:table-cell table:style-name="ce3" table:formula="of:=[.C241]/[.C$410]" office:value-type="float" office:value="3.89324219192999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1]*[.S$15]+[.F241]*[.S$19]+[.G241]*[.S$21]" office:value-type="float" office:value="1.64224789312416">
            <text:p>1.64</text:p>
          </table:table-cell>
          <table:table-cell table:style-name="ce1" table:formula="of:=IF([.E241]&gt;0;1;0)" office:value-type="float" office:value="0">
            <text:p>0</text:p>
          </table:table-cell>
          <table:table-cell table:style-name="ce1" table:formula="of:=IF([.F241]&gt;0;1;0)" office:value-type="float" office:value="0">
            <text:p>0</text:p>
          </table:table-cell>
          <table:table-cell table:style-name="ce1" table:formula="of:=IF([.G241]&gt;0;1;0)" office:value-type="float" office:value="1">
            <text:p>1</text:p>
          </table:table-cell>
          <table:table-cell table:style-name="ce3" table:formula="of:=[.I241]*[.I$411]+[.J241]*[.J$411]+[.K241]*[.K$411]" office:value-type="float" office:value="0.227625253666578">
            <text:p>0.23</text:p>
          </table:table-cell>
          <table:table-cell table:style-name="ce4" office:value-type="float" office:value="3397">
            <text:p>3397</text:p>
          </table:table-cell>
          <table:table-cell/>
          <table:table-cell table:formula="of:=[.M241]+[.N241]" office:value-type="float" office:value="3397">
            <text:p>3397</text:p>
          </table:table-cell>
          <table:table-cell table:style-name="ce3" table:formula="of:=[.O241]/[.O$410]" office:value-type="float" office:value="5.08742787879195">
            <text:p>5.09</text:p>
          </table:table-cell>
          <table:table-cell table:formula="of:=[.D241]+[.H241]+[.L241]+[.P241]" office:value-type="float" office:value="10.8505432175127">
            <text:p>10.85</text:p>
          </table:table-cell>
          <table:table-cell table:formula="of:=RANK([.Q241];[.Q$2:.Q$408];0)"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string">
            <text:p>E Hants</text:p>
          </table:table-cell>
          <table:table-cell office:value-type="float" office:value="88893">
            <text:p>88893</text:p>
          </table:table-cell>
          <table:table-cell table:formula="of:=IF(SUM([.E242:.G242])&gt;0;[.B242];0)" office:value-type="float" office:value="88893">
            <text:p>88893</text:p>
          </table:table-cell>
          <table:table-cell table:style-name="ce3" table:formula="of:=[.C242]/[.C$410]" office:value-type="float" office:value="3.97375164386204">
            <text:p>3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2]*[.S$15]+[.F242]*[.S$19]+[.G242]*[.S$21]" office:value-type="float" office:value="1.64224789312416">
            <text:p>1.64</text:p>
          </table:table-cell>
          <table:table-cell table:style-name="ce1" table:formula="of:=IF([.E242]&gt;0;1;0)" office:value-type="float" office:value="0">
            <text:p>0</text:p>
          </table:table-cell>
          <table:table-cell table:style-name="ce1" table:formula="of:=IF([.F242]&gt;0;1;0)" office:value-type="float" office:value="0">
            <text:p>0</text:p>
          </table:table-cell>
          <table:table-cell table:style-name="ce1" table:formula="of:=IF([.G242]&gt;0;1;0)" office:value-type="float" office:value="1">
            <text:p>1</text:p>
          </table:table-cell>
          <table:table-cell table:style-name="ce3" table:formula="of:=[.I242]*[.I$411]+[.J242]*[.J$411]+[.K242]*[.K$411]" office:value-type="float" office:value="0.227625253666578">
            <text:p>0.23</text:p>
          </table:table-cell>
          <table:table-cell table:style-name="ce4" office:value-type="float" office:value="3338">
            <text:p>3338</text:p>
          </table:table-cell>
          <table:table-cell/>
          <table:table-cell table:formula="of:=[.M242]+[.N242]" office:value-type="float" office:value="3338">
            <text:p>3338</text:p>
          </table:table-cell>
          <table:table-cell table:style-name="ce3" table:formula="of:=[.O242]/[.O$410]" office:value-type="float" office:value="4.99906807754122">
            <text:p>5.00</text:p>
          </table:table-cell>
          <table:table-cell table:formula="of:=[.D242]+[.H242]+[.L242]+[.P242]" office:value-type="float" office:value="10.842692868194">
            <text:p>10.84</text:p>
          </table:table-cell>
          <table:table-cell table:formula="of:=RANK([.Q242];[.Q$2:.Q$408];0)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string">
            <text:p>Harrogate</text:p>
          </table:table-cell>
          <table:table-cell office:value-type="float" office:value="120230">
            <text:p>120230</text:p>
          </table:table-cell>
          <table:table-cell table:formula="of:=IF(SUM([.E243:.G243])&gt;0;[.B243];0)" office:value-type="float" office:value="120230">
            <text:p>120230</text:p>
          </table:table-cell>
          <table:table-cell table:style-name="ce3" table:formula="of:=[.C243]/[.C$410]" office:value-type="float" office:value="5.37459822642427">
            <text:p>5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3]*[.S$15]+[.F243]*[.S$19]+[.G243]*[.S$21]" office:value-type="float" office:value="1.64224789312416">
            <text:p>1.64</text:p>
          </table:table-cell>
          <table:table-cell table:style-name="ce1" table:formula="of:=IF([.E243]&gt;0;1;0)" office:value-type="float" office:value="0">
            <text:p>0</text:p>
          </table:table-cell>
          <table:table-cell table:style-name="ce1" table:formula="of:=IF([.F243]&gt;0;1;0)" office:value-type="float" office:value="0">
            <text:p>0</text:p>
          </table:table-cell>
          <table:table-cell table:style-name="ce1" table:formula="of:=IF([.G243]&gt;0;1;0)" office:value-type="float" office:value="1">
            <text:p>1</text:p>
          </table:table-cell>
          <table:table-cell table:style-name="ce3" table:formula="of:=[.I243]*[.I$411]+[.J243]*[.J$411]+[.K243]*[.K$411]" office:value-type="float" office:value="0.227625253666578">
            <text:p>0.23</text:p>
          </table:table-cell>
          <table:table-cell table:style-name="ce4" office:value-type="float" office:value="2401">
            <text:p>2401</text:p>
          </table:table-cell>
          <table:table-cell/>
          <table:table-cell table:formula="of:=[.M243]+[.N243]" office:value-type="float" office:value="2401">
            <text:p>2401</text:p>
          </table:table-cell>
          <table:table-cell table:style-name="ce3" table:formula="of:=[.O243]/[.O$410]" office:value-type="float" office:value="3.59579462377965">
            <text:p>3.60</text:p>
          </table:table-cell>
          <table:table-cell table:formula="of:=[.D243]+[.H243]+[.L243]+[.P243]" office:value-type="float" office:value="10.8402659969947">
            <text:p>10.84</text:p>
          </table:table-cell>
          <table:table-cell table:formula="of:=RANK([.Q243];[.Q$2:.Q$408];0)" office:value-type="float" office:value="242">
            <text:p>242</text:p>
          </table:table-cell>
          <table:table-cell table:number-columns-repeated="3"/>
        </table:table-row>
        <table:table-row table:style-name="ro1">
          <table:table-cell office:value-type="string">
            <text:p>Sevenoaks</text:p>
          </table:table-cell>
          <table:table-cell office:value-type="float" office:value="87532">
            <text:p>87532</text:p>
          </table:table-cell>
          <table:table-cell table:formula="of:=IF(SUM([.E244:.G244])&gt;0;[.B244];0)" office:value-type="float" office:value="87532">
            <text:p>87532</text:p>
          </table:table-cell>
          <table:table-cell table:style-name="ce3" table:formula="of:=[.C244]/[.C$410]" office:value-type="float" office:value="3.91291135286841">
            <text:p>3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4]*[.S$15]+[.F244]*[.S$19]+[.G244]*[.S$21]" office:value-type="float" office:value="1.64224789312416">
            <text:p>1.64</text:p>
          </table:table-cell>
          <table:table-cell table:style-name="ce1" table:formula="of:=IF([.E244]&gt;0;1;0)" office:value-type="float" office:value="0">
            <text:p>0</text:p>
          </table:table-cell>
          <table:table-cell table:style-name="ce1" table:formula="of:=IF([.F244]&gt;0;1;0)" office:value-type="float" office:value="0">
            <text:p>0</text:p>
          </table:table-cell>
          <table:table-cell table:style-name="ce1" table:formula="of:=IF([.G244]&gt;0;1;0)" office:value-type="float" office:value="1">
            <text:p>1</text:p>
          </table:table-cell>
          <table:table-cell table:style-name="ce3" table:formula="of:=[.I244]*[.I$411]+[.J244]*[.J$411]+[.K244]*[.K$411]" office:value-type="float" office:value="0.227625253666578">
            <text:p>0.23</text:p>
          </table:table-cell>
          <table:table-cell table:style-name="ce4" office:value-type="float" office:value="3377">
            <text:p>3377</text:p>
          </table:table-cell>
          <table:table-cell/>
          <table:table-cell table:formula="of:=[.M244]+[.N244]" office:value-type="float" office:value="3377">
            <text:p>3377</text:p>
          </table:table-cell>
          <table:table-cell table:style-name="ce3" table:formula="of:=[.O244]/[.O$410]" office:value-type="float" office:value="5.05747540379171">
            <text:p>5.06</text:p>
          </table:table-cell>
          <table:table-cell table:formula="of:=[.D244]+[.H244]+[.L244]+[.P244]" office:value-type="float" office:value="10.8402599034509">
            <text:p>10.84</text:p>
          </table:table-cell>
          <table:table-cell table:formula="of:=RANK([.Q244];[.Q$2:.Q$408];0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string">
            <text:p>Stroud</text:p>
          </table:table-cell>
          <table:table-cell office:value-type="float" office:value="89817">
            <text:p>89817</text:p>
          </table:table-cell>
          <table:table-cell table:formula="of:=IF(SUM([.E245:.G245])&gt;0;[.B245];0)" office:value-type="float" office:value="89817">
            <text:p>89817</text:p>
          </table:table-cell>
          <table:table-cell table:style-name="ce3" table:formula="of:=[.C245]/[.C$410]" office:value-type="float" office:value="4.01505688183272">
            <text:p>4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5]*[.S$15]+[.F245]*[.S$19]+[.G245]*[.S$21]" office:value-type="float" office:value="1.64224789312416">
            <text:p>1.64</text:p>
          </table:table-cell>
          <table:table-cell table:style-name="ce1" table:formula="of:=IF([.E245]&gt;0;1;0)" office:value-type="float" office:value="0">
            <text:p>0</text:p>
          </table:table-cell>
          <table:table-cell table:style-name="ce1" table:formula="of:=IF([.F245]&gt;0;1;0)" office:value-type="float" office:value="0">
            <text:p>0</text:p>
          </table:table-cell>
          <table:table-cell table:style-name="ce1" table:formula="of:=IF([.G245]&gt;0;1;0)" office:value-type="float" office:value="1">
            <text:p>1</text:p>
          </table:table-cell>
          <table:table-cell table:style-name="ce3" table:formula="of:=[.I245]*[.I$411]+[.J245]*[.J$411]+[.K245]*[.K$411]" office:value-type="float" office:value="0.227625253666578">
            <text:p>0.23</text:p>
          </table:table-cell>
          <table:table-cell table:style-name="ce4" office:value-type="float" office:value="3299">
            <text:p>3299</text:p>
          </table:table-cell>
          <table:table-cell/>
          <table:table-cell table:formula="of:=[.M245]+[.N245]" office:value-type="float" office:value="3299">
            <text:p>3299</text:p>
          </table:table-cell>
          <table:table-cell table:style-name="ce3" table:formula="of:=[.O245]/[.O$410]" office:value-type="float" office:value="4.94066075129074">
            <text:p>4.94</text:p>
          </table:table-cell>
          <table:table-cell table:formula="of:=[.D245]+[.H245]+[.L245]+[.P245]" office:value-type="float" office:value="10.8255907799142">
            <text:p>10.83</text:p>
          </table:table-cell>
          <table:table-cell table:formula="of:=RANK([.Q245];[.Q$2:.Q$408];0)" office:value-type="float" office:value="244">
            <text:p>244</text:p>
          </table:table-cell>
          <table:table-cell table:number-columns-repeated="3"/>
        </table:table-row>
        <table:table-row table:style-name="ro1">
          <table:table-cell office:value-type="string">
            <text:p>Chichester</text:p>
          </table:table-cell>
          <table:table-cell office:value-type="float" office:value="90014">
            <text:p>90014</text:p>
          </table:table-cell>
          <table:table-cell table:formula="of:=IF(SUM([.E246:.G246])&gt;0;[.B246];0)" office:value-type="float" office:value="90014">
            <text:p>90014</text:p>
          </table:table-cell>
          <table:table-cell table:style-name="ce3" table:formula="of:=[.C246]/[.C$410]" office:value-type="float" office:value="4.02386330161652">
            <text:p>4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6]*[.S$15]+[.F246]*[.S$19]+[.G246]*[.S$21]" office:value-type="float" office:value="1.64224789312416">
            <text:p>1.64</text:p>
          </table:table-cell>
          <table:table-cell table:style-name="ce1" table:formula="of:=IF([.E246]&gt;0;1;0)" office:value-type="float" office:value="0">
            <text:p>0</text:p>
          </table:table-cell>
          <table:table-cell table:style-name="ce1" table:formula="of:=IF([.F246]&gt;0;1;0)" office:value-type="float" office:value="0">
            <text:p>0</text:p>
          </table:table-cell>
          <table:table-cell table:style-name="ce1" table:formula="of:=IF([.G246]&gt;0;1;0)" office:value-type="float" office:value="1">
            <text:p>1</text:p>
          </table:table-cell>
          <table:table-cell table:style-name="ce3" table:formula="of:=[.I246]*[.I$411]+[.J246]*[.J$411]+[.K246]*[.K$411]" office:value-type="float" office:value="0.227625253666578">
            <text:p>0.23</text:p>
          </table:table-cell>
          <table:table-cell table:style-name="ce4" office:value-type="float" office:value="3280">
            <text:p>3280</text:p>
          </table:table-cell>
          <table:table-cell/>
          <table:table-cell table:formula="of:=[.M246]+[.N246]" office:value-type="float" office:value="3280">
            <text:p>3280</text:p>
          </table:table-cell>
          <table:table-cell table:style-name="ce3" table:formula="of:=[.O246]/[.O$410]" office:value-type="float" office:value="4.91220590004051">
            <text:p>4.91</text:p>
          </table:table-cell>
          <table:table-cell table:formula="of:=[.D246]+[.H246]+[.L246]+[.P246]" office:value-type="float" office:value="10.8059423484478">
            <text:p>10.81</text:p>
          </table:table-cell>
          <table:table-cell table:formula="of:=RANK([.Q246];[.Q$2:.Q$408];0)"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string">
            <text:p>Swale</text:p>
          </table:table-cell>
          <table:table-cell office:value-type="float" office:value="93697">
            <text:p>93697</text:p>
          </table:table-cell>
          <table:table-cell table:formula="of:=IF(SUM([.E247:.G247])&gt;0;[.B247];0)" office:value-type="float" office:value="93697">
            <text:p>93697</text:p>
          </table:table-cell>
          <table:table-cell table:style-name="ce3" table:formula="of:=[.C247]/[.C$410]" office:value-type="float" office:value="4.18850311919883">
            <text:p>4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7]*[.S$15]+[.F247]*[.S$19]+[.G247]*[.S$21]" office:value-type="float" office:value="1.64224789312416">
            <text:p>1.64</text:p>
          </table:table-cell>
          <table:table-cell table:style-name="ce1" table:formula="of:=IF([.E247]&gt;0;1;0)" office:value-type="float" office:value="0">
            <text:p>0</text:p>
          </table:table-cell>
          <table:table-cell table:style-name="ce1" table:formula="of:=IF([.F247]&gt;0;1;0)" office:value-type="float" office:value="0">
            <text:p>0</text:p>
          </table:table-cell>
          <table:table-cell table:style-name="ce1" table:formula="of:=IF([.G247]&gt;0;1;0)" office:value-type="float" office:value="1">
            <text:p>1</text:p>
          </table:table-cell>
          <table:table-cell table:style-name="ce3" table:formula="of:=[.I247]*[.I$411]+[.J247]*[.J$411]+[.K247]*[.K$411]" office:value-type="float" office:value="0.227625253666578">
            <text:p>0.23</text:p>
          </table:table-cell>
          <table:table-cell table:style-name="ce4" office:value-type="float" office:value="3163">
            <text:p>3163</text:p>
          </table:table-cell>
          <table:table-cell/>
          <table:table-cell table:formula="of:=[.M247]+[.N247]" office:value-type="float" office:value="3163">
            <text:p>3163</text:p>
          </table:table-cell>
          <table:table-cell table:style-name="ce3" table:formula="of:=[.O247]/[.O$410]" office:value-type="float" office:value="4.73698392128906">
            <text:p>4.74</text:p>
          </table:table-cell>
          <table:table-cell table:formula="of:=[.D247]+[.H247]+[.L247]+[.P247]" office:value-type="float" office:value="10.7953601872786">
            <text:p>10.80</text:p>
          </table:table-cell>
          <table:table-cell table:formula="of:=RANK([.Q247];[.Q$2:.Q$408];0)" office:value-type="float" office:value="246">
            <text:p>246</text:p>
          </table:table-cell>
          <table:table-cell table:number-columns-repeated="3"/>
        </table:table-row>
        <table:table-row table:style-name="ro1">
          <table:table-cell office:value-type="string">
            <text:p>Broadland</text:p>
          </table:table-cell>
          <table:table-cell office:value-type="float" office:value="94202">
            <text:p>94202</text:p>
          </table:table-cell>
          <table:table-cell table:formula="of:=IF(SUM([.E248:.G248])&gt;0;[.B248];0)" office:value-type="float" office:value="94202">
            <text:p>94202</text:p>
          </table:table-cell>
          <table:table-cell table:style-name="ce3" table:formula="of:=[.C248]/[.C$410]" office:value-type="float" office:value="4.21107795163952">
            <text:p>4.2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8]*[.S$15]+[.F248]*[.S$19]+[.G248]*[.S$21]" office:value-type="float" office:value="1.64224789312416">
            <text:p>1.64</text:p>
          </table:table-cell>
          <table:table-cell table:style-name="ce1" table:formula="of:=IF([.E248]&gt;0;1;0)" office:value-type="float" office:value="0">
            <text:p>0</text:p>
          </table:table-cell>
          <table:table-cell table:style-name="ce1" table:formula="of:=IF([.F248]&gt;0;1;0)" office:value-type="float" office:value="0">
            <text:p>0</text:p>
          </table:table-cell>
          <table:table-cell table:style-name="ce1" table:formula="of:=IF([.G248]&gt;0;1;0)" office:value-type="float" office:value="1">
            <text:p>1</text:p>
          </table:table-cell>
          <table:table-cell table:style-name="ce3" table:formula="of:=[.I248]*[.I$411]+[.J248]*[.J$411]+[.K248]*[.K$411]" office:value-type="float" office:value="0.227625253666578">
            <text:p>0.23</text:p>
          </table:table-cell>
          <table:table-cell table:style-name="ce4" office:value-type="float" office:value="3144">
            <text:p>3144</text:p>
          </table:table-cell>
          <table:table-cell/>
          <table:table-cell table:formula="of:=[.M248]+[.N248]" office:value-type="float" office:value="3144">
            <text:p>3144</text:p>
          </table:table-cell>
          <table:table-cell table:style-name="ce3" table:formula="of:=[.O248]/[.O$410]" office:value-type="float" office:value="4.70852907003883">
            <text:p>4.71</text:p>
          </table:table-cell>
          <table:table-cell table:formula="of:=[.D248]+[.H248]+[.L248]+[.P248]" office:value-type="float" office:value="10.7894801684691">
            <text:p>10.79</text:p>
          </table:table-cell>
          <table:table-cell table:formula="of:=RANK([.Q248];[.Q$2:.Q$408];0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string">
            <text:p>Amber Valley</text:p>
          </table:table-cell>
          <table:table-cell office:value-type="float" office:value="98676">
            <text:p>98676</text:p>
          </table:table-cell>
          <table:table-cell table:formula="of:=IF(SUM([.E249:.G249])&gt;0;[.B249];0)" office:value-type="float" office:value="98676">
            <text:p>98676</text:p>
          </table:table-cell>
          <table:table-cell table:style-name="ce3" table:formula="of:=[.C249]/[.C$410]" office:value-type="float" office:value="4.41107755627249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9]*[.S$15]+[.F249]*[.S$19]+[.G249]*[.S$21]" office:value-type="float" office:value="1.64224789312416">
            <text:p>1.64</text:p>
          </table:table-cell>
          <table:table-cell table:style-name="ce1" table:formula="of:=IF([.E249]&gt;0;1;0)" office:value-type="float" office:value="0">
            <text:p>0</text:p>
          </table:table-cell>
          <table:table-cell table:style-name="ce1" table:formula="of:=IF([.F249]&gt;0;1;0)" office:value-type="float" office:value="0">
            <text:p>0</text:p>
          </table:table-cell>
          <table:table-cell table:style-name="ce1" table:formula="of:=IF([.G249]&gt;0;1;0)" office:value-type="float" office:value="1">
            <text:p>1</text:p>
          </table:table-cell>
          <table:table-cell table:style-name="ce3" table:formula="of:=[.I249]*[.I$411]+[.J249]*[.J$411]+[.K249]*[.K$411]" office:value-type="float" office:value="0.227625253666578">
            <text:p>0.23</text:p>
          </table:table-cell>
          <table:table-cell table:style-name="ce8" office:value-type="float" office:value="3010">
            <text:p>3010</text:p>
          </table:table-cell>
          <table:table-cell/>
          <table:table-cell table:formula="of:=[.M249]+[.N249]" office:value-type="float" office:value="3010">
            <text:p>3010</text:p>
          </table:table-cell>
          <table:table-cell table:style-name="ce3" table:formula="of:=[.O249]/[.O$410]" office:value-type="float" office:value="4.50784748753717">
            <text:p>4.51</text:p>
          </table:table-cell>
          <table:table-cell table:formula="of:=[.D249]+[.H249]+[.L249]+[.P249]" office:value-type="float" office:value="10.7887981906004">
            <text:p>10.79</text:p>
          </table:table-cell>
          <table:table-cell table:formula="of:=RANK([.Q249];[.Q$2:.Q$408];0)" office:value-type="float" office:value="248">
            <text:p>248</text:p>
          </table:table-cell>
          <table:table-cell table:number-columns-repeated="3"/>
        </table:table-row>
        <table:table-row table:style-name="ro1">
          <table:table-cell office:value-type="string">
            <text:p>Waveney</text:p>
          </table:table-cell>
          <table:table-cell office:value-type="float" office:value="92129">
            <text:p>92129</text:p>
          </table:table-cell>
          <table:table-cell table:formula="of:=IF(SUM([.E250:.G250])&gt;0;[.B250];0)" office:value-type="float" office:value="92129">
            <text:p>92129</text:p>
          </table:table-cell>
          <table:table-cell table:style-name="ce3" table:formula="of:=[.C250]/[.C$410]" office:value-type="float" office:value="4.11840938203644">
            <text:p>4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0]*[.S$15]+[.F250]*[.S$19]+[.G250]*[.S$21]" office:value-type="float" office:value="1.64224789312416">
            <text:p>1.64</text:p>
          </table:table-cell>
          <table:table-cell table:style-name="ce1" table:formula="of:=IF([.E250]&gt;0;1;0)" office:value-type="float" office:value="0">
            <text:p>0</text:p>
          </table:table-cell>
          <table:table-cell table:style-name="ce1" table:formula="of:=IF([.F250]&gt;0;1;0)" office:value-type="float" office:value="0">
            <text:p>0</text:p>
          </table:table-cell>
          <table:table-cell table:style-name="ce1" table:formula="of:=IF([.G250]&gt;0;1;0)" office:value-type="float" office:value="1">
            <text:p>1</text:p>
          </table:table-cell>
          <table:table-cell table:style-name="ce3" table:formula="of:=[.I250]*[.I$411]+[.J250]*[.J$411]+[.K250]*[.K$411]" office:value-type="float" office:value="0.227625253666578">
            <text:p>0.23</text:p>
          </table:table-cell>
          <table:table-cell table:style-name="ce4" office:value-type="float" office:value="3202">
            <text:p>3202</text:p>
          </table:table-cell>
          <table:table-cell/>
          <table:table-cell table:formula="of:=[.M250]+[.N250]" office:value-type="float" office:value="3202">
            <text:p>3202</text:p>
          </table:table-cell>
          <table:table-cell table:style-name="ce3" table:formula="of:=[.O250]/[.O$410]" office:value-type="float" office:value="4.79539124753955">
            <text:p>4.80</text:p>
          </table:table-cell>
          <table:table-cell table:formula="of:=[.D250]+[.H250]+[.L250]+[.P250]" office:value-type="float" office:value="10.7836737763667">
            <text:p>10.78</text:p>
          </table:table-cell>
          <table:table-cell table:formula="of:=RANK([.Q250];[.Q$2:.Q$408];0)" office:value-type="float" office:value="249">
            <text:p>249</text:p>
          </table:table-cell>
          <table:table-cell table:number-columns-repeated="3"/>
        </table:table-row>
        <table:table-row table:style-name="ro1">
          <table:table-cell office:value-type="string">
            <text:p>Test Valley</text:p>
          </table:table-cell>
          <table:table-cell office:value-type="float" office:value="92787">
            <text:p>92787</text:p>
          </table:table-cell>
          <table:table-cell table:formula="of:=IF(SUM([.E251:.G251])&gt;0;[.B251];0)" office:value-type="float" office:value="92787">
            <text:p>92787</text:p>
          </table:table-cell>
          <table:table-cell table:style-name="ce3" table:formula="of:=[.C251]/[.C$410]" office:value-type="float" office:value="4.14782371816709">
            <text:p>4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1]*[.S$15]+[.F251]*[.S$19]+[.G251]*[.S$21]" office:value-type="float" office:value="1.64224789312416">
            <text:p>1.64</text:p>
          </table:table-cell>
          <table:table-cell table:style-name="ce1" table:formula="of:=IF([.E251]&gt;0;1;0)" office:value-type="float" office:value="0">
            <text:p>0</text:p>
          </table:table-cell>
          <table:table-cell table:style-name="ce1" table:formula="of:=IF([.F251]&gt;0;1;0)" office:value-type="float" office:value="0">
            <text:p>0</text:p>
          </table:table-cell>
          <table:table-cell table:style-name="ce1" table:formula="of:=IF([.G251]&gt;0;1;0)" office:value-type="float" office:value="1">
            <text:p>1</text:p>
          </table:table-cell>
          <table:table-cell table:style-name="ce3" table:formula="of:=[.I251]*[.I$411]+[.J251]*[.J$411]+[.K251]*[.K$411]" office:value-type="float" office:value="0.227625253666578">
            <text:p>0.23</text:p>
          </table:table-cell>
          <table:table-cell table:style-name="ce4" office:value-type="float" office:value="3182">
            <text:p>3182</text:p>
          </table:table-cell>
          <table:table-cell/>
          <table:table-cell table:formula="of:=[.M251]+[.N251]" office:value-type="float" office:value="3182">
            <text:p>3182</text:p>
          </table:table-cell>
          <table:table-cell table:style-name="ce3" table:formula="of:=[.O251]/[.O$410]" office:value-type="float" office:value="4.7654387725393">
            <text:p>4.77</text:p>
          </table:table-cell>
          <table:table-cell table:formula="of:=[.D251]+[.H251]+[.L251]+[.P251]" office:value-type="float" office:value="10.7831356374971">
            <text:p>10.78</text:p>
          </table:table-cell>
          <table:table-cell table:formula="of:=RANK([.Q251];[.Q$2:.Q$408];0)"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Waverley</text:p>
          </table:table-cell>
          <table:table-cell office:value-type="float" office:value="94654">
            <text:p>94654</text:p>
          </table:table-cell>
          <table:table-cell table:formula="of:=IF(SUM([.E252:.G252])&gt;0;[.B252];0)" office:value-type="float" office:value="94654">
            <text:p>94654</text:p>
          </table:table-cell>
          <table:table-cell table:style-name="ce3" table:formula="of:=[.C252]/[.C$410]" office:value-type="float" office:value="4.2312835442399">
            <text:p>4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2]*[.S$15]+[.F252]*[.S$19]+[.G252]*[.S$21]" office:value-type="float" office:value="1.64224789312416">
            <text:p>1.64</text:p>
          </table:table-cell>
          <table:table-cell table:style-name="ce1" table:formula="of:=IF([.E252]&gt;0;1;0)" office:value-type="float" office:value="0">
            <text:p>0</text:p>
          </table:table-cell>
          <table:table-cell table:style-name="ce1" table:formula="of:=IF([.F252]&gt;0;1;0)" office:value-type="float" office:value="0">
            <text:p>0</text:p>
          </table:table-cell>
          <table:table-cell table:style-name="ce1" table:formula="of:=IF([.G252]&gt;0;1;0)" office:value-type="float" office:value="1">
            <text:p>1</text:p>
          </table:table-cell>
          <table:table-cell table:style-name="ce3" table:formula="of:=[.I252]*[.I$411]+[.J252]*[.J$411]+[.K252]*[.K$411]" office:value-type="float" office:value="0.227625253666578">
            <text:p>0.23</text:p>
          </table:table-cell>
          <table:table-cell table:style-name="ce4" office:value-type="float" office:value="3125">
            <text:p>3125</text:p>
          </table:table-cell>
          <table:table-cell/>
          <table:table-cell table:formula="of:=[.M252]+[.N252]" office:value-type="float" office:value="3125">
            <text:p>3125</text:p>
          </table:table-cell>
          <table:table-cell table:style-name="ce3" table:formula="of:=[.O252]/[.O$410]" office:value-type="float" office:value="4.68007421878859">
            <text:p>4.68</text:p>
          </table:table-cell>
          <table:table-cell table:formula="of:=[.D252]+[.H252]+[.L252]+[.P252]" office:value-type="float" office:value="10.7812309098192">
            <text:p>10.78</text:p>
          </table:table-cell>
          <table:table-cell table:formula="of:=RANK([.Q252];[.Q$2:.Q$408];0)" office:value-type="float" office:value="251">
            <text:p>251</text:p>
          </table:table-cell>
          <table:table-cell table:number-columns-repeated="3"/>
        </table:table-row>
        <table:table-row table:style-name="ro1">
          <table:table-cell office:value-type="string">
            <text:p>Fareham</text:p>
          </table:table-cell>
          <table:table-cell office:value-type="float" office:value="89240">
            <text:p>89240</text:p>
          </table:table-cell>
          <table:table-cell table:formula="of:=IF(SUM([.E253:.G253])&gt;0;[.B253];0)" office:value-type="float" office:value="89240">
            <text:p>89240</text:p>
          </table:table-cell>
          <table:table-cell table:style-name="ce3" table:formula="of:=[.C253]/[.C$410]" office:value-type="float" office:value="3.98926345942029">
            <text:p>3.9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53]*[.S$15]+[.F253]*[.S$19]+[.G253]*[.S$21]" office:value-type="float" office:value="4.46409260570454">
            <text:p>4.46</text:p>
          </table:table-cell>
          <table:table-cell table:style-name="ce1" table:formula="of:=IF([.E253]&gt;0;1;0)" office:value-type="float" office:value="0">
            <text:p>0</text:p>
          </table:table-cell>
          <table:table-cell table:style-name="ce1" table:formula="of:=IF([.F253]&gt;0;1;0)" office:value-type="float" office:value="1">
            <text:p>1</text:p>
          </table:table-cell>
          <table:table-cell table:style-name="ce1" table:formula="of:=IF([.G253]&gt;0;1;0)" office:value-type="float" office:value="0">
            <text:p>0</text:p>
          </table:table-cell>
          <table:table-cell table:style-name="ce3" table:formula="of:=[.I253]*[.I$411]+[.J253]*[.J$411]+[.K253]*[.K$411]" office:value-type="float" office:value="2.06517720545768">
            <text:p>2.07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253]+[.N253]" office:value-type="float" office:value="174">
            <text:p>174</text:p>
          </table:table-cell>
          <table:table-cell table:style-name="ce3" table:formula="of:=[.O253]/[.O$410]" office:value-type="float" office:value="0.260586532502149">
            <text:p>0.26</text:p>
          </table:table-cell>
          <table:table-cell table:formula="of:=[.D253]+[.H253]+[.L253]+[.P253]" office:value-type="float" office:value="10.7791198030847">
            <text:p>10.78</text:p>
          </table:table-cell>
          <table:table-cell table:formula="of:=RANK([.Q253];[.Q$2:.Q$408];0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string">
            <text:p>Vale of White Horse</text:p>
          </table:table-cell>
          <table:table-cell office:value-type="float" office:value="97684">
            <text:p>97684</text:p>
          </table:table-cell>
          <table:table-cell table:formula="of:=IF(SUM([.E254:.G254])&gt;0;[.B254];0)" office:value-type="float" office:value="97684">
            <text:p>97684</text:p>
          </table:table-cell>
          <table:table-cell table:style-name="ce3" table:formula="of:=[.C254]/[.C$410]" office:value-type="float" office:value="4.36673253888404">
            <text:p>4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4]*[.S$15]+[.F254]*[.S$19]+[.G254]*[.S$21]" office:value-type="float" office:value="1.64224789312416">
            <text:p>1.64</text:p>
          </table:table-cell>
          <table:table-cell table:style-name="ce1" table:formula="of:=IF([.E254]&gt;0;1;0)" office:value-type="float" office:value="0">
            <text:p>0</text:p>
          </table:table-cell>
          <table:table-cell table:style-name="ce1" table:formula="of:=IF([.F254]&gt;0;1;0)" office:value-type="float" office:value="0">
            <text:p>0</text:p>
          </table:table-cell>
          <table:table-cell table:style-name="ce1" table:formula="of:=IF([.G254]&gt;0;1;0)" office:value-type="float" office:value="1">
            <text:p>1</text:p>
          </table:table-cell>
          <table:table-cell table:style-name="ce3" table:formula="of:=[.I254]*[.I$411]+[.J254]*[.J$411]+[.K254]*[.K$411]" office:value-type="float" office:value="0.227625253666578">
            <text:p>0.23</text:p>
          </table:table-cell>
          <table:table-cell table:style-name="ce4" office:value-type="float" office:value="3029">
            <text:p>3029</text:p>
          </table:table-cell>
          <table:table-cell/>
          <table:table-cell table:formula="of:=[.M254]+[.N254]" office:value-type="float" office:value="3029">
            <text:p>3029</text:p>
          </table:table-cell>
          <table:table-cell table:style-name="ce3" table:formula="of:=[.O254]/[.O$410]" office:value-type="float" office:value="4.53630233878741">
            <text:p>4.54</text:p>
          </table:table-cell>
          <table:table-cell table:formula="of:=[.D254]+[.H254]+[.L254]+[.P254]" office:value-type="float" office:value="10.7729080244622">
            <text:p>10.77</text:p>
          </table:table-cell>
          <table:table-cell table:formula="of:=RANK([.Q254];[.Q$2:.Q$408];0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Poole</text:p>
          </table:table-cell>
          <table:table-cell office:value-type="float" office:value="114308">
            <text:p>114308</text:p>
          </table:table-cell>
          <table:table-cell table:formula="of:=IF(SUM([.E255:.G255])&gt;0;[.B255];0)" office:value-type="float" office:value="114308">
            <text:p>114308</text:p>
          </table:table-cell>
          <table:table-cell table:style-name="ce3" table:formula="of:=[.C255]/[.C$410]" office:value-type="float" office:value="5.10986920124848">
            <text:p>5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5]*[.S$15]+[.F255]*[.S$19]+[.G255]*[.S$21]" office:value-type="float" office:value="1.64224789312416">
            <text:p>1.64</text:p>
          </table:table-cell>
          <table:table-cell table:style-name="ce1" table:formula="of:=IF([.E255]&gt;0;1;0)" office:value-type="float" office:value="0">
            <text:p>0</text:p>
          </table:table-cell>
          <table:table-cell table:style-name="ce1" table:formula="of:=IF([.F255]&gt;0;1;0)" office:value-type="float" office:value="0">
            <text:p>0</text:p>
          </table:table-cell>
          <table:table-cell table:style-name="ce1" table:formula="of:=IF([.G255]&gt;0;1;0)" office:value-type="float" office:value="1">
            <text:p>1</text:p>
          </table:table-cell>
          <table:table-cell table:style-name="ce3" table:formula="of:=[.I255]*[.I$411]+[.J255]*[.J$411]+[.K255]*[.K$411]" office:value-type="float" office:value="0.227625253666578">
            <text:p>0.23</text:p>
          </table:table-cell>
          <table:table-cell table:style-name="ce4" office:value-type="float" office:value="2527">
            <text:p>2527</text:p>
          </table:table-cell>
          <table:table-cell/>
          <table:table-cell table:formula="of:=[.M255]+[.N255]" office:value-type="float" office:value="2527">
            <text:p>2527</text:p>
          </table:table-cell>
          <table:table-cell table:style-name="ce3" table:formula="of:=[.O255]/[.O$410]" office:value-type="float" office:value="3.78449521628121">
            <text:p>3.78</text:p>
          </table:table-cell>
          <table:table-cell table:formula="of:=[.D255]+[.H255]+[.L255]+[.P255]" office:value-type="float" office:value="10.7642375643204">
            <text:p>10.76</text:p>
          </table:table-cell>
          <table:table-cell table:formula="of:=RANK([.Q255];[.Q$2:.Q$408];0)" office:value-type="float" office:value="254">
            <text:p>254</text:p>
          </table:table-cell>
          <table:table-cell table:number-columns-repeated="3"/>
        </table:table-row>
        <table:table-row table:style-name="ro1">
          <table:table-cell office:value-type="string">
            <text:p>Ipswich</text:p>
          </table:table-cell>
          <table:table-cell office:value-type="float" office:value="94869">
            <text:p>94869</text:p>
          </table:table-cell>
          <table:table-cell table:formula="of:=IF(SUM([.E256:.G256])&gt;0;[.B256];0)" office:value-type="float" office:value="94869">
            <text:p>94869</text:p>
          </table:table-cell>
          <table:table-cell table:style-name="ce3" table:formula="of:=[.C256]/[.C$410]" office:value-type="float" office:value="4.24089461151663">
            <text:p>4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6]*[.S$15]+[.F256]*[.S$19]+[.G256]*[.S$21]" office:value-type="float" office:value="1.64224789312416">
            <text:p>1.64</text:p>
          </table:table-cell>
          <table:table-cell table:style-name="ce1" table:formula="of:=IF([.E256]&gt;0;1;0)" office:value-type="float" office:value="0">
            <text:p>0</text:p>
          </table:table-cell>
          <table:table-cell table:style-name="ce1" table:formula="of:=IF([.F256]&gt;0;1;0)" office:value-type="float" office:value="0">
            <text:p>0</text:p>
          </table:table-cell>
          <table:table-cell table:style-name="ce1" table:formula="of:=IF([.G256]&gt;0;1;0)" office:value-type="float" office:value="1">
            <text:p>1</text:p>
          </table:table-cell>
          <table:table-cell table:style-name="ce3" table:formula="of:=[.I256]*[.I$411]+[.J256]*[.J$411]+[.K256]*[.K$411]" office:value-type="float" office:value="0.227625253666578">
            <text:p>0.23</text:p>
          </table:table-cell>
          <table:table-cell table:style-name="ce4" office:value-type="float" office:value="3105">
            <text:p>3105</text:p>
          </table:table-cell>
          <table:table-cell/>
          <table:table-cell table:formula="of:=[.M256]+[.N256]" office:value-type="float" office:value="3105">
            <text:p>3105</text:p>
          </table:table-cell>
          <table:table-cell table:style-name="ce3" table:formula="of:=[.O256]/[.O$410]" office:value-type="float" office:value="4.65012174378835">
            <text:p>4.65</text:p>
          </table:table-cell>
          <table:table-cell table:formula="of:=[.D256]+[.H256]+[.L256]+[.P256]" office:value-type="float" office:value="10.7608895020957">
            <text:p>10.76</text:p>
          </table:table-cell>
          <table:table-cell table:formula="of:=RANK([.Q256];[.Q$2:.Q$408];0)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Suffolk Coastal</text:p>
          </table:table-cell>
          <table:table-cell office:value-type="float" office:value="95303">
            <text:p>95303</text:p>
          </table:table-cell>
          <table:table-cell table:formula="of:=IF(SUM([.E257:.G257])&gt;0;[.B257];0)" office:value-type="float" office:value="95303">
            <text:p>95303</text:p>
          </table:table-cell>
          <table:table-cell table:style-name="ce3" table:formula="of:=[.C257]/[.C$410]" office:value-type="float" office:value="4.26029555662407">
            <text:p>4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7]*[.S$15]+[.F257]*[.S$19]+[.G257]*[.S$21]" office:value-type="float" office:value="1.64224789312416">
            <text:p>1.64</text:p>
          </table:table-cell>
          <table:table-cell table:style-name="ce1" table:formula="of:=IF([.E257]&gt;0;1;0)" office:value-type="float" office:value="0">
            <text:p>0</text:p>
          </table:table-cell>
          <table:table-cell table:style-name="ce1" table:formula="of:=IF([.F257]&gt;0;1;0)" office:value-type="float" office:value="0">
            <text:p>0</text:p>
          </table:table-cell>
          <table:table-cell table:style-name="ce1" table:formula="of:=IF([.G257]&gt;0;1;0)" office:value-type="float" office:value="1">
            <text:p>1</text:p>
          </table:table-cell>
          <table:table-cell table:style-name="ce3" table:formula="of:=[.I257]*[.I$411]+[.J257]*[.J$411]+[.K257]*[.K$411]" office:value-type="float" office:value="0.227625253666578">
            <text:p>0.23</text:p>
          </table:table-cell>
          <table:table-cell table:style-name="ce4" office:value-type="float" office:value="3086">
            <text:p>3086</text:p>
          </table:table-cell>
          <table:table-cell/>
          <table:table-cell table:formula="of:=[.M257]+[.N257]" office:value-type="float" office:value="3086">
            <text:p>3086</text:p>
          </table:table-cell>
          <table:table-cell table:style-name="ce3" table:formula="of:=[.O257]/[.O$410]" office:value-type="float" office:value="4.62166689253811">
            <text:p>4.62</text:p>
          </table:table-cell>
          <table:table-cell table:formula="of:=[.D257]+[.H257]+[.L257]+[.P257]" office:value-type="float" office:value="10.7518355959529">
            <text:p>10.75</text:p>
          </table:table-cell>
          <table:table-cell table:formula="of:=RANK([.Q257];[.Q$2:.Q$408];0)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Canterbury</text:p>
          </table:table-cell>
          <table:table-cell office:value-type="float" office:value="114574">
            <text:p>114574</text:p>
          </table:table-cell>
          <table:table-cell table:formula="of:=IF(SUM([.E258:.G258])&gt;0;[.B258];0)" office:value-type="float" office:value="114574">
            <text:p>114574</text:p>
          </table:table-cell>
          <table:table-cell table:style-name="ce3" table:formula="of:=[.C258]/[.C$410]" office:value-type="float" office:value="5.12176010308853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8]*[.S$15]+[.F258]*[.S$19]+[.G258]*[.S$21]" office:value-type="float" office:value="1.64224789312416">
            <text:p>1.64</text:p>
          </table:table-cell>
          <table:table-cell table:style-name="ce1" table:formula="of:=IF([.E258]&gt;0;1;0)" office:value-type="float" office:value="0">
            <text:p>0</text:p>
          </table:table-cell>
          <table:table-cell table:style-name="ce1" table:formula="of:=IF([.F258]&gt;0;1;0)" office:value-type="float" office:value="0">
            <text:p>0</text:p>
          </table:table-cell>
          <table:table-cell table:style-name="ce1" table:formula="of:=IF([.G258]&gt;0;1;0)" office:value-type="float" office:value="1">
            <text:p>1</text:p>
          </table:table-cell>
          <table:table-cell table:style-name="ce3" table:formula="of:=[.I258]*[.I$411]+[.J258]*[.J$411]+[.K258]*[.K$411]" office:value-type="float" office:value="0.227625253666578">
            <text:p>0.23</text:p>
          </table:table-cell>
          <table:table-cell table:style-name="ce4" office:value-type="float" office:value="2508">
            <text:p>2508</text:p>
          </table:table-cell>
          <table:table-cell/>
          <table:table-cell table:formula="of:=[.M258]+[.N258]" office:value-type="float" office:value="2508">
            <text:p>2508</text:p>
          </table:table-cell>
          <table:table-cell table:style-name="ce3" table:formula="of:=[.O258]/[.O$410]" office:value-type="float" office:value="3.75604036503097">
            <text:p>3.76</text:p>
          </table:table-cell>
          <table:table-cell table:formula="of:=[.D258]+[.H258]+[.L258]+[.P258]" office:value-type="float" office:value="10.7476736149102">
            <text:p>10.75</text:p>
          </table:table-cell>
          <table:table-cell table:formula="of:=RANK([.Q258];[.Q$2:.Q$408];0)"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string">
            <text:p>Stafford</text:p>
          </table:table-cell>
          <table:table-cell office:value-type="float" office:value="95826">
            <text:p>95826</text:p>
          </table:table-cell>
          <table:table-cell table:formula="of:=IF(SUM([.E259:.G259])&gt;0;[.B259];0)" office:value-type="float" office:value="95826">
            <text:p>95826</text:p>
          </table:table-cell>
          <table:table-cell table:style-name="ce3" table:formula="of:=[.C259]/[.C$410]" office:value-type="float" office:value="4.2836750365577">
            <text:p>4.2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9]*[.S$15]+[.F259]*[.S$19]+[.G259]*[.S$21]" office:value-type="float" office:value="1.64224789312416">
            <text:p>1.64</text:p>
          </table:table-cell>
          <table:table-cell table:style-name="ce1" table:formula="of:=IF([.E259]&gt;0;1;0)" office:value-type="float" office:value="0">
            <text:p>0</text:p>
          </table:table-cell>
          <table:table-cell table:style-name="ce1" table:formula="of:=IF([.F259]&gt;0;1;0)" office:value-type="float" office:value="0">
            <text:p>0</text:p>
          </table:table-cell>
          <table:table-cell table:style-name="ce1" table:formula="of:=IF([.G259]&gt;0;1;0)" office:value-type="float" office:value="1">
            <text:p>1</text:p>
          </table:table-cell>
          <table:table-cell table:style-name="ce3" table:formula="of:=[.I259]*[.I$411]+[.J259]*[.J$411]+[.K259]*[.K$411]" office:value-type="float" office:value="0.227625253666578">
            <text:p>0.23</text:p>
          </table:table-cell>
          <table:table-cell table:style-name="ce4" office:value-type="float" office:value="3067">
            <text:p>3067</text:p>
          </table:table-cell>
          <table:table-cell/>
          <table:table-cell table:formula="of:=[.M259]+[.N259]" office:value-type="float" office:value="3067">
            <text:p>3067</text:p>
          </table:table-cell>
          <table:table-cell table:style-name="ce3" table:formula="of:=[.O259]/[.O$410]" office:value-type="float" office:value="4.59321204128788">
            <text:p>4.59</text:p>
          </table:table-cell>
          <table:table-cell table:formula="of:=[.D259]+[.H259]+[.L259]+[.P259]" office:value-type="float" office:value="10.7467602246363">
            <text:p>10.75</text:p>
          </table:table-cell>
          <table:table-cell table:formula="of:=RANK([.Q259];[.Q$2:.Q$408];0)" office:value-type="float" office:value="258">
            <text:p>258</text:p>
          </table:table-cell>
          <table:table-cell table:number-columns-repeated="3"/>
        </table:table-row>
        <table:table-row table:style-name="ro1">
          <table:table-cell office:value-type="string">
            <text:p>Middlesbrough</text:p>
          </table:table-cell>
          <table:table-cell office:value-type="float" office:value="100071">
            <text:p>100071</text:p>
          </table:table-cell>
          <table:table-cell table:formula="of:=IF(SUM([.E260:.G260])&gt;0;[.B260];0)" office:value-type="float" office:value="100071">
            <text:p>100071</text:p>
          </table:table-cell>
          <table:table-cell table:style-name="ce3" table:formula="of:=[.C260]/[.C$410]" office:value-type="float" office:value="4.47343773697499">
            <text:p>4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0]*[.S$15]+[.F260]*[.S$19]+[.G260]*[.S$21]" office:value-type="float" office:value="1.64224789312416">
            <text:p>1.64</text:p>
          </table:table-cell>
          <table:table-cell table:style-name="ce1" table:formula="of:=IF([.E260]&gt;0;1;0)" office:value-type="float" office:value="0">
            <text:p>0</text:p>
          </table:table-cell>
          <table:table-cell table:style-name="ce1" table:formula="of:=IF([.F260]&gt;0;1;0)" office:value-type="float" office:value="0">
            <text:p>0</text:p>
          </table:table-cell>
          <table:table-cell table:style-name="ce1" table:formula="of:=IF([.G260]&gt;0;1;0)" office:value-type="float" office:value="1">
            <text:p>1</text:p>
          </table:table-cell>
          <table:table-cell table:style-name="ce3" table:formula="of:=[.I260]*[.I$411]+[.J260]*[.J$411]+[.K260]*[.K$411]" office:value-type="float" office:value="0.227625253666578">
            <text:p>0.23</text:p>
          </table:table-cell>
          <table:table-cell table:style-name="ce4" office:value-type="float" office:value="2934">
            <text:p>2934</text:p>
          </table:table-cell>
          <table:table-cell/>
          <table:table-cell table:formula="of:=[.M260]+[.N260]" office:value-type="float" office:value="2934">
            <text:p>2934</text:p>
          </table:table-cell>
          <table:table-cell table:style-name="ce3" table:formula="of:=[.O260]/[.O$410]" office:value-type="float" office:value="4.39402808253624">
            <text:p>4.39</text:p>
          </table:table-cell>
          <table:table-cell table:formula="of:=[.D260]+[.H260]+[.L260]+[.P260]" office:value-type="float" office:value="10.737338966302">
            <text:p>10.74</text:p>
          </table:table-cell>
          <table:table-cell table:formula="of:=RANK([.Q260];[.Q$2:.Q$408];0)" office:value-type="float" office:value="259">
            <text:p>259</text:p>
          </table:table-cell>
          <table:table-cell table:number-columns-repeated="3"/>
        </table:table-row>
        <table:table-row table:style-name="ro1">
          <table:table-cell office:value-type="string">
            <text:p>Kings Lynn and West Norfolk</text:p>
          </table:table-cell>
          <table:table-cell office:value-type="float" office:value="114616">
            <text:p>114616</text:p>
          </table:table-cell>
          <table:table-cell table:formula="of:=IF(SUM([.E261:.G261])&gt;0;[.B261];0)" office:value-type="float" office:value="114616">
            <text:p>114616</text:p>
          </table:table-cell>
          <table:table-cell table:style-name="ce3" table:formula="of:=[.C261]/[.C$410]" office:value-type="float" office:value="5.12363761390538">
            <text:p>5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1]*[.S$15]+[.F261]*[.S$19]+[.G261]*[.S$21]" office:value-type="float" office:value="1.64224789312416">
            <text:p>1.64</text:p>
          </table:table-cell>
          <table:table-cell table:style-name="ce1" table:formula="of:=IF([.E261]&gt;0;1;0)" office:value-type="float" office:value="0">
            <text:p>0</text:p>
          </table:table-cell>
          <table:table-cell table:style-name="ce1" table:formula="of:=IF([.F261]&gt;0;1;0)" office:value-type="float" office:value="0">
            <text:p>0</text:p>
          </table:table-cell>
          <table:table-cell table:style-name="ce1" table:formula="of:=IF([.G261]&gt;0;1;0)" office:value-type="float" office:value="1">
            <text:p>1</text:p>
          </table:table-cell>
          <table:table-cell table:style-name="ce3" table:formula="of:=[.I261]*[.I$411]+[.J261]*[.J$411]+[.K261]*[.K$411]" office:value-type="float" office:value="0.227625253666578">
            <text:p>0.23</text:p>
          </table:table-cell>
          <table:table-cell table:style-name="ce4" office:value-type="float" office:value="2490">
            <text:p>2490</text:p>
          </table:table-cell>
          <table:table-cell/>
          <table:table-cell table:formula="of:=[.M261]+[.N261]" office:value-type="float" office:value="2490">
            <text:p>2490</text:p>
          </table:table-cell>
          <table:table-cell table:style-name="ce3" table:formula="of:=[.O261]/[.O$410]" office:value-type="float" office:value="3.72908313753075">
            <text:p>3.73</text:p>
          </table:table-cell>
          <table:table-cell table:formula="of:=[.D261]+[.H261]+[.L261]+[.P261]" office:value-type="float" office:value="10.7225938982269">
            <text:p>10.72</text:p>
          </table:table-cell>
          <table:table-cell table:formula="of:=RANK([.Q261];[.Q$2:.Q$408];0)" office:value-type="float" office:value="260">
            <text:p>260</text:p>
          </table:table-cell>
          <table:table-cell table:number-columns-repeated="3"/>
        </table:table-row>
        <table:table-row table:style-name="ro1">
          <table:table-cell office:value-type="string">
            <text:p>West Berkshire</text:p>
          </table:table-cell>
          <table:table-cell office:value-type="float" office:value="114800">
            <text:p>114800</text:p>
          </table:table-cell>
          <table:table-cell table:formula="of:=IF(SUM([.E262:.G262])&gt;0;[.B262];0)" office:value-type="float" office:value="114800">
            <text:p>114800</text:p>
          </table:table-cell>
          <table:table-cell table:style-name="ce3" table:formula="of:=[.C262]/[.C$410]" office:value-type="float" office:value="5.13186289938872">
            <text:p>5.1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2]*[.S$15]+[.F262]*[.S$19]+[.G262]*[.S$21]" office:value-type="float" office:value="1.64224789312416">
            <text:p>1.64</text:p>
          </table:table-cell>
          <table:table-cell table:style-name="ce1" table:formula="of:=IF([.E262]&gt;0;1;0)" office:value-type="float" office:value="0">
            <text:p>0</text:p>
          </table:table-cell>
          <table:table-cell table:style-name="ce1" table:formula="of:=IF([.F262]&gt;0;1;0)" office:value-type="float" office:value="0">
            <text:p>0</text:p>
          </table:table-cell>
          <table:table-cell table:style-name="ce1" table:formula="of:=IF([.G262]&gt;0;1;0)" office:value-type="float" office:value="1">
            <text:p>1</text:p>
          </table:table-cell>
          <table:table-cell table:style-name="ce3" table:formula="of:=[.I262]*[.I$411]+[.J262]*[.J$411]+[.K262]*[.K$411]" office:value-type="float" office:value="0.227625253666578">
            <text:p>0.23</text:p>
          </table:table-cell>
          <table:table-cell table:style-name="ce4" office:value-type="float" office:value="2472">
            <text:p>2472</text:p>
          </table:table-cell>
          <table:table-cell/>
          <table:table-cell table:formula="of:=[.M262]+[.N262]" office:value-type="float" office:value="2472">
            <text:p>2472</text:p>
          </table:table-cell>
          <table:table-cell table:style-name="ce3" table:formula="of:=[.O262]/[.O$410]" office:value-type="float" office:value="3.70212591003053">
            <text:p>3.70</text:p>
          </table:table-cell>
          <table:table-cell table:formula="of:=[.D262]+[.H262]+[.L262]+[.P262]" office:value-type="float" office:value="10.70386195621">
            <text:p>10.70</text:p>
          </table:table-cell>
          <table:table-cell table:formula="of:=RANK([.Q262];[.Q$2:.Q$408];0)" office:value-type="float" office:value="261">
            <text:p>261</text:p>
          </table:table-cell>
          <table:table-cell table:number-columns-repeated="3"/>
        </table:table-row>
        <table:table-row table:style-name="ro1">
          <table:table-cell office:value-type="string">
            <text:p>Redcar and Cleveland</text:p>
          </table:table-cell>
          <table:table-cell office:value-type="float" office:value="100531">
            <text:p>100531</text:p>
          </table:table-cell>
          <table:table-cell table:formula="of:=IF(SUM([.E263:.G263])&gt;0;[.B263];0)" office:value-type="float" office:value="100531">
            <text:p>100531</text:p>
          </table:table-cell>
          <table:table-cell table:style-name="ce3" table:formula="of:=[.C263]/[.C$410]" office:value-type="float" office:value="4.49400095068334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3]*[.S$15]+[.F263]*[.S$19]+[.G263]*[.S$21]" office:value-type="float" office:value="1.64224789312416">
            <text:p>1.64</text:p>
          </table:table-cell>
          <table:table-cell table:style-name="ce1" table:formula="of:=IF([.E263]&gt;0;1;0)" office:value-type="float" office:value="0">
            <text:p>0</text:p>
          </table:table-cell>
          <table:table-cell table:style-name="ce1" table:formula="of:=IF([.F263]&gt;0;1;0)" office:value-type="float" office:value="0">
            <text:p>0</text:p>
          </table:table-cell>
          <table:table-cell table:style-name="ce1" table:formula="of:=IF([.G263]&gt;0;1;0)" office:value-type="float" office:value="1">
            <text:p>1</text:p>
          </table:table-cell>
          <table:table-cell table:style-name="ce3" table:formula="of:=[.I263]*[.I$411]+[.J263]*[.J$411]+[.K263]*[.K$411]" office:value-type="float" office:value="0.227625253666578">
            <text:p>0.23</text:p>
          </table:table-cell>
          <table:table-cell table:style-name="ce4" office:value-type="float" office:value="2896">
            <text:p>2896</text:p>
          </table:table-cell>
          <table:table-cell/>
          <table:table-cell table:formula="of:=[.M263]+[.N263]" office:value-type="float" office:value="2896">
            <text:p>2896</text:p>
          </table:table-cell>
          <table:table-cell table:style-name="ce3" table:formula="of:=[.O263]/[.O$410]" office:value-type="float" office:value="4.33711838003577">
            <text:p>4.34</text:p>
          </table:table-cell>
          <table:table-cell table:formula="of:=[.D263]+[.H263]+[.L263]+[.P263]" office:value-type="float" office:value="10.7009924775098">
            <text:p>10.70</text:p>
          </table:table-cell>
          <table:table-cell table:formula="of:=RANK([.Q263];[.Q$2:.Q$408];0)" office:value-type="float" office:value="262">
            <text:p>262</text:p>
          </table:table-cell>
          <table:table-cell table:number-columns-repeated="3"/>
        </table:table-row>
        <table:table-row table:style-name="ro1">
          <table:table-cell office:value-type="string">
            <text:p>Knowsley</text:p>
          </table:table-cell>
          <table:table-cell office:value-type="float" office:value="111078">
            <text:p>111078</text:p>
          </table:table-cell>
          <table:table-cell table:formula="of:=IF(SUM([.E264:.G264])&gt;0;[.B264];0)" office:value-type="float" office:value="111078">
            <text:p>111078</text:p>
          </table:table-cell>
          <table:table-cell table:style-name="ce3" table:formula="of:=[.C264]/[.C$410]" office:value-type="float" office:value="4.96547967890506">
            <text:p>4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4]*[.S$15]+[.F264]*[.S$19]+[.G264]*[.S$21]" office:value-type="float" office:value="1.64224789312416">
            <text:p>1.64</text:p>
          </table:table-cell>
          <table:table-cell table:style-name="ce1" table:formula="of:=IF([.E264]&gt;0;1;0)" office:value-type="float" office:value="0">
            <text:p>0</text:p>
          </table:table-cell>
          <table:table-cell table:style-name="ce1" table:formula="of:=IF([.F264]&gt;0;1;0)" office:value-type="float" office:value="0">
            <text:p>0</text:p>
          </table:table-cell>
          <table:table-cell table:style-name="ce1" table:formula="of:=IF([.G264]&gt;0;1;0)" office:value-type="float" office:value="1">
            <text:p>1</text:p>
          </table:table-cell>
          <table:table-cell table:style-name="ce3" table:formula="of:=[.I264]*[.I$411]+[.J264]*[.J$411]+[.K264]*[.K$411]" office:value-type="float" office:value="0.227625253666578">
            <text:p>0.23</text:p>
          </table:table-cell>
          <table:table-cell table:style-name="ce4" office:value-type="float" office:value="2581">
            <text:p>2581</text:p>
          </table:table-cell>
          <table:table-cell/>
          <table:table-cell table:formula="of:=[.M264]+[.N264]" office:value-type="float" office:value="2581">
            <text:p>2581</text:p>
          </table:table-cell>
          <table:table-cell table:style-name="ce3" table:formula="of:=[.O264]/[.O$410]" office:value-type="float" office:value="3.86536689878188">
            <text:p>3.87</text:p>
          </table:table-cell>
          <table:table-cell table:formula="of:=[.D264]+[.H264]+[.L264]+[.P264]" office:value-type="float" office:value="10.7007197244777">
            <text:p>10.70</text:p>
          </table:table-cell>
          <table:table-cell table:formula="of:=RANK([.Q264];[.Q$2:.Q$408];0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string">
            <text:p>South Tyneside</text:p>
          </table:table-cell>
          <table:table-cell office:value-type="float" office:value="115060">
            <text:p>115060</text:p>
          </table:table-cell>
          <table:table-cell table:formula="of:=IF(SUM([.E265:.G265])&gt;0;[.B265];0)" office:value-type="float" office:value="115060">
            <text:p>115060</text:p>
          </table:table-cell>
          <table:table-cell table:style-name="ce3" table:formula="of:=[.C265]/[.C$410]" office:value-type="float" office:value="5.14348558539779">
            <text:p>5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5]*[.S$15]+[.F265]*[.S$19]+[.G265]*[.S$21]" office:value-type="float" office:value="1.64224789312416">
            <text:p>1.64</text:p>
          </table:table-cell>
          <table:table-cell table:style-name="ce1" table:formula="of:=IF([.E265]&gt;0;1;0)" office:value-type="float" office:value="0">
            <text:p>0</text:p>
          </table:table-cell>
          <table:table-cell table:style-name="ce1" table:formula="of:=IF([.F265]&gt;0;1;0)" office:value-type="float" office:value="0">
            <text:p>0</text:p>
          </table:table-cell>
          <table:table-cell table:style-name="ce1" table:formula="of:=IF([.G265]&gt;0;1;0)" office:value-type="float" office:value="1">
            <text:p>1</text:p>
          </table:table-cell>
          <table:table-cell table:style-name="ce3" table:formula="of:=[.I265]*[.I$411]+[.J265]*[.J$411]+[.K265]*[.K$411]" office:value-type="float" office:value="0.227625253666578">
            <text:p>0.23</text:p>
          </table:table-cell>
          <table:table-cell table:style-name="ce4" office:value-type="float" office:value="2454">
            <text:p>2454</text:p>
          </table:table-cell>
          <table:table-cell/>
          <table:table-cell table:formula="of:=[.M265]+[.N265]" office:value-type="float" office:value="2454">
            <text:p>2454</text:p>
          </table:table-cell>
          <table:table-cell table:style-name="ce3" table:formula="of:=[.O265]/[.O$410]" office:value-type="float" office:value="3.67516868253031">
            <text:p>3.68</text:p>
          </table:table-cell>
          <table:table-cell table:formula="of:=[.D265]+[.H265]+[.L265]+[.P265]" office:value-type="float" office:value="10.6885274147188">
            <text:p>10.69</text:p>
          </table:table-cell>
          <table:table-cell table:formula="of:=RANK([.Q265];[.Q$2:.Q$408];0)" office:value-type="float" office:value="264">
            <text:p>264</text:p>
          </table:table-cell>
          <table:table-cell table:number-columns-repeated="3"/>
        </table:table-row>
        <table:table-row table:style-name="ro1">
          <table:table-cell office:value-type="string">
            <text:p>Braintree</text:p>
          </table:table-cell>
          <table:table-cell office:value-type="float" office:value="111346">
            <text:p>111346</text:p>
          </table:table-cell>
          <table:table-cell table:formula="of:=IF(SUM([.E266:.G266])&gt;0;[.B266];0)" office:value-type="float" office:value="111346">
            <text:p>111346</text:p>
          </table:table-cell>
          <table:table-cell table:style-name="ce3" table:formula="of:=[.C266]/[.C$410]" office:value-type="float" office:value="4.9774599860221">
            <text:p>4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6]*[.S$15]+[.F266]*[.S$19]+[.G266]*[.S$21]" office:value-type="float" office:value="1.64224789312416">
            <text:p>1.64</text:p>
          </table:table-cell>
          <table:table-cell table:style-name="ce1" table:formula="of:=IF([.E266]&gt;0;1;0)" office:value-type="float" office:value="0">
            <text:p>0</text:p>
          </table:table-cell>
          <table:table-cell table:style-name="ce1" table:formula="of:=IF([.F266]&gt;0;1;0)" office:value-type="float" office:value="0">
            <text:p>0</text:p>
          </table:table-cell>
          <table:table-cell table:style-name="ce1" table:formula="of:=IF([.G266]&gt;0;1;0)" office:value-type="float" office:value="1">
            <text:p>1</text:p>
          </table:table-cell>
          <table:table-cell table:style-name="ce3" table:formula="of:=[.I266]*[.I$411]+[.J266]*[.J$411]+[.K266]*[.K$411]" office:value-type="float" office:value="0.227625253666578">
            <text:p>0.23</text:p>
          </table:table-cell>
          <table:table-cell table:style-name="ce4" office:value-type="float" office:value="2563">
            <text:p>2563</text:p>
          </table:table-cell>
          <table:table-cell/>
          <table:table-cell table:formula="of:=[.M266]+[.N266]" office:value-type="float" office:value="2563">
            <text:p>2563</text:p>
          </table:table-cell>
          <table:table-cell table:style-name="ce3" table:formula="of:=[.O266]/[.O$410]" office:value-type="float" office:value="3.83840967128165">
            <text:p>3.84</text:p>
          </table:table-cell>
          <table:table-cell table:formula="of:=[.D266]+[.H266]+[.L266]+[.P266]" office:value-type="float" office:value="10.6857428040945">
            <text:p>10.69</text:p>
          </table:table-cell>
          <table:table-cell table:formula="of:=RANK([.Q266];[.Q$2:.Q$408];0)" office:value-type="float" office:value="265">
            <text:p>265</text:p>
          </table:table-cell>
          <table:table-cell table:number-columns-repeated="3"/>
        </table:table-row>
        <table:table-row table:style-name="ro1">
          <table:table-cell office:value-type="string">
            <text:p>E Lindsey</text:p>
          </table:table-cell>
          <table:table-cell office:value-type="float" office:value="100558">
            <text:p>100558</text:p>
          </table:table-cell>
          <table:table-cell table:formula="of:=IF(SUM([.E267:.G267])&gt;0;[.B267];0)" office:value-type="float" office:value="100558">
            <text:p>100558</text:p>
          </table:table-cell>
          <table:table-cell table:style-name="ce3" table:formula="of:=[.C267]/[.C$410]" office:value-type="float" office:value="4.49520792192275">
            <text:p>4.5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7]*[.S$15]+[.F267]*[.S$19]+[.G267]*[.S$21]" office:value-type="float" office:value="1.64224789312416">
            <text:p>1.64</text:p>
          </table:table-cell>
          <table:table-cell table:style-name="ce1" table:formula="of:=IF([.E267]&gt;0;1;0)" office:value-type="float" office:value="0">
            <text:p>0</text:p>
          </table:table-cell>
          <table:table-cell table:style-name="ce1" table:formula="of:=IF([.F267]&gt;0;1;0)" office:value-type="float" office:value="0">
            <text:p>0</text:p>
          </table:table-cell>
          <table:table-cell table:style-name="ce1" table:formula="of:=IF([.G267]&gt;0;1;0)" office:value-type="float" office:value="1">
            <text:p>1</text:p>
          </table:table-cell>
          <table:table-cell table:style-name="ce3" table:formula="of:=[.I267]*[.I$411]+[.J267]*[.J$411]+[.K267]*[.K$411]" office:value-type="float" office:value="0.227625253666578">
            <text:p>0.23</text:p>
          </table:table-cell>
          <table:table-cell table:style-name="ce8" office:value-type="float" office:value="2877">
            <text:p>2877</text:p>
          </table:table-cell>
          <table:table-cell/>
          <table:table-cell table:formula="of:=[.M267]+[.N267]" office:value-type="float" office:value="2877">
            <text:p>2877</text:p>
          </table:table-cell>
          <table:table-cell table:style-name="ce3" table:formula="of:=[.O267]/[.O$410]" office:value-type="float" office:value="4.30866352878553">
            <text:p>4.31</text:p>
          </table:table-cell>
          <table:table-cell table:formula="of:=[.D267]+[.H267]+[.L267]+[.P267]" office:value-type="float" office:value="10.673744597499">
            <text:p>10.67</text:p>
          </table:table-cell>
          <table:table-cell table:formula="of:=RANK([.Q267];[.Q$2:.Q$408];0)" office:value-type="float" office:value="266">
            <text:p>266</text:p>
          </table:table-cell>
          <table:table-cell table:number-columns-repeated="3"/>
        </table:table-row>
        <table:table-row table:style-name="ro1">
          <table:table-cell office:value-type="string">
            <text:p>Arun</text:p>
          </table:table-cell>
          <table:table-cell office:value-type="float" office:value="115296">
            <text:p>115296</text:p>
          </table:table-cell>
          <table:table-cell table:formula="of:=IF(SUM([.E268:.G268])&gt;0;[.B268];0)" office:value-type="float" office:value="115296">
            <text:p>115296</text:p>
          </table:table-cell>
          <table:table-cell table:style-name="ce3" table:formula="of:=[.C268]/[.C$410]" office:value-type="float" office:value="5.15403540808295">
            <text:p>5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8]*[.S$15]+[.F268]*[.S$19]+[.G268]*[.S$21]" office:value-type="float" office:value="1.64224789312416">
            <text:p>1.64</text:p>
          </table:table-cell>
          <table:table-cell table:style-name="ce1" table:formula="of:=IF([.E268]&gt;0;1;0)" office:value-type="float" office:value="0">
            <text:p>0</text:p>
          </table:table-cell>
          <table:table-cell table:style-name="ce1" table:formula="of:=IF([.F268]&gt;0;1;0)" office:value-type="float" office:value="0">
            <text:p>0</text:p>
          </table:table-cell>
          <table:table-cell table:style-name="ce1" table:formula="of:=IF([.G268]&gt;0;1;0)" office:value-type="float" office:value="1">
            <text:p>1</text:p>
          </table:table-cell>
          <table:table-cell table:style-name="ce3" table:formula="of:=[.I268]*[.I$411]+[.J268]*[.J$411]+[.K268]*[.K$411]" office:value-type="float" office:value="0.227625253666578">
            <text:p>0.23</text:p>
          </table:table-cell>
          <table:table-cell table:style-name="ce4" office:value-type="float" office:value="2436">
            <text:p>2436</text:p>
          </table:table-cell>
          <table:table-cell/>
          <table:table-cell table:formula="of:=[.M268]+[.N268]" office:value-type="float" office:value="2436">
            <text:p>2436</text:p>
          </table:table-cell>
          <table:table-cell table:style-name="ce3" table:formula="of:=[.O268]/[.O$410]" office:value-type="float" office:value="3.64821145503008">
            <text:p>3.65</text:p>
          </table:table-cell>
          <table:table-cell table:formula="of:=[.D268]+[.H268]+[.L268]+[.P268]" office:value-type="float" office:value="10.6721200099038">
            <text:p>10.67</text:p>
          </table:table-cell>
          <table:table-cell table:formula="of:=RANK([.Q268];[.Q$2:.Q$408];0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string">
            <text:p>Warwick</text:p>
          </table:table-cell>
          <table:table-cell office:value-type="float" office:value="101019">
            <text:p>101019</text:p>
          </table:table-cell>
          <table:table-cell table:formula="of:=IF(SUM([.E269:.G269])&gt;0;[.B269];0)" office:value-type="float" office:value="101019">
            <text:p>101019</text:p>
          </table:table-cell>
          <table:table-cell table:style-name="ce3" table:formula="of:=[.C269]/[.C$410]" office:value-type="float" office:value="4.51581583826959">
            <text:p>4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9]*[.S$15]+[.F269]*[.S$19]+[.G269]*[.S$21]" office:value-type="float" office:value="1.64224789312416">
            <text:p>1.64</text:p>
          </table:table-cell>
          <table:table-cell table:style-name="ce1" table:formula="of:=IF([.E269]&gt;0;1;0)" office:value-type="float" office:value="0">
            <text:p>0</text:p>
          </table:table-cell>
          <table:table-cell table:style-name="ce1" table:formula="of:=IF([.F269]&gt;0;1;0)" office:value-type="float" office:value="0">
            <text:p>0</text:p>
          </table:table-cell>
          <table:table-cell table:style-name="ce1" table:formula="of:=IF([.G269]&gt;0;1;0)" office:value-type="float" office:value="1">
            <text:p>1</text:p>
          </table:table-cell>
          <table:table-cell table:style-name="ce3" table:formula="of:=[.I269]*[.I$411]+[.J269]*[.J$411]+[.K269]*[.K$411]" office:value-type="float" office:value="0.227625253666578">
            <text:p>0.23</text:p>
          </table:table-cell>
          <table:table-cell table:style-name="ce4" office:value-type="float" office:value="2859">
            <text:p>2859</text:p>
          </table:table-cell>
          <table:table-cell/>
          <table:table-cell table:formula="of:=[.M269]+[.N269]" office:value-type="float" office:value="2859">
            <text:p>2859</text:p>
          </table:table-cell>
          <table:table-cell table:style-name="ce3" table:formula="of:=[.O269]/[.O$410]" office:value-type="float" office:value="4.28170630128531">
            <text:p>4.28</text:p>
          </table:table-cell>
          <table:table-cell table:formula="of:=[.D269]+[.H269]+[.L269]+[.P269]" office:value-type="float" office:value="10.6673952863456">
            <text:p>10.67</text:p>
          </table:table-cell>
          <table:table-cell table:formula="of:=RANK([.Q269];[.Q$2:.Q$408];0)" office:value-type="float" office:value="268">
            <text:p>268</text:p>
          </table:table-cell>
          <table:table-cell table:number-columns-repeated="3"/>
        </table:table-row>
        <table:table-row table:style-name="ro1">
          <table:table-cell office:value-type="string">
            <text:p>Mid Sussex</text:p>
          </table:table-cell>
          <table:table-cell office:value-type="float" office:value="106828">
            <text:p>106828</text:p>
          </table:table-cell>
          <table:table-cell table:formula="of:=IF(SUM([.E270:.G270])&gt;0;[.B270];0)" office:value-type="float" office:value="106828">
            <text:p>106828</text:p>
          </table:table-cell>
          <table:table-cell table:style-name="ce3" table:formula="of:=[.C270]/[.C$410]" office:value-type="float" office:value="4.77549346529528">
            <text:p>4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0]*[.S$15]+[.F270]*[.S$19]+[.G270]*[.S$21]" office:value-type="float" office:value="1.64224789312416">
            <text:p>1.64</text:p>
          </table:table-cell>
          <table:table-cell table:style-name="ce1" table:formula="of:=IF([.E270]&gt;0;1;0)" office:value-type="float" office:value="0">
            <text:p>0</text:p>
          </table:table-cell>
          <table:table-cell table:style-name="ce1" table:formula="of:=IF([.F270]&gt;0;1;0)" office:value-type="float" office:value="0">
            <text:p>0</text:p>
          </table:table-cell>
          <table:table-cell table:style-name="ce1" table:formula="of:=IF([.G270]&gt;0;1;0)" office:value-type="float" office:value="1">
            <text:p>1</text:p>
          </table:table-cell>
          <table:table-cell table:style-name="ce3" table:formula="of:=[.I270]*[.I$411]+[.J270]*[.J$411]+[.K270]*[.K$411]" office:value-type="float" office:value="0.227625253666578">
            <text:p>0.23</text:p>
          </table:table-cell>
          <table:table-cell table:style-name="ce4" office:value-type="float" office:value="2673">
            <text:p>2673</text:p>
          </table:table-cell>
          <table:table-cell/>
          <table:table-cell table:formula="of:=[.M270]+[.N270]" office:value-type="float" office:value="2673">
            <text:p>2673</text:p>
          </table:table-cell>
          <table:table-cell table:style-name="ce3" table:formula="of:=[.O270]/[.O$410]" office:value-type="float" office:value="4.00314828378301">
            <text:p>4.00</text:p>
          </table:table-cell>
          <table:table-cell table:formula="of:=[.D270]+[.H270]+[.L270]+[.P270]" office:value-type="float" office:value="10.648514895869">
            <text:p>10.65</text:p>
          </table:table-cell>
          <table:table-cell table:formula="of:=RANK([.Q270];[.Q$2:.Q$408];0)" office:value-type="float" office:value="269">
            <text:p>269</text:p>
          </table:table-cell>
          <table:table-cell table:number-columns-repeated="3"/>
        </table:table-row>
        <table:table-row table:style-name="ro1">
          <table:table-cell office:value-type="string">
            <text:p>Dacorum</text:p>
          </table:table-cell>
          <table:table-cell office:value-type="float" office:value="109265">
            <text:p>109265</text:p>
          </table:table-cell>
          <table:table-cell table:formula="of:=IF(SUM([.E271:.G271])&gt;0;[.B271];0)" office:value-type="float" office:value="109265">
            <text:p>109265</text:p>
          </table:table-cell>
          <table:table-cell table:style-name="ce3" table:formula="of:=[.C271]/[.C$410]" office:value-type="float" office:value="4.88443379531105">
            <text:p>4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1]*[.S$15]+[.F271]*[.S$19]+[.G271]*[.S$21]" office:value-type="float" office:value="1.64224789312416">
            <text:p>1.64</text:p>
          </table:table-cell>
          <table:table-cell table:style-name="ce1" table:formula="of:=IF([.E271]&gt;0;1;0)" office:value-type="float" office:value="0">
            <text:p>0</text:p>
          </table:table-cell>
          <table:table-cell table:style-name="ce1" table:formula="of:=IF([.F271]&gt;0;1;0)" office:value-type="float" office:value="0">
            <text:p>0</text:p>
          </table:table-cell>
          <table:table-cell table:style-name="ce1" table:formula="of:=IF([.G271]&gt;0;1;0)" office:value-type="float" office:value="1">
            <text:p>1</text:p>
          </table:table-cell>
          <table:table-cell table:style-name="ce3" table:formula="of:=[.I271]*[.I$411]+[.J271]*[.J$411]+[.K271]*[.K$411]" office:value-type="float" office:value="0.227625253666578">
            <text:p>0.23</text:p>
          </table:table-cell>
          <table:table-cell table:style-name="ce4" office:value-type="float" office:value="2599">
            <text:p>2599</text:p>
          </table:table-cell>
          <table:table-cell/>
          <table:table-cell table:formula="of:=[.M271]+[.N271]" office:value-type="float" office:value="2599">
            <text:p>2599</text:p>
          </table:table-cell>
          <table:table-cell table:style-name="ce3" table:formula="of:=[.O271]/[.O$410]" office:value-type="float" office:value="3.8923241262821">
            <text:p>3.89</text:p>
          </table:table-cell>
          <table:table-cell table:formula="of:=[.D271]+[.H271]+[.L271]+[.P271]" office:value-type="float" office:value="10.6466310683839">
            <text:p>10.65</text:p>
          </table:table-cell>
          <table:table-cell table:formula="of:=RANK([.Q271];[.Q$2:.Q$408];0)" office:value-type="float" office:value="270">
            <text:p>270</text:p>
          </table:table-cell>
          <table:table-cell table:number-columns-repeated="3"/>
        </table:table-row>
        <table:table-row table:style-name="ro1">
          <table:table-cell office:value-type="string">
            <text:p>Horsham</text:p>
          </table:table-cell>
          <table:table-cell office:value-type="float" office:value="101668">
            <text:p>101668</text:p>
          </table:table-cell>
          <table:table-cell table:formula="of:=IF(SUM([.E272:.G272])&gt;0;[.B272];0)" office:value-type="float" office:value="101668">
            <text:p>101668</text:p>
          </table:table-cell>
          <table:table-cell table:style-name="ce3" table:formula="of:=[.C272]/[.C$410]" office:value-type="float" office:value="4.54482785065377">
            <text:p>4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2]*[.S$15]+[.F272]*[.S$19]+[.G272]*[.S$21]" office:value-type="float" office:value="1.64224789312416">
            <text:p>1.64</text:p>
          </table:table-cell>
          <table:table-cell table:style-name="ce1" table:formula="of:=IF([.E272]&gt;0;1;0)" office:value-type="float" office:value="0">
            <text:p>0</text:p>
          </table:table-cell>
          <table:table-cell table:style-name="ce1" table:formula="of:=IF([.F272]&gt;0;1;0)" office:value-type="float" office:value="0">
            <text:p>0</text:p>
          </table:table-cell>
          <table:table-cell table:style-name="ce1" table:formula="of:=IF([.G272]&gt;0;1;0)" office:value-type="float" office:value="1">
            <text:p>1</text:p>
          </table:table-cell>
          <table:table-cell table:style-name="ce3" table:formula="of:=[.I272]*[.I$411]+[.J272]*[.J$411]+[.K272]*[.K$411]" office:value-type="float" office:value="0.227625253666578">
            <text:p>0.23</text:p>
          </table:table-cell>
          <table:table-cell table:style-name="ce4" office:value-type="float" office:value="2821">
            <text:p>2821</text:p>
          </table:table-cell>
          <table:table-cell/>
          <table:table-cell table:formula="of:=[.M272]+[.N272]" office:value-type="float" office:value="2821">
            <text:p>2821</text:p>
          </table:table-cell>
          <table:table-cell table:style-name="ce3" table:formula="of:=[.O272]/[.O$410]" office:value-type="float" office:value="4.22479659878484">
            <text:p>4.22</text:p>
          </table:table-cell>
          <table:table-cell table:formula="of:=[.D272]+[.H272]+[.L272]+[.P272]" office:value-type="float" office:value="10.6394975962293">
            <text:p>10.64</text:p>
          </table:table-cell>
          <table:table-cell table:formula="of:=RANK([.Q272];[.Q$2:.Q$408];0)" office:value-type="float" office:value="271">
            <text:p>271</text:p>
          </table:table-cell>
          <table:table-cell table:number-columns-repeated="3"/>
        </table:table-row>
        <table:table-row table:style-name="ro1">
          <table:table-cell office:value-type="string">
            <text:p>Blackpool</text:p>
          </table:table-cell>
          <table:table-cell office:value-type="float" office:value="102115">
            <text:p>102115</text:p>
          </table:table-cell>
          <table:table-cell table:formula="of:=IF(SUM([.E273:.G273])&gt;0;[.B273];0)" office:value-type="float" office:value="102115">
            <text:p>102115</text:p>
          </table:table-cell>
          <table:table-cell table:style-name="ce3" table:formula="of:=[.C273]/[.C$410]" office:value-type="float" office:value="4.56480993006167">
            <text:p>4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3]*[.S$15]+[.F273]*[.S$19]+[.G273]*[.S$21]" office:value-type="float" office:value="1.64224789312416">
            <text:p>1.64</text:p>
          </table:table-cell>
          <table:table-cell table:style-name="ce1" table:formula="of:=IF([.E273]&gt;0;1;0)" office:value-type="float" office:value="0">
            <text:p>0</text:p>
          </table:table-cell>
          <table:table-cell table:style-name="ce1" table:formula="of:=IF([.F273]&gt;0;1;0)" office:value-type="float" office:value="0">
            <text:p>0</text:p>
          </table:table-cell>
          <table:table-cell table:style-name="ce1" table:formula="of:=IF([.G273]&gt;0;1;0)" office:value-type="float" office:value="1">
            <text:p>1</text:p>
          </table:table-cell>
          <table:table-cell table:style-name="ce3" table:formula="of:=[.I273]*[.I$411]+[.J273]*[.J$411]+[.K273]*[.K$411]" office:value-type="float" office:value="0.227625253666578">
            <text:p>0.23</text:p>
          </table:table-cell>
          <table:table-cell table:style-name="ce4" office:value-type="float" office:value="2802">
            <text:p>2802</text:p>
          </table:table-cell>
          <table:table-cell/>
          <table:table-cell table:formula="of:=[.M273]+[.N273]" office:value-type="float" office:value="2802">
            <text:p>2802</text:p>
          </table:table-cell>
          <table:table-cell table:style-name="ce3" table:formula="of:=[.O273]/[.O$410]" office:value-type="float" office:value="4.1963417475346">
            <text:p>4.20</text:p>
          </table:table-cell>
          <table:table-cell table:formula="of:=[.D273]+[.H273]+[.L273]+[.P273]" office:value-type="float" office:value="10.631024824387">
            <text:p>10.63</text:p>
          </table:table-cell>
          <table:table-cell table:formula="of:=RANK([.Q27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Teignbridge</text:p>
          </table:table-cell>
          <table:table-cell office:value-type="float" office:value="102236">
            <text:p>102236</text:p>
          </table:table-cell>
          <table:table-cell table:formula="of:=IF(SUM([.E274:.G274])&gt;0;[.B274];0)" office:value-type="float" office:value="102236">
            <text:p>102236</text:p>
          </table:table-cell>
          <table:table-cell table:style-name="ce3" table:formula="of:=[.C274]/[.C$410]" office:value-type="float" office:value="4.57021894931973">
            <text:p>4.5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4]*[.S$15]+[.F274]*[.S$19]+[.G274]*[.S$21]" office:value-type="float" office:value="1.64224789312416">
            <text:p>1.64</text:p>
          </table:table-cell>
          <table:table-cell table:style-name="ce1" table:formula="of:=IF([.E274]&gt;0;1;0)" office:value-type="float" office:value="0">
            <text:p>0</text:p>
          </table:table-cell>
          <table:table-cell table:style-name="ce1" table:formula="of:=IF([.F274]&gt;0;1;0)" office:value-type="float" office:value="0">
            <text:p>0</text:p>
          </table:table-cell>
          <table:table-cell table:style-name="ce1" table:formula="of:=IF([.G274]&gt;0;1;0)" office:value-type="float" office:value="1">
            <text:p>1</text:p>
          </table:table-cell>
          <table:table-cell table:style-name="ce3" table:formula="of:=[.I274]*[.I$411]+[.J274]*[.J$411]+[.K274]*[.K$411]" office:value-type="float" office:value="0.227625253666578">
            <text:p>0.23</text:p>
          </table:table-cell>
          <table:table-cell table:style-name="ce4" office:value-type="float" office:value="2784">
            <text:p>2784</text:p>
          </table:table-cell>
          <table:table-cell/>
          <table:table-cell table:formula="of:=[.M274]+[.N274]" office:value-type="float" office:value="2784">
            <text:p>2784</text:p>
          </table:table-cell>
          <table:table-cell table:style-name="ce3" table:formula="of:=[.O274]/[.O$410]" office:value-type="float" office:value="4.16938452003438">
            <text:p>4.17</text:p>
          </table:table-cell>
          <table:table-cell table:formula="of:=[.D274]+[.H274]+[.L274]+[.P274]" office:value-type="float" office:value="10.6094766161449">
            <text:p>10.61</text:p>
          </table:table-cell>
          <table:table-cell table:formula="of:=RANK([.Q274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E Devon</text:p>
          </table:table-cell>
          <table:table-cell office:value-type="float" office:value="102843">
            <text:p>102843</text:p>
          </table:table-cell>
          <table:table-cell table:formula="of:=IF(SUM([.E275:.G275])&gt;0;[.B275];0)" office:value-type="float" office:value="102843">
            <text:p>102843</text:p>
          </table:table-cell>
          <table:table-cell table:style-name="ce3" table:formula="of:=[.C275]/[.C$410]" office:value-type="float" office:value="4.59735345088706">
            <text:p>4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5]*[.S$15]+[.F275]*[.S$19]+[.G275]*[.S$21]" office:value-type="float" office:value="1.64224789312416">
            <text:p>1.64</text:p>
          </table:table-cell>
          <table:table-cell table:style-name="ce1" table:formula="of:=IF([.E275]&gt;0;1;0)" office:value-type="float" office:value="0">
            <text:p>0</text:p>
          </table:table-cell>
          <table:table-cell table:style-name="ce1" table:formula="of:=IF([.F275]&gt;0;1;0)" office:value-type="float" office:value="0">
            <text:p>0</text:p>
          </table:table-cell>
          <table:table-cell table:style-name="ce1" table:formula="of:=IF([.G275]&gt;0;1;0)" office:value-type="float" office:value="1">
            <text:p>1</text:p>
          </table:table-cell>
          <table:table-cell table:style-name="ce3" table:formula="of:=[.I275]*[.I$411]+[.J275]*[.J$411]+[.K275]*[.K$411]" office:value-type="float" office:value="0.227625253666578">
            <text:p>0.23</text:p>
          </table:table-cell>
          <table:table-cell table:style-name="ce4" office:value-type="float" office:value="2765">
            <text:p>2765</text:p>
          </table:table-cell>
          <table:table-cell/>
          <table:table-cell table:formula="of:=[.M275]+[.N275]" office:value-type="float" office:value="2765">
            <text:p>2765</text:p>
          </table:table-cell>
          <table:table-cell table:style-name="ce3" table:formula="of:=[.O275]/[.O$410]" office:value-type="float" office:value="4.14092966878415">
            <text:p>4.14</text:p>
          </table:table-cell>
          <table:table-cell table:formula="of:=[.D275]+[.H275]+[.L275]+[.P275]" office:value-type="float" office:value="10.6081562664619">
            <text:p>10.61</text:p>
          </table:table-cell>
          <table:table-cell table:formula="of:=RANK([.Q275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Windsor and Maidenhead</text:p>
          </table:table-cell>
          <table:table-cell office:value-type="float" office:value="103950">
            <text:p>103950</text:p>
          </table:table-cell>
          <table:table-cell table:formula="of:=IF(SUM([.E276:.G276])&gt;0;[.B276];0)" office:value-type="float" office:value="103950">
            <text:p>103950</text:p>
          </table:table-cell>
          <table:table-cell table:style-name="ce3" table:formula="of:=[.C276]/[.C$410]" office:value-type="float" office:value="4.64683927170259">
            <text:p>4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6]*[.S$15]+[.F276]*[.S$19]+[.G276]*[.S$21]" office:value-type="float" office:value="1.64224789312416">
            <text:p>1.64</text:p>
          </table:table-cell>
          <table:table-cell table:style-name="ce1" table:formula="of:=IF([.E276]&gt;0;1;0)" office:value-type="float" office:value="0">
            <text:p>0</text:p>
          </table:table-cell>
          <table:table-cell table:style-name="ce1" table:formula="of:=IF([.F276]&gt;0;1;0)" office:value-type="float" office:value="0">
            <text:p>0</text:p>
          </table:table-cell>
          <table:table-cell table:style-name="ce1" table:formula="of:=IF([.G276]&gt;0;1;0)" office:value-type="float" office:value="1">
            <text:p>1</text:p>
          </table:table-cell>
          <table:table-cell table:style-name="ce3" table:formula="of:=[.I276]*[.I$411]+[.J276]*[.J$411]+[.K276]*[.K$411]" office:value-type="float" office:value="0.227625253666578">
            <text:p>0.23</text:p>
          </table:table-cell>
          <table:table-cell table:style-name="ce4" office:value-type="float" office:value="2728">
            <text:p>2728</text:p>
          </table:table-cell>
          <table:table-cell/>
          <table:table-cell table:formula="of:=[.M276]+[.N276]" office:value-type="float" office:value="2728">
            <text:p>2728</text:p>
          </table:table-cell>
          <table:table-cell table:style-name="ce3" table:formula="of:=[.O276]/[.O$410]" office:value-type="float" office:value="4.08551759003369">
            <text:p>4.09</text:p>
          </table:table-cell>
          <table:table-cell table:formula="of:=[.D276]+[.H276]+[.L276]+[.P276]" office:value-type="float" office:value="10.602230008527">
            <text:p>10.60</text:p>
          </table:table-cell>
          <table:table-cell table:formula="of:=RANK([.Q276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Barnsley</text:p>
          </table:table-cell>
          <table:table-cell office:value-type="float" office:value="178948">
            <text:p>178948</text:p>
          </table:table-cell>
          <table:table-cell table:formula="of:=IF(SUM([.E277:.G277])&gt;0;[.B277];0)" office:value-type="float" office:value="178948">
            <text:p>178948</text:p>
          </table:table-cell>
          <table:table-cell table:style-name="ce3" table:formula="of:=[.C277]/[.C$410]" office:value-type="float" office:value="7.99944775365691">
            <text:p>8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7]*[.S$15]+[.F277]*[.S$19]+[.G277]*[.S$21]" office:value-type="float" office:value="1.64224789312416">
            <text:p>1.64</text:p>
          </table:table-cell>
          <table:table-cell table:style-name="ce1" table:formula="of:=IF([.E277]&gt;0;1;0)" office:value-type="float" office:value="0">
            <text:p>0</text:p>
          </table:table-cell>
          <table:table-cell table:style-name="ce1" table:formula="of:=IF([.F277]&gt;0;1;0)" office:value-type="float" office:value="0">
            <text:p>0</text:p>
          </table:table-cell>
          <table:table-cell table:style-name="ce1" table:formula="of:=IF([.G277]&gt;0;1;0)" office:value-type="float" office:value="1">
            <text:p>1</text:p>
          </table:table-cell>
          <table:table-cell table:style-name="ce3" table:formula="of:=[.I277]*[.I$411]+[.J277]*[.J$411]+[.K277]*[.K$411]" office:value-type="float" office:value="0.227625253666578">
            <text:p>0.23</text:p>
          </table:table-cell>
          <table:table-cell table:style-name="ce6" office:value-type="float" office:value="81">
            <text:p>81</text:p>
          </table:table-cell>
          <table:table-cell/>
          <table:table-cell table:formula="of:=[.M277]+[.N277]" office:value-type="float" office:value="81">
            <text:p>81</text:p>
          </table:table-cell>
          <table:table-cell table:style-name="ce3" table:formula="of:=[.O277]/[.O$410]" office:value-type="float" office:value="0.121307523751">
            <text:p>0.12</text:p>
          </table:table-cell>
          <table:table-cell table:formula="of:=[.D277]+[.H277]+[.L277]+[.P277]" office:value-type="float" office:value="9.99062842419864">
            <text:p>9.99</text:p>
          </table:table-cell>
          <table:table-cell table:formula="of:=RANK([.Q277];[.Q$2:.Q$408];0)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string">
            <text:p>Gosport</text:p>
          </table:table-cell>
          <table:table-cell office:value-type="float" office:value="62376">
            <text:p>62376</text:p>
          </table:table-cell>
          <table:table-cell table:formula="of:=IF(SUM([.E278:.G278])&gt;0;[.B278];0)" office:value-type="float" office:value="62376">
            <text:p>62376</text:p>
          </table:table-cell>
          <table:table-cell table:style-name="ce3" table:formula="of:=[.C278]/[.C$410]" office:value-type="float" office:value="2.78837177885253">
            <text:p>2.7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78]*[.S$15]+[.F278]*[.S$19]+[.G278]*[.S$21]" office:value-type="float" office:value="4.46409260570454">
            <text:p>4.46</text:p>
          </table:table-cell>
          <table:table-cell table:style-name="ce1" table:formula="of:=IF([.E278]&gt;0;1;0)" office:value-type="float" office:value="0">
            <text:p>0</text:p>
          </table:table-cell>
          <table:table-cell table:style-name="ce1" table:formula="of:=IF([.F278]&gt;0;1;0)" office:value-type="float" office:value="1">
            <text:p>1</text:p>
          </table:table-cell>
          <table:table-cell table:style-name="ce1" table:formula="of:=IF([.G278]&gt;0;1;0)" office:value-type="float" office:value="0">
            <text:p>0</text:p>
          </table:table-cell>
          <table:table-cell table:style-name="ce3" table:formula="of:=[.I278]*[.I$411]+[.J278]*[.J$411]+[.K278]*[.K$411]" office:value-type="float" office:value="2.06517720545768">
            <text:p>2.07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278]+[.N278]" office:value-type="float" office:value="174">
            <text:p>174</text:p>
          </table:table-cell>
          <table:table-cell table:style-name="ce3" table:formula="of:=[.O278]/[.O$410]" office:value-type="float" office:value="0.260586532502149">
            <text:p>0.26</text:p>
          </table:table-cell>
          <table:table-cell table:formula="of:=[.D278]+[.H278]+[.L278]+[.P278]" office:value-type="float" office:value="9.57822812251691">
            <text:p>9.58</text:p>
          </table:table-cell>
          <table:table-cell table:formula="of:=RANK([.Q278];[.Q$2:.Q$408];0)" office:value-type="float" office:value="277">
            <text:p>277</text:p>
          </table:table-cell>
          <table:table-cell table:number-columns-repeated="3"/>
        </table:table-row>
        <table:table-row table:style-name="ro1">
          <table:table-cell office:value-type="string">
            <text:p>Bridgend</text:p>
          </table:table-cell>
          <table:table-cell office:value-type="float" office:value="102570">
            <text:p>102570</text:p>
          </table:table-cell>
          <table:table-cell table:formula="of:=IF(SUM([.E279:.G279])&gt;0;[.B279];0)" office:value-type="float" office:value="0">
            <text:p>0</text:p>
          </table:table-cell>
          <table:table-cell table:style-name="ce3" table:formula="of:=[.C279]/[.C$410]" office:value-type="float" office:value="0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>
            <text:p>0.00</text:p>
          </table:table-cell>
          <table:table-cell table:style-name="ce1" table:formula="of:=IF([.E279]&gt;0;1;0)" office:value-type="float" office:value="0">
            <text:p>0</text:p>
          </table:table-cell>
          <table:table-cell table:style-name="ce1" table:formula="of:=IF([.F279]&gt;0;1;0)" office:value-type="float" office:value="0">
            <text:p>0</text:p>
          </table:table-cell>
          <table:table-cell table:style-name="ce1" table:formula="of:=IF([.G279]&gt;0;1;0)" office:value-type="float" office:value="0">
            <text:p>0</text:p>
          </table:table-cell>
          <table:table-cell table:style-name="ce3" table:formula="of:=[.I279]*[.I$411]+[.J279]*[.J$411]+[.K279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79]+[.N279]" office:value-type="float" office:value="5826">
            <text:p>5826</text:p>
          </table:table-cell>
          <table:table-cell table:style-name="ce3" table:formula="of:=[.O279]/[.O$410]" office:value-type="float" office:value="8.72515596757195">
            <text:p>8.73</text:p>
          </table:table-cell>
          <table:table-cell table:formula="of:=[.D279]+[.H279]+[.L279]+[.P279]" office:value-type="float" office:value="8.72515596757195">
            <text:p>8.73</text:p>
          </table:table-cell>
          <table:table-cell table:formula="of:=RANK([.Q279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Newport</text:p>
          </table:table-cell>
          <table:table-cell office:value-type="float" office:value="102852">
            <text:p>102852</text:p>
          </table:table-cell>
          <table:table-cell table:formula="of:=IF(SUM([.E280:.G280])&gt;0;[.B280];0)" office:value-type="float" office:value="0">
            <text:p>0</text:p>
          </table:table-cell>
          <table:table-cell table:style-name="ce3" table:formula="of:=[.C280]/[.C$410]" office:value-type="float" office:value="0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>
            <text:p>0.00</text:p>
          </table:table-cell>
          <table:table-cell table:style-name="ce1" table:formula="of:=IF([.E280]&gt;0;1;0)" office:value-type="float" office:value="0">
            <text:p>0</text:p>
          </table:table-cell>
          <table:table-cell table:style-name="ce1" table:formula="of:=IF([.F280]&gt;0;1;0)" office:value-type="float" office:value="0">
            <text:p>0</text:p>
          </table:table-cell>
          <table:table-cell table:style-name="ce1" table:formula="of:=IF([.G280]&gt;0;1;0)" office:value-type="float" office:value="0">
            <text:p>0</text:p>
          </table:table-cell>
          <table:table-cell table:style-name="ce3" table:formula="of:=[.I280]*[.I$411]+[.J280]*[.J$411]+[.K280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0]+[.N280]" office:value-type="float" office:value="5826">
            <text:p>5826</text:p>
          </table:table-cell>
          <table:table-cell table:style-name="ce3" table:formula="of:=[.O280]/[.O$410]" office:value-type="float" office:value="8.72515596757195">
            <text:p>8.73</text:p>
          </table:table-cell>
          <table:table-cell table:formula="of:=[.D280]+[.H280]+[.L280]+[.P280]" office:value-type="float" office:value="8.72515596757195">
            <text:p>8.73</text:p>
          </table:table-cell>
          <table:table-cell table:formula="of:=RANK([.Q280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Carmarthenshire</text:p>
          </table:table-cell>
          <table:table-cell office:value-type="float" office:value="139029">
            <text:p>139029</text:p>
          </table:table-cell>
          <table:table-cell table:formula="of:=IF(SUM([.E281:.G281])&gt;0;[.B281];0)" office:value-type="float" office:value="0">
            <text:p>0</text:p>
          </table:table-cell>
          <table:table-cell table:style-name="ce3" table:formula="of:=[.C281]/[.C$410]" office:value-type="float" office:value="0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>
            <text:p>0.00</text:p>
          </table:table-cell>
          <table:table-cell table:style-name="ce1" table:formula="of:=IF([.E281]&gt;0;1;0)" office:value-type="float" office:value="0">
            <text:p>0</text:p>
          </table:table-cell>
          <table:table-cell table:style-name="ce1" table:formula="of:=IF([.F281]&gt;0;1;0)" office:value-type="float" office:value="0">
            <text:p>0</text:p>
          </table:table-cell>
          <table:table-cell table:style-name="ce1" table:formula="of:=IF([.G281]&gt;0;1;0)" office:value-type="float" office:value="0">
            <text:p>0</text:p>
          </table:table-cell>
          <table:table-cell table:style-name="ce3" table:formula="of:=[.I281]*[.I$411]+[.J281]*[.J$411]+[.K281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1]+[.N281]" office:value-type="float" office:value="5826">
            <text:p>5826</text:p>
          </table:table-cell>
          <table:table-cell table:style-name="ce3" table:formula="of:=[.O281]/[.O$410]" office:value-type="float" office:value="8.72515596757195">
            <text:p>8.73</text:p>
          </table:table-cell>
          <table:table-cell table:formula="of:=[.D281]+[.H281]+[.L281]+[.P281]" office:value-type="float" office:value="8.72515596757195">
            <text:p>8.73</text:p>
          </table:table-cell>
          <table:table-cell table:formula="of:=RANK([.Q281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Dorset CC</text:p>
          </table:table-cell>
          <table:table-cell office:value-type="float" office:value="328301">
            <text:p>328301</text:p>
          </table:table-cell>
          <table:table-cell table:formula="of:=IF(SUM([.E282:.G282])&gt;0;[.B282];0)" office:value-type="float" office:value="0">
            <text:p>0</text:p>
          </table:table-cell>
          <table:table-cell table:style-name="ce3" table:formula="of:=[.C282]/[.C$410]" office:value-type="float" office:value="0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>
            <text:p>0.00</text:p>
          </table:table-cell>
          <table:table-cell table:style-name="ce1" table:formula="of:=IF([.E282]&gt;0;1;0)" office:value-type="float" office:value="0">
            <text:p>0</text:p>
          </table:table-cell>
          <table:table-cell table:style-name="ce1" table:formula="of:=IF([.F282]&gt;0;1;0)" office:value-type="float" office:value="0">
            <text:p>0</text:p>
          </table:table-cell>
          <table:table-cell table:style-name="ce1" table:formula="of:=IF([.G282]&gt;0;1;0)" office:value-type="float" office:value="0">
            <text:p>0</text:p>
          </table:table-cell>
          <table:table-cell table:style-name="ce3" table:formula="of:=[.I282]*[.I$411]+[.J282]*[.J$411]+[.K282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2]+[.N282]" office:value-type="float" office:value="5826">
            <text:p>5826</text:p>
          </table:table-cell>
          <table:table-cell table:style-name="ce3" table:formula="of:=[.O282]/[.O$410]" office:value-type="float" office:value="8.72515596757195">
            <text:p>8.73</text:p>
          </table:table-cell>
          <table:table-cell table:formula="of:=[.D282]+[.H282]+[.L282]+[.P282]" office:value-type="float" office:value="8.72515596757195">
            <text:p>8.73</text:p>
          </table:table-cell>
          <table:table-cell table:formula="of:=RANK([.Q282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Cornwall</text:p>
          </table:table-cell>
          <table:table-cell office:value-type="float" office:value="416264">
            <text:p>416264</text:p>
          </table:table-cell>
          <table:table-cell table:formula="of:=IF(SUM([.E283:.G283])&gt;0;[.B283];0)" office:value-type="float" office:value="0">
            <text:p>0</text:p>
          </table:table-cell>
          <table:table-cell table:style-name="ce3" table:formula="of:=[.C283]/[.C$410]" office:value-type="float" office:value="0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>
            <text:p>0.00</text:p>
          </table:table-cell>
          <table:table-cell table:style-name="ce1" table:formula="of:=IF([.E283]&gt;0;1;0)" office:value-type="float" office:value="0">
            <text:p>0</text:p>
          </table:table-cell>
          <table:table-cell table:style-name="ce1" table:formula="of:=IF([.F283]&gt;0;1;0)" office:value-type="float" office:value="0">
            <text:p>0</text:p>
          </table:table-cell>
          <table:table-cell table:style-name="ce1" table:formula="of:=IF([.G283]&gt;0;1;0)" office:value-type="float" office:value="0">
            <text:p>0</text:p>
          </table:table-cell>
          <table:table-cell table:style-name="ce3" table:formula="of:=[.I283]*[.I$411]+[.J283]*[.J$411]+[.K283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3]+[.N283]" office:value-type="float" office:value="5826">
            <text:p>5826</text:p>
          </table:table-cell>
          <table:table-cell table:style-name="ce3" table:formula="of:=[.O283]/[.O$410]" office:value-type="float" office:value="8.72515596757195">
            <text:p>8.73</text:p>
          </table:table-cell>
          <table:table-cell table:formula="of:=[.D283]+[.H283]+[.L283]+[.P283]" office:value-type="float" office:value="8.72515596757195">
            <text:p>8.73</text:p>
          </table:table-cell>
          <table:table-cell table:formula="of:=RANK([.Q283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Surrey CC</text:p>
          </table:table-cell>
          <table:table-cell office:value-type="float" office:value="848773">
            <text:p>848773</text:p>
          </table:table-cell>
          <table:table-cell table:formula="of:=IF(SUM([.E284:.G284])&gt;0;[.B284];0)" office:value-type="float" office:value="0">
            <text:p>0</text:p>
          </table:table-cell>
          <table:table-cell table:style-name="ce3" table:formula="of:=[.C284]/[.C$410]" office:value-type="float" office:value="0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>
            <text:p>0.00</text:p>
          </table:table-cell>
          <table:table-cell table:style-name="ce1" table:formula="of:=IF([.E284]&gt;0;1;0)" office:value-type="float" office:value="0">
            <text:p>0</text:p>
          </table:table-cell>
          <table:table-cell table:style-name="ce1" table:formula="of:=IF([.F284]&gt;0;1;0)" office:value-type="float" office:value="0">
            <text:p>0</text:p>
          </table:table-cell>
          <table:table-cell table:style-name="ce1" table:formula="of:=IF([.G284]&gt;0;1;0)" office:value-type="float" office:value="0">
            <text:p>0</text:p>
          </table:table-cell>
          <table:table-cell table:style-name="ce3" table:formula="of:=[.I284]*[.I$411]+[.J284]*[.J$411]+[.K284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4]+[.N284]" office:value-type="float" office:value="5826">
            <text:p>5826</text:p>
          </table:table-cell>
          <table:table-cell table:style-name="ce3" table:formula="of:=[.O284]/[.O$410]" office:value-type="float" office:value="8.72515596757195">
            <text:p>8.73</text:p>
          </table:table-cell>
          <table:table-cell table:formula="of:=[.D284]+[.H284]+[.L284]+[.P284]" office:value-type="float" office:value="8.72515596757195">
            <text:p>8.73</text:p>
          </table:table-cell>
          <table:table-cell table:formula="of:=RANK([.Q284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Bolton</text:p>
          </table:table-cell>
          <table:table-cell office:value-type="float" office:value="199134">
            <text:p>199134</text:p>
          </table:table-cell>
          <table:table-cell table:formula="of:=IF(SUM([.E285:.G285])&gt;0;[.B285];0)" office:value-type="float" office:value="0">
            <text:p>0</text:p>
          </table:table-cell>
          <table:table-cell table:style-name="ce3" table:formula="of:=[.C285]/[.C$410]" office:value-type="float" office:value="0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>
            <text:p>0.00</text:p>
          </table:table-cell>
          <table:table-cell table:style-name="ce1" table:formula="of:=IF([.E285]&gt;0;1;0)" office:value-type="float" office:value="0">
            <text:p>0</text:p>
          </table:table-cell>
          <table:table-cell table:style-name="ce1" table:formula="of:=IF([.F285]&gt;0;1;0)" office:value-type="float" office:value="0">
            <text:p>0</text:p>
          </table:table-cell>
          <table:table-cell table:style-name="ce1" table:formula="of:=IF([.G285]&gt;0;1;0)" office:value-type="float" office:value="0">
            <text:p>0</text:p>
          </table:table-cell>
          <table:table-cell table:style-name="ce3" table:formula="of:=[.I285]*[.I$411]+[.J285]*[.J$411]+[.K285]*[.K$411]" office:value-type="float" office:value="0">
            <text:p>0.00</text:p>
          </table:table-cell>
          <table:table-cell table:style-name="ce6"/>
          <table:table-cell table:formula="of:=[.$T$1]" office:value-type="float" office:value="5826">
            <text:p>5826</text:p>
          </table:table-cell>
          <table:table-cell table:formula="of:=[.M285]+[.N285]" office:value-type="float" office:value="5826">
            <text:p>5826</text:p>
          </table:table-cell>
          <table:table-cell table:style-name="ce3" table:formula="of:=[.O285]/[.O$410]" office:value-type="float" office:value="8.72515596757195">
            <text:p>8.73</text:p>
          </table:table-cell>
          <table:table-cell table:formula="of:=[.D285]+[.H285]+[.L285]+[.P285]" office:value-type="float" office:value="8.72515596757195">
            <text:p>8.73</text:p>
          </table:table-cell>
          <table:table-cell table:formula="of:=RANK([.Q285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Newham</text:p>
          </table:table-cell>
          <table:table-cell office:value-type="float" office:value="191482">
            <text:p>191482</text:p>
          </table:table-cell>
          <table:table-cell table:formula="of:=IF(SUM([.E286:.G286])&gt;0;[.B286];0)" office:value-type="float" office:value="0">
            <text:p>0</text:p>
          </table:table-cell>
          <table:table-cell table:style-name="ce3" table:formula="of:=[.C286]/[.C$410]" office:value-type="float" office:value="0">
            <text:p>0.00</text:p>
          </table:table-cell>
          <table:table-cell table:number-columns-repeated="3"/>
          <table:table-cell table:style-name="ce3" table:formula="of:=[.E286]*[.S$15]+[.F286]*[.S$19]+[.G286]*[.S$21]" office:value-type="float" office:value="0">
            <text:p>0.00</text:p>
          </table:table-cell>
          <table:table-cell table:style-name="ce1" table:formula="of:=IF([.E286]&gt;0;1;0)" office:value-type="float" office:value="0">
            <text:p>0</text:p>
          </table:table-cell>
          <table:table-cell table:style-name="ce1" table:formula="of:=IF([.F286]&gt;0;1;0)" office:value-type="float" office:value="0">
            <text:p>0</text:p>
          </table:table-cell>
          <table:table-cell table:style-name="ce1" table:formula="of:=IF([.G286]&gt;0;1;0)" office:value-type="float" office:value="0">
            <text:p>0</text:p>
          </table:table-cell>
          <table:table-cell table:style-name="ce3" table:formula="of:=[.I286]*[.I$411]+[.J286]*[.J$411]+[.K286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6]+[.N286]" office:value-type="float" office:value="5826">
            <text:p>5826</text:p>
          </table:table-cell>
          <table:table-cell table:style-name="ce3" table:formula="of:=[.O286]/[.O$410]" office:value-type="float" office:value="8.72515596757195">
            <text:p>8.73</text:p>
          </table:table-cell>
          <table:table-cell table:formula="of:=[.D286]+[.H286]+[.L286]+[.P286]" office:value-type="float" office:value="8.72515596757195">
            <text:p>8.73</text:p>
          </table:table-cell>
          <table:table-cell table:formula="of:=RANK([.Q286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Coventry</text:p>
          </table:table-cell>
          <table:table-cell office:value-type="float" office:value="225689">
            <text:p>225689</text:p>
          </table:table-cell>
          <table:table-cell table:formula="of:=IF(SUM([.E287:.G287])&gt;0;[.B287];0)" office:value-type="float" office:value="0">
            <text:p>0</text:p>
          </table:table-cell>
          <table:table-cell table:style-name="ce3" table:formula="of:=[.C287]/[.C$410]" office:value-type="float" office:value="0">
            <text:p>0.00</text:p>
          </table:table-cell>
          <table:table-cell table:number-columns-repeated="3"/>
          <table:table-cell table:style-name="ce3" table:formula="of:=[.E287]*[.S$15]+[.F287]*[.S$19]+[.G287]*[.S$21]" office:value-type="float" office:value="0">
            <text:p>0.00</text:p>
          </table:table-cell>
          <table:table-cell table:style-name="ce1" table:formula="of:=IF([.E287]&gt;0;1;0)" office:value-type="float" office:value="0">
            <text:p>0</text:p>
          </table:table-cell>
          <table:table-cell table:style-name="ce1" table:formula="of:=IF([.F287]&gt;0;1;0)" office:value-type="float" office:value="0">
            <text:p>0</text:p>
          </table:table-cell>
          <table:table-cell table:style-name="ce1" table:formula="of:=IF([.G287]&gt;0;1;0)" office:value-type="float" office:value="0">
            <text:p>0</text:p>
          </table:table-cell>
          <table:table-cell table:style-name="ce3" table:formula="of:=[.I287]*[.I$411]+[.J287]*[.J$411]+[.K287]*[.K$411]" office:value-type="float" office:value="0">
            <text:p>0.00</text:p>
          </table:table-cell>
          <table:table-cell table:style-name="ce6"/>
          <table:table-cell table:formula="of:=[.$T$1]" office:value-type="float" office:value="5826">
            <text:p>5826</text:p>
          </table:table-cell>
          <table:table-cell table:formula="of:=[.M287]+[.N287]" office:value-type="float" office:value="5826">
            <text:p>5826</text:p>
          </table:table-cell>
          <table:table-cell table:style-name="ce3" table:formula="of:=[.O287]/[.O$410]" office:value-type="float" office:value="8.72515596757195">
            <text:p>8.73</text:p>
          </table:table-cell>
          <table:table-cell table:formula="of:=[.D287]+[.H287]+[.L287]+[.P287]" office:value-type="float" office:value="8.72515596757195">
            <text:p>8.73</text:p>
          </table:table-cell>
          <table:table-cell table:formula="of:=RANK([.Q287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Wiltshire</text:p>
          </table:table-cell>
          <table:table-cell office:value-type="float" office:value="346765">
            <text:p>346765</text:p>
          </table:table-cell>
          <table:table-cell table:formula="of:=IF(SUM([.E288:.G288])&gt;0;[.B288];0)" office:value-type="float" office:value="0">
            <text:p>0</text:p>
          </table:table-cell>
          <table:table-cell table:style-name="ce3" table:formula="of:=[.C288]/[.C$410]" office:value-type="float" office:value="0">
            <text:p>0.00</text:p>
          </table:table-cell>
          <table:table-cell table:number-columns-repeated="3"/>
          <table:table-cell table:style-name="ce3" table:formula="of:=[.E288]*[.S$15]+[.F288]*[.S$19]+[.G288]*[.S$21]" office:value-type="float" office:value="0">
            <text:p>0.00</text:p>
          </table:table-cell>
          <table:table-cell table:style-name="ce1" table:formula="of:=IF([.E288]&gt;0;1;0)" office:value-type="float" office:value="0">
            <text:p>0</text:p>
          </table:table-cell>
          <table:table-cell table:style-name="ce1" table:formula="of:=IF([.F288]&gt;0;1;0)" office:value-type="float" office:value="0">
            <text:p>0</text:p>
          </table:table-cell>
          <table:table-cell table:style-name="ce1" table:formula="of:=IF([.G288]&gt;0;1;0)" office:value-type="float" office:value="0">
            <text:p>0</text:p>
          </table:table-cell>
          <table:table-cell table:style-name="ce3" table:formula="of:=[.I288]*[.I$411]+[.J288]*[.J$411]+[.K288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8]+[.N288]" office:value-type="float" office:value="5826">
            <text:p>5826</text:p>
          </table:table-cell>
          <table:table-cell table:style-name="ce3" table:formula="of:=[.O288]/[.O$410]" office:value-type="float" office:value="8.72515596757195">
            <text:p>8.73</text:p>
          </table:table-cell>
          <table:table-cell table:formula="of:=[.D288]+[.H288]+[.L288]+[.P288]" office:value-type="float" office:value="8.72515596757195">
            <text:p>8.73</text:p>
          </table:table-cell>
          <table:table-cell table:formula="of:=RANK([.Q288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Nottinghamshire CC</text:p>
          </table:table-cell>
          <table:table-cell office:value-type="float" office:value="594269">
            <text:p>594269</text:p>
          </table:table-cell>
          <table:table-cell table:formula="of:=IF(SUM([.E289:.G289])&gt;0;[.B289];0)" office:value-type="float" office:value="0">
            <text:p>0</text:p>
          </table:table-cell>
          <table:table-cell table:style-name="ce3" table:formula="of:=[.C289]/[.C$410]" office:value-type="float" office:value="0">
            <text:p>0.00</text:p>
          </table:table-cell>
          <table:table-cell table:number-columns-repeated="3"/>
          <table:table-cell table:style-name="ce3" table:formula="of:=[.E289]*[.S$15]+[.F289]*[.S$19]+[.G289]*[.S$21]" office:value-type="float" office:value="0">
            <text:p>0.00</text:p>
          </table:table-cell>
          <table:table-cell table:style-name="ce1" table:formula="of:=IF([.E289]&gt;0;1;0)" office:value-type="float" office:value="0">
            <text:p>0</text:p>
          </table:table-cell>
          <table:table-cell table:style-name="ce1" table:formula="of:=IF([.F289]&gt;0;1;0)" office:value-type="float" office:value="0">
            <text:p>0</text:p>
          </table:table-cell>
          <table:table-cell table:style-name="ce1" table:formula="of:=IF([.G289]&gt;0;1;0)" office:value-type="float" office:value="0">
            <text:p>0</text:p>
          </table:table-cell>
          <table:table-cell table:style-name="ce3" table:formula="of:=[.I289]*[.I$411]+[.J289]*[.J$411]+[.K289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89]+[.N289]" office:value-type="float" office:value="5826">
            <text:p>5826</text:p>
          </table:table-cell>
          <table:table-cell table:style-name="ce3" table:formula="of:=[.O289]/[.O$410]" office:value-type="float" office:value="8.72515596757195">
            <text:p>8.73</text:p>
          </table:table-cell>
          <table:table-cell table:formula="of:=[.D289]+[.H289]+[.L289]+[.P289]" office:value-type="float" office:value="8.72515596757195">
            <text:p>8.73</text:p>
          </table:table-cell>
          <table:table-cell table:formula="of:=RANK([.Q289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Worcestershire CC</text:p>
          </table:table-cell>
          <table:table-cell office:value-type="float" office:value="438888">
            <text:p>438888</text:p>
          </table:table-cell>
          <table:table-cell table:formula="of:=IF(SUM([.E290:.G290])&gt;0;[.B290];0)" office:value-type="float" office:value="0">
            <text:p>0</text:p>
          </table:table-cell>
          <table:table-cell table:style-name="ce3" table:formula="of:=[.C290]/[.C$410]" office:value-type="float" office:value="0">
            <text:p>0.00</text:p>
          </table:table-cell>
          <table:table-cell table:number-columns-repeated="3"/>
          <table:table-cell table:style-name="ce3" table:formula="of:=[.E290]*[.S$15]+[.F290]*[.S$19]+[.G290]*[.S$21]" office:value-type="float" office:value="0">
            <text:p>0.00</text:p>
          </table:table-cell>
          <table:table-cell table:style-name="ce1" table:formula="of:=IF([.E290]&gt;0;1;0)" office:value-type="float" office:value="0">
            <text:p>0</text:p>
          </table:table-cell>
          <table:table-cell table:style-name="ce1" table:formula="of:=IF([.F290]&gt;0;1;0)" office:value-type="float" office:value="0">
            <text:p>0</text:p>
          </table:table-cell>
          <table:table-cell table:style-name="ce1" table:formula="of:=IF([.G290]&gt;0;1;0)" office:value-type="float" office:value="0">
            <text:p>0</text:p>
          </table:table-cell>
          <table:table-cell table:style-name="ce3" table:formula="of:=[.I290]*[.I$411]+[.J290]*[.J$411]+[.K290]*[.K$411]" office:value-type="float" office:value="0">
            <text:p>0.00</text:p>
          </table:table-cell>
          <table:table-cell table:style-name="Default"/>
          <table:table-cell table:formula="of:=[.$T$1]" office:value-type="float" office:value="5826">
            <text:p>5826</text:p>
          </table:table-cell>
          <table:table-cell table:formula="of:=[.M290]+[.N290]" office:value-type="float" office:value="5826">
            <text:p>5826</text:p>
          </table:table-cell>
          <table:table-cell table:style-name="ce3" table:formula="of:=[.O290]/[.O$410]" office:value-type="float" office:value="8.72515596757195">
            <text:p>8.73</text:p>
          </table:table-cell>
          <table:table-cell table:formula="of:=[.D290]+[.H290]+[.L290]+[.P290]" office:value-type="float" office:value="8.72515596757195">
            <text:p>8.73</text:p>
          </table:table-cell>
          <table:table-cell table:formula="of:=RANK([.Q290];[.Q$2:.Q$408];0)" office:value-type="float" office:value="278">
            <text:p>278</text:p>
          </table:table-cell>
          <table:table-cell table:number-columns-repeated="3"/>
        </table:table-row>
        <table:table-row table:style-name="ro1">
          <table:table-cell office:value-type="string">
            <text:p>Wealden</text:p>
          </table:table-cell>
          <table:table-cell office:value-type="float" office:value="119187">
            <text:p>119187</text:p>
          </table:table-cell>
          <table:table-cell table:formula="of:=IF(SUM([.E291:.G291])&gt;0;[.B291];0)" office:value-type="float" office:value="119187">
            <text:p>119187</text:p>
          </table:table-cell>
          <table:table-cell table:style-name="ce3" table:formula="of:=[.C291]/[.C$410]" office:value-type="float" office:value="5.32797337447251">
            <text:p>5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1]*[.S$15]+[.F291]*[.S$19]+[.G291]*[.S$21]" office:value-type="float" office:value="1.64224789312416">
            <text:p>1.64</text:p>
          </table:table-cell>
          <table:table-cell table:style-name="ce1" table:formula="of:=IF([.E291]&gt;0;1;0)" office:value-type="float" office:value="0">
            <text:p>0</text:p>
          </table:table-cell>
          <table:table-cell table:style-name="ce1" table:formula="of:=IF([.F291]&gt;0;1;0)" office:value-type="float" office:value="0">
            <text:p>0</text:p>
          </table:table-cell>
          <table:table-cell table:style-name="ce1" table:formula="of:=IF([.G291]&gt;0;1;0)" office:value-type="float" office:value="1">
            <text:p>1</text:p>
          </table:table-cell>
          <table:table-cell table:style-name="ce3" table:formula="of:=[.I291]*[.I$411]+[.J291]*[.J$411]+[.K291]*[.K$411]" office:value-type="float" office:value="0.227625253666578">
            <text:p>0.23</text:p>
          </table:table-cell>
          <table:table-cell table:style-name="ce6" office:value-type="float" office:value="68">
            <text:p>68</text:p>
          </table:table-cell>
          <table:table-cell/>
          <table:table-cell table:formula="of:=[.M291]+[.N291]" office:value-type="float" office:value="68">
            <text:p>68</text:p>
          </table:table-cell>
          <table:table-cell table:style-name="ce3" table:formula="of:=[.O291]/[.O$410]" office:value-type="float" office:value="0.10183841500084">
            <text:p>0.10</text:p>
          </table:table-cell>
          <table:table-cell table:formula="of:=[.D291]+[.H291]+[.L291]+[.P291]" office:value-type="float" office:value="7.29968493626408">
            <text:p>7.30</text:p>
          </table:table-cell>
          <table:table-cell table:formula="of:=RANK([.Q291];[.Q$2:.Q$408];0)" office:value-type="float" office:value="290">
            <text:p>290</text:p>
          </table:table-cell>
          <table:table-cell table:number-columns-repeated="3"/>
        </table:table-row>
        <table:table-row table:style-name="ro1">
          <table:table-cell office:value-type="string">
            <text:p>N Kesteven</text:p>
          </table:table-cell>
          <table:table-cell office:value-type="float" office:value="82324">
            <text:p>82324</text:p>
          </table:table-cell>
          <table:table-cell table:formula="of:=IF(SUM([.E292:.G292])&gt;0;[.B292];0)" office:value-type="float" office:value="82324">
            <text:p>82324</text:p>
          </table:table-cell>
          <table:table-cell table:style-name="ce3" table:formula="of:=[.C292]/[.C$410]" office:value-type="float" office:value="3.68010001157907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2]*[.S$15]+[.F292]*[.S$19]+[.G292]*[.S$21]" office:value-type="float" office:value="1.64224789312416">
            <text:p>1.64</text:p>
          </table:table-cell>
          <table:table-cell table:style-name="ce1" table:formula="of:=IF([.E292]&gt;0;1;0)" office:value-type="float" office:value="0">
            <text:p>0</text:p>
          </table:table-cell>
          <table:table-cell table:style-name="ce1" table:formula="of:=IF([.F292]&gt;0;1;0)" office:value-type="float" office:value="0">
            <text:p>0</text:p>
          </table:table-cell>
          <table:table-cell table:style-name="ce1" table:formula="of:=IF([.G292]&gt;0;1;0)" office:value-type="float" office:value="1">
            <text:p>1</text:p>
          </table:table-cell>
          <table:table-cell table:style-name="ce3" table:formula="of:=[.I292]*[.I$411]+[.J292]*[.J$411]+[.K292]*[.K$411]" office:value-type="float" office:value="0.227625253666578">
            <text:p>0.23</text:p>
          </table:table-cell>
          <table:table-cell table:style-name="ce6" office:value-type="float" office:value="1098">
            <text:p>1098</text:p>
          </table:table-cell>
          <table:table-cell/>
          <table:table-cell table:formula="of:=[.M292]+[.N292]" office:value-type="float" office:value="1098">
            <text:p>1098</text:p>
          </table:table-cell>
          <table:table-cell table:style-name="ce3" table:formula="of:=[.O292]/[.O$410]" office:value-type="float" office:value="1.64439087751356">
            <text:p>1.64</text:p>
          </table:table-cell>
          <table:table-cell table:formula="of:=[.D292]+[.H292]+[.L292]+[.P292]" office:value-type="float" office:value="7.19436403588336">
            <text:p>7.19</text:p>
          </table:table-cell>
          <table:table-cell table:formula="of:=RANK([.Q292];[.Q$2:.Q$408];0)" office:value-type="float" office:value="291">
            <text:p>291</text:p>
          </table:table-cell>
          <table:table-cell table:number-columns-repeated="3"/>
        </table:table-row>
        <table:table-row table:style-name="ro1">
          <table:table-cell office:value-type="string">
            <text:p>Tendring</text:p>
          </table:table-cell>
          <table:table-cell office:value-type="float" office:value="108672">
            <text:p>108672</text:p>
          </table:table-cell>
          <table:table-cell table:formula="of:=IF(SUM([.E293:.G293])&gt;0;[.B293];0)" office:value-type="float" office:value="108672">
            <text:p>108672</text:p>
          </table:table-cell>
          <table:table-cell table:style-name="ce3" table:formula="of:=[.C293]/[.C$410]" office:value-type="float" office:value="4.85792513068268">
            <text:p>4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3]*[.S$15]+[.F293]*[.S$19]+[.G293]*[.S$21]" office:value-type="float" office:value="1.64224789312416">
            <text:p>1.64</text:p>
          </table:table-cell>
          <table:table-cell table:style-name="ce1" table:formula="of:=IF([.E293]&gt;0;1;0)" office:value-type="float" office:value="0">
            <text:p>0</text:p>
          </table:table-cell>
          <table:table-cell table:style-name="ce1" table:formula="of:=IF([.F293]&gt;0;1;0)" office:value-type="float" office:value="0">
            <text:p>0</text:p>
          </table:table-cell>
          <table:table-cell table:style-name="ce1" table:formula="of:=IF([.G293]&gt;0;1;0)" office:value-type="float" office:value="1">
            <text:p>1</text:p>
          </table:table-cell>
          <table:table-cell table:style-name="ce3" table:formula="of:=[.I293]*[.I$411]+[.J293]*[.J$411]+[.K293]*[.K$411]" office:value-type="float" office:value="0.227625253666578">
            <text:p>0.23</text:p>
          </table:table-cell>
          <table:table-cell table:style-name="ce6" office:value-type="float" office:value="146">
            <text:p>146</text:p>
          </table:table-cell>
          <table:table-cell/>
          <table:table-cell table:formula="of:=[.M293]+[.N293]" office:value-type="float" office:value="146">
            <text:p>146</text:p>
          </table:table-cell>
          <table:table-cell table:style-name="ce3" table:formula="of:=[.O293]/[.O$410]" office:value-type="float" office:value="0.218653067501803">
            <text:p>0.22</text:p>
          </table:table-cell>
          <table:table-cell table:formula="of:=[.D293]+[.H293]+[.L293]+[.P293]" office:value-type="float" office:value="6.94645134497521">
            <text:p>6.95</text:p>
          </table:table-cell>
          <table:table-cell table:formula="of:=RANK([.Q293];[.Q$2:.Q$408];0)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string">
            <text:p>S Kesteven</text:p>
          </table:table-cell>
          <table:table-cell office:value-type="float" office:value="105504">
            <text:p>105504</text:p>
          </table:table-cell>
          <table:table-cell table:formula="of:=IF(SUM([.E294:.G294])&gt;0;[.B294];0)" office:value-type="float" office:value="105504">
            <text:p>105504</text:p>
          </table:table-cell>
          <table:table-cell table:style-name="ce3" table:formula="of:=[.C294]/[.C$410]" office:value-type="float" office:value="4.71630717192603">
            <text:p>4.72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294]*[.S$15]+[.F294]*[.S$19]+[.G294]*[.S$21]" office:value-type="float" office:value="1.64224789312416">
            <text:p>1.64</text:p>
          </table:table-cell>
          <table:table-cell table:style-name="ce1" table:formula="of:=IF([.E294]&gt;0;1;0)" office:value-type="float" office:value="0">
            <text:p>0</text:p>
          </table:table-cell>
          <table:table-cell table:style-name="ce1" table:formula="of:=IF([.F294]&gt;0;1;0)" office:value-type="float" office:value="0">
            <text:p>0</text:p>
          </table:table-cell>
          <table:table-cell table:style-name="ce1" table:formula="of:=IF([.G294]&gt;0;1;0)" office:value-type="float" office:value="1">
            <text:p>1</text:p>
          </table:table-cell>
          <table:table-cell table:style-name="ce3" table:formula="of:=[.I294]*[.I$411]+[.J294]*[.J$411]+[.K294]*[.K$411]" office:value-type="float" office:value="0.227625253666578">
            <text:p>0.23</text:p>
          </table:table-cell>
          <table:table-cell table:style-name="ce6" office:value-type="float" office:value="161">
            <text:p>161</text:p>
          </table:table-cell>
          <table:table-cell/>
          <table:table-cell table:formula="of:=[.M294]+[.N294]" office:value-type="float" office:value="161">
            <text:p>161</text:p>
          </table:table-cell>
          <table:table-cell table:style-name="ce3" table:formula="of:=[.O294]/[.O$410]" office:value-type="float" office:value="0.241117423751988">
            <text:p>0.24</text:p>
          </table:table-cell>
          <table:table-cell table:formula="of:=[.D294]+[.H294]+[.L294]+[.P294]" office:value-type="float" office:value="6.82729774246875">
            <text:p>6.83</text:p>
          </table:table-cell>
          <table:table-cell table:formula="of:=RANK([.Q294];[.Q$2:.Q$408];0)" office:value-type="float" office:value="293">
            <text:p>293</text:p>
          </table:table-cell>
          <table:table-cell table:number-columns-repeated="3"/>
        </table:table-row>
        <table:table-row table:style-name="ro1">
          <table:table-cell office:value-type="string">
            <text:p>S Oxon</text:p>
          </table:table-cell>
          <table:table-cell office:value-type="float" office:value="107435">
            <text:p>107435</text:p>
          </table:table-cell>
          <table:table-cell table:formula="of:=IF(SUM([.E295:.G295])&gt;0;[.B295];0)" office:value-type="float" office:value="107435">
            <text:p>107435</text:p>
          </table:table-cell>
          <table:table-cell table:style-name="ce3" table:formula="of:=[.C295]/[.C$410]" office:value-type="float" office:value="4.80262796686261">
            <text:p>4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5]*[.S$15]+[.F295]*[.S$19]+[.G295]*[.S$21]" office:value-type="float" office:value="1.64224789312416">
            <text:p>1.64</text:p>
          </table:table-cell>
          <table:table-cell table:style-name="ce1" table:formula="of:=IF([.E295]&gt;0;1;0)" office:value-type="float" office:value="0">
            <text:p>0</text:p>
          </table:table-cell>
          <table:table-cell table:style-name="ce1" table:formula="of:=IF([.F295]&gt;0;1;0)" office:value-type="float" office:value="0">
            <text:p>0</text:p>
          </table:table-cell>
          <table:table-cell table:style-name="ce1" table:formula="of:=IF([.G295]&gt;0;1;0)" office:value-type="float" office:value="1">
            <text:p>1</text:p>
          </table:table-cell>
          <table:table-cell table:style-name="ce3" table:formula="of:=[.I295]*[.I$411]+[.J295]*[.J$411]+[.K295]*[.K$411]" office:value-type="float" office:value="0.227625253666578">
            <text:p>0.23</text:p>
          </table:table-cell>
          <table:table-cell table:style-name="ce6" office:value-type="float" office:value="46">
            <text:p>46</text:p>
          </table:table-cell>
          <table:table-cell/>
          <table:table-cell table:formula="of:=[.M295]+[.N295]" office:value-type="float" office:value="46">
            <text:p>46</text:p>
          </table:table-cell>
          <table:table-cell table:style-name="ce3" table:formula="of:=[.O295]/[.O$410]" office:value-type="float" office:value="0.0688906925005681">
            <text:p>0.07</text:p>
          </table:table-cell>
          <table:table-cell table:formula="of:=[.D295]+[.H295]+[.L295]+[.P295]" office:value-type="float" office:value="6.74139180615391">
            <text:p>6.74</text:p>
          </table:table-cell>
          <table:table-cell table:formula="of:=RANK([.Q295];[.Q$2:.Q$408];0)" office:value-type="float" office:value="294">
            <text:p>294</text:p>
          </table:table-cell>
          <table:table-cell table:number-columns-repeated="3"/>
        </table:table-row>
        <table:table-row table:style-name="ro1">
          <table:table-cell office:value-type="string">
            <text:p>Rother</text:p>
          </table:table-cell>
          <table:table-cell office:value-type="float" office:value="71034">
            <text:p>71034</text:p>
          </table:table-cell>
          <table:table-cell table:formula="of:=IF(SUM([.E296:.G296])&gt;0;[.B296];0)" office:value-type="float" office:value="71034">
            <text:p>71034</text:p>
          </table:table-cell>
          <table:table-cell table:style-name="ce3" table:formula="of:=[.C296]/[.C$410]" office:value-type="float" office:value="3.17540722295452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6]*[.S$15]+[.F296]*[.S$19]+[.G296]*[.S$21]" office:value-type="float" office:value="1.64224789312416">
            <text:p>1.64</text:p>
          </table:table-cell>
          <table:table-cell table:style-name="ce1" table:formula="of:=IF([.E296]&gt;0;1;0)" office:value-type="float" office:value="0">
            <text:p>0</text:p>
          </table:table-cell>
          <table:table-cell table:style-name="ce1" table:formula="of:=IF([.F296]&gt;0;1;0)" office:value-type="float" office:value="0">
            <text:p>0</text:p>
          </table:table-cell>
          <table:table-cell table:style-name="ce1" table:formula="of:=IF([.G296]&gt;0;1;0)" office:value-type="float" office:value="1">
            <text:p>1</text:p>
          </table:table-cell>
          <table:table-cell table:style-name="ce3" table:formula="of:=[.I296]*[.I$411]+[.J296]*[.J$411]+[.K296]*[.K$411]" office:value-type="float" office:value="0.227625253666578">
            <text:p>0.23</text:p>
          </table:table-cell>
          <table:table-cell table:style-name="ce6" office:value-type="float" office:value="1126">
            <text:p>1126</text:p>
          </table:table-cell>
          <table:table-cell/>
          <table:table-cell table:formula="of:=[.M296]+[.N296]" office:value-type="float" office:value="1126">
            <text:p>1126</text:p>
          </table:table-cell>
          <table:table-cell table:style-name="ce3" table:formula="of:=[.O296]/[.O$410]" office:value-type="float" office:value="1.68632434251391">
            <text:p>1.69</text:p>
          </table:table-cell>
          <table:table-cell table:formula="of:=[.D296]+[.H296]+[.L296]+[.P296]" office:value-type="float" office:value="6.73160471225916">
            <text:p>6.73</text:p>
          </table:table-cell>
          <table:table-cell table:formula="of:=RANK([.Q296];[.Q$2:.Q$408];0)"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Cherwell</text:p>
          </table:table-cell>
          <table:table-cell office:value-type="float" office:value="107336">
            <text:p>107336</text:p>
          </table:table-cell>
          <table:table-cell table:formula="of:=IF(SUM([.E297:.G297])&gt;0;[.B297];0)" office:value-type="float" office:value="107336">
            <text:p>107336</text:p>
          </table:table-cell>
          <table:table-cell table:style-name="ce3" table:formula="of:=[.C297]/[.C$410]" office:value-type="float" office:value="4.79820240565146">
            <text:p>4.8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7]*[.S$15]+[.F297]*[.S$19]+[.G297]*[.S$21]" office:value-type="float" office:value="1.64224789312416">
            <text:p>1.64</text:p>
          </table:table-cell>
          <table:table-cell table:style-name="ce1" table:formula="of:=IF([.E297]&gt;0;1;0)" office:value-type="float" office:value="0">
            <text:p>0</text:p>
          </table:table-cell>
          <table:table-cell table:style-name="ce1" table:formula="of:=IF([.F297]&gt;0;1;0)" office:value-type="float" office:value="0">
            <text:p>0</text:p>
          </table:table-cell>
          <table:table-cell table:style-name="ce1" table:formula="of:=IF([.G297]&gt;0;1;0)" office:value-type="float" office:value="1">
            <text:p>1</text:p>
          </table:table-cell>
          <table:table-cell table:style-name="ce3" table:formula="of:=[.I297]*[.I$411]+[.J297]*[.J$411]+[.K297]*[.K$411]" office:value-type="float" office:value="0.227625253666578">
            <text:p>0.23</text:p>
          </table:table-cell>
          <table:table-cell table:style-name="ce6" office:value-type="float" office:value="33">
            <text:p>33</text:p>
          </table:table-cell>
          <table:table-cell/>
          <table:table-cell table:formula="of:=[.M297]+[.N297]" office:value-type="float" office:value="33">
            <text:p>33</text:p>
          </table:table-cell>
          <table:table-cell table:style-name="ce3" table:formula="of:=[.O297]/[.O$410]" office:value-type="float" office:value="0.0494215837504076">
            <text:p>0.05</text:p>
          </table:table-cell>
          <table:table-cell table:formula="of:=[.D297]+[.H297]+[.L297]+[.P297]" office:value-type="float" office:value="6.7174971361926">
            <text:p>6.72</text:p>
          </table:table-cell>
          <table:table-cell table:formula="of:=RANK([.Q297];[.Q$2:.Q$408];0)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string">
            <text:p>Norwich</text:p>
          </table:table-cell>
          <table:table-cell office:value-type="float" office:value="98853">
            <text:p>98853</text:p>
          </table:table-cell>
          <table:table-cell table:formula="of:=IF(SUM([.E298:.G298])&gt;0;[.B298];0)" office:value-type="float" office:value="98853">
            <text:p>98853</text:p>
          </table:table-cell>
          <table:table-cell table:style-name="ce3" table:formula="of:=[.C298]/[.C$410]" office:value-type="float" office:value="4.41898992328635">
            <text:p>4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8]*[.S$15]+[.F298]*[.S$19]+[.G298]*[.S$21]" office:value-type="float" office:value="1.64224789312416">
            <text:p>1.64</text:p>
          </table:table-cell>
          <table:table-cell table:style-name="ce1" table:formula="of:=IF([.E298]&gt;0;1;0)" office:value-type="float" office:value="0">
            <text:p>0</text:p>
          </table:table-cell>
          <table:table-cell table:style-name="ce1" table:formula="of:=IF([.F298]&gt;0;1;0)" office:value-type="float" office:value="0">
            <text:p>0</text:p>
          </table:table-cell>
          <table:table-cell table:style-name="ce1" table:formula="of:=IF([.G298]&gt;0;1;0)" office:value-type="float" office:value="1">
            <text:p>1</text:p>
          </table:table-cell>
          <table:table-cell table:style-name="ce3" table:formula="of:=[.I298]*[.I$411]+[.J298]*[.J$411]+[.K298]*[.K$411]" office:value-type="float" office:value="0.227625253666578">
            <text:p>0.23</text:p>
          </table:table-cell>
          <table:table-cell table:style-name="ce6" office:value-type="float" office:value="122">
            <text:p>122</text:p>
          </table:table-cell>
          <table:table-cell/>
          <table:table-cell table:formula="of:=[.M298]+[.N298]" office:value-type="float" office:value="122">
            <text:p>122</text:p>
          </table:table-cell>
          <table:table-cell table:style-name="ce3" table:formula="of:=[.O298]/[.O$410]" office:value-type="float" office:value="0.182710097501507">
            <text:p>0.18</text:p>
          </table:table-cell>
          <table:table-cell table:formula="of:=[.D298]+[.H298]+[.L298]+[.P298]" office:value-type="float" office:value="6.47157316757859">
            <text:p>6.47</text:p>
          </table:table-cell>
          <table:table-cell table:formula="of:=RANK([.Q298];[.Q$2:.Q$408];0)" office:value-type="float" office:value="297">
            <text:p>297</text:p>
          </table:table-cell>
          <table:table-cell table:number-columns-repeated="3"/>
        </table:table-row>
        <table:table-row table:style-name="ro1">
          <table:table-cell office:value-type="string">
            <text:p>Breckland</text:p>
          </table:table-cell>
          <table:table-cell office:value-type="float" office:value="99699">
            <text:p>99699</text:p>
          </table:table-cell>
          <table:table-cell table:formula="of:=IF(SUM([.E299:.G299])&gt;0;[.B299];0)" office:value-type="float" office:value="99699">
            <text:p>99699</text:p>
          </table:table-cell>
          <table:table-cell table:style-name="ce3" table:formula="of:=[.C299]/[.C$410]" office:value-type="float" office:value="4.45680835545432">
            <text:p>4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9]*[.S$15]+[.F299]*[.S$19]+[.G299]*[.S$21]" office:value-type="float" office:value="1.64224789312416">
            <text:p>1.64</text:p>
          </table:table-cell>
          <table:table-cell table:style-name="ce1" table:formula="of:=IF([.E299]&gt;0;1;0)" office:value-type="float" office:value="0">
            <text:p>0</text:p>
          </table:table-cell>
          <table:table-cell table:style-name="ce1" table:formula="of:=IF([.F299]&gt;0;1;0)" office:value-type="float" office:value="0">
            <text:p>0</text:p>
          </table:table-cell>
          <table:table-cell table:style-name="ce1" table:formula="of:=IF([.G299]&gt;0;1;0)" office:value-type="float" office:value="1">
            <text:p>1</text:p>
          </table:table-cell>
          <table:table-cell table:style-name="ce3" table:formula="of:=[.I299]*[.I$411]+[.J299]*[.J$411]+[.K299]*[.K$411]" office:value-type="float" office:value="0.227625253666578">
            <text:p>0.23</text:p>
          </table:table-cell>
          <table:table-cell table:style-name="ce6" office:value-type="float" office:value="90">
            <text:p>90</text:p>
          </table:table-cell>
          <table:table-cell/>
          <table:table-cell table:formula="of:=[.M299]+[.N299]" office:value-type="float" office:value="90">
            <text:p>90</text:p>
          </table:table-cell>
          <table:table-cell table:style-name="ce3" table:formula="of:=[.O299]/[.O$410]" office:value-type="float" office:value="0.134786137501112">
            <text:p>0.13</text:p>
          </table:table-cell>
          <table:table-cell table:formula="of:=[.D299]+[.H299]+[.L299]+[.P299]" office:value-type="float" office:value="6.46146763974617">
            <text:p>6.46</text:p>
          </table:table-cell>
          <table:table-cell table:formula="of:=RANK([.Q299];[.Q$2:.Q$408];0)" office:value-type="float" office:value="298">
            <text:p>298</text:p>
          </table:table-cell>
          <table:table-cell table:number-columns-repeated="3"/>
        </table:table-row>
        <table:table-row table:style-name="ro1">
          <table:table-cell office:value-type="string">
            <text:p>South Norfolk</text:p>
          </table:table-cell>
          <table:table-cell office:value-type="float" office:value="98765">
            <text:p>98765</text:p>
          </table:table-cell>
          <table:table-cell table:formula="of:=IF(SUM([.E300:.G300])&gt;0;[.B300];0)" office:value-type="float" office:value="98765">
            <text:p>98765</text:p>
          </table:table-cell>
          <table:table-cell table:style-name="ce3" table:formula="of:=[.C300]/[.C$410]" office:value-type="float" office:value="4.41505609109867">
            <text:p>4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0]*[.S$15]+[.F300]*[.S$19]+[.G300]*[.S$21]" office:value-type="float" office:value="1.64224789312416">
            <text:p>1.64</text:p>
          </table:table-cell>
          <table:table-cell table:style-name="ce1" table:formula="of:=IF([.E300]&gt;0;1;0)" office:value-type="float" office:value="0">
            <text:p>0</text:p>
          </table:table-cell>
          <table:table-cell table:style-name="ce1" table:formula="of:=IF([.F300]&gt;0;1;0)" office:value-type="float" office:value="0">
            <text:p>0</text:p>
          </table:table-cell>
          <table:table-cell table:style-name="ce1" table:formula="of:=IF([.G300]&gt;0;1;0)" office:value-type="float" office:value="1">
            <text:p>1</text:p>
          </table:table-cell>
          <table:table-cell table:style-name="ce3" table:formula="of:=[.I300]*[.I$411]+[.J300]*[.J$411]+[.K300]*[.K$411]" office:value-type="float" office:value="0.227625253666578">
            <text:p>0.23</text:p>
          </table:table-cell>
          <table:table-cell table:style-name="ce6" office:value-type="float" office:value="106">
            <text:p>106</text:p>
          </table:table-cell>
          <table:table-cell/>
          <table:table-cell table:formula="of:=[.M300]+[.N300]" office:value-type="float" office:value="106">
            <text:p>106</text:p>
          </table:table-cell>
          <table:table-cell table:style-name="ce3" table:formula="of:=[.O300]/[.O$410]" office:value-type="float" office:value="0.158748117501309">
            <text:p>0.16</text:p>
          </table:table-cell>
          <table:table-cell table:formula="of:=[.D300]+[.H300]+[.L300]+[.P300]" office:value-type="float" office:value="6.44367735539071">
            <text:p>6.44</text:p>
          </table:table-cell>
          <table:table-cell table:formula="of:=RANK([.Q300];[.Q$2:.Q$408];0)" office:value-type="float" office:value="299">
            <text:p>299</text:p>
          </table:table-cell>
          <table:table-cell table:number-columns-repeated="3"/>
        </table:table-row>
        <table:table-row table:style-name="ro1">
          <table:table-cell office:value-type="string">
            <text:p>Great Yarmouth</text:p>
          </table:table-cell>
          <table:table-cell office:value-type="float" office:value="70835">
            <text:p>70835</text:p>
          </table:table-cell>
          <table:table-cell table:formula="of:=IF(SUM([.E301:.G301])&gt;0;[.B301];0)" office:value-type="float" office:value="70835">
            <text:p>70835</text:p>
          </table:table-cell>
          <table:table-cell table:style-name="ce3" table:formula="of:=[.C301]/[.C$410]" office:value-type="float" office:value="3.16651139789373">
            <text:p>3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1]*[.S$15]+[.F301]*[.S$19]+[.G301]*[.S$21]" office:value-type="float" office:value="1.64224789312416">
            <text:p>1.64</text:p>
          </table:table-cell>
          <table:table-cell table:style-name="ce1" table:formula="of:=IF([.E301]&gt;0;1;0)" office:value-type="float" office:value="0">
            <text:p>0</text:p>
          </table:table-cell>
          <table:table-cell table:style-name="ce1" table:formula="of:=IF([.F301]&gt;0;1;0)" office:value-type="float" office:value="0">
            <text:p>0</text:p>
          </table:table-cell>
          <table:table-cell table:style-name="ce1" table:formula="of:=IF([.G301]&gt;0;1;0)" office:value-type="float" office:value="1">
            <text:p>1</text:p>
          </table:table-cell>
          <table:table-cell table:style-name="ce3" table:formula="of:=[.I301]*[.I$411]+[.J301]*[.J$411]+[.K301]*[.K$411]" office:value-type="float" office:value="0.227625253666578">
            <text:p>0.23</text:p>
          </table:table-cell>
          <table:table-cell table:style-name="ce6" office:value-type="float" office:value="837">
            <text:p>837</text:p>
          </table:table-cell>
          <table:table-cell/>
          <table:table-cell table:formula="of:=[.M301]+[.N301]" office:value-type="float" office:value="837">
            <text:p>837</text:p>
          </table:table-cell>
          <table:table-cell table:style-name="ce3" table:formula="of:=[.O301]/[.O$410]" office:value-type="float" office:value="1.25351107876034">
            <text:p>1.25</text:p>
          </table:table-cell>
          <table:table-cell table:formula="of:=[.D301]+[.H301]+[.L301]+[.P301]" office:value-type="float" office:value="6.2898956234448">
            <text:p>6.29</text:p>
          </table:table-cell>
          <table:table-cell table:formula="of:=RANK([.Q301];[.Q$2:.Q$408];0)"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string">
            <text:p>S Staffs</text:p>
          </table:table-cell>
          <table:table-cell office:value-type="float" office:value="83639">
            <text:p>83639</text:p>
          </table:table-cell>
          <table:table-cell table:formula="of:=IF(SUM([.E302:.G302])&gt;0;[.B302];0)" office:value-type="float" office:value="83639">
            <text:p>83639</text:p>
          </table:table-cell>
          <table:table-cell table:style-name="ce3" table:formula="of:=[.C302]/[.C$410]" office:value-type="float" office:value="3.73888398120186">
            <text:p>3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2]*[.S$15]+[.F302]*[.S$19]+[.G302]*[.S$21]" office:value-type="float" office:value="1.64224789312416">
            <text:p>1.64</text:p>
          </table:table-cell>
          <table:table-cell table:style-name="ce1" table:formula="of:=IF([.E302]&gt;0;1;0)" office:value-type="float" office:value="0">
            <text:p>0</text:p>
          </table:table-cell>
          <table:table-cell table:style-name="ce1" table:formula="of:=IF([.F302]&gt;0;1;0)" office:value-type="float" office:value="0">
            <text:p>0</text:p>
          </table:table-cell>
          <table:table-cell table:style-name="ce1" table:formula="of:=IF([.G302]&gt;0;1;0)" office:value-type="float" office:value="1">
            <text:p>1</text:p>
          </table:table-cell>
          <table:table-cell table:style-name="ce3" table:formula="of:=[.I302]*[.I$411]+[.J302]*[.J$411]+[.K302]*[.K$411]" office:value-type="float" office:value="0.227625253666578">
            <text:p>0.23</text:p>
          </table:table-cell>
          <table:table-cell table:style-name="ce6" office:value-type="float" office:value="375">
            <text:p>375</text:p>
          </table:table-cell>
          <table:table-cell/>
          <table:table-cell table:formula="of:=[.M302]+[.N302]" office:value-type="float" office:value="375">
            <text:p>375</text:p>
          </table:table-cell>
          <table:table-cell table:style-name="ce3" table:formula="of:=[.O302]/[.O$410]" office:value-type="float" office:value="0.561608906254631">
            <text:p>0.56</text:p>
          </table:table-cell>
          <table:table-cell table:formula="of:=[.D302]+[.H302]+[.L302]+[.P302]" office:value-type="float" office:value="6.17036603424722">
            <text:p>6.17</text:p>
          </table:table-cell>
          <table:table-cell table:formula="of:=RANK([.Q302];[.Q$2:.Q$408];0)" office:value-type="float" office:value="301">
            <text:p>301</text:p>
          </table:table-cell>
          <table:table-cell table:number-columns-repeated="3"/>
        </table:table-row>
        <table:table-row table:style-name="ro1">
          <table:table-cell office:value-type="string">
            <text:p>Wychavon</text:p>
          </table:table-cell>
          <table:table-cell office:value-type="float" office:value="92026">
            <text:p>92026</text:p>
          </table:table-cell>
          <table:table-cell table:formula="of:=IF(SUM([.E303:.G303])&gt;0;[.B303];0)" office:value-type="float" office:value="92026">
            <text:p>92026</text:p>
          </table:table-cell>
          <table:table-cell table:style-name="ce3" table:formula="of:=[.C303]/[.C$410]" office:value-type="float" office:value="4.11380501027131">
            <text:p>4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3]*[.S$15]+[.F303]*[.S$19]+[.G303]*[.S$21]" office:value-type="float" office:value="1.64224789312416">
            <text:p>1.64</text:p>
          </table:table-cell>
          <table:table-cell table:style-name="ce1" table:formula="of:=IF([.E303]&gt;0;1;0)" office:value-type="float" office:value="0">
            <text:p>0</text:p>
          </table:table-cell>
          <table:table-cell table:style-name="ce1" table:formula="of:=IF([.F303]&gt;0;1;0)" office:value-type="float" office:value="0">
            <text:p>0</text:p>
          </table:table-cell>
          <table:table-cell table:style-name="ce1" table:formula="of:=IF([.G303]&gt;0;1;0)" office:value-type="float" office:value="1">
            <text:p>1</text:p>
          </table:table-cell>
          <table:table-cell table:style-name="ce3" table:formula="of:=[.I303]*[.I$411]+[.J303]*[.J$411]+[.K303]*[.K$411]" office:value-type="float" office:value="0.227625253666578">
            <text:p>0.23</text:p>
          </table:table-cell>
          <table:table-cell table:style-name="ce6" office:value-type="float" office:value="31">
            <text:p>31</text:p>
          </table:table-cell>
          <table:table-cell/>
          <table:table-cell table:formula="of:=[.M303]+[.N303]" office:value-type="float" office:value="31">
            <text:p>31</text:p>
          </table:table-cell>
          <table:table-cell table:style-name="ce3" table:formula="of:=[.O303]/[.O$410]" office:value-type="float" office:value="0.0464263362503829">
            <text:p>0.05</text:p>
          </table:table-cell>
          <table:table-cell table:formula="of:=[.D303]+[.H303]+[.L303]+[.P303]" office:value-type="float" office:value="6.03010449331243">
            <text:p>6.03</text:p>
          </table:table-cell>
          <table:table-cell table:formula="of:=RANK([.Q303];[.Q$2:.Q$408];0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string">
            <text:p>North Norfolk</text:p>
          </table:table-cell>
          <table:table-cell office:value-type="float" office:value="82218">
            <text:p>82218</text:p>
          </table:table-cell>
          <table:table-cell table:formula="of:=IF(SUM([.E304:.G304])&gt;0;[.B304];0)" office:value-type="float" office:value="82218">
            <text:p>82218</text:p>
          </table:table-cell>
          <table:table-cell table:style-name="ce3" table:formula="of:=[.C304]/[.C$410]" office:value-type="float" office:value="3.67536153189845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4]*[.S$15]+[.F304]*[.S$19]+[.G304]*[.S$21]" office:value-type="float" office:value="1.64224789312416">
            <text:p>1.64</text:p>
          </table:table-cell>
          <table:table-cell table:style-name="ce1" table:formula="of:=IF([.E304]&gt;0;1;0)" office:value-type="float" office:value="0">
            <text:p>0</text:p>
          </table:table-cell>
          <table:table-cell table:style-name="ce1" table:formula="of:=IF([.F304]&gt;0;1;0)" office:value-type="float" office:value="0">
            <text:p>0</text:p>
          </table:table-cell>
          <table:table-cell table:style-name="ce1" table:formula="of:=IF([.G304]&gt;0;1;0)" office:value-type="float" office:value="1">
            <text:p>1</text:p>
          </table:table-cell>
          <table:table-cell table:style-name="ce3" table:formula="of:=[.I304]*[.I$411]+[.J304]*[.J$411]+[.K304]*[.K$411]" office:value-type="float" office:value="0.227625253666578">
            <text:p>0.23</text:p>
          </table:table-cell>
          <table:table-cell table:style-name="ce6" office:value-type="float" office:value="193">
            <text:p>193</text:p>
          </table:table-cell>
          <table:table-cell/>
          <table:table-cell table:formula="of:=[.M304]+[.N304]" office:value-type="float" office:value="193">
            <text:p>193</text:p>
          </table:table-cell>
          <table:table-cell table:style-name="ce3" table:formula="of:=[.O304]/[.O$410]" office:value-type="float" office:value="0.289041383752384">
            <text:p>0.29</text:p>
          </table:table-cell>
          <table:table-cell table:formula="of:=[.D304]+[.H304]+[.L304]+[.P304]" office:value-type="float" office:value="5.83427606244157">
            <text:p>5.83</text:p>
          </table:table-cell>
          <table:table-cell table:formula="of:=RANK([.Q304];[.Q$2:.Q$408];0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string">
            <text:p>W Oxon</text:p>
          </table:table-cell>
          <table:table-cell office:value-type="float" office:value="78640">
            <text:p>78640</text:p>
          </table:table-cell>
          <table:table-cell table:formula="of:=IF(SUM([.E305:.G305])&gt;0;[.B305];0)" office:value-type="float" office:value="78640">
            <text:p>78640</text:p>
          </table:table-cell>
          <table:table-cell table:style-name="ce3" table:formula="of:=[.C305]/[.C$410]" office:value-type="float" office:value="3.51541549135827">
            <text:p>3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5]*[.S$15]+[.F305]*[.S$19]+[.G305]*[.S$21]" office:value-type="float" office:value="1.64224789312416">
            <text:p>1.64</text:p>
          </table:table-cell>
          <table:table-cell table:style-name="ce1" table:formula="of:=IF([.E305]&gt;0;1;0)" office:value-type="float" office:value="0">
            <text:p>0</text:p>
          </table:table-cell>
          <table:table-cell table:style-name="ce1" table:formula="of:=IF([.F305]&gt;0;1;0)" office:value-type="float" office:value="0">
            <text:p>0</text:p>
          </table:table-cell>
          <table:table-cell table:style-name="ce1" table:formula="of:=IF([.G305]&gt;0;1;0)" office:value-type="float" office:value="1">
            <text:p>1</text:p>
          </table:table-cell>
          <table:table-cell table:style-name="ce3" table:formula="of:=[.I305]*[.I$411]+[.J305]*[.J$411]+[.K305]*[.K$411]" office:value-type="float" office:value="0.227625253666578">
            <text:p>0.23</text:p>
          </table:table-cell>
          <table:table-cell table:style-name="ce6" office:value-type="float" office:value="76">
            <text:p>76</text:p>
          </table:table-cell>
          <table:table-cell/>
          <table:table-cell table:formula="of:=[.M305]+[.N305]" office:value-type="float" office:value="76">
            <text:p>76</text:p>
          </table:table-cell>
          <table:table-cell table:style-name="ce3" table:formula="of:=[.O305]/[.O$410]" office:value-type="float" office:value="0.113819405000939">
            <text:p>0.11</text:p>
          </table:table-cell>
          <table:table-cell table:formula="of:=[.D305]+[.H305]+[.L305]+[.P305]" office:value-type="float" office:value="5.49910804314994">
            <text:p>5.50</text:p>
          </table:table-cell>
          <table:table-cell table:formula="of:=RANK([.Q305];[.Q$2:.Q$408];0)"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string">
            <text:p>Fenland</text:p>
          </table:table-cell>
          <table:table-cell office:value-type="float" office:value="73656">
            <text:p>73656</text:p>
          </table:table-cell>
          <table:table-cell table:formula="of:=IF(SUM([.E306:.G306])&gt;0;[.B306];0)" office:value-type="float" office:value="73656">
            <text:p>73656</text:p>
          </table:table-cell>
          <table:table-cell table:style-name="ce3" table:formula="of:=[.C306]/[.C$410]" office:value-type="float" office:value="3.29261754109212">
            <text:p>3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6]*[.S$15]+[.F306]*[.S$19]+[.G306]*[.S$21]" office:value-type="float" office:value="1.64224789312416">
            <text:p>1.64</text:p>
          </table:table-cell>
          <table:table-cell table:style-name="ce1" table:formula="of:=IF([.E306]&gt;0;1;0)" office:value-type="float" office:value="0">
            <text:p>0</text:p>
          </table:table-cell>
          <table:table-cell table:style-name="ce1" table:formula="of:=IF([.F306]&gt;0;1;0)" office:value-type="float" office:value="0">
            <text:p>0</text:p>
          </table:table-cell>
          <table:table-cell table:style-name="ce1" table:formula="of:=IF([.G306]&gt;0;1;0)" office:value-type="float" office:value="1">
            <text:p>1</text:p>
          </table:table-cell>
          <table:table-cell table:style-name="ce3" table:formula="of:=[.I306]*[.I$411]+[.J306]*[.J$411]+[.K306]*[.K$411]" office:value-type="float" office:value="0.227625253666578">
            <text:p>0.23</text:p>
          </table:table-cell>
          <table:table-cell table:style-name="ce6" office:value-type="float" office:value="41">
            <text:p>41</text:p>
          </table:table-cell>
          <table:table-cell/>
          <table:table-cell table:formula="of:=[.M306]+[.N306]" office:value-type="float" office:value="41">
            <text:p>41</text:p>
          </table:table-cell>
          <table:table-cell table:style-name="ce3" table:formula="of:=[.O306]/[.O$410]" office:value-type="float" office:value="0.0614025737505064">
            <text:p>0.06</text:p>
          </table:table-cell>
          <table:table-cell table:formula="of:=[.D306]+[.H306]+[.L306]+[.P306]" office:value-type="float" office:value="5.22389326163336">
            <text:p>5.22</text:p>
          </table:table-cell>
          <table:table-cell table:formula="of:=RANK([.Q306];[.Q$2:.Q$408];0)" office:value-type="float" office:value="305">
            <text:p>305</text:p>
          </table:table-cell>
          <table:table-cell table:number-columns-repeated="3"/>
        </table:table-row>
        <table:table-row table:style-name="ro1">
          <table:table-cell office:value-type="string">
            <text:p>Allerdale</text:p>
          </table:table-cell>
          <table:table-cell office:value-type="float" office:value="70775">
            <text:p>70775</text:p>
          </table:table-cell>
          <table:table-cell table:formula="of:=IF(SUM([.E307:.G307])&gt;0;[.B307];0)" office:value-type="float" office:value="70775">
            <text:p>70775</text:p>
          </table:table-cell>
          <table:table-cell table:style-name="ce3" table:formula="of:=[.C307]/[.C$410]" office:value-type="float" office:value="3.16382923958394">
            <text:p>3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7]*[.S$15]+[.F307]*[.S$19]+[.G307]*[.S$21]" office:value-type="float" office:value="1.64224789312416">
            <text:p>1.64</text:p>
          </table:table-cell>
          <table:table-cell table:style-name="ce1" table:formula="of:=IF([.E307]&gt;0;1;0)" office:value-type="float" office:value="0">
            <text:p>0</text:p>
          </table:table-cell>
          <table:table-cell table:style-name="ce1" table:formula="of:=IF([.F307]&gt;0;1;0)" office:value-type="float" office:value="0">
            <text:p>0</text:p>
          </table:table-cell>
          <table:table-cell table:style-name="ce1" table:formula="of:=IF([.G307]&gt;0;1;0)" office:value-type="float" office:value="1">
            <text:p>1</text:p>
          </table:table-cell>
          <table:table-cell table:style-name="ce3" table:formula="of:=[.I307]*[.I$411]+[.J307]*[.J$411]+[.K307]*[.K$411]" office:value-type="float" office:value="0.227625253666578">
            <text:p>0.23</text:p>
          </table:table-cell>
          <table:table-cell table:style-name="ce6" office:value-type="float" office:value="71">
            <text:p>71</text:p>
          </table:table-cell>
          <table:table-cell/>
          <table:table-cell table:formula="of:=[.M307]+[.N307]" office:value-type="float" office:value="71">
            <text:p>71</text:p>
          </table:table-cell>
          <table:table-cell table:style-name="ce3" table:formula="of:=[.O307]/[.O$410]" office:value-type="float" office:value="0.106331286250877">
            <text:p>0.11</text:p>
          </table:table-cell>
          <table:table-cell table:formula="of:=[.D307]+[.H307]+[.L307]+[.P307]" office:value-type="float" office:value="5.14003367262556">
            <text:p>5.14</text:p>
          </table:table-cell>
          <table:table-cell table:formula="of:=RANK([.Q307];[.Q$2:.Q$408]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 office:value-type="string">
            <text:p>Woking</text:p>
          </table:table-cell>
          <table:table-cell office:value-type="float" office:value="72278">
            <text:p>72278</text:p>
          </table:table-cell>
          <table:table-cell table:formula="of:=IF(SUM([.E308:.G308])&gt;0;[.B308];0)" office:value-type="float" office:value="72278">
            <text:p>72278</text:p>
          </table:table-cell>
          <table:table-cell table:style-name="ce3" table:formula="of:=[.C308]/[.C$410]" office:value-type="float" office:value="3.23101730524406">
            <text:p>3.2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8]*[.S$15]+[.F308]*[.S$19]+[.G308]*[.S$21]" office:value-type="float" office:value="1.64224789312416">
            <text:p>1.64</text:p>
          </table:table-cell>
          <table:table-cell table:style-name="ce1" table:formula="of:=IF([.E308]&gt;0;1;0)" office:value-type="float" office:value="0">
            <text:p>0</text:p>
          </table:table-cell>
          <table:table-cell table:style-name="ce1" table:formula="of:=IF([.F308]&gt;0;1;0)" office:value-type="float" office:value="0">
            <text:p>0</text:p>
          </table:table-cell>
          <table:table-cell table:style-name="ce1" table:formula="of:=IF([.G308]&gt;0;1;0)" office:value-type="float" office:value="1">
            <text:p>1</text:p>
          </table:table-cell>
          <table:table-cell table:style-name="ce3" table:formula="of:=[.I308]*[.I$411]+[.J308]*[.J$411]+[.K308]*[.K$411]" office:value-type="float" office:value="0.227625253666578">
            <text:p>0.23</text:p>
          </table:table-cell>
          <table:table-cell table:style-name="ce6" office:value-type="float" office:value="17">
            <text:p>17</text:p>
          </table:table-cell>
          <table:table-cell/>
          <table:table-cell table:formula="of:=[.M308]+[.N308]" office:value-type="float" office:value="17">
            <text:p>17</text:p>
          </table:table-cell>
          <table:table-cell table:style-name="ce3" table:formula="of:=[.O308]/[.O$410]" office:value-type="float" office:value="0.02545960375021">
            <text:p>0.03</text:p>
          </table:table-cell>
          <table:table-cell table:formula="of:=[.D308]+[.H308]+[.L308]+[.P308]" office:value-type="float" office:value="5.126350055785">
            <text:p>5.13</text:p>
          </table:table-cell>
          <table:table-cell table:formula="of:=RANK([.Q308];[.Q$2:.Q$408];0)" office:value-type="float" office:value="307">
            <text:p>307</text:p>
          </table:table-cell>
          <table:table-cell table:number-columns-repeated="3"/>
        </table:table-row>
        <table:table-row table:style-name="ro1">
          <table:table-cell office:value-type="string">
            <text:p>S Hams</text:p>
          </table:table-cell>
          <table:table-cell office:value-type="float" office:value="67994">
            <text:p>67994</text:p>
          </table:table-cell>
          <table:table-cell table:formula="of:=IF(SUM([.E309:.G309])&gt;0;[.B309];0)" office:value-type="float" office:value="67994">
            <text:p>67994</text:p>
          </table:table-cell>
          <table:table-cell table:style-name="ce3" table:formula="of:=[.C309]/[.C$410]" office:value-type="float" office:value="3.03951120192541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9]*[.S$15]+[.F309]*[.S$19]+[.G309]*[.S$21]" office:value-type="float" office:value="1.64224789312416">
            <text:p>1.64</text:p>
          </table:table-cell>
          <table:table-cell table:style-name="ce1" table:formula="of:=IF([.E309]&gt;0;1;0)" office:value-type="float" office:value="0">
            <text:p>0</text:p>
          </table:table-cell>
          <table:table-cell table:style-name="ce1" table:formula="of:=IF([.F309]&gt;0;1;0)" office:value-type="float" office:value="0">
            <text:p>0</text:p>
          </table:table-cell>
          <table:table-cell table:style-name="ce1" table:formula="of:=IF([.G309]&gt;0;1;0)" office:value-type="float" office:value="1">
            <text:p>1</text:p>
          </table:table-cell>
          <table:table-cell table:style-name="ce3" table:formula="of:=[.I309]*[.I$411]+[.J309]*[.J$411]+[.K309]*[.K$411]" office:value-type="float" office:value="0.227625253666578">
            <text:p>0.23</text:p>
          </table:table-cell>
          <table:table-cell table:style-name="ce6" office:value-type="float" office:value="116">
            <text:p>116</text:p>
          </table:table-cell>
          <table:table-cell/>
          <table:table-cell table:formula="of:=[.M309]+[.N309]" office:value-type="float" office:value="116">
            <text:p>116</text:p>
          </table:table-cell>
          <table:table-cell table:style-name="ce3" table:formula="of:=[.O309]/[.O$410]" office:value-type="float" office:value="0.173724355001433">
            <text:p>0.17</text:p>
          </table:table-cell>
          <table:table-cell table:formula="of:=[.D309]+[.H309]+[.L309]+[.P309]" office:value-type="float" office:value="5.08310870371757">
            <text:p>5.08</text:p>
          </table:table-cell>
          <table:table-cell table:formula="of:=RANK([.Q309];[.Q$2:.Q$408];0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string">
            <text:p>Epsom and Ewell</text:p>
          </table:table-cell>
          <table:table-cell office:value-type="float" office:value="56504">
            <text:p>56504</text:p>
          </table:table-cell>
          <table:table-cell table:formula="of:=IF(SUM([.E310:.G310])&gt;0;[.B310];0)" office:value-type="float" office:value="56504">
            <text:p>56504</text:p>
          </table:table-cell>
          <table:table-cell table:style-name="ce3" table:formula="of:=[.C310]/[.C$410]" office:value-type="float" office:value="2.52587788560157">
            <text:p>2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0]*[.S$15]+[.F310]*[.S$19]+[.G310]*[.S$21]" office:value-type="float" office:value="1.64224789312416">
            <text:p>1.64</text:p>
          </table:table-cell>
          <table:table-cell table:style-name="ce1" table:formula="of:=IF([.E310]&gt;0;1;0)" office:value-type="float" office:value="0">
            <text:p>0</text:p>
          </table:table-cell>
          <table:table-cell table:style-name="ce1" table:formula="of:=IF([.F310]&gt;0;1;0)" office:value-type="float" office:value="0">
            <text:p>0</text:p>
          </table:table-cell>
          <table:table-cell table:style-name="ce1" table:formula="of:=IF([.G310]&gt;0;1;0)" office:value-type="float" office:value="1">
            <text:p>1</text:p>
          </table:table-cell>
          <table:table-cell table:style-name="ce3" table:formula="of:=[.I310]*[.I$411]+[.J310]*[.J$411]+[.K310]*[.K$411]" office:value-type="float" office:value="0.227625253666578">
            <text:p>0.23</text:p>
          </table:table-cell>
          <table:table-cell table:style-name="ce6" office:value-type="float" office:value="87">
            <text:p>87</text:p>
          </table:table-cell>
          <table:table-cell/>
          <table:table-cell table:formula="of:=[.M310]+[.N310]" office:value-type="float" office:value="87">
            <text:p>87</text:p>
          </table:table-cell>
          <table:table-cell table:style-name="ce3" table:formula="of:=[.O310]/[.O$410]" office:value-type="float" office:value="0.130293266251074">
            <text:p>0.13</text:p>
          </table:table-cell>
          <table:table-cell table:formula="of:=[.D310]+[.H310]+[.L310]+[.P310]" office:value-type="float" office:value="4.52604429864338">
            <text:p>4.53</text:p>
          </table:table-cell>
          <table:table-cell table:formula="of:=RANK([.Q31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Barrow-in-Furness</text:p>
          </table:table-cell>
          <table:table-cell office:value-type="float" office:value="52443">
            <text:p>52443</text:p>
          </table:table-cell>
          <table:table-cell table:formula="of:=IF(SUM([.E311:.G311])&gt;0;[.B311];0)" office:value-type="float" office:value="52443">
            <text:p>52443</text:p>
          </table:table-cell>
          <table:table-cell table:style-name="ce3" table:formula="of:=[.C311]/[.C$410]" office:value-type="float" office:value="2.34434047066762">
            <text:p>2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1]*[.S$15]+[.F311]*[.S$19]+[.G311]*[.S$21]" office:value-type="float" office:value="1.64224789312416">
            <text:p>1.64</text:p>
          </table:table-cell>
          <table:table-cell table:style-name="ce1" table:formula="of:=IF([.E311]&gt;0;1;0)" office:value-type="float" office:value="0">
            <text:p>0</text:p>
          </table:table-cell>
          <table:table-cell table:style-name="ce1" table:formula="of:=IF([.F311]&gt;0;1;0)" office:value-type="float" office:value="0">
            <text:p>0</text:p>
          </table:table-cell>
          <table:table-cell table:style-name="ce1" table:formula="of:=IF([.G311]&gt;0;1;0)" office:value-type="float" office:value="1">
            <text:p>1</text:p>
          </table:table-cell>
          <table:table-cell table:style-name="ce3" table:formula="of:=[.I311]*[.I$411]+[.J311]*[.J$411]+[.K311]*[.K$411]" office:value-type="float" office:value="0.227625253666578">
            <text:p>0.23</text:p>
          </table:table-cell>
          <table:table-cell table:style-name="ce6" office:value-type="float" office:value="56">
            <text:p>56</text:p>
          </table:table-cell>
          <table:table-cell/>
          <table:table-cell table:formula="of:=[.M311]+[.N311]" office:value-type="float" office:value="56">
            <text:p>56</text:p>
          </table:table-cell>
          <table:table-cell table:style-name="ce3" table:formula="of:=[.O311]/[.O$410]" office:value-type="float" office:value="0.0838669300006916">
            <text:p>0.08</text:p>
          </table:table-cell>
          <table:table-cell table:formula="of:=[.D311]+[.H311]+[.L311]+[.P311]" office:value-type="float" office:value="4.29808054745905">
            <text:p>4.30</text:p>
          </table:table-cell>
          <table:table-cell table:formula="of:=RANK([.Q31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Weymouth and Portland</text:p>
          </table:table-cell>
          <table:table-cell office:value-type="float" office:value="50016">
            <text:p>50016</text:p>
          </table:table-cell>
          <table:table-cell table:formula="of:=IF(SUM([.E312:.G312])&gt;0;[.B312];0)" office:value-type="float" office:value="50016">
            <text:p>50016</text:p>
          </table:table-cell>
          <table:table-cell table:style-name="ce3" table:formula="of:=[.C312]/[.C$410]" office:value-type="float" office:value="2.23584716703681">
            <text:p>2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2]*[.S$15]+[.F312]*[.S$19]+[.G312]*[.S$21]" office:value-type="float" office:value="1.64224789312416">
            <text:p>1.64</text:p>
          </table:table-cell>
          <table:table-cell table:style-name="ce1" table:formula="of:=IF([.E312]&gt;0;1;0)" office:value-type="float" office:value="0">
            <text:p>0</text:p>
          </table:table-cell>
          <table:table-cell table:style-name="ce1" table:formula="of:=IF([.F312]&gt;0;1;0)" office:value-type="float" office:value="0">
            <text:p>0</text:p>
          </table:table-cell>
          <table:table-cell table:style-name="ce1" table:formula="of:=IF([.G312]&gt;0;1;0)" office:value-type="float" office:value="1">
            <text:p>1</text:p>
          </table:table-cell>
          <table:table-cell table:style-name="ce3" table:formula="of:=[.I312]*[.I$411]+[.J312]*[.J$411]+[.K312]*[.K$411]" office:value-type="float" office:value="0.227625253666578">
            <text:p>0.23</text:p>
          </table:table-cell>
          <table:table-cell table:style-name="ce6" office:value-type="float" office:value="74">
            <text:p>74</text:p>
          </table:table-cell>
          <table:table-cell/>
          <table:table-cell table:formula="of:=[.M312]+[.N312]" office:value-type="float" office:value="74">
            <text:p>74</text:p>
          </table:table-cell>
          <table:table-cell table:style-name="ce3" table:formula="of:=[.O312]/[.O$410]" office:value-type="float" office:value="0.110824157500914">
            <text:p>0.11</text:p>
          </table:table-cell>
          <table:table-cell table:formula="of:=[.D312]+[.H312]+[.L312]+[.P312]" office:value-type="float" office:value="4.21654447132846">
            <text:p>4.22</text:p>
          </table:table-cell>
          <table:table-cell table:formula="of:=RANK([.Q312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Eden</text:p>
          </table:table-cell>
          <table:table-cell office:value-type="float" office:value="41529">
            <text:p>41529</text:p>
          </table:table-cell>
          <table:table-cell table:formula="of:=IF(SUM([.E313:.G313])&gt;0;[.B313];0)" office:value-type="float" office:value="41529">
            <text:p>41529</text:p>
          </table:table-cell>
          <table:table-cell table:style-name="ce3" table:formula="of:=[.C313]/[.C$410]" office:value-type="float" office:value="1.85645587411772">
            <text:p>1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3]*[.S$15]+[.F313]*[.S$19]+[.G313]*[.S$21]" office:value-type="float" office:value="1.64224789312416">
            <text:p>1.64</text:p>
          </table:table-cell>
          <table:table-cell table:style-name="ce1" table:formula="of:=IF([.E313]&gt;0;1;0)" office:value-type="float" office:value="0">
            <text:p>0</text:p>
          </table:table-cell>
          <table:table-cell table:style-name="ce1" table:formula="of:=IF([.F313]&gt;0;1;0)" office:value-type="float" office:value="0">
            <text:p>0</text:p>
          </table:table-cell>
          <table:table-cell table:style-name="ce1" table:formula="of:=IF([.G313]&gt;0;1;0)" office:value-type="float" office:value="1">
            <text:p>1</text:p>
          </table:table-cell>
          <table:table-cell table:style-name="ce3" table:formula="of:=[.I313]*[.I$411]+[.J313]*[.J$411]+[.K313]*[.K$411]" office:value-type="float" office:value="0.227625253666578">
            <text:p>0.23</text:p>
          </table:table-cell>
          <table:table-cell table:style-name="ce6" office:value-type="float" office:value="7">
            <text:p>7</text:p>
          </table:table-cell>
          <table:table-cell/>
          <table:table-cell table:formula="of:=[.M313]+[.N313]" office:value-type="float" office:value="7">
            <text:p>7</text:p>
          </table:table-cell>
          <table:table-cell table:style-name="ce3" table:formula="of:=[.O313]/[.O$410]" office:value-type="float" office:value="0.0104833662500865">
            <text:p>0.01</text:p>
          </table:table-cell>
          <table:table-cell table:formula="of:=[.D313]+[.H313]+[.L313]+[.P313]" office:value-type="float" office:value="3.73681238715854">
            <text:p>3.74</text:p>
          </table:table-cell>
          <table:table-cell table:formula="of:=RANK([.Q313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Richmondshire</text:p>
          </table:table-cell>
          <table:table-cell office:value-type="float" office:value="34916">
            <text:p>34916</text:p>
          </table:table-cell>
          <table:table-cell table:formula="of:=IF(SUM([.E314:.G314])&gt;0;[.B314];0)" office:value-type="float" office:value="34916">
            <text:p>34916</text:p>
          </table:table-cell>
          <table:table-cell table:style-name="ce3" table:formula="of:=[.C314]/[.C$410]" office:value-type="float" office:value="1.56083732574091">
            <text:p>1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4]*[.S$15]+[.F314]*[.S$19]+[.G314]*[.S$21]" office:value-type="float" office:value="1.64224789312416">
            <text:p>1.64</text:p>
          </table:table-cell>
          <table:table-cell table:style-name="ce1" table:formula="of:=IF([.E314]&gt;0;1;0)" office:value-type="float" office:value="0">
            <text:p>0</text:p>
          </table:table-cell>
          <table:table-cell table:style-name="ce1" table:formula="of:=IF([.F314]&gt;0;1;0)" office:value-type="float" office:value="0">
            <text:p>0</text:p>
          </table:table-cell>
          <table:table-cell table:style-name="ce1" table:formula="of:=IF([.G314]&gt;0;1;0)" office:value-type="float" office:value="1">
            <text:p>1</text:p>
          </table:table-cell>
          <table:table-cell table:style-name="ce3" table:formula="of:=[.I314]*[.I$411]+[.J314]*[.J$411]+[.K314]*[.K$411]" office:value-type="float" office:value="0.227625253666578">
            <text:p>0.23</text:p>
          </table:table-cell>
          <table:table-cell table:style-name="ce6" office:value-type="float" office:value="39">
            <text:p>39</text:p>
          </table:table-cell>
          <table:table-cell/>
          <table:table-cell table:formula="of:=[.M314]+[.N314]" office:value-type="float" office:value="39">
            <text:p>39</text:p>
          </table:table-cell>
          <table:table-cell table:style-name="ce3" table:formula="of:=[.O314]/[.O$410]" office:value-type="float" office:value="0.0584073262504817">
            <text:p>0.06</text:p>
          </table:table-cell>
          <table:table-cell table:formula="of:=[.D314]+[.H314]+[.L314]+[.P314]" office:value-type="float" office:value="3.48911779878213">
            <text:p>3.49</text:p>
          </table:table-cell>
          <table:table-cell table:formula="of:=RANK([.Q31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orth Ayrshire</text:p>
          </table:table-cell>
          <table:table-cell office:value-type="float" office:value="108800">
            <text:p>108800</text:p>
          </table:table-cell>
          <table:table-cell table:formula="of:=IF(SUM([.E315:.G315])&gt;0;[.B315];0)" office:value-type="float" office:value="0">
            <text:p>0</text:p>
          </table:table-cell>
          <table:table-cell table:style-name="ce3" table:formula="of:=[.C315]/[.C$410]" office:value-type="float" office:value="0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>
            <text:p>0.00</text:p>
          </table:table-cell>
          <table:table-cell table:style-name="ce1" table:formula="of:=IF([.E315]&gt;0;1;0)" office:value-type="float" office:value="0">
            <text:p>0</text:p>
          </table:table-cell>
          <table:table-cell table:style-name="ce1" table:formula="of:=IF([.F315]&gt;0;1;0)" office:value-type="float" office:value="0">
            <text:p>0</text:p>
          </table:table-cell>
          <table:table-cell table:style-name="ce1" table:formula="of:=IF([.G315]&gt;0;1;0)" office:value-type="float" office:value="0">
            <text:p>0</text:p>
          </table:table-cell>
          <table:table-cell table:style-name="ce3" table:formula="of:=[.I315]*[.I$411]+[.J315]*[.J$411]+[.K315]*[.K$411]" office:value-type="float" office:value="0">
            <text:p>0.00</text:p>
          </table:table-cell>
          <table:table-cell table:style-name="Default"/>
          <table:table-cell/>
          <table:table-cell table:formula="of:=[.M315]+[.N315]" office:value-type="float" office:value="0">
            <text:p>0</text:p>
          </table:table-cell>
          <table:table-cell table:style-name="ce3" table:formula="of:=[.O315]/[.O$410]" office:value-type="float" office:value="0">
            <text:p>0.00</text:p>
          </table:table-cell>
          <table:table-cell table:formula="of:=[.D315]+[.H315]+[.L315]+[.P315]" office:value-type="float" office:value="0">
            <text:p>0.00</text:p>
          </table:table-cell>
          <table:table-cell table:formula="of:=RANK([.Q31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ndee</text:p>
          </table:table-cell>
          <table:table-cell office:value-type="float" office:value="111150">
            <text:p>111150</text:p>
          </table:table-cell>
          <table:table-cell table:formula="of:=IF(SUM([.E316:.G316])&gt;0;[.B316];0)" office:value-type="float" office:value="0">
            <text:p>0</text:p>
          </table:table-cell>
          <table:table-cell table:style-name="ce3" table:formula="of:=[.C316]/[.C$410]" office:value-type="float" office:value="0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>
            <text:p>0.00</text:p>
          </table:table-cell>
          <table:table-cell table:style-name="ce1" table:formula="of:=IF([.E316]&gt;0;1;0)" office:value-type="float" office:value="0">
            <text:p>0</text:p>
          </table:table-cell>
          <table:table-cell table:style-name="ce1" table:formula="of:=IF([.F316]&gt;0;1;0)" office:value-type="float" office:value="0">
            <text:p>0</text:p>
          </table:table-cell>
          <table:table-cell table:style-name="ce1" table:formula="of:=IF([.G316]&gt;0;1;0)" office:value-type="float" office:value="0">
            <text:p>0</text:p>
          </table:table-cell>
          <table:table-cell table:style-name="ce3" table:formula="of:=[.I316]*[.I$411]+[.J316]*[.J$411]+[.K316]*[.K$411]" office:value-type="float" office:value="0">
            <text:p>0.00</text:p>
          </table:table-cell>
          <table:table-cell table:style-name="Default"/>
          <table:table-cell/>
          <table:table-cell table:formula="of:=[.M316]+[.N316]" office:value-type="float" office:value="0">
            <text:p>0</text:p>
          </table:table-cell>
          <table:table-cell table:style-name="ce3" table:formula="of:=[.O316]/[.O$410]" office:value-type="float" office:value="0">
            <text:p>0.00</text:p>
          </table:table-cell>
          <table:table-cell table:formula="of:=[.D316]+[.H316]+[.L316]+[.P316]" office:value-type="float" office:value="0">
            <text:p>0.00</text:p>
          </table:table-cell>
          <table:table-cell table:formula="of:=RANK([.Q31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mpshire CC</text:p>
          </table:table-cell>
          <table:table-cell office:value-type="float" office:value="1024612">
            <text:p>1024612</text:p>
          </table:table-cell>
          <table:table-cell table:formula="of:=IF(SUM([.E317:.G317])&gt;0;[.B317];0)" office:value-type="float" office:value="0">
            <text:p>0</text:p>
          </table:table-cell>
          <table:table-cell table:style-name="ce3" table:formula="of:=[.C317]/[.C$410]" office:value-type="float" office:value="0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>
            <text:p>0.00</text:p>
          </table:table-cell>
          <table:table-cell table:style-name="ce1" table:formula="of:=IF([.E317]&gt;0;1;0)" office:value-type="float" office:value="0">
            <text:p>0</text:p>
          </table:table-cell>
          <table:table-cell table:style-name="ce1" table:formula="of:=IF([.F317]&gt;0;1;0)" office:value-type="float" office:value="0">
            <text:p>0</text:p>
          </table:table-cell>
          <table:table-cell table:style-name="ce1" table:formula="of:=IF([.G317]&gt;0;1;0)" office:value-type="float" office:value="0">
            <text:p>0</text:p>
          </table:table-cell>
          <table:table-cell table:style-name="ce3" table:formula="of:=[.I317]*[.I$411]+[.J317]*[.J$411]+[.K317]*[.K$411]" office:value-type="float" office:value="0">
            <text:p>0.00</text:p>
          </table:table-cell>
          <table:table-cell table:style-name="Default"/>
          <table:table-cell/>
          <table:table-cell table:formula="of:=[.M317]+[.N317]" office:value-type="float" office:value="0">
            <text:p>0</text:p>
          </table:table-cell>
          <table:table-cell table:style-name="ce3" table:formula="of:=[.O317]/[.O$410]" office:value-type="float" office:value="0">
            <text:p>0.00</text:p>
          </table:table-cell>
          <table:table-cell table:formula="of:=[.D317]+[.H317]+[.L317]+[.P317]" office:value-type="float" office:value="0">
            <text:p>0.00</text:p>
          </table:table-cell>
          <table:table-cell table:formula="of:=RANK([.Q31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ry</text:p>
          </table:table-cell>
          <table:table-cell office:value-type="float" office:value="142689">
            <text:p>142689</text:p>
          </table:table-cell>
          <table:table-cell table:formula="of:=IF(SUM([.E318:.G318])&gt;0;[.B318];0)" office:value-type="float" office:value="0">
            <text:p>0</text:p>
          </table:table-cell>
          <table:table-cell table:style-name="ce3" table:formula="of:=[.C318]/[.C$410]" office:value-type="float" office:value="0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>
            <text:p>0.00</text:p>
          </table:table-cell>
          <table:table-cell table:style-name="ce1" table:formula="of:=IF([.E318]&gt;0;1;0)" office:value-type="float" office:value="0">
            <text:p>0</text:p>
          </table:table-cell>
          <table:table-cell table:style-name="ce1" table:formula="of:=IF([.F318]&gt;0;1;0)" office:value-type="float" office:value="0">
            <text:p>0</text:p>
          </table:table-cell>
          <table:table-cell table:style-name="ce1" table:formula="of:=IF([.G318]&gt;0;1;0)" office:value-type="float" office:value="0">
            <text:p>0</text:p>
          </table:table-cell>
          <table:table-cell table:style-name="ce3" table:formula="of:=[.I318]*[.I$411]+[.J318]*[.J$411]+[.K318]*[.K$411]" office:value-type="float" office:value="0">
            <text:p>0.00</text:p>
          </table:table-cell>
          <table:table-cell table:style-name="ce6"/>
          <table:table-cell/>
          <table:table-cell table:formula="of:=[.M318]+[.N318]" office:value-type="float" office:value="0">
            <text:p>0</text:p>
          </table:table-cell>
          <table:table-cell table:style-name="ce3" table:formula="of:=[.O318]/[.O$410]" office:value-type="float" office:value="0">
            <text:p>0.00</text:p>
          </table:table-cell>
          <table:table-cell table:formula="of:=[.D318]+[.H318]+[.L318]+[.P318]" office:value-type="float" office:value="0">
            <text:p>0.00</text:p>
          </table:table-cell>
          <table:table-cell table:formula="of:=RANK([.Q31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</text:p>
          </table:table-cell>
          <table:table-cell office:value-type="float" office:value="99730">
            <text:p>99730</text:p>
          </table:table-cell>
          <table:table-cell table:formula="of:=IF(SUM([.E319:.G319])&gt;0;[.B319];0)" office:value-type="float" office:value="0">
            <text:p>0</text:p>
          </table:table-cell>
          <table:table-cell table:style-name="ce3" table:formula="of:=[.C319]/[.C$410]" office:value-type="float" office:value="0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>
            <text:p>0.00</text:p>
          </table:table-cell>
          <table:table-cell table:style-name="ce1" table:formula="of:=IF([.E319]&gt;0;1;0)" office:value-type="float" office:value="0">
            <text:p>0</text:p>
          </table:table-cell>
          <table:table-cell table:style-name="ce1" table:formula="of:=IF([.F319]&gt;0;1;0)" office:value-type="float" office:value="0">
            <text:p>0</text:p>
          </table:table-cell>
          <table:table-cell table:style-name="ce1" table:formula="of:=IF([.G319]&gt;0;1;0)" office:value-type="float" office:value="0">
            <text:p>0</text:p>
          </table:table-cell>
          <table:table-cell table:style-name="ce3" table:formula="of:=[.I319]*[.I$411]+[.J319]*[.J$411]+[.K319]*[.K$411]" office:value-type="float" office:value="0">
            <text:p>0.00</text:p>
          </table:table-cell>
          <table:table-cell table:style-name="Default"/>
          <table:table-cell/>
          <table:table-cell table:formula="of:=[.M319]+[.N319]" office:value-type="float" office:value="0">
            <text:p>0</text:p>
          </table:table-cell>
          <table:table-cell table:style-name="ce3" table:formula="of:=[.O319]/[.O$410]" office:value-type="float" office:value="0">
            <text:p>0.00</text:p>
          </table:table-cell>
          <table:table-cell table:formula="of:=[.D319]+[.H319]+[.L319]+[.P319]" office:value-type="float" office:value="0">
            <text:p>0.00</text:p>
          </table:table-cell>
          <table:table-cell table:formula="of:=RANK([.Q31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alkirk</text:p>
          </table:table-cell>
          <table:table-cell office:value-type="float" office:value="116050">
            <text:p>116050</text:p>
          </table:table-cell>
          <table:table-cell table:formula="of:=IF(SUM([.E320:.G320])&gt;0;[.B320];0)" office:value-type="float" office:value="0">
            <text:p>0</text:p>
          </table:table-cell>
          <table:table-cell table:style-name="ce3" table:formula="of:=[.C320]/[.C$410]" office:value-type="float" office:value="0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>
            <text:p>0.00</text:p>
          </table:table-cell>
          <table:table-cell table:style-name="ce1" table:formula="of:=IF([.E320]&gt;0;1;0)" office:value-type="float" office:value="0">
            <text:p>0</text:p>
          </table:table-cell>
          <table:table-cell table:style-name="ce1" table:formula="of:=IF([.F320]&gt;0;1;0)" office:value-type="float" office:value="0">
            <text:p>0</text:p>
          </table:table-cell>
          <table:table-cell table:style-name="ce1" table:formula="of:=IF([.G320]&gt;0;1;0)" office:value-type="float" office:value="0">
            <text:p>0</text:p>
          </table:table-cell>
          <table:table-cell table:style-name="ce3" table:formula="of:=[.I320]*[.I$411]+[.J320]*[.J$411]+[.K320]*[.K$411]" office:value-type="float" office:value="0">
            <text:p>0.00</text:p>
          </table:table-cell>
          <table:table-cell table:style-name="Default"/>
          <table:table-cell/>
          <table:table-cell table:formula="of:=[.M320]+[.N320]" office:value-type="float" office:value="0">
            <text:p>0</text:p>
          </table:table-cell>
          <table:table-cell table:style-name="ce3" table:formula="of:=[.O320]/[.O$410]" office:value-type="float" office:value="0">
            <text:p>0.00</text:p>
          </table:table-cell>
          <table:table-cell table:formula="of:=[.D320]+[.H320]+[.L320]+[.P320]" office:value-type="float" office:value="0">
            <text:p>0.00</text:p>
          </table:table-cell>
          <table:table-cell table:formula="of:=RANK([.Q32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rth and Kinross</text:p>
          </table:table-cell>
          <table:table-cell office:value-type="float" office:value="110410">
            <text:p>110410</text:p>
          </table:table-cell>
          <table:table-cell table:formula="of:=IF(SUM([.E321:.G321])&gt;0;[.B321];0)" office:value-type="float" office:value="0">
            <text:p>0</text:p>
          </table:table-cell>
          <table:table-cell table:style-name="ce3" table:formula="of:=[.C321]/[.C$410]" office:value-type="float" office:value="0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>
            <text:p>0.00</text:p>
          </table:table-cell>
          <table:table-cell table:style-name="ce1" table:formula="of:=IF([.E321]&gt;0;1;0)" office:value-type="float" office:value="0">
            <text:p>0</text:p>
          </table:table-cell>
          <table:table-cell table:style-name="ce1" table:formula="of:=IF([.F321]&gt;0;1;0)" office:value-type="float" office:value="0">
            <text:p>0</text:p>
          </table:table-cell>
          <table:table-cell table:style-name="ce1" table:formula="of:=IF([.G321]&gt;0;1;0)" office:value-type="float" office:value="0">
            <text:p>0</text:p>
          </table:table-cell>
          <table:table-cell table:style-name="ce3" table:formula="of:=[.I321]*[.I$411]+[.J321]*[.J$411]+[.K321]*[.K$411]" office:value-type="float" office:value="0">
            <text:p>0.00</text:p>
          </table:table-cell>
          <table:table-cell table:style-name="Default"/>
          <table:table-cell/>
          <table:table-cell table:formula="of:=[.M321]+[.N321]" office:value-type="float" office:value="0">
            <text:p>0</text:p>
          </table:table-cell>
          <table:table-cell table:style-name="ce3" table:formula="of:=[.O321]/[.O$410]" office:value-type="float" office:value="0">
            <text:p>0.00</text:p>
          </table:table-cell>
          <table:table-cell table:formula="of:=[.D321]+[.H321]+[.L321]+[.P321]" office:value-type="float" office:value="0">
            <text:p>0.00</text:p>
          </table:table-cell>
          <table:table-cell table:formula="of:=RANK([.Q32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nfrewshire</text:p>
          </table:table-cell>
          <table:table-cell office:value-type="float" office:value="125954">
            <text:p>125954</text:p>
          </table:table-cell>
          <table:table-cell table:formula="of:=IF(SUM([.E322:.G322])&gt;0;[.B322];0)" office:value-type="float" office:value="0">
            <text:p>0</text:p>
          </table:table-cell>
          <table:table-cell table:style-name="ce3" table:formula="of:=[.C322]/[.C$410]" office:value-type="float" office:value="0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>
            <text:p>0.00</text:p>
          </table:table-cell>
          <table:table-cell table:style-name="ce1" table:formula="of:=IF([.E322]&gt;0;1;0)" office:value-type="float" office:value="0">
            <text:p>0</text:p>
          </table:table-cell>
          <table:table-cell table:style-name="ce1" table:formula="of:=IF([.F322]&gt;0;1;0)" office:value-type="float" office:value="0">
            <text:p>0</text:p>
          </table:table-cell>
          <table:table-cell table:style-name="ce1" table:formula="of:=IF([.G322]&gt;0;1;0)" office:value-type="float" office:value="0">
            <text:p>0</text:p>
          </table:table-cell>
          <table:table-cell table:style-name="ce3" table:formula="of:=[.I322]*[.I$411]+[.J322]*[.J$411]+[.K322]*[.K$411]" office:value-type="float" office:value="0">
            <text:p>0.00</text:p>
          </table:table-cell>
          <table:table-cell table:style-name="Default"/>
          <table:table-cell/>
          <table:table-cell table:formula="of:=[.M322]+[.N322]" office:value-type="float" office:value="0">
            <text:p>0</text:p>
          </table:table-cell>
          <table:table-cell table:style-name="ce3" table:formula="of:=[.O322]/[.O$410]" office:value-type="float" office:value="0">
            <text:p>0.00</text:p>
          </table:table-cell>
          <table:table-cell table:formula="of:=[.D322]+[.H322]+[.L322]+[.P322]" office:value-type="float" office:value="0">
            <text:p>0.00</text:p>
          </table:table-cell>
          <table:table-cell table:formula="of:=RANK([.Q32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shire CC</text:p>
          </table:table-cell>
          <table:table-cell office:value-type="float" office:value="470501">
            <text:p>470501</text:p>
          </table:table-cell>
          <table:table-cell table:formula="of:=IF(SUM([.E323:.G323])&gt;0;[.B323];0)" office:value-type="float" office:value="0">
            <text:p>0</text:p>
          </table:table-cell>
          <table:table-cell table:style-name="ce3" table:formula="of:=[.C323]/[.C$410]" office:value-type="float" office:value="0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>
            <text:p>0.00</text:p>
          </table:table-cell>
          <table:table-cell table:style-name="ce1" table:formula="of:=IF([.E323]&gt;0;1;0)" office:value-type="float" office:value="0">
            <text:p>0</text:p>
          </table:table-cell>
          <table:table-cell table:style-name="ce1" table:formula="of:=IF([.F323]&gt;0;1;0)" office:value-type="float" office:value="0">
            <text:p>0</text:p>
          </table:table-cell>
          <table:table-cell table:style-name="ce1" table:formula="of:=IF([.G323]&gt;0;1;0)" office:value-type="float" office:value="0">
            <text:p>0</text:p>
          </table:table-cell>
          <table:table-cell table:style-name="ce3" table:formula="of:=[.I323]*[.I$411]+[.J323]*[.J$411]+[.K323]*[.K$411]" office:value-type="float" office:value="0">
            <text:p>0.00</text:p>
          </table:table-cell>
          <table:table-cell table:style-name="Default"/>
          <table:table-cell/>
          <table:table-cell table:formula="of:=[.M323]+[.N323]" office:value-type="float" office:value="0">
            <text:p>0</text:p>
          </table:table-cell>
          <table:table-cell table:style-name="ce3" table:formula="of:=[.O323]/[.O$410]" office:value-type="float" office:value="0">
            <text:p>0.00</text:p>
          </table:table-cell>
          <table:table-cell table:formula="of:=[.D323]+[.H323]+[.L323]+[.P323]" office:value-type="float" office:value="0">
            <text:p>0.00</text:p>
          </table:table-cell>
          <table:table-cell table:formula="of:=RANK([.Q32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umbria CC</text:p>
          </table:table-cell>
          <table:table-cell office:value-type="float" office:value="383325">
            <text:p>383325</text:p>
          </table:table-cell>
          <table:table-cell table:formula="of:=IF(SUM([.E324:.G324])&gt;0;[.B324];0)" office:value-type="float" office:value="0">
            <text:p>0</text:p>
          </table:table-cell>
          <table:table-cell table:style-name="ce3" table:formula="of:=[.C324]/[.C$410]" office:value-type="float" office:value="0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>
            <text:p>0.00</text:p>
          </table:table-cell>
          <table:table-cell table:style-name="ce1" table:formula="of:=IF([.E324]&gt;0;1;0)" office:value-type="float" office:value="0">
            <text:p>0</text:p>
          </table:table-cell>
          <table:table-cell table:style-name="ce1" table:formula="of:=IF([.F324]&gt;0;1;0)" office:value-type="float" office:value="0">
            <text:p>0</text:p>
          </table:table-cell>
          <table:table-cell table:style-name="ce1" table:formula="of:=IF([.G324]&gt;0;1;0)" office:value-type="float" office:value="0">
            <text:p>0</text:p>
          </table:table-cell>
          <table:table-cell table:style-name="ce3" table:formula="of:=[.I324]*[.I$411]+[.J324]*[.J$411]+[.K324]*[.K$411]" office:value-type="float" office:value="0">
            <text:p>0.00</text:p>
          </table:table-cell>
          <table:table-cell table:style-name="Default"/>
          <table:table-cell/>
          <table:table-cell table:formula="of:=[.M324]+[.N324]" office:value-type="float" office:value="0">
            <text:p>0</text:p>
          </table:table-cell>
          <table:table-cell table:style-name="ce3" table:formula="of:=[.O324]/[.O$410]" office:value-type="float" office:value="0">
            <text:p>0.00</text:p>
          </table:table-cell>
          <table:table-cell table:formula="of:=[.D324]+[.H324]+[.L324]+[.P324]" office:value-type="float" office:value="0">
            <text:p>0.00</text:p>
          </table:table-cell>
          <table:table-cell table:formula="of:=RANK([.Q32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hondda, Cynon, Taf</text:p>
          </table:table-cell>
          <table:table-cell office:value-type="float" office:value="173275">
            <text:p>173275</text:p>
          </table:table-cell>
          <table:table-cell table:formula="of:=IF(SUM([.E325:.G325])&gt;0;[.B325];0)" office:value-type="float" office:value="0">
            <text:p>0</text:p>
          </table:table-cell>
          <table:table-cell table:style-name="ce3" table:formula="of:=[.C325]/[.C$410]" office:value-type="float" office:value="0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>
            <text:p>0.00</text:p>
          </table:table-cell>
          <table:table-cell table:style-name="ce1" table:formula="of:=IF([.E325]&gt;0;1;0)" office:value-type="float" office:value="0">
            <text:p>0</text:p>
          </table:table-cell>
          <table:table-cell table:style-name="ce1" table:formula="of:=IF([.F325]&gt;0;1;0)" office:value-type="float" office:value="0">
            <text:p>0</text:p>
          </table:table-cell>
          <table:table-cell table:style-name="ce1" table:formula="of:=IF([.G325]&gt;0;1;0)" office:value-type="float" office:value="0">
            <text:p>0</text:p>
          </table:table-cell>
          <table:table-cell table:style-name="ce3" table:formula="of:=[.I325]*[.I$411]+[.J325]*[.J$411]+[.K325]*[.K$411]" office:value-type="float" office:value="0">
            <text:p>0.00</text:p>
          </table:table-cell>
          <table:table-cell table:style-name="Default"/>
          <table:table-cell/>
          <table:table-cell table:formula="of:=[.M325]+[.N325]" office:value-type="float" office:value="0">
            <text:p>0</text:p>
          </table:table-cell>
          <table:table-cell table:style-name="ce3" table:formula="of:=[.O325]/[.O$410]" office:value-type="float" office:value="0">
            <text:p>0.00</text:p>
          </table:table-cell>
          <table:table-cell table:formula="of:=[.D325]+[.H325]+[.L325]+[.P325]" office:value-type="float" office:value="0">
            <text:p>0.00</text:p>
          </table:table-cell>
          <table:table-cell table:formula="of:=RANK([.Q32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heltenham</text:p>
          </table:table-cell>
          <table:table-cell office:value-type="float" office:value="86373">
            <text:p>86373</text:p>
          </table:table-cell>
          <table:table-cell table:formula="of:=IF(SUM([.E326:.G326])&gt;0;[.B326];0)" office:value-type="float" office:value="0">
            <text:p>0</text:p>
          </table:table-cell>
          <table:table-cell table:style-name="ce3" table:formula="of:=[.C326]/[.C$410]" office:value-type="float" office:value="0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>
            <text:p>0.00</text:p>
          </table:table-cell>
          <table:table-cell table:style-name="ce1" table:formula="of:=IF([.E326]&gt;0;1;0)" office:value-type="float" office:value="0">
            <text:p>0</text:p>
          </table:table-cell>
          <table:table-cell table:style-name="ce1" table:formula="of:=IF([.F326]&gt;0;1;0)" office:value-type="float" office:value="0">
            <text:p>0</text:p>
          </table:table-cell>
          <table:table-cell table:style-name="ce1" table:formula="of:=IF([.G326]&gt;0;1;0)" office:value-type="float" office:value="0">
            <text:p>0</text:p>
          </table:table-cell>
          <table:table-cell table:style-name="ce3" table:formula="of:=[.I326]*[.I$411]+[.J326]*[.J$411]+[.K326]*[.K$411]" office:value-type="float" office:value="0">
            <text:p>0.00</text:p>
          </table:table-cell>
          <table:table-cell table:style-name="Default"/>
          <table:table-cell/>
          <table:table-cell table:formula="of:=[.M326]+[.N326]" office:value-type="float" office:value="0">
            <text:p>0</text:p>
          </table:table-cell>
          <table:table-cell table:style-name="ce3" table:formula="of:=[.O326]/[.O$410]" office:value-type="float" office:value="0">
            <text:p>0.00</text:p>
          </table:table-cell>
          <table:table-cell table:formula="of:=[.D326]+[.H326]+[.L326]+[.P326]" office:value-type="float" office:value="0">
            <text:p>0.00</text:p>
          </table:table-cell>
          <table:table-cell table:formula="of:=RANK([.Q32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ghland</text:p>
          </table:table-cell>
          <table:table-cell office:value-type="float" office:value="183476">
            <text:p>183476</text:p>
          </table:table-cell>
          <table:table-cell table:formula="of:=IF(SUM([.E327:.G327])&gt;0;[.B327];0)" office:value-type="float" office:value="0">
            <text:p>0</text:p>
          </table:table-cell>
          <table:table-cell table:style-name="ce3" table:formula="of:=[.C327]/[.C$410]" office:value-type="float" office:value="0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>
            <text:p>0.00</text:p>
          </table:table-cell>
          <table:table-cell table:style-name="ce1" table:formula="of:=IF([.E327]&gt;0;1;0)" office:value-type="float" office:value="0">
            <text:p>0</text:p>
          </table:table-cell>
          <table:table-cell table:style-name="ce1" table:formula="of:=IF([.F327]&gt;0;1;0)" office:value-type="float" office:value="0">
            <text:p>0</text:p>
          </table:table-cell>
          <table:table-cell table:style-name="ce1" table:formula="of:=IF([.G327]&gt;0;1;0)" office:value-type="float" office:value="0">
            <text:p>0</text:p>
          </table:table-cell>
          <table:table-cell table:style-name="ce3" table:formula="of:=[.I327]*[.I$411]+[.J327]*[.J$411]+[.K327]*[.K$411]" office:value-type="float" office:value="0">
            <text:p>0.00</text:p>
          </table:table-cell>
          <table:table-cell table:style-name="Default"/>
          <table:table-cell/>
          <table:table-cell table:formula="of:=[.M327]+[.N327]" office:value-type="float" office:value="0">
            <text:p>0</text:p>
          </table:table-cell>
          <table:table-cell table:style-name="ce3" table:formula="of:=[.O327]/[.O$410]" office:value-type="float" office:value="0">
            <text:p>0.00</text:p>
          </table:table-cell>
          <table:table-cell table:formula="of:=[.D327]+[.H327]+[.L327]+[.P327]" office:value-type="float" office:value="0">
            <text:p>0.00</text:p>
          </table:table-cell>
          <table:table-cell table:formula="of:=RANK([.Q32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ilean Siar</text:p>
          </table:table-cell>
          <table:table-cell office:value-type="float" office:value="21981">
            <text:p>21981</text:p>
          </table:table-cell>
          <table:table-cell table:formula="of:=IF(SUM([.E328:.G328])&gt;0;[.B328];0)" office:value-type="float" office:value="0">
            <text:p>0</text:p>
          </table:table-cell>
          <table:table-cell table:style-name="ce3" table:formula="of:=[.C328]/[.C$410]" office:value-type="float" office:value="0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>
            <text:p>0.00</text:p>
          </table:table-cell>
          <table:table-cell table:style-name="ce1" table:formula="of:=IF([.E328]&gt;0;1;0)" office:value-type="float" office:value="0">
            <text:p>0</text:p>
          </table:table-cell>
          <table:table-cell table:style-name="ce1" table:formula="of:=IF([.F328]&gt;0;1;0)" office:value-type="float" office:value="0">
            <text:p>0</text:p>
          </table:table-cell>
          <table:table-cell table:style-name="ce1" table:formula="of:=IF([.G328]&gt;0;1;0)" office:value-type="float" office:value="0">
            <text:p>0</text:p>
          </table:table-cell>
          <table:table-cell table:style-name="ce3" table:formula="of:=[.I328]*[.I$411]+[.J328]*[.J$411]+[.K328]*[.K$411]" office:value-type="float" office:value="0">
            <text:p>0.00</text:p>
          </table:table-cell>
          <table:table-cell table:style-name="Default"/>
          <table:table-cell/>
          <table:table-cell table:formula="of:=[.M328]+[.N328]" office:value-type="float" office:value="0">
            <text:p>0</text:p>
          </table:table-cell>
          <table:table-cell table:style-name="ce3" table:formula="of:=[.O328]/[.O$410]" office:value-type="float" office:value="0">
            <text:p>0.00</text:p>
          </table:table-cell>
          <table:table-cell table:formula="of:=[.D328]+[.H328]+[.L328]+[.P328]" office:value-type="float" office:value="0">
            <text:p>0.00</text:p>
          </table:table-cell>
          <table:table-cell table:formula="of:=RANK([.Q32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rdiff</text:p>
          </table:table-cell>
          <table:table-cell office:value-type="float" office:value="241767">
            <text:p>241767</text:p>
          </table:table-cell>
          <table:table-cell table:formula="of:=IF(SUM([.E329:.G329])&gt;0;[.B329];0)" office:value-type="float" office:value="0">
            <text:p>0</text:p>
          </table:table-cell>
          <table:table-cell table:style-name="ce3" table:formula="of:=[.C329]/[.C$410]" office:value-type="float" office:value="0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>
            <text:p>0.00</text:p>
          </table:table-cell>
          <table:table-cell table:style-name="ce1" table:formula="of:=IF([.E329]&gt;0;1;0)" office:value-type="float" office:value="0">
            <text:p>0</text:p>
          </table:table-cell>
          <table:table-cell table:style-name="ce1" table:formula="of:=IF([.F329]&gt;0;1;0)" office:value-type="float" office:value="0">
            <text:p>0</text:p>
          </table:table-cell>
          <table:table-cell table:style-name="ce1" table:formula="of:=IF([.G329]&gt;0;1;0)" office:value-type="float" office:value="0">
            <text:p>0</text:p>
          </table:table-cell>
          <table:table-cell table:style-name="ce3" table:formula="of:=[.I329]*[.I$411]+[.J329]*[.J$411]+[.K329]*[.K$411]" office:value-type="float" office:value="0">
            <text:p>0.00</text:p>
          </table:table-cell>
          <table:table-cell table:style-name="Default"/>
          <table:table-cell/>
          <table:table-cell table:formula="of:=[.M329]+[.N329]" office:value-type="float" office:value="0">
            <text:p>0</text:p>
          </table:table-cell>
          <table:table-cell table:style-name="ce3" table:formula="of:=[.O329]/[.O$410]" office:value-type="float" office:value="0">
            <text:p>0.00</text:p>
          </table:table-cell>
          <table:table-cell table:formula="of:=[.D329]+[.H329]+[.L329]+[.P329]" office:value-type="float" office:value="0">
            <text:p>0.00</text:p>
          </table:table-cell>
          <table:table-cell table:formula="of:=RANK([.Q32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 Lothian</text:p>
          </table:table-cell>
          <table:table-cell office:value-type="float" office:value="136701">
            <text:p>136701</text:p>
          </table:table-cell>
          <table:table-cell table:formula="of:=IF(SUM([.E330:.G330])&gt;0;[.B330];0)" office:value-type="float" office:value="0">
            <text:p>0</text:p>
          </table:table-cell>
          <table:table-cell table:style-name="ce3" table:formula="of:=[.C330]/[.C$410]" office:value-type="float" office:value="0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>
            <text:p>0.00</text:p>
          </table:table-cell>
          <table:table-cell table:style-name="ce1" table:formula="of:=IF([.E330]&gt;0;1;0)" office:value-type="float" office:value="0">
            <text:p>0</text:p>
          </table:table-cell>
          <table:table-cell table:style-name="ce1" table:formula="of:=IF([.F330]&gt;0;1;0)" office:value-type="float" office:value="0">
            <text:p>0</text:p>
          </table:table-cell>
          <table:table-cell table:style-name="ce1" table:formula="of:=IF([.G330]&gt;0;1;0)" office:value-type="float" office:value="0">
            <text:p>0</text:p>
          </table:table-cell>
          <table:table-cell table:style-name="ce3" table:formula="of:=[.I330]*[.I$411]+[.J330]*[.J$411]+[.K330]*[.K$411]" office:value-type="float" office:value="0">
            <text:p>0.00</text:p>
          </table:table-cell>
          <table:table-cell table:style-name="Default"/>
          <table:table-cell/>
          <table:table-cell table:formula="of:=[.M330]+[.N330]" office:value-type="float" office:value="0">
            <text:p>0</text:p>
          </table:table-cell>
          <table:table-cell table:style-name="ce3" table:formula="of:=[.O330]/[.O$410]" office:value-type="float" office:value="0">
            <text:p>0.00</text:p>
          </table:table-cell>
          <table:table-cell table:formula="of:=[.D330]+[.H330]+[.L330]+[.P330]" office:value-type="float" office:value="0">
            <text:p>0.00</text:p>
          </table:table-cell>
          <table:table-cell table:formula="of:=RANK([.Q33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ray</text:p>
          </table:table-cell>
          <table:table-cell office:value-type="float" office:value="73139">
            <text:p>73139</text:p>
          </table:table-cell>
          <table:table-cell table:formula="of:=IF(SUM([.E331:.G331])&gt;0;[.B331];0)" office:value-type="float" office:value="0">
            <text:p>0</text:p>
          </table:table-cell>
          <table:table-cell table:style-name="ce3" table:formula="of:=[.C331]/[.C$410]" office:value-type="float" office:value="0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>
            <text:p>0.00</text:p>
          </table:table-cell>
          <table:table-cell table:style-name="ce1" table:formula="of:=IF([.E331]&gt;0;1;0)" office:value-type="float" office:value="0">
            <text:p>0</text:p>
          </table:table-cell>
          <table:table-cell table:style-name="ce1" table:formula="of:=IF([.F331]&gt;0;1;0)" office:value-type="float" office:value="0">
            <text:p>0</text:p>
          </table:table-cell>
          <table:table-cell table:style-name="ce1" table:formula="of:=IF([.G331]&gt;0;1;0)" office:value-type="float" office:value="0">
            <text:p>0</text:p>
          </table:table-cell>
          <table:table-cell table:style-name="ce3" table:formula="of:=[.I331]*[.I$411]+[.J331]*[.J$411]+[.K331]*[.K$411]" office:value-type="float" office:value="0">
            <text:p>0.00</text:p>
          </table:table-cell>
          <table:table-cell table:style-name="Default"/>
          <table:table-cell/>
          <table:table-cell table:formula="of:=[.M331]+[.N331]" office:value-type="float" office:value="0">
            <text:p>0</text:p>
          </table:table-cell>
          <table:table-cell table:style-name="ce3" table:formula="of:=[.O331]/[.O$410]" office:value-type="float" office:value="0">
            <text:p>0.00</text:p>
          </table:table-cell>
          <table:table-cell table:formula="of:=[.D331]+[.H331]+[.L331]+[.P331]" office:value-type="float" office:value="0">
            <text:p>0.00</text:p>
          </table:table-cell>
          <table:table-cell table:formula="of:=RANK([.Q33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Ayrshire</text:p>
          </table:table-cell>
          <table:table-cell office:value-type="float" office:value="95221">
            <text:p>95221</text:p>
          </table:table-cell>
          <table:table-cell table:formula="of:=IF(SUM([.E332:.G332])&gt;0;[.B332];0)" office:value-type="float" office:value="0">
            <text:p>0</text:p>
          </table:table-cell>
          <table:table-cell table:style-name="ce3" table:formula="of:=[.C332]/[.C$410]" office:value-type="float" office:value="0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>
            <text:p>0.00</text:p>
          </table:table-cell>
          <table:table-cell table:style-name="ce1" table:formula="of:=IF([.E332]&gt;0;1;0)" office:value-type="float" office:value="0">
            <text:p>0</text:p>
          </table:table-cell>
          <table:table-cell table:style-name="ce1" table:formula="of:=IF([.F332]&gt;0;1;0)" office:value-type="float" office:value="0">
            <text:p>0</text:p>
          </table:table-cell>
          <table:table-cell table:style-name="ce1" table:formula="of:=IF([.G332]&gt;0;1;0)" office:value-type="float" office:value="0">
            <text:p>0</text:p>
          </table:table-cell>
          <table:table-cell table:style-name="ce3" table:formula="of:=[.I332]*[.I$411]+[.J332]*[.J$411]+[.K332]*[.K$411]" office:value-type="float" office:value="0">
            <text:p>0.00</text:p>
          </table:table-cell>
          <table:table-cell table:style-name="Default"/>
          <table:table-cell/>
          <table:table-cell table:formula="of:=[.M332]+[.N332]" office:value-type="float" office:value="0">
            <text:p>0</text:p>
          </table:table-cell>
          <table:table-cell table:style-name="ce3" table:formula="of:=[.O332]/[.O$410]" office:value-type="float" office:value="0">
            <text:p>0.00</text:p>
          </table:table-cell>
          <table:table-cell table:formula="of:=[.D332]+[.H332]+[.L332]+[.P332]" office:value-type="float" office:value="0">
            <text:p>0.00</text:p>
          </table:table-cell>
          <table:table-cell table:formula="of:=RANK([.Q33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berdeen</text:p>
          </table:table-cell>
          <table:table-cell office:value-type="float" office:value="169678">
            <text:p>169678</text:p>
          </table:table-cell>
          <table:table-cell table:formula="of:=IF(SUM([.E333:.G333])&gt;0;[.B333];0)" office:value-type="float" office:value="0">
            <text:p>0</text:p>
          </table:table-cell>
          <table:table-cell table:style-name="ce3" table:formula="of:=[.C333]/[.C$410]" office:value-type="float" office:value="0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>
            <text:p>0.00</text:p>
          </table:table-cell>
          <table:table-cell table:style-name="ce1" table:formula="of:=IF([.E333]&gt;0;1;0)" office:value-type="float" office:value="0">
            <text:p>0</text:p>
          </table:table-cell>
          <table:table-cell table:style-name="ce1" table:formula="of:=IF([.F333]&gt;0;1;0)" office:value-type="float" office:value="0">
            <text:p>0</text:p>
          </table:table-cell>
          <table:table-cell table:style-name="ce1" table:formula="of:=IF([.G333]&gt;0;1;0)" office:value-type="float" office:value="0">
            <text:p>0</text:p>
          </table:table-cell>
          <table:table-cell table:style-name="ce3" table:formula="of:=[.I333]*[.I$411]+[.J333]*[.J$411]+[.K333]*[.K$411]" office:value-type="float" office:value="0">
            <text:p>0.00</text:p>
          </table:table-cell>
          <table:table-cell table:style-name="Default"/>
          <table:table-cell/>
          <table:table-cell table:formula="of:=[.M333]+[.N333]" office:value-type="float" office:value="0">
            <text:p>0</text:p>
          </table:table-cell>
          <table:table-cell table:style-name="ce3" table:formula="of:=[.O333]/[.O$410]" office:value-type="float" office:value="0">
            <text:p>0.00</text:p>
          </table:table-cell>
          <table:table-cell table:formula="of:=[.D333]+[.H333]+[.L333]+[.P333]" office:value-type="float" office:value="0">
            <text:p>0.00</text:p>
          </table:table-cell>
          <table:table-cell table:formula="of:=RANK([.Q33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irling</text:p>
          </table:table-cell>
          <table:table-cell office:value-type="float" office:value="65683">
            <text:p>65683</text:p>
          </table:table-cell>
          <table:table-cell table:formula="of:=IF(SUM([.E334:.G334])&gt;0;[.B334];0)" office:value-type="float" office:value="0">
            <text:p>0</text:p>
          </table:table-cell>
          <table:table-cell table:style-name="ce3" table:formula="of:=[.C334]/[.C$410]" office:value-type="float" office:value="0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>
            <text:p>0.00</text:p>
          </table:table-cell>
          <table:table-cell table:style-name="ce1" table:formula="of:=IF([.E334]&gt;0;1;0)" office:value-type="float" office:value="0">
            <text:p>0</text:p>
          </table:table-cell>
          <table:table-cell table:style-name="ce1" table:formula="of:=IF([.F334]&gt;0;1;0)" office:value-type="float" office:value="0">
            <text:p>0</text:p>
          </table:table-cell>
          <table:table-cell table:style-name="ce1" table:formula="of:=IF([.G334]&gt;0;1;0)" office:value-type="float" office:value="0">
            <text:p>0</text:p>
          </table:table-cell>
          <table:table-cell table:style-name="ce3" table:formula="of:=[.I334]*[.I$411]+[.J334]*[.J$411]+[.K334]*[.K$411]" office:value-type="float" office:value="0">
            <text:p>0.00</text:p>
          </table:table-cell>
          <table:table-cell table:style-name="Default"/>
          <table:table-cell/>
          <table:table-cell table:formula="of:=[.M334]+[.N334]" office:value-type="float" office:value="0">
            <text:p>0</text:p>
          </table:table-cell>
          <table:table-cell table:style-name="ce3" table:formula="of:=[.O334]/[.O$410]" office:value-type="float" office:value="0">
            <text:p>0.00</text:p>
          </table:table-cell>
          <table:table-cell table:formula="of:=[.D334]+[.H334]+[.L334]+[.P334]" office:value-type="float" office:value="0">
            <text:p>0.00</text:p>
          </table:table-cell>
          <table:table-cell table:formula="of:=RANK([.Q33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uneaton &amp; Bedworth</text:p>
          </table:table-cell>
          <table:table-cell office:value-type="float" office:value="94124">
            <text:p>94124</text:p>
          </table:table-cell>
          <table:table-cell table:formula="of:=IF(SUM([.E335:.G335])&gt;0;[.B335];0)" office:value-type="float" office:value="0">
            <text:p>0</text:p>
          </table:table-cell>
          <table:table-cell table:style-name="ce3" table:formula="of:=[.C335]/[.C$410]" office:value-type="float" office:value="0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>
            <text:p>0.00</text:p>
          </table:table-cell>
          <table:table-cell table:style-name="ce1" table:formula="of:=IF([.E335]&gt;0;1;0)" office:value-type="float" office:value="0">
            <text:p>0</text:p>
          </table:table-cell>
          <table:table-cell table:style-name="ce1" table:formula="of:=IF([.F335]&gt;0;1;0)" office:value-type="float" office:value="0">
            <text:p>0</text:p>
          </table:table-cell>
          <table:table-cell table:style-name="ce1" table:formula="of:=IF([.G335]&gt;0;1;0)" office:value-type="float" office:value="0">
            <text:p>0</text:p>
          </table:table-cell>
          <table:table-cell table:style-name="ce3" table:formula="of:=[.I335]*[.I$411]+[.J335]*[.J$411]+[.K335]*[.K$411]" office:value-type="float" office:value="0">
            <text:p>0.00</text:p>
          </table:table-cell>
          <table:table-cell table:style-name="Default"/>
          <table:table-cell/>
          <table:table-cell table:formula="of:=[.M335]+[.N335]" office:value-type="float" office:value="0">
            <text:p>0</text:p>
          </table:table-cell>
          <table:table-cell table:style-name="ce3" table:formula="of:=[.O335]/[.O$410]" office:value-type="float" office:value="0">
            <text:p>0.00</text:p>
          </table:table-cell>
          <table:table-cell table:formula="of:=[.D335]+[.H335]+[.L335]+[.P335]" office:value-type="float" office:value="0">
            <text:p>0.00</text:p>
          </table:table-cell>
          <table:table-cell table:formula="of:=RANK([.Q33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lton</text:p>
          </table:table-cell>
          <table:table-cell office:value-type="float" office:value="95244">
            <text:p>95244</text:p>
          </table:table-cell>
          <table:table-cell table:formula="of:=IF(SUM([.E336:.G336])&gt;0;[.B336];0)" office:value-type="float" office:value="0">
            <text:p>0</text:p>
          </table:table-cell>
          <table:table-cell table:style-name="ce3" table:formula="of:=[.C336]/[.C$410]" office:value-type="float" office:value="0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>
            <text:p>0.00</text:p>
          </table:table-cell>
          <table:table-cell table:style-name="ce1" table:formula="of:=IF([.E336]&gt;0;1;0)" office:value-type="float" office:value="0">
            <text:p>0</text:p>
          </table:table-cell>
          <table:table-cell table:style-name="ce1" table:formula="of:=IF([.F336]&gt;0;1;0)" office:value-type="float" office:value="0">
            <text:p>0</text:p>
          </table:table-cell>
          <table:table-cell table:style-name="ce1" table:formula="of:=IF([.G336]&gt;0;1;0)" office:value-type="float" office:value="0">
            <text:p>0</text:p>
          </table:table-cell>
          <table:table-cell table:style-name="ce3" table:formula="of:=[.I336]*[.I$411]+[.J336]*[.J$411]+[.K336]*[.K$411]" office:value-type="float" office:value="0">
            <text:p>0.00</text:p>
          </table:table-cell>
          <table:table-cell table:style-name="ce6"/>
          <table:table-cell/>
          <table:table-cell table:formula="of:=[.M336]+[.N336]" office:value-type="float" office:value="0">
            <text:p>0</text:p>
          </table:table-cell>
          <table:table-cell table:style-name="ce3" table:formula="of:=[.O336]/[.O$410]" office:value-type="float" office:value="0">
            <text:p>0.00</text:p>
          </table:table-cell>
          <table:table-cell table:formula="of:=[.D336]+[.H336]+[.L336]+[.P336]" office:value-type="float" office:value="0">
            <text:p>0.00</text:p>
          </table:table-cell>
          <table:table-cell table:formula="of:=RANK([.Q33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rbyshire CC</text:p>
          </table:table-cell>
          <table:table-cell office:value-type="float" office:value="600737">
            <text:p>600737</text:p>
          </table:table-cell>
          <table:table-cell table:formula="of:=IF(SUM([.E337:.G337])&gt;0;[.B337];0)" office:value-type="float" office:value="0">
            <text:p>0</text:p>
          </table:table-cell>
          <table:table-cell table:style-name="ce3" table:formula="of:=[.C337]/[.C$410]" office:value-type="float" office:value="0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>
            <text:p>0.00</text:p>
          </table:table-cell>
          <table:table-cell table:style-name="ce1" table:formula="of:=IF([.E337]&gt;0;1;0)" office:value-type="float" office:value="0">
            <text:p>0</text:p>
          </table:table-cell>
          <table:table-cell table:style-name="ce1" table:formula="of:=IF([.F337]&gt;0;1;0)" office:value-type="float" office:value="0">
            <text:p>0</text:p>
          </table:table-cell>
          <table:table-cell table:style-name="ce1" table:formula="of:=IF([.G337]&gt;0;1;0)" office:value-type="float" office:value="0">
            <text:p>0</text:p>
          </table:table-cell>
          <table:table-cell table:style-name="ce3" table:formula="of:=[.I337]*[.I$411]+[.J337]*[.J$411]+[.K337]*[.K$411]" office:value-type="float" office:value="0">
            <text:p>0.00</text:p>
          </table:table-cell>
          <table:table-cell table:style-name="Default"/>
          <table:table-cell/>
          <table:table-cell table:formula="of:=[.M337]+[.N337]" office:value-type="float" office:value="0">
            <text:p>0</text:p>
          </table:table-cell>
          <table:table-cell table:style-name="ce3" table:formula="of:=[.O337]/[.O$410]" office:value-type="float" office:value="0">
            <text:p>0.00</text:p>
          </table:table-cell>
          <table:table-cell table:formula="of:=[.D337]+[.H337]+[.L337]+[.P337]" office:value-type="float" office:value="0">
            <text:p>0.00</text:p>
          </table:table-cell>
          <table:table-cell table:formula="of:=RANK([.Q33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kefield</text:p>
          </table:table-cell>
          <table:table-cell office:value-type="float" office:value="253659">
            <text:p>253659</text:p>
          </table:table-cell>
          <table:table-cell table:formula="of:=IF(SUM([.E338:.G338])&gt;0;[.B338];0)" office:value-type="float" office:value="0">
            <text:p>0</text:p>
          </table:table-cell>
          <table:table-cell table:style-name="ce3" table:formula="of:=[.C338]/[.C$410]" office:value-type="float" office:value="0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>
            <text:p>0.00</text:p>
          </table:table-cell>
          <table:table-cell table:style-name="ce1" table:formula="of:=IF([.E338]&gt;0;1;0)" office:value-type="float" office:value="0">
            <text:p>0</text:p>
          </table:table-cell>
          <table:table-cell table:style-name="ce1" table:formula="of:=IF([.F338]&gt;0;1;0)" office:value-type="float" office:value="0">
            <text:p>0</text:p>
          </table:table-cell>
          <table:table-cell table:style-name="ce1" table:formula="of:=IF([.G338]&gt;0;1;0)" office:value-type="float" office:value="0">
            <text:p>0</text:p>
          </table:table-cell>
          <table:table-cell table:style-name="ce3" table:formula="of:=[.I338]*[.I$411]+[.J338]*[.J$411]+[.K338]*[.K$411]" office:value-type="float" office:value="0">
            <text:p>0.00</text:p>
          </table:table-cell>
          <table:table-cell table:style-name="ce6"/>
          <table:table-cell/>
          <table:table-cell table:formula="of:=[.M338]+[.N338]" office:value-type="float" office:value="0">
            <text:p>0</text:p>
          </table:table-cell>
          <table:table-cell table:style-name="ce3" table:formula="of:=[.O338]/[.O$410]" office:value-type="float" office:value="0">
            <text:p>0.00</text:p>
          </table:table-cell>
          <table:table-cell table:formula="of:=[.D338]+[.H338]+[.L338]+[.P338]" office:value-type="float" office:value="0">
            <text:p>0.00</text:p>
          </table:table-cell>
          <table:table-cell table:formula="of:=RANK([.Q33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ateshead</text:p>
          </table:table-cell>
          <table:table-cell office:value-type="float" office:value="142338">
            <text:p>142338</text:p>
          </table:table-cell>
          <table:table-cell table:formula="of:=IF(SUM([.E339:.G339])&gt;0;[.B339];0)" office:value-type="float" office:value="0">
            <text:p>0</text:p>
          </table:table-cell>
          <table:table-cell table:style-name="ce3" table:formula="of:=[.C339]/[.C$410]" office:value-type="float" office:value="0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>
            <text:p>0.00</text:p>
          </table:table-cell>
          <table:table-cell table:style-name="ce1" table:formula="of:=IF([.E339]&gt;0;1;0)" office:value-type="float" office:value="0">
            <text:p>0</text:p>
          </table:table-cell>
          <table:table-cell table:style-name="ce1" table:formula="of:=IF([.F339]&gt;0;1;0)" office:value-type="float" office:value="0">
            <text:p>0</text:p>
          </table:table-cell>
          <table:table-cell table:style-name="ce1" table:formula="of:=IF([.G339]&gt;0;1;0)" office:value-type="float" office:value="0">
            <text:p>0</text:p>
          </table:table-cell>
          <table:table-cell table:style-name="ce3" table:formula="of:=[.I339]*[.I$411]+[.J339]*[.J$411]+[.K339]*[.K$411]" office:value-type="float" office:value="0">
            <text:p>0.00</text:p>
          </table:table-cell>
          <table:table-cell table:style-name="ce6"/>
          <table:table-cell/>
          <table:table-cell table:formula="of:=[.M339]+[.N339]" office:value-type="float" office:value="0">
            <text:p>0</text:p>
          </table:table-cell>
          <table:table-cell table:style-name="ce3" table:formula="of:=[.O339]/[.O$410]" office:value-type="float" office:value="0">
            <text:p>0.00</text:p>
          </table:table-cell>
          <table:table-cell table:formula="of:=[.D339]+[.H339]+[.L339]+[.P339]" office:value-type="float" office:value="0">
            <text:p>0.00</text:p>
          </table:table-cell>
          <table:table-cell table:formula="of:=RANK([.Q33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Tyneside</text:p>
          </table:table-cell>
          <table:table-cell office:value-type="float" office:value="156056">
            <text:p>156056</text:p>
          </table:table-cell>
          <table:table-cell table:formula="of:=IF(SUM([.E340:.G340])&gt;0;[.B340];0)" office:value-type="float" office:value="0">
            <text:p>0</text:p>
          </table:table-cell>
          <table:table-cell table:style-name="ce3" table:formula="of:=[.C340]/[.C$410]" office:value-type="float" office:value="0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>
            <text:p>0.00</text:p>
          </table:table-cell>
          <table:table-cell table:style-name="ce1" table:formula="of:=IF([.E340]&gt;0;1;0)" office:value-type="float" office:value="0">
            <text:p>0</text:p>
          </table:table-cell>
          <table:table-cell table:style-name="ce1" table:formula="of:=IF([.F340]&gt;0;1;0)" office:value-type="float" office:value="0">
            <text:p>0</text:p>
          </table:table-cell>
          <table:table-cell table:style-name="ce1" table:formula="of:=IF([.G340]&gt;0;1;0)" office:value-type="float" office:value="0">
            <text:p>0</text:p>
          </table:table-cell>
          <table:table-cell table:style-name="ce3" table:formula="of:=[.I340]*[.I$411]+[.J340]*[.J$411]+[.K340]*[.K$411]" office:value-type="float" office:value="0">
            <text:p>0.00</text:p>
          </table:table-cell>
          <table:table-cell table:style-name="ce6"/>
          <table:table-cell/>
          <table:table-cell table:formula="of:=[.M340]+[.N340]" office:value-type="float" office:value="0">
            <text:p>0</text:p>
          </table:table-cell>
          <table:table-cell table:style-name="ce3" table:formula="of:=[.O340]/[.O$410]" office:value-type="float" office:value="0">
            <text:p>0.00</text:p>
          </table:table-cell>
          <table:table-cell table:formula="of:=[.D340]+[.H340]+[.L340]+[.P340]" office:value-type="float" office:value="0">
            <text:p>0.00</text:p>
          </table:table-cell>
          <table:table-cell table:formula="of:=RANK([.Q34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rington</text:p>
          </table:table-cell>
          <table:table-cell office:value-type="float" office:value="159255">
            <text:p>159255</text:p>
          </table:table-cell>
          <table:table-cell table:formula="of:=IF(SUM([.E341:.G341])&gt;0;[.B341];0)" office:value-type="float" office:value="0">
            <text:p>0</text:p>
          </table:table-cell>
          <table:table-cell table:style-name="ce3" table:formula="of:=[.C341]/[.C$410]" office:value-type="float" office:value="0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>
            <text:p>0.00</text:p>
          </table:table-cell>
          <table:table-cell table:style-name="ce1" table:formula="of:=IF([.E341]&gt;0;1;0)" office:value-type="float" office:value="0">
            <text:p>0</text:p>
          </table:table-cell>
          <table:table-cell table:style-name="ce1" table:formula="of:=IF([.F341]&gt;0;1;0)" office:value-type="float" office:value="0">
            <text:p>0</text:p>
          </table:table-cell>
          <table:table-cell table:style-name="ce1" table:formula="of:=IF([.G341]&gt;0;1;0)" office:value-type="float" office:value="0">
            <text:p>0</text:p>
          </table:table-cell>
          <table:table-cell table:style-name="ce3" table:formula="of:=[.I341]*[.I$411]+[.J341]*[.J$411]+[.K341]*[.K$411]" office:value-type="float" office:value="0">
            <text:p>0.00</text:p>
          </table:table-cell>
          <table:table-cell table:style-name="ce6"/>
          <table:table-cell/>
          <table:table-cell table:formula="of:=[.M341]+[.N341]" office:value-type="float" office:value="0">
            <text:p>0</text:p>
          </table:table-cell>
          <table:table-cell table:style-name="ce3" table:formula="of:=[.O341]/[.O$410]" office:value-type="float" office:value="0">
            <text:p>0.00</text:p>
          </table:table-cell>
          <table:table-cell table:formula="of:=[.D341]+[.H341]+[.L341]+[.P341]" office:value-type="float" office:value="0">
            <text:p>0.00</text:p>
          </table:table-cell>
          <table:table-cell table:formula="of:=RANK([.Q34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 Cambs</text:p>
          </table:table-cell>
          <table:table-cell office:value-type="float" office:value="114298">
            <text:p>114298</text:p>
          </table:table-cell>
          <table:table-cell table:formula="of:=IF(SUM([.E342:.G342])&gt;0;[.B342];0)" office:value-type="float" office:value="0">
            <text:p>0</text:p>
          </table:table-cell>
          <table:table-cell table:style-name="ce3" table:formula="of:=[.C342]/[.C$410]" office:value-type="float" office:value="0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>
            <text:p>0.00</text:p>
          </table:table-cell>
          <table:table-cell table:style-name="ce1" table:formula="of:=IF([.E342]&gt;0;1;0)" office:value-type="float" office:value="0">
            <text:p>0</text:p>
          </table:table-cell>
          <table:table-cell table:style-name="ce1" table:formula="of:=IF([.F342]&gt;0;1;0)" office:value-type="float" office:value="0">
            <text:p>0</text:p>
          </table:table-cell>
          <table:table-cell table:style-name="ce1" table:formula="of:=IF([.G342]&gt;0;1;0)" office:value-type="float" office:value="0">
            <text:p>0</text:p>
          </table:table-cell>
          <table:table-cell table:style-name="ce3" table:formula="of:=[.I342]*[.I$411]+[.J342]*[.J$411]+[.K342]*[.K$411]" office:value-type="float" office:value="0">
            <text:p>0.00</text:p>
          </table:table-cell>
          <table:table-cell table:style-name="ce6"/>
          <table:table-cell/>
          <table:table-cell table:formula="of:=[.M342]+[.N342]" office:value-type="float" office:value="0">
            <text:p>0</text:p>
          </table:table-cell>
          <table:table-cell table:style-name="ce3" table:formula="of:=[.O342]/[.O$410]" office:value-type="float" office:value="0">
            <text:p>0.00</text:p>
          </table:table-cell>
          <table:table-cell table:formula="of:=[.D342]+[.H342]+[.L342]+[.P342]" office:value-type="float" office:value="0">
            <text:p>0.00</text:p>
          </table:table-cell>
          <table:table-cell table:formula="of:=RANK([.Q34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rafford</text:p>
          </table:table-cell>
          <table:table-cell office:value-type="float" office:value="161766">
            <text:p>161766</text:p>
          </table:table-cell>
          <table:table-cell table:formula="of:=IF(SUM([.E343:.G343])&gt;0;[.B343];0)" office:value-type="float" office:value="0">
            <text:p>0</text:p>
          </table:table-cell>
          <table:table-cell table:style-name="ce3" table:formula="of:=[.C343]/[.C$410]" office:value-type="float" office:value="0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>
            <text:p>0.00</text:p>
          </table:table-cell>
          <table:table-cell table:style-name="ce1" table:formula="of:=IF([.E343]&gt;0;1;0)" office:value-type="float" office:value="0">
            <text:p>0</text:p>
          </table:table-cell>
          <table:table-cell table:style-name="ce1" table:formula="of:=IF([.F343]&gt;0;1;0)" office:value-type="float" office:value="0">
            <text:p>0</text:p>
          </table:table-cell>
          <table:table-cell table:style-name="ce1" table:formula="of:=IF([.G343]&gt;0;1;0)" office:value-type="float" office:value="0">
            <text:p>0</text:p>
          </table:table-cell>
          <table:table-cell table:style-name="ce3" table:formula="of:=[.I343]*[.I$411]+[.J343]*[.J$411]+[.K343]*[.K$411]" office:value-type="float" office:value="0">
            <text:p>0.00</text:p>
          </table:table-cell>
          <table:table-cell table:style-name="ce6"/>
          <table:table-cell/>
          <table:table-cell table:formula="of:=[.M343]+[.N343]" office:value-type="float" office:value="0">
            <text:p>0</text:p>
          </table:table-cell>
          <table:table-cell table:style-name="ce3" table:formula="of:=[.O343]/[.O$410]" office:value-type="float" office:value="0">
            <text:p>0.00</text:p>
          </table:table-cell>
          <table:table-cell table:formula="of:=[.D343]+[.H343]+[.L343]+[.P343]" office:value-type="float" office:value="0">
            <text:p>0.00</text:p>
          </table:table-cell>
          <table:table-cell table:formula="of:=RANK([.Q34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lford</text:p>
          </table:table-cell>
          <table:table-cell office:value-type="float" office:value="166961">
            <text:p>166961</text:p>
          </table:table-cell>
          <table:table-cell table:formula="of:=IF(SUM([.E344:.G344])&gt;0;[.B344];0)" office:value-type="float" office:value="0">
            <text:p>0</text:p>
          </table:table-cell>
          <table:table-cell table:style-name="ce3" table:formula="of:=[.C344]/[.C$410]" office:value-type="float" office:value="0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>
            <text:p>0.00</text:p>
          </table:table-cell>
          <table:table-cell table:style-name="ce1" table:formula="of:=IF([.E344]&gt;0;1;0)" office:value-type="float" office:value="0">
            <text:p>0</text:p>
          </table:table-cell>
          <table:table-cell table:style-name="ce1" table:formula="of:=IF([.F344]&gt;0;1;0)" office:value-type="float" office:value="0">
            <text:p>0</text:p>
          </table:table-cell>
          <table:table-cell table:style-name="ce1" table:formula="of:=IF([.G344]&gt;0;1;0)" office:value-type="float" office:value="0">
            <text:p>0</text:p>
          </table:table-cell>
          <table:table-cell table:style-name="ce3" table:formula="of:=[.I344]*[.I$411]+[.J344]*[.J$411]+[.K344]*[.K$411]" office:value-type="float" office:value="0">
            <text:p>0.00</text:p>
          </table:table-cell>
          <table:table-cell table:style-name="ce6"/>
          <table:table-cell/>
          <table:table-cell table:formula="of:=[.M344]+[.N344]" office:value-type="float" office:value="0">
            <text:p>0</text:p>
          </table:table-cell>
          <table:table-cell table:style-name="ce3" table:formula="of:=[.O344]/[.O$410]" office:value-type="float" office:value="0">
            <text:p>0.00</text:p>
          </table:table-cell>
          <table:table-cell table:formula="of:=[.D344]+[.H344]+[.L344]+[.P344]" office:value-type="float" office:value="0">
            <text:p>0.00</text:p>
          </table:table-cell>
          <table:table-cell table:formula="of:=RANK([.Q34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ameside</text:p>
          </table:table-cell>
          <table:table-cell office:value-type="float" office:value="169208">
            <text:p>169208</text:p>
          </table:table-cell>
          <table:table-cell table:formula="of:=IF(SUM([.E345:.G345])&gt;0;[.B345];0)" office:value-type="float" office:value="0">
            <text:p>0</text:p>
          </table:table-cell>
          <table:table-cell table:style-name="ce3" table:formula="of:=[.C345]/[.C$410]" office:value-type="float" office:value="0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>
            <text:p>0.00</text:p>
          </table:table-cell>
          <table:table-cell table:style-name="ce1" table:formula="of:=IF([.E345]&gt;0;1;0)" office:value-type="float" office:value="0">
            <text:p>0</text:p>
          </table:table-cell>
          <table:table-cell table:style-name="ce1" table:formula="of:=IF([.F345]&gt;0;1;0)" office:value-type="float" office:value="0">
            <text:p>0</text:p>
          </table:table-cell>
          <table:table-cell table:style-name="ce1" table:formula="of:=IF([.G345]&gt;0;1;0)" office:value-type="float" office:value="0">
            <text:p>0</text:p>
          </table:table-cell>
          <table:table-cell table:style-name="ce3" table:formula="of:=[.I345]*[.I$411]+[.J345]*[.J$411]+[.K345]*[.K$411]" office:value-type="float" office:value="0">
            <text:p>0.00</text:p>
          </table:table-cell>
          <table:table-cell table:style-name="ce6"/>
          <table:table-cell/>
          <table:table-cell table:formula="of:=[.M345]+[.N345]" office:value-type="float" office:value="0">
            <text:p>0</text:p>
          </table:table-cell>
          <table:table-cell table:style-name="ce3" table:formula="of:=[.O345]/[.O$410]" office:value-type="float" office:value="0">
            <text:p>0.00</text:p>
          </table:table-cell>
          <table:table-cell table:formula="of:=[.D345]+[.H345]+[.L345]+[.P345]" office:value-type="float" office:value="0">
            <text:p>0.00</text:p>
          </table:table-cell>
          <table:table-cell table:formula="of:=RANK([.Q34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dinburgh</text:p>
          </table:table-cell>
          <table:table-cell office:value-type="float" office:value="371805">
            <text:p>371805</text:p>
          </table:table-cell>
          <table:table-cell table:formula="of:=IF(SUM([.E346:.G346])&gt;0;[.B346];0)" office:value-type="float" office:value="0">
            <text:p>0</text:p>
          </table:table-cell>
          <table:table-cell table:style-name="ce3" table:formula="of:=[.C346]/[.C$410]" office:value-type="float" office:value="0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>
            <text:p>0.00</text:p>
          </table:table-cell>
          <table:table-cell table:style-name="ce1" table:formula="of:=IF([.E346]&gt;0;1;0)" office:value-type="float" office:value="0">
            <text:p>0</text:p>
          </table:table-cell>
          <table:table-cell table:style-name="ce1" table:formula="of:=IF([.F346]&gt;0;1;0)" office:value-type="float" office:value="0">
            <text:p>0</text:p>
          </table:table-cell>
          <table:table-cell table:style-name="ce1" table:formula="of:=IF([.G346]&gt;0;1;0)" office:value-type="float" office:value="0">
            <text:p>0</text:p>
          </table:table-cell>
          <table:table-cell table:style-name="ce3" table:formula="of:=[.I346]*[.I$411]+[.J346]*[.J$411]+[.K346]*[.K$411]" office:value-type="float" office:value="0">
            <text:p>0.00</text:p>
          </table:table-cell>
          <table:table-cell table:style-name="Default"/>
          <table:table-cell/>
          <table:table-cell table:formula="of:=[.M346]+[.N346]" office:value-type="float" office:value="0">
            <text:p>0</text:p>
          </table:table-cell>
          <table:table-cell table:style-name="ce3" table:formula="of:=[.O346]/[.O$410]" office:value-type="float" office:value="0">
            <text:p>0.00</text:p>
          </table:table-cell>
          <table:table-cell table:formula="of:=[.D346]+[.H346]+[.L346]+[.P346]" office:value-type="float" office:value="0">
            <text:p>0.00</text:p>
          </table:table-cell>
          <table:table-cell table:formula="of:=RANK([.Q34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andwell</text:p>
          </table:table-cell>
          <table:table-cell office:value-type="float" office:value="229331">
            <text:p>229331</text:p>
          </table:table-cell>
          <table:table-cell table:formula="of:=IF(SUM([.E347:.G347])&gt;0;[.B347];0)" office:value-type="float" office:value="0">
            <text:p>0</text:p>
          </table:table-cell>
          <table:table-cell table:style-name="ce3" table:formula="of:=[.C347]/[.C$410]" office:value-type="float" office:value="0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>
            <text:p>0.00</text:p>
          </table:table-cell>
          <table:table-cell table:style-name="ce1" table:formula="of:=IF([.E347]&gt;0;1;0)" office:value-type="float" office:value="0">
            <text:p>0</text:p>
          </table:table-cell>
          <table:table-cell table:style-name="ce1" table:formula="of:=IF([.F347]&gt;0;1;0)" office:value-type="float" office:value="0">
            <text:p>0</text:p>
          </table:table-cell>
          <table:table-cell table:style-name="ce1" table:formula="of:=IF([.G347]&gt;0;1;0)" office:value-type="float" office:value="0">
            <text:p>0</text:p>
          </table:table-cell>
          <table:table-cell table:style-name="ce3" table:formula="of:=[.I347]*[.I$411]+[.J347]*[.J$411]+[.K347]*[.K$411]" office:value-type="float" office:value="0">
            <text:p>0.00</text:p>
          </table:table-cell>
          <table:table-cell table:style-name="ce6"/>
          <table:table-cell/>
          <table:table-cell table:formula="of:=[.M347]+[.N347]" office:value-type="float" office:value="0">
            <text:p>0</text:p>
          </table:table-cell>
          <table:table-cell table:style-name="ce3" table:formula="of:=[.O347]/[.O$410]" office:value-type="float" office:value="0">
            <text:p>0.00</text:p>
          </table:table-cell>
          <table:table-cell table:formula="of:=[.D347]+[.H347]+[.L347]+[.P347]" office:value-type="float" office:value="0">
            <text:p>0.00</text:p>
          </table:table-cell>
          <table:table-cell table:formula="of:=RANK([.Q34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ldham</text:p>
          </table:table-cell>
          <table:table-cell office:value-type="float" office:value="157997">
            <text:p>157997</text:p>
          </table:table-cell>
          <table:table-cell table:formula="of:=IF(SUM([.E348:.G348])&gt;0;[.B348];0)" office:value-type="float" office:value="0">
            <text:p>0</text:p>
          </table:table-cell>
          <table:table-cell table:style-name="ce3" table:formula="of:=[.C348]/[.C$410]" office:value-type="float" office:value="0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>
            <text:p>0.00</text:p>
          </table:table-cell>
          <table:table-cell table:style-name="ce1" table:formula="of:=IF([.E348]&gt;0;1;0)" office:value-type="float" office:value="0">
            <text:p>0</text:p>
          </table:table-cell>
          <table:table-cell table:style-name="ce1" table:formula="of:=IF([.F348]&gt;0;1;0)" office:value-type="float" office:value="0">
            <text:p>0</text:p>
          </table:table-cell>
          <table:table-cell table:style-name="ce1" table:formula="of:=IF([.G348]&gt;0;1;0)" office:value-type="float" office:value="0">
            <text:p>0</text:p>
          </table:table-cell>
          <table:table-cell table:style-name="ce3" table:formula="of:=[.I348]*[.I$411]+[.J348]*[.J$411]+[.K348]*[.K$411]" office:value-type="float" office:value="0">
            <text:p>0.00</text:p>
          </table:table-cell>
          <table:table-cell table:style-name="ce6"/>
          <table:table-cell/>
          <table:table-cell table:formula="of:=[.M348]+[.N348]" office:value-type="float" office:value="0">
            <text:p>0</text:p>
          </table:table-cell>
          <table:table-cell table:style-name="ce3" table:formula="of:=[.O348]/[.O$410]" office:value-type="float" office:value="0">
            <text:p>0.00</text:p>
          </table:table-cell>
          <table:table-cell table:formula="of:=[.D348]+[.H348]+[.L348]+[.P348]" office:value-type="float" office:value="0">
            <text:p>0.00</text:p>
          </table:table-cell>
          <table:table-cell table:formula="of:=RANK([.Q34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erphilly</text:p>
          </table:table-cell>
          <table:table-cell office:value-type="float" office:value="129367">
            <text:p>129367</text:p>
          </table:table-cell>
          <table:table-cell table:formula="of:=IF(SUM([.E349:.G349])&gt;0;[.B349];0)" office:value-type="float" office:value="0">
            <text:p>0</text:p>
          </table:table-cell>
          <table:table-cell table:style-name="ce3" table:formula="of:=[.C349]/[.C$410]" office:value-type="float" office:value="0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>
            <text:p>0.00</text:p>
          </table:table-cell>
          <table:table-cell table:style-name="ce1" table:formula="of:=IF([.E349]&gt;0;1;0)" office:value-type="float" office:value="0">
            <text:p>0</text:p>
          </table:table-cell>
          <table:table-cell table:style-name="ce1" table:formula="of:=IF([.F349]&gt;0;1;0)" office:value-type="float" office:value="0">
            <text:p>0</text:p>
          </table:table-cell>
          <table:table-cell table:style-name="ce1" table:formula="of:=IF([.G349]&gt;0;1;0)" office:value-type="float" office:value="0">
            <text:p>0</text:p>
          </table:table-cell>
          <table:table-cell table:style-name="ce3" table:formula="of:=[.I349]*[.I$411]+[.J349]*[.J$411]+[.K349]*[.K$411]" office:value-type="float" office:value="0">
            <text:p>0.00</text:p>
          </table:table-cell>
          <table:table-cell table:style-name="Default"/>
          <table:table-cell/>
          <table:table-cell table:formula="of:=[.M349]+[.N349]" office:value-type="float" office:value="0">
            <text:p>0</text:p>
          </table:table-cell>
          <table:table-cell table:style-name="ce3" table:formula="of:=[.O349]/[.O$410]" office:value-type="float" office:value="0">
            <text:p>0.00</text:p>
          </table:table-cell>
          <table:table-cell table:formula="of:=[.D349]+[.H349]+[.L349]+[.P349]" office:value-type="float" office:value="0">
            <text:p>0.00</text:p>
          </table:table-cell>
          <table:table-cell table:formula="of:=RANK([.Q34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ambridge</text:p>
          </table:table-cell>
          <table:table-cell office:value-type="float" office:value="91173">
            <text:p>91173</text:p>
          </table:table-cell>
          <table:table-cell table:formula="of:=IF(SUM([.E350:.G350])&gt;0;[.B350];0)" office:value-type="float" office:value="0">
            <text:p>0</text:p>
          </table:table-cell>
          <table:table-cell table:style-name="ce3" table:formula="of:=[.C350]/[.C$410]" office:value-type="float" office:value="0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>
            <text:p>0.00</text:p>
          </table:table-cell>
          <table:table-cell table:style-name="ce1" table:formula="of:=IF([.E350]&gt;0;1;0)" office:value-type="float" office:value="0">
            <text:p>0</text:p>
          </table:table-cell>
          <table:table-cell table:style-name="ce1" table:formula="of:=IF([.F350]&gt;0;1;0)" office:value-type="float" office:value="0">
            <text:p>0</text:p>
          </table:table-cell>
          <table:table-cell table:style-name="ce1" table:formula="of:=IF([.G350]&gt;0;1;0)" office:value-type="float" office:value="0">
            <text:p>0</text:p>
          </table:table-cell>
          <table:table-cell table:style-name="ce3" table:formula="of:=[.I350]*[.I$411]+[.J350]*[.J$411]+[.K350]*[.K$411]" office:value-type="float" office:value="0">
            <text:p>0.00</text:p>
          </table:table-cell>
          <table:table-cell table:style-name="ce6"/>
          <table:table-cell/>
          <table:table-cell table:formula="of:=[.M350]+[.N350]" office:value-type="float" office:value="0">
            <text:p>0</text:p>
          </table:table-cell>
          <table:table-cell table:style-name="ce3" table:formula="of:=[.O350]/[.O$410]" office:value-type="float" office:value="0">
            <text:p>0.00</text:p>
          </table:table-cell>
          <table:table-cell table:formula="of:=[.D350]+[.H350]+[.L350]+[.P350]" office:value-type="float" office:value="0">
            <text:p>0.00</text:p>
          </table:table-cell>
          <table:table-cell table:formula="of:=RANK([.Q35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rham</text:p>
          </table:table-cell>
          <table:table-cell office:value-type="float" office:value="376934">
            <text:p>376934</text:p>
          </table:table-cell>
          <table:table-cell table:formula="of:=IF(SUM([.E351:.G351])&gt;0;[.B351];0)" office:value-type="float" office:value="0">
            <text:p>0</text:p>
          </table:table-cell>
          <table:table-cell table:style-name="ce3" table:formula="of:=[.C351]/[.C$410]" office:value-type="float" office:value="0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>
            <text:p>0.00</text:p>
          </table:table-cell>
          <table:table-cell table:style-name="ce1" table:formula="of:=IF([.E351]&gt;0;1;0)" office:value-type="float" office:value="0">
            <text:p>0</text:p>
          </table:table-cell>
          <table:table-cell table:style-name="ce1" table:formula="of:=IF([.F351]&gt;0;1;0)" office:value-type="float" office:value="0">
            <text:p>0</text:p>
          </table:table-cell>
          <table:table-cell table:style-name="ce1" table:formula="of:=IF([.G351]&gt;0;1;0)" office:value-type="float" office:value="0">
            <text:p>0</text:p>
          </table:table-cell>
          <table:table-cell table:style-name="ce3" table:formula="of:=[.I351]*[.I$411]+[.J351]*[.J$411]+[.K351]*[.K$411]" office:value-type="float" office:value="0">
            <text:p>0.00</text:p>
          </table:table-cell>
          <table:table-cell table:style-name="Default"/>
          <table:table-cell/>
          <table:table-cell table:formula="of:=[.M351]+[.N351]" office:value-type="float" office:value="0">
            <text:p>0</text:p>
          </table:table-cell>
          <table:table-cell table:style-name="ce3" table:formula="of:=[.O351]/[.O$410]" office:value-type="float" office:value="0">
            <text:p>0.00</text:p>
          </table:table-cell>
          <table:table-cell table:formula="of:=[.D351]+[.H351]+[.L351]+[.P351]" office:value-type="float" office:value="0">
            <text:p>0.00</text:p>
          </table:table-cell>
          <table:table-cell table:formula="of:=RANK([.Q35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Lanarkshire</text:p>
          </table:table-cell>
          <table:table-cell office:value-type="float" office:value="258943">
            <text:p>258943</text:p>
          </table:table-cell>
          <table:table-cell table:formula="of:=IF(SUM([.E352:.G352])&gt;0;[.B352];0)" office:value-type="float" office:value="0">
            <text:p>0</text:p>
          </table:table-cell>
          <table:table-cell table:style-name="ce3" table:formula="of:=[.C352]/[.C$410]" office:value-type="float" office:value="0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>
            <text:p>0.00</text:p>
          </table:table-cell>
          <table:table-cell table:style-name="ce1" table:formula="of:=IF([.E352]&gt;0;1;0)" office:value-type="float" office:value="0">
            <text:p>0</text:p>
          </table:table-cell>
          <table:table-cell table:style-name="ce1" table:formula="of:=IF([.F352]&gt;0;1;0)" office:value-type="float" office:value="0">
            <text:p>0</text:p>
          </table:table-cell>
          <table:table-cell table:style-name="ce1" table:formula="of:=IF([.G352]&gt;0;1;0)" office:value-type="float" office:value="0">
            <text:p>0</text:p>
          </table:table-cell>
          <table:table-cell table:style-name="ce3" table:formula="of:=[.I352]*[.I$411]+[.J352]*[.J$411]+[.K352]*[.K$411]" office:value-type="float" office:value="0">
            <text:p>0.00</text:p>
          </table:table-cell>
          <table:table-cell table:style-name="Default"/>
          <table:table-cell/>
          <table:table-cell table:formula="of:=[.M352]+[.N352]" office:value-type="float" office:value="0">
            <text:p>0</text:p>
          </table:table-cell>
          <table:table-cell table:style-name="ce3" table:formula="of:=[.O352]/[.O$410]" office:value-type="float" office:value="0">
            <text:p>0.00</text:p>
          </table:table-cell>
          <table:table-cell table:formula="of:=[.D352]+[.H352]+[.L352]+[.P352]" office:value-type="float" office:value="0">
            <text:p>0.00</text:p>
          </table:table-cell>
          <table:table-cell table:formula="of:=RANK([.Q35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rwickshire CC</text:p>
          </table:table-cell>
          <table:table-cell office:value-type="float" office:value="418623">
            <text:p>418623</text:p>
          </table:table-cell>
          <table:table-cell table:formula="of:=IF(SUM([.E353:.G353])&gt;0;[.B353];0)" office:value-type="float" office:value="0">
            <text:p>0</text:p>
          </table:table-cell>
          <table:table-cell table:style-name="ce3" table:formula="of:=[.C353]/[.C$410]" office:value-type="float" office:value="0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>
            <text:p>0.00</text:p>
          </table:table-cell>
          <table:table-cell table:style-name="ce1" table:formula="of:=IF([.E353]&gt;0;1;0)" office:value-type="float" office:value="0">
            <text:p>0</text:p>
          </table:table-cell>
          <table:table-cell table:style-name="ce1" table:formula="of:=IF([.F353]&gt;0;1;0)" office:value-type="float" office:value="0">
            <text:p>0</text:p>
          </table:table-cell>
          <table:table-cell table:style-name="ce1" table:formula="of:=IF([.G353]&gt;0;1;0)" office:value-type="float" office:value="0">
            <text:p>0</text:p>
          </table:table-cell>
          <table:table-cell table:style-name="ce3" table:formula="of:=[.I353]*[.I$411]+[.J353]*[.J$411]+[.K353]*[.K$411]" office:value-type="float" office:value="0">
            <text:p>0.00</text:p>
          </table:table-cell>
          <table:table-cell table:style-name="Default"/>
          <table:table-cell/>
          <table:table-cell table:formula="of:=[.M353]+[.N353]" office:value-type="float" office:value="0">
            <text:p>0</text:p>
          </table:table-cell>
          <table:table-cell table:style-name="ce3" table:formula="of:=[.O353]/[.O$410]" office:value-type="float" office:value="0">
            <text:p>0.00</text:p>
          </table:table-cell>
          <table:table-cell table:formula="of:=[.D353]+[.H353]+[.L353]+[.P353]" office:value-type="float" office:value="0">
            <text:p>0.00</text:p>
          </table:table-cell>
          <table:table-cell table:formula="of:=RANK([.Q35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nderland</text:p>
          </table:table-cell>
          <table:table-cell office:value-type="float" office:value="209689">
            <text:p>209689</text:p>
          </table:table-cell>
          <table:table-cell table:formula="of:=IF(SUM([.E354:.G354])&gt;0;[.B354];0)" office:value-type="float" office:value="0">
            <text:p>0</text:p>
          </table:table-cell>
          <table:table-cell table:style-name="ce3" table:formula="of:=[.C354]/[.C$410]" office:value-type="float" office:value="0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>
            <text:p>0.00</text:p>
          </table:table-cell>
          <table:table-cell table:style-name="ce1" table:formula="of:=IF([.E354]&gt;0;1;0)" office:value-type="float" office:value="0">
            <text:p>0</text:p>
          </table:table-cell>
          <table:table-cell table:style-name="ce1" table:formula="of:=IF([.F354]&gt;0;1;0)" office:value-type="float" office:value="0">
            <text:p>0</text:p>
          </table:table-cell>
          <table:table-cell table:style-name="ce1" table:formula="of:=IF([.G354]&gt;0;1;0)" office:value-type="float" office:value="0">
            <text:p>0</text:p>
          </table:table-cell>
          <table:table-cell table:style-name="ce3" table:formula="of:=[.I354]*[.I$411]+[.J354]*[.J$411]+[.K354]*[.K$411]" office:value-type="float" office:value="0">
            <text:p>0.00</text:p>
          </table:table-cell>
          <table:table-cell table:style-name="ce6"/>
          <table:table-cell/>
          <table:table-cell table:formula="of:=[.M354]+[.N354]" office:value-type="float" office:value="0">
            <text:p>0</text:p>
          </table:table-cell>
          <table:table-cell table:style-name="ce3" table:formula="of:=[.O354]/[.O$410]" office:value-type="float" office:value="0">
            <text:p>0.00</text:p>
          </table:table-cell>
          <table:table-cell table:formula="of:=[.D354]+[.H354]+[.L354]+[.P354]" office:value-type="float" office:value="0">
            <text:p>0.00</text:p>
          </table:table-cell>
          <table:table-cell table:formula="of:=RANK([.Q35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asgow</text:p>
          </table:table-cell>
          <table:table-cell office:value-type="float" office:value="479260">
            <text:p>479260</text:p>
          </table:table-cell>
          <table:table-cell table:formula="of:=IF(SUM([.E355:.G355])&gt;0;[.B355];0)" office:value-type="float" office:value="0">
            <text:p>0</text:p>
          </table:table-cell>
          <table:table-cell table:style-name="ce3" table:formula="of:=[.C355]/[.C$410]" office:value-type="float" office:value="0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>
            <text:p>0.00</text:p>
          </table:table-cell>
          <table:table-cell table:style-name="ce1" table:formula="of:=IF([.E355]&gt;0;1;0)" office:value-type="float" office:value="0">
            <text:p>0</text:p>
          </table:table-cell>
          <table:table-cell table:style-name="ce1" table:formula="of:=IF([.F355]&gt;0;1;0)" office:value-type="float" office:value="0">
            <text:p>0</text:p>
          </table:table-cell>
          <table:table-cell table:style-name="ce1" table:formula="of:=IF([.G355]&gt;0;1;0)" office:value-type="float" office:value="0">
            <text:p>0</text:p>
          </table:table-cell>
          <table:table-cell table:style-name="ce3" table:formula="of:=[.I355]*[.I$411]+[.J355]*[.J$411]+[.K355]*[.K$411]" office:value-type="float" office:value="0">
            <text:p>0.00</text:p>
          </table:table-cell>
          <table:table-cell table:style-name="Default"/>
          <table:table-cell/>
          <table:table-cell table:formula="of:=[.M355]+[.N355]" office:value-type="float" office:value="0">
            <text:p>0</text:p>
          </table:table-cell>
          <table:table-cell table:style-name="ce3" table:formula="of:=[.O355]/[.O$410]" office:value-type="float" office:value="0">
            <text:p>0.00</text:p>
          </table:table-cell>
          <table:table-cell table:formula="of:=[.D355]+[.H355]+[.L355]+[.P355]" office:value-type="float" office:value="0">
            <text:p>0.00</text:p>
          </table:table-cell>
          <table:table-cell table:formula="of:=RANK([.Q35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sall</text:p>
          </table:table-cell>
          <table:table-cell office:value-type="float" office:value="196164">
            <text:p>196164</text:p>
          </table:table-cell>
          <table:table-cell table:formula="of:=IF(SUM([.E356:.G356])&gt;0;[.B356];0)" office:value-type="float" office:value="0">
            <text:p>0</text:p>
          </table:table-cell>
          <table:table-cell table:style-name="ce3" table:formula="of:=[.C356]/[.C$410]" office:value-type="float" office:value="0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>
            <text:p>0.00</text:p>
          </table:table-cell>
          <table:table-cell table:style-name="ce1" table:formula="of:=IF([.E356]&gt;0;1;0)" office:value-type="float" office:value="0">
            <text:p>0</text:p>
          </table:table-cell>
          <table:table-cell table:style-name="ce1" table:formula="of:=IF([.F356]&gt;0;1;0)" office:value-type="float" office:value="0">
            <text:p>0</text:p>
          </table:table-cell>
          <table:table-cell table:style-name="ce1" table:formula="of:=IF([.G356]&gt;0;1;0)" office:value-type="float" office:value="0">
            <text:p>0</text:p>
          </table:table-cell>
          <table:table-cell table:style-name="ce3" table:formula="of:=[.I356]*[.I$411]+[.J356]*[.J$411]+[.K356]*[.K$411]" office:value-type="float" office:value="0">
            <text:p>0.00</text:p>
          </table:table-cell>
          <table:table-cell table:style-name="ce6"/>
          <table:table-cell/>
          <table:table-cell table:formula="of:=[.M356]+[.N356]" office:value-type="float" office:value="0">
            <text:p>0</text:p>
          </table:table-cell>
          <table:table-cell table:style-name="ce3" table:formula="of:=[.O356]/[.O$410]" office:value-type="float" office:value="0">
            <text:p>0.00</text:p>
          </table:table-cell>
          <table:table-cell table:formula="of:=[.D356]+[.H356]+[.L356]+[.P356]" office:value-type="float" office:value="0">
            <text:p>0.00</text:p>
          </table:table-cell>
          <table:table-cell table:formula="of:=RANK([.Q35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oncaster</text:p>
          </table:table-cell>
          <table:table-cell office:value-type="float" office:value="210826">
            <text:p>210826</text:p>
          </table:table-cell>
          <table:table-cell table:formula="of:=IF(SUM([.E357:.G357])&gt;0;[.B357];0)" office:value-type="float" office:value="0">
            <text:p>0</text:p>
          </table:table-cell>
          <table:table-cell table:style-name="ce3" table:formula="of:=[.C357]/[.C$410]" office:value-type="float" office:value="0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>
            <text:p>0.00</text:p>
          </table:table-cell>
          <table:table-cell table:style-name="ce1" table:formula="of:=IF([.E357]&gt;0;1;0)" office:value-type="float" office:value="0">
            <text:p>0</text:p>
          </table:table-cell>
          <table:table-cell table:style-name="ce1" table:formula="of:=IF([.F357]&gt;0;1;0)" office:value-type="float" office:value="0">
            <text:p>0</text:p>
          </table:table-cell>
          <table:table-cell table:style-name="ce1" table:formula="of:=IF([.G357]&gt;0;1;0)" office:value-type="float" office:value="0">
            <text:p>0</text:p>
          </table:table-cell>
          <table:table-cell table:style-name="ce3" table:formula="of:=[.I357]*[.I$411]+[.J357]*[.J$411]+[.K357]*[.K$411]" office:value-type="float" office:value="0">
            <text:p>0.00</text:p>
          </table:table-cell>
          <table:table-cell table:style-name="ce6"/>
          <table:table-cell/>
          <table:table-cell table:formula="of:=[.M357]+[.N357]" office:value-type="float" office:value="0">
            <text:p>0</text:p>
          </table:table-cell>
          <table:table-cell table:style-name="ce3" table:formula="of:=[.O357]/[.O$410]" office:value-type="float" office:value="0">
            <text:p>0.00</text:p>
          </table:table-cell>
          <table:table-cell table:formula="of:=[.D357]+[.H357]+[.L357]+[.P357]" office:value-type="float" office:value="0">
            <text:p>0.00</text:p>
          </table:table-cell>
          <table:table-cell table:formula="of:=RANK([.Q35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rral</text:p>
          </table:table-cell>
          <table:table-cell office:value-type="float" office:value="235181">
            <text:p>235181</text:p>
          </table:table-cell>
          <table:table-cell table:formula="of:=IF(SUM([.E358:.G358])&gt;0;[.B358];0)" office:value-type="float" office:value="0">
            <text:p>0</text:p>
          </table:table-cell>
          <table:table-cell table:style-name="ce3" table:formula="of:=[.C358]/[.C$410]" office:value-type="float" office:value="0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>
            <text:p>0.00</text:p>
          </table:table-cell>
          <table:table-cell table:style-name="ce1" table:formula="of:=IF([.E358]&gt;0;1;0)" office:value-type="float" office:value="0">
            <text:p>0</text:p>
          </table:table-cell>
          <table:table-cell table:style-name="ce1" table:formula="of:=IF([.F358]&gt;0;1;0)" office:value-type="float" office:value="0">
            <text:p>0</text:p>
          </table:table-cell>
          <table:table-cell table:style-name="ce1" table:formula="of:=IF([.G358]&gt;0;1;0)" office:value-type="float" office:value="0">
            <text:p>0</text:p>
          </table:table-cell>
          <table:table-cell table:style-name="ce3" table:formula="of:=[.I358]*[.I$411]+[.J358]*[.J$411]+[.K358]*[.K$411]" office:value-type="float" office:value="0">
            <text:p>0.00</text:p>
          </table:table-cell>
          <table:table-cell table:style-name="ce6"/>
          <table:table-cell/>
          <table:table-cell table:formula="of:=[.M358]+[.N358]" office:value-type="float" office:value="0">
            <text:p>0</text:p>
          </table:table-cell>
          <table:table-cell table:style-name="ce3" table:formula="of:=[.O358]/[.O$410]" office:value-type="float" office:value="0">
            <text:p>0.00</text:p>
          </table:table-cell>
          <table:table-cell table:formula="of:=[.D358]+[.H358]+[.L358]+[.P358]" office:value-type="float" office:value="0">
            <text:p>0.00</text:p>
          </table:table-cell>
          <table:table-cell table:formula="of:=RANK([.Q35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umberland</text:p>
          </table:table-cell>
          <table:table-cell office:value-type="float" office:value="245840">
            <text:p>245840</text:p>
          </table:table-cell>
          <table:table-cell table:formula="of:=IF(SUM([.E359:.G359])&gt;0;[.B359];0)" office:value-type="float" office:value="0">
            <text:p>0</text:p>
          </table:table-cell>
          <table:table-cell table:style-name="ce3" table:formula="of:=[.C359]/[.C$410]" office:value-type="float" office:value="0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>
            <text:p>0.00</text:p>
          </table:table-cell>
          <table:table-cell table:style-name="ce1" table:formula="of:=IF([.E359]&gt;0;1;0)" office:value-type="float" office:value="0">
            <text:p>0</text:p>
          </table:table-cell>
          <table:table-cell table:style-name="ce1" table:formula="of:=IF([.F359]&gt;0;1;0)" office:value-type="float" office:value="0">
            <text:p>0</text:p>
          </table:table-cell>
          <table:table-cell table:style-name="ce1" table:formula="of:=IF([.G359]&gt;0;1;0)" office:value-type="float" office:value="0">
            <text:p>0</text:p>
          </table:table-cell>
          <table:table-cell table:style-name="ce3" table:formula="of:=[.I359]*[.I$411]+[.J359]*[.J$411]+[.K359]*[.K$411]" office:value-type="float" office:value="0">
            <text:p>0.00</text:p>
          </table:table-cell>
          <table:table-cell table:style-name="Default"/>
          <table:table-cell/>
          <table:table-cell table:formula="of:=[.M359]+[.N359]" office:value-type="float" office:value="0">
            <text:p>0</text:p>
          </table:table-cell>
          <table:table-cell table:style-name="ce3" table:formula="of:=[.O359]/[.O$410]" office:value-type="float" office:value="0">
            <text:p>0.00</text:p>
          </table:table-cell>
          <table:table-cell table:formula="of:=[.D359]+[.H359]+[.L359]+[.P359]" office:value-type="float" office:value="0">
            <text:p>0.00</text:p>
          </table:table-cell>
          <table:table-cell table:formula="of:=RANK([.Q35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igan</text:p>
          </table:table-cell>
          <table:table-cell office:value-type="float" office:value="234262">
            <text:p>234262</text:p>
          </table:table-cell>
          <table:table-cell table:formula="of:=IF(SUM([.E360:.G360])&gt;0;[.B360];0)" office:value-type="float" office:value="0">
            <text:p>0</text:p>
          </table:table-cell>
          <table:table-cell table:style-name="ce3" table:formula="of:=[.C360]/[.C$410]" office:value-type="float" office:value="0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>
            <text:p>0.00</text:p>
          </table:table-cell>
          <table:table-cell table:style-name="ce1" table:formula="of:=IF([.E360]&gt;0;1;0)" office:value-type="float" office:value="0">
            <text:p>0</text:p>
          </table:table-cell>
          <table:table-cell table:style-name="ce1" table:formula="of:=IF([.F360]&gt;0;1;0)" office:value-type="float" office:value="0">
            <text:p>0</text:p>
          </table:table-cell>
          <table:table-cell table:style-name="ce1" table:formula="of:=IF([.G360]&gt;0;1;0)" office:value-type="float" office:value="0">
            <text:p>0</text:p>
          </table:table-cell>
          <table:table-cell table:style-name="ce3" table:formula="of:=[.I360]*[.I$411]+[.J360]*[.J$411]+[.K360]*[.K$411]" office:value-type="float" office:value="0">
            <text:p>0.00</text:p>
          </table:table-cell>
          <table:table-cell table:style-name="ce6"/>
          <table:table-cell/>
          <table:table-cell table:formula="of:=[.M360]+[.N360]" office:value-type="float" office:value="0">
            <text:p>0</text:p>
          </table:table-cell>
          <table:table-cell table:style-name="ce3" table:formula="of:=[.O360]/[.O$410]" office:value-type="float" office:value="0">
            <text:p>0.00</text:p>
          </table:table-cell>
          <table:table-cell table:formula="of:=[.D360]+[.H360]+[.L360]+[.P360]" office:value-type="float" office:value="0">
            <text:p>0.00</text:p>
          </table:table-cell>
          <table:table-cell table:formula="of:=RANK([.Q36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dley</text:p>
          </table:table-cell>
          <table:table-cell office:value-type="float" office:value="239233">
            <text:p>239233</text:p>
          </table:table-cell>
          <table:table-cell table:formula="of:=IF(SUM([.E361:.G361])&gt;0;[.B361];0)" office:value-type="float" office:value="0">
            <text:p>0</text:p>
          </table:table-cell>
          <table:table-cell table:style-name="ce3" table:formula="of:=[.C361]/[.C$410]" office:value-type="float" office:value="0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>
            <text:p>0.00</text:p>
          </table:table-cell>
          <table:table-cell table:style-name="ce1" table:formula="of:=IF([.E361]&gt;0;1;0)" office:value-type="float" office:value="0">
            <text:p>0</text:p>
          </table:table-cell>
          <table:table-cell table:style-name="ce1" table:formula="of:=IF([.F361]&gt;0;1;0)" office:value-type="float" office:value="0">
            <text:p>0</text:p>
          </table:table-cell>
          <table:table-cell table:style-name="ce1" table:formula="of:=IF([.G361]&gt;0;1;0)" office:value-type="float" office:value="0">
            <text:p>0</text:p>
          </table:table-cell>
          <table:table-cell table:style-name="ce3" table:formula="of:=[.I361]*[.I$411]+[.J361]*[.J$411]+[.K361]*[.K$411]" office:value-type="float" office:value="0">
            <text:p>0.00</text:p>
          </table:table-cell>
          <table:table-cell table:style-name="ce6"/>
          <table:table-cell/>
          <table:table-cell table:formula="of:=[.M361]+[.N361]" office:value-type="float" office:value="0">
            <text:p>0</text:p>
          </table:table-cell>
          <table:table-cell table:style-name="ce3" table:formula="of:=[.O361]/[.O$410]" office:value-type="float" office:value="0">
            <text:p>0.00</text:p>
          </table:table-cell>
          <table:table-cell table:formula="of:=[.D361]+[.H361]+[.L361]+[.P361]" office:value-type="float" office:value="0">
            <text:p>0.00</text:p>
          </table:table-cell>
          <table:table-cell table:formula="of:=RANK([.Q36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rklees</text:p>
          </table:table-cell>
          <table:table-cell office:value-type="float" office:value="300519">
            <text:p>300519</text:p>
          </table:table-cell>
          <table:table-cell table:formula="of:=IF(SUM([.E362:.G362])&gt;0;[.B362];0)" office:value-type="float" office:value="0">
            <text:p>0</text:p>
          </table:table-cell>
          <table:table-cell table:style-name="ce3" table:formula="of:=[.C362]/[.C$410]" office:value-type="float" office:value="0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>
            <text:p>0.00</text:p>
          </table:table-cell>
          <table:table-cell table:style-name="ce1" table:formula="of:=IF([.E362]&gt;0;1;0)" office:value-type="float" office:value="0">
            <text:p>0</text:p>
          </table:table-cell>
          <table:table-cell table:style-name="ce1" table:formula="of:=IF([.F362]&gt;0;1;0)" office:value-type="float" office:value="0">
            <text:p>0</text:p>
          </table:table-cell>
          <table:table-cell table:style-name="ce1" table:formula="of:=IF([.G362]&gt;0;1;0)" office:value-type="float" office:value="0">
            <text:p>0</text:p>
          </table:table-cell>
          <table:table-cell table:style-name="ce3" table:formula="of:=[.I362]*[.I$411]+[.J362]*[.J$411]+[.K362]*[.K$411]" office:value-type="float" office:value="0">
            <text:p>0.00</text:p>
          </table:table-cell>
          <table:table-cell table:style-name="ce6"/>
          <table:table-cell/>
          <table:table-cell table:formula="of:=[.M362]+[.N362]" office:value-type="float" office:value="0">
            <text:p>0</text:p>
          </table:table-cell>
          <table:table-cell table:style-name="ce3" table:formula="of:=[.O362]/[.O$410]" office:value-type="float" office:value="0">
            <text:p>0.00</text:p>
          </table:table-cell>
          <table:table-cell table:formula="of:=[.D362]+[.H362]+[.L362]+[.P362]" office:value-type="float" office:value="0">
            <text:p>0.00</text:p>
          </table:table-cell>
          <table:table-cell table:formula="of:=RANK([.Q36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ingston upon Thames</text:p>
          </table:table-cell>
          <table:table-cell office:value-type="float" office:value="113162">
            <text:p>113162</text:p>
          </table:table-cell>
          <table:table-cell table:formula="of:=IF(SUM([.E363:.G363])&gt;0;[.B363];0)" office:value-type="float" office:value="0">
            <text:p>0</text:p>
          </table:table-cell>
          <table:table-cell table:style-name="ce3" table:formula="of:=[.C363]/[.C$410]" office:value-type="float" office:value="0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>
            <text:p>0.00</text:p>
          </table:table-cell>
          <table:table-cell table:style-name="ce1" table:formula="of:=IF([.E363]&gt;0;1;0)" office:value-type="float" office:value="0">
            <text:p>0</text:p>
          </table:table-cell>
          <table:table-cell table:style-name="ce1" table:formula="of:=IF([.F363]&gt;0;1;0)" office:value-type="float" office:value="0">
            <text:p>0</text:p>
          </table:table-cell>
          <table:table-cell table:style-name="ce1" table:formula="of:=IF([.G363]&gt;0;1;0)" office:value-type="float" office:value="0">
            <text:p>0</text:p>
          </table:table-cell>
          <table:table-cell table:style-name="ce3" table:formula="of:=[.I363]*[.I$411]+[.J363]*[.J$411]+[.K363]*[.K$411]" office:value-type="float" office:value="0">
            <text:p>0.00</text:p>
          </table:table-cell>
          <table:table-cell table:style-name="Default"/>
          <table:table-cell/>
          <table:table-cell table:formula="of:=[.M363]+[.N363]" office:value-type="float" office:value="0">
            <text:p>0</text:p>
          </table:table-cell>
          <table:table-cell table:style-name="ce3" table:formula="of:=[.O363]/[.O$410]" office:value-type="float" office:value="0">
            <text:p>0.00</text:p>
          </table:table-cell>
          <table:table-cell table:formula="of:=[.D363]+[.H363]+[.L363]+[.P363]" office:value-type="float" office:value="0">
            <text:p>0.00</text:p>
          </table:table-cell>
          <table:table-cell table:formula="of:=RANK([.Q36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nbighshire</text:p>
          </table:table-cell>
          <table:table-cell office:value-type="float" office:value="75041">
            <text:p>75041</text:p>
          </table:table-cell>
          <table:table-cell table:formula="of:=IF(SUM([.E364:.G364])&gt;0;[.B364];0)" office:value-type="float" office:value="0">
            <text:p>0</text:p>
          </table:table-cell>
          <table:table-cell table:style-name="ce3" table:formula="of:=[.C364]/[.C$410]" office:value-type="float" office:value="0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>
            <text:p>0.00</text:p>
          </table:table-cell>
          <table:table-cell table:style-name="ce1" table:formula="of:=IF([.E364]&gt;0;1;0)" office:value-type="float" office:value="0">
            <text:p>0</text:p>
          </table:table-cell>
          <table:table-cell table:style-name="ce1" table:formula="of:=IF([.F364]&gt;0;1;0)" office:value-type="float" office:value="0">
            <text:p>0</text:p>
          </table:table-cell>
          <table:table-cell table:style-name="ce1" table:formula="of:=IF([.G364]&gt;0;1;0)" office:value-type="float" office:value="0">
            <text:p>0</text:p>
          </table:table-cell>
          <table:table-cell table:style-name="ce3" table:formula="of:=[.I364]*[.I$411]+[.J364]*[.J$411]+[.K364]*[.K$411]" office:value-type="float" office:value="0">
            <text:p>0.00</text:p>
          </table:table-cell>
          <table:table-cell table:style-name="Default"/>
          <table:table-cell/>
          <table:table-cell table:formula="of:=[.M364]+[.N364]" office:value-type="float" office:value="0">
            <text:p>0</text:p>
          </table:table-cell>
          <table:table-cell table:style-name="ce3" table:formula="of:=[.O364]/[.O$410]" office:value-type="float" office:value="0">
            <text:p>0.00</text:p>
          </table:table-cell>
          <table:table-cell table:formula="of:=[.D364]+[.H364]+[.L364]+[.P364]" office:value-type="float" office:value="0">
            <text:p>0.00</text:p>
          </table:table-cell>
          <table:table-cell table:formula="of:=RANK([.Q36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stings</text:p>
          </table:table-cell>
          <table:table-cell office:value-type="float" office:value="59690">
            <text:p>59690</text:p>
          </table:table-cell>
          <table:table-cell table:formula="of:=IF(SUM([.E365:.G365])&gt;0;[.B365];0)" office:value-type="float" office:value="0">
            <text:p>0</text:p>
          </table:table-cell>
          <table:table-cell table:style-name="ce3" table:formula="of:=[.C365]/[.C$410]" office:value-type="float" office:value="0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>
            <text:p>0.00</text:p>
          </table:table-cell>
          <table:table-cell table:style-name="ce1" table:formula="of:=IF([.E365]&gt;0;1;0)" office:value-type="float" office:value="0">
            <text:p>0</text:p>
          </table:table-cell>
          <table:table-cell table:style-name="ce1" table:formula="of:=IF([.F365]&gt;0;1;0)" office:value-type="float" office:value="0">
            <text:p>0</text:p>
          </table:table-cell>
          <table:table-cell table:style-name="ce1" table:formula="of:=IF([.G365]&gt;0;1;0)" office:value-type="float" office:value="0">
            <text:p>0</text:p>
          </table:table-cell>
          <table:table-cell table:style-name="ce3" table:formula="of:=[.I365]*[.I$411]+[.J365]*[.J$411]+[.K365]*[.K$411]" office:value-type="float" office:value="0">
            <text:p>0.00</text:p>
          </table:table-cell>
          <table:table-cell table:style-name="Default"/>
          <table:table-cell/>
          <table:table-cell table:formula="of:=[.M365]+[.N365]" office:value-type="float" office:value="0">
            <text:p>0</text:p>
          </table:table-cell>
          <table:table-cell table:style-name="ce3" table:formula="of:=[.O365]/[.O$410]" office:value-type="float" office:value="0">
            <text:p>0.00</text:p>
          </table:table-cell>
          <table:table-cell table:formula="of:=[.D365]+[.H365]+[.L365]+[.P365]" office:value-type="float" office:value="0">
            <text:p>0.00</text:p>
          </table:table-cell>
          <table:table-cell table:formula="of:=RANK([.Q36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st Sussex CC</text:p>
          </table:table-cell>
          <table:table-cell office:value-type="float" office:value="396886">
            <text:p>396886</text:p>
          </table:table-cell>
          <table:table-cell table:formula="of:=IF(SUM([.E366:.G366])&gt;0;[.B366];0)" office:value-type="float" office:value="0">
            <text:p>0</text:p>
          </table:table-cell>
          <table:table-cell table:style-name="ce3" table:formula="of:=[.C366]/[.C$410]" office:value-type="float" office:value="0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>
            <text:p>0.00</text:p>
          </table:table-cell>
          <table:table-cell table:style-name="ce1" table:formula="of:=IF([.E366]&gt;0;1;0)" office:value-type="float" office:value="0">
            <text:p>0</text:p>
          </table:table-cell>
          <table:table-cell table:style-name="ce1" table:formula="of:=IF([.F366]&gt;0;1;0)" office:value-type="float" office:value="0">
            <text:p>0</text:p>
          </table:table-cell>
          <table:table-cell table:style-name="ce1" table:formula="of:=IF([.G366]&gt;0;1;0)" office:value-type="float" office:value="0">
            <text:p>0</text:p>
          </table:table-cell>
          <table:table-cell table:style-name="ce3" table:formula="of:=[.I366]*[.I$411]+[.J366]*[.J$411]+[.K366]*[.K$411]" office:value-type="float" office:value="0">
            <text:p>0.00</text:p>
          </table:table-cell>
          <table:table-cell table:style-name="Default"/>
          <table:table-cell/>
          <table:table-cell table:formula="of:=[.M366]+[.N366]" office:value-type="float" office:value="0">
            <text:p>0</text:p>
          </table:table-cell>
          <table:table-cell table:style-name="ce3" table:formula="of:=[.O366]/[.O$410]" office:value-type="float" office:value="0">
            <text:p>0.00</text:p>
          </table:table-cell>
          <table:table-cell table:formula="of:=[.D366]+[.H366]+[.L366]+[.P366]" office:value-type="float" office:value="0">
            <text:p>0.00</text:p>
          </table:table-cell>
          <table:table-cell table:formula="of:=RANK([.Q36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ounslow</text:p>
          </table:table-cell>
          <table:table-cell office:value-type="float" office:value="183964">
            <text:p>183964</text:p>
          </table:table-cell>
          <table:table-cell table:formula="of:=IF(SUM([.E367:.G367])&gt;0;[.B367];0)" office:value-type="float" office:value="0">
            <text:p>0</text:p>
          </table:table-cell>
          <table:table-cell table:style-name="ce3" table:formula="of:=[.C367]/[.C$410]" office:value-type="float" office:value="0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>
            <text:p>0.00</text:p>
          </table:table-cell>
          <table:table-cell table:style-name="ce1" table:formula="of:=IF([.E367]&gt;0;1;0)" office:value-type="float" office:value="0">
            <text:p>0</text:p>
          </table:table-cell>
          <table:table-cell table:style-name="ce1" table:formula="of:=IF([.F367]&gt;0;1;0)" office:value-type="float" office:value="0">
            <text:p>0</text:p>
          </table:table-cell>
          <table:table-cell table:style-name="ce1" table:formula="of:=IF([.G367]&gt;0;1;0)" office:value-type="float" office:value="0">
            <text:p>0</text:p>
          </table:table-cell>
          <table:table-cell table:style-name="ce3" table:formula="of:=[.I367]*[.I$411]+[.J367]*[.J$411]+[.K367]*[.K$411]" office:value-type="float" office:value="0">
            <text:p>0.00</text:p>
          </table:table-cell>
          <table:table-cell table:style-name="Default"/>
          <table:table-cell/>
          <table:table-cell table:formula="of:=[.M367]+[.N367]" office:value-type="float" office:value="0">
            <text:p>0</text:p>
          </table:table-cell>
          <table:table-cell table:style-name="ce3" table:formula="of:=[.O367]/[.O$410]" office:value-type="float" office:value="0">
            <text:p>0.00</text:p>
          </table:table-cell>
          <table:table-cell table:formula="of:=[.D367]+[.H367]+[.L367]+[.P367]" office:value-type="float" office:value="0">
            <text:p>0.00</text:p>
          </table:table-cell>
          <table:table-cell table:formula="of:=RANK([.Q36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office:value-type="float" office:value="6594">
            <text:p>6594</text:p>
          </table:table-cell>
          <table:table-cell table:formula="of:=IF(SUM([.E368:.G368])&gt;0;[.B368];0)" office:value-type="float" office:value="0">
            <text:p>0</text:p>
          </table:table-cell>
          <table:table-cell table:style-name="ce3" table:formula="of:=[.C368]/[.C$410]" office:value-type="float" office:value="0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>
            <text:p>0.00</text:p>
          </table:table-cell>
          <table:table-cell table:style-name="ce1" table:formula="of:=IF([.E368]&gt;0;1;0)" office:value-type="float" office:value="0">
            <text:p>0</text:p>
          </table:table-cell>
          <table:table-cell table:style-name="ce1" table:formula="of:=IF([.F368]&gt;0;1;0)" office:value-type="float" office:value="0">
            <text:p>0</text:p>
          </table:table-cell>
          <table:table-cell table:style-name="ce1" table:formula="of:=IF([.G368]&gt;0;1;0)" office:value-type="float" office:value="0">
            <text:p>0</text:p>
          </table:table-cell>
          <table:table-cell table:style-name="ce3" table:formula="of:=[.I368]*[.I$411]+[.J368]*[.J$411]+[.K368]*[.K$411]" office:value-type="float" office:value="0">
            <text:p>0.00</text:p>
          </table:table-cell>
          <table:table-cell table:style-name="Default"/>
          <table:table-cell/>
          <table:table-cell table:formula="of:=[.M368]+[.N368]" office:value-type="float" office:value="0">
            <text:p>0</text:p>
          </table:table-cell>
          <table:table-cell table:style-name="ce3" table:formula="of:=[.O368]/[.O$410]" office:value-type="float" office:value="0">
            <text:p>0.00</text:p>
          </table:table-cell>
          <table:table-cell table:formula="of:=[.D368]+[.H368]+[.L368]+[.P368]" office:value-type="float" office:value="0">
            <text:p>0.00</text:p>
          </table:table-cell>
          <table:table-cell table:formula="of:=RANK([.Q36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incolnshire CC</text:p>
          </table:table-cell>
          <table:table-cell office:value-type="float" office:value="539095">
            <text:p>539095</text:p>
          </table:table-cell>
          <table:table-cell table:formula="of:=IF(SUM([.E369:.G369])&gt;0;[.B369];0)" office:value-type="float" office:value="0">
            <text:p>0</text:p>
          </table:table-cell>
          <table:table-cell table:style-name="ce3" table:formula="of:=[.C369]/[.C$410]" office:value-type="float" office:value="0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>
            <text:p>0.00</text:p>
          </table:table-cell>
          <table:table-cell table:style-name="ce1" table:formula="of:=IF([.E369]&gt;0;1;0)" office:value-type="float" office:value="0">
            <text:p>0</text:p>
          </table:table-cell>
          <table:table-cell table:style-name="ce1" table:formula="of:=IF([.F369]&gt;0;1;0)" office:value-type="float" office:value="0">
            <text:p>0</text:p>
          </table:table-cell>
          <table:table-cell table:style-name="ce1" table:formula="of:=IF([.G369]&gt;0;1;0)" office:value-type="float" office:value="0">
            <text:p>0</text:p>
          </table:table-cell>
          <table:table-cell table:style-name="ce3" table:formula="of:=[.I369]*[.I$411]+[.J369]*[.J$411]+[.K369]*[.K$411]" office:value-type="float" office:value="0">
            <text:p>0.00</text:p>
          </table:table-cell>
          <table:table-cell table:style-name="Default"/>
          <table:table-cell/>
          <table:table-cell table:formula="of:=[.M369]+[.N369]" office:value-type="float" office:value="0">
            <text:p>0</text:p>
          </table:table-cell>
          <table:table-cell table:style-name="ce3" table:formula="of:=[.O369]/[.O$410]" office:value-type="float" office:value="0">
            <text:p>0.00</text:p>
          </table:table-cell>
          <table:table-cell table:formula="of:=[.D369]+[.H369]+[.L369]+[.P369]" office:value-type="float" office:value="0">
            <text:p>0.00</text:p>
          </table:table-cell>
          <table:table-cell table:formula="of:=RANK([.Q36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s of Scilly</text:p>
          </table:table-cell>
          <table:table-cell office:value-type="float" office:value="1649">
            <text:p>1649</text:p>
          </table:table-cell>
          <table:table-cell table:formula="of:=IF(SUM([.E370:.G370])&gt;0;[.B370];0)" office:value-type="float" office:value="0">
            <text:p>0</text:p>
          </table:table-cell>
          <table:table-cell table:style-name="ce3" table:formula="of:=[.C370]/[.C$410]" office:value-type="float" office:value="0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>
            <text:p>0.00</text:p>
          </table:table-cell>
          <table:table-cell table:style-name="ce1" table:formula="of:=IF([.E370]&gt;0;1;0)" office:value-type="float" office:value="0">
            <text:p>0</text:p>
          </table:table-cell>
          <table:table-cell table:style-name="ce1" table:formula="of:=IF([.F370]&gt;0;1;0)" office:value-type="float" office:value="0">
            <text:p>0</text:p>
          </table:table-cell>
          <table:table-cell table:style-name="ce1" table:formula="of:=IF([.G370]&gt;0;1;0)" office:value-type="float" office:value="0">
            <text:p>0</text:p>
          </table:table-cell>
          <table:table-cell table:style-name="ce3" table:formula="of:=[.I370]*[.I$411]+[.J370]*[.J$411]+[.K370]*[.K$411]" office:value-type="float" office:value="0">
            <text:p>0.00</text:p>
          </table:table-cell>
          <table:table-cell table:style-name="ce6"/>
          <table:table-cell/>
          <table:table-cell table:formula="of:=[.M370]+[.N370]" office:value-type="float" office:value="0">
            <text:p>0</text:p>
          </table:table-cell>
          <table:table-cell table:style-name="ce3" table:formula="of:=[.O370]/[.O$410]" office:value-type="float" office:value="0">
            <text:p>0.00</text:p>
          </table:table-cell>
          <table:table-cell table:formula="of:=[.D370]+[.H370]+[.L370]+[.P370]" office:value-type="float" office:value="0">
            <text:p>0.00</text:p>
          </table:table-cell>
          <table:table-cell table:formula="of:=RANK([.Q37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nglesey</text:p>
          </table:table-cell>
          <table:table-cell office:value-type="float" office:value="48220">
            <text:p>48220</text:p>
          </table:table-cell>
          <table:table-cell table:formula="of:=IF(SUM([.E371:.G371])&gt;0;[.B371];0)" office:value-type="float" office:value="0">
            <text:p>0</text:p>
          </table:table-cell>
          <table:table-cell table:style-name="ce3" table:formula="of:=[.C371]/[.C$410]" office:value-type="float" office:value="0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>
            <text:p>0.00</text:p>
          </table:table-cell>
          <table:table-cell table:style-name="ce1" table:formula="of:=IF([.E371]&gt;0;1;0)" office:value-type="float" office:value="0">
            <text:p>0</text:p>
          </table:table-cell>
          <table:table-cell table:style-name="ce1" table:formula="of:=IF([.F371]&gt;0;1;0)" office:value-type="float" office:value="0">
            <text:p>0</text:p>
          </table:table-cell>
          <table:table-cell table:style-name="ce1" table:formula="of:=IF([.G371]&gt;0;1;0)" office:value-type="float" office:value="0">
            <text:p>0</text:p>
          </table:table-cell>
          <table:table-cell table:style-name="ce3" table:formula="of:=[.I371]*[.I$411]+[.J371]*[.J$411]+[.K371]*[.K$411]" office:value-type="float" office:value="0">
            <text:p>0.00</text:p>
          </table:table-cell>
          <table:table-cell table:style-name="Default"/>
          <table:table-cell/>
          <table:table-cell table:formula="of:=[.M371]+[.N371]" office:value-type="float" office:value="0">
            <text:p>0</text:p>
          </table:table-cell>
          <table:table-cell table:style-name="ce3" table:formula="of:=[.O371]/[.O$410]" office:value-type="float" office:value="0">
            <text:p>0.00</text:p>
          </table:table-cell>
          <table:table-cell table:formula="of:=[.D371]+[.H371]+[.L371]+[.P371]" office:value-type="float" office:value="0">
            <text:p>0.00</text:p>
          </table:table-cell>
          <table:table-cell table:formula="of:=RANK([.Q37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Isle of Wight</text:p>
          </table:table-cell>
          <table:table-cell office:value-type="float" office:value="108740">
            <text:p>108740</text:p>
          </table:table-cell>
          <table:table-cell table:formula="of:=IF(SUM([.E372:.G372])&gt;0;[.B372];0)" office:value-type="float" office:value="0">
            <text:p>0</text:p>
          </table:table-cell>
          <table:table-cell table:style-name="ce3" table:formula="of:=[.C372]/[.C$410]" office:value-type="float" office:value="0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>
            <text:p>0.00</text:p>
          </table:table-cell>
          <table:table-cell table:style-name="ce1" table:formula="of:=IF([.E372]&gt;0;1;0)" office:value-type="float" office:value="0">
            <text:p>0</text:p>
          </table:table-cell>
          <table:table-cell table:style-name="ce1" table:formula="of:=IF([.F372]&gt;0;1;0)" office:value-type="float" office:value="0">
            <text:p>0</text:p>
          </table:table-cell>
          <table:table-cell table:style-name="ce1" table:formula="of:=IF([.G372]&gt;0;1;0)" office:value-type="float" office:value="0">
            <text:p>0</text:p>
          </table:table-cell>
          <table:table-cell table:style-name="ce3" table:formula="of:=[.I372]*[.I$411]+[.J372]*[.J$411]+[.K372]*[.K$411]" office:value-type="float" office:value="0">
            <text:p>0.00</text:p>
          </table:table-cell>
          <table:table-cell table:style-name="Default"/>
          <table:table-cell/>
          <table:table-cell table:formula="of:=[.M372]+[.N372]" office:value-type="float" office:value="0">
            <text:p>0</text:p>
          </table:table-cell>
          <table:table-cell table:style-name="ce3" table:formula="of:=[.O372]/[.O$410]" office:value-type="float" office:value="0">
            <text:p>0.00</text:p>
          </table:table-cell>
          <table:table-cell table:formula="of:=[.D372]+[.H372]+[.L372]+[.P372]" office:value-type="float" office:value="0">
            <text:p>0.00</text:p>
          </table:table-cell>
          <table:table-cell table:formula="of:=RANK([.Q37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wer Hamlets</text:p>
          </table:table-cell>
          <table:table-cell office:value-type="float" office:value="173024">
            <text:p>173024</text:p>
          </table:table-cell>
          <table:table-cell table:formula="of:=IF(SUM([.E373:.G373])&gt;0;[.B373];0)" office:value-type="float" office:value="0">
            <text:p>0</text:p>
          </table:table-cell>
          <table:table-cell table:style-name="ce3" table:formula="of:=[.C373]/[.C$410]" office:value-type="float" office:value="0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>
            <text:p>0.00</text:p>
          </table:table-cell>
          <table:table-cell table:style-name="ce1" table:formula="of:=IF([.E373]&gt;0;1;0)" office:value-type="float" office:value="0">
            <text:p>0</text:p>
          </table:table-cell>
          <table:table-cell table:style-name="ce1" table:formula="of:=IF([.F373]&gt;0;1;0)" office:value-type="float" office:value="0">
            <text:p>0</text:p>
          </table:table-cell>
          <table:table-cell table:style-name="ce1" table:formula="of:=IF([.G373]&gt;0;1;0)" office:value-type="float" office:value="0">
            <text:p>0</text:p>
          </table:table-cell>
          <table:table-cell table:style-name="ce3" table:formula="of:=[.I373]*[.I$411]+[.J373]*[.J$411]+[.K373]*[.K$411]" office:value-type="float" office:value="0">
            <text:p>0.00</text:p>
          </table:table-cell>
          <table:table-cell table:style-name="Default"/>
          <table:table-cell/>
          <table:table-cell table:formula="of:=[.M373]+[.N373]" office:value-type="float" office:value="0">
            <text:p>0</text:p>
          </table:table-cell>
          <table:table-cell table:style-name="ce3" table:formula="of:=[.O373]/[.O$410]" office:value-type="float" office:value="0">
            <text:p>0.00</text:p>
          </table:table-cell>
          <table:table-cell table:formula="of:=[.D373]+[.H373]+[.L373]+[.P373]" office:value-type="float" office:value="0">
            <text:p>0.00</text:p>
          </table:table-cell>
          <table:table-cell table:formula="of:=RANK([.Q37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omerset CC</text:p>
          </table:table-cell>
          <table:table-cell office:value-type="float" office:value="410348">
            <text:p>410348</text:p>
          </table:table-cell>
          <table:table-cell table:formula="of:=IF(SUM([.E374:.G374])&gt;0;[.B374];0)" office:value-type="float" office:value="0">
            <text:p>0</text:p>
          </table:table-cell>
          <table:table-cell table:style-name="ce3" table:formula="of:=[.C374]/[.C$410]" office:value-type="float" office:value="0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>
            <text:p>0.00</text:p>
          </table:table-cell>
          <table:table-cell table:style-name="ce1" table:formula="of:=IF([.E374]&gt;0;1;0)" office:value-type="float" office:value="0">
            <text:p>0</text:p>
          </table:table-cell>
          <table:table-cell table:style-name="ce1" table:formula="of:=IF([.F374]&gt;0;1;0)" office:value-type="float" office:value="0">
            <text:p>0</text:p>
          </table:table-cell>
          <table:table-cell table:style-name="ce1" table:formula="of:=IF([.G374]&gt;0;1;0)" office:value-type="float" office:value="0">
            <text:p>0</text:p>
          </table:table-cell>
          <table:table-cell table:style-name="ce3" table:formula="of:=[.I374]*[.I$411]+[.J374]*[.J$411]+[.K374]*[.K$411]" office:value-type="float" office:value="0">
            <text:p>0.00</text:p>
          </table:table-cell>
          <table:table-cell table:style-name="Default"/>
          <table:table-cell/>
          <table:table-cell table:formula="of:=[.M374]+[.N374]" office:value-type="float" office:value="0">
            <text:p>0</text:p>
          </table:table-cell>
          <table:table-cell table:style-name="ce3" table:formula="of:=[.O374]/[.O$410]" office:value-type="float" office:value="0">
            <text:p>0.00</text:p>
          </table:table-cell>
          <table:table-cell table:formula="of:=[.D374]+[.H374]+[.L374]+[.P374]" office:value-type="float" office:value="0">
            <text:p>0.00</text:p>
          </table:table-cell>
          <table:table-cell table:formula="of:=RANK([.Q37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Gloucestershire CC</text:p>
          </table:table-cell>
          <table:table-cell office:value-type="float" office:value="468617">
            <text:p>468617</text:p>
          </table:table-cell>
          <table:table-cell table:formula="of:=IF(SUM([.E375:.G375])&gt;0;[.B375];0)" office:value-type="float" office:value="0">
            <text:p>0</text:p>
          </table:table-cell>
          <table:table-cell table:style-name="ce3" table:formula="of:=[.C375]/[.C$410]" office:value-type="float" office:value="0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>
            <text:p>0.00</text:p>
          </table:table-cell>
          <table:table-cell table:style-name="ce1" table:formula="of:=IF([.E375]&gt;0;1;0)" office:value-type="float" office:value="0">
            <text:p>0</text:p>
          </table:table-cell>
          <table:table-cell table:style-name="ce1" table:formula="of:=IF([.F375]&gt;0;1;0)" office:value-type="float" office:value="0">
            <text:p>0</text:p>
          </table:table-cell>
          <table:table-cell table:style-name="ce1" table:formula="of:=IF([.G375]&gt;0;1;0)" office:value-type="float" office:value="0">
            <text:p>0</text:p>
          </table:table-cell>
          <table:table-cell table:style-name="ce3" table:formula="of:=[.I375]*[.I$411]+[.J375]*[.J$411]+[.K375]*[.K$411]" office:value-type="float" office:value="0">
            <text:p>0.00</text:p>
          </table:table-cell>
          <table:table-cell table:style-name="Default"/>
          <table:table-cell/>
          <table:table-cell table:formula="of:=[.M375]+[.N375]" office:value-type="float" office:value="0">
            <text:p>0</text:p>
          </table:table-cell>
          <table:table-cell table:style-name="ce3" table:formula="of:=[.O375]/[.O$410]" office:value-type="float" office:value="0">
            <text:p>0.00</text:p>
          </table:table-cell>
          <table:table-cell table:formula="of:=[.D375]+[.H375]+[.L375]+[.P375]" office:value-type="float" office:value="0">
            <text:p>0.00</text:p>
          </table:table-cell>
          <table:table-cell table:formula="of:=RANK([.Q37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est Sussex CC</text:p>
          </table:table-cell>
          <table:table-cell office:value-type="float" office:value="617612">
            <text:p>617612</text:p>
          </table:table-cell>
          <table:table-cell table:formula="of:=IF(SUM([.E376:.G376])&gt;0;[.B376];0)" office:value-type="float" office:value="0">
            <text:p>0</text:p>
          </table:table-cell>
          <table:table-cell table:style-name="ce3" table:formula="of:=[.C376]/[.C$410]" office:value-type="float" office:value="0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>
            <text:p>0.00</text:p>
          </table:table-cell>
          <table:table-cell table:style-name="ce1" table:formula="of:=IF([.E376]&gt;0;1;0)" office:value-type="float" office:value="0">
            <text:p>0</text:p>
          </table:table-cell>
          <table:table-cell table:style-name="ce1" table:formula="of:=IF([.F376]&gt;0;1;0)" office:value-type="float" office:value="0">
            <text:p>0</text:p>
          </table:table-cell>
          <table:table-cell table:style-name="ce1" table:formula="of:=IF([.G376]&gt;0;1;0)" office:value-type="float" office:value="0">
            <text:p>0</text:p>
          </table:table-cell>
          <table:table-cell table:style-name="ce3" table:formula="of:=[.I376]*[.I$411]+[.J376]*[.J$411]+[.K376]*[.K$411]" office:value-type="float" office:value="0">
            <text:p>0.00</text:p>
          </table:table-cell>
          <table:table-cell table:style-name="Default"/>
          <table:table-cell/>
          <table:table-cell table:formula="of:=[.M376]+[.N376]" office:value-type="float" office:value="0">
            <text:p>0</text:p>
          </table:table-cell>
          <table:table-cell table:style-name="ce3" table:formula="of:=[.O376]/[.O$410]" office:value-type="float" office:value="0">
            <text:p>0.00</text:p>
          </table:table-cell>
          <table:table-cell table:formula="of:=[.D376]+[.H376]+[.L376]+[.P376]" office:value-type="float" office:value="0">
            <text:p>0.00</text:p>
          </table:table-cell>
          <table:table-cell table:formula="of:=RANK([.Q37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wansea</text:p>
          </table:table-cell>
          <table:table-cell office:value-type="float" office:value="174925">
            <text:p>174925</text:p>
          </table:table-cell>
          <table:table-cell table:formula="of:=IF(SUM([.E377:.G377])&gt;0;[.B377];0)" office:value-type="float" office:value="0">
            <text:p>0</text:p>
          </table:table-cell>
          <table:table-cell table:style-name="ce3" table:formula="of:=[.C377]/[.C$410]" office:value-type="float" office:value="0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>
            <text:p>0.00</text:p>
          </table:table-cell>
          <table:table-cell table:style-name="ce1" table:formula="of:=IF([.E377]&gt;0;1;0)" office:value-type="float" office:value="0">
            <text:p>0</text:p>
          </table:table-cell>
          <table:table-cell table:style-name="ce1" table:formula="of:=IF([.F377]&gt;0;1;0)" office:value-type="float" office:value="0">
            <text:p>0</text:p>
          </table:table-cell>
          <table:table-cell table:style-name="ce1" table:formula="of:=IF([.G377]&gt;0;1;0)" office:value-type="float" office:value="0">
            <text:p>0</text:p>
          </table:table-cell>
          <table:table-cell table:style-name="ce3" table:formula="of:=[.I377]*[.I$411]+[.J377]*[.J$411]+[.K377]*[.K$411]" office:value-type="float" office:value="0">
            <text:p>0.00</text:p>
          </table:table-cell>
          <table:table-cell table:style-name="Default"/>
          <table:table-cell/>
          <table:table-cell table:formula="of:=[.M377]+[.N377]" office:value-type="float" office:value="0">
            <text:p>0</text:p>
          </table:table-cell>
          <table:table-cell table:style-name="ce3" table:formula="of:=[.O377]/[.O$410]" office:value-type="float" office:value="0">
            <text:p>0.00</text:p>
          </table:table-cell>
          <table:table-cell table:formula="of:=[.D377]+[.H377]+[.L377]+[.P377]" office:value-type="float" office:value="0">
            <text:p>0.00</text:p>
          </table:table-cell>
          <table:table-cell table:formula="of:=RANK([.Q37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arnet</text:p>
          </table:table-cell>
          <table:table-cell office:value-type="float" office:value="238348">
            <text:p>238348</text:p>
          </table:table-cell>
          <table:table-cell table:formula="of:=IF(SUM([.E378:.G378])&gt;0;[.B378];0)" office:value-type="float" office:value="0">
            <text:p>0</text:p>
          </table:table-cell>
          <table:table-cell table:style-name="ce3" table:formula="of:=[.C378]/[.C$410]" office:value-type="float" office:value="0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>
            <text:p>0.00</text:p>
          </table:table-cell>
          <table:table-cell table:style-name="ce1" table:formula="of:=IF([.E378]&gt;0;1;0)" office:value-type="float" office:value="0">
            <text:p>0</text:p>
          </table:table-cell>
          <table:table-cell table:style-name="ce1" table:formula="of:=IF([.F378]&gt;0;1;0)" office:value-type="float" office:value="0">
            <text:p>0</text:p>
          </table:table-cell>
          <table:table-cell table:style-name="ce1" table:formula="of:=IF([.G378]&gt;0;1;0)" office:value-type="float" office:value="0">
            <text:p>0</text:p>
          </table:table-cell>
          <table:table-cell table:style-name="ce3" table:formula="of:=[.I378]*[.I$411]+[.J378]*[.J$411]+[.K378]*[.K$411]" office:value-type="float" office:value="0">
            <text:p>0.00</text:p>
          </table:table-cell>
          <table:table-cell table:style-name="Default"/>
          <table:table-cell/>
          <table:table-cell table:formula="of:=[.M378]+[.N378]" office:value-type="float" office:value="0">
            <text:p>0</text:p>
          </table:table-cell>
          <table:table-cell table:style-name="ce3" table:formula="of:=[.O378]/[.O$410]" office:value-type="float" office:value="0">
            <text:p>0.00</text:p>
          </table:table-cell>
          <table:table-cell table:formula="of:=[.D378]+[.H378]+[.L378]+[.P378]" office:value-type="float" office:value="0">
            <text:p>0.00</text:p>
          </table:table-cell>
          <table:table-cell table:formula="of:=RANK([.Q37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Flintshire</text:p>
          </table:table-cell>
          <table:table-cell office:value-type="float" office:value="116105">
            <text:p>116105</text:p>
          </table:table-cell>
          <table:table-cell table:formula="of:=IF(SUM([.E379:.G379])&gt;0;[.B379];0)" office:value-type="float" office:value="0">
            <text:p>0</text:p>
          </table:table-cell>
          <table:table-cell table:style-name="ce3" table:formula="of:=[.C379]/[.C$410]" office:value-type="float" office:value="0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>
            <text:p>0.00</text:p>
          </table:table-cell>
          <table:table-cell table:style-name="ce1" table:formula="of:=IF([.E379]&gt;0;1;0)" office:value-type="float" office:value="0">
            <text:p>0</text:p>
          </table:table-cell>
          <table:table-cell table:style-name="ce1" table:formula="of:=IF([.F379]&gt;0;1;0)" office:value-type="float" office:value="0">
            <text:p>0</text:p>
          </table:table-cell>
          <table:table-cell table:style-name="ce1" table:formula="of:=IF([.G379]&gt;0;1;0)" office:value-type="float" office:value="0">
            <text:p>0</text:p>
          </table:table-cell>
          <table:table-cell table:style-name="ce3" table:formula="of:=[.I379]*[.I$411]+[.J379]*[.J$411]+[.K379]*[.K$411]" office:value-type="float" office:value="0">
            <text:p>0.00</text:p>
          </table:table-cell>
          <table:table-cell table:style-name="Default"/>
          <table:table-cell/>
          <table:table-cell table:formula="of:=[.M379]+[.N379]" office:value-type="float" office:value="0">
            <text:p>0</text:p>
          </table:table-cell>
          <table:table-cell table:style-name="ce3" table:formula="of:=[.O379]/[.O$410]" office:value-type="float" office:value="0">
            <text:p>0.00</text:p>
          </table:table-cell>
          <table:table-cell table:formula="of:=[.D379]+[.H379]+[.L379]+[.P379]" office:value-type="float" office:value="0">
            <text:p>0.00</text:p>
          </table:table-cell>
          <table:table-cell table:formula="of:=RANK([.Q37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Kent CC</text:p>
          </table:table-cell>
          <table:table-cell office:value-type="float" office:value="1076433">
            <text:p>1076433</text:p>
          </table:table-cell>
          <table:table-cell table:formula="of:=IF(SUM([.E380:.G380])&gt;0;[.B380];0)" office:value-type="float" office:value="0">
            <text:p>0</text:p>
          </table:table-cell>
          <table:table-cell table:style-name="ce3" table:formula="of:=[.C380]/[.C$410]" office:value-type="float" office:value="0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>
            <text:p>0.00</text:p>
          </table:table-cell>
          <table:table-cell table:style-name="ce1" table:formula="of:=IF([.E380]&gt;0;1;0)" office:value-type="float" office:value="0">
            <text:p>0</text:p>
          </table:table-cell>
          <table:table-cell table:style-name="ce1" table:formula="of:=IF([.F380]&gt;0;1;0)" office:value-type="float" office:value="0">
            <text:p>0</text:p>
          </table:table-cell>
          <table:table-cell table:style-name="ce1" table:formula="of:=IF([.G380]&gt;0;1;0)" office:value-type="float" office:value="0">
            <text:p>0</text:p>
          </table:table-cell>
          <table:table-cell table:style-name="ce3" table:formula="of:=[.I380]*[.I$411]+[.J380]*[.J$411]+[.K380]*[.K$411]" office:value-type="float" office:value="0">
            <text:p>0.00</text:p>
          </table:table-cell>
          <table:table-cell table:style-name="Default"/>
          <table:table-cell/>
          <table:table-cell table:formula="of:=[.M380]+[.N380]" office:value-type="float" office:value="0">
            <text:p>0</text:p>
          </table:table-cell>
          <table:table-cell table:style-name="ce3" table:formula="of:=[.O380]/[.O$410]" office:value-type="float" office:value="0">
            <text:p>0.00</text:p>
          </table:table-cell>
          <table:table-cell table:formula="of:=[.D380]+[.H380]+[.L380]+[.P380]" office:value-type="float" office:value="0">
            <text:p>0.00</text:p>
          </table:table-cell>
          <table:table-cell table:formula="of:=RANK([.Q38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mbeth</text:p>
          </table:table-cell>
          <table:table-cell office:value-type="float" office:value="221441">
            <text:p>221441</text:p>
          </table:table-cell>
          <table:table-cell table:formula="of:=IF(SUM([.E381:.G381])&gt;0;[.B381];0)" office:value-type="float" office:value="0">
            <text:p>0</text:p>
          </table:table-cell>
          <table:table-cell table:style-name="ce3" table:formula="of:=[.C381]/[.C$410]" office:value-type="float" office:value="0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>
            <text:p>0.00</text:p>
          </table:table-cell>
          <table:table-cell table:style-name="ce1" table:formula="of:=IF([.E381]&gt;0;1;0)" office:value-type="float" office:value="0">
            <text:p>0</text:p>
          </table:table-cell>
          <table:table-cell table:style-name="ce1" table:formula="of:=IF([.F381]&gt;0;1;0)" office:value-type="float" office:value="0">
            <text:p>0</text:p>
          </table:table-cell>
          <table:table-cell table:style-name="ce1" table:formula="of:=IF([.G381]&gt;0;1;0)" office:value-type="float" office:value="0">
            <text:p>0</text:p>
          </table:table-cell>
          <table:table-cell table:style-name="ce3" table:formula="of:=[.I381]*[.I$411]+[.J381]*[.J$411]+[.K381]*[.K$411]" office:value-type="float" office:value="0">
            <text:p>0.00</text:p>
          </table:table-cell>
          <table:table-cell table:style-name="Default"/>
          <table:table-cell/>
          <table:table-cell table:formula="of:=[.M381]+[.N381]" office:value-type="float" office:value="0">
            <text:p>0</text:p>
          </table:table-cell>
          <table:table-cell table:style-name="ce3" table:formula="of:=[.O381]/[.O$410]" office:value-type="float" office:value="0">
            <text:p>0.00</text:p>
          </table:table-cell>
          <table:table-cell table:formula="of:=[.D381]+[.H381]+[.L381]+[.P381]" office:value-type="float" office:value="0">
            <text:p>0.00</text:p>
          </table:table-cell>
          <table:table-cell table:formula="of:=RANK([.Q38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eicestershire CC</text:p>
          </table:table-cell>
          <table:table-cell office:value-type="float" office:value="503644">
            <text:p>503644</text:p>
          </table:table-cell>
          <table:table-cell table:formula="of:=IF(SUM([.E382:.G382])&gt;0;[.B382];0)" office:value-type="float" office:value="0">
            <text:p>0</text:p>
          </table:table-cell>
          <table:table-cell table:style-name="ce3" table:formula="of:=[.C382]/[.C$410]" office:value-type="float" office:value="0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>
            <text:p>0.00</text:p>
          </table:table-cell>
          <table:table-cell table:style-name="ce1" table:formula="of:=IF([.E382]&gt;0;1;0)" office:value-type="float" office:value="0">
            <text:p>0</text:p>
          </table:table-cell>
          <table:table-cell table:style-name="ce1" table:formula="of:=IF([.F382]&gt;0;1;0)" office:value-type="float" office:value="0">
            <text:p>0</text:p>
          </table:table-cell>
          <table:table-cell table:style-name="ce1" table:formula="of:=IF([.G382]&gt;0;1;0)" office:value-type="float" office:value="0">
            <text:p>0</text:p>
          </table:table-cell>
          <table:table-cell table:style-name="ce3" table:formula="of:=[.I382]*[.I$411]+[.J382]*[.J$411]+[.K382]*[.K$411]" office:value-type="float" office:value="0">
            <text:p>0.00</text:p>
          </table:table-cell>
          <table:table-cell table:style-name="Default"/>
          <table:table-cell/>
          <table:table-cell table:formula="of:=[.M382]+[.N382]" office:value-type="float" office:value="0">
            <text:p>0</text:p>
          </table:table-cell>
          <table:table-cell table:style-name="ce3" table:formula="of:=[.O382]/[.O$410]" office:value-type="float" office:value="0">
            <text:p>0.00</text:p>
          </table:table-cell>
          <table:table-cell table:formula="of:=[.D382]+[.H382]+[.L382]+[.P382]" office:value-type="float" office:value="0">
            <text:p>0.00</text:p>
          </table:table-cell>
          <table:table-cell table:formula="of:=RANK([.Q38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Oxfordshire CC</text:p>
          </table:table-cell>
          <table:table-cell office:value-type="float" office:value="490825">
            <text:p>490825</text:p>
          </table:table-cell>
          <table:table-cell table:formula="of:=IF(SUM([.E383:.G383])&gt;0;[.B383];0)" office:value-type="float" office:value="0">
            <text:p>0</text:p>
          </table:table-cell>
          <table:table-cell table:style-name="ce3" table:formula="of:=[.C383]/[.C$410]" office:value-type="float" office:value="0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>
            <text:p>0.00</text:p>
          </table:table-cell>
          <table:table-cell table:style-name="ce1" table:formula="of:=IF([.E383]&gt;0;1;0)" office:value-type="float" office:value="0">
            <text:p>0</text:p>
          </table:table-cell>
          <table:table-cell table:style-name="ce1" table:formula="of:=IF([.F383]&gt;0;1;0)" office:value-type="float" office:value="0">
            <text:p>0</text:p>
          </table:table-cell>
          <table:table-cell table:style-name="ce1" table:formula="of:=IF([.G383]&gt;0;1;0)" office:value-type="float" office:value="0">
            <text:p>0</text:p>
          </table:table-cell>
          <table:table-cell table:style-name="ce3" table:formula="of:=[.I383]*[.I$411]+[.J383]*[.J$411]+[.K383]*[.K$411]" office:value-type="float" office:value="0">
            <text:p>0.00</text:p>
          </table:table-cell>
          <table:table-cell table:style-name="Default"/>
          <table:table-cell/>
          <table:table-cell table:formula="of:=[.M383]+[.N383]" office:value-type="float" office:value="0">
            <text:p>0</text:p>
          </table:table-cell>
          <table:table-cell table:style-name="ce3" table:formula="of:=[.O383]/[.O$410]" office:value-type="float" office:value="0">
            <text:p>0.00</text:p>
          </table:table-cell>
          <table:table-cell table:formula="of:=[.D383]+[.H383]+[.L383]+[.P383]" office:value-type="float" office:value="0">
            <text:p>0.00</text:p>
          </table:table-cell>
          <table:table-cell table:formula="of:=RANK([.Q38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uffolk CC</text:p>
          </table:table-cell>
          <table:table-cell office:value-type="float" office:value="548138">
            <text:p>548138</text:p>
          </table:table-cell>
          <table:table-cell table:formula="of:=IF(SUM([.E384:.G384])&gt;0;[.B384];0)" office:value-type="float" office:value="0">
            <text:p>0</text:p>
          </table:table-cell>
          <table:table-cell table:style-name="ce3" table:formula="of:=[.C384]/[.C$410]" office:value-type="float" office:value="0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>
            <text:p>0.00</text:p>
          </table:table-cell>
          <table:table-cell table:style-name="ce1" table:formula="of:=IF([.E384]&gt;0;1;0)" office:value-type="float" office:value="0">
            <text:p>0</text:p>
          </table:table-cell>
          <table:table-cell table:style-name="ce1" table:formula="of:=IF([.F384]&gt;0;1;0)" office:value-type="float" office:value="0">
            <text:p>0</text:p>
          </table:table-cell>
          <table:table-cell table:style-name="ce1" table:formula="of:=IF([.G384]&gt;0;1;0)" office:value-type="float" office:value="0">
            <text:p>0</text:p>
          </table:table-cell>
          <table:table-cell table:style-name="ce3" table:formula="of:=[.I384]*[.I$411]+[.J384]*[.J$411]+[.K384]*[.K$411]" office:value-type="float" office:value="0">
            <text:p>0.00</text:p>
          </table:table-cell>
          <table:table-cell table:style-name="Default"/>
          <table:table-cell/>
          <table:table-cell table:formula="of:=[.M384]+[.N384]" office:value-type="float" office:value="0">
            <text:p>0</text:p>
          </table:table-cell>
          <table:table-cell table:style-name="ce3" table:formula="of:=[.O384]/[.O$410]" office:value-type="float" office:value="0">
            <text:p>0.00</text:p>
          </table:table-cell>
          <table:table-cell table:formula="of:=[.D384]+[.H384]+[.L384]+[.P384]" office:value-type="float" office:value="0">
            <text:p>0.00</text:p>
          </table:table-cell>
          <table:table-cell table:formula="of:=RANK([.Q38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aling</text:p>
          </table:table-cell>
          <table:table-cell office:value-type="float" office:value="236363">
            <text:p>236363</text:p>
          </table:table-cell>
          <table:table-cell table:formula="of:=IF(SUM([.E385:.G385])&gt;0;[.B385];0)" office:value-type="float" office:value="0">
            <text:p>0</text:p>
          </table:table-cell>
          <table:table-cell table:style-name="ce3" table:formula="of:=[.C385]/[.C$410]" office:value-type="float" office:value="0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>
            <text:p>0.00</text:p>
          </table:table-cell>
          <table:table-cell table:style-name="ce1" table:formula="of:=IF([.E385]&gt;0;1;0)" office:value-type="float" office:value="0">
            <text:p>0</text:p>
          </table:table-cell>
          <table:table-cell table:style-name="ce1" table:formula="of:=IF([.F385]&gt;0;1;0)" office:value-type="float" office:value="0">
            <text:p>0</text:p>
          </table:table-cell>
          <table:table-cell table:style-name="ce1" table:formula="of:=IF([.G385]&gt;0;1;0)" office:value-type="float" office:value="0">
            <text:p>0</text:p>
          </table:table-cell>
          <table:table-cell table:style-name="ce3" table:formula="of:=[.I385]*[.I$411]+[.J385]*[.J$411]+[.K385]*[.K$411]" office:value-type="float" office:value="0">
            <text:p>0.00</text:p>
          </table:table-cell>
          <table:table-cell table:style-name="Default"/>
          <table:table-cell/>
          <table:table-cell table:formula="of:=[.M385]+[.N385]" office:value-type="float" office:value="0">
            <text:p>0</text:p>
          </table:table-cell>
          <table:table-cell table:style-name="ce3" table:formula="of:=[.O385]/[.O$410]" office:value-type="float" office:value="0">
            <text:p>0.00</text:p>
          </table:table-cell>
          <table:table-cell table:formula="of:=[.D385]+[.H385]+[.L385]+[.P385]" office:value-type="float" office:value="0">
            <text:p>0.00</text:p>
          </table:table-cell>
          <table:table-cell table:formula="of:=RANK([.Q38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nfield</text:p>
          </table:table-cell>
          <table:table-cell office:value-type="float" office:value="213322">
            <text:p>213322</text:p>
          </table:table-cell>
          <table:table-cell table:formula="of:=IF(SUM([.E386:.G386])&gt;0;[.B386];0)" office:value-type="float" office:value="0">
            <text:p>0</text:p>
          </table:table-cell>
          <table:table-cell table:style-name="ce3" table:formula="of:=[.C386]/[.C$410]" office:value-type="float" office:value="0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>
            <text:p>0.00</text:p>
          </table:table-cell>
          <table:table-cell table:style-name="ce1" table:formula="of:=IF([.E386]&gt;0;1;0)" office:value-type="float" office:value="0">
            <text:p>0</text:p>
          </table:table-cell>
          <table:table-cell table:style-name="ce1" table:formula="of:=IF([.F386]&gt;0;1;0)" office:value-type="float" office:value="0">
            <text:p>0</text:p>
          </table:table-cell>
          <table:table-cell table:style-name="ce1" table:formula="of:=IF([.G386]&gt;0;1;0)" office:value-type="float" office:value="0">
            <text:p>0</text:p>
          </table:table-cell>
          <table:table-cell table:style-name="ce3" table:formula="of:=[.I386]*[.I$411]+[.J386]*[.J$411]+[.K386]*[.K$411]" office:value-type="float" office:value="0">
            <text:p>0.00</text:p>
          </table:table-cell>
          <table:table-cell table:style-name="Default"/>
          <table:table-cell/>
          <table:table-cell table:formula="of:=[.M386]+[.N386]" office:value-type="float" office:value="0">
            <text:p>0</text:p>
          </table:table-cell>
          <table:table-cell table:style-name="ce3" table:formula="of:=[.O386]/[.O$410]" office:value-type="float" office:value="0">
            <text:p>0.00</text:p>
          </table:table-cell>
          <table:table-cell table:formula="of:=[.D386]+[.H386]+[.L386]+[.P386]" office:value-type="float" office:value="0">
            <text:p>0.00</text:p>
          </table:table-cell>
          <table:table-cell table:formula="of:=RANK([.Q38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Adur</text:p>
          </table:table-cell>
          <table:table-cell office:value-type="float" office:value="47300">
            <text:p>47300</text:p>
          </table:table-cell>
          <table:table-cell table:formula="of:=IF(SUM([.E387:.G387])&gt;0;[.B387];0)" office:value-type="float" office:value="0">
            <text:p>0</text:p>
          </table:table-cell>
          <table:table-cell table:style-name="ce3" table:formula="of:=[.C387]/[.C$410]" office:value-type="float" office:value="0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>
            <text:p>0.00</text:p>
          </table:table-cell>
          <table:table-cell table:style-name="ce1" table:formula="of:=IF([.E387]&gt;0;1;0)" office:value-type="float" office:value="0">
            <text:p>0</text:p>
          </table:table-cell>
          <table:table-cell table:style-name="ce1" table:formula="of:=IF([.F387]&gt;0;1;0)" office:value-type="float" office:value="0">
            <text:p>0</text:p>
          </table:table-cell>
          <table:table-cell table:style-name="ce1" table:formula="of:=IF([.G387]&gt;0;1;0)" office:value-type="float" office:value="0">
            <text:p>0</text:p>
          </table:table-cell>
          <table:table-cell table:style-name="ce3" table:formula="of:=[.I387]*[.I$411]+[.J387]*[.J$411]+[.K387]*[.K$411]" office:value-type="float" office:value="0">
            <text:p>0.00</text:p>
          </table:table-cell>
          <table:table-cell table:style-name="Default"/>
          <table:table-cell/>
          <table:table-cell table:formula="of:=[.M387]+[.N387]" office:value-type="float" office:value="0">
            <text:p>0</text:p>
          </table:table-cell>
          <table:table-cell table:style-name="ce3" table:formula="of:=[.O387]/[.O$410]" office:value-type="float" office:value="0">
            <text:p>0.00</text:p>
          </table:table-cell>
          <table:table-cell table:formula="of:=[.D387]+[.H387]+[.L387]+[.P387]" office:value-type="float" office:value="0">
            <text:p>0.00</text:p>
          </table:table-cell>
          <table:table-cell table:formula="of:=RANK([.Q38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laenau Gwent</text:p>
          </table:table-cell>
          <table:table-cell office:value-type="float" office:value="51362">
            <text:p>51362</text:p>
          </table:table-cell>
          <table:table-cell table:formula="of:=IF(SUM([.E388:.G388])&gt;0;[.B388];0)" office:value-type="float" office:value="0">
            <text:p>0</text:p>
          </table:table-cell>
          <table:table-cell table:style-name="ce3" table:formula="of:=[.C388]/[.C$410]" office:value-type="float" office:value="0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>
            <text:p>0.00</text:p>
          </table:table-cell>
          <table:table-cell table:style-name="ce1" table:formula="of:=IF([.E388]&gt;0;1;0)" office:value-type="float" office:value="0">
            <text:p>0</text:p>
          </table:table-cell>
          <table:table-cell table:style-name="ce1" table:formula="of:=IF([.F388]&gt;0;1;0)" office:value-type="float" office:value="0">
            <text:p>0</text:p>
          </table:table-cell>
          <table:table-cell table:style-name="ce1" table:formula="of:=IF([.G388]&gt;0;1;0)" office:value-type="float" office:value="0">
            <text:p>0</text:p>
          </table:table-cell>
          <table:table-cell table:style-name="ce3" table:formula="of:=[.I388]*[.I$411]+[.J388]*[.J$411]+[.K388]*[.K$411]" office:value-type="float" office:value="0">
            <text:p>0.00</text:p>
          </table:table-cell>
          <table:table-cell table:style-name="Default"/>
          <table:table-cell/>
          <table:table-cell table:formula="of:=[.M388]+[.N388]" office:value-type="float" office:value="0">
            <text:p>0</text:p>
          </table:table-cell>
          <table:table-cell table:style-name="ce3" table:formula="of:=[.O388]/[.O$410]" office:value-type="float" office:value="0">
            <text:p>0.00</text:p>
          </table:table-cell>
          <table:table-cell table:formula="of:=[.D388]+[.H388]+[.L388]+[.P388]" office:value-type="float" office:value="0">
            <text:p>0.00</text:p>
          </table:table-cell>
          <table:table-cell table:formula="of:=RANK([.Q38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rent</text:p>
          </table:table-cell>
          <table:table-cell office:value-type="float" office:value="210535">
            <text:p>210535</text:p>
          </table:table-cell>
          <table:table-cell table:formula="of:=IF(SUM([.E389:.G389])&gt;0;[.B389];0)" office:value-type="float" office:value="0">
            <text:p>0</text:p>
          </table:table-cell>
          <table:table-cell table:style-name="ce3" table:formula="of:=[.C389]/[.C$410]" office:value-type="float" office:value="0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>
            <text:p>0.00</text:p>
          </table:table-cell>
          <table:table-cell table:style-name="ce1" table:formula="of:=IF([.E389]&gt;0;1;0)" office:value-type="float" office:value="0">
            <text:p>0</text:p>
          </table:table-cell>
          <table:table-cell table:style-name="ce1" table:formula="of:=IF([.F389]&gt;0;1;0)" office:value-type="float" office:value="0">
            <text:p>0</text:p>
          </table:table-cell>
          <table:table-cell table:style-name="ce1" table:formula="of:=IF([.G389]&gt;0;1;0)" office:value-type="float" office:value="0">
            <text:p>0</text:p>
          </table:table-cell>
          <table:table-cell table:style-name="ce3" table:formula="of:=[.I389]*[.I$411]+[.J389]*[.J$411]+[.K389]*[.K$411]" office:value-type="float" office:value="0">
            <text:p>0.00</text:p>
          </table:table-cell>
          <table:table-cell table:style-name="Default"/>
          <table:table-cell/>
          <table:table-cell table:formula="of:=[.M389]+[.N389]" office:value-type="float" office:value="0">
            <text:p>0</text:p>
          </table:table-cell>
          <table:table-cell table:style-name="ce3" table:formula="of:=[.O389]/[.O$410]" office:value-type="float" office:value="0">
            <text:p>0.00</text:p>
          </table:table-cell>
          <table:table-cell table:formula="of:=[.D389]+[.H389]+[.L389]+[.P389]" office:value-type="float" office:value="0">
            <text:p>0.00</text:p>
          </table:table-cell>
          <table:table-cell table:formula="of:=RANK([.Q38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Buckinghamshire CC</text:p>
          </table:table-cell>
          <table:table-cell office:value-type="float" office:value="389414">
            <text:p>389414</text:p>
          </table:table-cell>
          <table:table-cell table:formula="of:=IF(SUM([.E390:.G390])&gt;0;[.B390];0)" office:value-type="float" office:value="0">
            <text:p>0</text:p>
          </table:table-cell>
          <table:table-cell table:style-name="ce3" table:formula="of:=[.C390]/[.C$410]" office:value-type="float" office:value="0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>
            <text:p>0.00</text:p>
          </table:table-cell>
          <table:table-cell table:style-name="ce1" table:formula="of:=IF([.E390]&gt;0;1;0)" office:value-type="float" office:value="0">
            <text:p>0</text:p>
          </table:table-cell>
          <table:table-cell table:style-name="ce1" table:formula="of:=IF([.F390]&gt;0;1;0)" office:value-type="float" office:value="0">
            <text:p>0</text:p>
          </table:table-cell>
          <table:table-cell table:style-name="ce1" table:formula="of:=IF([.G390]&gt;0;1;0)" office:value-type="float" office:value="0">
            <text:p>0</text:p>
          </table:table-cell>
          <table:table-cell table:style-name="ce3" table:formula="of:=[.I390]*[.I$411]+[.J390]*[.J$411]+[.K390]*[.K$411]" office:value-type="float" office:value="0">
            <text:p>0.00</text:p>
          </table:table-cell>
          <table:table-cell table:style-name="Default"/>
          <table:table-cell/>
          <table:table-cell table:formula="of:=[.M390]+[.N390]" office:value-type="float" office:value="0">
            <text:p>0</text:p>
          </table:table-cell>
          <table:table-cell table:style-name="ce3" table:formula="of:=[.O390]/[.O$410]" office:value-type="float" office:value="0">
            <text:p>0.00</text:p>
          </table:table-cell>
          <table:table-cell table:formula="of:=[.D390]+[.H390]+[.L390]+[.P390]" office:value-type="float" office:value="0">
            <text:p>0.00</text:p>
          </table:table-cell>
          <table:table-cell table:formula="of:=RANK([.Q39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Croydon</text:p>
          </table:table-cell>
          <table:table-cell office:value-type="float" office:value="255035">
            <text:p>255035</text:p>
          </table:table-cell>
          <table:table-cell table:formula="of:=IF(SUM([.E391:.G391])&gt;0;[.B391];0)" office:value-type="float" office:value="0">
            <text:p>0</text:p>
          </table:table-cell>
          <table:table-cell table:style-name="ce3" table:formula="of:=[.C391]/[.C$410]" office:value-type="float" office:value="0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>
            <text:p>0.00</text:p>
          </table:table-cell>
          <table:table-cell table:style-name="ce1" table:formula="of:=IF([.E391]&gt;0;1;0)" office:value-type="float" office:value="0">
            <text:p>0</text:p>
          </table:table-cell>
          <table:table-cell table:style-name="ce1" table:formula="of:=IF([.F391]&gt;0;1;0)" office:value-type="float" office:value="0">
            <text:p>0</text:p>
          </table:table-cell>
          <table:table-cell table:style-name="ce1" table:formula="of:=IF([.G391]&gt;0;1;0)" office:value-type="float" office:value="0">
            <text:p>0</text:p>
          </table:table-cell>
          <table:table-cell table:style-name="ce3" table:formula="of:=[.I391]*[.I$411]+[.J391]*[.J$411]+[.K391]*[.K$411]" office:value-type="float" office:value="0">
            <text:p>0.00</text:p>
          </table:table-cell>
          <table:table-cell table:style-name="Default"/>
          <table:table-cell/>
          <table:table-cell table:formula="of:=[.M391]+[.N391]" office:value-type="float" office:value="0">
            <text:p>0</text:p>
          </table:table-cell>
          <table:table-cell table:style-name="ce3" table:formula="of:=[.O391]/[.O$410]" office:value-type="float" office:value="0">
            <text:p>0.00</text:p>
          </table:table-cell>
          <table:table-cell table:formula="of:=[.D391]+[.H391]+[.L391]+[.P391]" office:value-type="float" office:value="0">
            <text:p>0.00</text:p>
          </table:table-cell>
          <table:table-cell table:formula="of:=RANK([.Q39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evon CC</text:p>
          </table:table-cell>
          <table:table-cell office:value-type="float" office:value="587813">
            <text:p>587813</text:p>
          </table:table-cell>
          <table:table-cell table:formula="of:=IF(SUM([.E392:.G392])&gt;0;[.B392];0)" office:value-type="float" office:value="0">
            <text:p>0</text:p>
          </table:table-cell>
          <table:table-cell table:style-name="ce3" table:formula="of:=[.C392]/[.C$410]" office:value-type="float" office:value="0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>
            <text:p>0.00</text:p>
          </table:table-cell>
          <table:table-cell table:style-name="ce1" table:formula="of:=IF([.E392]&gt;0;1;0)" office:value-type="float" office:value="0">
            <text:p>0</text:p>
          </table:table-cell>
          <table:table-cell table:style-name="ce1" table:formula="of:=IF([.F392]&gt;0;1;0)" office:value-type="float" office:value="0">
            <text:p>0</text:p>
          </table:table-cell>
          <table:table-cell table:style-name="ce1" table:formula="of:=IF([.G392]&gt;0;1;0)" office:value-type="float" office:value="0">
            <text:p>0</text:p>
          </table:table-cell>
          <table:table-cell table:style-name="ce3" table:formula="of:=[.I392]*[.I$411]+[.J392]*[.J$411]+[.K392]*[.K$411]" office:value-type="float" office:value="0">
            <text:p>0.00</text:p>
          </table:table-cell>
          <table:table-cell table:style-name="Default"/>
          <table:table-cell/>
          <table:table-cell table:formula="of:=[.M392]+[.N392]" office:value-type="float" office:value="0">
            <text:p>0</text:p>
          </table:table-cell>
          <table:table-cell table:style-name="ce3" table:formula="of:=[.O392]/[.O$410]" office:value-type="float" office:value="0">
            <text:p>0.00</text:p>
          </table:table-cell>
          <table:table-cell table:formula="of:=[.D392]+[.H392]+[.L392]+[.P392]" office:value-type="float" office:value="0">
            <text:p>0.00</text:p>
          </table:table-cell>
          <table:table-cell table:formula="of:=RANK([.Q39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Dumfries &amp; Galloway</text:p>
          </table:table-cell>
          <table:table-cell office:value-type="float" office:value="115952">
            <text:p>115952</text:p>
          </table:table-cell>
          <table:table-cell table:formula="of:=IF(SUM([.E393:.G393])&gt;0;[.B393];0)" office:value-type="float" office:value="0">
            <text:p>0</text:p>
          </table:table-cell>
          <table:table-cell table:style-name="ce3" table:formula="of:=[.C393]/[.C$410]" office:value-type="float" office:value="0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>
            <text:p>0.00</text:p>
          </table:table-cell>
          <table:table-cell table:style-name="ce1" table:formula="of:=IF([.E393]&gt;0;1;0)" office:value-type="float" office:value="0">
            <text:p>0</text:p>
          </table:table-cell>
          <table:table-cell table:style-name="ce1" table:formula="of:=IF([.F393]&gt;0;1;0)" office:value-type="float" office:value="0">
            <text:p>0</text:p>
          </table:table-cell>
          <table:table-cell table:style-name="ce1" table:formula="of:=IF([.G393]&gt;0;1;0)" office:value-type="float" office:value="0">
            <text:p>0</text:p>
          </table:table-cell>
          <table:table-cell table:style-name="ce3" table:formula="of:=[.I393]*[.I$411]+[.J393]*[.J$411]+[.K393]*[.K$411]" office:value-type="float" office:value="0">
            <text:p>0.00</text:p>
          </table:table-cell>
          <table:table-cell table:style-name="Default"/>
          <table:table-cell/>
          <table:table-cell table:formula="of:=[.M393]+[.N393]" office:value-type="float" office:value="0">
            <text:p>0</text:p>
          </table:table-cell>
          <table:table-cell table:style-name="ce3" table:formula="of:=[.O393]/[.O$410]" office:value-type="float" office:value="0">
            <text:p>0.00</text:p>
          </table:table-cell>
          <table:table-cell table:formula="of:=[.D393]+[.H393]+[.L393]+[.P393]" office:value-type="float" office:value="0">
            <text:p>0.00</text:p>
          </table:table-cell>
          <table:table-cell table:formula="of:=RANK([.Q39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Essex CC</text:p>
          </table:table-cell>
          <table:table-cell office:value-type="float" office:value="1069018">
            <text:p>1069018</text:p>
          </table:table-cell>
          <table:table-cell table:formula="of:=IF(SUM([.E394:.G394])&gt;0;[.B394];0)" office:value-type="float" office:value="0">
            <text:p>0</text:p>
          </table:table-cell>
          <table:table-cell table:style-name="ce3" table:formula="of:=[.C394]/[.C$410]" office:value-type="float" office:value="0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>
            <text:p>0.00</text:p>
          </table:table-cell>
          <table:table-cell table:style-name="ce1" table:formula="of:=IF([.E394]&gt;0;1;0)" office:value-type="float" office:value="0">
            <text:p>0</text:p>
          </table:table-cell>
          <table:table-cell table:style-name="ce1" table:formula="of:=IF([.F394]&gt;0;1;0)" office:value-type="float" office:value="0">
            <text:p>0</text:p>
          </table:table-cell>
          <table:table-cell table:style-name="ce1" table:formula="of:=IF([.G394]&gt;0;1;0)" office:value-type="float" office:value="0">
            <text:p>0</text:p>
          </table:table-cell>
          <table:table-cell table:style-name="ce3" table:formula="of:=[.I394]*[.I$411]+[.J394]*[.J$411]+[.K394]*[.K$411]" office:value-type="float" office:value="0">
            <text:p>0.00</text:p>
          </table:table-cell>
          <table:table-cell table:style-name="Default"/>
          <table:table-cell/>
          <table:table-cell table:formula="of:=[.M394]+[.N394]" office:value-type="float" office:value="0">
            <text:p>0</text:p>
          </table:table-cell>
          <table:table-cell table:style-name="ce3" table:formula="of:=[.O394]/[.O$410]" office:value-type="float" office:value="0">
            <text:p>0.00</text:p>
          </table:table-cell>
          <table:table-cell table:formula="of:=[.D394]+[.H394]+[.L394]+[.P394]" office:value-type="float" office:value="0">
            <text:p>0.00</text:p>
          </table:table-cell>
          <table:table-cell table:formula="of:=RANK([.Q39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ckney</text:p>
          </table:table-cell>
          <table:table-cell office:value-type="float" office:value="174257">
            <text:p>174257</text:p>
          </table:table-cell>
          <table:table-cell table:formula="of:=IF(SUM([.E395:.G395])&gt;0;[.B395];0)" office:value-type="float" office:value="0">
            <text:p>0</text:p>
          </table:table-cell>
          <table:table-cell table:style-name="ce3" table:formula="of:=[.C395]/[.C$410]" office:value-type="float" office:value="0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>
            <text:p>0.00</text:p>
          </table:table-cell>
          <table:table-cell table:style-name="ce1" table:formula="of:=IF([.E395]&gt;0;1;0)" office:value-type="float" office:value="0">
            <text:p>0</text:p>
          </table:table-cell>
          <table:table-cell table:style-name="ce1" table:formula="of:=IF([.F395]&gt;0;1;0)" office:value-type="float" office:value="0">
            <text:p>0</text:p>
          </table:table-cell>
          <table:table-cell table:style-name="ce1" table:formula="of:=IF([.G395]&gt;0;1;0)" office:value-type="float" office:value="0">
            <text:p>0</text:p>
          </table:table-cell>
          <table:table-cell table:style-name="ce3" table:formula="of:=[.I395]*[.I$411]+[.J395]*[.J$411]+[.K395]*[.K$411]" office:value-type="float" office:value="0">
            <text:p>0.00</text:p>
          </table:table-cell>
          <table:table-cell table:style-name="Default"/>
          <table:table-cell/>
          <table:table-cell table:formula="of:=[.M395]+[.N395]" office:value-type="float" office:value="0">
            <text:p>0</text:p>
          </table:table-cell>
          <table:table-cell table:style-name="ce3" table:formula="of:=[.O395]/[.O$410]" office:value-type="float" office:value="0">
            <text:p>0.00</text:p>
          </table:table-cell>
          <table:table-cell table:formula="of:=[.D395]+[.H395]+[.L395]+[.P395]" office:value-type="float" office:value="0">
            <text:p>0.00</text:p>
          </table:table-cell>
          <table:table-cell table:formula="of:=RANK([.Q39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rrow</text:p>
          </table:table-cell>
          <table:table-cell office:value-type="float" office:value="175075">
            <text:p>175075</text:p>
          </table:table-cell>
          <table:table-cell table:formula="of:=IF(SUM([.E396:.G396])&gt;0;[.B396];0)" office:value-type="float" office:value="0">
            <text:p>0</text:p>
          </table:table-cell>
          <table:table-cell table:style-name="ce3" table:formula="of:=[.C396]/[.C$410]" office:value-type="float" office:value="0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>
            <text:p>0.00</text:p>
          </table:table-cell>
          <table:table-cell table:style-name="ce1" table:formula="of:=IF([.E396]&gt;0;1;0)" office:value-type="float" office:value="0">
            <text:p>0</text:p>
          </table:table-cell>
          <table:table-cell table:style-name="ce1" table:formula="of:=IF([.F396]&gt;0;1;0)" office:value-type="float" office:value="0">
            <text:p>0</text:p>
          </table:table-cell>
          <table:table-cell table:style-name="ce1" table:formula="of:=IF([.G396]&gt;0;1;0)" office:value-type="float" office:value="0">
            <text:p>0</text:p>
          </table:table-cell>
          <table:table-cell table:style-name="ce3" table:formula="of:=[.I396]*[.I$411]+[.J396]*[.J$411]+[.K396]*[.K$411]" office:value-type="float" office:value="0">
            <text:p>0.00</text:p>
          </table:table-cell>
          <table:table-cell table:style-name="Default"/>
          <table:table-cell/>
          <table:table-cell table:formula="of:=[.M396]+[.N396]" office:value-type="float" office:value="0">
            <text:p>0</text:p>
          </table:table-cell>
          <table:table-cell table:style-name="ce3" table:formula="of:=[.O396]/[.O$410]" office:value-type="float" office:value="0">
            <text:p>0.00</text:p>
          </table:table-cell>
          <table:table-cell table:formula="of:=[.D396]+[.H396]+[.L396]+[.P396]" office:value-type="float" office:value="0">
            <text:p>0.00</text:p>
          </table:table-cell>
          <table:table-cell table:formula="of:=RANK([.Q39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avering</text:p>
          </table:table-cell>
          <table:table-cell office:value-type="float" office:value="184528">
            <text:p>184528</text:p>
          </table:table-cell>
          <table:table-cell table:formula="of:=IF(SUM([.E397:.G397])&gt;0;[.B397];0)" office:value-type="float" office:value="0">
            <text:p>0</text:p>
          </table:table-cell>
          <table:table-cell table:style-name="ce3" table:formula="of:=[.C397]/[.C$410]" office:value-type="float" office:value="0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>
            <text:p>0.00</text:p>
          </table:table-cell>
          <table:table-cell table:style-name="ce1" table:formula="of:=IF([.E397]&gt;0;1;0)" office:value-type="float" office:value="0">
            <text:p>0</text:p>
          </table:table-cell>
          <table:table-cell table:style-name="ce1" table:formula="of:=IF([.F397]&gt;0;1;0)" office:value-type="float" office:value="0">
            <text:p>0</text:p>
          </table:table-cell>
          <table:table-cell table:style-name="ce1" table:formula="of:=IF([.G397]&gt;0;1;0)" office:value-type="float" office:value="0">
            <text:p>0</text:p>
          </table:table-cell>
          <table:table-cell table:style-name="ce3" table:formula="of:=[.I397]*[.I$411]+[.J397]*[.J$411]+[.K397]*[.K$411]" office:value-type="float" office:value="0">
            <text:p>0.00</text:p>
          </table:table-cell>
          <table:table-cell table:style-name="Default"/>
          <table:table-cell/>
          <table:table-cell table:formula="of:=[.M397]+[.N397]" office:value-type="float" office:value="0">
            <text:p>0</text:p>
          </table:table-cell>
          <table:table-cell table:style-name="ce3" table:formula="of:=[.O397]/[.O$410]" office:value-type="float" office:value="0">
            <text:p>0.00</text:p>
          </table:table-cell>
          <table:table-cell table:formula="of:=[.D397]+[.H397]+[.L397]+[.P397]" office:value-type="float" office:value="0">
            <text:p>0.00</text:p>
          </table:table-cell>
          <table:table-cell table:formula="of:=RANK([.Q39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ertfordshire CC</text:p>
          </table:table-cell>
          <table:table-cell office:value-type="float" office:value="843882">
            <text:p>843882</text:p>
          </table:table-cell>
          <table:table-cell table:formula="of:=IF(SUM([.E398:.G398])&gt;0;[.B398];0)" office:value-type="float" office:value="0">
            <text:p>0</text:p>
          </table:table-cell>
          <table:table-cell table:style-name="ce3" table:formula="of:=[.C398]/[.C$410]" office:value-type="float" office:value="0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>
            <text:p>0.00</text:p>
          </table:table-cell>
          <table:table-cell table:style-name="ce1" table:formula="of:=IF([.E398]&gt;0;1;0)" office:value-type="float" office:value="0">
            <text:p>0</text:p>
          </table:table-cell>
          <table:table-cell table:style-name="ce1" table:formula="of:=IF([.F398]&gt;0;1;0)" office:value-type="float" office:value="0">
            <text:p>0</text:p>
          </table:table-cell>
          <table:table-cell table:style-name="ce1" table:formula="of:=IF([.G398]&gt;0;1;0)" office:value-type="float" office:value="0">
            <text:p>0</text:p>
          </table:table-cell>
          <table:table-cell table:style-name="ce3" table:formula="of:=[.I398]*[.I$411]+[.J398]*[.J$411]+[.K398]*[.K$411]" office:value-type="float" office:value="0">
            <text:p>0.00</text:p>
          </table:table-cell>
          <table:table-cell table:style-name="Default"/>
          <table:table-cell/>
          <table:table-cell table:formula="of:=[.M398]+[.N398]" office:value-type="float" office:value="0">
            <text:p>0</text:p>
          </table:table-cell>
          <table:table-cell table:style-name="ce3" table:formula="of:=[.O398]/[.O$410]" office:value-type="float" office:value="0">
            <text:p>0.00</text:p>
          </table:table-cell>
          <table:table-cell table:formula="of:=[.D398]+[.H398]+[.L398]+[.P398]" office:value-type="float" office:value="0">
            <text:p>0.00</text:p>
          </table:table-cell>
          <table:table-cell table:formula="of:=RANK([.Q39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Hillingdon</text:p>
          </table:table-cell>
          <table:table-cell office:value-type="float" office:value="207589">
            <text:p>207589</text:p>
          </table:table-cell>
          <table:table-cell table:formula="of:=IF(SUM([.E399:.G399])&gt;0;[.B399];0)" office:value-type="float" office:value="0">
            <text:p>0</text:p>
          </table:table-cell>
          <table:table-cell table:style-name="ce3" table:formula="of:=[.C399]/[.C$410]" office:value-type="float" office:value="0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>
            <text:p>0.00</text:p>
          </table:table-cell>
          <table:table-cell table:style-name="ce1" table:formula="of:=IF([.E399]&gt;0;1;0)" office:value-type="float" office:value="0">
            <text:p>0</text:p>
          </table:table-cell>
          <table:table-cell table:style-name="ce1" table:formula="of:=IF([.F399]&gt;0;1;0)" office:value-type="float" office:value="0">
            <text:p>0</text:p>
          </table:table-cell>
          <table:table-cell table:style-name="ce1" table:formula="of:=IF([.G399]&gt;0;1;0)" office:value-type="float" office:value="0">
            <text:p>0</text:p>
          </table:table-cell>
          <table:table-cell table:style-name="ce3" table:formula="of:=[.I399]*[.I$411]+[.J399]*[.J$411]+[.K399]*[.K$411]" office:value-type="float" office:value="0">
            <text:p>0.00</text:p>
          </table:table-cell>
          <table:table-cell table:style-name="Default"/>
          <table:table-cell/>
          <table:table-cell table:formula="of:=[.M399]+[.N399]" office:value-type="float" office:value="0">
            <text:p>0</text:p>
          </table:table-cell>
          <table:table-cell table:style-name="ce3" table:formula="of:=[.O399]/[.O$410]" office:value-type="float" office:value="0">
            <text:p>0.00</text:p>
          </table:table-cell>
          <table:table-cell table:formula="of:=[.D399]+[.H399]+[.L399]+[.P399]" office:value-type="float" office:value="0">
            <text:p>0.00</text:p>
          </table:table-cell>
          <table:table-cell table:formula="of:=RANK([.Q399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Lancashire CC</text:p>
          </table:table-cell>
          <table:table-cell office:value-type="float" office:value="877454">
            <text:p>877454</text:p>
          </table:table-cell>
          <table:table-cell table:formula="of:=IF(SUM([.E400:.G400])&gt;0;[.B400];0)" office:value-type="float" office:value="0">
            <text:p>0</text:p>
          </table:table-cell>
          <table:table-cell table:style-name="ce3" table:formula="of:=[.C400]/[.C$410]" office:value-type="float" office:value="0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>
            <text:p>0.00</text:p>
          </table:table-cell>
          <table:table-cell table:style-name="ce1" table:formula="of:=IF([.E400]&gt;0;1;0)" office:value-type="float" office:value="0">
            <text:p>0</text:p>
          </table:table-cell>
          <table:table-cell table:style-name="ce1" table:formula="of:=IF([.F400]&gt;0;1;0)" office:value-type="float" office:value="0">
            <text:p>0</text:p>
          </table:table-cell>
          <table:table-cell table:style-name="ce1" table:formula="of:=IF([.G400]&gt;0;1;0)" office:value-type="float" office:value="0">
            <text:p>0</text:p>
          </table:table-cell>
          <table:table-cell table:style-name="ce3" table:formula="of:=[.I400]*[.I$411]+[.J400]*[.J$411]+[.K400]*[.K$411]" office:value-type="float" office:value="0">
            <text:p>0.00</text:p>
          </table:table-cell>
          <table:table-cell table:style-name="Default"/>
          <table:table-cell/>
          <table:table-cell table:formula="of:=[.M400]+[.N400]" office:value-type="float" office:value="0">
            <text:p>0</text:p>
          </table:table-cell>
          <table:table-cell table:style-name="ce3" table:formula="of:=[.O400]/[.O$410]" office:value-type="float" office:value="0">
            <text:p>0.00</text:p>
          </table:table-cell>
          <table:table-cell table:formula="of:=[.D400]+[.H400]+[.L400]+[.P400]" office:value-type="float" office:value="0">
            <text:p>0.00</text:p>
          </table:table-cell>
          <table:table-cell table:formula="of:=RANK([.Q400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Monmouthshire</text:p>
          </table:table-cell>
          <table:table-cell office:value-type="float" office:value="70918">
            <text:p>70918</text:p>
          </table:table-cell>
          <table:table-cell table:formula="of:=IF(SUM([.E401:.G401])&gt;0;[.B401];0)" office:value-type="float" office:value="0">
            <text:p>0</text:p>
          </table:table-cell>
          <table:table-cell table:style-name="ce3" table:formula="of:=[.C401]/[.C$410]" office:value-type="float" office:value="0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>
            <text:p>0.00</text:p>
          </table:table-cell>
          <table:table-cell table:style-name="ce1" table:formula="of:=IF([.E401]&gt;0;1;0)" office:value-type="float" office:value="0">
            <text:p>0</text:p>
          </table:table-cell>
          <table:table-cell table:style-name="ce1" table:formula="of:=IF([.F401]&gt;0;1;0)" office:value-type="float" office:value="0">
            <text:p>0</text:p>
          </table:table-cell>
          <table:table-cell table:style-name="ce1" table:formula="of:=IF([.G401]&gt;0;1;0)" office:value-type="float" office:value="0">
            <text:p>0</text:p>
          </table:table-cell>
          <table:table-cell table:style-name="ce3" table:formula="of:=[.I401]*[.I$411]+[.J401]*[.J$411]+[.K401]*[.K$411]" office:value-type="float" office:value="0">
            <text:p>0.00</text:p>
          </table:table-cell>
          <table:table-cell table:style-name="Default"/>
          <table:table-cell/>
          <table:table-cell table:formula="of:=[.M401]+[.N401]" office:value-type="float" office:value="0">
            <text:p>0</text:p>
          </table:table-cell>
          <table:table-cell table:style-name="ce3" table:formula="of:=[.O401]/[.O$410]" office:value-type="float" office:value="0">
            <text:p>0.00</text:p>
          </table:table-cell>
          <table:table-cell table:formula="of:=[.D401]+[.H401]+[.L401]+[.P401]" office:value-type="float" office:value="0">
            <text:p>0.00</text:p>
          </table:table-cell>
          <table:table-cell table:formula="of:=RANK([.Q401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 Yorkshire CC</text:p>
          </table:table-cell>
          <table:table-cell office:value-type="float" office:value="459286">
            <text:p>459286</text:p>
          </table:table-cell>
          <table:table-cell table:formula="of:=IF(SUM([.E402:.G402])&gt;0;[.B402];0)" office:value-type="float" office:value="0">
            <text:p>0</text:p>
          </table:table-cell>
          <table:table-cell table:style-name="ce3" table:formula="of:=[.C402]/[.C$410]" office:value-type="float" office:value="0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>
            <text:p>0.00</text:p>
          </table:table-cell>
          <table:table-cell table:style-name="ce1" table:formula="of:=IF([.E402]&gt;0;1;0)" office:value-type="float" office:value="0">
            <text:p>0</text:p>
          </table:table-cell>
          <table:table-cell table:style-name="ce1" table:formula="of:=IF([.F402]&gt;0;1;0)" office:value-type="float" office:value="0">
            <text:p>0</text:p>
          </table:table-cell>
          <table:table-cell table:style-name="ce1" table:formula="of:=IF([.G402]&gt;0;1;0)" office:value-type="float" office:value="0">
            <text:p>0</text:p>
          </table:table-cell>
          <table:table-cell table:style-name="ce3" table:formula="of:=[.I402]*[.I$411]+[.J402]*[.J$411]+[.K402]*[.K$411]" office:value-type="float" office:value="0">
            <text:p>0.00</text:p>
          </table:table-cell>
          <table:table-cell table:style-name="Default"/>
          <table:table-cell/>
          <table:table-cell table:formula="of:=[.M402]+[.N402]" office:value-type="float" office:value="0">
            <text:p>0</text:p>
          </table:table-cell>
          <table:table-cell table:style-name="ce3" table:formula="of:=[.O402]/[.O$410]" office:value-type="float" office:value="0">
            <text:p>0.00</text:p>
          </table:table-cell>
          <table:table-cell table:formula="of:=[.D402]+[.H402]+[.L402]+[.P402]" office:value-type="float" office:value="0">
            <text:p>0.00</text:p>
          </table:table-cell>
          <table:table-cell table:formula="of:=RANK([.Q402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Northamptonshire CC</text:p>
          </table:table-cell>
          <table:table-cell office:value-type="float" office:value="518634">
            <text:p>518634</text:p>
          </table:table-cell>
          <table:table-cell table:formula="of:=IF(SUM([.E403:.G403])&gt;0;[.B403];0)" office:value-type="float" office:value="0">
            <text:p>0</text:p>
          </table:table-cell>
          <table:table-cell table:style-name="ce3" table:formula="of:=[.C403]/[.C$410]" office:value-type="float" office:value="0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>
            <text:p>0.00</text:p>
          </table:table-cell>
          <table:table-cell table:style-name="ce1" table:formula="of:=IF([.E403]&gt;0;1;0)" office:value-type="float" office:value="0">
            <text:p>0</text:p>
          </table:table-cell>
          <table:table-cell table:style-name="ce1" table:formula="of:=IF([.F403]&gt;0;1;0)" office:value-type="float" office:value="0">
            <text:p>0</text:p>
          </table:table-cell>
          <table:table-cell table:style-name="ce1" table:formula="of:=IF([.G403]&gt;0;1;0)" office:value-type="float" office:value="0">
            <text:p>0</text:p>
          </table:table-cell>
          <table:table-cell table:style-name="ce3" table:formula="of:=[.I403]*[.I$411]+[.J403]*[.J$411]+[.K403]*[.K$411]" office:value-type="float" office:value="0">
            <text:p>0.00</text:p>
          </table:table-cell>
          <table:table-cell table:style-name="Default"/>
          <table:table-cell/>
          <table:table-cell table:formula="of:=[.M403]+[.N403]" office:value-type="float" office:value="0">
            <text:p>0</text:p>
          </table:table-cell>
          <table:table-cell table:style-name="ce3" table:formula="of:=[.O403]/[.O$410]" office:value-type="float" office:value="0">
            <text:p>0.00</text:p>
          </table:table-cell>
          <table:table-cell table:formula="of:=[.D403]+[.H403]+[.L403]+[.P403]" office:value-type="float" office:value="0">
            <text:p>0.00</text:p>
          </table:table-cell>
          <table:table-cell table:formula="of:=RANK([.Q403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Pembrokeshire</text:p>
          </table:table-cell>
          <table:table-cell office:value-type="float" office:value="88996">
            <text:p>88996</text:p>
          </table:table-cell>
          <table:table-cell table:formula="of:=IF(SUM([.E404:.G404])&gt;0;[.B404];0)" office:value-type="float" office:value="0">
            <text:p>0</text:p>
          </table:table-cell>
          <table:table-cell table:style-name="ce3" table:formula="of:=[.C404]/[.C$410]" office:value-type="float" office:value="0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>
            <text:p>0.00</text:p>
          </table:table-cell>
          <table:table-cell table:style-name="ce1" table:formula="of:=IF([.E404]&gt;0;1;0)" office:value-type="float" office:value="0">
            <text:p>0</text:p>
          </table:table-cell>
          <table:table-cell table:style-name="ce1" table:formula="of:=IF([.F404]&gt;0;1;0)" office:value-type="float" office:value="0">
            <text:p>0</text:p>
          </table:table-cell>
          <table:table-cell table:style-name="ce1" table:formula="of:=IF([.G404]&gt;0;1;0)" office:value-type="float" office:value="0">
            <text:p>0</text:p>
          </table:table-cell>
          <table:table-cell table:style-name="ce3" table:formula="of:=[.I404]*[.I$411]+[.J404]*[.J$411]+[.K404]*[.K$411]" office:value-type="float" office:value="0">
            <text:p>0.00</text:p>
          </table:table-cell>
          <table:table-cell table:style-name="Default"/>
          <table:table-cell/>
          <table:table-cell table:formula="of:=[.M404]+[.N404]" office:value-type="float" office:value="0">
            <text:p>0</text:p>
          </table:table-cell>
          <table:table-cell table:style-name="ce3" table:formula="of:=[.O404]/[.O$410]" office:value-type="float" office:value="0">
            <text:p>0.00</text:p>
          </table:table-cell>
          <table:table-cell table:formula="of:=[.D404]+[.H404]+[.L404]+[.P404]" office:value-type="float" office:value="0">
            <text:p>0.00</text:p>
          </table:table-cell>
          <table:table-cell table:formula="of:=RANK([.Q404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Redbridge</text:p>
          </table:table-cell>
          <table:table-cell office:value-type="float" office:value="208754">
            <text:p>208754</text:p>
          </table:table-cell>
          <table:table-cell table:formula="of:=IF(SUM([.E405:.G405])&gt;0;[.B405];0)" office:value-type="float" office:value="0">
            <text:p>0</text:p>
          </table:table-cell>
          <table:table-cell table:style-name="ce3" table:formula="of:=[.C405]/[.C$410]" office:value-type="float" office:value="0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>
            <text:p>0.00</text:p>
          </table:table-cell>
          <table:table-cell table:style-name="ce1" table:formula="of:=IF([.E405]&gt;0;1;0)" office:value-type="float" office:value="0">
            <text:p>0</text:p>
          </table:table-cell>
          <table:table-cell table:style-name="ce1" table:formula="of:=IF([.F405]&gt;0;1;0)" office:value-type="float" office:value="0">
            <text:p>0</text:p>
          </table:table-cell>
          <table:table-cell table:style-name="ce1" table:formula="of:=IF([.G405]&gt;0;1;0)" office:value-type="float" office:value="0">
            <text:p>0</text:p>
          </table:table-cell>
          <table:table-cell table:style-name="ce3" table:formula="of:=[.I405]*[.I$411]+[.J405]*[.J$411]+[.K405]*[.K$411]" office:value-type="float" office:value="0">
            <text:p>0.00</text:p>
          </table:table-cell>
          <table:table-cell table:style-name="Default"/>
          <table:table-cell/>
          <table:table-cell table:formula="of:=[.M405]+[.N405]" office:value-type="float" office:value="0">
            <text:p>0</text:p>
          </table:table-cell>
          <table:table-cell table:style-name="ce3" table:formula="of:=[.O405]/[.O$410]" office:value-type="float" office:value="0">
            <text:p>0.00</text:p>
          </table:table-cell>
          <table:table-cell table:formula="of:=[.D405]+[.H405]+[.L405]+[.P405]" office:value-type="float" office:value="0">
            <text:p>0.00</text:p>
          </table:table-cell>
          <table:table-cell table:formula="of:=RANK([.Q405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Staffordshire CC</text:p>
          </table:table-cell>
          <table:table-cell office:value-type="float" office:value="651947">
            <text:p>651947</text:p>
          </table:table-cell>
          <table:table-cell table:formula="of:=IF(SUM([.E406:.G406])&gt;0;[.B406];0)" office:value-type="float" office:value="0">
            <text:p>0</text:p>
          </table:table-cell>
          <table:table-cell table:style-name="ce3" table:formula="of:=[.C406]/[.C$410]" office:value-type="float" office:value="0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>
            <text:p>0.00</text:p>
          </table:table-cell>
          <table:table-cell table:style-name="ce1" table:formula="of:=IF([.E406]&gt;0;1;0)" office:value-type="float" office:value="0">
            <text:p>0</text:p>
          </table:table-cell>
          <table:table-cell table:style-name="ce1" table:formula="of:=IF([.F406]&gt;0;1;0)" office:value-type="float" office:value="0">
            <text:p>0</text:p>
          </table:table-cell>
          <table:table-cell table:style-name="ce1" table:formula="of:=IF([.G406]&gt;0;1;0)" office:value-type="float" office:value="0">
            <text:p>0</text:p>
          </table:table-cell>
          <table:table-cell table:style-name="ce3" table:formula="of:=[.I406]*[.I$411]+[.J406]*[.J$411]+[.K406]*[.K$411]" office:value-type="float" office:value="0">
            <text:p>0.00</text:p>
          </table:table-cell>
          <table:table-cell table:style-name="Default"/>
          <table:table-cell/>
          <table:table-cell table:formula="of:=[.M406]+[.N406]" office:value-type="float" office:value="0">
            <text:p>0</text:p>
          </table:table-cell>
          <table:table-cell table:style-name="ce3" table:formula="of:=[.O406]/[.O$410]" office:value-type="float" office:value="0">
            <text:p>0.00</text:p>
          </table:table-cell>
          <table:table-cell table:formula="of:=[.D406]+[.H406]+[.L406]+[.P406]" office:value-type="float" office:value="0">
            <text:p>0.00</text:p>
          </table:table-cell>
          <table:table-cell table:formula="of:=RANK([.Q406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Torfaen</text:p>
          </table:table-cell>
          <table:table-cell office:value-type="float" office:value="69332">
            <text:p>69332</text:p>
          </table:table-cell>
          <table:table-cell table:formula="of:=IF(SUM([.E407:.G407])&gt;0;[.B407];0)" office:value-type="float" office:value="0">
            <text:p>0</text:p>
          </table:table-cell>
          <table:table-cell table:style-name="ce3" table:formula="of:=[.C407]/[.C$410]" office:value-type="float" office:value="0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>
            <text:p>0.00</text:p>
          </table:table-cell>
          <table:table-cell table:style-name="ce1" table:formula="of:=IF([.E407]&gt;0;1;0)" office:value-type="float" office:value="0">
            <text:p>0</text:p>
          </table:table-cell>
          <table:table-cell table:style-name="ce1" table:formula="of:=IF([.F407]&gt;0;1;0)" office:value-type="float" office:value="0">
            <text:p>0</text:p>
          </table:table-cell>
          <table:table-cell table:style-name="ce1" table:formula="of:=IF([.G407]&gt;0;1;0)" office:value-type="float" office:value="0">
            <text:p>0</text:p>
          </table:table-cell>
          <table:table-cell table:style-name="ce3" table:formula="of:=[.I407]*[.I$411]+[.J407]*[.J$411]+[.K407]*[.K$411]" office:value-type="float" office:value="0">
            <text:p>0.00</text:p>
          </table:table-cell>
          <table:table-cell table:style-name="Default"/>
          <table:table-cell/>
          <table:table-cell table:formula="of:=[.M407]+[.N407]" office:value-type="float" office:value="0">
            <text:p>0</text:p>
          </table:table-cell>
          <table:table-cell table:style-name="ce3" table:formula="of:=[.O407]/[.O$410]" office:value-type="float" office:value="0">
            <text:p>0.00</text:p>
          </table:table-cell>
          <table:table-cell table:formula="of:=[.D407]+[.H407]+[.L407]+[.P407]" office:value-type="float" office:value="0">
            <text:p>0.00</text:p>
          </table:table-cell>
          <table:table-cell table:formula="of:=RANK([.Q407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 office:value-type="string">
            <text:p>Waltham Forest</text:p>
          </table:table-cell>
          <table:table-cell office:value-type="float" office:value="179102">
            <text:p>179102</text:p>
          </table:table-cell>
          <table:table-cell table:formula="of:=IF(SUM([.E408:.G408])&gt;0;[.B408];0)" office:value-type="float" office:value="0">
            <text:p>0</text:p>
          </table:table-cell>
          <table:table-cell table:style-name="ce3" table:formula="of:=[.C408]/[.C$410]" office:value-type="float" office:value="0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>
            <text:p>0.00</text:p>
          </table:table-cell>
          <table:table-cell table:style-name="ce1" table:formula="of:=IF([.E408]&gt;0;1;0)" office:value-type="float" office:value="0">
            <text:p>0</text:p>
          </table:table-cell>
          <table:table-cell table:style-name="ce1" table:formula="of:=IF([.F408]&gt;0;1;0)" office:value-type="float" office:value="0">
            <text:p>0</text:p>
          </table:table-cell>
          <table:table-cell table:style-name="ce1" table:formula="of:=IF([.G408]&gt;0;1;0)" office:value-type="float" office:value="0">
            <text:p>0</text:p>
          </table:table-cell>
          <table:table-cell table:style-name="ce3" table:formula="of:=[.I408]*[.I$411]+[.J408]*[.J$411]+[.K408]*[.K$411]" office:value-type="float" office:value="0">
            <text:p>0.00</text:p>
          </table:table-cell>
          <table:table-cell table:style-name="Default"/>
          <table:table-cell/>
          <table:table-cell table:formula="of:=[.M408]+[.N408]" office:value-type="float" office:value="0">
            <text:p>0</text:p>
          </table:table-cell>
          <table:table-cell table:style-name="ce3" table:formula="of:=[.O408]/[.O$410]" office:value-type="float" office:value="0">
            <text:p>0.00</text:p>
          </table:table-cell>
          <table:table-cell table:formula="of:=[.D408]+[.H408]+[.L408]+[.P408]" office:value-type="float" office:value="0">
            <text:p>0.00</text:p>
          </table:table-cell>
          <table:table-cell table:formula="of:=RANK([.Q408];[.Q$2:.Q$408];0)" office:value-type="float" office:value="314">
            <text:p>314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>
            <text:p>61788736</text:p>
          </table:table-cell>
          <table:table-cell table:formula="of:=SUM([.C2:.C408])" office:value-type="float" office:value="31150645">
            <text:p>31150645</text:p>
          </table:table-cell>
          <table:table-cell table:style-name="ce3" table:formula="of:=SUM([.D2:.D408])" office:value-type="float" office:value="1392.51602236523">
            <text:p>1392.52</text:p>
          </table:table-cell>
          <table:table-cell table:style-name="ce2" table:formula="of:=SUM([.E2:.E408])*[.S15]" office:value-type="float" office:value="626.723183193075">
            <text:p>626.7</text:p>
          </table:table-cell>
          <table:table-cell table:style-name="ce2" table:formula="of:=SUM([.F2:.F408])*[.S19]" office:value-type="float" office:value="343.73513063925">
            <text:p>343.7</text:p>
          </table:table-cell>
          <table:table-cell table:style-name="ce2" table:formula="of:=SUM([.G2:.G408])*[.S21]" office:value-type="float" office:value="422.057708532908">
            <text:p>422.1</text:p>
          </table:table-cell>
          <table:table-cell table:style-name="ce3" table:formula="of:=SUM([.H2:.H408])" office:value-type="float" office:value="1392.51602236525">
            <text:p>1392.52</text:p>
          </table:table-cell>
          <table:table-cell table:style-name="ce1" table:formula="of:=SUM([.I2:.I408])" office:value-type="float" office:value="19">
            <text:p>19</text:p>
          </table:table-cell>
          <table:table-cell table:style-name="ce1" table:formula="of:=SUM([.J2:.J408])" office:value-type="float" office:value="77">
            <text:p>77</text:p>
          </table:table-cell>
          <table:table-cell table:style-name="ce1" table:formula="of:=SUM([.K2:.K408])" office:value-type="float" office:value="257">
            <text:p>257</text:p>
          </table:table-cell>
          <table:table-cell table:style-name="ce3" table:formula="of:=SUM([.L2:.L408])" office:value-type="float" office:value="1392.51602236523">
            <text:p>1392.52</text:p>
          </table:table-cell>
          <table:table-cell table:style-name="Default" table:formula="of:=SUM([.M2:.M408])" office:value-type="float" office:value="655995">
            <text:p>655995</text:p>
          </table:table-cell>
          <table:table-cell/>
          <table:table-cell table:formula="of:=SUM([.O2:.O408])" office:value-type="float" office:value="929817">
            <text:p>929817</text:p>
          </table:table-cell>
          <table:table-cell table:style-name="ce3" table:formula="of:=SUM([.P2:.P408])" office:value-type="float" office:value="1392.51602236523">
            <text:p>1392.52</text:p>
          </table:table-cell>
          <table:table-cell table:formula="of:=SUM([.Q2:.Q408])" office:value-type="float" office:value="5570.06408946095">
            <text:p>5570.06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44372.0108118037">
            <text:p>44372</text:p>
          </table:table-cell>
          <table:table-cell table:style-name="ce1" table:formula="of:=[.C409]/[.G410]" office:value-type="float" office:value="22370.0442218895">
            <text:p>22370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392.51602236523">
            <text:p>1392.5</text:p>
          </table:table-cell>
          <table:table-cell table:style-name="ce3" table:formula="of:=[.H409]/60" office:value-type="float" office:value="23.2086003727541">
            <text:p>23.21</text:p>
          </table:table-cell>
          <table:table-cell table:formula="of:=[.H409]*[.S15]/[.S25]" office:value-type="float" office:value="1174.99768735269">
            <text:p>1175.0</text:p>
          </table:table-cell>
          <table:table-cell table:formula="of:=[.H409]*[.S19]/[.S25]" office:value-type="float" office:value="159.018644820242">
            <text:p>159.0</text:p>
          </table:table-cell>
          <table:table-cell table:formula="of:=[.H409]*[.S21]/[.S25]" office:value-type="float" office:value="58.4996901923106">
            <text:p>58.5</text:p>
          </table:table-cell>
          <table:table-cell table:number-columns-repeated="3"/>
          <table:table-cell table:style-name="ce3" table:formula="of:=[.O409]/[.G410]" office:value-type="float" office:value="667.724453482895">
            <text:p>667.72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9">
            <text:p>19</text:p>
          </table:table-cell>
          <table:table-cell table:formula="of:=SUM([.F2:.F408])" office:value-type="float" office:value="77">
            <text:p>77</text:p>
          </table:table-cell>
          <table:table-cell table:formula="of:=SUM([.G2:.G408])" office:value-type="float" office:value="257">
            <text:p>257</text:p>
          </table:table-cell>
          <table:table-cell/>
          <table:table-cell table:style-name="ce3" table:formula="of:=[.I410]/[.I409]" office:value-type="float" office:value="61.8419835448786">
            <text:p>61.84</text:p>
          </table:table-cell>
          <table:table-cell table:style-name="ce3" table:formula="of:=[.J410]/[.J409]" office:value-type="float" office:value="2.06517720545768">
            <text:p>2.07</text:p>
          </table:table-cell>
          <table:table-cell table:style-name="ce3" table:formula="of:=[.K410]/[.K409]" office:value-type="float" office:value="0.227625253666578">
            <text:p>0.2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/181</text:p>
          </table:table-cell>
          <table:table-cell office:value-type="string">
            <text:p>/161</text:p>
          </table:table-cell>
          <table:table-cell office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895027624309392">
            <text:p>89.5%</text:p>
          </table:table-cell>
          <table:table-cell table:style-name="ce5" table:formula="of:=1-[.J409]/161" office:value-type="percentage" office:value="0.521739130434783">
            <text:p>52.2%</text:p>
          </table:table-cell>
          <table:table-cell table:style-name="ce5" table:formula="of:=1-[.K409]/279" office:value-type="percentage" office:value="0.078853046594982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2">
            <text:p>162.0</text:p>
          </table:table-cell>
          <table:table-cell table:formula="of:=161-[.J409]" office:value-type="float" office:value="84">
            <text:p>84.0</text:p>
          </table:table-cell>
          <table:table-cell table:formula="of:=279-[.K409]" office:value-type="float" office:value="22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database-ranges>
        <table:database-range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1" number:min-integer-digits="1" number:grouping="true"/>
      <number:text> </number:text>
    </number:number-style>
    <number:number-style style:name="N138">
      <number:text>(</number:text>
      <number:number number:decimal-places="1" number:min-integer-digits="1" number:grouping="true"/>
      <number:text>)</number:text>
      <style:map style:condition="value()&gt;=0" style:apply-style-name="N138P0"/>
    </number:number-style>
    <number:number-style style:name="N139">
      <number:number number:min-integer-digits="1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-</number:text>
      <number:number number: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integer-digits="1"/>
    </number:number-style>
    <number:number-style style:name="N142">
      <style:text-properties fo:color="#ff0000"/>
      <number:text>-</number:text>
      <number:number number:decimal-places="0" number:min-integer-digits="1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number-style style:name="N144">
      <number:number number:decimal-places="1" number:min-integer-digits="1"/>
    </number:number-style>
    <number:number-style style:name="N145">
      <number:number number:decimal-places="3" number:min-integer-digits="1"/>
    </number:number-style>
    <number:percentage-style style:name="N14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30/10/2015</text:date>, <text:time>19:1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8H20M59S</meta:editing-duration>
    <meta:editing-cycles>793</meta:editing-cycles>
    <meta:generator>OpenOffice.org/3.4$Win32 OpenOffice.org_project/340m1$Build-9590</meta:generator>
    <dc:date>2015-10-30T19:12:44.06</dc:date>
    <meta:document-statistic meta:table-count="1" meta:cell-count="7395" meta:object-count="0"/>
    <meta:user-defined meta:name="qrichtext">1</meta:user-defined>
  </office:meta>
</office:document-meta>
</file>